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25_fi698" style:family="paragraph" style:parent-style-name="s25">
      <style:paragraph-properties fo:text-indent="12mm"/>
    </style:style>
    <style:style style:name="s16_fi0" style:family="paragraph" style:parent-style-name="s16">
      <style:paragraph-properties fo:text-indent="0mm"/>
    </style:style>
    <style:style style:name="s1_right_fi0" style:family="paragraph" style:parent-style-name="s1">
      <style:paragraph-properties fo:text-align="right" fo:text-indent="0mm"/>
    </style:style>
    <!-- Table cells styles -->
    <!-- Table columns styles -->
    <style:style style:name="3402" style:family="table-column">
      <style:table-column-properties style:column-width="60mm"/>
    </style:style>
    <style:style style:name="6804" style:family="table-column">
      <style:table-column-properties style:column-width="120mm"/>
    </style:style>
    <!-- Table styles -->
    <style:style style:name="rubber" style:family="table">
      <style:table-properties style:rel-width="100%" table:align="center"/>
    </style:style>
    <style:style style:name="10206"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10105712/0">Федеральный закон от 26 декабря 1995 г. N 208-ФЗ
"Об акционерных обществах"</text:a></text:h>
      <text:p text:style-name="s52header">С изменениями и дополнениями от:</text:p>
      <text:p text:style-name="s52">13 июня 1996 г., 24 мая 1999 г., 7 августа 2001 г., 21 марта, 31 октября 2002 г., 27 февраля 2003 г., 24 февраля, 6 апреля, 2, 29 декабря 2004 г., 27, 31 декабря 2005 г., 5 января, 27 июля, 18 декабря 2006 г., 5 февраля, 24 июля, 1 декабря 2007 г., 29 апреля, 30 декабря 2008 г., 7 мая, 3 июня, 19 июля, 27 декабря 2009 г., 4 октября, 3 ноября, 28 декабря 2010 г., 18 июля, 21, 30 ноября, 7 декабря 2011 г., 14 июня, 28 июля, 29 декабря 2012 г., 5 апреля, 23 июля, 6 ноября, 21, 28 декабря 2013 г., 5 мая, 21 июля, 22 декабря 2014 г., 6 апреля, 29 июня, 29 декабря 2015 г., 2 июня, 3 июля 2016 г., 29 июля, 31 декабря 2017 г., 7 марта, 23 апреля, 19 июля, 27 декабря 2018 г., 15 апреля, 4 ноября 2019 г., 7 апреля, 20, 31 июля 2020 г., 24 февраля, 2 июля 2021 г., 25 февраля, 16 апреля, 14 июля, 7 октября, 19 декабря 2022 г., 4 августа, 25 декабря 2023 г., 8 августа, 30 ноября 2024 г., 7, 31 июля 2025 г.</text:p>
      <text:p text:style-name="s1"/>
      <text:p text:style-name="s1"><text:span text:style-name="s10">Принят Государственной Думой 24 ноября 1995 года</text:span></text:p>
      <text:p text:style-name="s1"/>
      <text:p text:style-name="s9header">ГАРАНТ:</text:p>
      <text:p text:style-name="s9"><text:bookmark text:name="anchor8101234"/>Настоящий Федеральный закон <text:a xlink:type="simple" xlink:href="http://ivo.garant.ru/document/redirect/70648990/34">применяется</text:a> постольку, поскольку он не противоречит положениям <text:a xlink:type="simple" xlink:href="http://ivo.garant.ru/document/redirect/10164072/1004">главы 4</text:a> ГК РФ "Юридические лица" (в редакции <text:a xlink:type="simple" xlink:href="http://ivo.garant.ru/document/redirect/70648990/0">Федерального закона</text:a> от 5 мая 2014 г. N 99-ФЗ)</text:p>
      <text:p text:style-name="s9header">ГАРАНТ:</text:p>
      <text:p text:style-name="s9"><text:bookmark text:name="anchor8101233"/>Настоящий Федеральный закон <text:a xlink:type="simple" xlink:href="http://ivo.garant.ru/document/redirect/12168372/112">применяется</text:a> с учетом положений <text:a xlink:type="simple" xlink:href="http://ivo.garant.ru/document/redirect/12168372/0">Федерального закона</text:a> от 18 июля 2009 г. N 181-ФЗ</text:p>
      <text:p text:style-name="s9">См. <text:a xlink:type="simple" xlink:href="http://ivo.garant.ru/document/redirect/77130775/0">комментарий</text:a> к настоящему Федеральному закону</text:p>
      <text:h text:outline-level="1" text:style-name="s3"><text:bookmark text:name="anchor100"/>Глава I. Общие положения</text:h>
      <text:p text:style-name="s1"/>
      <text:p text:style-name="s15"><text:bookmark text:name="anchor1"/><text:span text:style-name="s10">Статья 1.</text:span> Сфера применения настоящего Федерального закона</text:p>
      <text:p text:style-name="s9header">ГАРАНТ:</text:p>
      <text:p text:style-name="s9">См. <text:a xlink:type="simple" xlink:href="http://ivo.garant.ru/document/redirect/57590032/0">Энциклопедии</text:a>, <text:a xlink:type="simple" xlink:href="http://ivo.garant.ru/document/redirect/77532313/0">позиции высших судов</text:a> и другие <text:a xlink:type="simple" xlink:href="http://ivo.garant.ru/document/redirect/77130775/1">комментарии</text:a> к статье 1 настоящего Федерального закона</text:p>
      <text:p text:style-name="s22header">Информация об изменениях:</text:p>
      <text:p text:style-name="s22"><text:bookmark text:name="anchor10000"/><text:a xlink:type="simple" xlink:href="http://ivo.garant.ru/document/redirect/12123866/72">Федеральным законом</text:a> от 7 августа 2001 г. N 120-ФЗ в пункт 1 статьи 1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0000">См. текст пункта в предыдущей редакции</text:a></text:p>
      <text:p text:style-name="s1">1. В соответствии с <text:a xlink:type="simple" xlink:href="http://ivo.garant.ru/document/redirect/10164072/10426">Гражданским кодексом</text:a> Российской Федерации настоящий Федеральный закон определяет порядок создания, реорганизации, ликвидации, правовое положение акционерных обществ, права и обязанности их акционеров, а также обеспечивает защиту прав и интересов акционеров.</text:p>
      <text:p text:style-name="s1"><text:bookmark text:name="anchor1010"/>1.1. <text:a xlink:type="simple" xlink:href="http://ivo.garant.ru/document/redirect/71109716/30101">Утратил силу</text:a> с 1 июля 2016 г.</text:p>
      <text:p text:style-name="s22header">Информация об изменениях:</text:p>
      <text:p text:style-name="s22">См. текст <text:a xlink:type="simple" xlink:href="http://ivo.garant.ru/document/redirect/57401789/1010">пункта 1.1 статьи 1</text:a></text:p>
      <text:p text:style-name="s1"><text:bookmark text:name="anchor102"/>2. Настоящий Федеральный закон распространяется на все акционерные общества, созданные или создаваемые на территории Российской Федерации, если иное не установлено настоящим <text:span text:style-name="s8">Федеральным законом</text:span> и иными <text:span text:style-name="s8">федеральными законами</text:span>.</text:p>
      <text:p text:style-name="s9header">ГАРАНТ:</text:p>
      <text:p text:style-name="s9">Об особенностях правового положения акционерных обществ работников (народных предприятий) см. <text:a xlink:type="simple" xlink:href="http://ivo.garant.ru/document/redirect/12112456/0">Федеральный закон</text:a> от 19 июля 1998 г. N 115-ФЗ</text:p>
      <text:p text:style-name="s22header">Информация об изменениях:</text:p>
      <text:p text:style-name="s22"><text:bookmark text:name="anchor103"/><text:a xlink:type="simple" xlink:href="http://ivo.garant.ru/document/redirect/71109716/30102">Федеральным законом</text:a> от 29 июня 2015 г. N 210-ФЗ пункт 3 статьи 1 настоящего Федерального закона изложен в новой редакции</text:p>
      <text:p text:style-name="s22"><text:a xlink:type="simple" xlink:href="http://ivo.garant.ru/document/redirect/57401788/103">См. текст пункта в предыдущей редакции</text:a></text:p>
      <text:p text:style-name="s1">3. Особенности создания, реорганизации, ликвидации и правового положения акционерных обществ, являющихся кредитными организациями, страховыми организациями, клиринговыми организациями, специализированными финансовыми обществами, специализированными обществами проектного финансирования, профессиональными участниками рынка ценных бумаг, акционерными инвестиционными фондами, управляющими компаниями инвестиционных фондов, паевых инвестиционных фондов и негосударственных пенсионных фондов, негосударственными пенсионными фондами и иными некредитными финансовыми организациями, акционерными обществами работников (народными предприятиями), а также прав и обязанностей акционеров таких акционерных обществ определяются <text:span text:style-name="s8">федеральными законами</text:span>, регулирующими их деятельность.</text:p>
      <text:p text:style-name="s22header">Информация об изменениях:</text:p>
      <text:p text:style-name="s22"><text:bookmark text:name="anchor104"/><text:a xlink:type="simple" xlink:href="http://ivo.garant.ru/document/redirect/12123866/72">Федеральным законом</text:a> от 7 августа 2001 г. N 120-ФЗ в пункт 4 статьи 1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04">См. текст пункта в предыдущей редакции</text:a></text:p>
      <text:p text:style-name="s1">4. Особенности создания, реорганизации, ликвидации, правового положения акционерных обществ, созданных на базе реорганизованных в соответствии с <text:a xlink:type="simple" xlink:href="http://ivo.garant.ru/document/redirect/2107005/0">Указом</text:a> Президента Российской Федерации от 27 декабря 1991 года N 323 "О неотложных мерах по осуществлению земельной реформы в РСФСР" колхозов, совхозов и других сельскохозяйственных предприятий, а также крестьянских (фермерских) хозяйств, обслуживающих и сервисных предприятий для сельскохозяйственных производителей, а именно: предприятий материально-технического снабжения, ремонтно-технических предприятий, предприятий сельскохозяйственной химии, лесхозов, строительных межхозяйственных организаций, предприятий сельэнерго, семеноводческих станций, льнозаводов, предприятий по переработке овощей, определяются федеральными законами.</text:p>
      <text:p text:style-name="s22header">Информация об изменениях:</text:p>
      <text:p text:style-name="s22"><text:bookmark text:name="anchor105"/><text:a xlink:type="simple" xlink:href="http://ivo.garant.ru/document/redirect/12123866/73">Федеральным законом</text:a> от 7 августа 2001 г. N 120-ФЗ в пункт 5 статьи 1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05">См. текст пункта в предыдущей редакции</text:a></text:p>
      <text:p text:style-name="s1">5. Особенности создания акционерных обществ при приватизации государственных и муниципальных предприятий определяются <text:span text:style-name="s8">федеральным законом</text:span> и иными правовыми актами Российской Федерации о приватизации государственных и муниципальных предприятий. Особенности правового положения акционерных обществ, созданных при приватизации государственных и муниципальных предприятий, более 25 процентов акций которых закреплено в государственной или муниципальной собственности или в отношении которых используется специальное право на участие Российской Федерации, субъектов Российской Федерации или муниципальных образований в управлении указанными акционерными обществами ("золотая акция"), определяются <text:a xlink:type="simple" xlink:href="http://ivo.garant.ru/document/redirect/12125505/38">федеральным законом</text:a> о приватизации государственных и муниципальных предприятий.</text:p>
      <text:p text:style-name="s1"><text:bookmark text:name="anchor1052"/>Особенности правового положения акционерных обществ, созданных при приватизации государственных и муниципальных предприятий, действуют с момента принятия решения о приватизации до момента отчуждения государством или муниципальным образованием 75 процентов принадлежащих им акций в таком акционерном обществе, но не позднее окончания срока приватизации, определенного планом приватизации данного предприятия.</text:p>
      <text:p text:style-name="s9header">ГАРАНТ:</text:p>
      <text:p text:style-name="s9">См. <text:a xlink:type="simple" xlink:href="http://ivo.garant.ru/document/redirect/187621/1000">Положение</text:a> об управлении находящимися в федеральной собственности акциями акционерных обществ и использовании специального права на участие РФ в управлении акционерными обществами ("золотой акции"), утвержденное <text:a xlink:type="simple" xlink:href="http://ivo.garant.ru/document/redirect/187621/0">постановлением</text:a> Правительства РФ от 3 декабря 2004 г. N 738</text:p>
      <text:p text:style-name="s22header">Информация об изменениях:</text:p>
      <text:p text:style-name="s22"><text:bookmark text:name="anchor106"/><text:a xlink:type="simple" xlink:href="http://ivo.garant.ru/document/redirect/71109716/30103">Федеральным законом</text:a> от 29 июня 2015 г. N 210-ФЗ статья 1 настоящего Федерального закона дополнена пунктом 6, <text:a xlink:type="simple" xlink:href="http://ivo.garant.ru/document/redirect/71109716/2704">вступающим в силу</text:a> с 1 июля 2016 г.</text:p>
      <text:p text:style-name="s1">6. Особенности осуществления акционерами своих прав в случаях, если они не являются лицами, зарегистрированными в реестре акционеров общества, определяются <text:a xlink:type="simple" xlink:href="http://ivo.garant.ru/document/redirect/10106464/890">законодательством</text:a> Российской Федерации о ценных бумагах.</text:p>
      <text:p text:style-name="s1"/>
      <text:p text:style-name="s22header">Информация об изменениях:</text:p>
      <text:p text:style-name="s22"><text:bookmark text:name="anchor2"/><text:a xlink:type="simple" xlink:href="http://ivo.garant.ru/document/redirect/12123866/12">Федеральным законом</text:a> от 7 августа 2001 г. N 120-ФЗ в статью 2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2">См. текст статьи в предыдущей редакции</text:a></text:p>
      <text:p text:style-name="s15"><text:span text:style-name="s10">Статья 2.</text:span> Основные положения об акционерных обществах</text:p>
      <text:p text:style-name="s9header">ГАРАНТ:</text:p>
      <text:p text:style-name="s9">См. <text:span text:style-name="s8">Энциклопедии,</text:span> <text:a xlink:type="simple" xlink:href="http://ivo.garant.ru/document/redirect/77530489/0">позиции высших судов</text:a> и другие <text:a xlink:type="simple" xlink:href="http://ivo.garant.ru/document/redirect/77130775/2">комментарии</text:a> к статье 2 настоящего Федерального закона</text:p>
      <text:p text:style-name="s9">См. <text:a xlink:type="simple" xlink:href="http://ivo.garant.ru/document/redirect/5521072/0">схему</text:a> "Правовое положение акционерных обществ"</text:p>
      <text:p text:style-name="s22header">Информация об изменениях:</text:p>
      <text:p text:style-name="s22"><text:bookmark text:name="anchor20000"/><text:a xlink:type="simple" xlink:href="http://ivo.garant.ru/document/redirect/71109716/3002">Федеральным законом</text:a> от 29 июня 2015 г. N 210-ФЗ в пункт 1 статьи 2 настоящего Федерального закона внесены изменения</text:p>
      <text:p text:style-name="s22"><text:a xlink:type="simple" xlink:href="http://ivo.garant.ru/document/redirect/57401788/20000">См. текст пункта в предыдущей редакции</text:a></text:p>
      <text:p text:style-name="s1">1. Акционерным обществом (далее - общество) признается коммерческая организация, уставный капитал которой разделен на определенное число акций, удостоверяющих обязательственные права участников общества (акционеров) по отношению к обществу.</text:p>
      <text:p text:style-name="s1"><text:bookmark text:name="anchor1292"/>Акционеры не отвечают по обязательствам общества и несут риск убытков, связанных с его деятельностью, в пределах стоимости принадлежащих им акций.</text:p>
      <text:p text:style-name="s1"><text:bookmark text:name="anchor201"/>Акционеры, не полностью оплатившие акции, несут солидарную ответственность по обязательствам общества в пределах неоплаченной части стоимости принадлежащих им акций.</text:p>
      <text:p text:style-name="s1"><text:bookmark text:name="anchor20112"/>Акционеры вправе отчуждать принадлежащие им акции без согласия других акционеров и общества, если иное не предусмотрено настоящим <text:a xlink:type="simple" xlink:href="#anchor705">Федеральным законом</text:a> в отношении непубличных обществ.</text:p>
      <text:p text:style-name="s1"><text:bookmark text:name="anchor2002"/>2. Положения настоящего Федерального закона распространяются на общества с одним акционером постольку, поскольку настоящим <text:a xlink:type="simple" xlink:href="#anchor8102">Федеральным законом</text:a> не предусмотрено иное и поскольку это не противоречит существу соответствующих отношений.</text:p>
      <text:p text:style-name="s1"><text:bookmark text:name="anchor202"/>3. Общество является юридическим лицом и имеет в собственности обособленное имущество, учитываемое на его самостоятельном балансе, может от своего имени приобретать и осуществлять имущественные и личные неимущественные права, нести обязанности, быть истцом и ответчиком в суде.</text:p>
      <text:p text:style-name="s1"><text:bookmark text:name="anchor232"/>До оплаты 50 процентов акций общества, распределенных среди его учредителей, общество не вправе совершать сделки, не связанные с учреждением общества.</text:p>
      <text:p text:style-name="s1"><text:bookmark text:name="anchor203"/>4. Общество имеет гражданские права и несет обязанности, необходимые для осуществления любых видов деятельности, не запрещенных федеральными законами.</text:p>
      <text:p text:style-name="s1"><text:bookmark text:name="anchor2031"/>Отдельными видами деятельности, <text:a xlink:type="simple" xlink:href="http://ivo.garant.ru/document/redirect/12185475/12">перечень</text:a> которых определяется федеральными законами, общество может заниматься только на основании специального разрешения (лицензии). Если условиями предоставления специального разрешения (лицензии) на занятие определенным видом деятельности предусмотрено требование о занятии такой деятельностью как исключительной, то общество в течение срока действия специального разрешения (лицензии) не вправе осуществлять иные виды деятельности, за исключением видов деятельности, предусмотренных специальным разрешением (лицензией) и им сопутствующих.</text:p>
      <text:p text:style-name="s9header">ГАРАНТ:</text:p>
      <text:p text:style-name="s9">Согласно <text:a xlink:type="simple" xlink:href="http://ivo.garant.ru/document/redirect/12164283/1821">Федеральному закону</text:a> от 30 декабря 2008 г. N 307-ФЗ аудиторская организация не может быть создана в форме публичного акционерного общества</text:p>
      <text:p text:style-name="s1"><text:bookmark text:name="anchor20004"/>5. Общество считается созданным как юридическое лицо с момента его государственной регистрации в установленном <text:span text:style-name="s8">федеральными законами</text:span> порядке. Общество создается без ограничения срока, если иное не установлено его уставом.</text:p>
      <text:p text:style-name="s1"><text:bookmark text:name="anchor205"/>6. Общество вправе в установленном <text:a xlink:type="simple" xlink:href="http://ivo.garant.ru/document/redirect/10164072/846">порядке</text:a> открывать банковские счета на территории Российской Федерации и за ее пределами.</text:p>
      <text:p text:style-name="s22header">Информация об изменениях:</text:p>
      <text:p text:style-name="s22"><text:bookmark text:name="anchor206"/><text:a xlink:type="simple" xlink:href="http://ivo.garant.ru/document/redirect/70939306/2">Федеральным законом</text:a> от 6 апреля 2015 г. N 82-ФЗ пункт 7 статьи 2 настоящего Федерального закона изложен в новой редакции</text:p>
      <text:p text:style-name="s22"><text:a xlink:type="simple" xlink:href="http://ivo.garant.ru/document/redirect/57504270/206">См. текст пункта в предыдущей редакции</text:a></text:p>
      <text:p text:style-name="s1">7. Общество вправе иметь печать, штампы и бланки со своим наименованием, собственную эмблему, а также зарегистрированный в установленном порядке товарный знак и другие средства индивидуализации. <text:span text:style-name="s8">Федеральным законом</text:span> может быть предусмотрена обязанность общества использовать печать.</text:p>
      <text:p text:style-name="s1"><text:bookmark text:name="anchor2072"/>Сведения о наличии печати должны содержаться в уставе общества.</text:p>
      <text:p text:style-name="s22header">Информация об изменениях:</text:p>
      <text:p text:style-name="s22"><text:bookmark text:name="anchor208"/><text:a xlink:type="simple" xlink:href="http://ivo.garant.ru/document/redirect/71295532/41">Федеральным законом</text:a> от 29 декабря 2015 г. N 409-ФЗ статья 2 настоящего Федерального закона дополнена пунктом 8, <text:a xlink:type="simple" xlink:href="http://ivo.garant.ru/document/redirect/71295532/131">вступающим в силу</text:a> с 1 сентября 2016 г.</text:p>
      <text:p text:style-name="s1">8. Если настоящим Федеральным законом предусмотрена судебная защита прав акционера, такая защита может осуществляться третейским судом в случаях и в порядке, которые установлены <text:a xlink:type="simple" xlink:href="http://ivo.garant.ru/document/redirect/71295378/0">федеральным законом</text:a>.</text:p>
      <text:p text:style-name="s1"/>
      <text:p text:style-name="s15"><text:bookmark text:name="anchor3"/><text:span text:style-name="s10">Статья 3.</text:span> Ответственность общества</text:p>
      <text:p text:style-name="s9header">ГАРАНТ:</text:p>
      <text:p text:style-name="s9">См. <text:a xlink:type="simple" xlink:href="http://ivo.garant.ru/document/redirect/57590034/0">Энциклопедии</text:a>, <text:a xlink:type="simple" xlink:href="http://ivo.garant.ru/document/redirect/77530522/0">позиции высших судов</text:a> и другие <text:a xlink:type="simple" xlink:href="http://ivo.garant.ru/document/redirect/77130775/3">комментарии</text:a> к статье 3 настоящего Федерального закона</text:p>
      <text:p text:style-name="s1"><text:bookmark text:name="anchor3000"/>1. Общество несет ответственность по своим обязательствам всем принадлежащим ему имуществом.</text:p>
      <text:p text:style-name="s1"><text:bookmark text:name="anchor302"/>2. Общество не отвечает по обязательствам своих акционеров.</text:p>
      <text:p text:style-name="s1"><text:bookmark text:name="anchor303"/>3. Если несостоятельность (банкротство) общества вызвана действиями (бездействием) его акционеров или других лиц, которые имеют право давать обязательные для общества указания либо иным образом имеют возможность определять его действия, то на указанных акционеров или других лиц в случае недостаточности имущества общества может быть возложена субсидиарная ответственность по его обязательствам.</text:p>
      <text:p text:style-name="s1"><text:bookmark text:name="anchor3032"/>Несостоятельность (банкротство) общества считается вызванной действиями (бездействием) его акционеров или других лиц, которые имеют право давать обязательные для общества указания либо иным образом имеют возможность определять его действия, только в случае, если они использовали указанные право и (или) возможность в целях совершения обществом действия, заведомо зная, что вследствие этого наступит несостоятельность (банкротство) общества.</text:p>
      <text:p text:style-name="s1"><text:bookmark text:name="anchor304"/>4. Государство и его органы не несут ответственности по обязательствам общества, равно как и общество не отвечает по обязательствам государства и его органов.</text:p>
      <text:p text:style-name="s1"/>
      <text:p text:style-name="s22header">Информация об изменениях:</text:p>
      <text:p text:style-name="s22"><text:bookmark text:name="anchor4"/><text:a xlink:type="simple" xlink:href="http://ivo.garant.ru/document/redirect/12123866/13">Федеральным законом</text:a> от 7 августа 2001 г. N 120-ФЗ статья 4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4">См. текст статьи в предыдущей редакции</text:a></text:p>
      <text:p text:style-name="s15"><text:span text:style-name="s10">Статья 4.</text:span> Фирменное наименование и место нахождения общества</text:p>
      <text:p text:style-name="s9header">ГАРАНТ:</text:p>
      <text:p text:style-name="s9">См. <text:span text:style-name="s8">Энциклопедии</text:span>, <text:a xlink:type="simple" xlink:href="http://ivo.garant.ru/document/redirect/77532149/0">позиции высших судов</text:a> и другие <text:a xlink:type="simple" xlink:href="http://ivo.garant.ru/document/redirect/77130775/4">комментарии</text:a> к статье 4 настоящего Федерального закона</text:p>
      <text:p text:style-name="s22header">Информация об изменениях:</text:p>
      <text:p text:style-name="s22"><text:bookmark text:name="anchor4000"/><text:a xlink:type="simple" xlink:href="http://ivo.garant.ru/document/redirect/71109716/3003">Федеральным законом</text:a> от 29 июня 2015 г. N 210-ФЗ в пункт 1 статьи 4 настоящего Федерального закона внесены изменения</text:p>
      <text:p text:style-name="s22"><text:a xlink:type="simple" xlink:href="http://ivo.garant.ru/document/redirect/57401788/4000">См. текст пункта в предыдущей редакции</text:a></text:p>
      <text:p text:style-name="s1">1. Общество должно иметь полное и вправе иметь сокращенное фирменное наименование на русском языке. Общество вправе иметь также полное и (или) сокращенное фирменное наименование на языках народов Российской Федерации и (или) иностранных языках.</text:p>
      <text:p text:style-name="s1"><text:bookmark text:name="anchor4012"/>Полное фирменное наименование общества на русском языке должно содержать полное наименование общества и указание на его организационно-правовую форму - акционерное общество, а полное фирменное наименование публичного общества на русском языке - также указание на то, что общество является публичным. Сокращенное фирменное наименование общества на русском языке должно содержать полное или сокращенное наименование общества и слова "акционерное общество" либо аббревиатуру "АО", а сокращенное фирменное наименование публичного общества на русском языке - полное или сокращенное наименование публичного общества и слова "публичное акционерное общество" либо аббревиатуру "ПАО".</text:p>
      <text:p text:style-name="s1"><text:bookmark text:name="anchor4013"/>Фирменное наименование общества на русском языке и на языках народов Российской Федерации может содержать иноязычные заимствования в русской транскрипции или в транскрипциях языков народов Российской Федерации, за исключением терминов и аббревиатур, отражающих организационно-правовую форму общества.</text:p>
      <text:p text:style-name="s1"><text:bookmark text:name="anchor4014"/>Иные требования к фирменному наименованию общества устанавливаются <text:span text:style-name="s8">Гражданским кодексом</text:span> Российской Федерации.</text:p>
      <text:p text:style-name="s22header">Информация об изменениях:</text:p>
      <text:p text:style-name="s22"><text:bookmark text:name="anchor402"/><text:a xlink:type="simple" xlink:href="http://ivo.garant.ru/document/redirect/12126136/2173">Федеральным законом</text:a> от 21 марта 2002 г. N 31-ФЗ в пункт 2 статьи 4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91/402">См. текст пункта в предыдущей редакции</text:a></text:p>
      <text:p text:style-name="s1">2. Место нахождения общества определяется местом его государственной регистрации.</text:p>
      <text:p text:style-name="s1"><text:bookmark text:name="anchor403"/>3. <text:a xlink:type="simple" xlink:href="http://ivo.garant.ru/document/redirect/12126136/2174">Исключен</text:a> с 1 июля 2002 г.</text:p>
      <text:p text:style-name="s22header">Информация об изменениях:</text:p>
      <text:p text:style-name="s22">См. текст <text:a xlink:type="simple" xlink:href="http://ivo.garant.ru/document/redirect/3960791/403">пункта 3 статьи 4</text:a></text:p>
      <text:p text:style-name="s22"/>
      <text:p text:style-name="s22header">Информация об изменениях:</text:p>
      <text:p text:style-name="s22"><text:bookmark text:name="anchor5"/><text:a xlink:type="simple" xlink:href="http://ivo.garant.ru/document/redirect/71109716/3004">Федеральным законом</text:a> от 29 июня 2015 г. N 210-ФЗ статья 5 настоящего Федерального закона изложена в новой редакции</text:p>
      <text:p text:style-name="s22"><text:a xlink:type="simple" xlink:href="http://ivo.garant.ru/document/redirect/57401788/5">См. текст статьи в предыдущей редакции</text:a></text:p>
      <text:p text:style-name="s15"><text:span text:style-name="s10">Статья 5.</text:span> Филиалы и представительства общества</text:p>
      <text:p text:style-name="s9header">ГАРАНТ:</text:p>
      <text:p text:style-name="s9">См. <text:span text:style-name="s8">Энциклопедии</text:span>, <text:a xlink:type="simple" xlink:href="http://ivo.garant.ru/document/redirect/77530473/0">позиции высших судов</text:a> и другие <text:a xlink:type="simple" xlink:href="http://ivo.garant.ru/document/redirect/77130775/5">комментарии</text:a> к статье 5 настоящего Федерального закона</text:p>
      <text:p text:style-name="s9">См. <text:a xlink:type="simple" xlink:href="http://ivo.garant.ru/document/redirect/5521073/3">схему</text:a> "Типы АО. Филиалы и представительства"</text:p>
      <text:p text:style-name="s1">Общество может создавать филиалы и открывать представительства в соответствии с положениями <text:a xlink:type="simple" xlink:href="http://ivo.garant.ru/document/redirect/10164072/55">Гражданского кодекса</text:a> Российской Федерации, настоящего Федерального закона и других федеральных законов.</text:p>
      <text:p text:style-name="s1"/>
      <text:p text:style-name="s15"><text:bookmark text:name="anchor6"/><text:span text:style-name="s10">Статья 6.</text:span> Дочерние и зависимые общества</text:p>
      <text:p text:style-name="s9header">ГАРАНТ:</text:p>
      <text:p text:style-name="s9">См. <text:span text:style-name="s8">Энциклопедии</text:span>, <text:a xlink:type="simple" xlink:href="http://ivo.garant.ru/document/redirect/77531708/0">позиции высших судов</text:a> и другие <text:a xlink:type="simple" xlink:href="http://ivo.garant.ru/document/redirect/77130775/6">комментарии</text:a> к статье 6 настоящего Федерального закона</text:p>
      <text:p text:style-name="s9">См. <text:a xlink:type="simple" xlink:href="http://ivo.garant.ru/document/redirect/5521074/0">схему</text:a> "Дочерние и зависимые хозяйственные общества"</text:p>
      <text:p text:style-name="s1"><text:bookmark text:name="anchor6000"/>1. Общество может иметь дочерние и зависимые общества с правами юридического лица на территории Российской Федерации, созданные в соответствии с настоящим Федеральным законом и иными федеральными законами, а за пределами территории Российской Федерации - в соответствии с законодательством иностранного государства по месту нахождения дочернего или зависимого обществ, если иное не предусмотрено международным договором Российской Федерации.</text:p>
      <text:p text:style-name="s1"><text:bookmark text:name="anchor602"/>2. Общество признается дочерним, если другое (основное) хозяйственное общество (товарищество) в силу преобладающего участия в его уставном капитале, либо в соответствии с заключенным между ними договором, либо иным образом имеет возможность определять решения, принимаемые таким обществом.</text:p>
      <text:p text:style-name="s1"><text:bookmark text:name="anchor6032"/>3. Дочернее общество не отвечает по долгам основного общества (товарищества).</text:p>
      <text:p text:style-name="s1"><text:bookmark text:name="anchor60322"/>Основное общество (товарищество), которое имеет право давать дочернему обществу обязательные для последнего указания, отвечает солидарно с дочерним обществом по сделкам, заключенным последним во исполнение таких указаний. Основное общество (товарищество) считается имеющим право давать дочернему обществу обязательные для последнего указания только в случае, когда это право предусмотрено в договоре с дочерним обществом или уставе дочернего общества.</text:p>
      <text:p text:style-name="s1"><text:bookmark text:name="anchor6033"/>В случае несостоятельности (банкротства) дочернего общества по вине основного общества (товарищества) последнее несет субсидиарную ответственность по его долгам. Несостоятельность (банкротство) дочернего общества считается происшедшей по вине основного общества (товарищества) только в случае, когда основное общество (товарищество) использовало указанные право и (или) возможность в целях совершения дочерним обществом действия, заведомо зная, что вследствие этого наступит несостоятельность (банкротство) дочернего общества.</text:p>
      <text:p text:style-name="s1"><text:bookmark text:name="anchor6034"/>Акционеры дочернего общества вправе требовать возмещения основным обществом (товариществом) убытков, причиненных по его вине дочернему обществу. Убытки считаются причиненными по вине основного общества (товарищества) только в случае, когда основное общество (товарищество) использовало имеющиеся у него право и (или) возможность в целях совершения дочерним обществом действия, заведомо зная, что вследствие этого дочернее общество понесет убытки.</text:p>
      <text:p text:style-name="s22header">Информация об изменениях:</text:p>
      <text:p text:style-name="s22"><text:bookmark text:name="anchor604"/><text:a xlink:type="simple" xlink:href="http://ivo.garant.ru/document/redirect/70419190/31">Федеральным законом</text:a> от 23 июля 2013 г. N 251-ФЗ в пункт 4 статьи 6 настоящего Федерального закона внесены изменения, <text:a xlink:type="simple" xlink:href="http://ivo.garant.ru/document/redirect/70419190/50001">вступающие в силу</text:a> с 1 сентября 2013 г.</text:p>
      <text:p text:style-name="s22"><text:a xlink:type="simple" xlink:href="http://ivo.garant.ru/document/redirect/57746797/604">См. текст пункта в предыдущей редакции</text:a></text:p>
      <text:p text:style-name="s1">4. Общество признается зависимым, если другое (преобладающее) общество имеет более 20 процентов голосующих акций первого общества.</text:p>
      <text:p text:style-name="s1"><text:bookmark text:name="anchor6042"/>Общество, которое приобрело более 20 процентов голосующих акций общества, обязано незамедлительно опубликовать сведения об этом в <text:a xlink:type="simple" xlink:href="http://ivo.garant.ru/document/redirect/74010469/652">порядке</text:a>, определяемом Банком России и федеральным антимонопольным органом.</text:p>
      <text:p text:style-name="s1"/>
      <text:p text:style-name="s22header">Информация об изменениях:</text:p>
      <text:p text:style-name="s22"><text:bookmark text:name="anchor7"/><text:a xlink:type="simple" xlink:href="http://ivo.garant.ru/document/redirect/71109716/3005">Федеральным законом</text:a> от 29 июня 2015 г. N 210-ФЗ статья 7 настоящего Федерального закона изложена в новой редакции</text:p>
      <text:p text:style-name="s22"><text:a xlink:type="simple" xlink:href="http://ivo.garant.ru/document/redirect/57401788/7">См. текст статьи в предыдущей редакции</text:a></text:p>
      <text:p text:style-name="s15"><text:span text:style-name="s10">Статья 7.</text:span> Публичные и непубличные общества</text:p>
      <text:p text:style-name="s9header">ГАРАНТ:</text:p>
      <text:p text:style-name="s9">См. <text:span text:style-name="s8">Энциклопедии</text:span>, <text:a xlink:type="simple" xlink:href="http://ivo.garant.ru/document/redirect/77530609/0">позиции высших судов</text:a> и другие <text:a xlink:type="simple" xlink:href="http://ivo.garant.ru/document/redirect/77130775/7">комментарии</text:a> к статье 7 настоящего Федерального закона</text:p>
      <text:p text:style-name="s9">См. <text:a xlink:type="simple" xlink:href="http://ivo.garant.ru/document/redirect/5521073/0">схему</text:a> "Типы АО. Филиалы и представительства"</text:p>
      <text:p text:style-name="s1"><text:bookmark text:name="anchor7000"/>1. Общество может быть публичным или непубличным, что отражается в его уставе и фирменном наименовании.</text:p>
      <text:p text:style-name="s9header">ГАРАНТ:</text:p>
      <text:p text:style-name="s9">Со дня <text:a xlink:type="simple" xlink:href="http://ivo.garant.ru/document/redirect/70648991/0">вступления в силу</text:a> Федерального закона от 5 мая 2014 г. N 99-ФЗ к закрытым акционерным обществам <text:a xlink:type="simple" xlink:href="http://ivo.garant.ru/document/redirect/70648990/39">применяются</text:a> нормы <text:a xlink:type="simple" xlink:href="http://ivo.garant.ru/document/redirect/10164072/66300">главы 4</text:a> Гражданского кодекса РФ об акционерных обществах. Положения настоящего Федерального закона о закрытых акционерных обществах применяются к таким обществам впредь до первого изменения их уставов</text:p>
      <text:p text:style-name="s1"><text:bookmark text:name="anchor752"/>2. Публичное общество вправе проводить размещение акций и эмиссионных ценных бумаг, конвертируемых в его акции, посредством открытой подписки. Акции непубличного общества и эмиссионные ценные бумаги, конвертируемые в его акции, не могут размещаться посредством открытой подписки или иным образом предлагаться для приобретения неограниченному кругу лиц.</text:p>
      <text:p text:style-name="s1"><text:bookmark text:name="anchor703"/>3. Уставом непубличного общества может быть предусмотрено преимущественное право приобретения его акционерами акций, отчуждаемых по возмездным сделкам другими акционерами, по цене предложения третьему лицу или по цене, которая или порядок определения которой установлены уставом общества. В случае отчуждения акций по иным, чем договор купли-продажи, сделкам (мена, отступное и другие) преимущественное право приобретения таких акций может быть предусмотрено уставом непубличного общества только по цене, которая или порядок определения которой установлены уставом общества. Если иное не предусмотрено уставом общества, акционеры пользуются преимущественным правом приобретения отчуждаемых акций пропорционально количеству акций, принадлежащих каждому из них.</text:p>
      <text:p text:style-name="s1"><text:bookmark text:name="anchor8101210"/>Уставом непубличного общества, предусматривающим преимущественное право его акционеров на приобретение отчуждаемых по возмездным сделкам акций, может быть предусмотрено также преимущественное право непубличного общества на приобретение отчуждаемых акций в случае, если его акционеры не использовали свое преимущественное право.</text:p>
      <text:p text:style-name="s1"><text:bookmark text:name="anchor8101211"/>В случае возникновения спора, связанного с осуществлением преимущественного права приобретения отчуждаемых акций по цене, которая или порядок определения которой установлены уставом непубличного общества, суд вправе не применять положения устава общества о такой цене, если на момент осуществления преимущественного права указанная цена существенно ниже рыночной стоимости акций общества, в отношении которых осуществляется преимущественное право.</text:p>
      <text:p text:style-name="s22header">Информация об изменениях:</text:p>
      <text:p text:style-name="s22"><text:bookmark text:name="anchor704"/>Пункт 4 изменен с 1 марта 2025 г. - <text:a xlink:type="simple" xlink:href="http://ivo.garant.ru/document/redirect/409495209/11">Федеральный закон</text:a> от 8 августа 2024 г. N 287-ФЗ</text:p>
      <text:p text:style-name="s22"><text:a xlink:type="simple" xlink:href="http://ivo.garant.ru/document/redirect/76839264/704">См. предыдущую редакцию</text:a></text:p>
      <text:p text:style-name="s1">4. Акционер, намеренный осуществить отчуждение своих акций третьему лицу, обязан известить об этом непубличное общество, устав которого предусматривает преимущественное право приобретения отчуждаемых акций. Извещение должно содержать указание на количество отчуждаемых акций, их цену и другие условия отчуждения акций. Не позднее двух дней со дня получения извещения общество обязано уведомить акционеров о содержании извещения в порядке, предусмотренном для сообщения о проведении заседания или заочного голосования для принятия решений общим собранием акционеров, если иной порядок извещения не предусмотрен уставом непубличного общества. Если иное не предусмотрено уставом общества, извещение акционеров общества осуществляется за счет акционера, намеренного осуществить отчуждение своих акций.</text:p>
      <text:p text:style-name="s1"><text:bookmark text:name="anchor7041"/>Акционер вправе осуществить отчуждение акций третьему лицу при условии, что другие акционеры общества и (или) общество не воспользуются преимущественным правом приобретения всех отчуждаемых акций в течение двух месяцев со дня получения извещения обществом, если более короткий срок не предусмотрен уставом общества. Если отчуждение акций осуществляется по договору купли-продажи, такое отчуждение должно осуществляться по цене и на условиях, которые сообщены обществу. Срок осуществления преимущественного права, предусмотренный уставом общества, не может быть менее чем 10 дней со дня получения извещения обществом. Срок осуществления преимущественного права прекращается, если до его истечения от всех акционеров общества получены письменные заявления об использовании преимущественного права или об отказе от его использования.</text:p>
      <text:p text:style-name="s1"><text:bookmark text:name="anchor7042"/>При отчуждении акций непубличного общества с нарушением преимущественного права акционеры, имеющие такое преимущественное право, либо само общество, если его уставом предусмотрено преимущественное право приобретения им акций, в течение трех месяцев со дня, когда акционер общества либо общество узнали или должны были узнать о данном нарушении, вправе потребовать в судебном порядке перевода на них прав и обязанностей приобретателя и (или) передачи им отчужденных акций с выплатой приобретателю их цены по договору купли-продажи или цены, определенной уставом общества, а в случае отчуждения акций по иным, чем договор купли-продажи, сделкам - передачи им отчужденных акций с выплатой их приобретателю цены, определенной уставом общества, если доказано, что приобретатель знал или должен был знать о наличии в уставе общества положений о преимущественном праве.</text:p>
      <text:p text:style-name="s1"><text:bookmark text:name="anchor705"/>5. Уставом непубличного общества может быть предусмотрена необходимость получения согласия акционеров на отчуждение акций третьим лицам. Указанное положение устава непубличного общества действует в течение определенного срока, предусмотренного его уставом, но не более чем в течение пяти лет со дня государственной регистрации непубличного общества либо со дня государственной регистрации соответствующих изменений в устав общества.</text:p>
      <text:p text:style-name="s1"><text:bookmark text:name="anchor7052"/>Если уставом непубличного общества предусмотрена необходимость получения согласия акционеров на отчуждение акций, такое согласие считается полученным при условии, что в течение 30 дней или в определенный уставом общества более короткий срок с даты получения обществом уведомления о намерении осуществить отчуждение акций в общество не поступили заявления акционеров об отказе в даче согласия на отчуждение акций. Порядок направления уведомлений и заявлений, предусмотренных настоящим абзацем, определяется уставом непубличного общества.</text:p>
      <text:p text:style-name="s1"><text:bookmark text:name="anchor7051"/>При отчуждении акций с нарушением указанных в настоящем пункте положений устава непубличного общества акционеры, отказавшиеся дать согласие на отчуждение акций, в течение трех месяцев со дня, когда они узнали или должны были узнать о таком нарушении, вправе обратиться в суд с требованием о признании недействительной сделки об отчуждении акций, если доказано, что приобретатель знал или должен был знать о наличии в уставе общества положений о необходимости получения согласия акционеров на отчуждение акций.</text:p>
      <text:p text:style-name="s1"><text:bookmark text:name="anchor706"/>6. Уставом непубличного общества либо решением о размещении дополнительных акций или эмиссионных ценных бумаг, конвертируемых в акции, которое принято общим собранием акционеров единогласно всеми акционерами непубличного общества, может быть предусмотрено, что акционеры не имеют преимущественного права приобретения размещаемых дополнительных акций или эмиссионных ценных бумаг, конвертируемых в акции.</text:p>
      <text:p text:style-name="s1"><text:bookmark text:name="anchor707"/>7. Дополнительные обязанности акционеров общества, помимо предусмотренных <text:a xlink:type="simple" xlink:href="http://ivo.garant.ru/document/redirect/10164072/9603">Гражданским кодексом</text:a> Российской Федерации для участников хозяйственных обществ, могут быть предусмотрены уставом только непубличного общества.</text:p>
      <text:p text:style-name="s1"><text:bookmark text:name="anchor708"/>8. Установленные <text:a xlink:type="simple" xlink:href="#anchor703">пунктами 3</text:a>, <text:a xlink:type="simple" xlink:href="#anchor705">5 - 7</text:a> настоящей статьи положения могут быть предусмотрены уставом непубличного общества при его учреждении или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
      <text:p text:style-name="s22header">Информация об изменениях:</text:p>
      <text:p text:style-name="s22"><text:bookmark text:name="anchor710"/><text:a xlink:type="simple" xlink:href="http://ivo.garant.ru/document/redirect/71109716/3006">Федеральным законом</text:a> от 29 июня 2015 г. N 210-ФЗ глава I настоящего Федерального закона дополнена статьей 7.1</text:p>
      <text:p text:style-name="s15"><text:span text:style-name="s10">Статья 7.1.</text:span> Приобретение непубличным обществом публичного статуса</text:p>
      <text:p text:style-name="s9header">ГАРАНТ:</text:p>
      <text:p text:style-name="s9">См. <text:span text:style-name="s8">Энциклопедии</text:span>, <text:a xlink:type="simple" xlink:href="http://ivo.garant.ru/document/redirect/77532437/0">позиции высших судов</text:a> и другие <text:a xlink:type="simple" xlink:href="http://ivo.garant.ru/document/redirect/77130775/710">комментарии</text:a> к статье 7.1 настоящего Федерального закона</text:p>
      <text:p text:style-name="s1"><text:bookmark text:name="anchor7101"/>1. Непубличное общество приобретает статус публичного общества (публичный статус) путем внесения в устав общества изменений, содержащих указание на то, что общество является публичным.</text:p>
      <text:p text:style-name="s1"><text:bookmark text:name="anchor71012"/>Общество вправе представить для внесения в единый государственный реестр юридических лиц сведения о фирменном наименовании общества, содержащем указание на то, что такое общество является публичным, при условии регистрации проспекта его акций и заключения обществом договора с организатором торговли о листинге его акций.</text:p>
      <text:p text:style-name="s1"><text:bookmark text:name="anchor71013"/>Непубличное общество приобретает публичный статус со дня государственной регистрации указанных изменений в его устав и внесения в единый государственный реестр юридических лиц сведений о фирменном наименовании такого общества, содержащем указание на то, что общество является публичным.</text:p>
      <text:p text:style-name="s1"><text:bookmark text:name="anchor7102"/>2. Решение о внесении в устав непубличного общества изменений, содержащих указание на то, что такое общество является публичным, принимается общим собранием акционеров большинством в три четверти голосов всех акционеров - владельцев акций каждой категории (типа), если уставом непубличного общества не предусмотрена необходимость большего числа голосов. Одновременно с указанным решением общим собранием акционеров могут быть приняты решение о внесении в устав общества изменений в части его приведения в соответствие с требованиями, установленными для публичного общества, и (или) решение о размещении посредством открытой подписки дополнительных акций общества.</text:p>
      <text:p text:style-name="s1"><text:bookmark text:name="anchor71022"/>Если одновременно с решением о внесении в устав непубличного общества изменений, содержащих указание на то, что такое общество является публичным, принимается решение о внесении в устав непубличного общества изменений в части его приведения в соответствие с требованиями, установленными для публичного общества, первое решение вступает в силу со дня государственной регистрации изменений в устав непубличного общества в части его приведения в соответствие с требованиями к публичному обществу. В этом случае указанные решения принимаются общим собранием акционеров большинством в три четверти голосов всех акционеров - владельцев акций каждой категории (типа), если уставом непубличного общества не предусмотрена необходимость большего числа голосов, а при наличии привилегированных акций, указанных в <text:a xlink:type="simple" xlink:href="#anchor326">пункте 6 статьи 32</text:a> настоящего Федерального закона, также единогласно всеми акционерами - владельцами таких привилегированных акций.</text:p>
      <text:p text:style-name="s1"><text:bookmark text:name="anchor7103"/>3. Регистрация проспекта акций при приобретении обществом публичного статуса может осуществляться одновременно с государственной регистрацией их выпуска (дополнительного выпуска).</text:p>
      <text:p text:style-name="s1"><text:bookmark text:name="anchor71032"/>Документы для регистрации проспекта акций, а если его регистрация осуществляется одновременно с государственной регистрацией выпуска (дополнительного выпуска) акций, также документы для государственной регистрации выпуска (дополнительного выпуска) акций представляются в Банк России до внесения в единый государственный реестр юридических лиц сведений о фирменном наименовании общества, содержащем указание на то, что общество является публичным. В этом случае решение о регистрации проспекта акций, а если его регистрация осуществляется одновременно с государственной регистрацией выпуска (дополнительного выпуска) акций, также решение о государственной регистрации выпуска (дополнительного выпуска) акций принимаются Банком России до внесения в единый государственный реестр юридических лиц сведений, предусмотренных настоящим пунктом, и вступают в силу со дня внесения соответствующих сведений в указанный реестр.</text:p>
      <text:p text:style-name="s1"><text:bookmark text:name="anchor7104"/>4. Дополнительными основаниями для отказа в регистрации проспекта акций, государственной регистрации выпуска (дополнительного выпуска) акций при приобретении непубличным обществом публичного статуса являются:</text:p>
      <text:p text:style-name="s1"><text:bookmark text:name="anchor7141"/>1) несоответствие размера уставного капитала и размещенных акций общества, положений устава, а также состава и структуры органов общества требованиям, установленным <text:a xlink:type="simple" xlink:href="http://ivo.garant.ru/document/redirect/10164072/1004">Гражданским кодексом</text:a> Российской Федерации и настоящим Федеральным законом для публичного общества;</text:p>
      <text:p text:style-name="s1"><text:bookmark text:name="anchor7142"/>2) отсутствие заключенного обществом договора с организатором торговли о листинге акций общества.</text:p>
      <text:p text:style-name="s1"/>
      <text:p text:style-name="s22header">Информация об изменениях:</text:p>
      <text:p text:style-name="s22"><text:bookmark text:name="anchor720"/><text:a xlink:type="simple" xlink:href="http://ivo.garant.ru/document/redirect/71109716/3006">Федеральным законом</text:a> от 29 июня 2015 г. N 210-ФЗ глава I настоящего Федерального закона дополнена статьей 7.2</text:p>
      <text:p text:style-name="s15"><text:span text:style-name="s10">Статья 7.2.</text:span> Прекращение публичного статуса общества</text:p>
      <text:p text:style-name="s9header">ГАРАНТ:</text:p>
      <text:p text:style-name="s9">См. <text:span text:style-name="s8">Энциклопедии</text:span>, <text:a xlink:type="simple" xlink:href="http://ivo.garant.ru/document/redirect/77532963/0">позиции высших судов</text:a> и другие <text:a xlink:type="simple" xlink:href="http://ivo.garant.ru/document/redirect/77130775/720">комментарии</text:a> к статье 7.2 настоящего Федерального закона</text:p>
      <text:p text:style-name="s1"><text:bookmark text:name="anchor7201"/>1. Публичный статус общества прекращается путем внесения в его устав изменений, исключающих указание на то, что общество является публичным. Публичный статус общества прекращается со дня государственной регистрации указанных изменений в его устав и внесения в единый государственный реестр юридических лиц сведений о фирменном наименовании такого общества, не содержащем указание на то, что общество является публичным.</text:p>
      <text:p text:style-name="s1"><text:bookmark text:name="anchor7202"/>2. Прекращение обществом его публичного статуса допускается при одновременном соблюдении следующих условий:</text:p>
      <text:p text:style-name="s1"><text:bookmark text:name="anchor7221"/>1) акции общества или эмиссионные ценные бумаги общества, конвертируемые в его акции, не находятся в процессе размещения посредством открытой подписки и не допущены к организованным торгам;</text:p>
      <text:p text:style-name="s1"><text:bookmark text:name="anchor8101212"/>2) Банком России <text:a xlink:type="simple" xlink:href="http://ivo.garant.ru/document/redirect/10106464/30100">принято решение</text:a> об освобождении общества от обязанности раскрывать информацию, предусмотренную <text:a xlink:type="simple" xlink:href="http://ivo.garant.ru/document/redirect/10106464/30">законодательством</text:a> Российской Федерации о ценных бумагах.</text:p>
      <text:p text:style-name="s22header">Информация об изменениях:</text:p>
      <text:p text:style-name="s22"><text:bookmark text:name="anchor7203"/>Пункт 3 изменен с 1 марта 2025 г. - <text:a xlink:type="simple" xlink:href="http://ivo.garant.ru/document/redirect/409495209/165">Федеральный закон</text:a> от 8 августа 2024 г. N 287-ФЗ</text:p>
      <text:p text:style-name="s22"><text:a xlink:type="simple" xlink:href="http://ivo.garant.ru/document/redirect/76839264/7203">См. предыдущую редакцию</text:a></text:p>
      <text:p text:style-name="s1">3. Решение о внесении в устав публичного общества изменений, исключающих указание на то, что общество является публичным, принимается одновременно с решением об обращении общества в Банк России с заявлением об освобождении его от обязанности раскрывать информацию, предусмотренную <text:a xlink:type="simple" xlink:href="http://ivo.garant.ru/document/redirect/10106464/30">законодательством</text:a> Российской Федерации о ценных бумагах, и решением об обращении с заявлением о делистинге всех акций и всех эмиссионных ценных бумаг, конвертируемых в акции. Такие решения принимаются в рамках одного вопроса повестки дня. Решения по вопросу повестки дня, предусмотренному настоящим пунктом, принимаются общим собранием акционеров большинством в 95 процентов голосов всех акционеров - владельцев акций общества всех категорий (типов).</text:p>
      <text:p text:style-name="s22header">Информация об изменениях:</text:p>
      <text:p text:style-name="s22"><text:bookmark text:name="anchor7204"/>Пункт 4 изменен с 1 марта 2025 г. - <text:a xlink:type="simple" xlink:href="http://ivo.garant.ru/document/redirect/409495209/166">Федеральный закон</text:a> от 8 августа 2024 г. N 287-ФЗ</text:p>
      <text:p text:style-name="s22"><text:a xlink:type="simple" xlink:href="http://ivo.garant.ru/document/redirect/76839264/7204">См. предыдущую редакцию</text:a></text:p>
      <text:p text:style-name="s1">4. Акционеры публичного общества, голосовавшие против или не участвовавшие в голосовании по вопросу, указанному в <text:a xlink:type="simple" xlink:href="#anchor7203">пункте 3</text:a> настоящей статьи, вправе требовать выкупа обществом принадлежащих им акций в соответствии с правилами, установленными <text:a xlink:type="simple" xlink:href="#anchor75">статьями 75</text:a> и <text:a xlink:type="simple" xlink:href="#anchor76">76</text:a> настоящего Федерального закона.</text:p>
      <text:p text:style-name="s1"><text:bookmark text:name="anchor72042"/>Решения по вопросу, указанному в <text:a xlink:type="simple" xlink:href="#anchor7203">пункте 3</text:a> настоящей статьи, вступают в силу при условии, что общее количество акций, в отношении которых заявлены требования о выкупе, не превышает количество акций, которое может быть выкуплено обществом с учетом ограничения, установленного <text:a xlink:type="simple" xlink:href="#anchor765">пунктом 5 статьи 76</text:a> настоящего Федерального закона.</text:p>
      <text:p text:style-name="s1"/>
      <text:h text:outline-level="1" text:style-name="s3"><text:bookmark text:name="anchor200"/>Глава II. Учреждение, реорганизация и ликвидация общества</text:h>
      <text:p text:style-name="s9header">ГАРАНТ:</text:p>
      <text:p text:style-name="s9">О создании акционерных обществ работников (народных предприятий) см. <text:a xlink:type="simple" xlink:href="http://ivo.garant.ru/document/redirect/12112456/2">Федеральный закон</text:a> от 19 июля 1998 г. N 115-ФЗ</text:p>
      <text:p text:style-name="s9">Об особенностях создания АО, акции которых находятся в государственной или муниципальной собственности см. <text:a xlink:type="simple" xlink:href="http://ivo.garant.ru/document/redirect/12125505/700">Федеральный закон</text:a> от 21 декабря 2001 г. N 178-ФЗ "О приватизации государственного и муниципального имущества"</text:p>
      <text:p text:style-name="s9"/>
      <text:p text:style-name="s22header">Информация об изменениях:</text:p>
      <text:p text:style-name="s22"><text:bookmark text:name="anchor8"/><text:a xlink:type="simple" xlink:href="http://ivo.garant.ru/document/redirect/12123866/18">Федеральным законом</text:a> от 7 августа 2001 г. N 120-ФЗ в статью 8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8">См. текст статьи в предыдущей редакции</text:a></text:p>
      <text:p text:style-name="s15"><text:span text:style-name="s10">Статья 8.</text:span> Создание общества</text:p>
      <text:p text:style-name="s9header">ГАРАНТ:</text:p>
      <text:p text:style-name="s9">См. <text:span text:style-name="s8">Энциклопедии</text:span>, <text:a xlink:type="simple" xlink:href="http://ivo.garant.ru/document/redirect/77530524/0">позиции высших судов</text:a> и другие <text:a xlink:type="simple" xlink:href="http://ivo.garant.ru/document/redirect/77130775/8">комментарии</text:a> к статье 8 настоящего Федерального закона</text:p>
      <text:p text:style-name="s9">См. <text:a xlink:type="simple" xlink:href="http://ivo.garant.ru/document/redirect/5521076/0">схему</text:a> "Создание АО. Государственная регистрация АО"</text:p>
      <text:p text:style-name="s1"><text:bookmark text:name="anchor801"/>Общество может быть создано путем учреждения вновь и путем реорганизации существующего юридического лица (слияния, разделения, выделения, преобразования).</text:p>
      <text:p text:style-name="s1"><text:bookmark text:name="anchor802"/>Общество считается созданным с <text:a xlink:type="simple" xlink:href="http://ivo.garant.ru/document/redirect/12123875/1102">момента</text:a> его государственной регистрации.</text:p>
      <text:p text:style-name="s1"/>
      <text:p text:style-name="s15"><text:bookmark text:name="anchor9"/><text:span text:style-name="s10">Статья 9.</text:span> Учреждение общества</text:p>
      <text:p text:style-name="s9header">ГАРАНТ:</text:p>
      <text:p text:style-name="s9">См. <text:span text:style-name="s8">Энциклопедии</text:span>, <text:a xlink:type="simple" xlink:href="http://ivo.garant.ru/document/redirect/77530468/0">позиции высших судов</text:a> и другие <text:a xlink:type="simple" xlink:href="http://ivo.garant.ru/document/redirect/77130775/9">комментарии</text:a> к статье 9 настоящего Федерального закона</text:p>
      <text:p text:style-name="s1"><text:bookmark text:name="anchor8000"/>1. Создание общества путем учреждения осуществляется по решению учредителей (учредителя). Решение об учреждении общества принимается учредительным собранием. В случае учреждения общества одним лицом решение о его учреждении принимается этим лицом единолично.</text:p>
      <text:p text:style-name="s22header">Информация об изменениях:</text:p>
      <text:p text:style-name="s22"><text:bookmark text:name="anchor902"/>Пункт 2 изменен с 28 декабря 2018 г. - <text:a xlink:type="simple" xlink:href="http://ivo.garant.ru/document/redirect/72139554/42">Федеральный закон</text:a> от 27 декабря 2018 г. N 514-ФЗ</text:p>
      <text:p text:style-name="s22"><text:a xlink:type="simple" xlink:href="http://ivo.garant.ru/document/redirect/77675598/902">См. предыдущую редакцию</text:a></text:p>
      <text:p text:style-name="s1">2. Решение об учреждении общества должно содержать результаты голосования учредителей и принятые ими решения по вопросам учреждения общества, утверждения устава общества, избрания органов управления общества, ревизионной комиссии общества, если уставом общества не предусмотрено ее отсутствие, утверждения регистратора общества и условий договора с ним. Договор с регистратором общества заключается всеми учредителями общества или от имени всех его учредителей лицом, которое определено в договоре о создании общества или в решении о его учреждении. По обязательствам из указанного договора, возникшим до государственной регистрации общества, все его учредители несут солидарную ответственность. После государственной регистрации общества стороной такого договора становится указанное общество.</text:p>
      <text:p text:style-name="s1"><text:bookmark text:name="anchor903"/>3. Решение об учреждении общества, утверждении его устава и утверждении денежной оценки ценных бумаг, других вещей или имущественных прав либо иных прав, имеющих денежную оценку, вносимых учредителем в оплату акций общества, принимается учредителями единогласно.</text:p>
      <text:p text:style-name="s22header">Информация об изменениях:</text:p>
      <text:p text:style-name="s22"><text:bookmark text:name="anchor904"/>Пункт 4 изменен с 1 января 2023 г. - <text:a xlink:type="simple" xlink:href="http://ivo.garant.ru/document/redirect/404488122/11">Федеральный закон</text:a> от 16 апреля 2022 г. N 114-ФЗ</text:p>
      <text:p text:style-name="s22"><text:a xlink:type="simple" xlink:href="http://ivo.garant.ru/document/redirect/76801838/904">См. предыдущую редакцию</text:a></text:p>
      <text:p text:style-name="s1">4. Избрание органов управления общества, ревизионной комиссии общества, если уставом общества не предусмотрено ее отсутствие, утверждение регистратора общества, а также в случае, предусмотренном настоящим пунктом, назначение аудиторской организации или индивидуального аудитора, привлекаемых для проведения аудита годовой бухгалтерской (финансовой) отчетности общества (далее - аудиторская организация (индивидуальный аудитор) общества), осуществляется учредителями общества большинством в три четверти голосов, которые представляют подлежащие размещению среди учредителей общества акции.</text:p>
      <text:p text:style-name="s1"><text:bookmark text:name="anchor9042"/>При учреждении общества учредители могут назначить аудиторскую организацию (индивидуального аудитора) общества. В этом случае решение об учреждении общества должно содержать результаты голосования учредителей общества и принятое учредителями решение о назначении аудиторской организации (индивидуального аудитора) общества.</text:p>
      <text:p text:style-name="s22header">Информация об изменениях:</text:p>
      <text:p text:style-name="s22"><text:bookmark text:name="anchor905"/><text:a xlink:type="simple" xlink:href="http://ivo.garant.ru/document/redirect/70291394/25">Федеральным законом</text:a> от 29 декабря 2012 г. N 282-ФЗ в пункт 5 статьи 9 настоящего Федерального закона внесены изменения, <text:a xlink:type="simple" xlink:href="http://ivo.garant.ru/document/redirect/70291394/228">вступающие в силу</text:a> со 2 января 2013 г.</text:p>
      <text:p text:style-name="s22"><text:a xlink:type="simple" xlink:href="http://ivo.garant.ru/document/redirect/58049790/905">См. текст пункта в предыдущей редакции</text:a></text:p>
      <text:p text:style-name="s1">5. Учредители общества заключают между собой письменный договор о его создании, определяющий порядок осуществления ими совместной деятельности по учреждению общества, размер уставного капитала общества, категории и типы акций, подлежащих размещению среди учредителей, размер и порядок их оплаты, права и обязанности учредителей по созданию общества. Договор о создании общества не является учредительным документом общества и действует до окончания определенного договором срока оплаты акций, подлежащих размещению среди учредителей.</text:p>
      <text:p text:style-name="s1"><text:bookmark text:name="anchor9051"/>В случае учреждения общества одним лицом решение об учреждении должно определять размер уставного капитала общества, категории (типы) акций, размер и порядок их оплаты.</text:p>
      <text:p text:style-name="s22header">Информация об изменениях:</text:p>
      <text:p text:style-name="s22"><text:bookmark text:name="anchor906"/><text:a xlink:type="simple" xlink:href="http://ivo.garant.ru/document/redirect/12123866/93">Федеральным законом</text:a> от 7 августа 2001 г. N 120-ФЗ пункт 6 статьи 9 настоящего Федерального закона изложен в новой редакции, <text:a xlink:type="simple" xlink:href="http://ivo.garant.ru/document/redirect/12123866/2">вступающей в силу</text:a> с 1 января 2002 г.</text:p>
      <text:p text:style-name="s22"><text:a xlink:type="simple" xlink:href="http://ivo.garant.ru/document/redirect/3960792/906">См. текст пункта в предыдущей редакции</text:a></text:p>
      <text:p text:style-name="s1">6. Особенности учреждения обществ с участием иностранных инвесторов могут быть предусмотрены <text:span text:style-name="s8">федеральными законами</text:span>.</text:p>
      <text:p text:style-name="s1"/>
      <text:p text:style-name="s15"><text:bookmark text:name="anchor10"/><text:span text:style-name="s10">Статья 10.</text:span> Учредители общества</text:p>
      <text:p text:style-name="s9header">ГАРАНТ:</text:p>
      <text:p text:style-name="s9">См. <text:span text:style-name="s8">Энциклопедии</text:span>, <text:a xlink:type="simple" xlink:href="http://ivo.garant.ru/document/redirect/77530469/0">позиции высших судов</text:a> и другие <text:a xlink:type="simple" xlink:href="http://ivo.garant.ru/document/redirect/77130775/10">комментарии</text:a> к статье 10 настоящего Федерального закона</text:p>
      <text:p text:style-name="s1"><text:bookmark text:name="anchor9000"/><text:a xlink:type="simple" xlink:href="http://ivo.garant.ru/document/redirect/135910/0">1.</text:a> Учредителями общества являются граждане и (или) юридические лица, принявшие решение о его учреждении.</text:p>
      <text:p text:style-name="s1"><text:bookmark text:name="anchor100102"/>Государственные органы и органы местного самоуправления не могут выступать учредителями общества, если иное не установлено <text:span text:style-name="s8">федеральными законами</text:span>.</text:p>
      <text:p text:style-name="s22header">Информация об изменениях:</text:p>
      <text:p text:style-name="s22"><text:bookmark text:name="anchor1002"/>Пункт 2 изменен с 1 августа 2025 г. - <text:a xlink:type="simple" xlink:href="http://ivo.garant.ru/document/redirect/412293512/11">Федеральный закон</text:a> от 7 июля 2025 г. N 201-ФЗ</text:p>
      <text:p text:style-name="s22"><text:a xlink:type="simple" xlink:href="http://ivo.garant.ru/document/redirect/483407302/1002">См. предыдущую редакцию</text:a></text:p>
      <text:p text:style-name="s1">2. Абзац первый <text:a xlink:type="simple" xlink:href="http://ivo.garant.ru/document/redirect/71109716/3008">утратил силу</text:a>.</text:p>
      <text:p text:style-name="s22header">Информация об изменениях:</text:p>
      <text:p text:style-name="s22">См. текст <text:a xlink:type="simple" xlink:href="http://ivo.garant.ru/document/redirect/57401788/1002">абзаца первого пункта 2 статьи 10</text:a></text:p>
      <text:p text:style-name="s1"><text:bookmark text:name="anchor10021"/>Общество может иметь в качестве единственного учредителя (акционера) другое хозяйственное общество, состоящее из одного лица, если иное не установлено настоящим Федеральным законом и другими федеральными законами.</text:p>
      <text:p text:style-name="s1"><text:bookmark text:name="anchor1003"/>3. Учредители общества несут солидарную ответственность по обязательствам, связанным с его созданием и возникающим до государственной регистрации данного общества.</text:p>
      <text:p text:style-name="s1"><text:bookmark text:name="anchor10032"/>Общество несет ответственность по обязательствам учредителей, связанным с его созданием, только в случае последующего одобрения их действий общим собранием акционеров.</text:p>
      <text:p text:style-name="s1"/>
      <text:p text:style-name="s15"><text:bookmark text:name="anchor11"/><text:span text:style-name="s10">Статья 11.</text:span> Устав общества</text:p>
      <text:p text:style-name="s9header">ГАРАНТ:</text:p>
      <text:p text:style-name="s9">См. <text:span text:style-name="s8">Энциклопедии</text:span>, <text:a xlink:type="simple" xlink:href="http://ivo.garant.ru/document/redirect/77531705/0">позиции высших судов</text:a> и другие <text:a xlink:type="simple" xlink:href="http://ivo.garant.ru/document/redirect/77130775/11">комментарии</text:a> к статье 11 настоящего Федерального закона</text:p>
      <text:p text:style-name="s9">См. <text:a xlink:type="simple" xlink:href="http://ivo.garant.ru/document/redirect/5521075/0">схему</text:a> "Устав АО"</text:p>
      <text:p text:style-name="s1"><text:bookmark text:name="anchor100000"/>1. Устав общества является учредительным документом общества.</text:p>
      <text:p text:style-name="s1"><text:bookmark text:name="anchor1102"/>2. Требования устава общества обязательны для исполнения всеми органами общества и его акционерами.</text:p>
      <text:p text:style-name="s22header">Информация об изменениях:</text:p>
      <text:p text:style-name="s22"><text:bookmark text:name="anchor1103"/>Пункт 3 изменен с 1 марта 2025 г. - <text:a xlink:type="simple" xlink:href="http://ivo.garant.ru/document/redirect/409495209/13">Федеральный закон</text:a> от 8 августа 2024 г. N 287-ФЗ</text:p>
      <text:p text:style-name="s22"><text:a xlink:type="simple" xlink:href="http://ivo.garant.ru/document/redirect/76839264/1103">См. предыдущую редакцию</text:a></text:p>
      <text:p text:style-name="s1">3. Устав общества должен содержать следующие сведения:</text:p>
      <text:p text:style-name="s1"><text:bookmark text:name="anchor110302"/>полное и сокращенное <text:span text:style-name="s8">фирменные наименования</text:span> общества;</text:p>
      <text:p text:style-name="s1"><text:bookmark text:name="anchor110303"/>место нахождения общества;</text:p>
      <text:p text:style-name="s1"><text:bookmark text:name="anchor110304"/>абзац четвертый <text:a xlink:type="simple" xlink:href="http://ivo.garant.ru/document/redirect/71109716/9051">утратил силу</text:a>;</text:p>
      <text:p text:style-name="s22header">Информация об изменениях:</text:p>
      <text:p text:style-name="s22">См. текст <text:a xlink:type="simple" xlink:href="http://ivo.garant.ru/document/redirect/57401788/110304">абзаца четвертого пункта 3 статьи 11</text:a></text:p>
      <text:p text:style-name="s1"><text:bookmark text:name="anchor110305"/>количество, номинальную стоимость, категории (обыкновенные, привилегированные) акций и типы привилегированных акций, размещаемых обществом;</text:p>
      <text:p text:style-name="s1"><text:bookmark text:name="anchor110306"/>права акционеров - владельцев привилегированных акций каждого типа;</text:p>
      <text:p text:style-name="s1"><text:bookmark text:name="anchor110307"/>размер уставного капитала общества;</text:p>
      <text:p text:style-name="s1"><text:bookmark text:name="anchor110308"/>структуру (состав) и компетенцию органов общества, а также порядок принятия ими решений, в том числе вопросы, решение по которым принимается единогласно или квалифицированным большинством голосов;</text:p>
      <text:p text:style-name="s1"><text:bookmark text:name="anchor110309"/>порядок подготовки и проведения заседаний или заочного голосования для принятия решений общим собранием акционеров;</text:p>
      <text:p text:style-name="s1"><text:bookmark text:name="anchor1130"/>абзац десятый <text:a xlink:type="simple" xlink:href="http://ivo.garant.ru/document/redirect/71109716/9051">утратил силу</text:a>;</text:p>
      <text:p text:style-name="s22header">Информация об изменениях:</text:p>
      <text:p text:style-name="s22">См. текст <text:a xlink:type="simple" xlink:href="http://ivo.garant.ru/document/redirect/57401788/1130">абзаца десятого пункта 3 статьи 11</text:a></text:p>
      <text:p text:style-name="s1"><text:bookmark text:name="anchor1131"/>иные сведения, предусмотренные настоящим <text:span text:style-name="s8">Федеральным законом</text:span> и иными <text:span text:style-name="s8">федеральными законами</text:span>.</text:p>
      <text:p text:style-name="s1"><text:bookmark text:name="anchor1132"/>Уставом непубличного общества могут быть установлены ограничения количества акций, принадлежащих одному акционеру, и их суммарной номинальной стоимости, а также максимального числа голосов, предоставляемых одному акционеру. Указанные положения могут быть предусмотрены уставом общества при его учреждении или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text:bookmark text:name="anchor1133"/>Устав общества может содержать другие положения, не противоречащие настоящему Федеральному закону и иным федеральным законам.</text:p>
      <text:p text:style-name="s1"><text:bookmark text:name="anchor1134"/>Устав общества должен содержать сведения об использовании в отношении общества специального права на участие Российской Федерации, субъекта Российской Федерации или муниципального образования в управлении указанным обществом ("золотая акция").</text:p>
      <text:p text:style-name="s22header">Информация об изменениях:</text:p>
      <text:p text:style-name="s22"><text:bookmark text:name="anchor11031"/><text:a xlink:type="simple" xlink:href="http://ivo.garant.ru/document/redirect/71109716/3082">Федеральным законом</text:a> от 29 июня 2015 г. N 210-ФЗ статья 11 настоящего Федерального закона дополнена пунктом 3.1</text:p>
      <text:p text:style-name="s1">3.1. Устав публичного общества наряду со сведениями, указанными в <text:a xlink:type="simple" xlink:href="#anchor1103">пункте 3</text:a> настоящей статьи, также должен содержать:</text:p>
      <text:p text:style-name="s1"><text:bookmark text:name="anchor110311"/>1) указание на публичный статус общества;</text:p>
      <text:p text:style-name="s1"><text:bookmark text:name="anchor110312"/>2) указание на наличие в структуре органов управления общества совета директоров (наблюдательного совета), его компетенцию и порядок принятия им решений.</text:p>
      <text:p text:style-name="s22header">Информация об изменениях:</text:p>
      <text:p text:style-name="s22"><text:bookmark text:name="anchor11032"/>Статья 11 дополнена пунктом 3.2 с 19 июля 2018 г. - <text:a xlink:type="simple" xlink:href="http://ivo.garant.ru/document/redirect/71992492/12">Федеральный закон</text:a> от 19 июля 2018 г. N 209-ФЗ</text:p>
      <text:p text:style-name="s1">3.2. Устав публичного общества должен содержать сведения о ревизионной комиссии в случае принятия решения о ее создании, устав непубличного общества - сведения о ревизионной комиссии либо ее отсутствии, а если ревизионная комиссия создается исключительно в случаях, предусмотренных уставом непубличного общества, - сведения об этом с указанием таких случаев.</text:p>
      <text:p text:style-name="s22header">Информация об изменениях:</text:p>
      <text:p text:style-name="s22"><text:bookmark text:name="anchor1104"/>Пункт 4 изменен с 1 января 2023 г. - <text:a xlink:type="simple" xlink:href="http://ivo.garant.ru/document/redirect/404488122/12">Федеральный закон</text:a> от 16 апреля 2022 г. N 114-ФЗ</text:p>
      <text:p text:style-name="s22"><text:a xlink:type="simple" xlink:href="http://ivo.garant.ru/document/redirect/76801838/1104">См. предыдущую редакцию</text:a></text:p>
      <text:p text:style-name="s1">4. По требованию акционера, аудиторской организации (индивидуального аудитора) общества или любого заинтересованного лица общество обязано в разумные сроки предоставить им возможность ознакомиться с уставом общества, включая изменения и дополнения к нему. Общество обязано предоставить акционеру по его требованию копию действующего устава общества. Плата, взимаемая обществом за предоставление копии, не может превышать затрат на ее изготовление.</text:p>
      <text:p text:style-name="s1"/>
      <text:p text:style-name="s22header">Информация об изменениях:</text:p>
      <text:p text:style-name="s22"><text:bookmark text:name="anchor12"/><text:a xlink:type="simple" xlink:href="http://ivo.garant.ru/document/redirect/12123866/111">Федеральным законом</text:a> от 7 августа 2001 г. N 120-ФЗ статья 12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12">См. текст статьи в предыдущей редакции</text:a></text:p>
      <text:p text:style-name="s15"><text:span text:style-name="s10">Статья 12.</text:span> Внесение изменений и дополнений в устав общества или утверждение устава общества в новой редакции</text:p>
      <text:p text:style-name="s9header">ГАРАНТ:</text:p>
      <text:p text:style-name="s9">См. <text:span text:style-name="s8">Энциклопедии</text:span>, <text:a xlink:type="simple" xlink:href="http://ivo.garant.ru/document/redirect/77530548/0">позиции высших судов</text:a> и другие <text:a xlink:type="simple" xlink:href="http://ivo.garant.ru/document/redirect/77130775/12">комментарии</text:a> к статье 12 настоящего Федерального закона</text:p>
      <text:p text:style-name="s22header">Информация об изменениях:</text:p>
      <text:p text:style-name="s22"><text:bookmark text:name="anchor11000"/>Пункт 1 изменен с 1 января 2021 г. - <text:a xlink:type="simple" xlink:href="http://ivo.garant.ru/document/redirect/74451466/150101">Федеральный закон</text:a> от 31 июля 2020 г. N 259-ФЗ</text:p>
      <text:p text:style-name="s22"><text:a xlink:type="simple" xlink:href="http://ivo.garant.ru/document/redirect/77685249/11000">См. предыдущую редакцию</text:a></text:p>
      <text:p text:style-name="s1">1. Внесение изменений и дополнений в устав общества или утверждение устава общества в новой редакции осуществляется по решению общего собрания акционеров, за исключением случаев, предусмотренных пунктами 2-8 настоящей статьи.</text:p>
      <text:p text:style-name="s22header">Информация об изменениях:</text:p>
      <text:p text:style-name="s22"><text:bookmark text:name="anchor1202"/>Пункт 2 изменен с 1 января 2020 г. - <text:a xlink:type="simple" xlink:href="http://ivo.garant.ru/document/redirect/72139554/43">Федеральный закон</text:a> от 27 декабря 2018 г. N 514-ФЗ</text:p>
      <text:p text:style-name="s22"><text:a xlink:type="simple" xlink:href="http://ivo.garant.ru/document/redirect/77675599/1202">См. предыдущую редакцию</text:a></text:p>
      <text:p text:style-name="s1">2. Внесение в устав общества изменений и дополнений по результатам размещения дополнительных акций общества, в том числе изменений, связанных с увеличением уставного капитала общества, осуществляется на основании решения об увеличении уставного капитала общества путем размещения дополнительных акций или иного решения, являющегося основанием для размещения дополнительных акций общества, принятого общим собранием акционеров или советом директоров (наблюдательным советом) общества, если последнему принадлежит право его принятия, и зарегистрированного отчета об итогах выпуска (дополнительного выпуска) акций либо, если в соответствии с федеральным законом процедура эмиссии акций не предусматривает государственную регистрацию такого отчета, выписки из государственного реестра эмиссионных ценных бумаг. Внесение в устав общества изменений и дополнений, связанных с увеличением (уменьшением) номинальной стоимости акций общества, в том числе изменений, связанных с увеличением (уменьшением) уставного капитала общества, консолидацией или дроблением акций общества, осуществляется на основании решения об увеличении (уменьшении) уставного капитала общества путем увеличения (уменьшения) номинальной стоимости его акций, решения о консолидации или дроблении акций общества, принятого общим собранием акционеров, и зарегистрированных изменений, внесенных в решение о выпуске акций общества, а в случаях, предусмотренных <text:a xlink:type="simple" xlink:href="http://ivo.garant.ru/document/redirect/185181/0">законодательством</text:a> Российской Федерации о несостоятельности (банкротстве), зарегистрированного отчета об итогах выпуска акций общества. При увеличении уставного капитала общества путем размещения дополнительных акций уставный капитал общества увеличивается на сумму номинальной стоимости размещенных дополнительных акций общества, а количество объявленных акций определенных категорий (типов) уменьшается на число размещенных дополнительных акций общества этих категорий (типов).</text:p>
      <text:p text:style-name="s22header">Информация об изменениях:</text:p>
      <text:p text:style-name="s22"><text:bookmark text:name="anchor1203"/><text:a xlink:type="simple" xlink:href="http://ivo.garant.ru/document/redirect/12148568/1023">Федеральным законом</text:a> от 27 июля 2006 г. N 146-ФЗ пункт 3 статьи 12 настоящего Федерального закона изложен в новой редакции</text:p>
      <text:p text:style-name="s22"><text:a xlink:type="simple" xlink:href="http://ivo.garant.ru/document/redirect/5220920/1203">См. текст пункта в предыдущей редакции</text:a></text:p>
      <text:p text:style-name="s1">3. Внесение в устав общества изменений и дополнений, связанных с уменьшением уставного капитала общества путем приобретения акций общества в целях их погашения, осуществляется на основании решения общего собрания акционеров о таком уменьшении и утвержденного советом директоров (наблюдательным советом) общества отчета об итогах приобретения акций. Внесение в устав общества изменений и дополнений, связанных с уменьшением уставного капитала общества путем погашения принадлежащих обществу собственных акций в случаях, предусмотренных настоящим Федеральным законом, осуществляется на основании решения общего собрания акционеров о таком уменьшении и утвержденного советом директоров (наблюдательным советом) общества отчета об итогах погашения акций. В этих случаях уставный капитал общества уменьшается на сумму номинальной стоимости погашенных акций.</text:p>
      <text:p text:style-name="s1"><text:bookmark text:name="anchor1204"/>4. Внесение в устав общества сведений об использовании в отношении общества специального права на участие Российской Федерации, субъекта Российской Федерации или муниципального образования в управлении указанным обществом ("золотая акция") осуществляется на основании соответственно решения Правительства Российской Федерации, органа государственной власти субъекта Российской Федерации или органа местного самоуправления об использовании указанного специального права, а исключение таких сведений - на основании решения этих органов о прекращении действия такого специального права.</text:p>
      <text:p text:style-name="s1"><text:bookmark text:name="anchor1205"/>5. <text:a xlink:type="simple" xlink:href="http://ivo.garant.ru/document/redirect/71109716/30100">Утратил силу</text:a>.</text:p>
      <text:p text:style-name="s22header">Информация об изменениях:</text:p>
      <text:p text:style-name="s22">См. текст <text:a xlink:type="simple" xlink:href="http://ivo.garant.ru/document/redirect/57401788/1205">пункта 5 статьи 12</text:a></text:p>
      <text:p text:style-name="s22header">Информация об изменениях:</text:p>
      <text:p text:style-name="s22"><text:bookmark text:name="anchor1206"/><text:a xlink:type="simple" xlink:href="http://ivo.garant.ru/document/redirect/12148568/1024">Федеральным законом</text:a> от 27 июля 2006 г. N 146-ФЗ статья 12 настоящего Федерального закона дополнена пунктом 6</text:p>
      <text:p text:style-name="s1">6. Внесение в устав общества изменений и дополнений в части указания размера его уставного капитала, включая количество размещенных акций, осуществляется по результатам размещения акций на момент создания общества путем реорганизации в форме слияния на основании договора о слиянии и зарегистрированного отчета об итогах выпуска акций, размещаемых при создании этого общества.</text:p>
      <text:p text:style-name="s22header">Информация об изменениях:</text:p>
      <text:p text:style-name="s22"><text:bookmark text:name="anchor1207"/>Статья 12 дополнена пунктом 7 с 1 января 2021 г. - <text:a xlink:type="simple" xlink:href="http://ivo.garant.ru/document/redirect/74451466/150102">Федеральный закон</text:a> от 31 июля 2020 г. N 259-ФЗ</text:p>
      <text:p text:style-name="s1">7. Внесение в устав общества изменений и дополнений в части указания на возможность выпуска акций непубличного акционерного общества в виде цифровых финансовых активов, а также исключения из устава общества такого указания, предусмотренного уставом при учреждении общества, не допускается.</text:p>
      <text:p text:style-name="s22header">Информация об изменениях:</text:p>
      <text:p text:style-name="s22"><text:bookmark text:name="anchor1208"/>Статья 12 дополнена пунктом 8 с 1 января 2021 г. - <text:a xlink:type="simple" xlink:href="http://ivo.garant.ru/document/redirect/74451466/150102">Федеральный закон</text:a> от 31 июля 2020 г. N 259-ФЗ</text:p>
      <text:p text:style-name="s1">8. Внесение в устав непубличного акционерного общества, акции которого выпущены в виде цифровых финансовых активов, изменений, содержащих указание на то, что общество является публичным, не допускается.</text:p>
      <text:p text:style-name="s1"/>
      <text:p text:style-name="s22header">Информация об изменениях:</text:p>
      <text:p text:style-name="s22"><text:bookmark text:name="anchor13"/><text:a xlink:type="simple" xlink:href="http://ivo.garant.ru/document/redirect/12126136/2175">Федеральным законом</text:a> от 21 марта 2002 г. N 31-ФЗ в статью 13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91/13">См. текст статьи в предыдущей редакции</text:a></text:p>
      <text:p text:style-name="s15"><text:span text:style-name="s10">Статья 13.</text:span> Государственная регистрация общества</text:p>
      <text:p text:style-name="s9header">ГАРАНТ:</text:p>
      <text:p text:style-name="s9">См. <text:span text:style-name="s8">Энциклопедии</text:span>, <text:a xlink:type="simple" xlink:href="http://ivo.garant.ru/document/redirect/77530544/0">позиции высших судов</text:a> и другие <text:a xlink:type="simple" xlink:href="http://ivo.garant.ru/document/redirect/77130775/13">комментарии</text:a> к статье 13 настоящего Федерального закона</text:p>
      <text:p text:style-name="s1">Общество подлежит государственной регистрации в <text:a xlink:type="simple" xlink:href="http://ivo.garant.ru/document/redirect/12123875/2">органе</text:a>, осуществляющем государственную регистрацию юридических лиц, в порядке, предусмотренном <text:a xlink:type="simple" xlink:href="http://ivo.garant.ru/document/redirect/12123875/300">федеральным законом</text:a> о государственной регистрации юридических лиц.</text:p>
      <text:p text:style-name="s9header">ГАРАНТ:</text:p>
      <text:p text:style-name="s9">О порядке принятия Банком России решения о государственной регистрации кредитных организаций и выдаче лицензий на осуществление банковских операций см. <text:a xlink:type="simple" xlink:href="http://ivo.garant.ru/document/redirect/590359/0">Инструкцию</text:a> ЦБР от 2 апреля 2010 г. N 135-И</text:p>
      <text:p text:style-name="s9"/>
      <text:p text:style-name="s15"><text:bookmark text:name="anchor14"/><text:span text:style-name="s10">Статья 14.</text:span> Государственная регистрация изменений и дополнений в устав общества или устава общества в новой редакции</text:p>
      <text:p text:style-name="s9header">ГАРАНТ:</text:p>
      <text:p text:style-name="s9">См. <text:span text:style-name="s8">Энциклопедии</text:span>, <text:a xlink:type="simple" xlink:href="http://ivo.garant.ru/document/redirect/77530545/0">позиции высших судов</text:a> и другие <text:a xlink:type="simple" xlink:href="http://ivo.garant.ru/document/redirect/77130775/14">комментарии</text:a> к статье 14 настоящего Федерального закона</text:p>
      <text:p text:style-name="s1"><text:bookmark text:name="anchor12000"/>1. Изменения и дополнения в устав общества или устав общества в новой редакции подлежат государственной регистрации в порядке, предусмотренном статьей 13 настоящего Федерального закона для регистрации общества.</text:p>
      <text:p text:style-name="s1"><text:bookmark text:name="anchor1402"/>2. Изменения и дополнения в устав общества или устав общества в новой редакции приобретают силу для третьих лиц с момента их государственной регистрации, а в случаях, установленных настоящим Федеральным законом, - с момента уведомления органа, осуществляющего государственную регистрацию.</text:p>
      <text:p text:style-name="s1"/>
      <text:p text:style-name="s22header">Информация об изменениях:</text:p>
      <text:p text:style-name="s22"><text:bookmark text:name="anchor15"/><text:a xlink:type="simple" xlink:href="http://ivo.garant.ru/document/redirect/12123866/112">Федеральным законом</text:a> от 7 августа 2001 г. N 120-ФЗ в статью 15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5">См. текст статьи в предыдущей редакции</text:a></text:p>
      <text:p text:style-name="s15"><text:span text:style-name="s10">Статья 15.</text:span> Реорганизация общества</text:p>
      <text:p text:style-name="s9header">ГАРАНТ:</text:p>
      <text:p text:style-name="s9">См. <text:span text:style-name="s8">Энциклопедии</text:span>, <text:a xlink:type="simple" xlink:href="http://ivo.garant.ru/document/redirect/77530610/0">позиции высших судов</text:a> и другие <text:a xlink:type="simple" xlink:href="http://ivo.garant.ru/document/redirect/77130775/15">комментарии</text:a> к статье 15 настоящего Федерального закона</text:p>
      <text:p text:style-name="s9">См. <text:a xlink:type="simple" xlink:href="http://ivo.garant.ru/document/redirect/5521077/0">схему</text:a> "Реорганизация АО"</text:p>
      <text:p text:style-name="s9"> </text:p>
      <text:p text:style-name="s9">Согласно <text:a xlink:type="simple" xlink:href="http://ivo.garant.ru/document/redirect/12148568/201">статье 2</text:a> Федерального закона от 27 июля 2006 г. N 146-ФЗ положения о реорганизации акционерных обществ не применяются к реорганизации акционерных обществ, решения о которой были приняты общими собраниями акционеров до <text:a xlink:type="simple" xlink:href="http://ivo.garant.ru/document/redirect/12148568/3">вступления в силу</text:a> названного Федерального закона</text:p>
      <text:p text:style-name="s9">Реорганизация указанных акционерных обществ проходит в порядке и на условиях, которые утверждены общими собраниями акционеров указанных обществ, и в соответствии с положениями законодательства Российской Федерации, действовавшими на дату принятия общими собраниями акционеров обществ решений о реорганизации</text:p>
      <text:p text:style-name="s9">О реорганизации кредитных организаций в форме слияния и присоединения см. <text:a xlink:type="simple" xlink:href="http://ivo.garant.ru/document/redirect/70241100/0">Положение</text:a> Банка России от 29 августа 2012 г. N 386-П</text:p>
      <text:p text:style-name="s1"><text:bookmark text:name="anchor13000"/>1. Общество может быть добровольно реорганизовано в порядке, предусмотренном настоящим Федеральным законом. Особенности реорганизации общества - субъекта естественной монополии, более 25 процентов акций которого закреплено в федеральной собственности, определяются <text:span text:style-name="s8">федеральным законом</text:span>, устанавливающим основания и порядок реорганизации такого общества.</text:p>
      <text:p text:style-name="s1">Другие основания и порядок реорганизации общества определяются <text:a xlink:type="simple" xlink:href="http://ivo.garant.ru/document/redirect/10164072/104">Гражданским кодексом</text:a> Российской Федерации и иными <text:span text:style-name="s8">федеральными законами</text:span>.</text:p>
      <text:p text:style-name="s1"><text:bookmark text:name="anchor1502"/>2. Реорганизация общества может быть осуществлена в форме слияния, присоединения, разделения, выделения и преобразования.</text:p>
      <text:p text:style-name="s1"><text:bookmark text:name="anchor15003"/>3. Формирование имущества обществ, создаваемых в результате реорганизации, осуществляется только за счет имущества реорганизуемых обществ.</text:p>
      <text:p text:style-name="s1"><text:bookmark text:name="anchor1503"/>4. Общество считается реорганизованным, за исключением случаев реорганизации в форме присоединения, с момента государственной регистрации вновь возникших юридических лиц.</text:p>
      <text:p text:style-name="s1"><text:bookmark text:name="anchor15032"/>При реорганизации общества в форме присоединения к нему другого общества первое из них считается реорганизованным с момента внесения в единый государственный реестр юридических лиц записи о прекращении деятельности присоединенного общества.</text:p>
      <text:p text:style-name="s1"><text:bookmark text:name="anchor1504"/>5. Государственная регистрация вновь возникших в результате реорганизации обществ и внесение записи о прекращении деятельности реорганизованных обществ осуществляются в порядке, установленном <text:span text:style-name="s8">федеральными законами</text:span>.</text:p>
      <text:p text:style-name="s22header">Информация об изменениях:</text:p>
      <text:p text:style-name="s22"><text:bookmark text:name="anchor1505"/><text:a xlink:type="simple" xlink:href="http://ivo.garant.ru/document/redirect/12164263/31">Федеральным законом</text:a> от 30 декабря 2008 г. N 315-ФЗ в пункт 6 статьи 15 настоящего Федерального закона внесены изменения</text:p>
      <text:p text:style-name="s22"><text:a xlink:type="simple" xlink:href="http://ivo.garant.ru/document/redirect/5430764/1505">См. текст пункта в предыдущей редакции</text:a></text:p>
      <text:p text:style-name="s1">6. Реорганизуемое общество после внесения в единый государственный реестр юридических лиц записи о начале процедуры реорганизации дважды с периодичностью один раз в месяц помещает в средствах массовой информации, в которых <text:a xlink:type="simple" xlink:href="http://ivo.garant.ru/document/redirect/12148156/1">опубликовываются</text:a> данные о государственной регистрации юридических лиц, сообщение о своей реорганизации, соответствующее требованиям, установленным <text:a xlink:type="simple" xlink:href="#anchor150061">пунктами 6.1</text:a> и <text:a xlink:type="simple" xlink:href="#anchor150062">6.2</text:a> настоящей статьи. В случае, если в реорганизации участвуют два и более общества, сообщение о реорганизации опубликовывается от имени всех участвующих в реорганизации обществ обществом, последним принявшим решение о реорганизации либо определенным решением о реорганизации. В случае реорганизации общества кредиторам предоставляются гарантии, предусмотренные <text:a xlink:type="simple" xlink:href="http://ivo.garant.ru/document/redirect/10164072/60">статьей 60</text:a> Гражданского кодекса Российской Федерации.</text:p>
      <text:p text:style-name="s1"><text:bookmark text:name="anchor15062"/>Государственная регистрация обществ, созданных в результате реорганизации, и внесение записей о прекращении деятельности реорганизованных обществ осуществляются при наличии доказательств уведомления кредиторов в порядке, установленном настоящим пунктом.</text:p>
      <text:p text:style-name="s9header">ГАРАНТ:</text:p>
      <text:p text:style-name="s9">О правомерности требования регистрирующих органов при регистрации юридических лиц, создаваемых путем реорганизации, предъявлять доказательства уведомления кредиторов и выносить решение об отказе в государственной регистрации при их отсутствии см. <text:a xlink:type="simple" xlink:href="http://ivo.garant.ru/document/redirect/12140913/1">письмо</text:a> ФНС России от 27 мая 2005 г. N ЧД-6-09/440</text:p>
      <text:p text:style-name="s1"><text:bookmark text:name="anchor15054"/>Если разделительный баланс или передаточный акт не дает возможности определить правопреемника реорганизованного общества, юридические лица, созданные в результате реорганизации, несут солидарную ответственность по обязательствам реорганизованного общества перед его кредиторами.</text:p>
      <text:p text:style-name="s9header">ГАРАНТ:</text:p>
      <text:p text:style-name="s9">О солидарной ответственности вновь возникших в результате реорганизации юридического лица см. <text:a xlink:type="simple" xlink:href="http://ivo.garant.ru/document/redirect/12133476/22">постановление</text:a> Пленума Высшего Арбитражного Суда РФ от 18 ноября 2003 г. N 19</text:p>
      <text:p text:style-name="s1"><text:bookmark text:name="anchor15055"/>Передаточный акт, разделительный баланс должны содержать положения о правопреемстве по всем обязательствам реорганизуемого общества в отношении всех его кредиторов и должников, включая оспариваемые обязательства, и порядок определения правопреемства в связи с изменениями вида, состава, стоимости имущества реорганизуемого общества, а также в связи с возникновением, изменением и прекращением прав и обязанностей реорганизуемого общества, которые могут произойти после даты, на которую составлены передаточный акт, разделительный баланс.</text:p>
      <text:p text:style-name="s22header">Информация об изменениях:</text:p>
      <text:p text:style-name="s22"><text:bookmark text:name="anchor150061"/><text:a xlink:type="simple" xlink:href="http://ivo.garant.ru/document/redirect/12164263/32">Федеральным законом</text:a> от 30 декабря 2008 г. N 315-ФЗ статья 15 настоящего Федерального закона дополнена пунктом 6.1</text:p>
      <text:p text:style-name="s1">6.1. В сообщении (уведомлении) о реорганизации указываются:</text:p>
      <text:p text:style-name="s1"><text:bookmark text:name="anchor150611"/>1) полное и сокращенное наименования, сведения о месте нахождения каждого участвующего в реорганизации общества;</text:p>
      <text:p text:style-name="s1"><text:bookmark text:name="anchor150612"/>2) полное и сокращенное наименования, сведения о месте нахождения каждого создаваемого (продолжающего деятельность) в результате реорганизации общества;</text:p>
      <text:p text:style-name="s1"><text:bookmark text:name="anchor150613"/>3) форма реорганизации;</text:p>
      <text:p text:style-name="s1"><text:bookmark text:name="anchor150614"/>4) описание порядка и условий заявления кредиторами каждого участвующего в реорганизации юридического лица своих требований, включая указание места нахождения постоянно действующего исполнительного органа юридического лица, дополнительные адреса, по которым могут быть заявлены такие требования, а также способы связи с реорганизуемым обществом (номера телефонов, факсов, адреса электронной почты и другие сведения);</text:p>
      <text:p text:style-name="s1"><text:bookmark text:name="anchor150615"/>5) сведения о лицах, осуществляющих функции единоличного исполнительного органа каждого участвующего в реорганизации юридического лица, а также юридических лиц, создаваемых (продолжающих деятельность) в результате реорганизации;</text:p>
      <text:p text:style-name="s1"><text:bookmark text:name="anchor150616"/>6) сведения о лицах, намеревающихся предоставить обеспечение кредиторам реорганизуемого общества, а также об условиях обеспечения исполнения обязательств по обязательствам реорганизуемого общества (при наличии таких лиц).</text:p>
      <text:p text:style-name="s22header">Информация об изменениях:</text:p>
      <text:p text:style-name="s22"><text:bookmark text:name="anchor150062"/><text:a xlink:type="simple" xlink:href="http://ivo.garant.ru/document/redirect/71109716/30111">Федеральным законом</text:a> от 29 июня 2015 г. N 210-ФЗ в пункт 6.2 статьи 15 настоящего Федерального закона внесены изменения</text:p>
      <text:p text:style-name="s22"><text:a xlink:type="simple" xlink:href="http://ivo.garant.ru/document/redirect/57401788/150062">См. текст пункта в предыдущей редакции</text:a></text:p>
      <text:p text:style-name="s1">6.2. В уведомлении о реорганизации могут быть также указаны дополнительные сведения об обществе, участвующем в реорганизации, в частности сведения о кредитных рейтингах общества, а также об их изменении за три последних завершенных отчетных года или за каждый завершенный отчетный год, если общество осуществляет свою деятельность менее трех лет.</text:p>
      <text:p text:style-name="s22header">Информация об изменениях:</text:p>
      <text:p text:style-name="s22"><text:bookmark text:name="anchor1507"/>Пункт 7 изменен с 1 января 2023 г. - <text:a xlink:type="simple" xlink:href="http://ivo.garant.ru/document/redirect/404488122/13">Федеральный закон</text:a> от 16 апреля 2022 г. N 114-ФЗ</text:p>
      <text:p text:style-name="s22"><text:a xlink:type="simple" xlink:href="http://ivo.garant.ru/document/redirect/76801838/1507">См. предыдущую редакцию</text:a></text:p>
      <text:p text:style-name="s1">7. Договором о слиянии, договором о присоединении или решением о реорганизации общества в форме разделения, выделения, преобразования может быть предусмотрен особый порядок совершения реорганизуемым обществом отдельных сделок и (или) видов сделок или запрет на их совершение с момента принятия решения о реорганизации общества и до момента ее завершения. Сделка, совершенная с нарушением указанного особого порядка или запрета, может быть признана недействительной по иску реорганизуемого общества и (или) реорганизуемых обществ, а также акционера реорганизуемого общества и (или) реорганизуемых обществ, являвшегося таковым на момент совершения сделки.</text:p>
      <text:p text:style-name="s1"><text:bookmark text:name="anchor150702"/>В отношении лиц, указанных в <text:a xlink:type="simple" xlink:href="#anchor16035">подпунктах 5-7 пункта 3 статьи 16</text:a>, <text:a xlink:type="simple" xlink:href="#anchor180304">подпунктах 4-6 пункта 3 статьи 18</text:a>, <text:a xlink:type="simple" xlink:href="#anchor190304">подпунктах 4-6 пункта 3 статьи 19</text:a>, <text:a xlink:type="simple" xlink:href="#anchor20034">подпунктах 4-7 пункта 3 статьи 20</text:a> настоящего Федерального закона, договор о слиянии или решение о реорганизации общества в форме разделения, выделения, преобразования должны содержать:</text:p>
      <text:p text:style-name="s1"><text:bookmark text:name="anchor150703"/>имя, данные документа, удостоверяющего личность (серия и (или) номер документа, дата и место его выдачи, орган, выдавший документ), - для физических лиц;</text:p>
      <text:p text:style-name="s1"><text:bookmark text:name="anchor8101209"/>наименование, сведения о месте нахождения - для управляющей организации в случае, если такими договором или решением предусмотрена передача полномочий единоличного исполнительного органа общества, создаваемого путем реорганизации, управляющей организации.</text:p>
      <text:p text:style-name="s1"><text:bookmark text:name="anchor8101208"/>В случае, если договором о слиянии или решением о реорганизации общества в форме разделения, выделения, преобразования предусмотрено указание об аудиторской организации (индивидуальном аудиторе) создаваемого общества или создаваемых обществ, такие договор или решение должны содержать:</text:p>
      <text:p text:style-name="s1">наименование, сведения о месте нахождения - для аудиторской организации;</text:p>
      <text:p text:style-name="s1"><text:bookmark text:name="anchor15077"/>имя, данные документа, удостоверяющего личность (серия и (или) номер документа, дата и место его выдачи, орган, выдавший документ), - для индивидуального аудитора.</text:p>
      <text:p text:style-name="s22header">Информация об изменениях:</text:p>
      <text:p text:style-name="s22"><text:bookmark text:name="anchor1508"/><text:a xlink:type="simple" xlink:href="http://ivo.garant.ru/document/redirect/71109716/30112">Федеральным законом</text:a> от 29 июня 2015 г. N 210-ФЗ статья 15 настоящего Федерального закона дополнена пунктом 8</text:p>
      <text:p text:style-name="s1">8. Уставом непубличного общества в отношении определенных категорий (типов) акций могут быть предусмотрены порядок (в том числе непропорциональность) их конвертации в акции другого общества, создаваемого в результате реорганизации общества, и (или) порядок (в том числе непропорциональность) их обмена на доли участников в уставном капитале общества с ограниченной ответственностью, доли или вклады в складочном капитале хозяйственного товарищества либо паи членов производственного кооператива, создаваемых в результате реорганизации общества.</text:p>
      <text:p text:style-name="s1"><text:bookmark text:name="anchor8101226"/>Положения, предусмотренные настоящим пунктом, могут быть предусмотрены уставом непубличного общества при его учреждении или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
      <text:p text:style-name="s22header">Информация об изменениях:</text:p>
      <text:p text:style-name="s22"><text:bookmark text:name="anchor16"/><text:a xlink:type="simple" xlink:href="http://ivo.garant.ru/document/redirect/12123866/113">Федеральным законом</text:a> от 7 августа 2001 г. N 120-ФЗ в статью 16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6">См. текст статьи в предыдущей редакции</text:a></text:p>
      <text:p text:style-name="s15"><text:span text:style-name="s10">Статья 16.</text:span> Слияние обществ</text:p>
      <text:p text:style-name="s9header">ГАРАНТ:</text:p>
      <text:p text:style-name="s9">См. <text:span text:style-name="s8">Энциклопедии</text:span>, <text:a xlink:type="simple" xlink:href="http://ivo.garant.ru/document/redirect/77531097/0">позиции высших судов</text:a> и другие <text:a xlink:type="simple" xlink:href="http://ivo.garant.ru/document/redirect/77130775/16">комментарии</text:a> к статье 16 настоящего Федерального закона</text:p>
      <text:p text:style-name="s9">См. <text:a xlink:type="simple" xlink:href="http://ivo.garant.ru/document/redirect/5521077/2">схему</text:a> "Реорганизация АО. Слияние"</text:p>
      <text:p text:style-name="s1"><text:bookmark text:name="anchor14000"/>1. Слиянием обществ признается возникновение нового общества путем передачи ему всех прав и обязанностей двух или нескольких обществ с прекращением последних.</text:p>
      <text:p text:style-name="s22header">Информация об изменениях:</text:p>
      <text:p text:style-name="s22"><text:bookmark text:name="anchor1602"/><text:a xlink:type="simple" xlink:href="http://ivo.garant.ru/document/redirect/12148568/1041">Федеральным законом</text:a> от 27 июля 2006 г. N 146-ФЗ пункт 2 статьи 16 настоящего Федерального закона изложен в новой редакции</text:p>
      <text:p text:style-name="s22"><text:a xlink:type="simple" xlink:href="http://ivo.garant.ru/document/redirect/5220920/1602">См. текст пункта в предыдущей редакции</text:a></text:p>
      <text:p text:style-name="s1">2. Общества, участвующие в слиянии, заключают договор о слиянии. Совет директоров (наблюдательный совет) каждого общества, участвующего в слиянии, выносит для решения общим собранием акционеров каждого такого общества вопрос о реорганизации в форме слияния, а также вопрос об избрании членов совета директоров (наблюдательного совета) общества, создаваемого в результате слияния.</text:p>
      <text:p text:style-name="s1"><text:bookmark text:name="anchor160202"/>Общее собрание акционеров каждого общества, участвующего в слиянии, принимает решение по вопросу о реорганизации каждого такого общества в форме слияния, включающее в себя утверждение договора о слиянии, передаточного акта общества, участвующего в слиянии, и устава общества, создаваемого путем реорганизации в форме слияния, а также принимает решение по вопросу об избрании членов совета директоров (наблюдательного совета) создаваемого общества в количестве, установленном проектом договора о слиянии для каждого общества, участвующего в слиянии, если уставом создаваемого общества в соответствии с настоящим Федеральным законом не предусматривается осуществление функций совета директоров (наблюдательного совета) создаваемого общества общим собранием акционеров этого общества. Отношение количества членов совета директоров (наблюдательного совета) создаваемого общества, избираемых каждым обществом, участвующим в слиянии, к общему количеству членов совета директоров (наблюдательного совета) создаваемого общества должно быть пропорционально отношению количества акций создаваемого общества, подлежащих размещению среди акционеров соответствующего общества, участвующего в слиянии, к общему количеству подлежащих размещению акций создаваемого общества. Рассчитанное в соответствии с настоящим пунктом количество членов совета директоров (наблюдательного совета) создаваемого общества, избираемых каждым обществом, участвующим в слиянии, округляется до целого числа в соответствии с действующим порядком округления.</text:p>
      <text:p text:style-name="s9header">ГАРАНТ:</text:p>
      <text:p text:style-name="s9">Согласно <text:a xlink:type="simple" xlink:href="http://ivo.garant.ru/document/redirect/10164072/5801">Гражданскому кодексу</text:a> РФ (в редакции <text:a xlink:type="simple" xlink:href="http://ivo.garant.ru/document/redirect/70648990/1103">Федерального закона</text:a> от 5 мая 2014 г. N 99-ФЗ) при реорганизации АО в форме слияния утверждение передаточного акта не требуется</text:p>
      <text:p text:style-name="s22header">Информация об изменениях:</text:p>
      <text:p text:style-name="s22"><text:bookmark text:name="anchor1603"/><text:a xlink:type="simple" xlink:href="http://ivo.garant.ru/document/redirect/12148568/1042">Федеральным законом</text:a> от 27 июля 2006 г. N 146-ФЗ пункт 3 статьи 16 настоящего Федерального закона изложен в новой редакции</text:p>
      <text:p text:style-name="s22"><text:a xlink:type="simple" xlink:href="http://ivo.garant.ru/document/redirect/5220920/1603">См. текст пункта в предыдущей редакции</text:a></text:p>
      <text:p text:style-name="s1">3. Договор о слиянии должен содержать:</text:p>
      <text:p text:style-name="s1"><text:bookmark text:name="anchor16031"/>1) наименование, сведения о месте нахождения каждого общества, участвующего в слиянии, а также наименование, сведения о месте нахождения общества, создаваемого путем реорганизации в форме слияния;</text:p>
      <text:p text:style-name="s1"><text:bookmark text:name="anchor16032"/>2) порядок и условия слияния;</text:p>
      <text:p text:style-name="s1"><text:bookmark text:name="anchor16033"/>3) порядок конвертации акций каждого общества, участвующего в слиянии, в акции создаваемого общества и соотношение (коэффициент) конвертации акций таких обществ;</text:p>
      <text:p text:style-name="s1"><text:bookmark text:name="anchor16034"/>4) указание о количестве членов совета директоров (наблюдательного совета) создаваемого общества, избираемых каждым обществом, участвующим в слиянии, если уставом создаваемого общества в соответствии с настоящим Федеральным законом не предусматривается осуществление функций совета директоров (наблюдательного совета) создаваемого общества общим собранием акционеров этого общества;</text:p>
      <text:p text:style-name="s22header">Информация об изменениях:</text:p>
      <text:p text:style-name="s22"><text:bookmark text:name="anchor16035"/>Подпункт 5 изменен с 19 июля 2018 г. - <text:a xlink:type="simple" xlink:href="http://ivo.garant.ru/document/redirect/71992492/13">Федеральный закон</text:a> от 19 июля 2018 г. N 209-ФЗ</text:p>
      <text:p text:style-name="s22"><text:a xlink:type="simple" xlink:href="http://ivo.garant.ru/document/redirect/77663246/16035">См. предыдущую редакцию</text:a></text:p>
      <text:p text:style-name="s1">5) список членов ревизионной комиссии создаваемого общества, если в соответствии с уставом создаваемого общества наличие ревизионной комиссии является обязательным;</text:p>
      <text:p text:style-name="s1"><text:bookmark text:name="anchor16036"/>6) список членов коллегиального исполнительного органа создаваемого общества, если уставом создаваемого общества предусмотрено наличие коллегиального исполнительного органа и его образование отнесено к компетенции общего собрания акционеров;</text:p>
      <text:p text:style-name="s1"><text:bookmark text:name="anchor16037"/>7) указание о лице, осуществляющем функции единоличного исполнительного органа создаваемого общества;</text:p>
      <text:p text:style-name="s22header">Информация об изменениях:</text:p>
      <text:p text:style-name="s22"><text:bookmark text:name="anchor16038"/><text:a xlink:type="simple" xlink:href="http://ivo.garant.ru/document/redirect/71109716/30120">Федеральным законом</text:a> от 29 июня 2015 г. N 210-ФЗ подпункт 8 пункта 3 статьи 16 настоящего Федерального закона изложен в новой редакции</text:p>
      <text:p text:style-name="s22"><text:a xlink:type="simple" xlink:href="http://ivo.garant.ru/document/redirect/57401788/16038">См. текст подпункта в предыдущей редакции</text:a></text:p>
      <text:p text:style-name="s1">8) наименование регистратора создаваемого общества и сведения о его месте нахождения.</text:p>
      <text:p text:style-name="s22header">Информация об изменениях:</text:p>
      <text:p text:style-name="s22"><text:bookmark text:name="anchor1631"/>Пункт 3.1 изменен с 1 января 2023 г. - <text:a xlink:type="simple" xlink:href="http://ivo.garant.ru/document/redirect/404488122/14">Федеральный закон</text:a> от 16 апреля 2022 г. N 114-ФЗ</text:p>
      <text:p text:style-name="s22"><text:a xlink:type="simple" xlink:href="http://ivo.garant.ru/document/redirect/76801838/1631">См. предыдущую редакцию</text:a></text:p>
      <text:p text:style-name="s1">3.1. Договор о слиянии может содержать указание об аудиторской организации (индивидуальном аудиторе) общества, создаваемого путем реорганизации в форме слияния, о регистраторе создаваемого общества, указание о передаче полномочий единоличного исполнительного органа создаваемого общества управляющей организации или управляющему, иные данные о лицах, указанных в <text:a xlink:type="simple" xlink:href="#anchor16035">подпунктах 5-7 пункта 3</text:a> настоящей статьи, другие положения о реорганизации, не противоречащие федеральным законам.</text:p>
      <text:p text:style-name="s1"><text:bookmark text:name="anchor164"/>4. При слиянии обществ акции общества, принадлежащие другому обществу, участвующему в слиянии, а также собственные акции, принадлежащие участвующему в слиянии обществу, погашаются.</text:p>
      <text:p text:style-name="s1"><text:bookmark text:name="anchor1604"/>5. При слиянии обществ все права и обязанности каждого из них переходят к вновь возникшему обществу в соответствии с передаточным актом.</text:p>
      <text:p text:style-name="s1"/>
      <text:p text:style-name="s22header">Информация об изменениях:</text:p>
      <text:p text:style-name="s22"><text:bookmark text:name="anchor17"/><text:a xlink:type="simple" xlink:href="http://ivo.garant.ru/document/redirect/12123866/114">Федеральным законом</text:a> от 7 августа 2001 г. N 120-ФЗ в статью 17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17">См. текст статьи в предыдущей редакции</text:a></text:p>
      <text:p text:style-name="s15"><text:span text:style-name="s10">Статья 17.</text:span> Присоединение общества</text:p>
      <text:p text:style-name="s9header">ГАРАНТ:</text:p>
      <text:p text:style-name="s9">См. <text:span text:style-name="s8">Энциклопедии</text:span>, <text:a xlink:type="simple" xlink:href="http://ivo.garant.ru/document/redirect/77531707/0">позиции высших судов</text:a> и другие <text:a xlink:type="simple" xlink:href="http://ivo.garant.ru/document/redirect/77130775/17">комментарии</text:a> к статье 17 настоящего Федерального закона</text:p>
      <text:p text:style-name="s9">См. <text:a xlink:type="simple" xlink:href="http://ivo.garant.ru/document/redirect/5521077/3">схему</text:a> "Реорганизация АО. Присоединение"</text:p>
      <text:p text:style-name="s1"><text:bookmark text:name="anchor15000"/>1. Присоединением общества признается прекращение одного или нескольких обществ с передачей всех их прав и обязанностей другому обществу.</text:p>
      <text:p text:style-name="s22header">Информация об изменениях:</text:p>
      <text:p text:style-name="s22"><text:bookmark text:name="anchor1702"/><text:a xlink:type="simple" xlink:href="http://ivo.garant.ru/document/redirect/12148568/1051">Федеральным законом</text:a> от 27 июля 2006 г. N 146-ФЗ пункт 2 статьи 17 настоящего Федерального закона изложен в новой редакции</text:p>
      <text:p text:style-name="s22"><text:a xlink:type="simple" xlink:href="http://ivo.garant.ru/document/redirect/5220920/1702">См. текст пункта в предыдущей редакции</text:a></text:p>
      <text:p text:style-name="s1">2. Присоединяемое общество и общество, к которому осуществляется присоединение, заключают договор о присоединении.</text:p>
      <text:p text:style-name="s1"><text:bookmark text:name="anchor170202"/>Совет директоров (наблюдательный совет) каждого общества, участвующего в присоединении, выносит для решения общим собранием акционеров каждого такого общества вопрос о реорганизации в форме присоединения. Совет директоров (наблюдательный совет) общества, к которому осуществляется присоединение, выносит также для решения общим собранием акционеров такого общества иные вопросы, если это предусмотрено договором о присоединении.</text:p>
      <text:p text:style-name="s1"><text:bookmark text:name="anchor17023"/>Общее собрание акционеров общества, к которому осуществляется присоединение, принимает решение по вопросу о реорганизации в форме присоединения, включающее в себя утверждение договора о присоединении, а также принимает решения по иным вопросам (в том числе решение о внесении изменений и дополнений в устав такого общества), если это предусмотрено договором о присоединении. Общее собрание акционеров присоединяемого общества принимает решение по вопросу о реорганизации в форме присоединения, включающее в себя утверждение договора о присоединении, передаточного акта.</text:p>
      <text:p text:style-name="s9header">ГАРАНТ:</text:p>
      <text:p text:style-name="s9">Согласно <text:a xlink:type="simple" xlink:href="http://ivo.garant.ru/document/redirect/10164072/5802">Гражданскому кодексу</text:a> РФ (в редакции <text:a xlink:type="simple" xlink:href="http://ivo.garant.ru/document/redirect/70648990/1103">Федерального закона</text:a> от 5 мая 2014 г. N 99-ФЗ) при реорганизации АО в форме присоединения утверждение передаточного акта не требуется</text:p>
      <text:p text:style-name="s22header">Информация об изменениях:</text:p>
      <text:p text:style-name="s22"><text:bookmark text:name="anchor1703"/><text:a xlink:type="simple" xlink:href="http://ivo.garant.ru/document/redirect/12148568/1052">Федеральным законом</text:a> от 27 июля 2006 г. N 146-ФЗ пункт 3 статьи 17 настоящего Федерального закона изложен в новой редакции</text:p>
      <text:p text:style-name="s22"><text:a xlink:type="simple" xlink:href="http://ivo.garant.ru/document/redirect/5220920/1703">См. текст пункта в предыдущей редакции</text:a></text:p>
      <text:p text:style-name="s1">3. Договор о присоединении должен содержать:</text:p>
      <text:p text:style-name="s1"><text:bookmark text:name="anchor17031"/>1) наименование, сведения о месте нахождения каждого общества, участвующего в присоединении;</text:p>
      <text:p text:style-name="s1"><text:bookmark text:name="anchor17032"/>2) порядок и условия присоединения;</text:p>
      <text:p text:style-name="s1"><text:bookmark text:name="anchor17033"/>3) порядок конвертации акций присоединяемого общества в акции общества, к которому осуществляется присоединение, и соотношение (коэффициент) конвертации акций таких обществ.</text:p>
      <text:p text:style-name="s22header">Информация об изменениях:</text:p>
      <text:p text:style-name="s22"><text:bookmark text:name="anchor1731"/><text:a xlink:type="simple" xlink:href="http://ivo.garant.ru/document/redirect/12148568/1053">Федеральным законом</text:a> от 27 июля 2006 г. N 146-ФЗ статья 17 настоящего Федерального закона дополнена пунктом 3.1</text:p>
      <text:p text:style-name="s1">3.1. Договор о присоединении может содержать перечень изменений и дополнений, вносимых в устав общества, к которому осуществляется присоединение, другие положения о реорганизации, не противоречащие федеральным законам.</text:p>
      <text:p text:style-name="s22header">Информация об изменениях:</text:p>
      <text:p text:style-name="s22"><text:bookmark text:name="anchor17004"/><text:a xlink:type="simple" xlink:href="http://ivo.garant.ru/document/redirect/12148568/1054">Федеральным законом</text:a> от 27 июля 2006 г. N 146-ФЗ пункт 4 статьи 17 настоящего Федерального закона изложен в новой редакции</text:p>
      <text:p text:style-name="s22"><text:a xlink:type="simple" xlink:href="http://ivo.garant.ru/document/redirect/5220920/17004">См. текст пункта в предыдущей редакции</text:a></text:p>
      <text:p text:style-name="s1">4. При присоединении общества погашаются:</text:p>
      <text:p text:style-name="s1"><text:bookmark text:name="anchor170041"/>1) собственные акции, принадлежащие присоединяемому обществу;</text:p>
      <text:p text:style-name="s1"><text:bookmark text:name="anchor170042"/>2) акции присоединяемого общества, принадлежащие обществу, к которому осуществляется присоединение;</text:p>
      <text:p text:style-name="s1"><text:bookmark text:name="anchor170043"/>3) принадлежащие присоединяемому обществу акции общества, к которому осуществляется присоединение, если это предусмотрено договором о присоединении.</text:p>
      <text:p text:style-name="s22header">Информация об изменениях:</text:p>
      <text:p text:style-name="s22"><text:bookmark text:name="anchor1741"/>Пункт 4.1 изменен с 7 октября 2022 г. - <text:a xlink:type="simple" xlink:href="http://ivo.garant.ru/document/redirect/405396487/11">Федеральный закон</text:a> от 7 октября 2022 г. N 381-ФЗ</text:p>
      <text:p text:style-name="s22"><text:a xlink:type="simple" xlink:href="http://ivo.garant.ru/document/redirect/76806146/1741">См. предыдущую редакцию</text:a></text:p>
      <text:p text:style-name="s1">4.1. В случае, если собственные акции, принадлежащие обществу, к которому было осуществлено присоединение, не подлежат погашению в соответствии с <text:a xlink:type="simple" xlink:href="#anchor170043">подпунктом 3 пункта 4</text:a> настоящей статьи, такие акции должны быть реализованы обществом по цене не ниже их рыночной стоимости не позднее одного года после их приобретения обществом, в ином случае общество обязано в разумный срок принять решение об уменьшении своего уставного капитала путем погашения таких акций.</text:p>
      <text:p text:style-name="s1"><text:bookmark text:name="anchor1704"/>5. При присоединении одного общества к другому к последнему переходят все права и обязанности присоединяемого общества в соответствии с передаточным актом.</text:p>
      <text:p text:style-name="s1"/>
      <text:p text:style-name="s15"><text:bookmark text:name="anchor18"/><text:span text:style-name="s10">Статья 18.</text:span> Разделение общества</text:p>
      <text:p text:style-name="s9header">ГАРАНТ:</text:p>
      <text:p text:style-name="s9">См. <text:span text:style-name="s8">Энциклопедии</text:span>, <text:a xlink:type="simple" xlink:href="http://ivo.garant.ru/document/redirect/77530521/0">позиции высших судов</text:a> и другие <text:a xlink:type="simple" xlink:href="http://ivo.garant.ru/document/redirect/77130775/18">комментарии</text:a> к статье 18 настоящего Федерального закона</text:p>
      <text:p text:style-name="s9">См. <text:a xlink:type="simple" xlink:href="http://ivo.garant.ru/document/redirect/5521077/4">схему</text:a> "Реорганизация АО. Разделение"</text:p>
      <text:p text:style-name="s1"><text:bookmark text:name="anchor16000"/>1. Разделением общества признается прекращение общества с передачей всех его прав и обязанностей вновь создаваемым обществам.</text:p>
      <text:p text:style-name="s22header">Информация об изменениях:</text:p>
      <text:p text:style-name="s22"><text:bookmark text:name="anchor1802"/><text:a xlink:type="simple" xlink:href="http://ivo.garant.ru/document/redirect/12148568/1061">Федеральным законом</text:a> от 27 июля 2006 г. N 146-ФЗ пункт 2 статьи 18 настоящего Федерального закона изложен в новой редакции</text:p>
      <text:p text:style-name="s22"><text:a xlink:type="simple" xlink:href="http://ivo.garant.ru/document/redirect/5220920/1802">См. текст пункта в предыдущей редакции</text:a></text:p>
      <text:p text:style-name="s1">2. Совет директоров (наблюдательный совет) реорганизуемого в форме разделения общества выносит для решения общим собранием акционеров такого общества вопрос о реорганизации общества в форме разделения, а также вопрос об избрании совета директоров (наблюдательного совета) каждого общества, создаваемого в результате разделения, если уставом соответствующего создаваемого общества в соответствии с настоящим <text:a xlink:type="simple" xlink:href="#anchor6412">Федеральным законом</text:a> не предусматривается осуществление функций совета директоров (наблюдательного совета) этого общества общим собранием акционеров этого общества.</text:p>
      <text:p text:style-name="s22header">Информация об изменениях:</text:p>
      <text:p text:style-name="s22"><text:bookmark text:name="anchor1803"/><text:a xlink:type="simple" xlink:href="http://ivo.garant.ru/document/redirect/12148568/1062">Федеральным законом</text:a> от 27 июля 2006 г. N 146-ФЗ пункт 3 статьи 18 настоящего Федерального закона изложен в новой редакции</text:p>
      <text:p text:style-name="s22"><text:a xlink:type="simple" xlink:href="http://ivo.garant.ru/document/redirect/5220920/1703">См. текст пункта в предыдущей редакции</text:a></text:p>
      <text:p text:style-name="s1">3. Общее собрание акционеров реорганизуемого в форме разделения общества по вопросу о реорганизации общества в форме разделения принимает решение о реорганизации общества, которое должно содержать:</text:p>
      <text:p text:style-name="s1"><text:bookmark text:name="anchor180301"/>1) наименование, сведения о месте нахождения каждого общества, создаваемого путем реорганизации в форме разделения;</text:p>
      <text:p text:style-name="s1"><text:bookmark text:name="anchor180302"/>2) порядок и условия разделения;</text:p>
      <text:p text:style-name="s1"><text:bookmark text:name="anchor180303"/>3) порядок конвертации акций реорганизуемого общества в акции каждого создаваемого общества и соотношение (коэффициент) конвертации акций таких обществ;</text:p>
      <text:p text:style-name="s22header">Информация об изменениях:</text:p>
      <text:p text:style-name="s22"><text:bookmark text:name="anchor180304"/>Подпункт 4 изменен с 19 июля 2018 г. - <text:a xlink:type="simple" xlink:href="http://ivo.garant.ru/document/redirect/71992492/14">Федеральный закон</text:a> от 19 июля 2018 г. N 209-ФЗ</text:p>
      <text:p text:style-name="s22"><text:a xlink:type="simple" xlink:href="http://ivo.garant.ru/document/redirect/77663246/180304">См. предыдущую редакцию</text:a></text:p>
      <text:p text:style-name="s1">4) список членов ревизионной комиссии каждого создаваемого общества, если в соответствии с уставом соответствующего создаваемого общества наличие ревизионной комиссии является обязательным;</text:p>
      <text:p text:style-name="s1"><text:bookmark text:name="anchor180305"/>5) список членов коллегиального исполнительного органа каждого создаваемого общества, если уставом соответствующего создаваемого общества предусмотрено наличие коллегиального исполнительного органа и его образование отнесено к компетенции общего собрания акционеров;</text:p>
      <text:p text:style-name="s1"><text:bookmark text:name="anchor180306"/>6) указание о лице, осуществляющем функции единоличного исполнительного органа каждого создаваемого общества;</text:p>
      <text:p text:style-name="s1"><text:bookmark text:name="anchor180307"/>7) указание об утверждении разделительного баланса с приложением разделительного баланса;</text:p>
      <text:p text:style-name="s9header">ГАРАНТ:</text:p>
      <text:p text:style-name="s9">Согласно <text:a xlink:type="simple" xlink:href="http://ivo.garant.ru/document/redirect/10164072/5803">Гражданскому кодексу</text:a> РФ (в редакции <text:a xlink:type="simple" xlink:href="http://ivo.garant.ru/document/redirect/70648990/1103">Федерального закона</text:a> от 5 мая 2014 г. N 99-ФЗ) при разделении юридического лица его права и обязанности переходят к вновь возникшим юридическим лицам в соответствии с передаточным актом</text:p>
      <text:p text:style-name="s1"><text:bookmark text:name="anchor180308"/>8) указание об утверждении устава каждого создаваемого общества с приложением устава каждого создаваемого общества;</text:p>
      <text:p text:style-name="s22header">Информация об изменениях:</text:p>
      <text:p text:style-name="s22"><text:bookmark text:name="anchor180309"/><text:a xlink:type="simple" xlink:href="http://ivo.garant.ru/document/redirect/71109716/30130">Федеральным законом</text:a> от 29 июня 2015 г. N 210-ФЗ подпункт 9 пункта 3 статьи 18 настоящего Федерального закона изложен в новой редакции</text:p>
      <text:p text:style-name="s22"><text:a xlink:type="simple" xlink:href="http://ivo.garant.ru/document/redirect/57401788/180309">См. текст подпункта в предыдущей редакции</text:a></text:p>
      <text:p text:style-name="s1">9) наименование регистратора каждого создаваемого общества и сведения о его месте нахождения.</text:p>
      <text:p text:style-name="s22header">Информация об изменениях:</text:p>
      <text:p text:style-name="s22"><text:bookmark text:name="anchor1831"/>Пункт 3.1 изменен с 1 января 2023 г. - <text:a xlink:type="simple" xlink:href="http://ivo.garant.ru/document/redirect/404488122/15">Федеральный закон</text:a> от 16 апреля 2022 г. N 114-ФЗ</text:p>
      <text:p text:style-name="s22"><text:a xlink:type="simple" xlink:href="http://ivo.garant.ru/document/redirect/76801838/1831">См. предыдущую редакцию</text:a></text:p>
      <text:p text:style-name="s1">3.1. Решение о реорганизации в форме разделения может содержать указание об аудиторской организации (индивидуальном аудиторе) общества, создаваемого путем реорганизации в форме разделения, о регистраторе создаваемого общества, указание о передаче полномочий единоличного исполнительного органа создаваемого общества управляющей организации или управляющему, иные данные о лицах, указанных в <text:a xlink:type="simple" xlink:href="#anchor180304">подпунктах 4-6 пункта 3</text:a> настоящей статьи, другие положения о реорганизации, не противоречащие федеральным законам.</text:p>
      <text:p text:style-name="s22header">Информация об изменениях:</text:p>
      <text:p text:style-name="s22"><text:bookmark text:name="anchor1832"/><text:a xlink:type="simple" xlink:href="http://ivo.garant.ru/document/redirect/12148568/1064">Федеральным законом</text:a> от 27 июля 2006 г. N 146-ФЗ статья 18 настоящего Федерального закона дополнена пунктом 3.2</text:p>
      <text:p text:style-name="s1">3.2. Избрание совета директоров (наблюдательного совета) каждого общества, создаваемого путем реорганизации в форме разделения, осуществляется акционерами реорганизуемого общества, среди которых в соответствии с решением о реорганизации общества должны быть размещены обыкновенные акции соответствующего создаваемого общества, а также акционерами - владельцами привилегированных акций реорганизуемого общества (являющихся на момент принятия решения о реорганизации общества голосующими акциями в соответствии с <text:a xlink:type="simple" xlink:href="#anchor324">пунктом 5 статьи 32</text:a> настоящего Федерального закона), среди которых в соответствии с решением о реорганизации общества должны быть размещены привилегированные акции соответствующего создаваемого общества.</text:p>
      <text:p text:style-name="s22header">Информация об изменениях:</text:p>
      <text:p text:style-name="s22"><text:bookmark text:name="anchor1833"/>Пункт 3.3 изменен с 1 марта 2025 г. - <text:a xlink:type="simple" xlink:href="http://ivo.garant.ru/document/redirect/409495209/14">Федеральный закон</text:a> от 8 августа 2024 г. N 287-ФЗ</text:p>
      <text:p text:style-name="s22"><text:a xlink:type="simple" xlink:href="http://ivo.garant.ru/document/redirect/76839264/1833">См. предыдущую редакцию</text:a></text:p>
      <text:p text:style-name="s1">3.3. Каждый акционер реорганизуемого общества, голосовавший против принятия решения о реорганизации общества или не участвовавший в голосовании по вопросу о реорганизации общества, должен получить акции каждого создаваемого путем реорганизации в форме разделения общества, предоставляющие те же права, что и принадлежащие ему акции реорганизуемого общества, пропорционально их числу.</text:p>
      <text:p text:style-name="s1"><text:bookmark text:name="anchor1804"/>4. При разделении общества все его права и обязанности переходят к двум или нескольким вновь создаваемым обществам в соответствии с разделительным балансом.</text:p>
      <text:p text:style-name="s1"/>
      <text:p text:style-name="s15"><text:bookmark text:name="anchor19"/><text:span text:style-name="s10">Статья 19.</text:span> Выделение общества</text:p>
      <text:p text:style-name="s9header">ГАРАНТ:</text:p>
      <text:p text:style-name="s9">См. <text:span text:style-name="s8">Энциклопедии</text:span>, <text:a xlink:type="simple" xlink:href="http://ivo.garant.ru/document/redirect/77530528/0">позиции высших судов</text:a> и другие <text:a xlink:type="simple" xlink:href="http://ivo.garant.ru/document/redirect/77130775/19">комментарии</text:a> к статье 19 настоящего Федерального закона</text:p>
      <text:p text:style-name="s9">См. <text:a xlink:type="simple" xlink:href="http://ivo.garant.ru/document/redirect/5521077/5">схему</text:a> "Реорганизация АО. Выделение"</text:p>
      <text:p text:style-name="s1"><text:bookmark text:name="anchor17000"/>1. Выделением общества признается создание одного или нескольких обществ с передачей им части прав и обязанностей реорганизуемого общества без прекращения последнего.</text:p>
      <text:p text:style-name="s22header">Информация об изменениях:</text:p>
      <text:p text:style-name="s22"><text:bookmark text:name="anchor1902"/><text:a xlink:type="simple" xlink:href="http://ivo.garant.ru/document/redirect/12148568/1071">Федеральным законом</text:a> от 27 июля 2006 г. N 146-ФЗ пункт 2 статьи 19 настоящего Федерального закона изложен в новой редакции</text:p>
      <text:p text:style-name="s22"><text:a xlink:type="simple" xlink:href="http://ivo.garant.ru/document/redirect/5220920/1902">См. текст пункта в предыдущей редакции</text:a></text:p>
      <text:p text:style-name="s1">2. Совет директоров (наблюдательный совет) реорганизуемого в форме выделения общества выносит для решения общим собранием акционеров такого общества вопрос о реорганизации общества в форме выделения, а также вопрос об избрании совета директоров (наблюдательного совета) каждого общества, создаваемого путем реорганизации в форме выделения, если уставом соответствующего создаваемого общества в соответствии с настоящим <text:a xlink:type="simple" xlink:href="#anchor6412">Федеральным законом</text:a> не предусматривается осуществление функций совета директоров (наблюдательного совета) этого общества общим собранием акционеров этого общества.</text:p>
      <text:p text:style-name="s22header">Информация об изменениях:</text:p>
      <text:p text:style-name="s22"><text:bookmark text:name="anchor1903"/><text:a xlink:type="simple" xlink:href="http://ivo.garant.ru/document/redirect/12148568/1072">Федеральным законом</text:a> от 27 июля 2006 г. N 146-ФЗ пункт 3 статьи 19 настоящего Федерального закона изложен в новой редакции</text:p>
      <text:p text:style-name="s22"><text:a xlink:type="simple" xlink:href="http://ivo.garant.ru/document/redirect/5220920/1903">См. текст пункта в предыдущей редакции</text:a></text:p>
      <text:p text:style-name="s1">3. Общее собрание акционеров реорганизуемого в форме выделения общества по вопросу о реорганизации общества в форме выделения принимает решение о реорганизации общества, которое должно содержать:</text:p>
      <text:p text:style-name="s1"><text:bookmark text:name="anchor190301"/>1) наименование, сведения о месте нахождения каждого общества, создаваемого путем реорганизации в форме выделения;</text:p>
      <text:p text:style-name="s1"><text:bookmark text:name="anchor190302"/>2) порядок и условия выделения;</text:p>
      <text:p text:style-name="s1"><text:bookmark text:name="anchor190303"/>3) способ размещения акций каждого создаваемого общества (конвертация акций реорганизуемого общества в акции создаваемого общества, распределение акций создаваемого общества среди акционеров реорганизуемого общества, приобретение акций создаваемого общества самим реорганизуемым обществом), порядок такого размещения, а в случае конвертации акций реорганизуемого общества в акции создаваемого общества - соотношение (коэффициент) конвертации акций таких обществ;</text:p>
      <text:p text:style-name="s22header">Информация об изменениях:</text:p>
      <text:p text:style-name="s22"><text:bookmark text:name="anchor190304"/>Подпункт 4 изменен с 19 июля 2018 г. - <text:a xlink:type="simple" xlink:href="http://ivo.garant.ru/document/redirect/71992492/15">Федеральный закон</text:a> от 19 июля 2018 г. N 209-ФЗ</text:p>
      <text:p text:style-name="s22"><text:a xlink:type="simple" xlink:href="http://ivo.garant.ru/document/redirect/77663246/190304">См. предыдущую редакцию</text:a></text:p>
      <text:p text:style-name="s1">4) список членов ревизионной комиссии каждого создаваемого общества, если в соответствии с уставом соответствующего создаваемого общества наличие ревизионной комиссии является обязательным;</text:p>
      <text:p text:style-name="s1"><text:bookmark text:name="anchor190305"/>5) список членов коллегиального исполнительного органа каждого создаваемого общества, если уставом соответствующего создаваемого общества предусмотрено наличие коллегиального исполнительного органа и его образование отнесено к компетенции общего собрания акционеров;</text:p>
      <text:p text:style-name="s1"><text:bookmark text:name="anchor190306"/>6) указание о лице, осуществляющем функции единоличного исполнительного органа каждого создаваемого общества;</text:p>
      <text:p text:style-name="s1"><text:bookmark text:name="anchor190307"/>7) указание об утверждении разделительного баланса с приложением разделительного баланса;</text:p>
      <text:p text:style-name="s9header">ГАРАНТ:</text:p>
      <text:p text:style-name="s9">Согласно <text:a xlink:type="simple" xlink:href="http://ivo.garant.ru/document/redirect/10164072/5804">Гражданскому кодексу</text:a> РФ (в редакции <text:a xlink:type="simple" xlink:href="http://ivo.garant.ru/document/redirect/70648990/1103">Федерального закона</text:a> от 5 мая 2014 г. N 99-ФЗ) при выделении из состава юридического лица одного или нескольких юридических лиц к каждому из них переходят права и обязанности реорганизованного юридического лица в соответствии с передаточным актом</text:p>
      <text:p text:style-name="s1"><text:bookmark text:name="anchor190308"/>8) указание об утверждении устава каждого создаваемого общества с приложением устава каждого создаваемого общества;</text:p>
      <text:p text:style-name="s22header">Информация об изменениях:</text:p>
      <text:p text:style-name="s22"><text:bookmark text:name="anchor190309"/><text:a xlink:type="simple" xlink:href="http://ivo.garant.ru/document/redirect/71109716/3014">Федеральным законом</text:a> от 29 июня 2015 г. N 210-ФЗ подпункт 9 пункта 3 статьи 19 настоящего Федерального закона изложен в новой редакции</text:p>
      <text:p text:style-name="s22"><text:a xlink:type="simple" xlink:href="http://ivo.garant.ru/document/redirect/57401788/190309">См. текст подпункта в предыдущей редакции</text:a></text:p>
      <text:p text:style-name="s1">9) наименование регистратора создаваемого общества и сведения о его месте нахождения.</text:p>
      <text:p text:style-name="s22header">Информация об изменениях:</text:p>
      <text:p text:style-name="s22"><text:bookmark text:name="anchor1931"/>Пункт 3.1 изменен с 1 января 2023 г. - <text:a xlink:type="simple" xlink:href="http://ivo.garant.ru/document/redirect/404488122/16">Федеральный закон</text:a> от 16 апреля 2022 г. N 114-ФЗ</text:p>
      <text:p text:style-name="s22"><text:a xlink:type="simple" xlink:href="http://ivo.garant.ru/document/redirect/76801838/1931">См. предыдущую редакцию</text:a></text:p>
      <text:p text:style-name="s1">3.1. Решение о реорганизации в форме выделения может содержать указание об аудиторской организации (индивидуальном аудиторе) общества, создаваемого путем реорганизации в форме выделения, о регистраторе создаваемого общества, указание о передаче полномочий единоличного исполнительного органа создаваемого общества управляющей организации или управляющему, иные данные о лицах, указанных в <text:a xlink:type="simple" xlink:href="#anchor190304">подпунктах 4-6 пункта 3</text:a> настоящей статьи, другие положения о реорганизации, не противоречащие федеральным законам.</text:p>
      <text:p text:style-name="s22header">Информация об изменениях:</text:p>
      <text:p text:style-name="s22"><text:bookmark text:name="anchor1932"/><text:a xlink:type="simple" xlink:href="http://ivo.garant.ru/document/redirect/12148568/1074">Федеральным законом</text:a> от 27 июля 2006 г. N 146-ФЗ статья 19 настоящего Федерального закона дополнена пунктом 3.2</text:p>
      <text:p text:style-name="s1">3.2. Избрание совета директоров (наблюдательного совета) каждого общества, создаваемого путем реорганизации в форме выделения, осуществляется акционерами реорганизуемого общества, среди которых в соответствии с решением о реорганизации общества должны быть размещены обыкновенные акции соответствующего создаваемого общества, и акционерами - владельцами привилегированных акций реорганизуемого общества (являющихся на момент принятия решения о реорганизации голосующими акциями в соответствии с <text:a xlink:type="simple" xlink:href="#anchor324">пунктом 5 статьи 32</text:a> настоящего Федерального закона), среди которых в соответствии с решением о реорганизации общества должны быть размещены привилегированные акции соответствующего создаваемого общества.</text:p>
      <text:p text:style-name="s1"><text:bookmark text:name="anchor193202"/>Если в соответствии с решением о реорганизации общества в форме выделения единственным акционером создаваемого общества будет являться реорганизуемое общество, избрание совета директоров (наблюдательного совета) создаваемого общества осуществляется акционерами реорганизуемого общества.</text:p>
      <text:p text:style-name="s22header">Информация об изменениях:</text:p>
      <text:p text:style-name="s22"><text:bookmark text:name="anchor1933"/>Пункт 3.3 изменен с 1 марта 2025 г. - <text:a xlink:type="simple" xlink:href="http://ivo.garant.ru/document/redirect/409495209/15">Федеральный закон</text:a> от 8 августа 2024 г. N 287-ФЗ</text:p>
      <text:p text:style-name="s22"><text:a xlink:type="simple" xlink:href="http://ivo.garant.ru/document/redirect/76839264/1933">См. предыдущую редакцию</text:a></text:p>
      <text:p text:style-name="s1">3.3. Если решением о реорганизации общества в форме выделения предусматривается конвертация акций реорганизуемого общества в акции создаваемого общества или распределение акций создаваемого общества среди акционеров реорганизуемого общества, каждый акционер реорганизуемого общества, голосовавший против принятия решения о реорганизации общества или не участвовавший в голосовании по вопросу о реорганизации общества, должен получить акции каждого создаваемого общества, предоставляющие те же права, что и принадлежащие ему акции реорганизуемого общества, пропорционально их числу.</text:p>
      <text:p text:style-name="s1"><text:bookmark text:name="anchor1904"/>4. При выделении из состава общества одного или нескольких обществ к каждому из них переходит часть прав и обязанностей реорганизованного в форме выделения общества в соответствии с разделительным балансом.</text:p>
      <text:p text:style-name="s1"/>
      <text:p text:style-name="s22header">Информация об изменениях:</text:p>
      <text:p text:style-name="s22"><text:bookmark text:name="anchor1901"/><text:a xlink:type="simple" xlink:href="http://ivo.garant.ru/document/redirect/12148568/108">Федеральным законом</text:a> от 27 июля 2006 г. N 146-ФЗ настоящий Федеральный закон дополнен статьей 19.1</text:p>
      <text:p text:style-name="s15"><text:span text:style-name="s10">Статья 19.1.</text:span> Особенности разделения или выделения общества, осуществляемых одновременно со слиянием или с присоединением</text:p>
      <text:p text:style-name="s9header">ГАРАНТ:</text:p>
      <text:p text:style-name="s9">См. <text:a xlink:type="simple" xlink:href="http://ivo.garant.ru/document/redirect/58078384/0">Энциклопедии</text:a> и другие <text:a xlink:type="simple" xlink:href="http://ivo.garant.ru/document/redirect/77130775/1901">комментарии</text:a> к статье 19.1 настоящего Федерального закона</text:p>
      <text:p text:style-name="s1"><text:bookmark text:name="anchor19011"/>1. Решением общего собрания акционеров общества о реорганизации общества в форме его разделения или выделения может быть предусмотрено в отношении одного или нескольких обществ, создаваемых путем реорганизации в форме разделения или выделения, положение об одновременном слиянии создаваемого общества с другим обществом или другими обществами либо об одновременном присоединении создаваемого общества к другому обществу. В этом случае реорганизация осуществляется в соответствии с положениями <text:a xlink:type="simple" xlink:href="#anchor15">статей 15-19</text:a> настоящего Федерального закона, если иное не установлено настоящей статьей.</text:p>
      <text:p text:style-name="s1"><text:bookmark text:name="anchor19012"/>2. Договор о слиянии или договор о присоединении подписывается от имени общества, создаваемого путем реорганизации в форме разделения или выделения, лицом, определенным решением общего собрания акционеров общества, реорганизуемого в соответствии с настоящей статьей в форме разделения или выделения.</text:p>
      <text:p text:style-name="s1"><text:bookmark text:name="anchor19013"/>3. Совет директоров (наблюдательный совет) общества, реорганизуемого в соответствии с настоящей статьей в форме разделения или выделения, при вынесении для решения общим собранием акционеров вопроса о реорганизации общества в форме разделения или выделения выносит также вопрос о реорганизации общества, создаваемого путем реорганизации в форме разделения или выделения, в форме слияния с другим обществом или другими обществами либо в форме присоединения к другому обществу.</text:p>
      <text:p text:style-name="s1"><text:bookmark text:name="anchor19014"/>4. Общее собрание акционеров общества, реорганизуемого в соответствии с настоящей статьей в форме разделения, принимает в соответствии со <text:a xlink:type="simple" xlink:href="#anchor16">статьями 16</text:a> или <text:a xlink:type="simple" xlink:href="#anchor17">17</text:a> и <text:a xlink:type="simple" xlink:href="#anchor18">статьей 18</text:a> настоящего Федерального закона соответственно решения о:</text:p>
      <text:p text:style-name="s1"><text:bookmark text:name="anchor190141"/>1) реорганизации общества в форме разделения;</text:p>
      <text:p text:style-name="s1"><text:bookmark text:name="anchor190142"/>2) реорганизации общества, создаваемого путем реорганизации в форме разделения, в форме слияния с другим обществом или другими обществами либо в форме присоединения к другому обществу.</text:p>
      <text:p text:style-name="s1"><text:bookmark text:name="anchor19015"/>5. Общее собрание акционеров общества, реорганизуемого в соответствии с настоящей статьей в форме выделения, принимает в соответствии со <text:a xlink:type="simple" xlink:href="#anchor16">статьями 16</text:a> или <text:a xlink:type="simple" xlink:href="#anchor17">17</text:a> и <text:a xlink:type="simple" xlink:href="#anchor19">статьей 19</text:a> настоящего Федерального закона соответственно решения о:</text:p>
      <text:p text:style-name="s1"><text:bookmark text:name="anchor190151"/>1) реорганизации общества в форме выделения;</text:p>
      <text:p text:style-name="s1"><text:bookmark text:name="anchor190152"/>2) реорганизации общества, создаваемого путем реорганизации в форме выделения, в форме слияния с другим обществом или другими обществами либо в форме присоединения к другому обществу.</text:p>
      <text:p text:style-name="s1"><text:bookmark text:name="anchor19016"/>6. Решением общего собрания акционеров общества о реорганизации общества в форме разделения или выделения, принимаемым в соответствии с настоящей статьей, может быть предусмотрено условие о вступлении этого решения в силу только в случаях, если общим собранием акционеров реорганизуемого общества принято решение об одновременном слиянии общества, создаваемого путем реорганизации в форме разделения или выделения, с другим обществом или другими обществами либо об одновременном присоединении создаваемого общества к другому обществу и (или) общим собранием акционеров другого общества или других обществ, участвующих в слиянии или присоединении, приняты решения, указанные в <text:a xlink:type="simple" xlink:href="#anchor1602">пункте 2 статьи 16</text:a> или <text:a xlink:type="simple" xlink:href="#anchor1702">пункте 2 статьи 17</text:a> настоящего Федерального закона.</text:p>
      <text:p text:style-name="s22header">Информация об изменениях:</text:p>
      <text:p text:style-name="s22"><text:bookmark text:name="anchor19017"/>Пункт 7 изменен с 1 января 2020 г. - <text:a xlink:type="simple" xlink:href="http://ivo.garant.ru/document/redirect/72139554/44">Федеральный закон</text:a> от 27 декабря 2018 г. N 514-ФЗ</text:p>
      <text:p text:style-name="s22"><text:a xlink:type="simple" xlink:href="http://ivo.garant.ru/document/redirect/77675599/19017">См. предыдущую редакцию</text:a></text:p>
      <text:p text:style-name="s1">7. Эмиссия ценных бумаг общества, создаваемого путем реорганизации в форме разделения или выделения в соответствии с настоящей статьей, осуществляется без государственной регистрации выпусков его ценных бумаг и государственной регистрации отчетов об итогах их выпуска. Присвоение регистрационного номера таким выпускам ценных бумаг осуществляется одновременно с государственной регистрацией выпуска (дополнительного выпуска) эмиссионных ценных бумаг, размещаемых при слиянии создаваемого общества с другим обществом или другими обществами либо присоединении создаваемого общества к другому обществу в порядке, установленном Банком России. В случае, если при присоединении создаваемого общества к другому обществу не предусматривается размещение ценных бумаг общества, к которому осуществляется присоединение, присвоение регистрационного номера выпуску ценных бумаг создаваемого общества осуществляется Банком России в установленном им порядке.</text:p>
      <text:p text:style-name="s1"><text:bookmark text:name="anchor1901702"/>Ведение реестра владельцев эмиссионных ценных бумаг общества, создаваемого путем реорганизации в форме разделения или выделения с одновременным его слиянием с другим обществом или другими обществами либо одновременным его присоединением к другому обществу, осуществляется держателем реестра акционеров общества, создаваемого путем реорганизации в форме слияния, или общества, к которому осуществляется присоединение.</text:p>
      <text:p text:style-name="s1"><text:bookmark text:name="anchor19018"/>8. Разделительный баланс, содержащий положения об определении общества, создаваемого путем реорганизации в форме разделения или выделения, правопреемником общества, реорганизуемого в форме разделения или выделения, является передаточным актом, по которому права и обязанности общества, реорганизуемого в форме разделения или выделения, переходят к обществу, создаваемому путем реорганизации в форме слияния, или к обществу, к которому осуществляется присоединение общества, создаваемого путем реорганизации в форме разделения или выделения.</text:p>
      <text:p text:style-name="s1"><text:bookmark text:name="anchor19019"/>9. При реорганизации общества в форме разделения или выделения, осуществляемой одновременно с реорганизацией в форме слияния, реорганизация в форме слияния считается завершенной с момента государственной регистрации общества, создаваемого путем реорганизации в форме слияния.</text:p>
      <text:p text:style-name="s1"><text:bookmark text:name="anchor190192"/>Реорганизация общества в форме разделения или выделения и осуществляемая одновременно реорганизация в форме присоединения считаются завершенными с момента внесения в единый государственный реестр юридических лиц записи о прекращении деятельности общества, создаваемого путем реорганизации в форме разделения или выделения. Такая запись вносится одновременно с внесением в единый государственный реестр юридических лиц записи о государственной регистрации общества, создаваемого путем реорганизации в форме разделения или выделения. При этом сначала вносится запись о государственной регистрации общества, создаваемого путем реорганизации в форме разделения или выделения, затем вносится запись о прекращении его деятельности.</text:p>
      <text:p text:style-name="s1"/>
      <text:p text:style-name="s15"><text:bookmark text:name="anchor2000"/><text:span text:style-name="s10">Статья 20.</text:span> Преобразование общества</text:p>
      <text:p text:style-name="s9header">ГАРАНТ:</text:p>
      <text:p text:style-name="s9">См. <text:span text:style-name="s8">Энциклопедии</text:span>, <text:a xlink:type="simple" xlink:href="http://ivo.garant.ru/document/redirect/77531662/0">позиции высших судов</text:a> и другие <text:a xlink:type="simple" xlink:href="http://ivo.garant.ru/document/redirect/77130775/2000">комментарии</text:a> к статье 20 настоящего Федерального закона</text:p>
      <text:p text:style-name="s9">См. <text:a xlink:type="simple" xlink:href="http://ivo.garant.ru/document/redirect/5521077/6">схему</text:a> "Реорганизация АО. Преобразование"</text:p>
      <text:p text:style-name="s22header">Информация об изменениях:</text:p>
      <text:p text:style-name="s22"><text:bookmark text:name="anchor20"/><text:a xlink:type="simple" xlink:href="http://ivo.garant.ru/document/redirect/12123866/117">Федеральным законом</text:a> от 7 августа 2001 г. N 120-ФЗ в пункт 1 статьи 20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20">См. текст пункта в предыдущей редакции</text:a></text:p>
      <text:p text:style-name="s1">1. Общество вправе преобразоваться в общество с ограниченной ответственностью или в <text:a xlink:type="simple" xlink:href="http://ivo.garant.ru/document/redirect/10164631/0">производственный кооператив</text:a> с соблюдением требований, установленных <text:span text:style-name="s8">федеральными законами</text:span>.</text:p>
      <text:p text:style-name="s1"><text:bookmark text:name="anchor96"/>Общество по единогласному решению всех акционеров вправе преобразоваться в некоммерческое партнерство.</text:p>
      <text:p text:style-name="s9header">ГАРАНТ:</text:p>
      <text:p text:style-name="s9">Гражданский кодекс РФ (в редакции <text:a xlink:type="simple" xlink:href="http://ivo.garant.ru/document/redirect/70648990/1401274">Федерального закона</text:a> от 5 мая 2014 г. N 99-ФЗ) <text:a xlink:type="simple" xlink:href="http://ivo.garant.ru/document/redirect/10164072/10402">допускает</text:a> возможность преобразования АО в ООО, хозяйственное товарищество или производственный кооператив; <text:a xlink:type="simple" xlink:href="http://ivo.garant.ru/document/redirect/10164072/6803">исключает</text:a> возможность преобразования АО в некоммерческую организацию</text:p>
      <text:p text:style-name="s22header">Информация об изменениях:</text:p>
      <text:p text:style-name="s22"><text:bookmark text:name="anchor20002"/><text:a xlink:type="simple" xlink:href="http://ivo.garant.ru/document/redirect/12148568/1091">Федеральным законом</text:a> от 27 июля 2006 г. N 146-ФЗ пункт 2 статьи 20 настоящего Федерального закона изложен в новой редакции</text:p>
      <text:p text:style-name="s22"><text:a xlink:type="simple" xlink:href="http://ivo.garant.ru/document/redirect/5220920/20002">См. текст пункта в предыдущей редакции</text:a></text:p>
      <text:p text:style-name="s1">2. Совет директоров (наблюдательный совет) реорганизуемого в форме преобразования общества выносит для решения общим собранием акционеров такого общества вопрос о реорганизации общества в форме преобразования.</text:p>
      <text:p text:style-name="s22header">Информация об изменениях:</text:p>
      <text:p text:style-name="s22"><text:bookmark text:name="anchor2003"/><text:a xlink:type="simple" xlink:href="http://ivo.garant.ru/document/redirect/12148568/1092">Федеральным законом</text:a> от 27 июля 2006 г. N 146-ФЗ пункт 3 статьи 20 настоящего Федерального закона изложен в новой редакции</text:p>
      <text:p text:style-name="s22"><text:a xlink:type="simple" xlink:href="http://ivo.garant.ru/document/redirect/5220920/2003">См. текст пункта в предыдущей редакции</text:a></text:p>
      <text:p text:style-name="s1">3. Общее собрание акционеров реорганизуемого в форме преобразования общества по вопросу о реорганизации общества в форме преобразования принимает решение о реорганизации, которое должно содержать:</text:p>
      <text:p text:style-name="s1"><text:bookmark text:name="anchor20031"/>1) наименование, сведения о месте нахождения юридического лица, создаваемого путем реорганизации общества в форме преобразования;</text:p>
      <text:p text:style-name="s1"><text:bookmark text:name="anchor20032"/>2) порядок и условия преобразования;</text:p>
      <text:p text:style-name="s22header">Информация об изменениях:</text:p>
      <text:p text:style-name="s22"><text:bookmark text:name="anchor20033"/>Подпункт 3 изменен с 1 марта 2025 г. - <text:a xlink:type="simple" xlink:href="http://ivo.garant.ru/document/redirect/409495209/169">Федеральный закон</text:a> от 8 августа 2024 г. N 287-ФЗ</text:p>
      <text:p text:style-name="s22"><text:a xlink:type="simple" xlink:href="http://ivo.garant.ru/document/redirect/76839264/20033">См. предыдущую редакцию</text:a></text:p>
      <text:p text:style-name="s1">3) порядок обмена акций общества на доли участников в уставном капитале общества с ограниченной ответственностью или паи членов производственного кооператива в случае, если осуществляется преобразование общества в общество с ограниченной ответственностью или производственный кооператив, либо порядок определения состава имущества или стоимости имущества, которое при выходе или исключении из некоммерческого партнерства его члена либо при ликвидации некоммерческого партнерства вправе получить его член, являвшийся акционером общества, преобразованного в это некоммерческое партнерство;</text:p>
      <text:p text:style-name="s22header">Информация об изменениях:</text:p>
      <text:p text:style-name="s22"><text:bookmark text:name="anchor20034"/>Подпункт 4 изменен с 1 марта 2025 г. - <text:a xlink:type="simple" xlink:href="http://ivo.garant.ru/document/redirect/409495209/170">Федеральный закон</text:a> от 8 августа 2024 г. N 287-ФЗ</text:p>
      <text:p text:style-name="s22"><text:a xlink:type="simple" xlink:href="http://ivo.garant.ru/document/redirect/76839264/20034">См. предыдущую редакцию</text:a></text:p>
      <text:p text:style-name="s1">4) список членов ревизионной комиссии или указание о ревизоре создаваемого юридического лица, если в соответствии с федеральными законами уставом создаваемого юридического лица предусмотрено наличие ревизионной комиссии или ревизора и образование ревизионной комиссии или избрание ревизора отнесено к компетенции высшего органа создаваемого юридического лица;</text:p>
      <text:p text:style-name="s22header">Информация об изменениях:</text:p>
      <text:p text:style-name="s22"><text:bookmark text:name="anchor20035"/>Подпункт 5 изменен с 1 марта 2025 г. - <text:a xlink:type="simple" xlink:href="http://ivo.garant.ru/document/redirect/409495209/171">Федеральный закон</text:a> от 8 августа 2024 г. N 287-ФЗ</text:p>
      <text:p text:style-name="s22"><text:a xlink:type="simple" xlink:href="http://ivo.garant.ru/document/redirect/76839264/20035">См. предыдущую редакцию</text:a></text:p>
      <text:p text:style-name="s1">5) список членов коллегиального исполнительного органа создаваемого юридического лица, если в соответствии с <text:span text:style-name="s8">федеральными законами</text:span> уставом такого юридического лица предусмотрено наличие коллегиального исполнительного органа и его образование отнесено к компетенции высшего органа такого юридического лица;</text:p>
      <text:p text:style-name="s1"><text:bookmark text:name="anchor20036"/>6) указание о лице, осуществляющем функции единоличного исполнительного органа создаваемого юридического лица;</text:p>
      <text:p text:style-name="s22header">Информация об изменениях:</text:p>
      <text:p text:style-name="s22"><text:bookmark text:name="anchor20037"/>Подпункт 7 изменен с 1 марта 2025 г. - <text:a xlink:type="simple" xlink:href="http://ivo.garant.ru/document/redirect/409495209/172">Федеральный закон</text:a> от 8 августа 2024 г. N 287-ФЗ</text:p>
      <text:p text:style-name="s22"><text:a xlink:type="simple" xlink:href="http://ivo.garant.ru/document/redirect/76839264/20037">См. предыдущую редакцию</text:a></text:p>
      <text:p text:style-name="s1">7) список членов иного органа (за исключением общего собрания участников хозяйственного общества или членов некоммерческого партнерства) создаваемого юридического лица, если в соответствии с <text:span text:style-name="s8">федеральными законами</text:span> уставом создаваемого юридического лица предусмотрено наличие иного органа и его образование отнесено к компетенции высшего органа создаваемого юридического лица;</text:p>
      <text:p text:style-name="s1"><text:bookmark text:name="anchor20038"/>8) указание об утверждении передаточного акта с приложением передаточного акта;</text:p>
      <text:p text:style-name="s9header">ГАРАНТ:</text:p>
      <text:p text:style-name="s9">Согласно <text:a xlink:type="simple" xlink:href="http://ivo.garant.ru/document/redirect/10164072/5805">Гражданскому кодексу</text:a> РФ (в редакции <text:a xlink:type="simple" xlink:href="http://ivo.garant.ru/document/redirect/70648990/1103">Федерального закона</text:a> от 5 мая 2014 г. N 99-ФЗ) при реорганизации АО в форме преобразования утверждение передаточного акта не требуется</text:p>
      <text:p text:style-name="s1"><text:bookmark text:name="anchor20039"/>9) указание об утверждении учредительных документов создаваемого юридического лица с приложением учредительных документов.</text:p>
      <text:p text:style-name="s22header">Информация об изменениях:</text:p>
      <text:p text:style-name="s22"><text:bookmark text:name="anchor200301"/>Пункт 3.1 изменен с 1 января 2023 г. - <text:a xlink:type="simple" xlink:href="http://ivo.garant.ru/document/redirect/404488122/17">Федеральный закон</text:a> от 16 апреля 2022 г. N 114-ФЗ</text:p>
      <text:p text:style-name="s22"><text:a xlink:type="simple" xlink:href="http://ivo.garant.ru/document/redirect/76801838/200301">См. предыдущую редакцию</text:a></text:p>
      <text:p text:style-name="s1">3.1. Решение о реорганизации общества в форме преобразования может содержать указание о привлекаемой (привлекаемом) для проведения аудита годовой бухгалтерской (финансовой) отчетности аудиторской организации (индивидуальном аудиторе) юридического лица, создаваемого путем реорганизации общества в форме преобразования, иные данные о лицах, указанных в <text:a xlink:type="simple" xlink:href="#anchor20034">подпунктах 4-7 пункта 3</text:a> настоящей статьи, другие не противоречащие федеральным законам положения о реорганизации общества.</text:p>
      <text:p text:style-name="s1"><text:bookmark text:name="anchor2004"/>4. При преобразовании общества к вновь возникшему юридическому лицу переходят все права и обязанности реорганизованного общества в соответствии с передаточным актом.</text:p>
      <text:p text:style-name="s1"/>
      <text:p text:style-name="s15"><text:bookmark text:name="anchor22"/><text:span text:style-name="s10">Статья 21.</text:span> Ликвидация общества</text:p>
      <text:p text:style-name="s9header">ГАРАНТ:</text:p>
      <text:p text:style-name="s9"><text:bookmark text:name="anchor21000"/>См. <text:span text:style-name="s8">Энциклопедии</text:span>, <text:a xlink:type="simple" xlink:href="http://ivo.garant.ru/document/redirect/77531664/0">позиции высших судов</text:a> и другие <text:a xlink:type="simple" xlink:href="http://ivo.garant.ru/document/redirect/77130775/22">комментарии</text:a> к статье 21 настоящего Федерального закона</text:p>
      <text:p text:style-name="s9">См. <text:a xlink:type="simple" xlink:href="http://ivo.garant.ru/document/redirect/5521078/0">схему</text:a> "Ликвидация АО"</text:p>
      <text:p text:style-name="s1"><text:bookmark text:name="anchor18000"/>1. Общество может быть ликвидировано добровольно в порядке, установленном <text:span text:style-name="s8">Гражданским кодексом</text:span> Российской Федерации, с учетом требований настоящего <text:a xlink:type="simple" xlink:href="#anchor3505">Федерального закона</text:a> и устава общества. Общество может быть ликвидировано по решению суда по основаниям, предусмотренным <text:a xlink:type="simple" xlink:href="http://ivo.garant.ru/document/redirect/10164072/6112">Гражданским кодексом</text:a> Российской Федерации.</text:p>
      <text:p text:style-name="s1"><text:bookmark text:name="anchor21002"/>Ликвидация общества влечет за собой его прекращение без перехода прав и обязанностей в порядке правопреемства к другим лицам.</text:p>
      <text:p text:style-name="s22header">Информация об изменениях:</text:p>
      <text:p text:style-name="s22"><text:bookmark text:name="anchor212"/>Пункт 2 изменен с 1 марта 2025 г. - <text:a xlink:type="simple" xlink:href="http://ivo.garant.ru/document/redirect/409495209/17">Федеральный закон</text:a> от 8 августа 2024 г. N 287-ФЗ</text:p>
      <text:p text:style-name="s22"><text:a xlink:type="simple" xlink:href="http://ivo.garant.ru/document/redirect/76839264/212">См. предыдущую редакцию</text:a></text:p>
      <text:p text:style-name="s1">2. В случае добровольной ликвидации общества совет директоров (наблюдательный совет) ликвидируемого общества выносит на решение общего собрания акционеров вопрос о ликвидации общества и назначении ликвидационной комиссии.</text:p>
      <text:p text:style-name="s1"><text:bookmark text:name="anchor21202"/>Общим собранием акционеров добровольно ликвидируемого общества принимается решение о ликвидации общества и назначении ликвидационной комиссии.</text:p>
      <text:p text:style-name="s1"><text:bookmark text:name="anchor2103"/>3. С момента назначения ликвидационной комиссии к ней переходят все полномочия по управлению делами общества. Ликвидационная комиссия от имени ликвидируемого общества выступает в суде.</text:p>
      <text:p text:style-name="s22header">Информация об изменениях:</text:p>
      <text:p text:style-name="s22"><text:bookmark text:name="anchor2104"/><text:a xlink:type="simple" xlink:href="http://ivo.garant.ru/document/redirect/12126136/2176">Федеральным законом</text:a> от 21 марта 2002 г. N 31-ФЗ в пункт 4 статьи 21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91/2104">См. текст пункта в предыдущей редакции</text:a></text:p>
      <text:p text:style-name="s1">4. В случае, когда акционером ликвидируемого общества является государство или муниципальное образование, в состав ликвидационной комиссии включается представитель соответствующего комитета по управлению имуществом, или фонда имущества, или соответствующего органа местного самоуправления.</text:p>
      <text:p text:style-name="s1"/>
      <text:p text:style-name="s15"><text:bookmark text:name="anchor21"/><text:span text:style-name="s10">Статья 22.</text:span> Порядок ликвидации общества</text:p>
      <text:p text:style-name="s9header">ГАРАНТ:</text:p>
      <text:p text:style-name="s9">См. <text:span text:style-name="s8">Энциклопедии</text:span>, <text:a xlink:type="simple" xlink:href="http://ivo.garant.ru/document/redirect/77530490/0">позиции высших судов</text:a> и другие <text:a xlink:type="simple" xlink:href="http://ivo.garant.ru/document/redirect/77130775/21">комментарии</text:a> к статье 22 настоящего Федерального закона</text:p>
      <text:p text:style-name="s1"><text:bookmark text:name="anchor19000"/>1. Ликвидационная комиссия помещает в органах печати, в которых <text:a xlink:type="simple" xlink:href="http://ivo.garant.ru/document/redirect/12148156/1">публикуются</text:a> данные о регистрации юридических лиц, сообщение о ликвидации общества, порядке и сроках для предъявления требований его кредиторами. Срок для предъявления требований кредиторами не может быть менее двух месяцев с даты опубликования сообщения о ликвидации общества.</text:p>
      <text:p text:style-name="s1"><text:bookmark text:name="anchor2202"/>2. В случае, если на момент принятия решения о ликвидации общество не имеет обязательств перед кредиторами, его имущество распределяется между акционерами в соответствии со <text:a xlink:type="simple" xlink:href="#anchor23">статьей 23</text:a> настоящего Федерального закона.</text:p>
      <text:p text:style-name="s1"><text:bookmark text:name="anchor2203"/>3. Ликвидационная комиссия принимает меры к выявлению кредиторов и получению дебиторской задолженности, а также в письменной форме уведомляет кредиторов о ликвидации общества.</text:p>
      <text:p text:style-name="s22header">Информация об изменениях:</text:p>
      <text:p text:style-name="s22"><text:bookmark text:name="anchor2204"/><text:a xlink:type="simple" xlink:href="http://ivo.garant.ru/document/redirect/12126136/2177">Федеральным законом</text:a> от 21 марта 2002 г. N 31-ФЗ в пункт 4 статьи 22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91/2204">См. текст пункта в предыдущей редакции</text:a></text:p>
      <text:p text:style-name="s1">4. По окончании срока для предъявления требований кредиторами ликвидационная комиссия составляет промежуточный ликвидационный баланс, который содержит сведения о составе имущества ликвидируемого общества, предъявленных кредиторами требованиях, а также результатах их рассмотрения. Промежуточный ликвидационный баланс утверждается общим собранием акционеров.</text:p>
      <text:p text:style-name="s1"><text:bookmark text:name="anchor2205"/>5. Если имеющихся у ликвидируемого общества денежных средств недостаточно для удовлетворения требований кредиторов, ликвидационная комиссия осуществляет продажу иного имущества общества с публичных торгов в <text:a xlink:type="simple" xlink:href="http://ivo.garant.ru/document/redirect/12156199/900">порядке</text:a>, установленном для исполнения судебных решений.</text:p>
      <text:p text:style-name="s1"><text:bookmark text:name="anchor2206"/>6. Выплаты кредиторам ликвидируемого общества денежных сумм производятся ликвидационной комиссией в порядке очередности, установленной <text:a xlink:type="simple" xlink:href="http://ivo.garant.ru/document/redirect/10164072/64">Гражданским кодексом</text:a> Российской Федерации, в соответствии с промежуточным ликвидационным балансом, начиная со дня его утверждения, за исключением кредиторов пятой очереди, выплаты которым производятся по истечении месяца с даты утверждения промежуточного ликвидационного баланса.</text:p>
      <text:p text:style-name="s22header">Информация об изменениях:</text:p>
      <text:p text:style-name="s22"><text:bookmark text:name="anchor227"/><text:a xlink:type="simple" xlink:href="http://ivo.garant.ru/document/redirect/12126136/2177">Федеральным законом</text:a> от 21 марта 2002 г. N 31-ФЗ в пункт 7 статьи 22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91/227">См. текст пункта в предыдущей редакции</text:a></text:p>
      <text:p text:style-name="s1">7. После завершения расчетов с кредиторами ликвидационная комиссия составляет ликвидационный баланс, который утверждается общим собранием акционеров.</text:p>
      <text:p text:style-name="s1"/>
      <text:p text:style-name="s15"><text:bookmark text:name="anchor23"/><text:span text:style-name="s10">Статья 23.</text:span> Распределение имущества ликвидируемого общества между акционерами</text:p>
      <text:p text:style-name="s9header">ГАРАНТ:</text:p>
      <text:p text:style-name="s9">См. <text:span text:style-name="s8">Энциклопедии</text:span>, <text:a xlink:type="simple" xlink:href="http://ivo.garant.ru/document/redirect/77530549/0">позиции высших судов</text:a> и другие <text:a xlink:type="simple" xlink:href="http://ivo.garant.ru/document/redirect/77130775/23">комментарии</text:a> к статье 23 настоящего Федерального закона</text:p>
      <text:p text:style-name="s1"><text:bookmark text:name="anchor200000"/>1. Оставшееся после завершения расчетов с кредиторами имущество ликвидируемого общества распределяется ликвидационной комиссией между акционерами в следующей очередности:</text:p>
      <text:p text:style-name="s1">в первую очередь осуществляются выплаты по акциям, которые должны быть выкуплены в соответствии со <text:a xlink:type="simple" xlink:href="#anchor75">статьей 75</text:a> настоящего Федерального закона;</text:p>
      <text:p text:style-name="s1">во вторую очередь осуществляются выплаты начисленных, но не выплаченных дивидендов по привилегированным акциям и определенной уставом общества ликвидационной стоимости по привилегированным акциям;</text:p>
      <text:p text:style-name="s1">в третью очередь осуществляется распределение имущества ликвидируемого общества между акционерами - владельцами обыкновенных акций и всех типов привилегированных акций.</text:p>
      <text:p text:style-name="s1"><text:bookmark text:name="anchor2302"/>2. Распределение имущества каждой очереди осуществляется после полного распределения имущества предыдущей очереди. Выплата обществом определенной уставом общества ликвидационной стоимости по привилегированным акциям определенного типа осуществляется после полной выплаты определенной уставом общества ликвидационной стоимости по привилегированным акциям предыдущей очереди.</text:p>
      <text:p text:style-name="s1"><text:bookmark text:name="anchor23022"/>Если имеющегося у общества имущества недостаточно для выплаты начисленных, но не выплаченных дивидендов и определенной уставом общества ликвидационной стоимости всем акционерам - владельцам привилегированных акций одного типа, то имущество распределяется между акционерами - владельцами этого типа привилегированных акций пропорционально количеству принадлежащих им акций этого типа.</text:p>
      <text:p text:style-name="s1"/>
      <text:p text:style-name="s15"><text:bookmark text:name="anchor24"/><text:span text:style-name="s10">Статья 24.</text:span> Завершение ликвидации общества</text:p>
      <text:p text:style-name="s9header">ГАРАНТ:</text:p>
      <text:p text:style-name="s9">См. <text:span text:style-name="s8">Энциклопедии</text:span>, <text:a xlink:type="simple" xlink:href="http://ivo.garant.ru/document/redirect/77531210/0">позиции высших судов</text:a> и другие <text:a xlink:type="simple" xlink:href="http://ivo.garant.ru/document/redirect/77130775/24">комментарии</text:a> к статье 24 настоящего Федерального закона</text:p>
      <text:p text:style-name="s1">Ликвидация общества считается завершенной, а общество - прекратившим существование с момента внесения органом государственной регистрации соответствующей записи в единый государственный реестр юридических лиц.</text:p>
      <text:p text:style-name="s9header">ГАРАНТ:</text:p>
      <text:p text:style-name="s9">О государственной регистрации юридического лица в связи с его ликвидацией см. <text:a xlink:type="simple" xlink:href="http://ivo.garant.ru/document/redirect/12123875/700">Федеральный закон</text:a> от 8 августа 2001 г. N 129-ФЗ</text:p>
      <text:p text:style-name="s9"/>
      <text:p text:style-name="s22header">Информация об изменениях:</text:p>
      <text:p text:style-name="s22"><text:bookmark text:name="anchor300"/><text:a xlink:type="simple" xlink:href="http://ivo.garant.ru/document/redirect/12123866/118">Федеральным законом</text:a> от 7 августа 2001 г. N 120-ФЗ наименование главы III настоящего Федерального закона изложено в новой редакции, <text:a xlink:type="simple" xlink:href="http://ivo.garant.ru/document/redirect/12123866/2">вступающей в силу</text:a> с 1 января 2002 г.</text:p>
      <text:p text:style-name="s22"><text:a xlink:type="simple" xlink:href="http://ivo.garant.ru/document/redirect/3960792/300">См. текст наименования в предыдущей редакции</text:a></text:p>
      <text:h text:outline-level="1" text:style-name="s3">Глава III. Уставный капитал общества. Акции, облигации и иные эмиссионные ценные бумаги общества. Чистые активы общества</text:h>
      <text:p text:style-name="s9header">ГАРАНТ:</text:p>
      <text:p text:style-name="s9">Об уставном капитале и акциях акционерных обществ работников (народных предприятий) см. <text:a xlink:type="simple" xlink:href="http://ivo.garant.ru/document/redirect/12112456/4">Федеральный закон</text:a> от 19 июля 1998 г. N 115-ФЗ</text:p>
      <text:p text:style-name="s9">См. <text:a xlink:type="simple" xlink:href="http://ivo.garant.ru/document/redirect/12122969/2">Обзор</text:a> практики разрешения споров, связанных с отказом в государственной регистрации выпуска акций и признанием выпуска акций недействительным, приведенный в информационном <text:a xlink:type="simple" xlink:href="http://ivo.garant.ru/document/redirect/12122969/0">письме</text:a> Президиума Высшего Арбитражного Суда РФ от 23 апреля 2001 г. N 63</text:p>
      <text:p text:style-name="s15"><text:bookmark text:name="anchor25"/><text:span text:style-name="s10">Статья 25.</text:span> Уставный капитал и акции общества</text:p>
      <text:p text:style-name="s9header">ГАРАНТ:</text:p>
      <text:p text:style-name="s9">См. <text:span text:style-name="s8">Энциклопедии</text:span>, <text:a xlink:type="simple" xlink:href="http://ivo.garant.ru/document/redirect/77531100/0">позиции высших судов</text:a> и другие <text:a xlink:type="simple" xlink:href="http://ivo.garant.ru/document/redirect/77130775/25">комментарии</text:a> к статье 25 настоящего Федерального закона</text:p>
      <text:p text:style-name="s9">См. <text:a xlink:type="simple" xlink:href="http://ivo.garant.ru/document/redirect/5521079/0">схему</text:a> "Уставный капитал. Акции"</text:p>
      <text:p text:style-name="s22header">Информация об изменениях:</text:p>
      <text:p text:style-name="s22"><text:bookmark text:name="anchor210000"/>Пункт 1 изменен с 1 января 2021 г. - <text:a xlink:type="simple" xlink:href="http://ivo.garant.ru/document/redirect/74451466/1502">Федеральный закон</text:a> от 31 июля 2020 г. N 259-ФЗ</text:p>
      <text:p text:style-name="s22"><text:a xlink:type="simple" xlink:href="http://ivo.garant.ru/document/redirect/77685249/210000">См. предыдущую редакцию</text:a></text:p>
      <text:p text:style-name="s1">1. Уставный капитал общества составляется из номинальной стоимости акций общества, приобретенных акционерами.</text:p>
      <text:p text:style-name="s1"><text:bookmark text:name="anchor2512"/>Общество размещает обыкновенные акции и вправе размещать один или несколько типов привилегированных акций. Все акции общества являются бездокументарными. Акции непубличного общества могут быть выпущены в виде цифровых финансовых активов с учетом особенностей и условий, определенных <text:a xlink:type="simple" xlink:href="http://ivo.garant.ru/document/redirect/74451466/0">Федеральным законом</text:a> "О цифровых финансовых активах, цифровой валюте и о внесении изменений в отдельные законодательные акты Российской Федерации".</text:p>
      <text:p text:style-name="s1"><text:bookmark text:name="anchor2513"/>Номинальная стоимость всех обыкновенных акций общества должна быть одинаковой. Номинальная стоимость привилегированных акций одного типа и объем предоставляемых ими прав должны быть одинаковыми.</text:p>
      <text:p text:style-name="s1"><text:bookmark text:name="anchor8101221"/>При учреждении общества все его акции должны быть размещены среди учредителей.</text:p>
      <text:p text:style-name="s22header">Информация об изменениях:</text:p>
      <text:p text:style-name="s22"><text:bookmark text:name="anchor2502"/><text:a xlink:type="simple" xlink:href="http://ivo.garant.ru/document/redirect/71109716/30151">Федеральным законом</text:a> от 29 июня 2015 г. N 210-ФЗ пункт 2 статьи 25 настоящего Федерального закона изложен в новой редакции</text:p>
      <text:p text:style-name="s22"><text:a xlink:type="simple" xlink:href="http://ivo.garant.ru/document/redirect/57401788/2502">См. текст пункта в предыдущей редакции</text:a></text:p>
      <text:p text:style-name="s1">2. Номинальная стоимость размещенных привилегированных акций общества не должна превышать 25 процентов от уставного капитала общества. Публичное общество не вправе размещать привилегированные акции, номинальная стоимость которых ниже номинальной стоимости обыкновенных акций.</text:p>
      <text:p text:style-name="s22header">Информация об изменениях:</text:p>
      <text:p text:style-name="s22"><text:bookmark text:name="anchor253"/><text:a xlink:type="simple" xlink:href="http://ivo.garant.ru/document/redirect/71109716/30152">Федеральным законом</text:a> от 29 июня 2015 г. N 210-ФЗ в пункт 3 статьи 25 настоящего Федерального закона внесены изменения</text:p>
      <text:p text:style-name="s22"><text:a xlink:type="simple" xlink:href="http://ivo.garant.ru/document/redirect/57401788/253">См. текст пункта в предыдущей редакции</text:a></text:p>
      <text:p text:style-name="s1">3. Если при осуществлении преимущественного права на приобретение акций, продаваемых акционером непубличного общества, при осуществлении преимущественного права на приобретение дополнительных акций, а также при консолидации акций приобретение акционером целого числа акций невозможно, образуются части акций (далее - дробные акции).</text:p>
      <text:p text:style-name="s9header">ГАРАНТ:</text:p>
      <text:p text:style-name="s9">Об образовании части акций (дробных акций) см. <text:a xlink:type="simple" xlink:href="http://ivo.garant.ru/document/redirect/12125479/0">информационное письмо</text:a> ФКЦБ России от 26 ноября 2001 г. N ИК-09/7948</text:p>
      <text:p text:style-name="s1"><text:bookmark text:name="anchor25302"/>Дробная акция предоставляет акционеру - ее владельцу права, предоставляемые акцией соответствующей категории (типа), в объеме, соответствующем части целой акции, которую она составляет.</text:p>
      <text:p text:style-name="s1"><text:bookmark text:name="anchor25303"/>Для целей отражения в уставе общества общего количества размещенных акций все размещенные дробные акции суммируются. В случае, если в результате этого образуется дробное число, в уставе общества количество размещенных акций выражается дробным числом.</text:p>
      <text:p text:style-name="s1"><text:bookmark text:name="anchor2534"/>Дробные акции обращаются наравне с целыми акциями. В случае, если одно лицо приобретает две и более дробные акции одной категории (типа), эти акции образуют одну целую и (или) дробную акцию, равную сумме этих дробных акций.</text:p>
      <text:p text:style-name="s1"/>
      <text:p text:style-name="s22header">Информация об изменениях:</text:p>
      <text:p text:style-name="s22"><text:bookmark text:name="anchor26"/><text:a xlink:type="simple" xlink:href="http://ivo.garant.ru/document/redirect/71109716/3016">Федеральным законом</text:a> от 29 июня 2015 г. N 210-ФЗ статья 26 настоящего Федерального закона изложена в новой редакции</text:p>
      <text:p text:style-name="s22"><text:a xlink:type="simple" xlink:href="http://ivo.garant.ru/document/redirect/57401788/26">См. текст статьи в предыдущей редакции</text:a></text:p>
      <text:p text:style-name="s15"><text:span text:style-name="s10">Статья 26.</text:span> Минимальный уставный капитал общества</text:p>
      <text:p text:style-name="s9header">ГАРАНТ:</text:p>
      <text:p text:style-name="s9">См. <text:span text:style-name="s8">Энциклопедии</text:span>, <text:a xlink:type="simple" xlink:href="http://ivo.garant.ru/document/redirect/77530532/0">позиции высших судов</text:a> и другие <text:a xlink:type="simple" xlink:href="http://ivo.garant.ru/document/redirect/77130775/26">комментарии</text:a> к статье 26 настоящего Федерального закона</text:p>
      <text:p text:style-name="s1">Минимальный уставный капитал публичного общества должен составлять сто тысяч рублей. Минимальный уставный капитал непубличного общества должен составлять десять тысяч рублей.</text:p>
      <text:p text:style-name="s1"/>
      <text:p text:style-name="s15"><text:bookmark text:name="anchor27"/><text:span text:style-name="s10">Статья 27.</text:span> Размещенные и объявленные акции общества</text:p>
      <text:p text:style-name="s9header">ГАРАНТ:</text:p>
      <text:p text:style-name="s9">См. <text:span text:style-name="s8">Энциклопедии</text:span>, <text:a xlink:type="simple" xlink:href="http://ivo.garant.ru/document/redirect/77530536/0">позиции высших судов</text:a> и другие <text:a xlink:type="simple" xlink:href="http://ivo.garant.ru/document/redirect/77130775/27">комментарии</text:a> к статье 27 настоящего Федерального закона</text:p>
      <text:p text:style-name="s22header">Информация об изменениях:</text:p>
      <text:p text:style-name="s22"><text:bookmark text:name="anchor22000"/>Пункт 1 изменен с 25 февраля 2022 г. - <text:a xlink:type="simple" xlink:href="http://ivo.garant.ru/document/redirect/403574336/12">Федеральный закон</text:a> от 25 февраля 2022 г. N 25-ФЗ</text:p>
      <text:p text:style-name="s22"><text:a xlink:type="simple" xlink:href="http://ivo.garant.ru/document/redirect/77321775/22000">См. предыдущую редакцию</text:a></text:p>
      <text:p text:style-name="s1">1. Уставом общества должны быть определены количество, номинальная стоимость акций, приобретенных акционерами (размещенные акции), и права, предоставляемые размещенными привилегированными акциями каждого типа. Приобретенные и выкупленные обществом акции, а также акции общества, право собственности на которые перешло к обществу в соответствии со <text:a xlink:type="simple" xlink:href="#anchor34">статьей 34</text:a> настоящего Федерального закона, являются размещенными до их погашения.</text:p>
      <text:p text:style-name="s1"><text:bookmark text:name="anchor2792"/>Уставом общества могут быть определены количество, номинальная стоимость, категории (типы) акций, которые общество вправе размещать дополнительно к размещенным акциям (объявленные акции), и права, предоставляемые этими акциями. При отсутствии в уставе общества этих положений общество не вправе размещать дополнительные акции.</text:p>
      <text:p text:style-name="s1"><text:bookmark text:name="anchor2713"/>Уставом общества могут быть определены порядок и условия размещения обществом объявленных акций.</text:p>
      <text:p text:style-name="s22header">Информация об изменениях:</text:p>
      <text:p text:style-name="s22"><text:bookmark text:name="anchor2702"/><text:a xlink:type="simple" xlink:href="http://ivo.garant.ru/document/redirect/12123866/98">Федеральным законом</text:a> от 7 августа 2001 г. N 120-ФЗ в пункт 2 статьи 27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2702">См. текст пункта в предыдущей редакции</text:a></text:p>
      <text:p text:style-name="s1">2. Решение о внесении в устав общества изменений и дополнений, связанных с предусмотренными настоящей статьей положениями об объявленных акциях общества, за исключением изменений, связанных с уменьшением их количества по результатам размещения дополнительных акций, принимается общим собранием акционеров.</text:p>
      <text:p text:style-name="s1"><text:bookmark text:name="anchor270202"/>В случае размещения обществом ценных бумаг, конвертируемых в акции определенной категории (типа), количество объявленных акций этой категории (типа) должно быть не менее количества, необходимого для конвертации в течение срока обращения этих ценных бумаг.</text:p>
      <text:p text:style-name="s1"><text:bookmark text:name="anchor27023"/>Общество не вправе принимать решения об изменении прав, предоставляемых акциями, в которые могут быть конвертированы <text:a xlink:type="simple" xlink:href="#anchor27">размещенные</text:a> обществом ценные бумаги.</text:p>
      <text:p text:style-name="s22header">Информация об изменениях:</text:p>
      <text:p text:style-name="s22"><text:bookmark text:name="anchor2703"/><text:a xlink:type="simple" xlink:href="http://ivo.garant.ru/document/redirect/71109716/3017">Федеральным законом</text:a> от 29 июня 2015 г. N 210-ФЗ статья 27 настоящего Федерального закона дополнена пунктом 3</text:p>
      <text:p text:style-name="s1">3. Решение о внесении в устав непубличного общества изменений и дополнений, связанных с предусмотренными настоящей статьей положениями об объявленных привилегированных акциях общества, которые предусмотрены <text:a xlink:type="simple" xlink:href="#anchor326">пунктом 6 статьи 32</text:a> настоящего Федерального закона, за исключением изменений, связанных с уменьшением их количества по результатам размещения дополнительных акций, принимается общим собранием акционеров единогласно всеми акционерами общества.</text:p>
      <text:p text:style-name="s1"/>
      <text:p text:style-name="s22header">Информация об изменениях:</text:p>
      <text:p text:style-name="s22"><text:bookmark text:name="anchor271"/>Федеральный закон дополнен статьей 27.1 с 7 октября 2022 г. - <text:a xlink:type="simple" xlink:href="http://ivo.garant.ru/document/redirect/405396487/12">Федеральный закон</text:a> от 7 октября 2022 г. N 381-ФЗ</text:p>
      <text:p text:style-name="s15"><text:span text:style-name="s10">Статья 27.1.</text:span> Собственные акции, принадлежащие обществу</text:p>
      <text:p text:style-name="s1">Собственные акции, принадлежащие обществу, не предоставляют право голоса, не учитываются при подсчете голосов, не признаются в целях настоящего Федерального закона находящимися в обращении, по ним не начисляются дивиденды.</text:p>
      <text:p text:style-name="s1"/>
      <text:p text:style-name="s22header">Информация об изменениях:</text:p>
      <text:p text:style-name="s22"><text:bookmark text:name="anchor28"/><text:a xlink:type="simple" xlink:href="http://ivo.garant.ru/document/redirect/12123866/121">Федеральным законом</text:a> от 7 августа 2001 г. N 120-ФЗ статья 28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28">См. текст статьи в предыдущей редакции</text:a></text:p>
      <text:p text:style-name="s15"><text:span text:style-name="s10">Статья 28.</text:span> Увеличение уставного капитала общества</text:p>
      <text:p text:style-name="s9header">ГАРАНТ:</text:p>
      <text:p text:style-name="s9">См. <text:span text:style-name="s8">Энциклопедии</text:span>, <text:a xlink:type="simple" xlink:href="http://ivo.garant.ru/document/redirect/77531663/0">позиции высших судов</text:a> и другие <text:span text:style-name="s8">комментарии</text:span> к статье 28 настоящего Федерального закона</text:p>
      <text:p text:style-name="s9">См. <text:a xlink:type="simple" xlink:href="http://ivo.garant.ru/document/redirect/5521080/0">схему</text:a> "Увеличение уставного капитала"</text:p>
      <text:p text:style-name="s1"><text:bookmark text:name="anchor23000"/>1. Уставный капитал общества может быть увеличен путем увеличения номинальной стоимости акций или размещения дополнительных акций.</text:p>
      <text:p text:style-name="s1"><text:bookmark text:name="anchor2802"/>2. Решение об увеличении уставного капитала общества путем увеличения номинальной стоимости акций принимается общим собранием акционеров.</text:p>
      <text:p text:style-name="s1"><text:bookmark text:name="anchor2822"/>Решение об увеличении уставного капитала общества путем размещения дополнительных акций принимается общим собранием акционеров или советом директоров (наблюдательным советом) общества, если в соответствии с уставом общества ему предоставлено право принимать такое решение.</text:p>
      <text:p text:style-name="s1"><text:bookmark text:name="anchor2823"/>Решение совета директоров (наблюдательного совета) общества об увеличении уставного капитала общества путем размещения дополнительных акций принимается советом директоров (наблюдательным советом) общества единогласно всеми членами совета директоров (наблюдательного совета) общества, при этом не учитываются голоса выбывших членов совета директоров (наблюдательного совета) общества.</text:p>
      <text:p text:style-name="s1"><text:bookmark text:name="anchor2803"/>3. Дополнительные акции могут быть размещены обществом только в пределах количества <text:a xlink:type="simple" xlink:href="#anchor27">объявленных акций</text:a>, установленного уставом общества.</text:p>
      <text:p text:style-name="s1"><text:bookmark text:name="anchor280302"/>Решение вопроса об увеличении уставного капитала общества путем размещения дополнительных акций может быть принято общим собранием акционеров одновременно с решением о внесении в устав общества положений об объявленных акциях, необходимых в соответствии с настоящим Федеральным законом для принятия такого решения, или об изменении положений об объявленных акциях.</text:p>
      <text:p text:style-name="s22header">Информация об изменениях:</text:p>
      <text:p text:style-name="s22"><text:bookmark text:name="anchor284"/><text:a xlink:type="simple" xlink:href="http://ivo.garant.ru/document/redirect/70291394/26">Федеральным законом</text:a> от 29 декабря 2012 г. N 282-ФЗ пункт 4 статьи 28 настоящего Федерального закона изложен в новой редакции, <text:a xlink:type="simple" xlink:href="http://ivo.garant.ru/document/redirect/70291394/228">вступающей в силу</text:a> со 2 января 2013 г.</text:p>
      <text:p text:style-name="s22"><text:a xlink:type="simple" xlink:href="http://ivo.garant.ru/document/redirect/58049790/284">См. текст пункта в предыдущей редакции</text:a></text:p>
      <text:p text:style-name="s1">4. Решение об увеличении уставного капитала общества путем размещения дополнительных акций должно содержать:</text:p>
      <text:p text:style-name="s1"><text:bookmark text:name="anchor2842"/>количество размещаемых дополнительных обыкновенных акций и привилегированных акций каждого типа в пределах количества объявленных акций этой категории (типа);</text:p>
      <text:p text:style-name="s1"><text:bookmark text:name="anchor2843"/>способ их размещения;</text:p>
      <text:p text:style-name="s1"><text:bookmark text:name="anchor2844"/>цену размещения дополнительных акций, размещаемых посредством подписки, или порядок ее определения (в том числе при осуществлении преимущественного права приобретения дополнительных акций) либо указание на то, что такие цена или порядок ее определения будут установлены советом директоров (наблюдательным советом) общества не позднее начала размещения акций;</text:p>
      <text:p text:style-name="s1"><text:bookmark text:name="anchor2845"/>форму оплаты дополнительных акций, размещаемых посредством подписки.</text:p>
      <text:p text:style-name="s1"><text:bookmark text:name="anchor28444"/>Решение об увеличении уставного капитала общества путем размещения дополнительных акций может содержать иные условия их размещения.</text:p>
      <text:p text:style-name="s1"><text:bookmark text:name="anchor28303"/>Цена размещения дополнительных акций или порядок ее определения устанавливается в соответствии со <text:a xlink:type="simple" xlink:href="#anchor77">статьей 77</text:a> настоящего Федерального закона.</text:p>
      <text:p text:style-name="s1"><text:bookmark text:name="anchor285"/>5. Увеличение уставного капитала общества путем размещения дополнительных акций может осуществляться за счет имущества общества. Увеличение уставного капитала общества путем увеличения номинальной стоимости акций осуществляется только за счет имущества общества.</text:p>
      <text:p text:style-name="s1"><text:bookmark text:name="anchor2852"/>Сумма, на которую увеличивается уставный капитал общества за счет имущества общества, не должна превышать разницу между стоимостью чистых активов общества и суммой уставного капитала и резервного фонда общества.</text:p>
      <text:p text:style-name="s1"><text:bookmark text:name="anchor28503"/>При увеличении уставного капитала общества за счет его имущества путем размещения дополнительных акций эти акции распределяются среди всех акционеров. При этом каждому акционеру распределяются акции той же категории (типа), что и акции, которые ему принадлежат, пропорционально количеству принадлежащих ему акций. Увеличение уставного капитала общества за счет его имущества путем размещения дополнительных акций, в результате которого образуются дробные акции, не допускается.</text:p>
      <text:p text:style-name="s22header">Информация об изменениях:</text:p>
      <text:p text:style-name="s22"><text:bookmark text:name="anchor2806"/>Пункт 6 изменен с 1 марта 2025 г. - <text:a xlink:type="simple" xlink:href="http://ivo.garant.ru/document/redirect/409495209/18">Федеральный закон</text:a> от 8 августа 2024 г. N 287-ФЗ</text:p>
      <text:p text:style-name="s22"><text:a xlink:type="simple" xlink:href="http://ivo.garant.ru/document/redirect/76839264/2806">См. предыдущую редакцию</text:a></text:p>
      <text:p text:style-name="s1">6. Увеличение уставного капитала общества, созданного в процессе приватизации, путем дополнительного выпуска акций при наличии пакета акций, предоставляющего более чем 25 процентов голосов при принятии решений общим собранием акционеров и находящегося в государственной или муниципальной собственности, может осуществляться только в случаях, если при таком увеличении сохраняется размер доли государства или муниципального образования и если иное не предусмотрено <text:a xlink:type="simple" xlink:href="http://ivo.garant.ru/document/redirect/12125505/40">Федеральным законом</text:a> от 21 декабря 2001 года N 178-ФЗ "О приватизации государственного и муниципального имущества".</text:p>
      <text:p text:style-name="s1"/>
      <text:p text:style-name="s15"><text:bookmark text:name="anchor29"/><text:span text:style-name="s10">Статья 29.</text:span> Уменьшение уставного капитала общества</text:p>
      <text:p text:style-name="s9header">ГАРАНТ:</text:p>
      <text:p text:style-name="s9">См. <text:span text:style-name="s8">Энциклопедии</text:span>, <text:a xlink:type="simple" xlink:href="http://ivo.garant.ru/document/redirect/77531235/0">позиции высших судов</text:a> и другие <text:span text:style-name="s8">комментарии</text:span> к статье 29 настоящего Федерального закона</text:p>
      <text:p text:style-name="s9">См. <text:a xlink:type="simple" xlink:href="http://ivo.garant.ru/document/redirect/5521081/0">схему</text:a> "Уменьшение уставного капитала"</text:p>
      <text:p text:style-name="s22header">Информация об изменениях:</text:p>
      <text:p text:style-name="s22"><text:bookmark text:name="anchor24000"/><text:a xlink:type="simple" xlink:href="http://ivo.garant.ru/document/redirect/12123866/99">Федеральным законом</text:a> от 7 августа 2001 г. N 120-ФЗ пункт 1 статьи 29 настоящего Федерального закона изложен в новой редакции, <text:a xlink:type="simple" xlink:href="http://ivo.garant.ru/document/redirect/12123866/2">вступающей в силу</text:a> с 1 января 2002 г.</text:p>
      <text:p text:style-name="s22"><text:a xlink:type="simple" xlink:href="http://ivo.garant.ru/document/redirect/3960792/24000">См. текст пункта в предыдущей редакции</text:a></text:p>
      <text:p text:style-name="s1">1. Общество вправе, а в случаях, предусмотренных настоящим <text:span text:style-name="s8">Федеральным законом</text:span>, обязано уменьшить свой уставный капитал.</text:p>
      <text:p text:style-name="s1"><text:bookmark text:name="anchor290102"/>Уставный капитал общества может быть уменьшен путем уменьшения номинальной стоимости акций или сокращения их общего количества, в том числе путем приобретения части акций, в случаях, предусмотренных настоящим <text:a xlink:type="simple" xlink:href="#anchor72">Федеральным законом</text:a>.</text:p>
      <text:p text:style-name="s1"><text:bookmark text:name="anchor290103"/>Уменьшение уставного капитала общества путем приобретения и погашения части акций допускается, если такая возможность предусмотрена уставом общества.</text:p>
      <text:p text:style-name="s1"><text:bookmark text:name="anchor290104"/>Общество не вправе уменьшать свой уставный капитал, если в результате такого уменьшения его размер станет меньше минимального размера уставного капитала, определенного в соответствии с настоящим <text:a xlink:type="simple" xlink:href="#anchor26">Федеральным законом</text:a> на дату представления документов для государственной регистрации соответствующих изменений в уставе общества, а в случаях, если в соответствии с настоящим <text:span text:style-name="s8">Федеральным законом</text:span> общество обязано уменьшить свой уставный капитал, - на дату государственной регистрации общества.</text:p>
      <text:p text:style-name="s22header">Информация об изменениях:</text:p>
      <text:p text:style-name="s22"><text:bookmark text:name="anchor2902"/><text:a xlink:type="simple" xlink:href="http://ivo.garant.ru/document/redirect/12123866/101">Федеральным законом</text:a> от 7 августа 2001 г. N 120-ФЗ в пункт 2 статьи 29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2902">См. текст пункта в предыдущей редакции</text:a></text:p>
      <text:p text:style-name="s1">2. Решение об уменьшении уставного капитала общества путем уменьшения номинальной стоимости акций или путем приобретения части акций в целях сокращения их общего количества принимается общим собранием акционеров.</text:p>
      <text:p text:style-name="s22header">Информация об изменениях:</text:p>
      <text:p text:style-name="s22"><text:bookmark text:name="anchor2903"/>Пункт 3 изменен с 1 марта 2025 г. - <text:a xlink:type="simple" xlink:href="http://ivo.garant.ru/document/redirect/409495209/19">Федеральный закон</text:a> от 8 августа 2024 г. N 287-ФЗ</text:p>
      <text:p text:style-name="s22"><text:a xlink:type="simple" xlink:href="http://ivo.garant.ru/document/redirect/76839264/2903">См. предыдущую редакцию</text:a></text:p>
      <text:p text:style-name="s1">3. Решением об уменьшении уставного капитала общества путем уменьшения номинальной стоимости акций могут быть предусмотрены выплата всем акционерам общества денежных средств и (или) передача им принадлежащих обществу эмиссионных ценных бумаг, размещенных другим юридическим лицом. При этом решением должны быть определены:</text:p>
      <text:p text:style-name="s1"><text:bookmark text:name="anchor290302"/>величина, на которую уменьшается уставный капитал общества;</text:p>
      <text:p text:style-name="s1"><text:bookmark text:name="anchor290303"/>категории (типы) акций, номинальная стоимость которых уменьшается, и величина, на которую уменьшается номинальная стоимость каждой акции;</text:p>
      <text:p text:style-name="s1"><text:bookmark text:name="anchor290304"/>номинальная стоимость акции каждой категории (типа) после ее уменьшения;</text:p>
      <text:p text:style-name="s1"><text:bookmark text:name="anchor290305"/>сумма денежных средств, выплачиваемая акционерам общества при уменьшении номинальной стоимости каждой акции, и (или) количество, вид, категория (тип) эмиссионных ценных бумаг, передаваемых акционерам общества при уменьшении номинальной стоимости каждой акции.</text:p>
      <text:p text:style-name="s1"><text:bookmark text:name="anchor290306"/>Решение об уменьшении уставного капитала общества путем уменьшения номинальной стоимости акций общества принимается общим собранием акционеров общества большинством в три четверти голосов акционеров - владельцев голосующих акций, участвующих в заседании или заочном голосовании, только по предложению совета директоров (наблюдательного совета) общества.</text:p>
      <text:p text:style-name="s1"><text:bookmark text:name="anchor290307"/>Решение об уменьшении уставного капитала общества путем уменьшения номинальной стоимости акций общества с передачей акционерам эмиссионных ценных бумаг должно предусматривать передачу каждому акционеру общества эмиссионных ценных бумаг одинаковой категории (типа), которые выпущены одним и тем же эмитентом и количество которых составляет целое число и пропорционально сумме, на которую уменьшается номинальная стоимость принадлежащих акционеру акций. В случае, если указанное требование не может быть выполнено, решение общего собрания акционеров, принятое в соответствии с настоящим пунктом, не подлежит исполнению. Если эмиссионными ценными бумагами, приобретаемыми в соответствии с настоящим пунктом акционерами общества, являются акции другого общества, решением об уменьшении уставного капитала общества, принятым в соответствии с настоящим пунктом, в целях выполнения указанного требования могут быть учтены результаты консолидации или дробления акций другого общества, не осуществленные на момент принятия этого решения.</text:p>
      <text:p text:style-name="s1"><text:bookmark text:name="anchor290308"/>Отношение величины, на которую уменьшается уставный капитал общества, к размеру уставного капитала общества до его уменьшения не может быть меньше отношения получаемых акционерами общества денежных средств и (или) совокупной стоимости приобретаемых акционерами общества эмиссионных ценных бумаг к размеру чистых активов общества. Стоимость эмиссионных ценных бумаг, принадлежащих обществу, и размер чистых активов общества определяются по данным бухгалтерского учета общества на отчетную дату за последний квартал, предшествующий кварталу, в течение которого советом директоров (наблюдательным советом) общества принято решение о проведении заседания или заочного голосования для принятия решения общим собранием акционеров по вопросу об уменьшении уставного капитала общества.</text:p>
      <text:p text:style-name="s1"><text:bookmark text:name="anchor290309"/>Документы для государственной регистрации изменений и дополнений, вносимых в устав общества и связанных с уменьшением его уставного капитала в соответствии с правилами настоящего пункта, представляются обществом в орган, осуществляющий государственную регистрацию юридических лиц, не ранее чем через 90 дней с момента принятия решения об уменьшении уставного капитала общества.</text:p>
      <text:p text:style-name="s1"><text:bookmark text:name="anchor29310"/>Лица, имеющие право на получение денежных средств и (или) эмиссионных ценных бумаг, приобретаемых акционерами общества на основании решения об уменьшении уставного капитала общества путем уменьшения номинальной стоимости акций, определяются (фиксируются) на дату конвертации акций в акции с меньшей номинальной стоимостью. В случае, если решение об уменьшении уставного капитала общества принято с учетом результатов консолидации или дробления акций другого общества, лица, имеющие право на получение денежных средств и (или) акций другого общества, приобретаемых акционерами общества в соответствии с настоящим пунктом, определяются (фиксируются) на дату государственной регистрации отчета об итогах выпуска акций другого общества, размещаемых при консолидации или дроблении. Решение о консолидации или дроблении акций другого общества и решение об уменьшении уставного капитала общества могут быть приняты одновременно.</text:p>
      <text:p text:style-name="s22header">Информация об изменениях:</text:p>
      <text:p text:style-name="s22"><text:bookmark text:name="anchor2904"/><text:a xlink:type="simple" xlink:href="http://ivo.garant.ru/document/redirect/12181544/11">Федеральным законом</text:a> от 28 декабря 2010 г. N 409-ФЗ в пункт 4 статьи 29 настоящего Федерального закона внесены изменения</text:p>
      <text:p text:style-name="s22"><text:a xlink:type="simple" xlink:href="http://ivo.garant.ru/document/redirect/5759156/2904">См. текст пункта в предыдущей редакции</text:a></text:p>
      <text:p text:style-name="s1">4. Общество не вправе принимать решение об уменьшении уставного капитала в соответствии с правилами <text:a xlink:type="simple" xlink:href="#anchor2903">пункта 3</text:a> настоящей статьи в следующих случаях:</text:p>
      <text:p text:style-name="s1">до момента полной оплаты всего его уставного капитала;</text:p>
      <text:p text:style-name="s1">до момента выкупа всех акций, которые должны быть выкуплены в соответствии со <text:a xlink:type="simple" xlink:href="#anchor75">статьей 75</text:a> настоящего Федерального закона;</text:p>
      <text:p text:style-name="s1"><text:bookmark text:name="anchor290403"/>если на день принятия такого решения оно отвечает признакам несостоятельности (банкротства) в соответствии с <text:span text:style-name="s8">законодательством</text:span> Российской Федерации о несостоятельности (банкротстве) или если указанные признаки появятся у него в результате осуществляемых в соответствии с правилами <text:a xlink:type="simple" xlink:href="#anchor2903">пункта 3</text:a> настоящей статьи выплаты денежных средств и (или) отчуждения эмиссионных ценных бумаг;</text:p>
      <text:p text:style-name="s1"><text:bookmark text:name="anchor290404"/>если на день принятия такого решения стоимость его чистых активов меньше суммы его уставного капитала, резервного фонда и превышения над номинальной стоимостью определенной уставом общества ликвидационной стоимости размещенных привилегированных акций или станет меньше суммы его уставного капитала, резервного фонда и превышения над номинальной стоимостью определенной уставом общества ликвидационной стоимости размещенных привилегированных акций в результате осуществляемых в соответствии с правилами <text:a xlink:type="simple" xlink:href="#anchor2903">пункта 3</text:a> настоящей статьи выплаты денежных средств и (или) отчуждения эмиссионных ценных бумаг;</text:p>
      <text:p text:style-name="s1"><text:bookmark text:name="anchor290405"/>до момента полной выплаты объявленных, но невыплаченных дивидендов, в том числе невыплаченных накопленных дивидендов по кумулятивным привилегированным акциям, или до момента истечения срока, указанного в <text:a xlink:type="simple" xlink:href="#anchor4205">пункте 5 статьи 42</text:a> настоящего Федерального закона;</text:p>
      <text:p text:style-name="s1"><text:bookmark text:name="anchor290406"/>в иных предусмотренных федеральными законами случаях.</text:p>
      <text:p text:style-name="s22header">Информация об изменениях:</text:p>
      <text:p text:style-name="s22"><text:bookmark text:name="anchor2905"/><text:a xlink:type="simple" xlink:href="http://ivo.garant.ru/document/redirect/12148568/10103">Федеральным законом</text:a> от 27 июля 2006 г. N 146-ФЗ статья 29 настоящего Федерального закона дополнена пунктом 5</text:p>
      <text:p text:style-name="s1">5. Общество не вправе выплачивать денежные средства и (или) отчуждать эмиссионные ценные бумаги в соответствии с правилами <text:a xlink:type="simple" xlink:href="#anchor2903">пункта 3</text:a> настоящей статьи в следующих случаях:</text:p>
      <text:p text:style-name="s1"><text:bookmark text:name="anchor29052"/>если на день выплаты оно отвечает признакам несостоятельности (банкротства) в соответствии с <text:span text:style-name="s8">законодательством</text:span> Российской Федерации о несостоятельности (банкротстве) или если указанные признаки появятся у него в результате осуществляемых в соответствии с правилами <text:a xlink:type="simple" xlink:href="#anchor2903">пункта 3</text:a> настоящей статьи выплаты денежных средств и (или) отчуждения эмиссионных ценных бумаг;</text:p>
      <text:p text:style-name="s1"><text:bookmark text:name="anchor29053"/>если на день выплаты стоимость его чистых активов меньше суммы его уставного капитала, резервного фонда и превышения над номинальной стоимостью определенной уставом общества ликвидационной стоимости размещенных привилегированных акций или станет меньше указанной суммы в результате осуществляемых в соответствии с правилами <text:a xlink:type="simple" xlink:href="#anchor2903">пункта 3</text:a> настоящей статьи выплаты денежных средств и (или) отчуждения эмиссионных ценных бумаг;</text:p>
      <text:p text:style-name="s1">в иных предусмотренных федеральными законами случаях.</text:p>
      <text:p text:style-name="s1"><text:bookmark text:name="anchor2955"/>По прекращении указанных в <text:a xlink:type="simple" xlink:href="#anchor29052">абзацах втором - четвертом</text:a> настоящего пункта обстоятельств общество обязано выплатить акционерам общества денежные средства и (или) передать им эмиссионные ценные бумаги.</text:p>
      <text:p text:style-name="s1"/>
      <text:p text:style-name="s22header">Информация об изменениях:</text:p>
      <text:p text:style-name="s22"><text:bookmark text:name="anchor30"/><text:a xlink:type="simple" xlink:href="http://ivo.garant.ru/document/redirect/12171965/31">Федеральным законом</text:a> от 27 декабря 2009 г. N 352-ФЗ статья 30 настоящего Федерального закона изложена в новой редакции, <text:a xlink:type="simple" xlink:href="http://ivo.garant.ru/document/redirect/12171965/7">вступающей в силу</text:a> с 31 декабря 2009 г.</text:p>
      <text:p text:style-name="s22"><text:a xlink:type="simple" xlink:href="http://ivo.garant.ru/document/redirect/5755908/30">См. текст статьи в предыдущей редакции</text:a></text:p>
      <text:p text:style-name="s15"><text:span text:style-name="s10">Статья 30.</text:span> Защита прав кредиторов при уменьшении уставного капитала общества</text:p>
      <text:p text:style-name="s9header">ГАРАНТ:</text:p>
      <text:p text:style-name="s9">См. <text:span text:style-name="s8">Энциклопедии</text:span>, <text:a xlink:type="simple" xlink:href="http://ivo.garant.ru/document/redirect/77530546/0">позиции высших судов</text:a> и другие <text:a xlink:type="simple" xlink:href="http://ivo.garant.ru/document/redirect/77130775/30">комментарии</text:a> к статье 30 настоящего Федерального закона</text:p>
      <text:p text:style-name="s1"><text:bookmark text:name="anchor25000"/>1. В течение трех рабочих дней после принятия обществом решения об уменьшении его уставного капитала оно обязано сообщить о таком решении в <text:a xlink:type="simple" xlink:href="http://ivo.garant.ru/document/redirect/12137054/11012">орган</text:a>, осуществляющий государственную регистрацию юридических лиц, и дважды с периодичностью один раз в месяц поместить в средствах массовой информации, в которых <text:a xlink:type="simple" xlink:href="http://ivo.garant.ru/document/redirect/12148156/1">опубликовываются</text:a> данные о государственной регистрации юридических лиц, уведомление об уменьшении его уставного капитала.</text:p>
      <text:p text:style-name="s22header">Информация об изменениях:</text:p>
      <text:p text:style-name="s22"><text:bookmark text:name="anchor3002"/><text:a xlink:type="simple" xlink:href="http://ivo.garant.ru/document/redirect/12188088/11">Федеральным законом</text:a> от 18 июля 2011 г. N 228-ФЗ в пункт 2 статьи 30 настоящего Федерального закона внесены изменения, <text:a xlink:type="simple" xlink:href="http://ivo.garant.ru/document/redirect/12188088/61">вступающие в силу</text:a> с 1 января 2012 г.</text:p>
      <text:p text:style-name="s22"><text:a xlink:type="simple" xlink:href="http://ivo.garant.ru/document/redirect/5638368/3002">См. текст пункта в предыдущей редакции</text:a></text:p>
      <text:p text:style-name="s1">2. В уведомлении об уменьшении уставного капитала общества указываются:</text:p>
      <text:p text:style-name="s1"><text:bookmark text:name="anchor30021"/>1) полное и сокращенное наименование общества, сведения о месте нахождения общества;</text:p>
      <text:p text:style-name="s1"><text:bookmark text:name="anchor30022"/>2) размер уставного капитала общества и величина, на которую он уменьшается;</text:p>
      <text:p text:style-name="s1"><text:bookmark text:name="anchor30023"/>3) способ, порядок и условия уменьшения уставного капитала общества;</text:p>
      <text:p text:style-name="s1"><text:bookmark text:name="anchor30024"/>4) описание порядка и условий заявления кредиторами общества требований, предусмотренных <text:a xlink:type="simple" xlink:href="#anchor3003">пунктом 3</text:a> настоящей статьи, с указанием адреса (места нахождения) постоянно действующего исполнительного органа общества, дополнительных адресов, по которым могут быть заявлены такие требования, а также способов связи с обществом (номера телефонов, факсов, адреса электронной почты и другие сведения).</text:p>
      <text:p text:style-name="s1"><text:bookmark text:name="anchor3003"/>3. Кредитор общества, если его права требования возникли до опубликования уведомления об уменьшении уставного капитала общества, не позднее 30 дней с даты последнего опубликования такого уведомления вправе потребовать от общества досрочного исполнения соответствующего обязательства, а при невозможности его досрочного исполнения - прекращения обязательства и возмещения связанных с этим убытков. Срок исковой давности для обращения в суд с данным требованием составляет шесть месяцев со дня последнего опубликования уведомления об уменьшении уставного капитала общества.</text:p>
      <text:p text:style-name="s1"><text:bookmark text:name="anchor3004"/>4. Суд вправе отказать в удовлетворении требования, предусмотренного <text:a xlink:type="simple" xlink:href="#anchor3003">пунктом 3</text:a> настоящей статьи, в случае, если общество докажет, что:</text:p>
      <text:p text:style-name="s1"><text:bookmark text:name="anchor30041"/>1) в результате уменьшения его уставного капитала права кредиторов не нарушаются;</text:p>
      <text:p text:style-name="s1"><text:bookmark text:name="anchor30042"/>2) обеспечение, предоставленное для надлежащего исполнения соответствующего обязательства, является достаточным.</text:p>
      <text:p text:style-name="s1"/>
      <text:p text:style-name="s15"><text:bookmark text:name="anchor31"/><text:span text:style-name="s10">Статья 31.</text:span> Права акционеров - владельцев обыкновенных акций общества</text:p>
      <text:p text:style-name="s9header">ГАРАНТ:</text:p>
      <text:p text:style-name="s9">См. <text:span text:style-name="s8">Энциклопедии</text:span>, <text:a xlink:type="simple" xlink:href="http://ivo.garant.ru/document/redirect/77531709/0">позиции высших судов</text:a> и другие <text:a xlink:type="simple" xlink:href="http://ivo.garant.ru/document/redirect/77130775/31">комментарии</text:a> к статье 31 настоящего Федерального закона</text:p>
      <text:p text:style-name="s9">См. также <text:a xlink:type="simple" xlink:href="http://ivo.garant.ru/document/redirect/12124515/2">Постановление</text:a> Пленума Верховного Суда РФ от 10 октября 2001 г. N 12</text:p>
      <text:p text:style-name="s1"><text:bookmark text:name="anchor26000"/>1. Каждая обыкновенная акция общества предоставляет акционеру - ее владельцу одинаковый объем прав.</text:p>
      <text:p text:style-name="s22header">Информация об изменениях:</text:p>
      <text:p text:style-name="s22"><text:bookmark text:name="anchor312"/>Пункт 2 изменен с 1 марта 2025 г. - <text:a xlink:type="simple" xlink:href="http://ivo.garant.ru/document/redirect/409495209/110">Федеральный закон</text:a> от 8 августа 2024 г. N 287-ФЗ</text:p>
      <text:p text:style-name="s22"><text:a xlink:type="simple" xlink:href="http://ivo.garant.ru/document/redirect/76839264/312">См. предыдущую редакцию</text:a></text:p>
      <text:p text:style-name="s1">2. Акционеры - владельцы обыкновенных акций общества в соответствии с настоящим Федеральным законом и уставом общества имеют право голоса при принятии решений общим собранием акционеров по всем вопросам его компетенции, а также имеют право на получение дивидендов, а в случае ликвидации общества - право на получение части его имущества.</text:p>
      <text:p text:style-name="s22header">Информация об изменениях:</text:p>
      <text:p text:style-name="s22"><text:bookmark text:name="anchor313"/><text:a xlink:type="simple" xlink:href="http://ivo.garant.ru/document/redirect/12123866/1024">Федеральным законом</text:a> от 7 августа 2001 г. N 120-ФЗ статья 31 настоящего Федерального закона дополнена пунктом 3, <text:a xlink:type="simple" xlink:href="http://ivo.garant.ru/document/redirect/12123866/2">вступающим в силу</text:a> с 1 января 2002 г.</text:p>
      <text:p text:style-name="s1">3. Конвертация обыкновенных акций в привилегированные акции, облигации и иные ценные бумаги не допускается.</text:p>
      <text:p text:style-name="s1"/>
      <text:p text:style-name="s22header">Информация об изменениях:</text:p>
      <text:p text:style-name="s22"><text:bookmark text:name="anchor32"/><text:a xlink:type="simple" xlink:href="http://ivo.garant.ru/document/redirect/12123866/1025">Федеральным законом</text:a> от 7 августа 2001 г. N 120-ФЗ в статью 32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32">См. текст статьи в предыдущей редакции</text:a></text:p>
      <text:p text:style-name="s15"><text:span text:style-name="s10">Статья 32.</text:span> Права акционеров - владельцев привилегированных акций общества</text:p>
      <text:p text:style-name="s9header">ГАРАНТ:</text:p>
      <text:p text:style-name="s9">См. <text:span text:style-name="s8">Энциклопедии</text:span> и другие <text:a xlink:type="simple" xlink:href="http://ivo.garant.ru/document/redirect/77130775/32">комментарии</text:a> к статье 32 настоящего Федерального закона</text:p>
      <text:p text:style-name="s22header">Информация об изменениях:</text:p>
      <text:p text:style-name="s22"><text:bookmark text:name="anchor27000"/>Пункт 1 изменен с 1 марта 2025 г. - <text:a xlink:type="simple" xlink:href="http://ivo.garant.ru/document/redirect/409495209/175">Федеральный закон</text:a> от 8 августа 2024 г. N 287-ФЗ</text:p>
      <text:p text:style-name="s22"><text:a xlink:type="simple" xlink:href="http://ivo.garant.ru/document/redirect/76839264/27000">См. предыдущую редакцию</text:a></text:p>
      <text:p text:style-name="s1">1. Акционеры - владельцы привилегированных акций общества не имеют права голоса при принятии решений общим собранием акционеров, если иное не установлено настоящим Федеральным законом.</text:p>
      <text:p text:style-name="s1"><text:bookmark text:name="anchor32012"/>Абзац второй <text:a xlink:type="simple" xlink:href="http://ivo.garant.ru/document/redirect/71109716/30153">утратил силу</text:a>.</text:p>
      <text:p text:style-name="s22header">Информация об изменениях:</text:p>
      <text:p text:style-name="s22">См. текст <text:a xlink:type="simple" xlink:href="http://ivo.garant.ru/document/redirect/57401788/32012">абзаца второго пункта 1 статьи 32</text:a></text:p>
      <text:p text:style-name="s22header">Информация об изменениях:</text:p>
      <text:p text:style-name="s22"><text:bookmark text:name="anchor3202"/>Пункт 2 изменен с 19 июля 2018 г. - <text:a xlink:type="simple" xlink:href="http://ivo.garant.ru/document/redirect/71992492/161">Федеральный закон</text:a> от 19 июля 2018 г. N 209-ФЗ</text:p>
      <text:p text:style-name="s22"><text:a xlink:type="simple" xlink:href="http://ivo.garant.ru/document/redirect/77663246/3202">См. предыдущую редакцию</text:a></text:p>
      <text:p text:style-name="s1">2. В уставе общества должны быть определены размер дивиденда и (или) стоимость, выплачиваемая при ликвидации общества (ликвидационная стоимость) по привилегированным акциям каждого типа. Размер дивиденда и ликвидационная стоимость определяются в твердой денежной сумме или в процентах к номинальной стоимости привилегированных акций. Размер дивиденда и ликвидационная стоимость по привилегированным акциям считаются определенными также, если уставом общества установлен порядок их определения или минимальный размер дивиденда, в том числе в процентах от чистой прибыли общества. Размер дивиденда не считается определенным в случае, если в уставе общества указан только его максимальный размер. Владельцы привилегированных акций, по которым не определен размер дивиденда, имеют право на получение дивидендов наравне и в равном размере с владельцами обыкновенных акций.</text:p>
      <text:p text:style-name="s1"><text:bookmark text:name="anchor32022"/>Если уставом общества предусмотрены привилегированные акции двух и более типов, по каждому из которых определен размер дивиденда, уставом общества должна быть также установлена очередность выплаты дивидендов по каждому из них, а если уставом общества предусмотрены привилегированные акции двух и более типов, по каждому из которых определена ликвидационная стоимость, - очередность выплаты ликвидационной стоимости по каждому из них.</text:p>
      <text:p text:style-name="s1"><text:bookmark text:name="anchor32023"/>Уставом общества может быть установлено, что невыплаченный или не полностью выплаченный дивиденд по привилегированным акциям определенного типа, размер которого определен уставом, накапливается и выплачивается не позднее срока, определенного уставом (кумулятивные привилегированные акции). Если уставом общества такой срок не установлен, привилегированные акции кумулятивными не являются.</text:p>
      <text:p text:style-name="s22header">Информация об изменениях:</text:p>
      <text:p text:style-name="s22"><text:bookmark text:name="anchor32021"/>Пункт 2.1 изменен с 1 марта 2025 г. - <text:a xlink:type="simple" xlink:href="http://ivo.garant.ru/document/redirect/409495209/176">Федеральный закон</text:a> от 8 августа 2024 г. N 287-ФЗ</text:p>
      <text:p text:style-name="s22"><text:a xlink:type="simple" xlink:href="http://ivo.garant.ru/document/redirect/76839264/32021">См. предыдущую редакцию</text:a></text:p>
      <text:p text:style-name="s1">2.1. Уставом общества могут быть предусмотрены привилегированные акции определенного типа, дивиденды по которым выплачиваются в первую очередь - перед выплатой дивидендов по привилегированным акциям любых иных типов и обыкновенным акциям (далее - привилегированные акции с преимуществом в очередности получения дивидендов).</text:p>
      <text:p text:style-name="s1"><text:bookmark text:name="anchor320212"/>Размер дивиденда по привилегированным акциям с преимуществом в очередности получения дивидендов определяется в твердой денежной сумме или в процентах к номинальной стоимости таких акций. Привилегированные акции с преимуществом в очередности получения дивидендов не имеют ликвидационной стоимости и предоставляют акционерам - их владельцам право голоса при принятии решений общим собранием акционеров только по вопросам, указанным в <text:a xlink:type="simple" xlink:href="#anchor483">подпункте 3 пункта 1 статьи 48</text:a> настоящего Федерального закона. Привилегированные акции с преимуществом в очередности получения дивидендов не учитываются при подсчете голосов и при определении кворума для принятия решения по вопросам компетенции общего собрания акционеров, не указанным в подпункте 3 пункта 1 статьи 48 настоящего Федерального закона, в том числе в случаях, предусмотренных <text:a xlink:type="simple" xlink:href="#anchor323">пунктами 4</text:a> и <text:a xlink:type="simple" xlink:href="#anchor324">5</text:a> настоящей статьи, а также по вопросам, решение по которым в соответствии с настоящим Федеральным законом принимается единогласно всеми акционерами общества.</text:p>
      <text:p text:style-name="s1"><text:bookmark text:name="anchor320213"/>Изменение прав по привилегированным акциям с преимуществом в очередности получения дивидендов после размещения первой такой привилегированной акции и уменьшение уставного капитала общества путем уменьшения номинальной стоимости таких привилегированных акций не допускаются.</text:p>
      <text:p text:style-name="s1"><text:bookmark text:name="anchor320214"/>Каждый акционер - владелец привилегированных акций с преимуществом в очередности получения дивидендов в случае реорганизации общества в форме слияния или присоединения должен получить в обществе, создаваемом путем реорганизации в форме слияния, или в обществе, к которому осуществляется присоединение, привилегированные акции, предоставляющие те же права, что и принадлежащие ему в реорганизуемом обществе привилегированные акции с преимуществом в очередности получения дивидендов.</text:p>
      <text:p text:style-name="s22header">Информация об изменениях:</text:p>
      <text:p text:style-name="s22"><text:bookmark text:name="anchor3203"/>Пункт 3 изменен с 28 декабря 2018 г. - <text:a xlink:type="simple" xlink:href="http://ivo.garant.ru/document/redirect/72139554/4502">Федеральный закон</text:a> от 27 декабря 2018 г. N 514-ФЗ</text:p>
      <text:p text:style-name="s22"><text:a xlink:type="simple" xlink:href="http://ivo.garant.ru/document/redirect/77675598/3203">См. предыдущую редакцию</text:a></text:p>
      <text:p text:style-name="s1">3. Уставом общества может быть предусмотрена конвертация привилегированных акций определенного типа в обыкновенные акции или привилегированные акции иных типов по требованию акционеров - их владельцев или конвертация всех акций этого типа в срок, определенный уставом общества. В этом случае уставом общества до государственной регистрации выпуска конвертируемых привилегированных акций должны быть определены порядок их конвертации, в том числе количество, категория (тип) акций, в которые они конвертируются, и иные условия конвертации. Изменение указанных положений устава общества после размещения первой конвертируемой привилегированной акции соответствующего выпуска не допускается.</text:p>
      <text:p text:style-name="s1"><text:bookmark text:name="anchor32032"/>Конвертация привилегированных акций в облигации и иные ценные бумаги, за исключением акций, и конвертация привилегированных акций с преимуществом в очередности получения дивидендов в обыкновенные акции и привилегированные акции иных типов не допускаются. Конвертация привилегированных акций в обыкновенные акции и привилегированные акции иных типов допускается только в том случае, если это предусмотрено уставом общества, а также при реорганизации общества в соответствии с настоящим <text:span text:style-name="s8">Федеральным законом</text:span>.</text:p>
      <text:p text:style-name="s22header">Информация об изменениях:</text:p>
      <text:p text:style-name="s22"><text:bookmark text:name="anchor323"/>Пункт 4 изменен с 1 марта 2025 г. - <text:a xlink:type="simple" xlink:href="http://ivo.garant.ru/document/redirect/409495209/177">Федеральный закон</text:a> от 8 августа 2024 г. N 287-ФЗ</text:p>
      <text:p text:style-name="s22"><text:a xlink:type="simple" xlink:href="http://ivo.garant.ru/document/redirect/76839264/323">См. предыдущую редакцию</text:a></text:p>
      <text:p text:style-name="s1">4. Акционеры - владельцы привилегированных акций имеют право голоса при принятии решений общим собранием акционеров по вопросам о реорганизации и ликвидации общества, по вопросам, предусмотренным <text:a xlink:type="simple" xlink:href="#anchor7203">пунктом 3 статьи 7.2</text:a> и <text:a xlink:type="simple" xlink:href="#anchor921">статьей 92.1</text:a> настоящего Федерального закона, а также по вопросам, решения по которым в соответствии с настоящим Федеральным законом принимаются единогласно всеми акционерами общества.</text:p>
      <text:p text:style-name="s1"><text:bookmark text:name="anchor320402"/>Акционеры - владельцы привилегированных акций определенного типа приобретают право голоса при принятии решений общим собранием акционеров по вопросам о внесении изменений и дополнений в устав общества, ограничивающих права акционеров - владельцев привилегированных акций этого типа, включая случаи определения или увеличения размера дивиденда и (или) определения или увеличения ликвидационной стоимости, выплачиваемых по привилегированным акциям предыдущей очереди, предоставления акционерам - владельцам привилегированных акций иного типа преимуществ в очередности выплаты дивиденда и (или) ликвидационной стоимости акций, либо внесения положений об объявленных привилегированных акциях этого или иного типа, размещение которых может привести к фактическому уменьшению определенного уставом общества размера дивиденда и (или) ликвидационной стоимости, выплачиваемых по привилегированным акциям этого типа. Решение о внесении таких изменений и дополнений считается принятым, если за него отдано не менее чем три четверти голосов акционеров - владельцев голосующих акций, участвующих в заседании или заочном голосовании, за исключением голосов акционеров - владельцев привилегированных акций, права по которым ограничиваются, и три четверти голосов всех акционеров - владельцев привилегированных акций каждого типа, права по которым ограничиваются, если для принятия такого решения уставом общества не установлено большее число голосов акционеров.</text:p>
      <text:p text:style-name="s1"><text:bookmark text:name="anchor320403"/>Акционеры - владельцы привилегированных акций определенного типа приобретают право голоса при принятии решения общим собранием акционеров по вопросу об обращении с заявлением о листинге или делистинге привилегированных акций этого типа. Указанное решение считается принятым при условии, что за него отдано не менее чем три четверти голосов акционеров - владельцев голосующих акций, участвующих в заседании или заочном голосовании, за исключением голосов акционеров - владельцев привилегированных акций этого типа, и три четверти голосов всех акционеров - владельцев привилегированных акций этого типа, если для принятия указанного решения уставом общества не установлено большее число голосов акционеров.</text:p>
      <text:p text:style-name="s22header">Информация об изменениях:</text:p>
      <text:p text:style-name="s22"><text:bookmark text:name="anchor324"/>Пункт 5 изменен с 1 марта 2025 г. - <text:a xlink:type="simple" xlink:href="http://ivo.garant.ru/document/redirect/409495209/178">Федеральный закон</text:a> от 8 августа 2024 г. N 287-ФЗ</text:p>
      <text:p text:style-name="s22"><text:a xlink:type="simple" xlink:href="http://ivo.garant.ru/document/redirect/76839264/324">См. предыдущую редакцию</text:a></text:p>
      <text:p text:style-name="s9header">ГАРАНТ:</text:p>
      <text:p text:style-name="s9"><text:a xlink:type="simple" xlink:href="http://ivo.garant.ru/document/redirect/412731467/111">Постановлением</text:a> Конституционного Суда России от 25 сентября 2025 г. N 31-П абзац 1 пункта 5 признан не соответствующим Конституции РФ в той мере, в какой в системе действующего правового регулирования по смыслу, придаваемому им правоприменительной практикой, данные положения не предусматривают эффективных способов защиты прав владельцев привилегированных акций, размер дивиденда по которым определен в уставе акционерного общества, в случае невыплаты им дивидендов (полностью или частично) при нарушении акционерным обществом требований закона об очередности распределения дивидендов</text:p>
      <text:p text:style-name="s1">5. Акционеры - владельцы привилегированных акций определенного типа, размер дивиденда по которым определен в уставе общества, за исключением акционеров - владельцев кумулятивных привилегированных акций, имеют право голоса при принятии решений общим собранием акционеров по всем вопросам его компетенции, начиная с заседания или заочного голосования, следующих за годовым заседанием общего собрания акционеров, на котором независимо от причин не было принято решение о выплате дивидендов или было принято решение о неполной выплате дивидендов по привилегированным акциям этого типа. Право голоса акционеров - владельцев привилегированных акций такого типа при принятии решений общим собранием акционеров прекращается с момента первой выплаты по указанным акциям дивидендов в полном размере.</text:p>
      <text:p text:style-name="s1"><text:bookmark text:name="anchor32422"/>Акционеры - владельцы кумулятивных привилегированных акций определенного типа имеют право голоса при принятии решений общим собранием акционеров по всем вопросам его компетенции, начиная с заседания или заочного голосования, следующих за годовым заседанием общего собрания акционеров, на котором должно было быть принято решение о выплате по этим акциям в полном размере накопленных дивидендов, если такое решение не было принято или было принято решение о неполной выплате дивидендов. Право голоса акционеров - владельцев кумулятивных привилегированных акций определенного типа при принятии решений общим собранием акционеров прекращается с момента выплаты всех накопленных по указанным акциям дивидендов в полном размере.</text:p>
      <text:p text:style-name="s22header">Информация об изменениях:</text:p>
      <text:p text:style-name="s22"><text:bookmark text:name="anchor326"/>Пункт 6 изменен с 1 марта 2025 г. - <text:a xlink:type="simple" xlink:href="http://ivo.garant.ru/document/redirect/409495209/179">Федеральный закон</text:a> от 8 августа 2024 г. N 287-ФЗ</text:p>
      <text:p text:style-name="s22"><text:a xlink:type="simple" xlink:href="http://ivo.garant.ru/document/redirect/76839264/326">См. предыдущую редакцию</text:a></text:p>
      <text:p text:style-name="s1">6. Уставом непубличного общества могут быть предусмотрены один или несколько типов привилегированных акций, предоставляющих помимо или вместо прав, предусмотренных настоящей статьей, право голоса по всем или некоторым вопросам компетенции общего собрания акционеров, в том числе при возникновении или прекращении определенных обстоятельств (совершение либо несовершение обществом или его акционерами определенных действий, наступление определенного срока, принятие либо непринятие общим собранием акционеров или иными органами общества определенных решений в течение определенного срока, отчуждение акций общества третьим лицам с нарушением положений устава общества о преимущественном праве их приобретения или о получении согласия акционеров общества на их отчуждение и иные обстоятельства), преимущественное право приобретения размещаемых обществом акций определенных категорий (типов) и иные дополнительные права. Положения о привилегированных акциях с указанными правами могут быть предусмотрены уставом непубличного общества при его учреждении либо внесены в устав или исключены из него по решению, принятому общим собранием акционеров единогласно всеми акционерами общества. Указанные положения устава непубличного общества могут быть изменены по решению, принятому общим собранием акционеров единогласно всеми акционерами - владельцами таких привилегированных акций и большинством в три четверти голосов акционеров - владельцев иных голосующих акций, участвующих в заседании или заочном голосовании.</text:p>
      <text:p text:style-name="s1"/>
      <text:p text:style-name="s22header">Информация об изменениях:</text:p>
      <text:p text:style-name="s22"><text:bookmark text:name="anchor321"/><text:a xlink:type="simple" xlink:href="http://ivo.garant.ru/document/redirect/12167408/11">Федеральным законом</text:a> от 3 июня 2009 г. N 115-ФЗ настоящий Федеральный закон дополнен статьей 32.1</text:p>
      <text:p text:style-name="s15"><text:span text:style-name="s10">Статья 32.1</text:span>. Акционерное соглашение</text:p>
      <text:p text:style-name="s9header">ГАРАНТ:</text:p>
      <text:p text:style-name="s9">См. <text:a xlink:type="simple" xlink:href="http://ivo.garant.ru/document/redirect/58078359/0">Энциклопедии</text:a> и другие <text:a xlink:type="simple" xlink:href="http://ivo.garant.ru/document/redirect/77130775/321">комментарии</text:a> к статье 32.1 настоящего Федерального закона</text:p>
      <text:p text:style-name="s22header">Информация об изменениях:</text:p>
      <text:p text:style-name="s22"><text:bookmark text:name="anchor3211"/>Пункт 1 изменен с 1 марта 2025 г. - <text:a xlink:type="simple" xlink:href="http://ivo.garant.ru/document/redirect/409495209/180">Федеральный закон</text:a> от 8 августа 2024 г. N 287-ФЗ</text:p>
      <text:p text:style-name="s22"><text:a xlink:type="simple" xlink:href="http://ivo.garant.ru/document/redirect/76839264/3211">См. предыдущую редакцию</text:a></text:p>
      <text:p text:style-name="s1"><text:span text:style-name="s8">1.</text:span> Акционерным соглашением признается договор об осуществлении прав, удостоверенных акциями, и (или) об особенностях осуществления прав на акции. По акционерному соглашению его стороны обязуются осуществлять определенным образом права, удостоверенные акциями, и (или) права на акции и (или) воздерживаться (отказываться) от осуществления указанных прав. Акционерным соглашением может быть предусмотрена обязанность его сторон голосовать определенным образом при принятии решений общим собранием акционеров, согласовывать вариант голосования с другими акционерами, приобретать или отчуждать акции по заранее определенной цене и (или) при наступлении определенных обстоятельств, воздерживаться (отказываться) от отчуждения акций до наступления определенных обстоятельств, а также осуществлять согласованно иные действия, связанные с управлением обществом, с деятельностью, реорганизацией и ликвидацией общества.</text:p>
      <text:p text:style-name="s1"><text:bookmark text:name="anchor3212"/>Акционерное соглашение заключается в письменной форме путем составления одного документа, подписанного сторонами.</text:p>
      <text:p text:style-name="s22header">Информация об изменениях:</text:p>
      <text:p text:style-name="s22"><text:bookmark text:name="anchor3222"/>Пункт 2 изменен с 1 марта 2025 г. - <text:a xlink:type="simple" xlink:href="http://ivo.garant.ru/document/redirect/409495209/18100">Федеральный закон</text:a> от 8 августа 2024 г. N 287-ФЗ</text:p>
      <text:p text:style-name="s22"><text:a xlink:type="simple" xlink:href="http://ivo.garant.ru/document/redirect/76839264/3222">См. предыдущую редакцию</text:a></text:p>
      <text:p text:style-name="s1">2. Предметом акционерного соглашения не могут быть обязательства стороны акционерного соглашения голосовать согласно указаниям органов общества, в отношении акций которого заключено данное соглашение.</text:p>
      <text:p text:style-name="s1"><text:bookmark text:name="anchor3223"/>3. <text:a xlink:type="simple" xlink:href="http://ivo.garant.ru/document/redirect/70648990/21">Утратил силу</text:a> с 1 сентября 2014 г.</text:p>
      <text:p text:style-name="s22header">Информация об изменениях:</text:p>
      <text:p text:style-name="s22">См. текст <text:a xlink:type="simple" xlink:href="http://ivo.garant.ru/document/redirect/57746797/3223">пункта 3 статьи 32.1</text:a></text:p>
      <text:p text:style-name="s1"><text:bookmark text:name="anchor3224"/>4. Акционерное соглашение является обязательным только для его сторон. Договор, заключенный стороной акционерного соглашения в нарушение акционерного соглашения, может быть признан судом недействительным по иску заинтересованной стороны акционерного соглашения только в случаях, если будет доказано, что другая сторона по договору знала или заведомо должна была знать об ограничениях, предусмотренных акционерным соглашением.</text:p>
      <text:p text:style-name="s1"><text:bookmark text:name="anchor322402"/>Абзац второй <text:a xlink:type="simple" xlink:href="http://ivo.garant.ru/document/redirect/71109716/30157">утратил силу</text:a>.</text:p>
      <text:p text:style-name="s22header">Информация об изменениях:</text:p>
      <text:p text:style-name="s22">См. текст <text:a xlink:type="simple" xlink:href="http://ivo.garant.ru/document/redirect/57401788/322402">абзаца второго пункта 4 статьи 32.1</text:a></text:p>
      <text:p text:style-name="s22header">Информация об изменениях:</text:p>
      <text:p text:style-name="s22"><text:bookmark text:name="anchor32241"/><text:a xlink:type="simple" xlink:href="http://ivo.garant.ru/document/redirect/71109716/30158">Федеральным законом</text:a> от 29 июня 2015 г. N 210-ФЗ статья 32.1 настоящего Федерального закона дополнена пунктом 4.1</text:p>
      <text:p text:style-name="s1">4.1. Акционеры общества, заключившие акционерное соглашение, обязаны уведомить общество о факте его заключения не позднее 15 дней со дня его заключения. По соглашению сторон акционерного соглашения уведомление обществу может быть направлено одной из его сторон. В случае неисполнения данной обязанности акционеры общества, не являющиеся сторонами акционерного соглашения, вправе требовать возмещения причиненных им убытков.</text:p>
      <text:p text:style-name="s22header">Информация об изменениях:</text:p>
      <text:p text:style-name="s22"><text:bookmark text:name="anchor3225"/>Пункт 5 изменен с 1 марта 2025 г. - <text:a xlink:type="simple" xlink:href="http://ivo.garant.ru/document/redirect/409495209/1820">Федеральный закон</text:a> от 8 августа 2024 г. N 287-ФЗ</text:p>
      <text:p text:style-name="s22"><text:a xlink:type="simple" xlink:href="http://ivo.garant.ru/document/redirect/76839264/3225">См. предыдущую редакцию</text:a></text:p>
      <text:p text:style-name="s1">5. Лицо, приобретшее в соответствии с акционерным соглашением право определять порядок голосования по акциям публичного общества при принятии решений общим собранием акционеров, обязано уведомить публичное общество о таком приобретении в случае, если в результате такого приобретения это лицо самостоятельно или совместно со своими аффилированными лицом или лицами прямо либо косвенно получает возможность распоряжаться более чем 5, 10, 15, 20, 25, 30, 50 или 75 процентами голосов по размещенным обыкновенным акциям публичного общества. В таком уведомлении должны содержаться сведения о:</text:p>
      <text:p text:style-name="s1"><text:bookmark text:name="anchor322502"/>полном фирменном наименовании публичного общества;</text:p>
      <text:p text:style-name="s1">своем имени или наименовании;</text:p>
      <text:p text:style-name="s1">дате заключения и дате вступления в силу акционерного соглашения, или о датах принятия решений о внесении изменений в акционерное соглашение и о датах вступления в силу соответствующих изменений, или о дате прекращения действия акционерного соглашения;</text:p>
      <text:p text:style-name="s1">сроке действия акционерного соглашения;</text:p>
      <text:p text:style-name="s1">количестве акций, принадлежащих лицам, заключившим акционерное соглашение, на дату его заключения;</text:p>
      <text:p text:style-name="s1"><text:bookmark text:name="anchor322507"/>количестве обыкновенных акций общества, которые данному лицу предоставляют возможность распоряжаться голосами при принятии решений общим собранием акционеров, на дату возникновения обязанности направить такое уведомление;</text:p>
      <text:p text:style-name="s1">дате возникновения обязанности направить такое уведомление.</text:p>
      <text:p text:style-name="s1"><text:bookmark text:name="anchor32505"/>Такое уведомление должно быть направлено в течение пяти дней с момента возникновения соответствующей обязанности.</text:p>
      <text:p text:style-name="s22header">Информация об изменениях:</text:p>
      <text:p text:style-name="s22"><text:bookmark text:name="anchor32251"/><text:a xlink:type="simple" xlink:href="http://ivo.garant.ru/document/redirect/71109716/30160">Федеральным законом</text:a> от 29 июня 2015 г. N 210-ФЗ статья 32.1 настоящего Федерального закона дополнена пунктом 5.1</text:p>
      <text:p text:style-name="s1">5.1. Публичное общество раскрывает информацию, содержащуюся в уведомлениях, указанных в настоящей статье, в порядке, предусмотренном <text:a xlink:type="simple" xlink:href="http://ivo.garant.ru/document/redirect/10106464/30">законодательством</text:a> Российской Федерации о ценных бумагах.</text:p>
      <text:p text:style-name="s22header">Информация об изменениях:</text:p>
      <text:p text:style-name="s22"><text:bookmark text:name="anchor3226"/>Пункт 6 изменен с 1 марта 2025 г. - <text:a xlink:type="simple" xlink:href="http://ivo.garant.ru/document/redirect/409495209/1830">Федеральный закон</text:a> от 8 августа 2024 г. N 287-ФЗ</text:p>
      <text:p text:style-name="s22"><text:a xlink:type="simple" xlink:href="http://ivo.garant.ru/document/redirect/76839264/3226">См. предыдущую редакцию</text:a></text:p>
      <text:p text:style-name="s1">6. Лицо, обязанное направить уведомление в соответствии с <text:a xlink:type="simple" xlink:href="#anchor3225">пунктом 5</text:a> настоящей статьи, и лица, которым данное лицо в соответствии с заключенным акционерным соглашением вправе давать обязательные для исполнения указания о порядке голосования при принятии решений общим собранием акционеров, до даты направления такого уведомления имеют право голоса только по акциям, количество которых не превышает количество акций, принадлежавших данному лицу до возникновения у него обязанности направить такое уведомление. При этом все акции, принадлежащие данному лицу и указанным лицам, учитываются при определении кворума для принятия решений общим собранием акционеров.</text:p>
      <text:p text:style-name="s1"><text:bookmark text:name="anchor3227"/>7. Акционерным соглашением могут предусматриваться <text:a xlink:type="simple" xlink:href="http://ivo.garant.ru/document/redirect/10164072/329">способы обеспечения</text:a> исполнения обязательств, вытекающих из акционерного соглашения, и меры гражданско-правовой ответственности за неисполнение или ненадлежащее исполнение таких обязательств.</text:p>
      <text:p text:style-name="s1"><text:bookmark text:name="anchor322702"/>Права сторон акционерного соглашения, основанные на этом соглашении, в том числе права требовать возмещения причиненных нарушением соглашения убытков, взыскания неустойки (штрафа, пеней), выплаты компенсации (твердой денежной суммы или суммы, подлежащей определению в порядке, указанном в акционерном соглашении) или применения иных мер ответственности в связи с нарушением акционерного соглашения, подлежат судебной защите.</text:p>
      <text:p text:style-name="s1"/>
      <text:p text:style-name="s22header">Информация об изменениях:</text:p>
      <text:p text:style-name="s22"><text:bookmark text:name="anchor322"/><text:a xlink:type="simple" xlink:href="http://ivo.garant.ru/document/redirect/71435412/1">Федеральным законом</text:a> от 3 июля 2016 г. N 339-ФЗ настоящий Федеральный закон дополнен статьей 32.2</text:p>
      <text:p text:style-name="s15"><text:span text:style-name="s10">Статья 32.2.</text:span> Вклады в имущество общества, не увеличивающие уставный капитал общества</text:p>
      <text:p text:style-name="s9header">ГАРАНТ:</text:p>
      <text:p text:style-name="s9">См. <text:a xlink:type="simple" xlink:href="http://ivo.garant.ru/document/redirect/58078420/0">Энциклопедии</text:a> и другие <text:a xlink:type="simple" xlink:href="http://ivo.garant.ru/document/redirect/77130775/322">комментарии</text:a> к статье 32.2 настоящего Федерального закона</text:p>
      <text:p text:style-name="s1"><text:bookmark text:name="anchor32201"/>1. Акционеры на основании договора с обществом имеют право в целях финансирования и поддержания деятельности общества в любое время вносить в имущество общества безвозмездные вклады в денежной или иной форме, которые не увеличивают уставный капитал общества и не изменяют номинальную стоимость акций (далее - вклады в имущество общества).</text:p>
      <text:p text:style-name="s1"><text:bookmark text:name="anchor322012"/>Вносимое акционерами в качестве вклада имущество должно относиться к видам, указанным в <text:a xlink:type="simple" xlink:href="http://ivo.garant.ru/document/redirect/10164072/66101">пункте 1 статьи 66.1</text:a> Гражданского кодекса Российской Федерации.</text:p>
      <text:p text:style-name="s1"><text:bookmark text:name="anchor322013"/>К договорам, на основании которых вносятся вклады в имущество общества, не применяются положения <text:a xlink:type="simple" xlink:href="http://ivo.garant.ru/document/redirect/10164072/2032">Гражданского кодекса</text:a> Российской Федерации о договоре дарения.</text:p>
      <text:p text:style-name="s9header">ГАРАНТ:</text:p>
      <text:p text:style-name="s9"><text:bookmark text:name="anchor322014"/>Положения абзаца четвертого пункта 1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Договор, на основании которого акционером вносится вклад в имущество общества, должен быть предварительно одобрен решением совета директоров (наблюдательного совета) общества, за исключением случаев внесения вкладов в имущество общества, предусмотренных <text:a xlink:type="simple" xlink:href="#anchor32203">пунктом 3</text:a> настоящей статьи.</text:p>
      <text:p text:style-name="s1"><text:bookmark text:name="anchor32202"/>2. Уставом непубличного общества могут быть предусмотрены максимальная стоимость вкладов в имущество непубличного общества, вносимых всеми или определенными акционерами непубличного общества, и иные ограничения, связанные с внесением вкладов в имущество непубличного общества.</text:p>
      <text:p text:style-name="s22header">Информация об изменениях:</text:p>
      <text:p text:style-name="s22"><text:bookmark text:name="anchor32203"/>Пункт 3 изменен с 1 марта 2025 г. - <text:a xlink:type="simple" xlink:href="http://ivo.garant.ru/document/redirect/409495209/113">Федеральный закон</text:a> от 8 августа 2024 г. N 287-ФЗ</text:p>
      <text:p text:style-name="s22"><text:a xlink:type="simple" xlink:href="http://ivo.garant.ru/document/redirect/76839264/32203">См. предыдущую редакцию</text:a></text:p>
      <text:p text:style-name="s1">3. Уставом непубличного общества может быть предусмотрено, что решением общего собрания акционеров непубличного общества на акционеров общества может быть возложена обязанность по внесению вкладов в имущество общества, а также могут быть предусмотрены порядок, основания и условия внесения вкладов в имущество общества.</text:p>
      <text:p text:style-name="s1"><text:bookmark text:name="anchor322002"/>Если уставом непубличного общества предусмотрена возможность возложения обязанности по внесению вкладов на всех акционеров непубличного общества, решение общего собрания акционеров о возложении на акционеров непубличного общества обязанности по внесению вкладов в имущество непубличного общества принимается единогласно всеми акционерами общества.</text:p>
      <text:p text:style-name="s1"><text:bookmark text:name="anchor322003"/>Уставом непубличного общества может быть предусмотрено, что по решению общего собрания акционеров допускается возложение обязанности по внесению вкладов в имущество непубличного общества только на акционеров - владельцев акций определенной категории (типа). В этом случае решение общего собрания акционеров о возложении на акционеров обязанности по внесению вкладов в имущество непубличного общества принимается большинством в три четверти голосов акционеров, участвующих в заседании или заочном голосовании, при условии, что за такое решение единогласно проголосовали все акционеры - владельцы акций каждой категории (типа), на которых возлагается обязанность по внесению вклада в имущество непубличного общества.</text:p>
      <text:p text:style-name="s1"><text:bookmark text:name="anchor322004"/>Вклады в имущество непубличного общества на основании положений настоящего пункта вносятся пропорционально принадлежащей акционеру доле акций в уставном капитале непубличного общества, если иной порядок определения размеров вкладов в имущество непубличного общества не предусмотрен уставом непубличного общества.</text:p>
      <text:p text:style-name="s1"><text:bookmark text:name="anchor322035"/>Вклады в имущество непубличного общества на основании положений настоящего пункта вносятся деньгами, если иное не предусмотрено уставом непубличного общества или решением общего собрания акционеров непубличного общества.</text:p>
      <text:p text:style-name="s1"><text:bookmark text:name="anchor32206"/>Обязанность по внесению вкладов в имущество непубличного общества несут лица, которые являлись акционерами на дату возникновения такой обязанности.</text:p>
      <text:p text:style-name="s1"><text:bookmark text:name="anchor32204"/>4. С иском об исполнении обязанности по внесению вклада в имущество непубличного общества к лицу, уклоняющемуся от исполнения такой обязанности, вправе обратиться в суд непубличное общество или его акционер.</text:p>
      <text:p text:style-name="s1"/>
      <text:p text:style-name="s22header">Информация об изменениях:</text:p>
      <text:p text:style-name="s22"><text:bookmark text:name="anchor3230"/>Федеральный закон дополнен статье 32.3. с 13 июля 2021 г. - <text:a xlink:type="simple" xlink:href="http://ivo.garant.ru/document/redirect/401422532/21">Федеральный закон</text:a> от 2 июля 2021 г. N 354-ФЗ</text:p>
      <text:p text:style-name="s15"><text:span text:style-name="s10">Статья 32.3.</text:span> Договор конвертируемого займа</text:p>
      <text:p text:style-name="s9header">ГАРАНТ:</text:p>
      <text:p text:style-name="s9">См. <text:a xlink:type="simple" xlink:href="http://ivo.garant.ru/document/redirect/408212517/0">Энциклопедии</text:a>, <text:a xlink:type="simple" xlink:href="http://ivo.garant.ru/document/redirect/77532970/0">позиции высших судов</text:a> и другие <text:a xlink:type="simple" xlink:href="http://ivo.garant.ru/document/redirect/77130775/3230">комментарии</text:a> к статье 32.3 настоящего Федерального закона</text:p>
      <text:p text:style-name="s22header">Информация об изменениях:</text:p>
      <text:p text:style-name="s22"><text:bookmark text:name="anchor32301"/>Пункт 1 изменен с 1 марта 2025 г. - <text:a xlink:type="simple" xlink:href="http://ivo.garant.ru/document/redirect/409495209/114">Федеральный закон</text:a> от 8 августа 2024 г. N 287-ФЗ</text:p>
      <text:p text:style-name="s22"><text:a xlink:type="simple" xlink:href="http://ivo.garant.ru/document/redirect/76839264/32301">См. предыдущую редакцию</text:a></text:p>
      <text:p text:style-name="s1">1. Договором конвертируемого займа признается договор займа, предусматривающий право займодавца вместо возврата всей или части суммы займа и выплаты всех или части процентов за пользование займом при наступлении срока и (или) иных обстоятельств, предусмотренных этим договором, потребовать от заемщика, являющегося непубличным обществом, размещения займодавцу дополнительных акций определенной категории (типа).</text:p>
      <text:p text:style-name="s1"><text:bookmark text:name="anchor313012"/>Общество, являющееся кредитной организацией или некредитной финансовой организацией, либо общество, имеющее стратегическое значение для обеспечения обороны страны и безопасности государства, либо общество, которое создано в процессе приватизации и акции которого находятся в государственной или муниципальной собственности и предоставляют более чем 25 процентов голосов при принятии решений общим собранием акционеров, не вправе являться заемщиком по договору конвертируемого займа.</text:p>
      <text:p text:style-name="s1"><text:bookmark text:name="anchor32302"/>2. Наряду с условиями, являющимися существенными для договора займа в соответствии с <text:a xlink:type="simple" xlink:href="http://ivo.garant.ru/document/redirect/10164072/20807">Гражданским кодексом</text:a> Российской Федерации, существенными условиями договора конвертируемого займа также являются:</text:p>
      <text:p text:style-name="s1"><text:bookmark text:name="anchor32321"/>1) срок и (или) иные обстоятельства, при наступлении которых займодавец вправе предъявить требование о размещении ему дополнительных акций заемщика во исполнение договора конвертируемого займа. Такими обстоятельствами могут быть в том числе совершение или несовершение сторонами договора конвертируемого займа или третьими лицами определенных действий, принятие заемщиком или третьими лицами определенных решений, достижение заемщиком определенных финансовых показателей;</text:p>
      <text:p text:style-name="s1"><text:bookmark text:name="anchor32322"/>2) цена размещения дополнительных акций во исполнение договора конвертируемого займа или порядок ее определения. Порядок определения цены размещения дополнительных акций во исполнение договора конвертируемого займа может зависеть от обстоятельств, не наступивших на момент заключения договора конвертируемого займа. Цена размещения дополнительных акций во исполнение договора конвертируемого займа не может быть ниже их номинальной стоимости.</text:p>
      <text:p text:style-name="s1"><text:bookmark text:name="anchor32303"/>3. Требование о размещении займодавцу дополнительных акций заемщика, являющегося непубличным обществом, во исполнение договора конвертируемого займа подается займодавцем держателю реестра акционеров непубличного общества (регистратору) в порядке, установленном законодательством Российской Федерации о ценных бумагах, и считается предъявленным заемщику с момента его получения держателем реестра акционеров непубличного общества. Указанное требование может быть предъявлено не позднее трех месяцев после дня наступления срока и (или) иных обстоятельств, предусмотренных договором конвертируемого займа, если меньший срок не установлен договором конвертируемого займа. Если иное не установлено договором конвертируемого займа, со дня наступления срока возврата суммы займа и до истечения срока предъявления требования займодавца о размещении ему дополнительных акций заемщика во исполнение договора конвертируемого займа возврат суммы займа допускается только по требованию займодавца, при этом проценты за пользование займом и проценты за пользование чужими денежными средствами не начисляются.</text:p>
      <text:p text:style-name="s1"><text:bookmark text:name="anchor32304"/>4. Дополнительные акции заемщика, являющегося непубличным обществом, подлежащие размещению во исполнение договора конвертируемого займа, оплачиваются путем зачета денежных требований займодавца к непубличному обществу по обязательствам из указанного договора. Допускается зачет денежных требований займодавца к непубличному обществу по обязательствам из указанного договора, срок исполнения которых, в том числе срок возврата суммы займа, не наступил.</text:p>
      <text:p text:style-name="s1"><text:bookmark text:name="anchor32305"/>5. Если иное не предусмотрено договором конвертируемого займа, при переходе прав займодавца по указанному договору к другому лицу новый кредитор не вправе требовать от заемщика, являющегося непубличным обществом, размещения ему дополнительных акций во исполнение договора конвертируемого займа.</text:p>
      <text:p text:style-name="s1"><text:bookmark text:name="anchor32306"/>6. Заключение договора конвертируемого займа, соглашения об изменении условий указанного договора, а также соглашения об уступке другому лицу права требовать от заемщика, являющегося непубличным обществом, размещения ему дополнительных акций во исполнение договора конвертируемого займа, если такая уступка допускается указанным договором, требует предварительного согласия общего собрания акционеров заемщика, являющегося непубличным обществом, данного единогласно всеми его акционерами - владельцами акций всех категорий (типов).</text:p>
      <text:p text:style-name="s1"><text:bookmark text:name="anchor323062"/>Договор конвертируемого займа, соглашение об изменении условий указанного договора и (или) соглашение об уступке другому лицу права требовать размещения ему дополнительных акций, заключенные с нарушением требования о получении предварительного согласия, предусмотренного настоящим пунктом, могут быть признаны недействительными по иску заемщика, являющегося непубличным обществом, или его акционеров.</text:p>
      <text:p text:style-name="s1"><text:bookmark text:name="anchor32307"/>7. Предварительное согласие на заключение договора конвертируемого займа дается общим собранием акционеров заемщика, являющегося непубличным обществом, посредством принятия решения об увеличении его уставного капитала путем размещения дополнительных акций займодавцу во исполнение договора конвертируемого займа. В таком решении должны быть указаны стороны договора конвертируемого займа, цена размещения дополнительных акций во исполнение договора конвертируемого займа или порядок ее определения, иные существенные условия договора конвертируемого займа или порядок их определения.</text:p>
      <text:p text:style-name="s1"><text:bookmark text:name="anchor32308"/>8. В решении общего собрания акционеров заемщика, являющегося непубличным обществом, о предварительном согласии на заключение соглашения об изменении условий договора конвертируемого займа должны быть указаны все изменения существенных условий договора конвертируемого займа.</text:p>
      <text:p text:style-name="s1"><text:bookmark text:name="anchor32309"/>9. В решении общего собрания акционеров заемщика, являющегося непубличным обществом, о предварительном согласии на заключение соглашения об уступке другому лицу права требовать от непубличного общества размещения ему дополнительных акций должно быть указано имя или наименование нового кредитора по договору конвертируемого займа, а также иные сведения, позволяющие его идентифицировать.</text:p>
      <text:p text:style-name="s1"/>
      <text:p text:style-name="s22header">Информация об изменениях:</text:p>
      <text:p text:style-name="s22"><text:bookmark text:name="anchor33"/><text:a xlink:type="simple" xlink:href="http://ivo.garant.ru/document/redirect/12123866/102">Федеральным законом</text:a> от 7 августа 2001 г. N 120-ФЗ в наименование статьи 33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33">См. текст наименования в предыдущей редакции</text:a></text:p>
      <text:p text:style-name="s15"><text:span text:style-name="s10">Статья 33.</text:span> Облигации и иные эмиссионные ценные бумаги общества</text:p>
      <text:p text:style-name="s9header">ГАРАНТ:</text:p>
      <text:p text:style-name="s9">См. <text:span text:style-name="s8">Энциклопедии</text:span>, <text:a xlink:type="simple" xlink:href="http://ivo.garant.ru/document/redirect/77530533/0">позиции высших судов</text:a> и другие <text:a xlink:type="simple" xlink:href="http://ivo.garant.ru/document/redirect/77130775/33">комментарии</text:a> к статье 33 настоящего Федерального закона</text:p>
      <text:p text:style-name="s9">См. <text:a xlink:type="simple" xlink:href="http://ivo.garant.ru/document/redirect/5521082/0">схему</text:a> "Облигации и иные эмиссионные ценные бумаги общества"</text:p>
      <text:p text:style-name="s9">О выпуске ценных бумаг и их размещении см.:</text:p>
      <text:p text:style-name="s9"><text:a xlink:type="simple" xlink:href="http://ivo.garant.ru/document/redirect/10164072/102">Гражданский кодекс</text:a> Российской Федерации;</text:p>
      <text:p text:style-name="s9"><text:a xlink:type="simple" xlink:href="http://ivo.garant.ru/document/redirect/10106464/500">Федеральный закон</text:a> от 22 апреля 1996 г. N 39-ФЗ "О рынке ценных бумаг"</text:p>
      <text:p text:style-name="s22header">Информация об изменениях:</text:p>
      <text:p text:style-name="s22"><text:bookmark text:name="anchor28000"/><text:a xlink:type="simple" xlink:href="http://ivo.garant.ru/document/redirect/12123866/103">Федеральным законом</text:a> от 7 августа 2001 г. N 120-ФЗ в пункт 1 статьи 33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28000">См. текст пункта в предыдущей редакции</text:a></text:p>
      <text:p text:style-name="s1">1. Общество вправе размещать облигации и иные эмиссионные ценные бумаги, предусмотренные <text:a xlink:type="simple" xlink:href="http://ivo.garant.ru/document/redirect/10106464/2">правовыми актами</text:a> Российской Федерации о ценных бумагах.</text:p>
      <text:p text:style-name="s22header">Информация об изменениях:</text:p>
      <text:p text:style-name="s22"><text:bookmark text:name="anchor3302"/><text:a xlink:type="simple" xlink:href="http://ivo.garant.ru/document/redirect/12144045/23">Федеральным законом</text:a> от 27 декабря 2005 г. N 194-ФЗ в пункт 2 статьи 33 настоящего Федерального закона внесены изменения</text:p>
      <text:p text:style-name="s22"><text:a xlink:type="simple" xlink:href="http://ivo.garant.ru/document/redirect/5168674/3302">См. текст пункта в предыдущей редакции</text:a></text:p>
      <text:p text:style-name="s1">2. Размещение обществом облигаций и иных эмиссионных ценных бумаг осуществляется по решению совета директоров (наблюдательного совета) общества, если иное не предусмотрено уставом общества.</text:p>
      <text:p text:style-name="s1"><text:bookmark text:name="anchor33022"/>Размещение обществом облигаций, конвертируемых в акции, и иных эмиссионных ценных бумаг, конвертируемых в акции, должно осуществляться по решению общего собрания акционеров или по решению совета директоров (наблюдательного совета) общества, если в соответствии с уставом общества ему принадлежит право принятия решения о размещении облигаций, конвертируемых в акции, и иных эмиссионных ценных бумаг, конвертируемых в акции.</text:p>
      <text:p text:style-name="s1"><text:bookmark text:name="anchor33023"/>Решение совета директоров (наблюдательного совета) общества о размещении обществом облигаций, конвертируемых в акции, и иных эмиссионных ценных бумаг, конвертируемых в акции, принимается советом директоров (наблюдательным советом) общества единогласно всеми членами совета директоров (наблюдательного совета) общества, при этом не учитываются голоса выбывших членов совета директоров (наблюдательного совета) общества.</text:p>
      <text:p text:style-name="s22header">Информация об изменениях:</text:p>
      <text:p text:style-name="s22"><text:bookmark text:name="anchor333"/><text:a xlink:type="simple" xlink:href="http://ivo.garant.ru/document/redirect/70291394/30">Федеральным законом</text:a> от 29 декабря 2012 г. N 282-ФЗ пункт 3 статьи 33 настоящего Федерального закона изложен в новой редакции, <text:a xlink:type="simple" xlink:href="http://ivo.garant.ru/document/redirect/70291394/228">вступающей в силу</text:a> со 2 января 2013 г.</text:p>
      <text:p text:style-name="s22"><text:a xlink:type="simple" xlink:href="http://ivo.garant.ru/document/redirect/58049790/333">См. текст пункта в предыдущей редакции</text:a></text:p>
      <text:p text:style-name="s1">3. Общество вправе осуществлять эмиссию облигаций после полной оплаты его уставного капитала. Погашение облигаций может осуществляться в денежной форме или иным имуществом, в том числе размещенными акциями общества, в соответствии с решением об их выпуске.</text:p>
      <text:p text:style-name="s1"><text:bookmark text:name="anchor3330"/>При принятии решения о размещении облигаций, погашение которых может осуществляться размещенными акциями общества, правила, предусмотренные <text:a xlink:type="simple" xlink:href="#anchor33022">абзацами вторым</text:a> и <text:a xlink:type="simple" xlink:href="#anchor33023">третьим пункта 2</text:a> настоящей статьи, не применяются. Приобретение акций в результате погашения таких облигаций не освобождает приобретателя от исполнения обязанностей, установленных федеральными законами.</text:p>
      <text:p text:style-name="s22header">Информация об изменениях:</text:p>
      <text:p text:style-name="s22"><text:bookmark text:name="anchor3304"/><text:a xlink:type="simple" xlink:href="http://ivo.garant.ru/document/redirect/12123866/106">Федеральным законом</text:a> от 7 августа 2001 г. N 120-ФЗ в пункт 4 статьи 33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3304">См. текст пункта в предыдущей редакции</text:a></text:p>
      <text:p text:style-name="s1">4. Общество не вправе размещать облигации и иные эмиссионные ценные бумаги, конвертируемые в акции общества, если количество <text:a xlink:type="simple" xlink:href="#anchor27">объявленных акций</text:a> общества определенных категорий и типов меньше количества акций этих категорий и типов, право на приобретение которых предоставляют такие ценные бумаги.</text:p>
      <text:p text:style-name="s1"/>
      <text:p text:style-name="s22header">Информация об изменениях:</text:p>
      <text:p text:style-name="s22"><text:bookmark text:name="anchor34"/><text:a xlink:type="simple" xlink:href="http://ivo.garant.ru/document/redirect/12123866/127">Федеральным законом</text:a> от 7 августа 2001 г. N 120-ФЗ статья 34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34">См. текст статьи в предыдущей редакции</text:a></text:p>
      <text:p text:style-name="s15"><text:span text:style-name="s10">Статья 34.</text:span> Оплата акций и иных эмиссионных ценных бумаг общества при их размещении</text:p>
      <text:p text:style-name="s9header">ГАРАНТ:</text:p>
      <text:p text:style-name="s9">См. <text:span text:style-name="s8">Энциклопедии</text:span>, <text:a xlink:type="simple" xlink:href="http://ivo.garant.ru/document/redirect/77530474/0">позиции высших судов</text:a> и другие <text:a xlink:type="simple" xlink:href="http://ivo.garant.ru/document/redirect/77130775/34">комментарии</text:a> к статье 34 настоящего Федерального закона</text:p>
      <text:p text:style-name="s9">См. <text:a xlink:type="simple" xlink:href="http://ivo.garant.ru/document/redirect/5521083/0">схему</text:a> "Формы и сроки оплаты акций"</text:p>
      <text:p text:style-name="s22header">Информация об изменениях:</text:p>
      <text:p text:style-name="s22"><text:bookmark text:name="anchor29000"/>Пункт 1 изменен с 7 октября 2022 г. - <text:a xlink:type="simple" xlink:href="http://ivo.garant.ru/document/redirect/405396487/13">Федеральный закон</text:a> от 7 октября 2022 г. N 381-ФЗ</text:p>
      <text:p text:style-name="s22"><text:a xlink:type="simple" xlink:href="http://ivo.garant.ru/document/redirect/76806146/29000">См. предыдущую редакцию</text:a></text:p>
      <text:p text:style-name="s1">1. Акции общества, распределенные при его учреждении, должны быть полностью оплачены в течение года с <text:a xlink:type="simple" xlink:href="http://ivo.garant.ru/document/redirect/12123875/1102">момента государственной регистрации</text:a> общества, если меньший срок не предусмотрен договором о создании общества.</text:p>
      <text:p text:style-name="s1"><text:bookmark text:name="anchor34002"/>Не менее 50 процентов акций общества, распределенных при его учреждении, должно быть оплачено в течение трех месяцев с момента государственной регистрации общества.</text:p>
      <text:p text:style-name="s1"><text:bookmark text:name="anchor3403"/>Акция, принадлежащая учредителю общества, не предоставляет права голоса до момента ее полной оплаты, если иное не предусмотрено уставом общества.</text:p>
      <text:p text:style-name="s1"><text:bookmark text:name="anchor3404"/>В случае неполной оплаты акций в течение срока, установленного абзацем первым настоящего пункта, право собственности на акции, цена размещения которых соответствует неоплаченной сумме (стоимости имущества, не переданного в оплату акций), переходит к обществу. Договором о создании общества может быть предусмотрено взыскание неустойки (штрафа, пени) за неисполнение обязанности по оплате акций.</text:p>
      <text:p text:style-name="s1"><text:bookmark text:name="anchor3405"/>В течение одного года со дня перехода к обществу права собственности на акции общество обязано принять решение об уменьшении своего уставного капитала или в целях оплаты уставного капитала на основании решения совета директоров (наблюдательного совета) общества реализовать приобретенные акции по цене не ниже их рыночной стоимости. В случае, если рыночная стоимость акций ниже их номинальной стоимости, эти акции должны быть реализованы по цене не ниже их номинальной стоимости. В случае, если акции не будут реализованы обществом в течение одного года после их приобретения, общество обязано в разумный срок принять решение об уменьшении своего уставного капитала путем погашения таких акций. Если в предусмотренные настоящей статьей сроки общество не примет решение об уменьшении своего уставного капитала, <text:a xlink:type="simple" xlink:href="http://ivo.garant.ru/document/redirect/12137054/11012">орган</text:a>, осуществляющий государственную регистрацию юридических лиц, либо иные государственные органы или органы местного самоуправления, которым право на предъявление такого требования предоставлено <text:span text:style-name="s8">федеральными законами</text:span>, вправе предъявить в суд требование о ликвидации общества.</text:p>
      <text:p text:style-name="s1"><text:bookmark text:name="anchor3406"/>Дополнительные акции и иные эмиссионные ценные бумаги общества, размещаемые путем подписки, размещаются при условии их полной оплаты.</text:p>
      <text:p text:style-name="s22header">Информация об изменениях:</text:p>
      <text:p text:style-name="s22"><text:bookmark text:name="anchor3402"/><text:a xlink:type="simple" xlink:href="http://ivo.garant.ru/document/redirect/12171965/32">Федеральным законом</text:a> от 27 декабря 2009 г. N 352-ФЗ в пункт 2 статьи 34 настоящего Федерального закона внесены изменения, <text:a xlink:type="simple" xlink:href="http://ivo.garant.ru/document/redirect/12171965/7">вступающие в силу</text:a> с 31 декабря 2009 г.</text:p>
      <text:p text:style-name="s22"><text:a xlink:type="simple" xlink:href="http://ivo.garant.ru/document/redirect/5755908/3402">См. текст пункта в предыдущей редакции</text:a></text:p>
      <text:p text:style-name="s1">2. Оплата акций, распределяемых среди учредителей общества при его учреждении, дополнительных акций, размещаемых посредством подписки, может осуществляться деньгами, ценными бумагами, другими вещами или имущественными правами либо иными правами, имеющими денежную оценку. Оплата дополнительных акций путем зачета денежных требований к обществу допускается в случае их размещения посредством закрытой подписки. Форма оплаты акций общества при его учреждении определяется договором о создании общества, дополнительных акций - решением об их размещении. Оплата иных эмиссионных ценных бумаг может осуществляться только деньгами.</text:p>
      <text:p text:style-name="s1"><text:bookmark text:name="anchor340202"/>Устав общества может содержать ограничения на виды имущества, которым могут быть оплачены акции общества.</text:p>
      <text:p text:style-name="s22header">Информация об изменениях:</text:p>
      <text:p text:style-name="s22"><text:bookmark text:name="anchor343"/><text:a xlink:type="simple" xlink:href="http://ivo.garant.ru/document/redirect/71109716/3021">Федеральным законом</text:a> от 29 июня 2015 г. N 210-ФЗ в пункт 3 статьи 34 настоящего Федерального закона внесены изменения</text:p>
      <text:p text:style-name="s22"><text:a xlink:type="simple" xlink:href="http://ivo.garant.ru/document/redirect/57401788/343">См. текст пункта в предыдущей редакции</text:a></text:p>
      <text:p text:style-name="s1"><text:a xlink:type="simple" xlink:href="http://ivo.garant.ru/document/redirect/12185530/0">3</text:a>. Денежная оценка имущества, вносимого в оплату акций при учреждении общества, производится по соглашению между учредителями.</text:p>
      <text:p text:style-name="s1"><text:bookmark text:name="anchor3432"/>При оплате дополнительных акций неденежными средствами денежная оценка имущества, вносимого в оплату акций, производится советом директоров (наблюдательным советом) общества в соответствии со <text:a xlink:type="simple" xlink:href="#anchor77">статьей 77</text:a> настоящего Федерального закона.</text:p>
      <text:p text:style-name="s1"><text:bookmark text:name="anchor3433"/>При оплате акций неденежными средствами для определения рыночной стоимости такого имущества должен привлекаться оценщик, если иное не установлено <text:a xlink:type="simple" xlink:href="http://ivo.garant.ru/document/redirect/185585/43">федеральным законом</text:a>. Величина денежной оценки имущества, произведенной учредителями общества и советом директоров (наблюдательным советом) общества, не может быть выше величины оценки, произведенной оценщиком.</text:p>
      <text:p text:style-name="s1"/>
      <text:p text:style-name="s15"><text:bookmark text:name="anchor35"/><text:span text:style-name="s10">Статья 35.</text:span> Фонды и чистые активы общества</text:p>
      <text:p text:style-name="s9header">ГАРАНТ:</text:p>
      <text:p text:style-name="s9">См. <text:span text:style-name="s8">Энциклопедии</text:span>, <text:a xlink:type="simple" xlink:href="http://ivo.garant.ru/document/redirect/77531209/0">позиции высших судов</text:a> и другие <text:span text:style-name="s8">комментарии</text:span> к статье 35 настоящего Федерального закона</text:p>
      <text:p text:style-name="s9">См. <text:a xlink:type="simple" xlink:href="http://ivo.garant.ru/document/redirect/5521084/0">схему</text:a> "Фонды АО. Чистые активы АО"</text:p>
      <text:p text:style-name="s9">О проверке конституционности отдельных положений статьи 35 настоящего Федерального закона см. <text:a xlink:type="simple" xlink:href="http://ivo.garant.ru/document/redirect/12131809/12">Постановление</text:a> Конституционного Суда РФ от 18 июля 2003 г.</text:p>
      <text:p text:style-name="s9"/>
      <text:p text:style-name="s22header">Информация об изменениях:</text:p>
      <text:p text:style-name="s22"><text:bookmark text:name="anchor30000"/>Пункт 1 изменен с 25 февраля 2022 г. - <text:a xlink:type="simple" xlink:href="http://ivo.garant.ru/document/redirect/403574336/13">Федеральный закон</text:a> от 25 февраля 2022 г. N 25-ФЗ</text:p>
      <text:p text:style-name="s22"><text:a xlink:type="simple" xlink:href="http://ivo.garant.ru/document/redirect/77321775/30000">См. предыдущую редакцию</text:a></text:p>
      <text:p text:style-name="s1">1. В обществе создается резервный фонд в размере 5 процентов от его уставного капитала, если уставом общества не предусмотрено его создание в большем размере.</text:p>
      <text:p text:style-name="s1"><text:bookmark text:name="anchor35012"/>Резервный фонд общества формируется путем обязательных ежегодных отчислений до достижения им размера, установленного абзацем первым настоящего пункта. Размер ежегодных отчислений должен составлять 5 процентов от чистой прибыли до достижения резервным фондом размера, установленного абзацем первым настоящего пункта, если больший размер отчислений не предусмотрен уставом общества.</text:p>
      <text:p text:style-name="s1"><text:bookmark text:name="anchor3512"/>Резервный фонд общества предназначен для покрытия его убытков, а также для погашения облигаций общества и выкупа акций общества в случае отсутствия иных средств.</text:p>
      <text:p text:style-name="s1"><text:bookmark text:name="anchor3513"/>Резервный фонд не может быть использован для иных целей.</text:p>
      <text:p text:style-name="s22header">Информация об изменениях:</text:p>
      <text:p text:style-name="s22"><text:bookmark text:name="anchor3502"/><text:a xlink:type="simple" xlink:href="http://ivo.garant.ru/document/redirect/12123866/108">Федеральным законом</text:a> от 7 августа 2001 г. N 120-ФЗ в пункт 2 статьи 35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3502">См. текст пункта в предыдущей редакции</text:a></text:p>
      <text:p text:style-name="s1">2. Уставом общества может быть предусмотрено формирование из чистой прибыли специального фонда акционирования работников общества. Его средства расходуются исключительно на приобретение акций общества, продаваемых акционерами этого общества, для последующего размещения его работникам.</text:p>
      <text:p text:style-name="s1"><text:bookmark text:name="anchor35022"/>При возмездной реализации работникам общества акций, приобретенных за счет средств фонда акционирования работников общества, вырученные средства направляются на формирование указанного фонда.</text:p>
      <text:p text:style-name="s22header">Информация об изменениях:</text:p>
      <text:p text:style-name="s22"><text:bookmark text:name="anchor3503"/>Пункт 3 изменен с 8 июня 2018 г. - <text:a xlink:type="simple" xlink:href="http://ivo.garant.ru/document/redirect/71929786/21">Федеральный закон</text:a> от 23 апреля 2018 г. N 87-ФЗ</text:p>
      <text:p text:style-name="s22"><text:a xlink:type="simple" xlink:href="http://ivo.garant.ru/document/redirect/77664362/3503">См. предыдущую редакцию</text:a></text:p>
      <text:p text:style-name="s1">3. Стоимость чистых активов общества определяется по данным бухгалтерского учета в <text:a xlink:type="simple" xlink:href="http://ivo.garant.ru/document/redirect/70771060/1000">порядке</text:a>, установленном уполномоченным Правительством Российской Федерации федеральным органом исполнительной власти, а в случаях, предусмотренных <text:a xlink:type="simple" xlink:href="http://ivo.garant.ru/document/redirect/12124999/36">федеральным законом</text:a>, Центральным банком Российской Федерации.</text:p>
      <text:p text:style-name="s1"><text:bookmark text:name="anchor35031"/>Для кредитной организации, страховой организации и негосударственного пенсионного фонда вместо стоимости чистых активов рассчитывается величина собственных средств (капитала), определяемая в <text:a xlink:type="simple" xlink:href="http://ivo.garant.ru/document/redirect/72051916/0">порядке</text:a>, установленном Центральным банком Российской Федерации.</text:p>
      <text:p text:style-name="s1"><text:bookmark text:name="anchor35033"/>Общество обязано обеспечить любому заинтересованному лицу доступ к информации о стоимости его чистых активов, определенной в соответствии с настоящей статьей, в порядке, установленном <text:a xlink:type="simple" xlink:href="#anchor9102">пунктом 2 статьи 91</text:a> настоящего Федерального закона.</text:p>
      <text:p text:style-name="s22header">Информация об изменениях:</text:p>
      <text:p text:style-name="s22"><text:bookmark text:name="anchor3504"/>Пункт 4 изменен с 1 марта 2025 г. - <text:a xlink:type="simple" xlink:href="http://ivo.garant.ru/document/redirect/409495209/115">Федеральный закон</text:a> от 8 августа 2024 г. N 287-ФЗ</text:p>
      <text:p text:style-name="s22"><text:a xlink:type="simple" xlink:href="http://ivo.garant.ru/document/redirect/76839264/3504">См. предыдущую редакцию</text:a></text:p>
      <text:p text:style-name="s1">4. Если по окончании второго отчетного года или каждого последующего отчетного года стоимость чистых активов общества окажется меньше его уставного капитала, совет директоров (наблюдательный совет) общества при подготовке к годовому заседанию общего собрания акционеров обязан включить в состав годового отчета общества раздел о состоянии его чистых активов.</text:p>
      <text:p text:style-name="s22header">Информация об изменениях:</text:p>
      <text:p text:style-name="s22"><text:bookmark text:name="anchor3505"/><text:a xlink:type="simple" xlink:href="http://ivo.garant.ru/document/redirect/12171965/332">Федеральным законом</text:a> от 27 декабря 2009 г. N 352-ФЗ пункт 5 статьи 35 настоящего Федерального закона изложен в новой редакции, <text:a xlink:type="simple" xlink:href="http://ivo.garant.ru/document/redirect/12171965/7">вступающей в силу</text:a> с 31 декабря 2009 г.</text:p>
      <text:p text:style-name="s22"><text:a xlink:type="simple" xlink:href="http://ivo.garant.ru/document/redirect/5755908/3505">См. текст пункта в предыдущей редакции</text:a></text:p>
      <text:p text:style-name="s1">5. Раздел о состоянии чистых активов общества должен содержать:</text:p>
      <text:p text:style-name="s22header">Информация об изменениях:</text:p>
      <text:p text:style-name="s22"><text:bookmark text:name="anchor35051"/><text:a xlink:type="simple" xlink:href="http://ivo.garant.ru/document/redirect/71109716/30163">Федеральным законом</text:a> от 29 июня 2015 г. N 210-ФЗ подпункт 1 пункта 5 статьи 35 настоящего Федерального закона изложен в новой редакции</text:p>
      <text:p text:style-name="s22"><text:a xlink:type="simple" xlink:href="http://ivo.garant.ru/document/redirect/57401788/35051">См. текст подпункта в предыдущей редакции</text:a></text:p>
      <text:p text:style-name="s1">1) показатели, характеризующие динамику изменения стоимости чистых активов и уставного капитала общества за три последних завершенных отчетных года или, если общество существует менее чем три года, за каждый завершенный отчетный год;</text:p>
      <text:p text:style-name="s1"><text:bookmark text:name="anchor35052"/>2) результаты анализа причин и факторов, которые, по мнению совета директоров (наблюдательного совета) общества, привели к тому, что стоимость чистых активов общества оказалась меньше его уставного капитала;</text:p>
      <text:p text:style-name="s1"><text:bookmark text:name="anchor35053"/>3) перечень мер по приведению стоимости чистых активов общества в соответствие с величиной его уставного капитала.</text:p>
      <text:p text:style-name="s22header">Информация об изменениях:</text:p>
      <text:p text:style-name="s22"><text:bookmark text:name="anchor3506"/><text:a xlink:type="simple" xlink:href="http://ivo.garant.ru/document/redirect/71109716/30164">Федеральным законом</text:a> от 29 июня 2015 г. N 210-ФЗ в пункт 6 статьи 35 настоящего Федерального закона внесены изменения</text:p>
      <text:p text:style-name="s22"><text:a xlink:type="simple" xlink:href="http://ivo.garant.ru/document/redirect/57401788/3506">См. текст пункта в предыдущей редакции</text:a></text:p>
      <text:p text:style-name="s9header">ГАРАНТ:</text:p>
      <text:p text:style-name="s9">Снижение стоимости чистых активов акционерного общества ниже размера его уставного капитала по окончании 2020 г. <text:a xlink:type="simple" xlink:href="http://ivo.garant.ru/document/redirect/73854562/122">не учитывается</text:a> для целей применения настоящего пункта</text:p>
      <text:p text:style-name="s1">6. Если стоимость чистых активов общества останется меньше его уставного капитала по окончании отчетного года, следующего за вторым отчетным годом или каждым последующим отчетным годом, по окончании которых стоимость чистых активов общества оказалась меньше его уставного капитала, в том числе в случае, предусмотренном <text:a xlink:type="simple" xlink:href="#anchor3507">пунктом 7</text:a> настоящей статьи, общество не позднее чем через шесть месяцев после окончания соответствующего отчетного года обязано принять одно из следующих решений:</text:p>
      <text:p text:style-name="s1"><text:bookmark text:name="anchor35061"/>1) об уменьшении уставного капитала общества до величины, не превышающей стоимости его чистых активов;</text:p>
      <text:p text:style-name="s1"><text:bookmark text:name="anchor35062"/>2) о ликвидации общества.</text:p>
      <text:p text:style-name="s22header">Информация об изменениях:</text:p>
      <text:p text:style-name="s22"><text:bookmark text:name="anchor3507"/><text:a xlink:type="simple" xlink:href="http://ivo.garant.ru/document/redirect/71109716/30165">Федеральным законом</text:a> от 29 июня 2015 г. N 210-ФЗ в пункт 7 статьи 35 настоящего Федерального закона внесены изменения</text:p>
      <text:p text:style-name="s22"><text:a xlink:type="simple" xlink:href="http://ivo.garant.ru/document/redirect/57401788/3507">См. текст пункта в предыдущей редакции</text:a></text:p>
      <text:p text:style-name="s1">7. Если стоимость чистых активов общества окажется меньше его уставного капитала более чем на 25 процентов по окончании трех, шести, девяти или двенадцати месяцев отчетного года, следующего за вторым отчетным годом или каждым последующим отчетным годом, по окончании которых стоимость чистых активов общества оказалась меньше его уставного капитала, общество дважды с периодичностью один раз в месяц обязано поместить в средствах массовой информации, в которых опубликовываются данные о государственной регистрации юридических лиц, уведомление о снижении стоимости чистых активов общества.</text:p>
      <text:p text:style-name="s22header">Информация об изменениях:</text:p>
      <text:p text:style-name="s22"><text:bookmark text:name="anchor3508"/><text:a xlink:type="simple" xlink:href="http://ivo.garant.ru/document/redirect/12171965/335">Федеральным законом</text:a> от 27 декабря 2009 г. N 352-ФЗ пункт 8 статьи 35 настоящего Федерального закона изложен в новой редакции, <text:a xlink:type="simple" xlink:href="http://ivo.garant.ru/document/redirect/12171965/7">вступающей в силу</text:a> с 31 декабря 2009 г.</text:p>
      <text:p text:style-name="s22"><text:a xlink:type="simple" xlink:href="http://ivo.garant.ru/document/redirect/5755908/3508">См. текст пункта в предыдущей редакции</text:a></text:p>
      <text:p text:style-name="s1">8. В уведомлении о снижении стоимости чистых активов общества указываются:</text:p>
      <text:p text:style-name="s1"><text:bookmark text:name="anchor35081"/>1) полное и сокращенное наименование общества, сведения о месте нахождения общества;</text:p>
      <text:p text:style-name="s22header">Информация об изменениях:</text:p>
      <text:p text:style-name="s22"><text:bookmark text:name="anchor35082"/><text:a xlink:type="simple" xlink:href="http://ivo.garant.ru/document/redirect/71109716/3093">Федеральным законом</text:a> от 29 июня 2015 г. N 210-ФЗ в подпункт 2 пункта 8 статьи 35 настоящего Федерального закона внесены изменения</text:p>
      <text:p text:style-name="s22"><text:a xlink:type="simple" xlink:href="http://ivo.garant.ru/document/redirect/57401788/35082">См. текст подпункта в предыдущей редакции</text:a></text:p>
      <text:p text:style-name="s1">2) показатели, характеризующие динамику изменения стоимости чистых активов и уставного капитала общества за три последних завершенных отчетных года, или, если общество существует менее чем три года, за каждый завершенный отчетный год;</text:p>
      <text:p text:style-name="s22header">Информация об изменениях:</text:p>
      <text:p text:style-name="s22"><text:bookmark text:name="anchor35083"/><text:a xlink:type="simple" xlink:href="http://ivo.garant.ru/document/redirect/71109716/3094">Федеральным законом</text:a> от 29 июня 2015 г. N 210-ФЗ в подпункт 3 пункта 8 статьи 35 настоящего Федерального закона внесены изменения</text:p>
      <text:p text:style-name="s22"><text:a xlink:type="simple" xlink:href="http://ivo.garant.ru/document/redirect/57401788/35083">См. текст подпункта в предыдущей редакции</text:a></text:p>
      <text:p text:style-name="s1">3) стоимость чистых активов общества по окончании трех, шести, девяти и двенадцати месяцев отчетного года, следующего за вторым отчетным годом или каждым последующим отчетным годом, по окончании которых стоимость чистых активов общества оказалась меньше его уставного капитала;</text:p>
      <text:p text:style-name="s1"><text:bookmark text:name="anchor35084"/>4) описание порядка и условий заявления кредиторами общества требований, предусмотренных <text:a xlink:type="simple" xlink:href="#anchor3509">пунктом 9</text:a> настоящей статьи, с указанием адреса (места нахождения) постоянно действующего исполнительного органа общества, дополнительных адресов, по которым могут быть заявлены такие требования, а также способов связи с обществом (номера телефонов, факсов, адреса электронной почты и другие сведения).</text:p>
      <text:p text:style-name="s22header">Информация об изменениях:</text:p>
      <text:p text:style-name="s22"><text:bookmark text:name="anchor3509"/><text:a xlink:type="simple" xlink:href="http://ivo.garant.ru/document/redirect/12171965/336">Федеральным законом</text:a> от 27 декабря 2009 г. N 352-ФЗ статья 35 настоящего Федерального закона дополнена пунктом 9, <text:a xlink:type="simple" xlink:href="http://ivo.garant.ru/document/redirect/12171965/7">вступающим в силу</text:a> с 31 декабря 2009 г.</text:p>
      <text:p text:style-name="s1">9. Кредитор общества, если его права требования возникли до опубликования уведомления о снижении стоимости чистых активов общества, не позднее 30 дней с даты последнего опубликования такого уведомления вправе потребовать от общества досрочного исполнения соответствующего обязательства, а при невозможности его досрочного исполнения - прекращения обязательства и возмещения связанных с этим убытков. Срок исковой давности для обращения в суд с данным требованием составляет шесть месяцев со дня последнего опубликования уведомления о снижении стоимости чистых активов общества.</text:p>
      <text:p text:style-name="s22header">Информация об изменениях:</text:p>
      <text:p text:style-name="s22"><text:bookmark text:name="anchor3510"/><text:a xlink:type="simple" xlink:href="http://ivo.garant.ru/document/redirect/12171965/337">Федеральным законом</text:a> от 27 декабря 2009 г. N 352-ФЗ статья 35 настоящего Федерального закона дополнена пунктом 10, <text:a xlink:type="simple" xlink:href="http://ivo.garant.ru/document/redirect/12171965/7">вступающим в силу</text:a> с 31 декабря 2009 г.</text:p>
      <text:p text:style-name="s1">10. Суд вправе отказать в удовлетворении требования, указанного в <text:a xlink:type="simple" xlink:href="#anchor3509">пункте 9</text:a> настоящей статьи, в случае, если общество докажет, что:</text:p>
      <text:p text:style-name="s1"><text:bookmark text:name="anchor35101"/>1) в результате снижения стоимости его чистых активов права кредиторов не нарушаются;</text:p>
      <text:p text:style-name="s1"><text:bookmark text:name="anchor35102"/>2) обеспечение, предоставленное для надлежащего исполнения соответствующего обязательства, является достаточным.</text:p>
      <text:p text:style-name="s22header">Информация об изменениях:</text:p>
      <text:p text:style-name="s22"><text:bookmark text:name="anchor3511"/><text:a xlink:type="simple" xlink:href="http://ivo.garant.ru/document/redirect/71109716/3092">Федеральным законом</text:a> от 29 июня 2015 г. N 210-ФЗ в пункт 11 статьи 35 настоящего Федерального закона внесены изменения</text:p>
      <text:p text:style-name="s22"><text:a xlink:type="simple" xlink:href="http://ivo.garant.ru/document/redirect/57401788/3511">См. текст пункта в предыдущей редакции</text:a></text:p>
      <text:p text:style-name="s1">11. Если по окончании второго отчетного года или каждого последующего отчетного года стоимость чистых активов общества окажется меньше величины минимального уставного капитала, указанной в <text:a xlink:type="simple" xlink:href="#anchor26">статье 26</text:a> настоящего Федерального закона, общество не позднее чем через шесть месяцев после окончания отчетного года обязано принять решение о своей ликвидации.</text:p>
      <text:p text:style-name="s22header">Информация об изменениях:</text:p>
      <text:p text:style-name="s22"><text:bookmark text:name="anchor35120"/><text:a xlink:type="simple" xlink:href="http://ivo.garant.ru/document/redirect/12171965/339">Федеральным законом</text:a> от 27 декабря 2009 г. N 352-ФЗ статья 35 настоящего Федерального закона дополнена пунктом 12, <text:a xlink:type="simple" xlink:href="http://ivo.garant.ru/document/redirect/12171965/7">вступающим в силу</text:a> с 31 декабря 2009 г.</text:p>
      <text:p text:style-name="s1">12. Если в течение сроков, установленных <text:a xlink:type="simple" xlink:href="#anchor3506">пунктами 6</text:a>, <text:a xlink:type="simple" xlink:href="#anchor3507">7</text:a> и <text:a xlink:type="simple" xlink:href="#anchor3511">11</text:a> настоящей статьи, общество не исполнит обязанностей, предусмотренных указанными пунктами, кредиторы вправе потребовать от общества досрочного исполнения соответствующих обязательств или при невозможности их досрочного исполнения прекращения обязательств и возмещения связанных с этим убытков, а орган, осуществляющий государственную регистрацию юридических лиц, либо иные государственные органы или органы местного самоуправления, которым право на предъявление такого требования предоставлено <text:span text:style-name="s8">федеральным законом</text:span>, вправе предъявить в суд требование о ликвидации общества.</text:p>
      <text:p text:style-name="s22header">Информация об изменениях:</text:p>
      <text:p text:style-name="s22"><text:bookmark text:name="anchor35130"/>Пункт 13 изменен с 8 июня 2018 г. - <text:a xlink:type="simple" xlink:href="http://ivo.garant.ru/document/redirect/71929786/22">Федеральный закон</text:a> от 23 апреля 2018 г. N 87-ФЗ</text:p>
      <text:p text:style-name="s22"><text:a xlink:type="simple" xlink:href="http://ivo.garant.ru/document/redirect/77664362/35130">См. предыдущую редакцию</text:a></text:p>
      <text:p text:style-name="s1">13. Правила, установленные <text:a xlink:type="simple" xlink:href="#anchor3504">пунктами 4 - 12</text:a> настоящей статьи, не распространяются на кредитные организации и страховые организации, созданные в форме акционерных обществ. Порядок приведения в соответствие величины уставного капитала кредитной организации и стоимости ее чистых активов (величины собственных средств (капитала) устанавливается <text:a xlink:type="simple" xlink:href="http://ivo.garant.ru/document/redirect/185181/9410">параграфом 4.1 главы IX</text:a> Федерального закона от 26 октября 2002 года N 127-ФЗ "О несостоятельности (банкротстве)", а порядок приведения в соответствие величины уставного капитала страховой организации и величины ее собственных средств (капитала) устанавливается <text:a xlink:type="simple" xlink:href="http://ivo.garant.ru/document/redirect/185181/9400">параграфом 4 главы IX</text:a> Федерального закона от 26 октября 2002 года N 127-ФЗ "О несостоятельности (банкротстве)" и законодательством Российской Федерации, регулирующим страховую деятельность.</text:p>
      <text:p text:style-name="s1"/>
      <text:p text:style-name="s22header">Информация об изменениях:</text:p>
      <text:p text:style-name="s22"><text:bookmark text:name="anchor400"/><text:a xlink:type="simple" xlink:href="http://ivo.garant.ru/document/redirect/12123866/129">Федеральным законом</text:a> от 7 августа 2001 г. N 120-ФЗ наименование главы IV настоящего Федерального закона изложено в новой редакции, <text:a xlink:type="simple" xlink:href="http://ivo.garant.ru/document/redirect/12123866/2">вступающей в силу</text:a> с 1 января 2002 г.</text:p>
      <text:p text:style-name="s22"><text:a xlink:type="simple" xlink:href="http://ivo.garant.ru/document/redirect/3960792/400">См. текст наименования в предыдущей редакции</text:a></text:p>
      <text:h text:outline-level="1" text:style-name="s3">Глава IV. Размещение обществом акций и иных эмиссионных ценных бумаг</text:h>
      <text:p text:style-name="s9header">ГАРАНТ:</text:p>
      <text:p text:style-name="s9">См. <text:a xlink:type="simple" xlink:href="http://ivo.garant.ru/document/redirect/5521085/0">схему</text:a> "Размещение акций и иных эмиссионных ценных бумаг АО"</text:p>
      <text:p text:style-name="s9">См. <text:a xlink:type="simple" xlink:href="http://ivo.garant.ru/document/redirect/1775693/900">обзор</text:a> практики разрешения споров по сделкам, связанным с размещением и обращением акций (приложение к информационному письму Президиума Высшего Арбитражного Суда РФ от 21 апреля 1998 г. N 33)</text:p>
      <text:p text:style-name="s9"/>
      <text:p text:style-name="s22header">Информация об изменениях:</text:p>
      <text:p text:style-name="s22"><text:bookmark text:name="anchor36"/><text:a xlink:type="simple" xlink:href="http://ivo.garant.ru/document/redirect/12123866/130">Федеральным законом</text:a> от 7 августа 2001 г. N 120-ФЗ статья 36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36">См. текст статьи в предыдущей редакции</text:a></text:p>
      <text:p text:style-name="s15"><text:span text:style-name="s10">Статья 36.</text:span> Цена размещения акций общества</text:p>
      <text:p text:style-name="s9header">ГАРАНТ:</text:p>
      <text:p text:style-name="s9">См. <text:span text:style-name="s8">Энциклопедии</text:span>, <text:a xlink:type="simple" xlink:href="http://ivo.garant.ru/document/redirect/77532479/0">позиции высших судов</text:a> и другие <text:a xlink:type="simple" xlink:href="http://ivo.garant.ru/document/redirect/77130775/36">комментарии</text:a> к статье 36 настоящего Федерального закона</text:p>
      <text:p text:style-name="s22header">Информация об изменениях:</text:p>
      <text:p text:style-name="s22"><text:bookmark text:name="anchor31000"/>Пункт 1 изменен с 13 июля 2021 г. - <text:a xlink:type="simple" xlink:href="http://ivo.garant.ru/document/redirect/401422532/22">Федеральный закон</text:a> от 2 июля 2021 г. N 354-ФЗ</text:p>
      <text:p text:style-name="s22"><text:a xlink:type="simple" xlink:href="http://ivo.garant.ru/document/redirect/77308278/31000">См. предыдущую редакцию</text:a></text:p>
      <text:p text:style-name="s1">1. Оплата акций общества при его учреждении производится его учредителями по цене не ниже номинальной стоимости этих акций.</text:p>
      <text:p text:style-name="s1"><text:bookmark text:name="anchor3612"/>Оплата дополнительных акций общества, размещаемых посредством подписки, за исключением дополнительных акций общества, размещаемых во исполнение договора конвертируемого займа, осуществляется по цене, которая определяется или порядок определения которой устанавливается советом директоров (наблюдательным советом) общества в соответствии со <text:a xlink:type="simple" xlink:href="#anchor77">статьей 77</text:a> настоящего Федерального закона, но не ниже их номинальной стоимости. Цена размещения дополнительных акций, размещаемых посредством подписки, или порядок ее определения должны содержаться в решении об увеличении уставного капитала общества путем размещения дополнительных акций, если только указанным решением не предусмотрено, что такие цена или порядок ее определения будут установлены советом директоров (наблюдательным советом) общества не позднее начала размещения дополнительных акций.</text:p>
      <text:p text:style-name="s22header">Информация об изменениях:</text:p>
      <text:p text:style-name="s22"><text:bookmark text:name="anchor362"/><text:a xlink:type="simple" xlink:href="http://ivo.garant.ru/document/redirect/12144045/24">Федеральным законом</text:a> от 27 декабря 2005 г. N 194-ФЗ в пункт 2 статьи 36 настоящего Федерального закона внесены изменения</text:p>
      <text:p text:style-name="s22"><text:a xlink:type="simple" xlink:href="http://ivo.garant.ru/document/redirect/5168674/362">См. текст пункта в предыдущей редакции</text:a></text:p>
      <text:p text:style-name="s1">2. Цена размещения дополнительных акций лицам, осуществляющим преимущественное право приобретения акций, может быть ниже цены размещения иным лицам, но не более чем на 10 процентов.</text:p>
      <text:p text:style-name="s1"><text:bookmark text:name="anchor36202"/>Размер вознаграждения посредника, участвующего в размещении дополнительных акций общества посредством подписки, не должен превышать 10 процентов цены размещения акций.</text:p>
      <text:p text:style-name="s1"/>
      <text:p text:style-name="s22header">Информация об изменениях:</text:p>
      <text:p text:style-name="s22"><text:bookmark text:name="anchor37"/>Статья 37 изменена с 1 января 2020 г. - <text:a xlink:type="simple" xlink:href="http://ivo.garant.ru/document/redirect/72139554/46">Федеральный закон</text:a> от 27 декабря 2018 г. N 514-ФЗ</text:p>
      <text:p text:style-name="s22"><text:a xlink:type="simple" xlink:href="http://ivo.garant.ru/document/redirect/77675599/37">См. предыдущую редакцию</text:a></text:p>
      <text:p text:style-name="s15"><text:span text:style-name="s10">Статья 37.</text:span> Порядок конвертации в акции эмиссионных ценных бумаг общества</text:p>
      <text:p text:style-name="s9header">ГАРАНТ:</text:p>
      <text:p text:style-name="s9">См. <text:a xlink:type="simple" xlink:href="http://ivo.garant.ru/document/redirect/57589784/0">Энциклопедии</text:a>, <text:a xlink:type="simple" xlink:href="http://ivo.garant.ru/document/redirect/77530466/0">позиции высших судов</text:a> и другие <text:a xlink:type="simple" xlink:href="http://ivo.garant.ru/document/redirect/77130775/37">комментарии</text:a> к статье 37 настоящего Федерального закона</text:p>
      <text:p text:style-name="s1"><text:bookmark text:name="anchor32000"/>1. Порядок конвертации в акции эмиссионных ценных бумаг общества определяется решением о выпуске конвертируемых в акции эмиссионных ценных бумаг, а порядок конвертации привилегированных акций общества в иные акции общества решением о выпуске конвертируемых в акции привилегированных акций в соответствии с уставом общества.</text:p>
      <text:p text:style-name="s1"><text:bookmark text:name="anchor33000"/>2. В случае конвертации в акции по требованию владельцев конвертируемых в акции эмиссионных ценных бумаг общества срок, в течение которого владельцы вправе предъявить или отозвать требования о конвертации, не может составлять менее 45 дней, а для публичного общества не может составлять менее 20 дней.</text:p>
      <text:p text:style-name="s1"><text:bookmark text:name="anchor3300022"/>Требования о конвертации в акции эмиссионных ценных бумаг или отзыв таких требований предъявляются в соответствии с правилами <text:a xlink:type="simple" xlink:href="http://ivo.garant.ru/document/redirect/10106464/0">законодательства</text:a> Российской Федерации о ценных бумагах.</text:p>
      <text:p text:style-name="s1"><text:bookmark text:name="anchor3703"/>3. Не допускаются:</text:p>
      <text:p text:style-name="s1"><text:bookmark text:name="anchor37031"/>1) конвертация в акции общества эмиссионных ценных бумаг, если совокупная цена размещения конвертируемых в акции эмиссионных ценных бумаг меньше совокупной номинальной стоимости дополнительных акций общества, в которые конвертируются эти ценные бумаги;</text:p>
      <text:p text:style-name="s1"><text:bookmark text:name="anchor37032"/>2) конвертация привилегированных акций в обыкновенные акции или привилегированных акций определенного типа в привилегированные акции другого типа, если совокупная номинальная стоимость конвертируемых привилегированных акций (привилегированных акций определенного типа) не соответствует совокупной номинальной стоимости дополнительных обыкновенных акций или привилегированных акций другого типа, в которые конвертируются соответствующие привилегированные акции.</text:p>
      <text:p text:style-name="s1"><text:bookmark text:name="anchor3704"/>4. Размещение дополнительных акций общества в пределах количества объявленных акций, необходимого для конвертации в них размещенных обществом эмиссионных ценных бумаг, конвертируемых в такие акции общества, проводится только путем этой конвертации.</text:p>
      <text:p text:style-name="s1"><text:bookmark text:name="anchor3705"/>5. Условия и порядок конвертации акций и иных эмиссионных ценных бумаг общества при его реорганизации определяются соответствующими решениями и договорами в соответствии с настоящим Федеральным законом.</text:p>
      <text:p text:style-name="s1"/>
      <text:p text:style-name="s22header">Информация об изменениях:</text:p>
      <text:p text:style-name="s22"><text:bookmark text:name="anchor38"/><text:a xlink:type="simple" xlink:href="http://ivo.garant.ru/document/redirect/12123866/130">Федеральным законом</text:a> от 7 августа 2001 г. N 120-ФЗ статья 38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38">См. текст статьи в предыдущей редакции</text:a></text:p>
      <text:p text:style-name="s15"><text:span text:style-name="s10">Статья 38.</text:span> Цена размещения эмиссионных ценных бумаг</text:p>
      <text:p text:style-name="s9header">ГАРАНТ:</text:p>
      <text:p text:style-name="s9">См. <text:a xlink:type="simple" xlink:href="http://ivo.garant.ru/document/redirect/77130775/38">комментарии</text:a> к статье 38 настоящего Федерального закона</text:p>
      <text:p text:style-name="s22header">Информация об изменениях:</text:p>
      <text:p text:style-name="s22"><text:bookmark text:name="anchor34000"/><text:a xlink:type="simple" xlink:href="http://ivo.garant.ru/document/redirect/70701668/2020">Федеральным законом</text:a> от 21 июля 2014 г. N 218-ФЗ в пункт 1 статьи 38 настоящего Федерального закона внесены изменения</text:p>
      <text:p text:style-name="s22"><text:a xlink:type="simple" xlink:href="http://ivo.garant.ru/document/redirect/57746512/34000">См. текст пункта в предыдущей редакции</text:a></text:p>
      <text:p text:style-name="s1">1. Оплата эмиссионных ценных бумаг общества, размещаемых посредством подписки, осуществляется по цене, которая определяется или порядок определения которой устанавливается советом директоров (наблюдательным советом) общества в соответствии со <text:a xlink:type="simple" xlink:href="#anchor77">статьей 77</text:a> настоящего Федерального закона, за исключением случаев, предусмотренных настоящим Федеральным законом. При этом оплата эмиссионных ценных бумаг, конвертируемых в акции, размещаемых посредством подписки, осуществляется по цене не ниже номинальной стоимости акций, в которые конвертируются такие ценные бумаги.</text:p>
      <text:p text:style-name="s1"><text:bookmark text:name="anchor3812"/>Оплата облигаций, которые не конвертируются в акции общества, осуществляется по цене, которая определяется или порядок определения которой устанавливается единоличным исполнительным органом, если уставом общества решение указанного вопроса не отнесено к компетенции совета директоров (наблюдательного совета) общества или коллегиального исполнительного органа общества.</text:p>
      <text:p text:style-name="s22header">Информация об изменениях:</text:p>
      <text:p text:style-name="s22"><text:bookmark text:name="anchor382"/><text:a xlink:type="simple" xlink:href="http://ivo.garant.ru/document/redirect/12144045/205">Федеральным законом</text:a> от 27 декабря 2005 г. N 194-ФЗ в пункт 2 статьи 38 настоящего Федерального закона внесены изменения</text:p>
      <text:p text:style-name="s22"><text:a xlink:type="simple" xlink:href="http://ivo.garant.ru/document/redirect/5168674/382">См. текст пункта в предыдущей редакции</text:a></text:p>
      <text:p text:style-name="s1">2. Цена размещения эмиссионных ценных бумаг, конвертируемых в акции, лицам, осуществляющим преимущественное право приобретения таких ценных бумаг, может быть ниже цены размещения иным лицам, но не более чем на 10 процентов.</text:p>
      <text:p text:style-name="s1"><text:bookmark text:name="anchor38202"/>Размер вознаграждения посредника, участвующего в размещении эмиссионных ценных бумаг посредством подписки, не должен превышать 10 процентов цены размещения этих ценных бумаг.</text:p>
      <text:p text:style-name="s1"/>
      <text:p text:style-name="s22header">Информация об изменениях:</text:p>
      <text:p text:style-name="s22"><text:bookmark text:name="anchor39"/><text:a xlink:type="simple" xlink:href="http://ivo.garant.ru/document/redirect/12123866/130">Федеральным законом</text:a> от 7 августа 2001 г. N 120-ФЗ статья 39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39">См. текст статьи в предыдущей редакции</text:a></text:p>
      <text:p text:style-name="s15"><text:span text:style-name="s10">Статья 39.</text:span> Способы размещения обществом акций и иных эмиссионных ценных бумаг общества</text:p>
      <text:p text:style-name="s9header">ГАРАНТ:</text:p>
      <text:p text:style-name="s9">См. <text:a xlink:type="simple" xlink:href="http://ivo.garant.ru/document/redirect/58078226/0">Энциклопедии</text:a> и другие <text:a xlink:type="simple" xlink:href="http://ivo.garant.ru/document/redirect/77130775/39">комментарии</text:a> к статье 39 Федерального закона</text:p>
      <text:p text:style-name="s1"><text:bookmark text:name="anchor35000"/>1. Общество вправе осуществлять размещение дополнительных акций и иных эмиссионных ценных бумаг посредством подписки и конвертации. В случае увеличения уставного капитала общества за счет его имущества общество должно осуществлять размещение дополнительных акций посредством распределения их среди акционеров.</text:p>
      <text:p text:style-name="s22header">Информация об изменениях:</text:p>
      <text:p text:style-name="s22"><text:bookmark text:name="anchor3902"/><text:a xlink:type="simple" xlink:href="http://ivo.garant.ru/document/redirect/71109716/30166">Федеральным законом</text:a> от 29 июня 2015 г. N 210-ФЗ пункт 2 статьи 39 настоящего Федерального закона изложен в новой редакции</text:p>
      <text:p text:style-name="s22"><text:a xlink:type="simple" xlink:href="http://ivo.garant.ru/document/redirect/57401788/3902">См. текст пункта в предыдущей редакции</text:a></text:p>
      <text:p text:style-name="s1">2. Публичное общество вправе проводить размещение акций и эмиссионных ценных бумаг, конвертируемых в его акции, посредством как открытой, так и закрытой подписки. Уставом публичного общества и правовыми актами Российской Федерации может быть ограничена возможность проведения закрытой подписки публичными обществами.</text:p>
      <text:p text:style-name="s1"><text:bookmark text:name="anchor3922"/>Непубличное общество не вправе проводить размещение акций и эмиссионных ценных бумаг, конвертируемых в его акции, посредством открытой подписки или иным образом предлагать их для приобретения неограниченному кругу лиц.</text:p>
      <text:p text:style-name="s22header">Информация об изменениях:</text:p>
      <text:p text:style-name="s22"><text:bookmark text:name="anchor3903"/>Пункт 3 изменен с 1 марта 2025 г. - <text:a xlink:type="simple" xlink:href="http://ivo.garant.ru/document/redirect/409495209/1840">Федеральный закон</text:a> от 8 августа 2024 г. N 287-ФЗ</text:p>
      <text:p text:style-name="s22"><text:a xlink:type="simple" xlink:href="http://ivo.garant.ru/document/redirect/76839264/3903">См. предыдущую редакцию</text:a></text:p>
      <text:p text:style-name="s1">3. Размещение акций (эмиссионных ценных бумаг общества, конвертируемых в акции) посредством закрытой подписки осуществляется только по решению общего собрания акционеров об увеличении уставного капитала общества путем размещения дополнительных акций (о размещении эмиссионных ценных бумаг общества, конвертируемых в акции), принятому большинством в три четверти голосов акционеров - владельцев голосующих акций, участвующих в заседании или заочном голосовании, если необходимость большего числа голосов для принятия этого решения не предусмотрена настоящим Федеральным законом или уставом общества.</text:p>
      <text:p text:style-name="s1"><text:bookmark text:name="anchor39032"/>Размещение посредством закрытой подписки привилегированных акций, предусмотренных <text:a xlink:type="simple" xlink:href="#anchor326">пунктом 6 статьи 32</text:a> настоящего Федерального закона, осуществляется только по решению общего собрания акционеров об увеличении уставного капитала общества путем размещения указанных привилегированных акций, принятому единогласно всеми акционерами общества.</text:p>
      <text:p text:style-name="s1"><text:bookmark text:name="anchor39033"/>Размещение путем закрытой подписки дополнительных акций во исполнение договора конвертируемого займа осуществляется только по решению общего собрания акционеров заемщика, являющегося непубличным обществом, об увеличении уставного капитала такого общества путем размещения дополнительных акций, принятому единогласно всеми акционерами этого общества.</text:p>
      <text:p text:style-name="s22header">Информация об изменениях:</text:p>
      <text:p text:style-name="s22"><text:bookmark text:name="anchor3904"/>Пункт 4 изменен с 1 марта 2025 г. - <text:a xlink:type="simple" xlink:href="http://ivo.garant.ru/document/redirect/409495209/1850">Федеральный закон</text:a> от 8 августа 2024 г. N 287-ФЗ</text:p>
      <text:p text:style-name="s22"><text:a xlink:type="simple" xlink:href="http://ivo.garant.ru/document/redirect/76839264/3904">См. предыдущую редакцию</text:a></text:p>
      <text:p text:style-name="s1">4. Размещение посредством открытой подписки обыкновенных акций, составляющих более 25 процентов ранее размещенных обыкновенных акций, осуществляется только по решению общего собрания акционеров, принятому большинством в три четверти голосов акционеров - владельцев голосующих акций, участвующих в заседании или заочном голосовании, если необходимость большего числа голосов для принятия этого решения не предусмотрена уставом общества.</text:p>
      <text:p text:style-name="s1"><text:bookmark text:name="anchor39042"/>Размещение посредством открытой подписки конвертируемых в обыкновенные акции эмиссионных ценных бумаг, которые могут быть конвертированы в обыкновенные акции, составляющие более 25 процентов ранее размещенных обыкновенных акций, осуществляется только по решению общего собрания акционеров, принятому большинством в три четверти голосов акционеров - владельцев голосующих акций, участвующих в заседании или заочном голосовании, если необходимость большего числа голосов для принятия этого решения не предусмотрена уставом общества.</text:p>
      <text:p text:style-name="s1"><text:bookmark text:name="anchor3905"/>5. Размещение обществом акций и иных эмиссионных ценных бумаг общества осуществляется в соответствии с <text:span text:style-name="s8">правовыми актами</text:span> Российской Федерации.</text:p>
      <text:p text:style-name="s1"/>
      <text:p text:style-name="s15"><text:bookmark text:name="anchor40"/><text:span text:style-name="s10">Статья 40.</text:span> Обеспечение прав акционеров при размещении акций и эмиссионных ценных бумаг общества, конвертируемых в акции</text:p>
      <text:p text:style-name="s9header">ГАРАНТ:</text:p>
      <text:p text:style-name="s9">См. <text:span text:style-name="s8">Энциклопедии</text:span>, <text:a xlink:type="simple" xlink:href="http://ivo.garant.ru/document/redirect/77532122/0">позиции высших судов</text:a> и другие <text:a xlink:type="simple" xlink:href="http://ivo.garant.ru/document/redirect/77130775/40">комментарии</text:a> к статье 40 настоящего Федерального закона</text:p>
      <text:p text:style-name="s22header">Информация об изменениях:</text:p>
      <text:p text:style-name="s22"><text:bookmark text:name="anchor36000"/>Пункт 1 изменен с 26 апреля 2019 г. - <text:a xlink:type="simple" xlink:href="http://ivo.garant.ru/document/redirect/72221360/11">Федеральный закон</text:a> от 15 апреля 2019 г. N 55-ФЗ</text:p>
      <text:p text:style-name="s22"><text:a xlink:type="simple" xlink:href="http://ivo.garant.ru/document/redirect/77676466/36000">См. предыдущую редакцию</text:a></text:p>
      <text:p text:style-name="s1">1. Акционеры публичного общества имеют преимущественное право приобретения размещаемых посредством открытой подписки:</text:p>
      <text:p text:style-name="s1"><text:bookmark text:name="anchor36001"/>1) дополнительных акций и эмиссионных ценных бумаг, конвертируемых в акции, в количестве, пропорциональном количеству принадлежащих им акций публичного общества этой категории (типа);</text:p>
      <text:p text:style-name="s1"><text:bookmark text:name="anchor36002"/>2) вновь размещаемых дополнительных акций новой категории (типа) и конвертируемых в них эмиссионных ценных бумаг либо дополнительных привилегированных акций с преимуществом в очередности получения дивидендов и конвертируемых в них эмиссионных ценных бумаг в количестве, пропорциональном количеству принадлежащих им акций публичного общества.</text:p>
      <text:p text:style-name="s22header">Информация об изменениях:</text:p>
      <text:p text:style-name="s22"><text:bookmark text:name="anchor40011"/>Пункт 1.1 изменен с 1 марта 2025 г. - <text:a xlink:type="simple" xlink:href="http://ivo.garant.ru/document/redirect/409495209/1860">Федеральный закон</text:a> от 8 августа 2024 г. N 287-ФЗ</text:p>
      <text:p text:style-name="s22"><text:a xlink:type="simple" xlink:href="http://ivo.garant.ru/document/redirect/76839264/40011">См. предыдущую редакцию</text:a></text:p>
      <text:p text:style-name="s1">1.1. Акционеры общества, голосовавшие против или не участвовавшие в голосовании по вопросу о размещении посредством закрытой подписки акций и эмиссионных ценных бумаг, конвертируемых в акции, имеют преимущественное право приобретения размещаемых посредством закрытой подписки:</text:p>
      <text:p text:style-name="s1"><text:bookmark text:name="anchor40111"/>1) дополнительных акций и эмиссионных ценных бумаг, конвертируемых в акции, в количестве, пропорциональном количеству принадлежащих им акций общества этой категории (типа);</text:p>
      <text:p text:style-name="s1"><text:bookmark text:name="anchor40112"/>2) вновь размещаемых дополнительных акций публичного общества новой категории (типа) и конвертируемых в них эмиссионных ценных бумаг в количестве, пропорциональном количеству принадлежащих им акций публичного общества, предоставляющих право голоса при решении поставленного на голосование вопроса о размещении указанных ценных бумаг;</text:p>
      <text:p text:style-name="s1"><text:bookmark text:name="anchor40113"/>3) дополнительных привилегированных акций с преимуществом в очередности получения дивидендов и конвертируемых в них эмиссионных ценных бумаг в количестве, пропорциональном количеству принадлежащих им акций общества, предоставляющих право голоса при решении поставленного на голосование вопроса о размещении указанных ценных бумаг.</text:p>
      <text:p text:style-name="s22header">Информация об изменениях:</text:p>
      <text:p text:style-name="s22"><text:bookmark text:name="anchor40012"/>Статья 40 дополнена пунктом 1.2 с 26 апреля 2019 г. - <text:a xlink:type="simple" xlink:href="http://ivo.garant.ru/document/redirect/72221360/12">Федеральный закон</text:a> от 15 апреля 2019 г. N 55-ФЗ</text:p>
      <text:p text:style-name="s1">1.2. Указанное в <text:a xlink:type="simple" xlink:href="#anchor40011">пункте 1.1</text:a> настоящей статьи преимущественное право не распространяется на размещение акций и эмиссионных ценных бумаг, конвертируемых в акции, осуществляемое посредством закрытой подписки только среди акционеров, если при этом акционеры имеют возможность приобрести целое число размещаемых акций и эмиссионных ценных бумаг, конвертируемых в акции, пропорционально количеству принадлежащих им акций соответствующей категории (типа).</text:p>
      <text:p text:style-name="s22header">Информация об изменениях:</text:p>
      <text:p text:style-name="s22"><text:bookmark text:name="anchor4002"/>Пункт 2 изменен с 1 марта 2025 г. - <text:a xlink:type="simple" xlink:href="http://ivo.garant.ru/document/redirect/409495209/1870">Федеральный закон</text:a> от 8 августа 2024 г. N 287-ФЗ</text:p>
      <text:p text:style-name="s22"><text:a xlink:type="simple" xlink:href="http://ivo.garant.ru/document/redirect/76839264/4002">См. предыдущую редакцию</text:a></text:p>
      <text:p text:style-name="s1">2. Если решение, являющееся основанием для размещения дополнительных акций и эмиссионных ценных бумаг, конвертируемых в акции, принимается общим собранием акционеров общества, преимущественное право имеют лица, являющиеся акционерами общества на дату определения (фиксации) лиц, имеющих право голоса при принятии указанного решения общим собранием акционеров, а если указанное решение принимается советом директоров (наблюдательным советом) общества, - лица, являющиеся акционерами общества на десятый день после дня принятия советом директоров (наблюдательным советом) общества такого решения, если более поздняя дата не установлена этим решением.</text:p>
      <text:p text:style-name="s1"><text:bookmark text:name="anchor4022"/>Для осуществления преимущественного права приобретения указанных ценных бумаг регистратор общества составляет список лиц, имеющих такое преимущественное право, в соответствии с требованиями, установленными <text:a xlink:type="simple" xlink:href="http://ivo.garant.ru/document/redirect/10106464/87010">законодательством</text:a> Российской Федерации о ценных бумагах для составления списка лиц, осуществляющих права по ценным бумагам.</text:p>
      <text:p text:style-name="s22header">Информация об изменениях:</text:p>
      <text:p text:style-name="s22"><text:bookmark text:name="anchor4003"/>Статья 40 дополнена пунктом 3 с 26 апреля 2019 г. - <text:a xlink:type="simple" xlink:href="http://ivo.garant.ru/document/redirect/72221360/13">Федеральный закон</text:a> от 15 апреля 2019 г. N 55-ФЗ</text:p>
      <text:p text:style-name="s1">3. Акционеры общества - владельцы привилегированных акций с преимуществом в очередности получения дивидендов не имеют предусмотренного настоящей статьей преимущественного права.</text:p>
      <text:p text:style-name="s1"/>
      <text:p text:style-name="s22header">Информация об изменениях:</text:p>
      <text:p text:style-name="s22"><text:bookmark text:name="anchor41"/><text:a xlink:type="simple" xlink:href="http://ivo.garant.ru/document/redirect/12144045/27">Федеральным законом</text:a> от 27 декабря 2005 г. N 194-ФЗ статья 41 настоящего Федерального закона изложена в новой редакции</text:p>
      <text:p text:style-name="s22"><text:a xlink:type="simple" xlink:href="http://ivo.garant.ru/document/redirect/5168674/41">См. текст статьи в предыдущей редакции</text:a></text:p>
      <text:p text:style-name="s15"><text:span text:style-name="s10">Статья 41.</text:span> Порядок осуществления преимущественного права приобретения акций и эмиссионных ценных бумаг, конвертируемых в акции</text:p>
      <text:p text:style-name="s9header">ГАРАНТ:</text:p>
      <text:p text:style-name="s9">См. <text:span text:style-name="s8">Энциклопедии</text:span>, <text:a xlink:type="simple" xlink:href="http://ivo.garant.ru/document/redirect/77531232/0">позиции высших судов</text:a> и другие <text:a xlink:type="simple" xlink:href="http://ivo.garant.ru/document/redirect/77130775/41">комментарии</text:a> к статье 41 настоящего Федерального закона</text:p>
      <text:p text:style-name="s22header">Информация об изменениях:</text:p>
      <text:p text:style-name="s22"><text:bookmark text:name="anchor37000"/>Пункт 1 изменен с 1 марта 2025 г. - <text:a xlink:type="simple" xlink:href="http://ivo.garant.ru/document/redirect/409495209/118">Федеральный закон</text:a> от 8 августа 2024 г. N 287-ФЗ</text:p>
      <text:p text:style-name="s22"><text:a xlink:type="simple" xlink:href="http://ivo.garant.ru/document/redirect/76839264/37000">См. предыдущую редакцию</text:a></text:p>
      <text:p text:style-name="s1">1. Лица, имеющие преимущественное право приобретения дополнительных акций и эмиссионных ценных бумаг, конвертируемых в акции, должны быть уведомлены о возможности осуществления ими предусмотренного <text:a xlink:type="simple" xlink:href="#anchor40">статьей 40</text:a> настоящего Федерального закона преимущественного права в порядке, предусмотренном настоящим <text:a xlink:type="simple" xlink:href="#anchor46000">Федеральным законом</text:a> для сообщения о проведении заседания или заочного голосования для принятия решений общим собранием акционеров.</text:p>
      <text:p text:style-name="s1"><text:bookmark text:name="anchor4112"/>Уведомление должно содержать информацию о количестве размещаемых акций и эмиссионных ценных бумаг, конвертируемых в акции, цене размещения указанных ценных бумаг или порядке ее определения (в том числе при осуществлении преимущественного права приобретения ценных бумаг) либо указание на то, что такие цена или порядок ее определения будут установлены советом директоров (наблюдательным советом) общества не позднее начала размещения ценных бумаг, а также информацию о порядке определения количества ценных бумаг, которое вправе приобрести каждое лицо, имеющее преимущественное право их приобретения, порядке, в котором заявления этих лиц о приобретении акций и эмиссионных ценных бумаг, конвертируемых в акции, должны быть поданы в общество, и сроке, в течение которого эти заявления должны поступить в общество (далее - срок действия преимущественного права).</text:p>
      <text:p text:style-name="s22header">Информация об изменениях:</text:p>
      <text:p text:style-name="s22"><text:bookmark text:name="anchor4102"/><text:a xlink:type="simple" xlink:href="http://ivo.garant.ru/document/redirect/71435490/11">Федеральным законом</text:a> от 3 июля 2016 г. N 338-ФЗ в пункт 2 статьи 41 настоящего Федерального закона внесены изменения</text:p>
      <text:p text:style-name="s22"><text:a xlink:type="simple" xlink:href="http://ivo.garant.ru/document/redirect/57409749/4102">См. текст пункта в предыдущей редакции</text:a></text:p>
      <text:p text:style-name="s1">2. Срок действия преимущественного права не может быть менее 45 дней с момента направления (вручения) или опубликования уведомления, если иной срок не предусмотрен настоящим пунктом.</text:p>
      <text:p text:style-name="s1"><text:bookmark text:name="anchor41022"/>Если цена размещения или порядок ее определения не установлены решением, являющимся основанием для размещения путем открытой подписки дополнительных акций или эмиссионных ценных бумаг, конвертируемых в акции, срок действия преимущественного права не может быть менее 20 дней с момента направления (вручения) или опубликования уведомления, а если информация, содержащаяся в таком уведомлении, раскрывается в соответствии с требованиями <text:a xlink:type="simple" xlink:href="http://ivo.garant.ru/document/redirect/10106464/7000">законодательства</text:a> Российской Федерации о ценных бумагах, - менее восьми рабочих дней с момента ее раскрытия. В этом случае уведомление должно содержать сведения о сроке оплаты ценных бумаг, который не может быть менее пяти рабочих дней с момента раскрытия информации о цене размещения или порядке ее определения.</text:p>
      <text:p text:style-name="s9header">ГАРАНТ:</text:p>
      <text:p text:style-name="s9"><text:bookmark text:name="anchor41023"/>До 1 января 2017 года положения абзаца третьего пункта 2 статьи 41 настоящего Федерального закона (в редакции <text:a xlink:type="simple" xlink:href="http://ivo.garant.ru/document/redirect/71435490/11">Федерального закона</text:a> от 3 июля 2016 г. N 338-ФЗ) <text:a xlink:type="simple" xlink:href="http://ivo.garant.ru/document/redirect/71435490/22">применяются</text:a> только к акционерным обществам, которые являются кредитными организациями или владельцем более 50 процентов обыкновенных акций которых является Российская Федерация</text:p>
      <text:p text:style-name="s1">Если цена размещения или порядок ее определения установлены решением, являющимся основанием для размещения акционерным обществом путем открытой подписки дополнительных акций или эмиссионных ценных бумаг, конвертируемых в акции, с их оплатой деньгами, и информация, содержащаяся в уведомлении, раскрывается в соответствии с требованиями <text:a xlink:type="simple" xlink:href="http://ivo.garant.ru/document/redirect/10106464/700">законодательства</text:a> Российской Федерации о ценных бумагах, срок действия преимущественного права не может быть менее двенадцати рабочих дней с момента раскрытия такой информации.</text:p>
      <text:p text:style-name="s22header">Информация об изменениях:</text:p>
      <text:p text:style-name="s22"><text:bookmark text:name="anchor4103"/><text:a xlink:type="simple" xlink:href="http://ivo.garant.ru/document/redirect/71109716/30168">Федеральным законом</text:a> от 29 июня 2015 г. N 210-ФЗ пункт 3 статьи 41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4103">См. текст пункта в предыдущей редакции</text:a></text:p>
      <text:p text:style-name="s1"><text:bookmark text:name="anchor41033"/>3. Лицо, имеющее преимущественное право приобретения дополнительных акций и эмиссионных ценных бумаг, конвертируемых в акции, в течение срока его действия вправе полностью или частично осуществить свое преимущественное право путем подачи заявления о приобретении размещаемых ценных бумаг и исполнения обязанности по их оплате.</text:p>
      <text:p text:style-name="s22header">Информация об изменениях:</text:p>
      <text:p text:style-name="s22"><text:bookmark text:name="anchor4131"/><text:a xlink:type="simple" xlink:href="http://ivo.garant.ru/document/redirect/71109716/30169">Федеральным законом</text:a> от 29 июня 2015 г. N 210-ФЗ статья 41 настоящего Федерального закона дополнена пунктом 3.1, <text:a xlink:type="simple" xlink:href="http://ivo.garant.ru/document/redirect/71109716/2704">вступающим в силу</text:a> с 1 июля 2016 г.</text:p>
      <text:p text:style-name="s1">3.1. Заявление о приобретении размещаемых ценных бумаг лица, имеющего указанное в настоящей статье преимущественное право, зарегистрированного в реестре акционеров общества, должно содержать сведения, позволяющие идентифицировать подавшее его лицо и количество приобретаемых им ценных бумаг.</text:p>
      <text:p text:style-name="s1"><text:bookmark text:name="anchor8101224"/>Указанное заявление подается путем направления или вручения под роспись регистратору общества документа в письменной форме, подписанного подающим заявление лицом, а если это предусмотрено правилами, в соответствии с которыми регистратор общества осуществляет деятельность по ведению реестра, также путем направления регистратору общества электронного документа, подписанного квалифицированной электронной подписью. Указанными правилами также может быть предусмотрена возможность подписания такого электронного документа простой или неквалифицированной электронной подписью. В этом случае электронный документ, подписанный простой или неквалифицированной электронной подписью, признается равнозначным документу на бумажном носителе, подписанному собственноручной подписью.</text:p>
      <text:p text:style-name="s1"><text:bookmark text:name="anchor8101225"/>Заявление о приобретении размещаемых ценных бумаг, направленное или врученное регистратору общества, считается поданным в общество в день его получения регистратором общества.</text:p>
      <text:p text:style-name="s22header">Информация об изменениях:</text:p>
      <text:p text:style-name="s22"><text:bookmark text:name="anchor4132"/><text:a xlink:type="simple" xlink:href="http://ivo.garant.ru/document/redirect/71109716/30170">Федеральным законом</text:a> от 29 июня 2015 г. N 210-ФЗ статья 41 настоящего Федерального закона дополнена пунктом 3.2, <text:a xlink:type="simple" xlink:href="http://ivo.garant.ru/document/redirect/71109716/2704">вступающим в силу</text:a> с 1 июля 2016 г.</text:p>
      <text:p text:style-name="s1">3.2. Лицо, имеющее указанное в настоящей статье преимущественное право, не зарегистрированное в реестре акционеров общества, осуществляет такое преимущественное право путем дачи соответствующего указания (инструкции) лицу, которое осуществляет учет его прав на акции общества. Такое указание (инструкция) дается в соответствии с требованиями <text:a xlink:type="simple" xlink:href="http://ivo.garant.ru/document/redirect/10106464/890">законодательства</text:a> Российской Федерации о ценных бумагах и должно содержать количество приобретаемых ценных бумаг. При этом заявление о приобретении размещаемых ценных бумаг считается поданным в общество в день получения регистратором общества от номинального держателя акций, зарегистрированного в реестре акционеров общества, сообщения, содержащего волеизъявление такого лица.</text:p>
      <text:p text:style-name="s22header">Информация об изменениях:</text:p>
      <text:p text:style-name="s22"><text:bookmark text:name="anchor4133"/><text:a xlink:type="simple" xlink:href="http://ivo.garant.ru/document/redirect/71109716/30171">Федеральным законом</text:a> от 29 июня 2015 г. N 210-ФЗ статья 41 настоящего Федерального закона дополнена пунктом 3.3, <text:a xlink:type="simple" xlink:href="http://ivo.garant.ru/document/redirect/71109716/2704">вступающим в силу</text:a> с 1 июля 2016 г.</text:p>
      <text:p text:style-name="s1">3.3. Если цена размещения или порядок ее определения не установлены решением, являющимся основанием для размещения путем открытой подписки дополнительных акций или эмиссионных ценных бумаг, конвертируемых в акции, оплата указанных ценных бумаг при осуществлении преимущественного права их приобретения осуществляется в срок, указанный в уведомлении о возможности осуществления преимущественного права их приобретения.</text:p>
      <text:p text:style-name="s1"><text:bookmark text:name="anchor41332"/>Если решение, являющееся основанием для размещения дополнительных акций или эмиссионных ценных бумаг, конвертируемых в акции, предусматривает их оплату неденежными средствами, лица, осуществляющие преимущественное право приобретения указанных ценных бумаг, вправе по своему усмотрению оплатить их денежными средствами.</text:p>
      <text:p text:style-name="s1"><text:bookmark text:name="anchor4104"/>4. Общество не вправе до окончания срока действия преимущественного права размещать дополнительные акции и эмиссионные ценные бумаги, конвертируемые в акции, лицам, не имеющим преимущественного права их приобретения.</text:p>
      <text:p text:style-name="s22header">Информация об изменениях:</text:p>
      <text:p text:style-name="s22"><text:bookmark text:name="anchor4105"/><text:a xlink:type="simple" xlink:href="http://ivo.garant.ru/document/redirect/71109716/30172">Федеральным законом</text:a> от 29 июня 2015 г. N 210-ФЗ статья 41 настоящего Федерального закона дополнена пунктом 5</text:p>
      <text:p text:style-name="s1">5. Уставом непубличного общества или акционерным соглашением, сторонами которого являются все акционеры непубличного общества, может быть определен отличный от установленного настоящей статьей порядок осуществления преимущественного права приобретения размещаемых непубличным обществом акций либо эмиссионных ценных бумаг, конвертируемых в его акции. Соответствующие положения могут быть предусмотрены уставом непубличного общества при его учреждении либо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
      <text:h text:outline-level="1" text:style-name="s3"><text:bookmark text:name="anchor500"/>Глава V. Дивиденды общества</text:h>
      <text:p text:style-name="s9header">ГАРАНТ:</text:p>
      <text:p text:style-name="s9">См. <text:a xlink:type="simple" xlink:href="http://ivo.garant.ru/document/redirect/5521089/0">схему</text:a> "Дивиденды АО"</text:p>
      <text:p text:style-name="s22header">Информация об изменениях:</text:p>
      <text:p text:style-name="s22"><text:bookmark text:name="anchor42"/><text:a xlink:type="simple" xlink:href="http://ivo.garant.ru/document/redirect/12123866/130">Федеральным законом</text:a> от 7 августа 2001 г. N 120-ФЗ статья 42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42">См. текст статьи в предыдущей редакции</text:a></text:p>
      <text:p text:style-name="s15"><text:span text:style-name="s10">Статья 42.</text:span> Порядок выплаты обществом дивидендов</text:p>
      <text:p text:style-name="s9header">ГАРАНТ:</text:p>
      <text:p text:style-name="s9">См. <text:span text:style-name="s8">Энциклопедии</text:span>, <text:a xlink:type="simple" xlink:href="http://ivo.garant.ru/document/redirect/77530467/0">позиции высших судов</text:a> и другие <text:a xlink:type="simple" xlink:href="http://ivo.garant.ru/document/redirect/77130775/42">комментарии</text:a> к статье 42 настоящего Федерального закона</text:p>
      <text:p text:style-name="s9">См. <text:a xlink:type="simple" xlink:href="http://ivo.garant.ru/document/redirect/70850154/1000">Методические рекомендации</text:a> по разработке дивидендной политики в акционерных обществах с государственным участием, утвержденные <text:a xlink:type="simple" xlink:href="http://ivo.garant.ru/document/redirect/70850154/0">приказом</text:a> Росимущества от 29 декабря 2014 г. N 524</text:p>
      <text:p text:style-name="s22header">Информация об изменениях:</text:p>
      <text:p text:style-name="s22"><text:bookmark text:name="anchor421"/><text:a xlink:type="simple" xlink:href="http://ivo.garant.ru/document/redirect/71109716/30173">Федеральным законом</text:a> от 29 июня 2015 г. N 210-ФЗ в пункт 1 статьи 42 настоящего Федерального закона внесены изменения</text:p>
      <text:p text:style-name="s22"><text:a xlink:type="simple" xlink:href="http://ivo.garant.ru/document/redirect/57401788/421">См. текст пункта в предыдущей редакции</text:a></text:p>
      <text:p text:style-name="s1">1. Общество вправе по результатам первого квартала, полугодия, девяти месяцев отчетного года и (или) по результатам отчетного года принимать решения (объявлять) о выплате дивидендов по размещенным акциям, если иное не установлено настоящим <text:a xlink:type="simple" xlink:href="#anchor43">Федеральным законом</text:a>. Решение о выплате (объявлении) дивидендов по результатам первого квартала, полугодия и девяти месяцев отчетного года может быть принято в течение трех месяцев после окончания соответствующего периода.</text:p>
      <text:p text:style-name="s1"><text:bookmark text:name="anchor4212"/>Общество обязано выплатить объявленные по акциям каждой категории (типа) дивиденды, если иное не предусмотрено настоящим Федеральным законом. Дивиденды выплачиваются деньгами, а в случаях, предусмотренных уставом общества, - иным имуществом.</text:p>
      <text:p text:style-name="s22header">Информация об изменениях:</text:p>
      <text:p text:style-name="s22"><text:bookmark text:name="anchor4202"/><text:a xlink:type="simple" xlink:href="http://ivo.garant.ru/document/redirect/71109716/30174">Федеральным законом</text:a> от 29 июня 2015 г. N 210-ФЗ в пункт 2 статьи 42 настоящего Федерального закона внесены изменения</text:p>
      <text:p text:style-name="s22"><text:a xlink:type="simple" xlink:href="http://ivo.garant.ru/document/redirect/57401788/4202">См. текст пункта в предыдущей редакции</text:a></text:p>
      <text:p text:style-name="s1"><text:a xlink:type="simple" xlink:href="http://ivo.garant.ru/document/redirect/70220612/0">2</text:a>. Источником выплаты дивидендов является прибыль общества после налогообложения (чистая прибыль общества). Чистая прибыль общества определяется по данным бухгалтерской (финансовой) отчетности общества. Дивиденды по привилегированным акциям определенных типов также могут выплачиваться за счет ранее сформированных для этих целей специальных фондов общества.</text:p>
      <text:p text:style-name="s22header">Информация об изменениях:</text:p>
      <text:p text:style-name="s22"><text:bookmark text:name="anchor4203"/><text:a xlink:type="simple" xlink:href="http://ivo.garant.ru/document/redirect/70291394/36">Федеральным законом</text:a> от 29 декабря 2012 г. N 282-ФЗ пункт 3 статьи 42 настоящего Федерального закона изложен в новой редакции, <text:a xlink:type="simple" xlink:href="http://ivo.garant.ru/document/redirect/70291394/231">вступающей в силу</text:a> с 1 января 2014 г.</text:p>
      <text:p text:style-name="s22"><text:a xlink:type="simple" xlink:href="http://ivo.garant.ru/document/redirect/58049792/4203">См. текст пункта в предыдущей редакции</text:a></text:p>
      <text:p text:style-name="s9header">ГАРАНТ:</text:p>
      <text:p text:style-name="s9"><text:a xlink:type="simple" xlink:href="http://ivo.garant.ru/document/redirect/412731467/111">Постановлением</text:a> Конституционного Суда России от 25 сентября 2025 г. N 31-П пункт 3 признан не соответствующим Конституции РФ в той мере, в какой в системе действующего правового регулирования по смыслу, придаваемому им правоприменительной практикой, данные положения не предусматривают эффективных способов защиты прав владельцев привилегированных акций, размер дивиденда по которым определен в уставе акционерного общества, в случае невыплаты им дивидендов (полностью или частично) при нарушении акционерным обществом требований закона об очередности распределения дивидендов</text:p>
      <text:p text:style-name="s1">3. Решение о выплате (объявлении) дивидендов принимается общим собранием акционеров. Указанным решением должны быть определены размер дивидендов по акциям каждой категории (типа), форма их выплаты, порядок выплаты дивидендов в неденежной форме, дата, на которую определяются лица, имеющие право на получение дивидендов. При этом решение в части установления даты, на которую определяются лица, имеющие право на получение дивидендов, принимается только по предложению совета директоров (наблюдательного совета) общества.</text:p>
      <text:p text:style-name="s22header">Информация об изменениях:</text:p>
      <text:p text:style-name="s22"><text:bookmark text:name="anchor4204"/><text:a xlink:type="simple" xlink:href="http://ivo.garant.ru/document/redirect/70291394/37">Федеральным законом</text:a> от 29 декабря 2012 г. N 282-ФЗ пункт 4 статьи 42 настоящего Федерального закона изложен в новой редакции, <text:a xlink:type="simple" xlink:href="http://ivo.garant.ru/document/redirect/70291394/231">вступающей в силу</text:a> с 1 января 2014 г.</text:p>
      <text:p text:style-name="s22"><text:a xlink:type="simple" xlink:href="http://ivo.garant.ru/document/redirect/58049792/4204">См. текст пункта в предыдущей редакции</text:a></text:p>
      <text:p text:style-name="s1">4. Размер дивидендов не может быть больше размера дивидендов, рекомендованного советом директоров (наблюдательным советом) общества.</text:p>
      <text:p text:style-name="s22header">Информация об изменениях:</text:p>
      <text:p text:style-name="s22"><text:bookmark text:name="anchor4205"/><text:a xlink:type="simple" xlink:href="http://ivo.garant.ru/document/redirect/70544862/33321">Федеральным законом</text:a> от 21 декабря 2013 г. N 379-ФЗ пункт 5 статьи 42 настоящего Федерального закона изложен в новой редакции, <text:a xlink:type="simple" xlink:href="http://ivo.garant.ru/document/redirect/70544862/213">вступающей в силу</text:a> с 1 января 2014 г.</text:p>
      <text:p text:style-name="s22"><text:a xlink:type="simple" xlink:href="http://ivo.garant.ru/document/redirect/58049792/4205">См. текст пункта в предыдущей редакции</text:a></text:p>
      <text:p text:style-name="s1">5. Дата, на которую в соответствии с решением о выплате (объявлении) дивидендов определяются лица, имеющие право на их получение, не может быть установлена ранее 10 дней с даты принятия решения о выплате (объявлении) дивидендов и позднее 20 дней с даты принятия такого решения.</text:p>
      <text:p text:style-name="s22header">Информация об изменениях:</text:p>
      <text:p text:style-name="s22"><text:bookmark text:name="anchor4206"/><text:a xlink:type="simple" xlink:href="http://ivo.garant.ru/document/redirect/70544862/33322">Федеральным законом</text:a> от 21 декабря 2013 г. N 379-ФЗ пункт 6 статьи 42 настоящего Федерального закона изложен в новой редакции, <text:a xlink:type="simple" xlink:href="http://ivo.garant.ru/document/redirect/70544862/213">вступающей в силу</text:a> с 1 января 2014 г.</text:p>
      <text:p text:style-name="s22"><text:a xlink:type="simple" xlink:href="http://ivo.garant.ru/document/redirect/70291394/39">Федеральным законом</text:a> от 29 декабря 2012 г. N 282-ФЗ статья 42 настоящего Федерального закона дополнена пунктом 6, <text:a xlink:type="simple" xlink:href="http://ivo.garant.ru/document/redirect/70291394/231">вступающим в силу</text:a> с 1 января 2014 г.</text:p>
      <text:p text:style-name="s1">6. Срок выплаты дивидендов номинальному держателю и являющемуся профессиональным участником рынка ценных бумаг доверительному управляющему, которые зарегистрированы в реестре акционеров, не должен превышать 10 рабочих дней, а другим зарегистрированным в реестре акционеров лицам - 25 рабочих дней с даты, на которую определяются лица, имеющие право на получение дивидендов.</text:p>
      <text:p text:style-name="s22header">Информация об изменениях:</text:p>
      <text:p text:style-name="s22"><text:bookmark text:name="anchor4207"/><text:a xlink:type="simple" xlink:href="http://ivo.garant.ru/document/redirect/70291394/40">Федеральным законом</text:a> от 29 декабря 2012 г. N 282-ФЗ статья 42 настоящего Федерального закона дополнена пунктом 7, <text:a xlink:type="simple" xlink:href="http://ivo.garant.ru/document/redirect/70291394/231">вступающим в силу</text:a> с 1 января 2014 г.</text:p>
      <text:p text:style-name="s1">7. Дивиденды выплачиваются лицам, которые являлись владельцами акций соответствующей категории (типа) или лицами, осуществляющими в соответствии с федеральными законами права по этим акциям, на конец операционного дня даты, на которую в соответствии с решением о выплате дивидендов определяются лица, имеющие право на их получение.</text:p>
      <text:p text:style-name="s22header">Информация об изменениях:</text:p>
      <text:p text:style-name="s22"><text:bookmark text:name="anchor4208"/>Пункт 8 изменен с 1 сентября 2027 г. - <text:a xlink:type="simple" xlink:href="http://ivo.garant.ru/document/redirect/409495209/1880">Федеральный закон</text:a> от 8 августа 2024 г. N 287-ФЗ</text:p>
      <text:p text:style-name="s22"><text:a xlink:type="simple" xlink:href="http://ivo.garant.ru/document/redirect/76839265/4208">См. будущую редакцию</text:a></text:p>
      <text:p text:style-name="s22">Пункт 8 изменен с 20 июля 2020 г. - <text:a xlink:type="simple" xlink:href="http://ivo.garant.ru/document/redirect/74399651/2">Федеральный закон</text:a> от 20 июля 2020 г. N 212-ФЗ</text:p>
      <text:p text:style-name="s22"><text:a xlink:type="simple" xlink:href="http://ivo.garant.ru/document/redirect/77698966/4208">См. предыдущую редакцию</text:a></text:p>
      <text:p text:style-name="s1"><text:a xlink:type="simple" xlink:href="http://ivo.garant.ru/document/redirect/71002626/1001">8.</text:a> Выплата дивидендов в денежной форме осуществляется в безналичном порядке обществом или по его поручению регистратором, осуществляющим ведение реестра акционеров такого общества, либо кредитной организацией.</text:p>
      <text:p text:style-name="s1"><text:bookmark text:name="anchor42082"/>Выплата дивидендов в денежной форме физическим лицам, права которых на акции учитываются в реестре акционеров общества, осуществляется путем перечисления денежных средств на их банковские счета или специальные счета операторов финансовых платформ, открытые в соответствии с <text:a xlink:type="simple" xlink:href="http://ivo.garant.ru/document/redirect/74399619/6">Федеральным законом</text:a> "О совершении финансовых сделок с использованием финансовой платформы", реквизиты которых имеются у регистратора общества, либо при отсутствии сведений о банковских счетах, специальных счетах операторов финансовых платформ путем почтового перевода денежных средств, а иным лицам, права которых на акции учитываются в реестре акционеров общества, путем перечисления денежных средств на их банковские счета. Обязанность общества по выплате дивидендов таким лицам считается исполненной с даты приема переводимых денежных средств организацией федеральной почтовой связи или с даты поступления денежных средств в кредитную организацию, в которой открыт банковский счет лица, имеющего право на получение дивидендов, а в случае, если таким лицом является кредитная организация, - на ее счет.</text:p>
      <text:p text:style-name="s1"><text:bookmark text:name="anchor42083"/>Лица, которые имеют право на получение дивидендов и права которых на акции учитываются у номинального держателя акций, получают дивиденды в денежной форме в порядке, установленном <text:span text:style-name="s8">законодательством</text:span> Российской Федерации о ценных бумагах. Номинальный держатель, которому были перечислены дивиденды и который не исполнил обязанность по их передаче, установленную законодательством Российской Федерации о ценных бумагах, по не зависящим от него причинам, обязан возвратить их обществу в течение 10 дней после истечения одного месяца с даты окончания срока выплаты дивидендов.</text:p>
      <text:p text:style-name="s22header">Информация об изменениях:</text:p>
      <text:p text:style-name="s22"><text:bookmark text:name="anchor4281"/>Статья 42 дополнена пунктом 8.1 с 1 сентября 2027 г. - <text:a xlink:type="simple" xlink:href="http://ivo.garant.ru/document/redirect/409495209/189">Федеральный закон</text:a> от 8 августа 2024 г. N 287-ФЗ</text:p>
      <text:p text:style-name="s22"><text:a xlink:type="simple" xlink:href="http://ivo.garant.ru/document/redirect/76839265/4281">См. будущую редакцию</text:a></text:p>
      <text:p text:style-name="s22header">Информация об изменениях:</text:p>
      <text:p text:style-name="s22"><text:bookmark text:name="anchor4209"/>Пункт 9 изменен с 1 сентября 2027 г. - <text:a xlink:type="simple" xlink:href="http://ivo.garant.ru/document/redirect/409495209/190">Федеральный закон</text:a> от 8 августа 2024 г. N 287-ФЗ</text:p>
      <text:p text:style-name="s22"><text:a xlink:type="simple" xlink:href="http://ivo.garant.ru/document/redirect/76839265/4209">См. будущую редакцию</text:a></text:p>
      <text:p text:style-name="s22"><text:a xlink:type="simple" xlink:href="http://ivo.garant.ru/document/redirect/70291394/42">Федеральным законом</text:a> от 29 декабря 2012 г. N 282-ФЗ статья 42 настоящего Федерального закона дополнена пунктом 9, <text:a xlink:type="simple" xlink:href="http://ivo.garant.ru/document/redirect/70291394/231">вступающим в силу</text:a> с 1 января 2014 г.</text:p>
      <text:p text:style-name="s1"><text:a xlink:type="simple" xlink:href="http://ivo.garant.ru/document/redirect/71002626/1002">9.</text:a> Лицо, не получившее объявленных дивидендов в связи с тем, что у общества или регистратора отсутствуют точные и необходимые адресные данные или банковские реквизиты, либо в связи с иной просрочкой кредитора, вправе обратиться с требованием о выплате таких дивидендов (невостребованные дивиденды) в течение трех лет с даты принятия решения об их выплате, если больший срок для обращения с указанным требованием не установлен уставом общества. В случае установления такого срока в уставе общества такой срок не может превышать пять лет с даты принятия решения о выплате дивидендов. Срок для обращения с требованием о выплате невостребованных дивидендов при его пропуске восстановлению не подлежит, за исключением случая, если лицо, имеющее право на получение дивидендов, не подавало данное требование под влиянием насилия или угрозы.</text:p>
      <text:p text:style-name="s1">По истечении такого срока объявленные и невостребованные дивиденды восстанавливаются в составе нераспределенной прибыли общества, а обязанность по их выплате прекращается.</text:p>
      <text:p text:style-name="s1"/>
      <text:p text:style-name="s15"><text:bookmark text:name="anchor43"/><text:span text:style-name="s10">Статья 43.</text:span> Ограничения на выплату дивидендов</text:p>
      <text:p text:style-name="s9header">ГАРАНТ:</text:p>
      <text:p text:style-name="s9">См. <text:span text:style-name="s8">Энциклопедии</text:span>, <text:a xlink:type="simple" xlink:href="http://ivo.garant.ru/document/redirect/77530107/0">позиции высших судов</text:a> и другие <text:a xlink:type="simple" xlink:href="http://ivo.garant.ru/document/redirect/77130775/43">комментарии</text:a> к статье 43 настоящего Федерального закона</text:p>
      <text:p text:style-name="s22header">Информация об изменениях:</text:p>
      <text:p text:style-name="s22"><text:bookmark text:name="anchor38000"/><text:a xlink:type="simple" xlink:href="http://ivo.garant.ru/document/redirect/12123866/125">Федеральным законом</text:a> от 7 августа 2001 г. N 120-ФЗ в пункт 1 статьи 43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38000">См. текст пункта в предыдущей редакции</text:a></text:p>
      <text:p text:style-name="s1">1. Общество не вправе принимать решение (объявлять) о выплате дивидендов по акциям:</text:p>
      <text:p text:style-name="s1">до полной оплаты всего уставного капитала общества;</text:p>
      <text:p text:style-name="s1"><text:bookmark text:name="anchor4313"/>до выкупа всех акций, которые должны быть выкуплены в соответствии со <text:a xlink:type="simple" xlink:href="#anchor76">статьей 76</text:a> настоящего Федерального закона;</text:p>
      <text:p text:style-name="s1"><text:bookmark text:name="anchor43014"/>если на день принятия такого решения общество отвечает признакам несостоятельности (банкротства) в соответствии с <text:span text:style-name="s8">законодательством</text:span> Российской Федерации о несостоятельности (банкротстве) или если указанные признаки появятся у общества в результате выплаты дивидендов;</text:p>
      <text:p text:style-name="s1"><text:bookmark text:name="anchor43015"/>если на день принятия такого решения стоимость чистых активов общества меньше его уставного капитала, и резервного фонда, и превышения над номинальной стоимостью определенной уставом ликвидационной стоимости размещенных привилегированных акций либо станет меньше их размера в результате принятия такого решения;</text:p>
      <text:p text:style-name="s1">в иных случаях, предусмотренных <text:a xlink:type="simple" xlink:href="http://ivo.garant.ru/document/redirect/74399369/15">федеральными законами</text:a>.</text:p>
      <text:p text:style-name="s22header">Информация об изменениях:</text:p>
      <text:p text:style-name="s22"><text:bookmark text:name="anchor4302"/>Пункт 2 изменен с 28 декабря 2018 г. - <text:a xlink:type="simple" xlink:href="http://ivo.garant.ru/document/redirect/72139554/47">Федеральный закон</text:a> от 27 декабря 2018 г. N 514-ФЗ</text:p>
      <text:p text:style-name="s22"><text:a xlink:type="simple" xlink:href="http://ivo.garant.ru/document/redirect/77675598/4302">См. предыдущую редакцию</text:a></text:p>
      <text:p text:style-name="s1">2. Общество не вправе принимать решение (объявлять) о выплате дивидендов (в том числе дивидендов по результатам первого квартала, полугодия, девяти месяцев отчетного года) по обыкновенным акциям и привилегированным акциям, размер дивидендов по которым не определен, если не принято решение о выплате в полном размере дивидендов (в том числе накопленных дивидендов по кумулятивным привилегированным акциям) по всем типам привилегированных акций, размер дивидендов (в том числе дивидендов по результатам первого квартала, полугодия, девяти месяцев отчетного года) по которым определен уставом общества.</text:p>
      <text:p text:style-name="s1"><text:bookmark text:name="anchor43022"/>Общество не вправе принимать решение (объявлять) о выплате дивидендов (в том числе дивидендов по результатам первого квартала, полугодия, девяти месяцев отчетного года) по обыкновенным акциям, если не принято решение о выплате в том же размере дивидендов (в том числе дивидендов по результатам первого квартала, полугодия, девяти месяцев отчетного года) по привилегированным акциям, размер дивидендов по которым уставом общества не определен.</text:p>
      <text:p text:style-name="s1"><text:bookmark text:name="anchor43023"/>Общество не вправе принимать решение (объявлять) о выплате дивидендов (в том числе дивидендов по результатам первого квартала, полугодия, девяти месяцев отчетного года) по обыкновенным акциям и привилегированным акциям любых иных типов, если не принято решение о выплате в полном размере дивидендов по привилегированным акциям с преимуществом в очередности получения дивидендов.</text:p>
      <text:p text:style-name="s22header">Информация об изменениях:</text:p>
      <text:p text:style-name="s22"><text:bookmark text:name="anchor4303"/><text:a xlink:type="simple" xlink:href="http://ivo.garant.ru/document/redirect/12123866/168">Федеральным законом</text:a> от 7 августа 2001 г. N 120-ФЗ пункт 3 статьи 43 настоящего Федерального закона изложен в новой редакции, <text:a xlink:type="simple" xlink:href="http://ivo.garant.ru/document/redirect/12123866/2">вступающей в силу</text:a> с 1 января 2002 г.</text:p>
      <text:p text:style-name="s22"><text:a xlink:type="simple" xlink:href="http://ivo.garant.ru/document/redirect/3960792/4303">См. текст пункта в предыдущей редакции</text:a></text:p>
      <text:p text:style-name="s1">3. Общество не вправе принимать решение (объявлять) о выплате дивидендов по привилегированным акциям определенного типа, по которым размер дивиденда определен уставом общества, если не принято решение о полной выплате дивидендов (в том числе о полной выплате всех накопленных дивидендов по кумулятивным привилегированным акциям) по всем типам привилегированных акций, предоставляющим преимущество в очередности получения дивидендов перед привилегированными акциями этого типа.</text:p>
      <text:p text:style-name="s22header">Информация об изменениях:</text:p>
      <text:p text:style-name="s22"><text:bookmark text:name="anchor4304"/><text:a xlink:type="simple" xlink:href="http://ivo.garant.ru/document/redirect/12123866/13116">Федеральным законом</text:a> от 7 августа 2001 г. N 120-ФЗ статья 43 настоящего Федерального закона дополнена пунктом 4, <text:a xlink:type="simple" xlink:href="http://ivo.garant.ru/document/redirect/12123866/2">вступающим в силу</text:a> с 1 января 2002 г.</text:p>
      <text:p text:style-name="s1">4. Общество не вправе выплачивать объявленные дивиденды по акциям:</text:p>
      <text:p text:style-name="s1"><text:bookmark text:name="anchor430402"/>если на день выплаты общество отвечает признакам несостоятельности (банкротства) в соответствии с <text:span text:style-name="s8">законодательством</text:span> Российской Федерации о несостоятельности (банкротстве) или если указанные признаки появятся у общества в результате выплаты дивидендов;</text:p>
      <text:p text:style-name="s1"><text:bookmark text:name="anchor430403"/>если на день выплаты стоимость чистых активов общества меньше суммы его уставного капитала, резервного фонда и превышения над номинальной стоимостью определенной уставом общества ликвидационной стоимости размещенных привилегированных акций либо станет меньше указанной суммы в результате выплаты дивидендов;</text:p>
      <text:p text:style-name="s1">в иных случаях, предусмотренных <text:a xlink:type="simple" xlink:href="http://ivo.garant.ru/document/redirect/74399369/15">федеральными законами</text:a>.</text:p>
      <text:p text:style-name="s1"><text:bookmark text:name="anchor43042"/>По прекращении указанных в настоящем пункте обстоятельств общество обязано выплатить акционерам объявленные дивиденды.</text:p>
      <text:p text:style-name="s1"><text:bookmark text:name="anchor4305"/>5. <text:a xlink:type="simple" xlink:href="http://ivo.garant.ru/document/redirect/70291394/44">Утратил силу</text:a> с 1 января 2014 г.</text:p>
      <text:p text:style-name="s22header">Информация об изменениях:</text:p>
      <text:p text:style-name="s22">См. текст <text:a xlink:type="simple" xlink:href="http://ivo.garant.ru/document/redirect/58049792/4305">пункта 5 статьи 43</text:a></text:p>
      <text:p text:style-name="s22"/>
      <text:p text:style-name="s22header">Информация об изменениях:</text:p>
      <text:p text:style-name="s22"><text:bookmark text:name="anchor431"/>Федеральный закон дополнен статьей 43.1 с 8 августа 2024 г. - <text:a xlink:type="simple" xlink:href="http://ivo.garant.ru/document/redirect/409495209/120">Федеральный закон</text:a> от 8 августа 2024 г. N 287-ФЗ</text:p>
      <text:p text:style-name="s15"><text:span text:style-name="s10">Статья 43.1.</text:span> Приостановление выплаты дивидендов</text:p>
      <text:p text:style-name="s9header">ГАРАНТ:</text:p>
      <text:p text:style-name="s9">См. <text:a xlink:type="simple" xlink:href="http://ivo.garant.ru/document/redirect/58078784/0">Энциклопедии</text:a> к статье 43.1 настоящего Федерального закона</text:p>
      <text:p text:style-name="s1"><text:bookmark text:name="anchor4311"/>1. Выплата акционерам, которые имеют право на получение дивидендов и зарегистрированы в реестре акционеров общества, объявленных дивидендов в денежной форме может быть приостановлена обществом (далее - приостановление выплаты дивидендов) при одновременном соблюдении следующих условий:</text:p>
      <text:p text:style-name="s1"><text:bookmark text:name="anchor43111"/>1) в течение не менее двух лет подряд, непосредственно предшествующих дате принятия решения о приостановлении выплаты дивидендов, обществу возвращались денежные средства, перечисленные таким акционерам в качестве дивидендов;</text:p>
      <text:p text:style-name="s1"><text:bookmark text:name="anchor43112"/>2) перечисление обществом акционеру денежных средств в качестве дивидендов в течение периода, указанного в <text:a xlink:type="simple" xlink:href="#anchor43111">подпункте 1</text:a> настоящего пункта, осуществлялось не менее двух раз;</text:p>
      <text:p text:style-name="s1"><text:bookmark text:name="anchor43113"/>3) за пять рабочих дней до даты принятия решения о приостановлении выплаты дивидендов регистратору общества не поступили актуальная информация об акционере, необходимая для выплаты дивидендов в денежной форме, либо заявление акционера о подтверждении актуальности информации, содержащейся в реестре акционеров общества.</text:p>
      <text:p text:style-name="s1"><text:bookmark text:name="anchor4312"/>2. Решение о приостановлении выплаты дивидендов принимается советом директоров (наблюдательным советом) общества или иным органом непубличного общества, к компетенции которого уставом общества отнесено решение вопроса о проведении заседания или заочного голосования для принятия решений общим собранием акционеров, одновременно с решением о проведении заседания или заочного голосования для принятия решений общим собранием акционеров.</text:p>
      <text:p text:style-name="s1"><text:bookmark text:name="anchor43103"/>3. Решение о приостановлении выплаты дивидендов не применяется к акционерам, если на дату, на которую определяются лица, имеющие право на получение дивидендов, в реестр акционеров общества внесена актуальная информация об этих акционерах, необходимая для выплаты дивидендов, либо регистратору общества поступило заявление этих акционеров о подтверждении актуальности информации, содержащейся в реестре акционеров общества.</text:p>
      <text:p text:style-name="s1"><text:bookmark text:name="anchor4314"/>4. Информация о принятии решения, указанного в <text:a xlink:type="simple" xlink:href="#anchor4312">пункте 2</text:a> настоящей статьи, раскрывается обществом в соответствии с требованиями <text:a xlink:type="simple" xlink:href="http://ivo.garant.ru/document/redirect/10106464/30">законодательства</text:a> Российской Федерации о ценных бумагах в форме сообщения о существенном факте.</text:p>
      <text:p text:style-name="s1"><text:bookmark text:name="anchor4315"/>5. Общество обязано обеспечить ведение учета акционеров, в отношении которых осуществлено приостановление выплаты дивидендов.</text:p>
      <text:p text:style-name="s1"><text:bookmark text:name="anchor3416"/>6. Выплата акционеру дивидендов возобновляется, если на дату, на которую определяются лица, имеющие право на получение дивидендов, в реестр акционеров общества внесена актуальная информация об акционере, необходимая для выплаты дивидендов, в том числе сведения о почтовом адресе акционера - физического лица, если уставом общества предусматривается возможность выплаты дивидендов такому акционеру путем почтового перевода денежных средств, или сведения о банковских реквизитах, если дивиденды в денежной форме выплачиваются акционеру в безналичном порядке, либо регистратору общества поступило заявление акционера о подтверждении актуальности информации, содержащейся в реестре акционеров общества. Принятие советом директоров (наблюдательным советом) общества или иными органами общества решения о возобновлении выплаты дивидендов не требуется.</text:p>
      <text:p text:style-name="s1"><text:bookmark text:name="anchor4317"/>7. Правила, предусмотренные настоящей статьей, применяются также к лицам, зарегистрированным в реестре акционеров общества и осуществляющим в соответствии с федеральными законами права, удостоверенные акциями общества.</text:p>
      <text:p text:style-name="s1"><text:bookmark text:name="anchor4318"/>8. Уставом непубличного общества может быть предусмотрено, что положения настоящей статьи к такому обществу не применяются.</text:p>
      <text:p text:style-name="s1"/>
      <text:h text:outline-level="1" text:style-name="s3"><text:bookmark text:name="anchor600"/>Глава VI. Реестр акционеров общества</text:h>
      <text:p text:style-name="s1"/>
      <text:p text:style-name="s22header">Информация об изменениях:</text:p>
      <text:p text:style-name="s22"><text:bookmark text:name="anchor44"/><text:a xlink:type="simple" xlink:href="http://ivo.garant.ru/document/redirect/12123866/132">Федеральным законом</text:a> от 7 августа 2001 г. N 120-ФЗ статья 44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44">См. текст статьи в предыдущей редакции</text:a></text:p>
      <text:p text:style-name="s15"><text:span text:style-name="s10">Статья 44.</text:span> Реестр акционеров общества</text:p>
      <text:p text:style-name="s9header">ГАРАНТ:</text:p>
      <text:p text:style-name="s9">См. <text:span text:style-name="s8">Энциклопедии</text:span>, <text:a xlink:type="simple" xlink:href="http://ivo.garant.ru/document/redirect/77531665/0">позиции высших судов</text:a> и другие <text:a xlink:type="simple" xlink:href="http://ivo.garant.ru/document/redirect/77130775/44">комментарии</text:a> к статье 44 настоящего Федерального закона</text:p>
      <text:p text:style-name="s22header">Информация об изменениях:</text:p>
      <text:p text:style-name="s22"><text:bookmark text:name="anchor4401"/><text:a xlink:type="simple" xlink:href="http://ivo.garant.ru/document/redirect/71109716/30176">Федеральным законом</text:a> от 29 июня 2015 г. N 210-ФЗ пункт 1 статьи 44 настоящего Федерального закона изложен в новой редакции</text:p>
      <text:p text:style-name="s22"><text:a xlink:type="simple" xlink:href="http://ivo.garant.ru/document/redirect/57401788/4401">См. текст пункта в предыдущей редакции</text:a></text:p>
      <text:p text:style-name="s1">1. Общество обязано обеспечить ведение и хранение реестра акционеров общества в соответствии с <text:span text:style-name="s8">правовыми актами</text:span> Российской Федерации с момента государственной регистрации общества.</text:p>
      <text:p text:style-name="s1"><text:bookmark text:name="anchor4402"/>2. <text:a xlink:type="simple" xlink:href="http://ivo.garant.ru/document/redirect/71109716/30177">Утратил силу</text:a>.</text:p>
      <text:p text:style-name="s22header">Информация об изменениях:</text:p>
      <text:p text:style-name="s22">См. текст <text:a xlink:type="simple" xlink:href="http://ivo.garant.ru/document/redirect/57401788/4402">пункта 2 статьи 44</text:a></text:p>
      <text:p text:style-name="s1"><text:bookmark text:name="anchor4403"/>3. <text:a xlink:type="simple" xlink:href="http://ivo.garant.ru/document/redirect/71109716/30177">Утратил силу</text:a>.</text:p>
      <text:p text:style-name="s22header">Информация об изменениях:</text:p>
      <text:p text:style-name="s22">См. текст <text:a xlink:type="simple" xlink:href="http://ivo.garant.ru/document/redirect/57401788/4403">пункта 3 статьи 44</text:a></text:p>
      <text:p text:style-name="s1"><text:bookmark text:name="anchor4404"/>4. <text:a xlink:type="simple" xlink:href="http://ivo.garant.ru/document/redirect/71109716/301770">Утратил силу</text:a> с 1 июля 2016 г.</text:p>
      <text:p text:style-name="s22header">Информация об изменениях:</text:p>
      <text:p text:style-name="s22">См. текст <text:a xlink:type="simple" xlink:href="http://ivo.garant.ru/document/redirect/57401789/4404">пункта 4 статьи 44</text:a></text:p>
      <text:p text:style-name="s1"><text:bookmark text:name="anchor4405"/>5. <text:a xlink:type="simple" xlink:href="http://ivo.garant.ru/document/redirect/71109716/301770">Утратил силу</text:a> с 1 июля 2016 г.</text:p>
      <text:p text:style-name="s22header">Информация об изменениях:</text:p>
      <text:p text:style-name="s22">См. текст <text:a xlink:type="simple" xlink:href="http://ivo.garant.ru/document/redirect/57401789/4405">пункта 5 статьи 44</text:a></text:p>
      <text:p text:style-name="s22"/>
      <text:p text:style-name="s15"><text:bookmark text:name="anchor45"/><text:span text:style-name="s10">Статья 45.</text:span> <text:a xlink:type="simple" xlink:href="http://ivo.garant.ru/document/redirect/71109716/3029">Утратила силу</text:a>.</text:p>
      <text:p text:style-name="s22header">Информация об изменениях:</text:p>
      <text:p text:style-name="s22">См. текст <text:a xlink:type="simple" xlink:href="http://ivo.garant.ru/document/redirect/57401788/45">статьи 45</text:a></text:p>
      <text:p text:style-name="s9header">ГАРАНТ:</text:p>
      <text:p text:style-name="s9">См. <text:a xlink:type="simple" xlink:href="http://ivo.garant.ru/document/redirect/57591345/0">Энциклопедии</text:a>, <text:a xlink:type="simple" xlink:href="http://ivo.garant.ru/document/redirect/77530108/0">позиции высших судов</text:a> к статье 45 настоящего Федерального закона</text:p>
      <text:p text:style-name="s9"/>
      <text:p text:style-name="s15"><text:bookmark text:name="anchor46"/><text:span text:style-name="s10">Статья 46.</text:span> Выписка из реестра акционеров общества</text:p>
      <text:p text:style-name="s9header">ГАРАНТ:</text:p>
      <text:p text:style-name="s9">См. <text:span text:style-name="s8">Энциклопедии,</text:span> <text:a xlink:type="simple" xlink:href="http://ivo.garant.ru/document/redirect/77532674/0">позиции высших судов</text:a> и другие <text:a xlink:type="simple" xlink:href="http://ivo.garant.ru/document/redirect/77130775/46">комментарии</text:a> к статье 46 настоящего Федерального закона</text:p>
      <text:p text:style-name="s1">Держатель реестра акционеров общества по требованию акционера или номинального держателя акций обязан подтвердить его права на акции путем выдачи <text:a xlink:type="simple" xlink:href="http://ivo.garant.ru/document/redirect/10106464/803500">выписки</text:a> из реестра акционеров общества, которая не является ценной бумагой.</text:p>
      <text:p text:style-name="s1"/>
      <text:h text:outline-level="1" text:style-name="s3"><text:bookmark text:name="anchor700"/>Глава VII. Общее собрание акционеров</text:h>
      <text:p text:style-name="s9header">ГАРАНТ:</text:p>
      <text:p text:style-name="s9">См. <text:a xlink:type="simple" xlink:href="http://ivo.garant.ru/document/redirect/5521091/0">схему</text:a> "Общее собрание акционеров"</text:p>
      <text:p text:style-name="s9">Об особенностях правового положения АО при приватизации см. <text:a xlink:type="simple" xlink:href="http://ivo.garant.ru/document/redirect/12125505/700">Федеральный закон</text:a> от 21 декабря 2001 г. N 178-ФЗ "О приватизации государственного и муниципального имущества"</text:p>
      <text:p text:style-name="s9">Об общем собрании акционерных обществ работников (народных предприятий) см. <text:a xlink:type="simple" xlink:href="http://ivo.garant.ru/document/redirect/12112456/10">Федеральный закон</text:a> от 19 июля 1998 г. N 115-ФЗ</text:p>
      <text:p text:style-name="s9">О практике рассмотрения арбитражными судами заявлений о принятии обеспечительных мер, связанных с запретом проводить общие собрания акционеров см. <text:a xlink:type="simple" xlink:href="http://ivo.garant.ru/document/redirect/12131848/0">постановление</text:a> Пленума Высшего Арбитражного Суда РФ от 9 июля 2003 г. N 11</text:p>
      <text:p text:style-name="s9"/>
      <text:p text:style-name="s22header">Информация об изменениях:</text:p>
      <text:p text:style-name="s22"><text:bookmark text:name="anchor47"/>Статья 47 изменена с 1 марта 2025 г. - <text:a xlink:type="simple" xlink:href="http://ivo.garant.ru/document/redirect/409495209/121">Федеральный закон</text:a> от 8 августа 2024 г. N 287-ФЗ</text:p>
      <text:p text:style-name="s22"><text:a xlink:type="simple" xlink:href="http://ivo.garant.ru/document/redirect/76839264/47">См. предыдущую редакцию</text:a></text:p>
      <text:p text:style-name="s15"><text:span text:style-name="s10">Статья 47.</text:span> Общее собрание акционеров</text:p>
      <text:p text:style-name="s9header">ГАРАНТ:</text:p>
      <text:p text:style-name="s9">См. <text:span text:style-name="s8">Энциклопедии</text:span>, <text:a xlink:type="simple" xlink:href="http://ivo.garant.ru/document/redirect/77530464/0">позиции высших судов</text:a> и другие <text:a xlink:type="simple" xlink:href="http://ivo.garant.ru/document/redirect/77130775/47">комментарии</text:a> к статье 47 настоящего Федерального закона</text:p>
      <text:p text:style-name="s1"><text:bookmark text:name="anchor40000"/>1. Высшим органом общества является общее собрание акционеров.</text:p>
      <text:p text:style-name="s1"><text:bookmark text:name="anchor472"/>2. Решения общего собрания акционеров могут приниматься на заседании, в том числе на заседании, голосование на котором совмещается с заочным голосованием, или без проведения заседания (заочное голосование).</text:p>
      <text:p text:style-name="s1"><text:bookmark text:name="anchor4703"/>3. Общество обязано ежегодно проводить годовое заседание общего собрания акционеров.</text:p>
      <text:p text:style-name="s1"><text:bookmark text:name="anchor4732"/>Годовое заседание общего собрания акционеров проводится не ранее чем через два месяца и не позднее чем через шесть месяцев после окончания отчетного года, если иные требования к сроку его проведения в пределах указанного срока не установлены уставом общества. На годовом заседании общего собрания акционеров должны решаться вопросы об избрании совета директоров (наблюдательного совета) общества, ревизионной комиссии общества, если в соответствии с федеральными законами или уставом общества наличие совета директоров (наблюдательного совета) и (или) ревизионной комиссии общества является обязательным, о назначении аудиторской организации общества в случае наличия обязанности по проведению аудита годовой бухгалтерской (финансовой) отчетности или о назначении аудиторской организации (индивидуального аудитора) общества в случае отсутствия такой обязанности и принятия непубличным обществом решения о проведении аудита годовой бухгалтерской (финансовой) отчетности, вопросы, предусмотренные <text:a xlink:type="simple" xlink:href="#anchor4811">подпунктами 11</text:a> и <text:a xlink:type="simple" xlink:href="#anchor48111">11<text:span text:style-name="upper"><text:span> 1</text:span></text:span> пункта 1 статьи 48</text:a> настоящего Федерального закона, а также могут решаться иные вопросы, отнесенные к компетенции общего собрания акционеров.</text:p>
      <text:p text:style-name="s1"><text:bookmark text:name="anchor4733"/>Заседания общего собрания акционеров, проводимые помимо годового, являются внеочередными.</text:p>
      <text:p text:style-name="s1"><text:bookmark text:name="anchor474"/>4. Дополнительные к предусмотренным настоящим Федеральным законом <text:a xlink:type="simple" xlink:href="http://ivo.garant.ru/document/redirect/72146512/0">требования</text:a> к порядку подготовки к проведению заседания или заочного голосования для принятия решений общим собранием акционеров, порядку проведения указанных заседания или заочного голосования и порядку принятия решений общим собранием акционеров могут быть установлены Банком России.</text:p>
      <text:p text:style-name="s1"><text:bookmark text:name="anchor475"/>5. Устав непубличного общества может содержать отличные от установленных настоящим Федеральным законом и (или) нормативными актами Банка России положения о порядке подготовки к проведению заседания или заочного голосования для принятия решений общим собранием акционеров, порядке проведения указанных заседания или заочного голосования и порядке принятия решений общим собранием акционеров, в том числе о способе принятия решений общим собранием акционеров (заседание или заочное голосование), способах, позволяющих достоверно установить лиц, принимающих дистанционное участие в заседании, и способах подписания бюллетеней для голосования в электронной форме, при условии, что данные положения не лишают лиц, имеющих право голоса при принятии решений общим собранием акционеров, права участвовать в их принятии и получать информацию о заседании или заочном голосовании. Данные положения могут быть предусмотрены уставом непубличного общества при его учреждении либо внесены в его устав, изменены и (или) исключены из его устава по решению, принятому единогласно всеми акционерами общества. Изменение срока, в пределах которого проводится годовое заседание общего собрания акционеров непубличного общества, предусмотренного <text:a xlink:type="simple" xlink:href="#anchor4732">абзацем вторым пункта 3</text:a> настоящей статьи, не допускается.</text:p>
      <text:p text:style-name="s22header">Информация об изменениях:</text:p>
      <text:p text:style-name="s22"><text:bookmark text:name="anchor476"/>Пункт 6 изменен с 1 августа 2025 г. - <text:a xlink:type="simple" xlink:href="http://ivo.garant.ru/document/redirect/412293512/12">Федеральный закон</text:a> от 7 июля 2025 г. N 201-ФЗ</text:p>
      <text:p text:style-name="s22"><text:a xlink:type="simple" xlink:href="http://ivo.garant.ru/document/redirect/483407302/476">См. предыдущую редакцию</text:a></text:p>
      <text:p text:style-name="s1">6. В обществе, все голосующие акции которого принадлежат одному акционеру, решения по вопросам, относящимся к компетенции общего собрания акционеров, принимаются этим акционером единолично, оформляются письменно, принятие таких решений не требует подтверждения путем удостоверения факта их принятия, если иное не предусмотрено уставом общества. При этом положения настоящей главы, определяющие сроки и порядок подготовки к проведению заседания или заочного голосования для принятия решений общим собранием акционеров, сроки и порядок проведения указанных заседания или заочного голосования, сроки и порядок принятия решений общим собранием акционеров, не применяются, за исключением положений, касающихся сроков проведения годового заседания общего собрания акционеров.</text:p>
      <text:p text:style-name="s1"/>
      <text:p text:style-name="s15"><text:bookmark text:name="anchor48"/><text:span text:style-name="s10">Статья 48.</text:span> Компетенция общего собрания акционеров</text:p>
      <text:p text:style-name="s9header">ГАРАНТ:</text:p>
      <text:p text:style-name="s9">См. <text:span text:style-name="s8">Энциклопедии</text:span>, <text:a xlink:type="simple" xlink:href="http://ivo.garant.ru/document/redirect/77530472/0">позиции высших судов</text:a> и другие <text:a xlink:type="simple" xlink:href="http://ivo.garant.ru/document/redirect/77130775/48">комментарии</text:a> к статье 48 настоящего Федерального закона</text:p>
      <text:p text:style-name="s9">См. <text:a xlink:type="simple" xlink:href="http://ivo.garant.ru/document/redirect/5521091/2">схему</text:a> "Общее собрание акционеров. Компетенция"</text:p>
      <text:p text:style-name="s22header">Информация об изменениях:</text:p>
      <text:p text:style-name="s22"><text:bookmark text:name="anchor41000"/><text:a xlink:type="simple" xlink:href="http://ivo.garant.ru/document/redirect/12123866/169">Федеральным законом</text:a> от 7 августа 2001 г. N 120-ФЗ пункт 1 статьи 48 настоящего Федерального закона изложен в новой редакции, <text:a xlink:type="simple" xlink:href="http://ivo.garant.ru/document/redirect/12123866/2">вступающей в силу</text:a> со дня <text:a xlink:type="simple" xlink:href="http://ivo.garant.ru/document/redirect/12223866/0">официального опубликования</text:a> названного Федерального закона</text:p>
      <text:p text:style-name="s22"><text:a xlink:type="simple" xlink:href="http://ivo.garant.ru/document/redirect/3960793/41000">См. текст пункта в предыдущей редакции</text:a></text:p>
      <text:p text:style-name="s1">1. К компетенции общего собрания акционеров относятся:</text:p>
      <text:p text:style-name="s1"><text:bookmark text:name="anchor481"/>1) внесение изменений и дополнений в устав общества или утверждение устава общества в новой редакции;</text:p>
      <text:p text:style-name="s1"><text:bookmark text:name="anchor482"/>2) реорганизация общества;</text:p>
      <text:p text:style-name="s1"><text:bookmark text:name="anchor483"/>3) ликвидация общества, назначение ликвидационной комиссии и утверждение промежуточного и окончательного ликвидационных балансов;</text:p>
      <text:p text:style-name="s1"><text:bookmark text:name="anchor484"/>4) определение количественного состава совета директоров (наблюдательного совета) общества, избрание его членов и досрочное прекращение их полномочий;</text:p>
      <text:p text:style-name="s1"><text:bookmark text:name="anchor485"/>5) определение количества, номинальной стоимости, категории (типа) <text:a xlink:type="simple" xlink:href="#anchor27">объявленных акций</text:a> и прав, предоставляемых этими акциями;</text:p>
      <text:p text:style-name="s1"><text:bookmark text:name="anchor486"/>6) увеличение уставного капитала общества путем увеличения номинальной стоимости акций или путем размещения дополнительных акций, если уставом общества в соответствии с настоящим <text:a xlink:type="simple" xlink:href="#anchor12">Федеральным законом</text:a> увеличение уставного капитала общества путем размещения дополнительных акций не отнесено к компетенции совета директоров (наблюдательного совета) общества;</text:p>
      <text:p text:style-name="s1"><text:bookmark text:name="anchor487"/>7) уменьшение уставного капитала общества путем уменьшения номинальной стоимости акций, путем приобретения обществом части акций в целях сокращения их общего количества, а также путем погашения приобретенных или выкупленных обществом акций;</text:p>
      <text:p text:style-name="s22header">Информация об изменениях:</text:p>
      <text:p text:style-name="s22"><text:bookmark text:name="anchor488"/><text:a xlink:type="simple" xlink:href="http://ivo.garant.ru/document/redirect/12167408/12">Федеральным законом</text:a> от 3 июня 2009 г. N 115-ФЗ в подпункт 8 пункта 1 статьи 48 настоящего Федерального закона внесены изменения</text:p>
      <text:p text:style-name="s22"><text:a xlink:type="simple" xlink:href="http://ivo.garant.ru/document/redirect/5431465/488">См. текст подпункта в предыдущей редакции</text:a></text:p>
      <text:p text:style-name="s1">8) образование исполнительного органа общества, досрочное прекращение его полномочий, если уставом общества решение этих вопросов не отнесено к компетенции совета директоров (наблюдательного совета) общества, а также случаи, предусмотренные <text:a xlink:type="simple" xlink:href="#anchor696">пунктами 6</text:a> и <text:a xlink:type="simple" xlink:href="#anchor697">7 статьи 69</text:a> настоящего Федерального закона;</text:p>
      <text:p text:style-name="s22header">Информация об изменениях:</text:p>
      <text:p text:style-name="s22"><text:bookmark text:name="anchor489"/>Подпункт 9 изменен с 19 июля 2018 г. - <text:a xlink:type="simple" xlink:href="http://ivo.garant.ru/document/redirect/71992492/181">Федеральный закон</text:a> от 19 июля 2018 г. N 209-ФЗ</text:p>
      <text:p text:style-name="s22"><text:a xlink:type="simple" xlink:href="http://ivo.garant.ru/document/redirect/77663246/489">См. предыдущую редакцию</text:a></text:p>
      <text:p text:style-name="s1">9) избрание членов ревизионной комиссии общества и досрочное прекращение их полномочий, если в соответствии с уставом общества наличие ревизионной комиссии является обязательным;</text:p>
      <text:p text:style-name="s22header">Информация об изменениях:</text:p>
      <text:p text:style-name="s22"><text:bookmark text:name="anchor4810"/>Подпункт 10 изменен с 1 января 2023 г. - <text:a xlink:type="simple" xlink:href="http://ivo.garant.ru/document/redirect/404488122/19">Федеральный закон</text:a> от 16 апреля 2022 г. N 114-ФЗ</text:p>
      <text:p text:style-name="s22"><text:a xlink:type="simple" xlink:href="http://ivo.garant.ru/document/redirect/76801838/4810">См. предыдущую редакцию</text:a></text:p>
      <text:p text:style-name="s1">10) назначение аудиторской организации (индивидуального аудитора) общества;</text:p>
      <text:p text:style-name="s22header">Информация об изменениях:</text:p>
      <text:p text:style-name="s22"><text:bookmark text:name="anchor48101"/><text:a xlink:type="simple" xlink:href="http://ivo.garant.ru/document/redirect/71109716/3095">Федеральным законом</text:a> от 29 июня 2015 г. N 210-ФЗ в подпункт 10.1 пункта 1 статьи 48 настоящего Федерального закона внесены изменения</text:p>
      <text:p text:style-name="s22"><text:a xlink:type="simple" xlink:href="http://ivo.garant.ru/document/redirect/57401788/48101">См. текст подпункта в предыдущей редакции</text:a></text:p>
      <text:p text:style-name="s1">10.1) выплата (объявление) дивидендов по результатам первого квартала, полугодия, девяти месяцев отчетного года;</text:p>
      <text:p text:style-name="s22header">Информация об изменениях:</text:p>
      <text:p text:style-name="s22"><text:bookmark text:name="anchor4811"/><text:a xlink:type="simple" xlink:href="http://ivo.garant.ru/document/redirect/71109716/3096">Федеральным законом</text:a> от 29 июня 2015 г. N 210-ФЗ подпункт 11 пункта 1 статьи 48 настоящего Федерального закона изложен в новой редакции</text:p>
      <text:p text:style-name="s22"><text:a xlink:type="simple" xlink:href="http://ivo.garant.ru/document/redirect/57401788/4811">См. текст подпункта в предыдущей редакции</text:a></text:p>
      <text:p text:style-name="s1">11) утверждение годового отчета, годовой бухгалтерской (финансовой) отчетности общества, если уставом общества решение этих вопросов не отнесено к компетенции совета директоров (наблюдательного совета) общества;</text:p>
      <text:p text:style-name="s22header">Информация об изменениях:</text:p>
      <text:p text:style-name="s22"><text:bookmark text:name="anchor48111"/><text:a xlink:type="simple" xlink:href="http://ivo.garant.ru/document/redirect/71109716/3097">Федеральным законом</text:a> от 29 июня 2015 г. N 210-ФЗ пункт 1 статьи 48 настоящего Федерального закона дополнен подпунктом 11.1</text:p>
      <text:p text:style-name="s1">11.1) распределение прибыли (в том числе выплата (объявление) дивидендов, за исключением выплаты (объявления) дивидендов по результатам первого квартала, полугодия, девяти месяцев отчетного года) и убытков общества по результатам отчетного года;</text:p>
      <text:p text:style-name="s22header">Информация об изменениях:</text:p>
      <text:p text:style-name="s22"><text:bookmark text:name="anchor4812"/>Подпункт 12 изменен с 1 марта 2025 г. - <text:a xlink:type="simple" xlink:href="http://ivo.garant.ru/document/redirect/409495209/122">Федеральный закон</text:a> от 8 августа 2024 г. N 287-ФЗ</text:p>
      <text:p text:style-name="s22"><text:a xlink:type="simple" xlink:href="http://ivo.garant.ru/document/redirect/76839264/4812">См. предыдущую редакцию</text:a></text:p>
      <text:p text:style-name="s1">12) определение порядка ведения заседания общего собрания акционеров;</text:p>
      <text:p text:style-name="s1"><text:bookmark text:name="anchor4813"/>13) избрание членов счетной комиссии и досрочное прекращение их полномочий;</text:p>
      <text:p text:style-name="s1"><text:bookmark text:name="anchor4814"/>14) дробление и консолидация акций;</text:p>
      <text:p text:style-name="s22header">Информация об изменениях:</text:p>
      <text:p text:style-name="s22"><text:bookmark text:name="anchor4815"/><text:a xlink:type="simple" xlink:href="http://ivo.garant.ru/document/redirect/71435888/1101">Федеральным законом</text:a> от 3 июля 2016 г. N 343-ФЗ в подпункт 15 пункта 1 статьи 48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4815">См. текст пункта в предыдущей редакции</text:a></text:p>
      <text:p text:style-name="s1">15) принятие решений о согласии на совершение или о последующем одобрении сделок в случаях, предусмотренных <text:a xlink:type="simple" xlink:href="#anchor83">статьей 83</text:a> настоящего Федерального закона;</text:p>
      <text:p text:style-name="s22header">Информация об изменениях:</text:p>
      <text:p text:style-name="s22"><text:bookmark text:name="anchor4816"/><text:a xlink:type="simple" xlink:href="http://ivo.garant.ru/document/redirect/71435888/1102">Федеральным законом</text:a> от 3 июля 2016 г. N 343-ФЗ в подпункт 16 пункта 1 статьи 48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4816">См. текст подпункта в предыдущей редакции</text:a></text:p>
      <text:p text:style-name="s1">16) принятие решений о согласии на совершение или о последующем одобрении крупных сделок в случаях, предусмотренных <text:a xlink:type="simple" xlink:href="#anchor79">статьей 79</text:a> настоящего Федерального закона;</text:p>
      <text:p text:style-name="s1"><text:bookmark text:name="anchor4817"/>17) приобретение обществом размещенных акций в случаях, предусмотренных настоящим Федеральным законом;</text:p>
      <text:p text:style-name="s22header">Информация об изменениях:</text:p>
      <text:p text:style-name="s22"><text:bookmark text:name="anchor4818"/>Подпункт 18 изменен с 31 июля 2025 г. - <text:a xlink:type="simple" xlink:href="http://ivo.garant.ru/document/redirect/412423848/11">Федеральный закон</text:a> от 31 июля 2025 г. N 312-ФЗ</text:p>
      <text:p text:style-name="s22"><text:a xlink:type="simple" xlink:href="http://ivo.garant.ru/document/redirect/483408600/4818">См. предыдущую редакцию</text:a></text:p>
      <text:p text:style-name="s1">18) принятие решений о создании ассоциаций (союзов) и иных объединений юридических лиц или граждан и юридических лиц и об участии, в том числе о прекращении участия, в ассоциациях (союзах) и иных объединениях юридических лиц или граждан и юридических лиц, если уставом общества принятие таких решений не отнесено к компетенции совета директоров (наблюдательного совета) или коллегиального исполнительного органа общества;</text:p>
      <text:p text:style-name="s1"><text:bookmark text:name="anchor4819"/>19) утверждение внутренних документов, регулирующих деятельность органов общества;</text:p>
      <text:p text:style-name="s22header">Информация об изменениях:</text:p>
      <text:p text:style-name="s22"><text:bookmark text:name="anchor480191"/><text:a xlink:type="simple" xlink:href="http://ivo.garant.ru/document/redirect/70291394/45">Федеральным законом</text:a> от 29 декабря 2012 г. N 282-ФЗ пункт 1 статьи 48 настоящего Федерального закона дополнен подпунктом 19.1, <text:a xlink:type="simple" xlink:href="http://ivo.garant.ru/document/redirect/70291394/233">вступающим в силу</text:a> по истечении двухсот семидесяти дней после дня <text:a xlink:type="simple" xlink:href="http://ivo.garant.ru/document/redirect/70291394/228">вступления в силу</text:a> названного Федерального закона</text:p>
      <text:p text:style-name="s1">19.1) принятие решения об обращении с заявлением о листинге акций общества и (или) эмиссионных ценных бумаг общества, конвертируемых в акции общества, если уставом общества решение указанного вопроса не отнесено к компетенции совета директоров (наблюдательного совета) общества;</text:p>
      <text:p text:style-name="s22header">Информация об изменениях:</text:p>
      <text:p text:style-name="s22"><text:bookmark text:name="anchor4810192"/><text:a xlink:type="simple" xlink:href="http://ivo.garant.ru/document/redirect/70291394/46">Федеральным законом</text:a> от 29 декабря 2012 г. N 282-ФЗ пункт 1 статьи 48 настоящего Федерального закона дополнен подпунктом 19.2, <text:a xlink:type="simple" xlink:href="http://ivo.garant.ru/document/redirect/70291394/228">вступающим в силу</text:a> со 2 января 2013 г.</text:p>
      <text:p text:style-name="s1">19.2) принятие решения об обращении с заявлением о делистинге акций общества и (или) эмиссионных ценных бумаг общества, конвертируемых в его акции;</text:p>
      <text:p text:style-name="s1"><text:bookmark text:name="anchor4820"/>20) решение иных вопросов, предусмотренных настоящим Федеральным законом.</text:p>
      <text:p text:style-name="s22header">Информация об изменениях:</text:p>
      <text:p text:style-name="s22"><text:bookmark text:name="anchor4802"/>Пункт 2 изменен с 8 августа 2024 г. - <text:a xlink:type="simple" xlink:href="http://ivo.garant.ru/document/redirect/409494227/11">Федеральный закон</text:a> от 8 августа 2024 г. N 305-ФЗ</text:p>
      <text:p text:style-name="s22"><text:a xlink:type="simple" xlink:href="http://ivo.garant.ru/document/redirect/76840343/4802">См. предыдущую редакцию</text:a></text:p>
      <text:p text:style-name="s1">2. Вопросы, отнесенные настоящим Федеральным законом к компетенции общего собрания акционеров, не могут быть переданы для решения единоличному исполнительному органу общества.</text:p>
      <text:p text:style-name="s1"><text:bookmark text:name="anchor4892"/>Вопросы, отнесенные настоящим Федеральным законом к компетенции общего собрания акционеров, в случаях, предусмотренных настоящим Федеральным законом, могут быть переданы для решения совету директоров (наблюдательному совету) общества или коллегиальному исполнительному органу общества. При передаче вопросов, отнесенных к компетенции общего собрания акционеров, совету директоров (наблюдательному совету) общества или коллегиальному исполнительному органу общества у акционеров не возникает право требовать выкупа акций, предусмотренное <text:a xlink:type="simple" xlink:href="#anchor75">статьей 75</text:a> настоящего Федерального закона.</text:p>
      <text:p text:style-name="s22header">Информация об изменениях:</text:p>
      <text:p text:style-name="s22"><text:bookmark text:name="anchor48021"/>Пункт 2.1 изменен с 8 августа 2024 г. - <text:a xlink:type="simple" xlink:href="http://ivo.garant.ru/document/redirect/409494227/11">Федеральный закон</text:a> от 8 августа 2024 г. N 305-ФЗ</text:p>
      <text:p text:style-name="s22"><text:a xlink:type="simple" xlink:href="http://ivo.garant.ru/document/redirect/76840343/48021">См. предыдущую редакцию</text:a></text:p>
      <text:p text:style-name="s1">2.1. Положения, связанные с передачей вопросов компетенции общего собрания акционеров в непубличном обществе, могут быть включены в устав общества при его учреждении либо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text:bookmark text:name="anchor4802102"/>Уставом непубличного общества помимо вопросов компетенции общего собрания акционеров, возможность передачи которых другим органам общества прямо предусмотрена настоящим Федеральным законом, может быть предусмотрена передача для решения совету директоров (наблюдательному совету) или коллегиальному исполнительному органу такого общества иных вопросов, отнесенных настоящим Федеральным законом к компетенции общего собрания акционеров, за исключением вопросов, предусмотренных <text:a xlink:type="simple" xlink:href="#anchor481">подпунктами 1 - 5</text:a>, <text:a xlink:type="simple" xlink:href="#anchor48111">11.1</text:a>, <text:a xlink:type="simple" xlink:href="#anchor4816">16</text:a> и <text:a xlink:type="simple" xlink:href="#anchor4819">19</text:a> (в отношении совета директоров (наблюдательного совета) общества) и подпунктами 1 - 10, 11.1 - 17, 19 - 19.2 (в отношении коллегиального исполнительного органа общества) пункта 1 настоящей статьи. Уставом непубличного общества также может быть предусмотрено отнесение к компетенции совета директоров (наблюдательного совета) такого общества вопроса о размещении акций (эмиссионных ценных бумаг, конвертируемых в акции) посредством закрытой подписки, предусмотренного <text:a xlink:type="simple" xlink:href="#anchor3903">абзацем первым пункта 3 статьи 39</text:a> настоящего Федерального закона.</text:p>
      <text:p text:style-name="s22header">Информация об изменениях:</text:p>
      <text:p text:style-name="s22"><text:bookmark text:name="anchor4803"/><text:a xlink:type="simple" xlink:href="http://ivo.garant.ru/document/redirect/71109716/30181">Федеральным законом</text:a> от 29 июня 2015 г. N 210-ФЗ пункт 3 статьи 48 настоящего Федерального закона изложен в новой редакции</text:p>
      <text:p text:style-name="s22"><text:a xlink:type="simple" xlink:href="http://ivo.garant.ru/document/redirect/57401788/4803">См. текст пункта в предыдущей редакции</text:a></text:p>
      <text:p text:style-name="s1">3. Общее собрание акционеров публичного общества не вправе рассматривать и принимать решения по вопросам, не отнесенным к его компетенции настоящим Федеральным законом.</text:p>
      <text:p text:style-name="s22header">Информация об изменениях:</text:p>
      <text:p text:style-name="s22"><text:bookmark text:name="anchor4804"/><text:a xlink:type="simple" xlink:href="http://ivo.garant.ru/document/redirect/71109716/30182">Федеральным законом</text:a> от 29 июня 2015 г. N 210-ФЗ статья 48 настоящего Федерального закона дополнена пунктом 4</text:p>
      <text:p text:style-name="s1">4. Уставом непубличного общества может быть предусмотрено отнесение к компетенции общего собрания акционеров вопросов, не отнесенных к его компетенции настоящим Федеральным законом. Соответствующие положения могут быть предусмотрены уставом непубличного общества при его учреждении либо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
      <text:p text:style-name="s15"><text:bookmark text:name="anchor49"/><text:span text:style-name="s10">Статья 49.</text:span> Решение общего собрания акционеров</text:p>
      <text:p text:style-name="s9header">ГАРАНТ:</text:p>
      <text:p text:style-name="s9">См. <text:span text:style-name="s8">Энциклопедии</text:span>, <text:a xlink:type="simple" xlink:href="http://ivo.garant.ru/document/redirect/77531706/0">позиции высших судов</text:a> и другие <text:a xlink:type="simple" xlink:href="http://ivo.garant.ru/document/redirect/77130775/49">комментарии</text:a> к статье 49 настоящего Федерального закона</text:p>
      <text:p text:style-name="s22header">Информация об изменениях:</text:p>
      <text:p text:style-name="s22"><text:bookmark text:name="anchor42000"/>Пункт 1 изменен с 1 марта 2025 г. - <text:a xlink:type="simple" xlink:href="http://ivo.garant.ru/document/redirect/409495209/191">Федеральный закон</text:a> от 8 августа 2024 г. N 287-ФЗ</text:p>
      <text:p text:style-name="s22"><text:a xlink:type="simple" xlink:href="http://ivo.garant.ru/document/redirect/76839264/42000">См. предыдущую редакцию</text:a></text:p>
      <text:p text:style-name="s1">1. За исключением случаев, установленных <text:span text:style-name="s8">федеральными законами</text:span>, правом голоса при принятии общим собранием акционеров решений по вопросам, поставленным на голосование, обладают:</text:p>
      <text:p text:style-name="s1"><text:bookmark text:name="anchor49012"/>акционеры - владельцы обыкновенных акций общества;</text:p>
      <text:p text:style-name="s1"><text:bookmark text:name="anchor49013"/>акционеры - владельцы привилегированных акций общества в случаях, предусмотренных настоящим <text:a xlink:type="simple" xlink:href="#anchor323">Федеральным законом </text:a>или уставом непубличного общества.</text:p>
      <text:p text:style-name="s1"><text:bookmark text:name="anchor49014"/>Голосующей акцией общества является обыкновенная акция или привилегированная акция, предоставляющая акционеру - ее владельцу право голоса при решении вопроса, поставленного на голосование.</text:p>
      <text:p text:style-name="s1"><text:bookmark text:name="anchor49015"/>Голосование при принятии решений общим собранием акционеров осуществляется по принципу "одна голосующая акция общества - один голос", за исключением проведения кумулятивного голосования в случаях, предусмотренных настоящим Федеральным законом или уставом непубличного общества.</text:p>
      <text:p text:style-name="s22header">Информация об изменениях:</text:p>
      <text:p text:style-name="s22"><text:bookmark text:name="anchor4902"/>Пункт 2 изменен с 1 марта 2025 г. - <text:a xlink:type="simple" xlink:href="http://ivo.garant.ru/document/redirect/409495209/192">Федеральный закон</text:a> от 8 августа 2024 г. N 287-ФЗ</text:p>
      <text:p text:style-name="s22"><text:a xlink:type="simple" xlink:href="http://ivo.garant.ru/document/redirect/76839264/4902">См. предыдущую редакцию</text:a></text:p>
      <text:p text:style-name="s1">2. Решение общего собрания акционеров по вопросу, поставленному на голосование, принимается большинством голосов акционеров - владельцев голосующих акций общества, участвующих в заседании или заочном голосовании, если для принятия решения настоящим Федеральным законом не установлено иное.</text:p>
      <text:p text:style-name="s1"><text:bookmark text:name="anchor49022"/>Подсчет голосов по вопросу, поставленному на голосование, правом голоса при решении которого обладают акционеры - владельцы обыкновенных и привилегированных акций общества, осуществляется по всем голосующим акциям совместно, если иное не установлено настоящим Федеральным законом или уставом непубличного общества.</text:p>
      <text:p text:style-name="s1"><text:bookmark text:name="anchor49023"/>По каждому вопросу, поставленному на голосование, может приниматься только отдельное (самостоятельное) решение.</text:p>
      <text:p text:style-name="s22header">Информация об изменениях:</text:p>
      <text:p text:style-name="s22"><text:bookmark text:name="anchor4903"/><text:a xlink:type="simple" xlink:href="http://ivo.garant.ru/document/redirect/12123866/1363">Федеральным законом</text:a> от 7 августа 2001 г. N 120-ФЗ в пункт 3 статьи 49 настоящего Федерального закона внесены изменения</text:p>
      <text:p text:style-name="s22"><text:a xlink:type="simple" xlink:href="http://ivo.garant.ru/document/redirect/3960793/4903">См. текст пункта в предыдущей редакции</text:a></text:p>
      <text:p text:style-name="s1">3. Решение по вопросам, указанным в <text:a xlink:type="simple" xlink:href="#anchor482">подпунктах 2</text:a>, <text:a xlink:type="simple" xlink:href="#anchor486">6</text:a> и <text:a xlink:type="simple" xlink:href="#anchor4814">14 - 19</text:a> пункта 1 статьи 48 настоящего Федерального закона, принимается общим собранием акционеров только по предложению совета директоров (наблюдательного совета) общества, если иное не установлено уставом общества.</text:p>
      <text:p text:style-name="s22header">Информация об изменениях:</text:p>
      <text:p text:style-name="s22"><text:bookmark text:name="anchor4904"/>Пункт 4 изменен с 1 марта 2025 г. - <text:a xlink:type="simple" xlink:href="http://ivo.garant.ru/document/redirect/409495209/193">Федеральный закон</text:a> от 8 августа 2024 г. N 287-ФЗ</text:p>
      <text:p text:style-name="s22"><text:a xlink:type="simple" xlink:href="http://ivo.garant.ru/document/redirect/76839264/4904">См. предыдущую редакцию</text:a></text:p>
      <text:p text:style-name="s1">4. Решение по вопросам, указанным в <text:a xlink:type="simple" xlink:href="#anchor481">подпунктах 1 - 3</text:a>, <text:a xlink:type="simple" xlink:href="#anchor485">5</text:a>, <text:a xlink:type="simple" xlink:href="#anchor4816">16</text:a>, <text:a xlink:type="simple" xlink:href="#anchor4817">17</text:a> и <text:a xlink:type="simple" xlink:href="#anchor4810192">19.2</text:a> <text:a xlink:type="simple" xlink:href="#anchor4810192">пункта 1 статьи 48</text:a> настоящего Федерального закона, принимается общим собранием акционеров большинством в три четверти голосов акционеров - владельцев голосующих акций, участвующих в заседании или заочном голосовании, если иное не предусмотрено настоящим Федеральным законом.</text:p>
      <text:p text:style-name="s1"><text:bookmark text:name="anchor490402"/>Решение по вопросу, указанному в <text:a xlink:type="simple" xlink:href="#anchor4810192">подпункте 19.2 пункта 1 статьи 48</text:a> настоящего Федерального закона, которое влечет за собой делистинг всех акций общества и всех эмиссионных ценных бумаг общества, конвертируемых в его акции, принимается в порядке, предусмотренном <text:a xlink:type="simple" xlink:href="#anchor7203">пунктом 3 статьи 7.2</text:a> настоящего Федерального закона.</text:p>
      <text:p text:style-name="s22header">Информация об изменениях:</text:p>
      <text:p text:style-name="s22"><text:bookmark text:name="anchor49041"/><text:a xlink:type="simple" xlink:href="http://ivo.garant.ru/document/redirect/70291394/49">Федеральным законом</text:a> от 29 декабря 2012 г. N 282-ФЗ статья 49 настоящего Федерального закона дополнена пунктом 4.1, <text:a xlink:type="simple" xlink:href="http://ivo.garant.ru/document/redirect/70291394/228">вступающим в силу</text:a> со 2 января 2013 г.</text:p>
      <text:p text:style-name="s1">4.1. Решение по вопросу, указанному в <text:a xlink:type="simple" xlink:href="#anchor4810192">подпункте 19.2 пункта 1 статьи 48</text:a> настоящего Федерального закона, вступает в силу при условии, что общее количество акций, в отношении которых заявлены требования о выкупе, не превышает количество акций, которое может быть выкуплено обществом с учетом ограничения, установленного <text:a xlink:type="simple" xlink:href="#anchor765">пунктом 5 статьи 76</text:a> настоящего Федерального закона.</text:p>
      <text:p text:style-name="s22header">Информация об изменениях:</text:p>
      <text:p text:style-name="s22"><text:bookmark text:name="anchor49042"/>Пункт 4.2 изменен с 1 марта 2025 г. - <text:a xlink:type="simple" xlink:href="http://ivo.garant.ru/document/redirect/409495209/194">Федеральный закон</text:a> от 8 августа 2024 г. N 287-ФЗ</text:p>
      <text:p text:style-name="s22"><text:a xlink:type="simple" xlink:href="http://ivo.garant.ru/document/redirect/76839264/49042">См. предыдущую редакцию</text:a></text:p>
      <text:p text:style-name="s1">4.2. Решение по вопросу о выплате (объявлении) дивидендов по привилегированным акциям определенного типа принимается большинством голосов акционеров - владельцев голосующих акций общества, участвующих в заседании или заочном голосовании. При этом голоса акционеров - владельцев привилегированных акций этого типа, отданные за варианты голосования, выраженные формулировками "против" и "воздержался", не учитываются при подсчете голосов, а также при определении кворума для принятия решения по указанному вопросу.</text:p>
      <text:p text:style-name="s22header">Информация об изменениях:</text:p>
      <text:p text:style-name="s22"><text:bookmark text:name="anchor4905"/>Пункт 5 изменен с 1 марта 2025 г. - <text:a xlink:type="simple" xlink:href="http://ivo.garant.ru/document/redirect/409495209/195">Федеральный закон</text:a> от 8 августа 2024 г. N 287-ФЗ</text:p>
      <text:p text:style-name="s22"><text:a xlink:type="simple" xlink:href="http://ivo.garant.ru/document/redirect/76839264/4905">См. предыдущую редакцию</text:a></text:p>
      <text:p text:style-name="s1">5. Порядок принятия общим собранием акционеров решения по порядку ведения заседания общего собрания акционеров устанавливается уставом общества или внутренними документами общества, утвержденными решением общего собрания акционеров.</text:p>
      <text:p text:style-name="s22header">Информация об изменениях:</text:p>
      <text:p text:style-name="s22"><text:bookmark text:name="anchor48051"/><text:a xlink:type="simple" xlink:href="http://ivo.garant.ru/document/redirect/71109716/30186">Федеральным законом</text:a> от 29 июня 2015 г. N 210-ФЗ статья 49 настоящего Федерального закона дополнена пунктом 5.1</text:p>
      <text:p text:style-name="s1">5.1. Уставом непубличного общества может быть предусмотрено иное число голосов акционеров - владельцев голосующих акций, необходимое для принятия решения общим собранием акционеров, которое не может быть меньше числа голосов, установленного настоящим Федеральным законом для принятия собранием соответствующих решений. Соответствующие положения могут быть предусмотрены уставом непубличного общества при его учреждении либо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22header">Информация об изменениях:</text:p>
      <text:p text:style-name="s22"><text:bookmark text:name="anchor4906"/>Пункт 6 изменен с 1 марта 2025 г. - <text:a xlink:type="simple" xlink:href="http://ivo.garant.ru/document/redirect/409495209/196">Федеральный закон</text:a> от 8 августа 2024 г. N 287-ФЗ</text:p>
      <text:p text:style-name="s22"><text:a xlink:type="simple" xlink:href="http://ivo.garant.ru/document/redirect/76839264/4906">См. предыдущую редакцию</text:a></text:p>
      <text:p text:style-name="s1">6. Общее собрание акционеров не вправе принимать решение по вопросу, не включенному в повестку дня, за исключением случая, если в непубличном обществе в заседании или заочном голосовании по указанному вопросу участвовали все акционеры непубличного общества.</text:p>
      <text:p text:style-name="s22header">Информация об изменениях:</text:p>
      <text:p text:style-name="s22"><text:bookmark text:name="anchor4908"/>Пункт 7 изменен с 1 марта 2025 г. - <text:a xlink:type="simple" xlink:href="http://ivo.garant.ru/document/redirect/409495209/197">Федеральный закон</text:a> от 8 августа 2024 г. N 287-ФЗ</text:p>
      <text:p text:style-name="s22"><text:a xlink:type="simple" xlink:href="http://ivo.garant.ru/document/redirect/76839264/4908">См. предыдущую редакцию</text:a></text:p>
      <text:p text:style-name="s1">7. Акционер вправе обжаловать в суд решение, принятое общим собранием акционеров с нарушением требований настоящего Федерального закона, иных нормативных правовых актов Российской Федерации, устава общества, в случае, если он не участвовал в заседании или заочном голосовании или голосовал против принятия такого решения и таким решением нарушены его права и (или) законные интересы. Суд с учетом всех обстоятельств дела вправе оставить в силе обжалуемое решение, если голосование данного акционера не могло повлиять на результаты голосования, допущенные нарушения не являются существенными и решение не повлекло за собой причинение убытков данному акционеру.</text:p>
      <text:p text:style-name="s1"><text:bookmark text:name="anchor49081"/>Заявление о признании недействительным решения общего собрания акционеров может быть подано в суд в течение трех месяцев со дня, когда акционер узнал или должен был узнать о принятом решении и об обстоятельствах, являющихся основанием для признания его недействительным. Предусмотренный настоящим пунктом срок обжалования решения общего собрания акционеров в случае его пропуска восстановлению не подлежит, за исключением случая, если акционер не подавал указанное заявление под влиянием насилия или угрозы.</text:p>
      <text:p text:style-name="s22header">Информация об изменениях:</text:p>
      <text:p text:style-name="s22"><text:bookmark text:name="anchor49008"/>Пункт 8 изменен с 1 января 2020 г. - <text:a xlink:type="simple" xlink:href="http://ivo.garant.ru/document/redirect/72139554/482">Федеральный закон</text:a> от 27 декабря 2018 г. N 514-ФЗ</text:p>
      <text:p text:style-name="s22"><text:a xlink:type="simple" xlink:href="http://ivo.garant.ru/document/redirect/77675599/49008">См. предыдущую редакцию</text:a></text:p>
      <text:p text:style-name="s1">8. Решение по каждому из вопросов, указанных в <text:a xlink:type="simple" xlink:href="#anchor482">подпунктах 2</text:a>, <text:a xlink:type="simple" xlink:href="#anchor486">6</text:a>, <text:a xlink:type="simple" xlink:href="#anchor487">7</text:a>, <text:a xlink:type="simple" xlink:href="#anchor4814">14 пункта 1 статьи 48</text:a> настоящего Федерального закона, может содержать указание о сроке, по истечении которого такое решение не подлежит исполнению. Течение указанного срока прекращается с момента:</text:p>
      <text:p text:style-name="s1"><text:bookmark text:name="anchor490082"/>государственной регистрации одного из обществ, созданных путем реорганизации общества в форме разделения, - для решения общего собрания акционеров о реорганизации общества в форме разделения;</text:p>
      <text:p text:style-name="s1">внесения в единый государственный реестр юридических лиц записи о прекращении деятельности присоединяемого общества - для решения общего собрания акционеров о реорганизации общества в форме присоединения;</text:p>
      <text:p text:style-name="s1">государственной регистрации юридического лица, созданного путем реорганизации общества, - для решения общего собрания акционеров о реорганизации общества в форме слияния, выделения или преобразования;</text:p>
      <text:p text:style-name="s1"><text:bookmark text:name="anchor4985"/>государственной регистрации выпуска (дополнительного выпуска) акций - для решения общего собрания акционеров об увеличении уставного капитала общества путем размещения дополнительных акций или регистрации изменений в решение о выпуске акций - для решения общего собрания акционеров об увеличении уставного капитала общества путем увеличения номинальной стоимости акций, об уменьшении уставного капитала общества путем уменьшения номинальной стоимости акций, о консолидации или дроблении акций;</text:p>
      <text:p text:style-name="s1">приобретения хотя бы одной акции - для решения общего собрания акционеров об уменьшении уставного капитала общества путем приобретения обществом части собственных акций в целях сокращения их общего количества либо путем погашения приобретенных или выкупленных обществом акций.</text:p>
      <text:p text:style-name="s1"><text:bookmark text:name="anchor4900802"/>Решением общего собрания акционеров о реорганизации общества в форме выделения может быть предусмотрен срок, по истечении которого такое решение не подлежит исполнению в отношении создаваемого общества или создаваемых обществ, государственная регистрация которых не была осуществлена в течение этого срока. В этом случае реорганизация общества в форме выделения считается завершенной с момента государственной регистрации в течение срока, предусмотренного настоящим пунктом, последнего общества из обществ, создаваемых путем такой реорганизации.</text:p>
      <text:p text:style-name="s22header">Информация об изменениях:</text:p>
      <text:p text:style-name="s22"><text:bookmark text:name="anchor4909"/><text:a xlink:type="simple" xlink:href="http://ivo.garant.ru/document/redirect/71435888/1202">Федеральным законом</text:a> от 3 июля 2016 г. N 343-ФЗ в пункт 9 статьи 49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4909">См. текст пункта в предыдущей редакции</text:a></text:p>
      <text:p text:style-name="s1">9. Признание решений общего собрания акционеров о согласии на совершение или о последующем одобрении крупных сделок и согласии на совершение или о последующем одобрении сделок, в совершении которых имеется заинтересованность, недействительными в случае обжалования таких решений отдельно от оспаривания соответствующих сделок общества не влечет за собой признания соответствующих сделок недействительными.</text:p>
      <text:p text:style-name="s22header">Информация об изменениях:</text:p>
      <text:p text:style-name="s22"><text:bookmark text:name="anchor4910"/>Пункт 10 изменен с 1 марта 2025 г. - <text:a xlink:type="simple" xlink:href="http://ivo.garant.ru/document/redirect/409495209/198">Федеральный закон</text:a> от 8 августа 2024 г. N 287-ФЗ</text:p>
      <text:p text:style-name="s22"><text:a xlink:type="simple" xlink:href="http://ivo.garant.ru/document/redirect/76839264/4910">См. предыдущую редакцию</text:a></text:p>
      <text:p text:style-name="s1">10. Решения общего собрания акционеров, принятые по вопросам, не включенным в повестку дня (за исключением случая, предусмотренного <text:a xlink:type="simple" xlink:href="#anchor4906">пунктом 6</text:a> настоящей статьи), либо с нарушением компетенции общего собрания акционеров, либо при отсутствии кворума для принятия решений общим собранием акционеров, либо без необходимого для принятия решений большинства голосов акционеров, а также решения общего собрания акционеров, противоречащие основам правопорядка или нравственности, ничтожны.</text:p>
      <text:p text:style-name="s22header">Информация об изменениях:</text:p>
      <text:p text:style-name="s22"><text:bookmark text:name="anchor4911"/><text:a xlink:type="simple" xlink:href="http://ivo.garant.ru/document/redirect/409495209/199">Федеральным законом</text:a> от 8 августа 2024 г. N 287-ФЗ пункт 11 признан утратившим силу с 1 сентября 2027 г.</text:p>
      <text:p text:style-name="s22"><text:a xlink:type="simple" xlink:href="http://ivo.garant.ru/document/redirect/71109716/3099">Федеральным законом</text:a> от 29 июня 2015 г. N 210-ФЗ статья 49 настоящего Федерального закона дополнена пунктом 11, <text:a xlink:type="simple" xlink:href="http://ivo.garant.ru/document/redirect/71109716/2704">вступающим в силу</text:a> с 1 июля 2016 г.</text:p>
      <text:p text:style-name="s1">11. При проведении общего собрания акционеров в форме собрания (совместного присутствия акционеров для обсуждения вопросов повестки дня и принятия решений по вопросам, поставленным на голосование) могут использоваться информационные и коммуникационные технологии, позволяющие обеспечить возможность дистанционного участия в общем собрании акционеров, обсуждения вопросов повестки дня и принятия решений по вопросам, поставленным на голосование, без присутствия в месте проведения общего собрания акционеров.</text:p>
      <text:p text:style-name="s1"/>
      <text:p text:style-name="s22header">Информация об изменениях:</text:p>
      <text:p text:style-name="s22"><text:bookmark text:name="anchor491"/>Федеральный закон дополнен статьей 49.1 с 1 марта 2025 г. - <text:a xlink:type="simple" xlink:href="http://ivo.garant.ru/document/redirect/409495209/124">Федеральный закон</text:a> от 8 августа 2024 г. N 287-ФЗ</text:p>
      <text:p text:style-name="s15"><text:span text:style-name="s10">Статья 49.1</text:span>. Заседание общего собрания акционеров с дистанционным участием</text:p>
      <text:p text:style-name="s1"><text:bookmark text:name="anchor49101"/>1. Участие в заседании общего собрания акционеров может осуществляться дистанционно с помощью электронных либо иных технических средств, если при этом используются способы, позволяющие достоверно установить лицо, принимающее дистанционное участие в заседании, и предоставляющие такому лицу возможность участвовать в обсуждении вопросов повестки дня и голосовать по вопросам повестки дня, поставленным на голосование.</text:p>
      <text:p text:style-name="s1"><text:bookmark text:name="anchor49112"/>Заседание общего собрания акционеров с дистанционным участием должно проводиться с возможностью присутствия в месте его проведения. Уставом общества может предусматриваться возможность проведения заседания общего собрания акционеров с дистанционным участием без определения места его проведения и возможности присутствия в этом месте. При проведении заседания общего собрания акционеров с дистанционным участием должна обеспечиваться трансляция изображения и звука заседания в режиме реального времени, доступ к которой обеспечивается обществом всем лицам, имеющим право голоса при принятии решений общим собранием акционеров (их представителям), зарегистрировавшимся для участия в данном заседании. Если это предусмотрено уставом общества, при проведении заседания общего собрания акционеров с дистанционным участием лицам, имеющим право голоса при принятии решений общим собранием акционеров (их представителям), в режиме реального времени предоставляется доступ к информации о ходе голосования по всем или отдельным вопросам, предусмотренным уставом общества. Общество должно хранить запись трансляции заседания общего собрания акционеров с дистанционным участием вместе с протоколом общего собрания акционеров в течение срока их хранения.</text:p>
      <text:p text:style-name="s9header">ГАРАНТ:</text:p>
      <text:p text:style-name="s9"><text:bookmark text:name="anchor492"/>Пункт 2 <text:a xlink:type="simple" xlink:href="http://ivo.garant.ru/document/redirect/409495209/84">вступает в силу</text:a> с 1 сентября 2027 г.</text:p>
      <text:p text:style-name="s9"> </text:p>
      <text:p text:style-name="s9">Положения пункта 2 (в редакции <text:a xlink:type="simple" xlink:href="http://ivo.garant.ru/document/redirect/409495209/124">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2. Достоверное установление лица, принимающего дистанционное участие в заседании общего собрания акционеров, осуществляется с помощью усиленной квалифицированной <text:a xlink:type="simple" xlink:href="http://ivo.garant.ru/document/redirect/12184522/21">электронной подписи</text:a> при наличии действующего квалифицированного сертификата ключа проверки электронной подписи, в том числе усиленной квалифицированной электронной подписи юридического лица, если дистанционное участие в заседании общего собрания акционеров принимает лицо, действующее от имени юридического лица без доверенности. Если это предусмотрено уставом общества или внутренним документом общества, регулирующим деятельность общего собрания акционеров, достоверное установление лица, принимающего дистанционное участие в заседании общего собрания акционеров, может также осуществляться с использованием следующих способов:</text:p>
      <text:p text:style-name="s25_fi698"><text:bookmark text:name="anchor4921"/>1) с помощью усиленной неквалифицированной <text:a xlink:type="simple" xlink:href="http://ivo.garant.ru/document/redirect/12184522/21">электронной подписи</text:a>, сертификат ключа проверки которой создан и используется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в установленном Правительством Российской Федерации <text:a xlink:type="simple" xlink:href="http://ivo.garant.ru/document/redirect/403175683/1000">порядке</text:a> и при условии организации взаимодействия физического лица с такой инфраструктурой с применением прошедших в установленном порядке процедуру оценки соответствия средств защиты информации. Использование физическим лицом, действующим от имени юридического лица без доверенности, способа, предусмотренного настоящим подпунктом, не допускается;</text:p>
      <text:p text:style-name="s25_fi698"><text:bookmark text:name="anchor4922"/>2) с помощью усиленной неквалифицированной электронной подписи, при создании и проверке которой применяются средства электронной подписи и средства удостоверяющего центра, прошедшие в установленном порядке процедуру подтверждения соответствия требованиям, установленным в соответствии с <text:a xlink:type="simple" xlink:href="http://ivo.garant.ru/document/redirect/12184522/85">частью 5 статьи 8</text:a> Федерального закона от 6 апреля 2011 года N 63-ФЗ "Об электронной подписи", и использование которой предусмотрено соглашением об электронном взаимодействии, заключаемым в соответствии с Федеральным законом от 6 апреля 2011 года N 63-ФЗ "Об электронной подписи" между обществом или регистратором общества и лицами, участвующими в электронном взаимодействии. Соглашением об электронном взаимодействии может быть предусмотрено использование усиленной неквалифицированной электронной подписи, применение которой осуществляется в информационной системе центрального депозитария и которая соответствует требованиям настоящего подпункта. Порядок проверки электронной подписи, указанной в настоящем подпункте, должен быть установлен соглашением об электронном взаимодействии;</text:p>
      <text:p text:style-name="s25_fi698"><text:bookmark text:name="anchor4923"/>3) путем идентификации или аутентификации физического лица с использованием сведений о его фамилии, об имени, отчестве (при наличии), идентификационном номере налогоплательщика, о страховом номере индивидуального лицевого счета застрахованного лица в системе персонифицированного учета Фонда пенсионного и социального страхования Российской Федерации, реквизитах основного документа, удостоверяющего личность (серия и номер), полученных из федеральной государственной информационной системы "Единая система идентификации и аутентификации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далее - единая система идентификации и аутентификации), а также информации из государственной информационной системы "Единая система идентификации и аутентификации физических лиц с использованием биометрических персональных данных" (далее - единая биометрическая система) в порядке, установленном <text:a xlink:type="simple" xlink:href="http://ivo.garant.ru/document/redirect/406051675/0">Федеральным законом</text:a> от 29 декабря 2022 года N 572-ФЗ "Об осуществлении идентификации и (или) аутентификации физических лиц с использованием биометрических персональных данных, о внесении изменений в отдельные законодательные акты Российской Федерации и признании утратившими силу отдельных положений законодательных актов Российской Федерации".</text:p>
      <text:p text:style-name="s9header">ГАРАНТ:</text:p>
      <text:p text:style-name="s9"><text:bookmark text:name="anchor493"/>Пункт 3 <text:a xlink:type="simple" xlink:href="http://ivo.garant.ru/document/redirect/409495209/84">вступает в силу</text:a> с 1 сентября 2027 г.</text:p>
      <text:p text:style-name="s9"> </text:p>
      <text:p text:style-name="s9">Положения пункта 3 (в редакции <text:a xlink:type="simple" xlink:href="http://ivo.garant.ru/document/redirect/409495209/124">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3. Полномочия лица, принимающего дистанционное участие в заседании общего собрания акционеров в качестве представителя лица, имеющего право голоса при принятии решений общим собранием акционеров, основанные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 должны подтверждаться доверенностью или иным документом о полномочиях физического лица в электронной форме в машиночитаемом виде, оформленными в соответствии с требованиями <text:a xlink:type="simple" xlink:href="http://ivo.garant.ru/document/redirect/12184522/0">Федерального закона</text:a> от 6 апреля 2011 года N 63-ФЗ "Об электронной подписи".</text:p>
      <text:p text:style-name="s9header">ГАРАНТ:</text:p>
      <text:p text:style-name="s9"><text:bookmark text:name="anchor494"/>Пункт 4 <text:a xlink:type="simple" xlink:href="http://ivo.garant.ru/document/redirect/409495209/84">вступает в силу</text:a> с 1 сентября 2027 г.</text:p>
      <text:p text:style-name="s9"> </text:p>
      <text:p text:style-name="s9">Положения пункта 4 (в редакции <text:a xlink:type="simple" xlink:href="http://ivo.garant.ru/document/redirect/409495209/124">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4. Установление лица, принимающего дистанционное участие в заседании общего собрания акционеров, способами, предусмотренными <text:a xlink:type="simple" xlink:href="#anchor492">пунктом 2</text:a> настоящей статьи (за исключением установления лица с помощью усиленной квалифицированной <text:a xlink:type="simple" xlink:href="http://ivo.garant.ru/document/redirect/12184522/21">электронной подписи</text:a> юридического лица), осуществляется на основании имеющихся у регистратора общества сведений о фамилии, об имени, отчестве (при наличии) такого лица, идентификационном номере налогоплательщика, о страховом номере индивидуального лицевого счета застрахованного лица в системе персонифицированного учета Фонда пенсионного и социального страхования Российской Федерации, реквизитах основного документа, удостоверяющего личность (серия и номер). Правила, установленные настоящим пунктом, не применяются в случае, если полномочия лица, принимающего дистанционное участие в заседании общего собрания акционеров, основаны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text:p>
      <text:p text:style-name="s1"><text:bookmark text:name="anchor495"/>5. Если заседание общего собрания акционеров с дистанционным участием невозможно провести по причине существенных технических неполадок, возникших при использовании электронных либо иных технических средств, такое заседание признается несостоявшимся. В этом случае применяются правила, предусмотренные <text:a xlink:type="simple" xlink:href="#anchor5804">абзацами первым</text:a> и <text:a xlink:type="simple" xlink:href="#anchor5843">третьим пункта 4 статьи 58</text:a> настоящего Федерального закона.</text:p>
      <text:p text:style-name="s1"/>
      <text:p text:style-name="s22header">Информация об изменениях:</text:p>
      <text:p text:style-name="s22"><text:bookmark text:name="anchor50"/>Статья 50 изменена с 1 марта 2025 г. - <text:a xlink:type="simple" xlink:href="http://ivo.garant.ru/document/redirect/409495209/125">Федеральный закон</text:a> от 8 августа 2024 г. N 287-ФЗ</text:p>
      <text:p text:style-name="s22"><text:a xlink:type="simple" xlink:href="http://ivo.garant.ru/document/redirect/76839264/50">См. предыдущую редакцию</text:a></text:p>
      <text:p text:style-name="s15"><text:span text:style-name="s10">Статья 50.</text:span> Принятие решений общим собранием акционеров путем проведения заочного голосования</text:p>
      <text:p text:style-name="s9header">ГАРАНТ:</text:p>
      <text:p text:style-name="s9">См. <text:span text:style-name="s8">Энциклопедии</text:span> и другие <text:a xlink:type="simple" xlink:href="http://ivo.garant.ru/document/redirect/77130775/50">комментарии</text:a> к статье 50 настоящего Федерального закона</text:p>
      <text:p text:style-name="s1"><text:bookmark text:name="anchor43000"/>1. Заочное голосование для принятия решений общим собранием акционеров проводится посредством направления бюллетеней для голосования, в том числе, если это предусмотрено уставом общества, с помощью электронных либо иных технических средств.</text:p>
      <text:p text:style-name="s1"><text:bookmark text:name="anchor5002"/>2. Решения общего собрания акционеров по вопросам об избрании совета директоров (наблюдательного совета) общества, ревизионной комиссии общества, о назначении аудиторской организации (индивидуального аудитора) общества, а также по вопросам, предусмотренным <text:a xlink:type="simple" xlink:href="#anchor4811">подпунктом 11 пункта 1 статьи 48</text:a> настоящего Федерального закона, могут приниматься только на заседании общего собрания акционеров, в том числе на заседании общего собрания акционеров, голосование на котором совмещается с заочным голосованием.</text:p>
      <text:p text:style-name="s1"/>
      <text:p text:style-name="s22header">Информация об изменениях:</text:p>
      <text:p text:style-name="s22"><text:bookmark text:name="anchor501"/>Федеральный закон дополнен статьей 50.1 с 1 марта 2025 г. - <text:a xlink:type="simple" xlink:href="http://ivo.garant.ru/document/redirect/409495209/126">Федеральный закон</text:a> от 8 августа 2024 г. N 287-ФЗ</text:p>
      <text:p text:style-name="s15"><text:span text:style-name="s10">Статья 50.1.</text:span> Заседание общего собрания акционеров, голосование на котором совмещается с заочным голосованием</text:p>
      <text:p text:style-name="s1"><text:bookmark text:name="anchor5011"/>1. Голосование на заседании общего собрания акционеров может совмещаться, а в случаях, предусмотренных <text:a xlink:type="simple" xlink:href="#anchor5012">пунктом 2</text:a> настоящей статьи, должно совмещаться с заочным голосованием.</text:p>
      <text:p text:style-name="s1"><text:bookmark text:name="anchor5012"/>2. Голосование на заседании общего собрания акционеров должно совмещаться с заочным голосованием:</text:p>
      <text:p text:style-name="s1"><text:bookmark text:name="anchor5121"/>1) в случае проведения заседания общего собрания акционеров публичного общества;</text:p>
      <text:p text:style-name="s1"><text:bookmark text:name="anchor5122"/>2) в случае проведения заседания общего собрания акционеров непубличного общества с числом акционеров - владельцев голосующих акций 50 и более, а также иного непубличного общества, устав которого предусматривает совмещение голосования на заседании общего собрания акционеров с заочным голосованием.</text:p>
      <text:p text:style-name="s1"><text:bookmark text:name="anchor50130"/>3. При совмещении голосования на заседании общего собрания акционеров с заочным голосованием голосование осуществляется бюллетенями для голосования, которые направляются, вручаются или публикуются в порядке, установленном <text:a xlink:type="simple" xlink:href="#anchor60">статьей 60</text:a> настоящего Федерального закона, не позднее чем за 20 дней до даты проведения заседания общего собрания акционеров.</text:p>
      <text:p text:style-name="s1"><text:bookmark text:name="anchor5014"/>4. Прием бюллетеней для голосования при заочном голосовании, совмещаемом с голосованием на заседании общего собрания акционеров, заканчивается за два дня до даты проведения такого заседания.</text:p>
      <text:p text:style-name="s1"><text:bookmark text:name="anchor5015"/>5. Сообщение о проведении заседания для принятия решений общим собранием акционеров, голосование на котором совмещается с заочным голосованием, и повестка дня такого заседания одновременно являются сообщением о проведении заочного голосования и повесткой дня заочного голосования.</text:p>
      <text:p text:style-name="s1"><text:bookmark text:name="anchor5016"/>6. Положения настоящего Федерального закона, устанавливающие порядок подготовки к проведению заседания общего собрания акционеров, порядок проведения указанного заседания, порядок подсчета голосов и подведения итогов голосования на заседании общего собрания акционеров, применяются к заседанию общего собрания акционеров, голосование на котором совмещается с заочным голосованием, если иное не установлено настоящим Федеральным законом и не противоречит существу соответствующих отношений. При проведении заседания общего собрания акционеров, голосование на котором совмещается с заочным голосованием, для определения срока для доведения сообщения о проведении такого заседания до сведения лиц, имеющих право голоса при принятии решений общим собранием акционеров, срока для направления, вручения и (или) опубликования бюллетеней для голосования, сроков для обеспечения доступа к информации (материалам), подлежащей предоставлению при подготовке к проведению заседания общего собрания акционеров, срока, в пределах которого устанавливается дата, на которую определяются (фиксируются) лица, имеющие право голоса при принятии решений общим собранием акционеров, сроков для составления протокола об итогах голосования и протокола об итогах проведения заседания для принятия решений общим собранием акционеров применяются положения настоящего Федерального закона, устанавливающие порядок определения указанных сроков при проведении заседания общего собрания акционеров.</text:p>
      <text:p text:style-name="s1"><text:bookmark text:name="anchor5017"/>7. При проведении заседания общего собрания акционеров, голосование на котором совмещается с заочным голосованием, лица, имеющие право голоса при принятии решений общим собранием акционеров, могут реализовать право голоса по вопросам повестки дня путем заочного голосования или голосования на заседании общего собрания акционеров. Лица, проголосовавшие заочно, вправе участвовать в заседании общего собрания акционеров без возможности голосования на нем.</text:p>
      <text:p text:style-name="s22header">Информация об изменениях:</text:p>
      <text:p text:style-name="s22"><text:bookmark text:name="anchor51"/>Наименование изменено с 1 марта 2025 г. - <text:a xlink:type="simple" xlink:href="http://ivo.garant.ru/document/redirect/409495209/259">Федеральный закон</text:a> от 8 августа 2024 г. N 287-ФЗ</text:p>
      <text:p text:style-name="s22"><text:a xlink:type="simple" xlink:href="http://ivo.garant.ru/document/redirect/76839264/51">См. предыдущую редакцию</text:a></text:p>
      <text:p text:style-name="s15"><text:span text:style-name="s10">Статья 51.</text:span> Лица, имеющие право голоса при принятии решений общим собранием акционеров</text:p>
      <text:p text:style-name="s9header">ГАРАНТ:</text:p>
      <text:p text:style-name="s9">См. <text:span text:style-name="s8">Энциклопедии</text:span>, <text:a xlink:type="simple" xlink:href="http://ivo.garant.ru/document/redirect/77531228/0">позиции высших судов</text:a> и другие <text:a xlink:type="simple" xlink:href="http://ivo.garant.ru/document/redirect/77130775/51">комментарии</text:a> к статье 51 настоящего Федерального закона</text:p>
      <text:p text:style-name="s9">См. <text:a xlink:type="simple" xlink:href="http://ivo.garant.ru/document/redirect/5521091/3">схему</text:a> "Общее собрание акционеров. Право на участие"</text:p>
      <text:p text:style-name="s22header">Информация об изменениях:</text:p>
      <text:p text:style-name="s22"><text:bookmark text:name="anchor44000"/>Пункт 1 изменен с 1 марта 2025 г. - <text:a xlink:type="simple" xlink:href="http://ivo.garant.ru/document/redirect/409495209/260">Федеральный закон</text:a> от 8 августа 2024 г. N 287-ФЗ</text:p>
      <text:p text:style-name="s22"><text:a xlink:type="simple" xlink:href="http://ivo.garant.ru/document/redirect/76839264/44000">См. предыдущую редакцию</text:a></text:p>
      <text:p text:style-name="s1">1. Список лиц, имеющих право голоса при принятии решений общим собранием акционеров, составляется в соответствии с правилами <text:a xlink:type="simple" xlink:href="http://ivo.garant.ru/document/redirect/10106464/87010">законодательства</text:a> Российской Федерации о ценных бумагах для составления списка лиц, осуществляющих права по ценным бумагам. В случае, если в отношении общества используется специальное право на участие Российской Федерации, субъекта Российской Федерации в управлении указанным обществом ("золотая акция"), в этот список включаются также представители Российской Федерации, субъекта Российской Федерации.</text:p>
      <text:p text:style-name="s1"><text:bookmark text:name="anchor5112"/>Дата, на которую определяются (фиксируются) лица, имеющие право голоса при принятии решений общим собранием акционеров, не может быть установлена ранее чем через 10 дней с даты принятия решения о проведении заседания или заочного голосования и более чем за 25 дней до даты проведения заседания или до даты окончания приема бюллетеней для голосования при проведении заочного голосования, а в случаях, предусмотренных <text:a xlink:type="simple" xlink:href="#anchor5302">пунктами 2</text:a> и <text:a xlink:type="simple" xlink:href="#anchor5308">8 статьи 53</text:a> настоящего Федерального закона, - более чем за 55 дней до даты проведения заседания или до даты окончания приема бюллетеней для голосования при проведении заочного голосования.</text:p>
      <text:p text:style-name="s1"><text:bookmark text:name="anchor5113"/>Если повестка дня содержит вопрос о реорганизации общества, дата, на которую определяются (фиксируются) лица, имеющие право голоса при принятии решений общим собранием акционеров, не может быть установлена более чем за 35 дней до даты проведения заседания или до даты окончания приема бюллетеней для голосования при проведении заочного голосования.</text:p>
      <text:p text:style-name="s1"><text:bookmark text:name="anchor5102"/>2. <text:a xlink:type="simple" xlink:href="http://ivo.garant.ru/document/redirect/70103064/17">Утратил силу</text:a> с 1 июля 2012 г.</text:p>
      <text:p text:style-name="s22header">Информация об изменениях:</text:p>
      <text:p text:style-name="s22">См. текст <text:a xlink:type="simple" xlink:href="http://ivo.garant.ru/document/redirect/5761749/5102">пункта 2 статьи 51</text:a></text:p>
      <text:p text:style-name="s1"><text:bookmark text:name="anchor513"/>3. <text:a xlink:type="simple" xlink:href="http://ivo.garant.ru/document/redirect/71109716/30189">Утратил силу</text:a> с 1 июля 2016 г.</text:p>
      <text:p text:style-name="s22header">Информация об изменениях:</text:p>
      <text:p text:style-name="s22">См. текст <text:a xlink:type="simple" xlink:href="http://ivo.garant.ru/document/redirect/57401789/513">пункта 3 статьи 51</text:a></text:p>
      <text:p text:style-name="s22header">Информация об изменениях:</text:p>
      <text:p text:style-name="s22"><text:bookmark text:name="anchor514"/>Пункт 4 изменен с 1 марта 2025 г. - <text:a xlink:type="simple" xlink:href="http://ivo.garant.ru/document/redirect/409495209/261">Федеральный закон</text:a> от 8 августа 2024 г. N 287-ФЗ</text:p>
      <text:p text:style-name="s22"><text:a xlink:type="simple" xlink:href="http://ivo.garant.ru/document/redirect/76839264/514">См. предыдущую редакцию</text:a></text:p>
      <text:p text:style-name="s1">4. Список лиц, имеющих право голоса при принятии решений общим собранием акционеров, за исключением информации о волеизъявлении таких лиц, предоставляется обществом для ознакомления по требованию лиц, включенных в этот список и обладающих не менее чем одним процентом голосов. При этом сведения, позволяющие идентифицировать физических лиц, включенных в этот список, за исключением фамилии, имени, отчества, предоставляются только с согласия этих лиц.</text:p>
      <text:p text:style-name="s1"><text:bookmark text:name="anchor45000"/>5. <text:a xlink:type="simple" xlink:href="http://ivo.garant.ru/document/redirect/71109716/30191">Утратил силу</text:a> с 1 июля 2016 г.</text:p>
      <text:p text:style-name="s22header">Информация об изменениях:</text:p>
      <text:p text:style-name="s22">См. текст <text:a xlink:type="simple" xlink:href="http://ivo.garant.ru/document/redirect/57401789/45000">пункта 5 статьи 51</text:a></text:p>
      <text:p text:style-name="s22"/>
      <text:p text:style-name="s22header">Информация об изменениях:</text:p>
      <text:p text:style-name="s22"><text:bookmark text:name="anchor52"/>Статья 52 изменена с 1 марта 2025 г. - <text:a xlink:type="simple" xlink:href="http://ivo.garant.ru/document/redirect/409495209/128">Федеральный закон</text:a> от 8 августа 2024 г. N 287-ФЗ</text:p>
      <text:p text:style-name="s22"><text:a xlink:type="simple" xlink:href="http://ivo.garant.ru/document/redirect/76839264/52">См. предыдущую редакцию</text:a></text:p>
      <text:p text:style-name="s15"><text:span text:style-name="s10">Статья 52.</text:span> Информация о проведении заседания или заочного голосования</text:p>
      <text:p text:style-name="s9header">ГАРАНТ:</text:p>
      <text:p text:style-name="s9">См. <text:span text:style-name="s8">Энциклопедии</text:span>, <text:a xlink:type="simple" xlink:href="http://ivo.garant.ru/document/redirect/77530471/0">позиции высших судов</text:a> и другие <text:a xlink:type="simple" xlink:href="http://ivo.garant.ru/document/redirect/77130775/52">комментарии</text:a> к статье 52 настоящего Федерального закона</text:p>
      <text:p text:style-name="s9">См. <text:a xlink:type="simple" xlink:href="http://ivo.garant.ru/document/redirect/5521091/4">схему</text:a> "Общее собрание акционеров. Информация о проведении"</text:p>
      <text:p text:style-name="s1"><text:bookmark text:name="anchor46000"/>1. Сообщение о проведении заседания или заочного голосования для принятия решений общим собранием акционеров (далее для целей настоящей главы - сообщение о проведении заседания или заочного голосования) должно быть сделано не позднее чем за 21 день до даты проведения заседания или до даты окончания приема бюллетеней для голосования при проведении заочного голосования, а если повестка дня содержит вопрос о реорганизации общества, - не позднее чем за 30 дней до даты проведения заседания или до даты окончания приема бюллетеней для голосования при проведении заочного голосования.</text:p>
      <text:p text:style-name="s1"><text:bookmark text:name="anchor520102"/>В случаях, предусмотренных <text:a xlink:type="simple" xlink:href="#anchor5302">пунктами 2</text:a> и <text:a xlink:type="simple" xlink:href="#anchor5308">8 статьи 53</text:a> настоящего Федерального закона, сообщение о проведении заседания или заочного голосования должно быть сделано не позднее чем за 50 дней до даты проведения заседания или до даты окончания приема бюллетеней для голосования при проведении заочного голосования.</text:p>
      <text:p text:style-name="s1"><text:bookmark text:name="anchor5202"/>2. В сроки, указанные в <text:a xlink:type="simple" xlink:href="#anchor46000">пункте 1</text:a> настоящей статьи, сообщение о проведении заседания или заочного голосования доводится до сведения лиц, имеющих право голоса при принятии решений общим собранием акционеров и зарегистрированных в реестре акционеров общества, путем направления регистрируемых почтовых отправлений или вручения под роспись, если иные способы направления (опубликования) такого сообщения не предусмотрены уставом общества.</text:p>
      <text:p text:style-name="s1"><text:bookmark text:name="anchor5203"/>3. Устав общества может предусматривать один или несколько из следующих способов доведения сообщения о проведении заседания или заочного голосования до сведения лиц, имеющих право голоса при принятии решений общим собранием акционеров и зарегистрированных в реестре акционеров общества:</text:p>
      <text:p text:style-name="s1"><text:bookmark text:name="anchor5231"/>1) направление электронного сообщения о проведении заседания или заочного голосования по адресу электронной почты соответствующего лица, указанному в реестре акционеров общества;</text:p>
      <text:p text:style-name="s1"><text:bookmark text:name="anchor5232"/>2) направление текстового сообщения о проведении заседания или заочного голосования, содержащего порядок ознакомления с таким сообщением, на номер контактного телефона или по адресу электронной почты, которые указаны в реестре акционеров общества;</text:p>
      <text:p text:style-name="s1"><text:bookmark text:name="anchor5233"/>3) опубликование в определенном уставом общества печатном издании и размещение на определенном уставом общества сайте общества в информационно-телекоммуникационной сети "Интернет" либо размещение на определенном уставом общества сайте общества в информационно-телекоммуникационной сети "Интернет".</text:p>
      <text:p text:style-name="s1"><text:bookmark text:name="anchor5204"/>4. Общество должно хранить информацию о направлении сообщений, предусмотренных настоящей статьей, пять лет с даты проведения заседания или заочного голосования.</text:p>
      <text:p text:style-name="s1"><text:bookmark text:name="anchor5205"/>5. В сообщении о проведении заседания или заочного голосования должны быть указаны:</text:p>
      <text:p text:style-name="s1"><text:bookmark text:name="anchor5251"/>1) полное фирменное наименование общества и место его нахождения;</text:p>
      <text:p text:style-name="s1"><text:bookmark text:name="anchor5252"/>2) способ принятия решений общим собранием акционеров (заседание или заочное голосование), а если проводится заседание с дистанционным участием, также сведения о порядке доступа к дистанционному участию в заседании, в том числе способы достоверного установления лиц, принимающих дистанционное участие в заседании;</text:p>
      <text:p text:style-name="s1"><text:bookmark text:name="anchor5253"/>3) дата и время проведения заседания, а если голосование на заседании совмещается с заочным голосованием, также дата окончания приема бюллетеней для голосования при проведении заочного голосования, <text:a xlink:type="simple" xlink:href="http://ivo.garant.ru/document/redirect/72146512/219">место</text:a> проведения заседания или сведения о том, что заседание с дистанционным участием проводится без определения места его проведения, либо в случае заочного голосования дата окончания приема бюллетеней для голосования при проведении заочного голосования;</text:p>
      <text:p text:style-name="s1"><text:bookmark text:name="anchor5254"/>4) дата, на которую определяются (фиксируются) лица, имеющие право голоса при принятии решений общим собранием акционеров;</text:p>
      <text:p text:style-name="s1"><text:bookmark text:name="anchor5255"/>5) повестка дня;</text:p>
      <text:p text:style-name="s1"><text:bookmark text:name="anchor5256"/>6) порядок ознакомления с информацией (материалами), подлежащей предоставлению при подготовке к проведению заседания или заочного голосования для принятия решений общим собранием акционеров;</text:p>
      <text:p text:style-name="s1"><text:bookmark text:name="anchor5257"/>7) адрес (почтовый адрес и, если это предусмотрено уставом общества, адрес электронной почты), по которому могут направляться заполненные бюллетени для голосования, и способы подписания бюллетеней для голосования в соответствии со <text:a xlink:type="simple" xlink:href="#anchor60">статьей 60</text:a> настоящего Федерального закона, если голосование осуществляется бюллетенями для голосования, а также сведения о возможности заполнения и направления бюллетеней для голосования в электронной форме с использованием других электронных либо иных технических средств;</text:p>
      <text:p text:style-name="s1"><text:bookmark text:name="anchor5258"/>8) категории (типы) акций, владельцы которых имеют право голоса по всем или некоторым вопросам повестки дня;</text:p>
      <text:p text:style-name="s1"><text:bookmark text:name="anchor5259"/>9) сведения о необходимости предоставления акционерами, зарегистрированными в реестре акционеров общества, информации об изменении своих данных, в том числе адресных данных, данных о банковских реквизитах, регистратору общества.</text:p>
      <text:p text:style-name="s1"><text:bookmark text:name="anchor5206"/>6. При подготовке к проведению заседания или заочного голосования лицам, имеющим право голоса при принятии решений общим собранием акционеров, в зависимости от вопросов, включенных в повестку дня, должна предоставляться следующая информация (материалы):</text:p>
      <text:p text:style-name="s1"><text:bookmark text:name="anchor5261"/>1) годовой отчет общества;</text:p>
      <text:p text:style-name="s1"><text:bookmark text:name="anchor5262"/>2) годовая бухгалтерская (финансовая) отчетность общества, аудиторское заключение о такой отчетности в случае наличия у общества обязанности по проведению ее аудита или в случае принятия непубличным обществом решения о проведении ее аудита;</text:p>
      <text:p text:style-name="s1"><text:bookmark text:name="anchor5263"/>3) заключение ревизионной комиссии общества по результатам проверки годового отчета, годовой бухгалтерской (финансовой) отчетности общества, если в соответствии с федеральными законами или уставом общества наличие ревизионной комиссии общества является обязательным;</text:p>
      <text:p text:style-name="s1"><text:bookmark text:name="anchor5264"/>4) заключение внутреннего аудита, осуществляемого в публичном обществе;</text:p>
      <text:p text:style-name="s1"><text:bookmark text:name="anchor5265"/>5) сведения о кандидате (кандидатах) в совет директоров (наблюдательный совет) общества, ревизионную комиссию общества, если в соответствии с федеральными законами или уставом общества наличие совета директоров (наблюдательного совета) и (или) ревизионной комиссии общества является обязательным, о кандидате (кандидатах) в исполнительные органы общества, счетную комиссию общества;</text:p>
      <text:p text:style-name="s1"><text:bookmark text:name="anchor5266"/>6) проект изменений и дополнений, вносимых в устав общества, или проект устава общества в новой редакции;</text:p>
      <text:p text:style-name="s1"><text:bookmark text:name="anchor5267"/>7) проекты внутренних документов общества, подлежащих утверждению общим собранием акционеров;</text:p>
      <text:p text:style-name="s1"><text:bookmark text:name="anchor5268"/>8) предусмотренная <text:a xlink:type="simple" xlink:href="#anchor321">статьей 32.1</text:a> настоящего Федерального закона информация об акционерных соглашениях, заключенных в течение одного года до даты проведения заседания или до даты окончания приема бюллетеней для голосования при проведении заочного голосования;</text:p>
      <text:p text:style-name="s1"><text:bookmark text:name="anchor5269"/>9) заключение совета директоров (наблюдательного совета) общества о крупной сделке;</text:p>
      <text:p text:style-name="s1"><text:bookmark text:name="anchor52610"/>10) отчет о заключенных публичным обществом в отчетном году сделках, в совершении которых имеется заинтересованность;</text:p>
      <text:p text:style-name="s1"><text:bookmark text:name="anchor51611"/>11) сведения об общей сумме невостребованных дивидендов общества, определенной по данным его бухгалтерской (финансовой) отчетности на последнюю отчетную дату перед принятием решения о проведении годового заседания общего собрания акционеров;</text:p>
      <text:p text:style-name="s1"><text:bookmark text:name="anchor52612"/>12) сведения об общем количестве акционеров, в отношении которых приостановлены направление сообщений о проведении заседания или заочного голосования и (или) бюллетеней для голосования, выплата дивидендов, и о доле принадлежащих им акций в уставном капитале общества и в общем количестве голосующих акций общества;</text:p>
      <text:p text:style-name="s1"><text:bookmark text:name="anchor52613"/>13) проекты решений общего собрания акционеров;</text:p>
      <text:p text:style-name="s1"><text:bookmark text:name="anchor52614"/>14) иная информация (материалы), предусмотренная уставом общества.</text:p>
      <text:p text:style-name="s1"><text:bookmark text:name="anchor5207"/>7. <text:a xlink:type="simple" xlink:href="http://ivo.garant.ru/document/redirect/72146512/33">Перечень</text:a> дополнительной информации (материалов), обязательной для предоставления лицам, имеющим право голоса при принятии решений общим собранием акционеров, при подготовке к проведению заседания или заочного голосования, может быть установлен Банком России.</text:p>
      <text:p text:style-name="s1"><text:bookmark text:name="anchor5208"/>8. Информация (материалы), предусмотренная настоящей статьей, в течение 20 дней, а если повестка дня содержит вопрос о реорганизации общества, в течение 30 дней до даты проведения заседания или до даты окончания приема бюллетеней для голосования при проведении заочного голосования должна быть доступна лицам, имеющим право голоса при принятии решений общим собранием акционеров, для ознакомления в помещении исполнительного органа общества и иных местах, адреса которых указаны в сообщении о проведении заседания или заочного голосования, а если это предусмотрено уставом общества или внутренним документом общества, регулирующим деятельность общего собрания акционеров, также на сайте общества в информационно-телекоммуникационной сети "Интернет". Указанная информация (материалы) должна быть доступна лицам, участвующим в заседании общего собрания акционеров, во время его проведения.</text:p>
      <text:p text:style-name="s1"><text:bookmark text:name="anchor5282"/>Общество обязано по требованию лица, имеющего право голоса при принятии решений общим собранием акционеров, предоставить ему копии указанных документов. Плата, взимаемая обществом за предоставление данных копий, не может превышать затраты на их изготовление.</text:p>
      <text:p text:style-name="s1"><text:bookmark text:name="anchor5209"/>9. Если зарегистрированным в реестре акционеров общества лицом является номинальный держатель акций, сообщение о проведении заседания или заочного голосования и информация (материалы), предусмотренная настоящей статьей, предоставляются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материалов) лицам, осуществляющим права по ценным бумагам.</text:p>
      <text:p text:style-name="s1"><text:bookmark text:name="anchor5210"/>10. В случае проведения заседания общего собрания акционеров с дистанционным участием сообщение о проведении такого заседания должно быть размещено на сайте общества в информационно-телекоммуникационной сети "Интернет", а информация (материалы), предусмотренная настоящей статьей, в течение сроков, установленных настоящей статьей, должна быть доступна для ознакомления лиц, имеющих право голоса при принятии решений общим собранием акционеров, на сайте в информационно-телекоммуникационной сети "Интернет", адрес которого указан в сообщении о проведении заседания с дистанционным участием.</text:p>
      <text:p text:style-name="s1"/>
      <text:p text:style-name="s22header">Информация об изменениях:</text:p>
      <text:p text:style-name="s22"><text:bookmark text:name="anchor521"/>Федеральный закон дополнен статьей 52.1 с 8 августа 2024 г. - <text:a xlink:type="simple" xlink:href="http://ivo.garant.ru/document/redirect/409495209/129">Федеральный закон</text:a> от 8 августа 2024 г. N 287-ФЗ</text:p>
      <text:p text:style-name="s15"><text:span text:style-name="s10">Статья 52.1.</text:span> Приостановление направления информации о проведении заседания или заочного голосования</text:p>
      <text:p text:style-name="s1"><text:bookmark text:name="anchor5211"/>1. Направление акционерам, которые имеют право голоса при принятии решений общим собранием акционеров и зарегистрированы в реестре акционеров общества, сообщений о проведении заседания или заочного голосования и (или) бюллетеней для голосования по почтовым адресам, указанным в реестре акционеров общества, может быть приостановлено обществом (далее - приостановление направления сообщений и (или) бюллетеней для голосования) при одновременном соблюдении следующих условий:</text:p>
      <text:p text:style-name="s1"><text:bookmark text:name="anchor52111"/>1) в течение не менее двух лет подряд, непосредственно предшествующих дате принятия решения о приостановлении направления сообщений и (или) бюллетеней для голосования, все сообщения о проведении заседания или заочного голосования и (или) бюллетени для голосования, направление которых в соответствии с настоящим Федеральным законом или уставом общества осуществлялось по почтовому адресу акционера, указанному в реестре акционеров общества, возвращались в общество;</text:p>
      <text:p text:style-name="s1"><text:bookmark text:name="anchor52112"/>2) направление сообщений о проведении заседания или заочного голосования и (или) бюллетеней для голосования в течение периода, указанного в <text:a xlink:type="simple" xlink:href="#anchor52111">подпункте 1</text:a> настоящего пункта, осуществлялось не менее двух раз;</text:p>
      <text:p text:style-name="s1"><text:bookmark text:name="anchor52113"/>3) последнее сообщение о проведении заседания или заочного голосования содержало предупреждение о возможности приостановления направления сообщений и (или) бюллетеней для голосования по почтовому адресу, а также уведомление о праве акционера направить регистратору общества актуальную информацию о почтовом адресе акционера;</text:p>
      <text:p text:style-name="s1"><text:bookmark text:name="anchor52114"/>4) за пять рабочих дней до даты принятия решения о приостановлении направления сообщений и (или) бюллетеней для голосования регистратору общества не поступали актуальная информация об акционере, необходимая для направления таких сообщений и (или) бюллетеней для голосования по его почтовому адресу, либо заявление акционера о подтверждении актуальности информации, содержащейся в реестре акционеров общества.</text:p>
      <text:p text:style-name="s1"><text:bookmark text:name="anchor5212"/>2. Одновременно с приостановлением направления сообщений и (или) бюллетеней для голосования приостанавливается направление по почтовым адресам, указанным в реестре акционеров общества, иных документов и (или) информации, которые в соответствии с настоящим Федеральным законом должны направляться (предоставляться) в порядке, предусмотренном для сообщения о проведении заседания или заочного голосования.</text:p>
      <text:p text:style-name="s1"><text:bookmark text:name="anchor52013"/>3. Решение о приостановлении направления сообщений и (или) бюллетеней для голосования принимается советом директоров (наблюдательным советом) общества или иным органом непубличного общества, к компетенции которого уставом общества отнесено решение вопроса о проведении заседания или заочного голосования для принятия решений общим собранием акционеров, одновременно с решением о проведении заседания или заочного голосования для принятия решений общим собранием акционеров.</text:p>
      <text:p text:style-name="s1"><text:bookmark text:name="anchor5214"/>4. Решение о приостановлении направления сообщений и (или) бюллетеней для голосования не применяется к акционерам, если на дату, на которую определяются (фиксируются) лица, имеющие право голоса при принятии решений общим собранием акционеров, в реестр акционеров общества внесена актуальная информация об этих акционерах, необходимая для направления таких сообщений и (или) бюллетеней для голосования по их почтовым адресам, либо регистратору общества поступило заявление этих акционеров о подтверждении актуальности информации, содержащейся в реестре акционеров общества.</text:p>
      <text:p text:style-name="s1"><text:bookmark text:name="anchor5215"/>5. Информация о принятии решения, указанного в <text:a xlink:type="simple" xlink:href="#anchor52013">пункте 3</text:a> настоящей статьи, раскрывается обществом в соответствии с требованиями <text:a xlink:type="simple" xlink:href="http://ivo.garant.ru/document/redirect/10106464/30">законодательства</text:a> Российской Федерации о ценных бумагах в форме сообщения о существенном факте.</text:p>
      <text:p text:style-name="s1"><text:bookmark text:name="anchor5216"/>6. Общество обязано обеспечить ведение учета акционеров, в отношении которых приостановлено направление сообщений и (или) бюллетеней для голосования.</text:p>
      <text:p text:style-name="s1"><text:bookmark text:name="anchor5217"/>7. Направление акционеру сообщений о проведении заседания или заочного голосования и (или) бюллетеней для голосования по его почтовому адресу возобновляется, если на дату, на которую определяются (фиксируются) лица, имеющие право голоса при принятии решений общим собранием акционеров, в реестр акционеров общества внесена актуальная информация об акционере и о его почтовом адресе либо регистратору общества поступило заявление акционера о подтверждении актуальности информации, содержащейся в реестре акционеров общества. Принятие советом директоров (наблюдательным советом) общества или иными органами общества решения о возобновлении направления по почтовому адресу сообщений о проведении заседания или заочного голосования и (или) бюллетеней для голосования не требуется.</text:p>
      <text:p text:style-name="s1"><text:bookmark text:name="anchor5218"/>8. Правила, предусмотренные настоящей статьей, применяются также к лицам, зарегистрированным в реестре акционеров общества и осуществляющим в соответствии с федеральными законами права, удостоверенные акциями общества.</text:p>
      <text:p text:style-name="s1"><text:bookmark text:name="anchor5219"/>9. Уставом непубличного общества может быть предусмотрено, что положения настоящей статьи к такому обществу не применяются.</text:p>
      <text:p text:style-name="s1"/>
      <text:p text:style-name="s22header">Информация об изменениях:</text:p>
      <text:p text:style-name="s22"><text:bookmark text:name="anchor53"/>Наименование изменено с 1 марта 2025 г. - <text:a xlink:type="simple" xlink:href="http://ivo.garant.ru/document/redirect/409495209/262">Федеральный закон</text:a> от 8 августа 2024 г. N 287-ФЗ</text:p>
      <text:p text:style-name="s22"><text:a xlink:type="simple" xlink:href="http://ivo.garant.ru/document/redirect/76839264/53">См. предыдущую редакцию</text:a></text:p>
      <text:p text:style-name="s15"><text:span text:style-name="s10">Статья 53.</text:span> Предложения в повестку дня заседания или заочного голосования</text:p>
      <text:p text:style-name="s9header">ГАРАНТ:</text:p>
      <text:p text:style-name="s9">См. <text:span text:style-name="s8">Энциклопедии</text:span>, <text:a xlink:type="simple" xlink:href="http://ivo.garant.ru/document/redirect/77532481/0">позиции высших судов</text:a> и другие <text:a xlink:type="simple" xlink:href="http://ivo.garant.ru/document/redirect/77130775/53">комментарии</text:a> к статье 53 настоящего Федерального закона</text:p>
      <text:p text:style-name="s9">См. <text:a xlink:type="simple" xlink:href="http://ivo.garant.ru/document/redirect/5521091/5">схему</text:a> "Общее собрание акционеров. Предложения в повестку дня"</text:p>
      <text:p text:style-name="s22header">Информация об изменениях:</text:p>
      <text:p text:style-name="s22"><text:bookmark text:name="anchor47000"/>Пункт 1 изменен с 1 марта 2025 г. - <text:a xlink:type="simple" xlink:href="http://ivo.garant.ru/document/redirect/409495209/263">Федеральный закон</text:a> от 8 августа 2024 г. N 287-ФЗ</text:p>
      <text:p text:style-name="s22"><text:a xlink:type="simple" xlink:href="http://ivo.garant.ru/document/redirect/76839264/47000">См. предыдущую редакцию</text:a></text:p>
      <text:p text:style-name="s1">1. Акционеры (акционер), являющиеся в совокупности владельцами не менее чем 2 процентов голосующих акций общества, вправе предложить (внести) вопросы в повестку дня годового заседания общего собрания акционеров и предложить (выдвинуть) кандидатов в совет директоров (наблюдательный совет) общества, исполнительный орган, ревизионную комиссию и счетную комиссию общества, число которых не может превышать количественный состав соответствующего органа. Такие предложения должны поступить в общество не ранее 1 июля <text:a xlink:type="simple" xlink:href="http://ivo.garant.ru/document/redirect/70103036/1501">отчетного года</text:a> и не позднее 31 января года, следующего за отчетным, если уставом общества не установлена более поздняя дата окончания приема таких предложений.</text:p>
      <text:p text:style-name="s22header">Информация об изменениях:</text:p>
      <text:p text:style-name="s22"><text:bookmark text:name="anchor5302"/>Пункт 2 изменен с 1 марта 2025 г. - <text:a xlink:type="simple" xlink:href="http://ivo.garant.ru/document/redirect/409495209/264">Федеральный закон</text:a> от 8 августа 2024 г. N 287-ФЗ</text:p>
      <text:p text:style-name="s22"><text:a xlink:type="simple" xlink:href="http://ivo.garant.ru/document/redirect/76839264/5302">См. предыдущую редакцию</text:a></text:p>
      <text:p text:style-name="s1">2. В случае, если предлагаемая повестка дня внеочередного заседания общего собрания акционеров содержит вопрос об избрании членов совета директоров (наблюдательного совета) общества, акционеры или акционер, являющиеся в совокупности владельцами не менее чем 2 процентов голосующих акций общества, вправе предложить кандидатов для избрания в совет директоров (наблюдательный совет) общества, число которых не может превышать количественный состав совета директоров (наблюдательного совета) общества.</text:p>
      <text:p text:style-name="s1"><text:bookmark text:name="anchor53022"/>В случае, если предлагаемая повестка дня внеочередного заседания общего собрания акционеров или заочного голосования содержит вопрос об образовании единоличного исполнительного органа общества и (или) о досрочном прекращении полномочий этого органа в соответствии с <text:a xlink:type="simple" xlink:href="#anchor696">пунктами 6</text:a> и <text:a xlink:type="simple" xlink:href="#anchor697">7 статьи 69</text:a> настоящего Федерального закона, акционеры или акционер, являющиеся в совокупности владельцами не менее чем 2 процентов голосующих акций общества, вправе предложить кандидата на должность единоличного исполнительного органа общества.</text:p>
      <text:p text:style-name="s1"><text:bookmark text:name="anchor53023"/>Предложения, указанные в настоящем пункте, должны поступить в общество не менее чем за 30 дней до даты проведения внеочередного заседания общего собрания акционеров или до даты окончания приема бюллетеней для голосования при проведении заочного голосования, если уставом общества не установлен более поздний срок.</text:p>
      <text:p text:style-name="s22header">Информация об изменениях:</text:p>
      <text:p text:style-name="s22"><text:bookmark text:name="anchor5303"/>Пункт 3 изменен с 1 марта 2025 г. - <text:a xlink:type="simple" xlink:href="http://ivo.garant.ru/document/redirect/409495209/265">Федеральный закон</text:a> от 8 августа 2024 г. N 287-ФЗ</text:p>
      <text:p text:style-name="s22"><text:a xlink:type="simple" xlink:href="http://ivo.garant.ru/document/redirect/76839264/5303">См. предыдущую редакцию</text:a></text:p>
      <text:p text:style-name="s1">3. Предложение о внесении вопросов в повестку дня и предложение о выдвижении кандидатов вносятся с указанием имени (наименования) представивших их акционеров (акционера), количества и категории (типа) принадлежащих им акций и должны быть подписаны акционерами (акционером) или их представителями. Акционеры (акционер) общества, не зарегистрированные в реестре акционеров общества, вправе вносить предложения в повестку дня и предложения о выдвижении кандидатов также путем дачи соответствующих указаний (инструкций) лицу, которое учитывает их права на акции. Такие указания (инструкции) даются в соответствии с правилами <text:a xlink:type="simple" xlink:href="http://ivo.garant.ru/document/redirect/10106464/890">законодательства</text:a> Российской Федерации о ценных бумагах.</text:p>
      <text:p text:style-name="s22header">Информация об изменениях:</text:p>
      <text:p text:style-name="s22"><text:bookmark text:name="anchor5304"/>Пункт 4 изменен с 1 марта 2025 г. - <text:a xlink:type="simple" xlink:href="http://ivo.garant.ru/document/redirect/409495209/266">Федеральный закон</text:a> от 8 августа 2024 г. N 287-ФЗ</text:p>
      <text:p text:style-name="s22"><text:a xlink:type="simple" xlink:href="http://ivo.garant.ru/document/redirect/76839264/5304">См. предыдущую редакцию</text:a></text:p>
      <text:p text:style-name="s1">4. Предложение о внесении вопросов в повестку дня должно содержать формулировку каждого предлагаемого вопроса, а предложение о выдвижении кандидатов - имя и данные документа, удостоверяющего личность (серия и (или) номер документа, дата и место его выдачи, орган, выдавший документ), каждого предлагаемого кандидата, наименование органа, для избрания в который он предлагается, а также иные сведения о нем, предусмотренные уставом или внутренними документами общества. К предложению о выдвижении кандидатов должно прилагаться согласие каждого предлагаемого кандидата на избрание в соответствующий орган общества. Предложение о внесении вопросов в повестку дня может содержать формулировку решения по каждому предлагаемому вопросу.</text:p>
      <text:p text:style-name="s22header">Информация об изменениях:</text:p>
      <text:p text:style-name="s22"><text:bookmark text:name="anchor5305"/>Пункт 5 изменен с 1 марта 2025 г. - <text:a xlink:type="simple" xlink:href="http://ivo.garant.ru/document/redirect/409495209/267">Федеральный закон</text:a> от 8 августа 2024 г. N 287-ФЗ</text:p>
      <text:p text:style-name="s22"><text:a xlink:type="simple" xlink:href="http://ivo.garant.ru/document/redirect/76839264/5305">См. предыдущую редакцию</text:a></text:p>
      <text:p text:style-name="s1">5. Совет директоров (наблюдательный совет) общества обязан рассмотреть поступившие предложения и принять решение о включении их в повестку дня или об отказе во включении в повестку дня не позднее пяти дней после окончания сроков, установленных пунктами 1 и 2 настоящей статьи. Вопрос, предложенный акционерами (акционером), подлежит включению в повестку дня, равно как выдвинутые кандидаты подлежат включению в список кандидатур для голосования по выборам в соответствующий орган общества, за исключением случаев, если:</text:p>
      <text:p text:style-name="s1"><text:bookmark text:name="anchor53052"/>акционерами (акционером) не соблюдены сроки, установленные <text:a xlink:type="simple" xlink:href="#anchor53">пунктами 1</text:a> и <text:a xlink:type="simple" xlink:href="#anchor5302">2</text:a> настоящей статьи;</text:p>
      <text:p text:style-name="s1"><text:bookmark text:name="anchor5305203"/>акционеры (акционер) не являются владельцами предусмотренного пунктами 1 и 2 настоящей статьи количества голосующих акций общества;</text:p>
      <text:p text:style-name="s1">предложение не соответствует требованиям, предусмотренным <text:a xlink:type="simple" xlink:href="#anchor5303">пунктами 3</text:a> и <text:a xlink:type="simple" xlink:href="#anchor5304">4</text:a> настоящей статьи;</text:p>
      <text:p text:style-name="s1"><text:bookmark text:name="anchor530505"/>вопрос, предложенный для внесения в повестку дня, не отнесен к компетенции общего собрания акционеров и (или) не соответствует требованиям настоящего Федерального закона и иных правовых актов Российской Федерации.</text:p>
      <text:p text:style-name="s22header">Информация об изменениях:</text:p>
      <text:p text:style-name="s22"><text:bookmark text:name="anchor5306"/>Пункт 6 изменен с 1 марта 2025 г. - <text:a xlink:type="simple" xlink:href="http://ivo.garant.ru/document/redirect/409495209/268">Федеральный закон</text:a> от 8 августа 2024 г. N 287-ФЗ</text:p>
      <text:p text:style-name="s22"><text:a xlink:type="simple" xlink:href="http://ivo.garant.ru/document/redirect/76839264/5306">См. предыдущую редакцию</text:a></text:p>
      <text:p text:style-name="s1">6. Мотивированное решение совета директоров (наблюдательного совета) общества об отказе во включении предложенного вопроса в повестку дня или кандидата в список кандидатур для голосования по выборам в соответствующий орган общества направляется акционерам (акционеру), внесшим вопрос или выдвинувшим кандидата, не позднее трех дней с даты его принятия. Если данные предложения поступили в общество от лиц, которые не зарегистрированы в реестре акционеров общества и дали указание (инструкцию) лицу, осуществляющему учет их прав на акции, указанное решение совета директоров (наблюдательного совета) общества направляется таким лицам не позднее трех дней с даты его принятия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и материалов лицам, осуществляющим права по ценным бумагам.</text:p>
      <text:p text:style-name="s1"><text:bookmark text:name="anchor53062"/>В случае принятия советом директоров (наблюдательным советом) общества решения об отказе во включении предложенного вопроса в повестку дня или кандидата в список кандидатур для голосования по выборам в соответствующий орган общества либо в случае уклонения совета директоров (наблюдательного совета) общества от принятия такого решения акционер вправе обратиться в суд с требованием о понуждении общества включить предложенный вопрос в повестку дня или кандидата в список кандидатур для голосования по выборам в соответствующий орган общества.</text:p>
      <text:p text:style-name="s22header">Информация об изменениях:</text:p>
      <text:p text:style-name="s22"><text:bookmark text:name="anchor5307"/>Пункт 7 изменен с 1 марта 2025 г. - <text:a xlink:type="simple" xlink:href="http://ivo.garant.ru/document/redirect/409495209/269">Федеральный закон</text:a> от 8 августа 2024 г. N 287-ФЗ</text:p>
      <text:p text:style-name="s22"><text:a xlink:type="simple" xlink:href="http://ivo.garant.ru/document/redirect/76839264/5307">См. предыдущую редакцию</text:a></text:p>
      <text:p text:style-name="s1">7. Совет директоров (наблюдательный совет) общества не вправе вносить изменения в формулировки вопросов, предложенных для включения в повестку дня, и формулировки решений по таким вопросам.</text:p>
      <text:p text:style-name="s1"><text:bookmark text:name="anchor53072"/>Наряду с вопросами, предложенными акционерами для включения в повестку дня, а также кандидатами, предложенными акционерами для образования соответствующего органа, совет директоров (наблюдательный совет) общества вправе включать в повестку дня вопросы и (или) кандидатов в список кандидатур для голосования по выборам в соответствующий орган общества по своему усмотрению. Число кандидатов, предлагаемых советом директоров (наблюдательным советом) общества, не может превышать количественный состав соответствующего органа.</text:p>
      <text:p text:style-name="s22header">Информация об изменениях:</text:p>
      <text:p text:style-name="s22"><text:bookmark text:name="anchor5308"/>Пункт 8 изменен с 1 марта 2025 г. - <text:a xlink:type="simple" xlink:href="http://ivo.garant.ru/document/redirect/409495209/270">Федеральный закон</text:a> от 8 августа 2024 г. N 287-ФЗ</text:p>
      <text:p text:style-name="s22"><text:a xlink:type="simple" xlink:href="http://ivo.garant.ru/document/redirect/76839264/5308">См. предыдущую редакцию</text:a></text:p>
      <text:p text:style-name="s1">8. В случае, если предлагаемая повестка дня содержит вопрос о реорганизации общества в форме слияния, выделения или разделения и вопрос об избрании совета директоров (наблюдательного совета) общества, создаваемого путем реорганизации в форме слияния, выделения или разделения, акционер либо акционеры, являющиеся в совокупности владельцами не менее чем 2 процентов голосующих акций реорганизуемого общества, вправе выдвинуть кандидатов в совет директоров (наблюдательный совет) создаваемого общества, его исполнительный орган, ревизионную комиссию, число которых не может превышать количественный состав соответствующего органа, указываемый в сообщении о проведении заседания в соответствии с проектом устава создаваемого общества.</text:p>
      <text:p text:style-name="s1"><text:bookmark text:name="anchor53082"/>В случае, если предлагаемая повестка дня содержит вопрос о реорганизации общества в форме слияния, акционер или акционеры, являющиеся в совокупности владельцами не менее чем 2 процентов голосующих акций реорганизуемого общества, вправе выдвинуть кандидатов для избрания в совет директоров (наблюдательный совет) создаваемого путем реорганизации в форме слияния общества, число которых не может превышать число избираемых соответствующим обществом членов совета директоров (наблюдательного совета) создаваемого общества, указываемое в сообщении о проведении заседания в соответствии с договором о слиянии.</text:p>
      <text:p text:style-name="s1"><text:bookmark text:name="anchor53083"/>Предложения о выдвижении кандидатов должны поступить в реорганизуемое общество не позднее чем за 45 дней до даты проведения заседания общего собрания акционеров реорганизуемого общества.</text:p>
      <text:p text:style-name="s1"><text:bookmark text:name="anchor53084"/>Решение о включении лиц, выдвинутых акционерами или советом директоров (наблюдательным советом) реорганизуемого общества кандидатами, в список членов коллегиального исполнительного органа, ревизионной комиссии и решение об утверждении лица, осуществляющего функции единоличного исполнительного органа каждого общества, создаваемого путем реорганизации в форме слияния, разделения или выделения, принимаются большинством в три четверти голосов членов совета директоров (наблюдательного совета) реорганизуемого общества. При этом не учитываются голоса выбывших членов совета директоров (наблюдательного совета) этого общества.</text:p>
      <text:p text:style-name="s1"/>
      <text:p text:style-name="s22header">Информация об изменениях:</text:p>
      <text:p text:style-name="s22"><text:bookmark text:name="anchor54"/>Статья 54 изменена с 1 марта 2025 г. - <text:a xlink:type="simple" xlink:href="http://ivo.garant.ru/document/redirect/409495209/131">Федеральный закон</text:a> от 8 августа 2024 г. N 287-ФЗ</text:p>
      <text:p text:style-name="s22"><text:a xlink:type="simple" xlink:href="http://ivo.garant.ru/document/redirect/76839264/54">См. предыдущую редакцию</text:a></text:p>
      <text:p text:style-name="s15"><text:span text:style-name="s10">Статья 54.</text:span> Подготовка к проведению заседания или заочного голосования</text:p>
      <text:p text:style-name="s9header">ГАРАНТ:</text:p>
      <text:p text:style-name="s9">См. <text:a xlink:type="simple" xlink:href="http://ivo.garant.ru/document/redirect/57589788/0">Энциклопедии</text:a>, <text:a xlink:type="simple" xlink:href="http://ivo.garant.ru/document/redirect/77529742/0">позиции высших судов</text:a> и другие <text:a xlink:type="simple" xlink:href="http://ivo.garant.ru/document/redirect/77130775/54">комментарии</text:a> к статье 54 настоящего Федерального закона</text:p>
      <text:p text:style-name="s1"><text:bookmark text:name="anchor48000"/>1. При подготовке к проведению заседания или заочного голосования совет директоров (наблюдательный совет) общества определяет:</text:p>
      <text:p text:style-name="s1"><text:bookmark text:name="anchor5411"/>1) способ принятия решений общим собранием акционеров (заседание или заочное голосование);</text:p>
      <text:p text:style-name="s1"><text:bookmark text:name="anchor5412"/>2) возможность дистанционного участия в заседании, порядок доступа к дистанционному участию в заседании, в том числе способы достоверного установления лиц, принимающих дистанционное участие в заседании, возможность присутствия в месте проведения заседания или проведение заседания без определения места его проведения;</text:p>
      <text:p text:style-name="s1"><text:bookmark text:name="anchor5413"/>3) дату и время проведения заседания, а если голосование на заседании совмещается с заочным голосованием, также дату окончания приема бюллетеней для голосования при заочном голосовании, место проведения заседания (за исключением заседания с дистанционным участием, которое проводится без определения места его проведения) либо в случае заочного голосования дату окончания приема бюллетеней для голосования при заочном голосовании;</text:p>
      <text:p text:style-name="s1"><text:bookmark text:name="anchor5414"/>4) дату, на которую определяются (фиксируются) лица, имеющие право голоса при принятии решений общим собранием акционеров;</text:p>
      <text:p text:style-name="s1"><text:bookmark text:name="anchor5415"/>5) дату окончания приема предложений акционеров о выдвижении кандидатов для избрания в совет директоров (наблюдательный совет) общества, если повестка дня внеочередного заседания общего собрания акционеров содержит вопрос об избрании членов совета директоров (наблюдательного совета) общества;</text:p>
      <text:p text:style-name="s1"><text:bookmark text:name="anchor5416"/>6) повестку дня;</text:p>
      <text:p text:style-name="s1"><text:bookmark text:name="anchor5417"/>7) порядок сообщения акционерам о проведении заседания или заочного голосования;</text:p>
      <text:p text:style-name="s1"><text:bookmark text:name="anchor5418"/>8) перечень информации (материалов), предоставляемой акционерам при подготовке к проведению заседания или заочного голосования, и порядок ее предоставления;</text:p>
      <text:p text:style-name="s1"><text:bookmark text:name="anchor5419"/>9) форму и текст бюллетеня для голосования в случае, если голосование осуществляется бюллетенями для голосования, а также формулировки решений по вопросам повестки дня, которые должны направляться в электронной форме номинальным держателям акций, зарегистрированным в реестре акционеров общества;</text:p>
      <text:p text:style-name="s1"><text:bookmark text:name="anchor54110"/>10) адрес (почтовый адрес и, если это предусмотрено уставом общества, адрес электронной почты), по которому могут направляться заполненные бюллетени для голосования, и способы их подписания в соответствии со <text:a xlink:type="simple" xlink:href="#anchor60">статьей 60</text:a> настоящего Федерального закона, если голосование осуществляется бюллетенями для голосования, а также возможность заполнения и направления бюллетеней для голосования в электронной форме с использованием других электронных либо иных технических средств.</text:p>
      <text:p text:style-name="s1"><text:bookmark text:name="anchor5402"/>2. В повестку дня годового заседания общего собрания акционеров должны включаться вопросы, предусмотренные <text:a xlink:type="simple" xlink:href="#anchor4703">пунктом 3 статьи 47</text:a> настоящего Федерального закона.</text:p>
      <text:p text:style-name="s1"><text:bookmark text:name="anchor5403"/>3. В случае отсутствия обязанности по проведению аудита годовой бухгалтерской (финансовой) отчетности общества совет директоров (наблюдательный совет) непубличного общества, а если его функции осуществляет общее собрание акционеров, орган общества, к компетенции которого в соответствии с его уставом относится принятие решения о проведении заседания или заочного голосования, вправе принять решение о проведении аудита годовой бухгалтерской (финансовой) отчетности общества и, если принято такое решение, обязаны включить в повестку дня годового заседания общего собрания акционеров вопрос о назначении аудиторской организации (индивидуального аудитора) общества.</text:p>
      <text:p text:style-name="s1"/>
      <text:p text:style-name="s22header">Информация об изменениях:</text:p>
      <text:p text:style-name="s22"><text:bookmark text:name="anchor55"/>Статья 55 изменена с 1 марта 2025 г. - <text:a xlink:type="simple" xlink:href="http://ivo.garant.ru/document/redirect/409495209/132">Федеральный закон</text:a> от 8 августа 2024 г. N 287-ФЗ</text:p>
      <text:p text:style-name="s22"><text:a xlink:type="simple" xlink:href="http://ivo.garant.ru/document/redirect/76839264/55">См. предыдущую редакцию</text:a></text:p>
      <text:p text:style-name="s15"><text:span text:style-name="s10">Статья 55.</text:span> Внеочередное заседание общего собрания акционеров или заочное голосование</text:p>
      <text:p text:style-name="s9header">ГАРАНТ:</text:p>
      <text:p text:style-name="s9">См. <text:span text:style-name="s8">Энциклопедии</text:span>, <text:a xlink:type="simple" xlink:href="http://ivo.garant.ru/document/redirect/77531711/0">позиции высших судов</text:a> и другие <text:a xlink:type="simple" xlink:href="http://ivo.garant.ru/document/redirect/77130775/55">комментарии</text:a> к статье 55 настоящего Федерального закона</text:p>
      <text:p text:style-name="s1"><text:bookmark text:name="anchor49000"/>1. Внеочередное заседание общего собрания акционеров или заочное голосование для принятия решений общим собранием акционеров проводится по решению совета директоров (наблюдательного совета) общества на основании его собственной инициативы, требования ревизионной комиссии общества, аудиторской организации (индивидуального аудитора) общества, а также акционеров (акционера), являющихся владельцами не менее чем 10 процентов голосующих акций общества на дату предъявления требования.</text:p>
      <text:p text:style-name="s1"><text:bookmark text:name="anchor55012"/>Если функции совета директоров (наблюдательного совета) непубличного общества осуществляет общее собрание акционеров, такое решение принимается органом общества, к компетенции которого в соответствии с его уставом относится решение вопросов о проведении заседания общего собрания акционеров или заочного голосования и об утверждении повестки дня.</text:p>
      <text:p text:style-name="s1"><text:bookmark text:name="anchor5502"/>2. Внеочередное заседание общего собрания акционеров или заочное голосование, требование о проведении которых поступило от ревизионной комиссии общества, аудиторской организации (индивидуального аудитора) общества или акционеров (акционера), являющихся владельцами не менее чем 10 процентов голосующих акций общества, должно быть проведено в течение 40 дней с даты поступления в общество данного требования.</text:p>
      <text:p text:style-name="s1"><text:bookmark text:name="anchor55022"/>Если предлагаемая повестка дня внеочередного заседания общего собрания акционеров содержит вопрос об избрании членов совета директоров (наблюдательного совета) общества, такое заседание должно быть проведено в течение 75 дней с даты поступления в общество требования о его проведении, если более короткий срок не предусмотрен уставом общества. В этом случае совет директоров (наблюдательный совет) общества обязан определить дату, до которой будут приниматься предложения акционеров о выдвижении кандидатов для избрания в совет директоров (наблюдательный совет) общества.</text:p>
      <text:p text:style-name="s1"><text:bookmark text:name="anchor5503"/>3. В случаях, если в соответствии со <text:a xlink:type="simple" xlink:href="#anchor68">статьями 68 - 70</text:a> настоящего Федерального закона совет директоров (наблюдательный совет) общества обязан принять решение о проведении внеочередного заседания общего собрания акционеров или заочного голосования, такое заседание или такое заочное голосование должно быть проведено в течение 40 дней с даты принятия советом директоров (наблюдательным советом) общества указанного решения, если более короткий срок не предусмотрен уставом общества.</text:p>
      <text:p text:style-name="s1"><text:bookmark text:name="anchor55032"/>В случаях, если в соответствии с настоящим <text:a xlink:type="simple" xlink:href="#anchor6802">Федеральным законом</text:a> совет директоров (наблюдательный совет) общества обязан принять решение о проведении внеочередного заседания общего собрания акционеров для избрания членов совета директоров (наблюдательного совета) общества, такое заседание должно быть проведено в течение 70 дней с даты принятия решения о его проведении советом директоров (наблюдательным советом) общества, если более короткий срок не предусмотрен уставом общества.</text:p>
      <text:p text:style-name="s1"><text:bookmark text:name="anchor5504"/>4. В требовании о проведении внеочередного заседания общего собрания акционеров или заочного голосования должны быть сформулированы вопросы, подлежащие внесению в повестку дня. В этом требовании могут содержаться формулировки решений по каждому из предложенных вопросов, а также предложение о способе принятия решений общим собранием акционеров. В случае, если это требование содержит предложение о выдвижении кандидатов, на данное предложение распространяется действие соответствующих положений <text:a xlink:type="simple" xlink:href="#anchor53">статьи 53</text:a> настоящего Федерального закона.</text:p>
      <text:p text:style-name="s1"><text:bookmark text:name="anchor55042"/>Совет директоров (наблюдательный совет) общества не вправе вносить изменения в формулировки вопросов повестки дня, формулировки решений по вопросам повестки дня и изменять предложенный способ принятия решений общим собранием акционеров, если внеочередное заседание общего собрания акционеров или заочное голосование проводится по требованию ревизионной комиссии общества, аудиторской организации (индивидуального аудитора) общества или акционеров (акционера), являющихся владельцами не менее чем 10 процентов голосующих акций общества.</text:p>
      <text:p text:style-name="s1"><text:bookmark text:name="anchor5505"/>5. В случае, если требование о проведении внеочередного заседания общего собрания акционеров или заочного голосования поступает от акционеров (акционера), оно должно содержать имена (наименования) акционеров (акционера), требующих проведения такого заседания или такого заочного голосования, и указание количества, категории (типа) принадлежащих им акций. Данное требование подписывается лицами (лицом), требующими проведения внеочередного заседания общего собрания акционеров или заочного голосования.</text:p>
      <text:p text:style-name="s1"><text:bookmark text:name="anchor5506"/>6. В течение пяти дней с даты поступления требования о проведении внеочередного заседания общего собрания акционеров или заочного голосования советом директоров (наблюдательным советом) общества должно быть принято решение о проведении либо об отказе в проведении внеочередного заседания общего собрания акционеров или заочного голосования.</text:p>
      <text:p text:style-name="s1"><text:bookmark text:name="anchor5507"/>7. Решение об отказе в проведении внеочередного заседания общего собрания акционеров или заочного голосования по требованию лиц, указанных в <text:a xlink:type="simple" xlink:href="#anchor49000">пункте 1</text:a> настоящей статьи, может быть принято в случае, если:</text:p>
      <text:p text:style-name="s1"><text:bookmark text:name="anchor5571"/>1) не соблюден установленный настоящей статьей порядок предъявления требования о проведении внеочередного заседания общего собрания акционеров или заочного голосования;</text:p>
      <text:p text:style-name="s1"><text:bookmark text:name="anchor5572"/>2) акционеры (акционер), требующие проведения внеочередного заседания общего собрания акционеров или заочного голосования, не являются владельцами предусмотренного <text:a xlink:type="simple" xlink:href="#anchor49000">пунктом 1</text:a> настоящей статьи количества голосующих акций общества;</text:p>
      <text:p text:style-name="s1"><text:bookmark text:name="anchor5573"/>3) ни один из вопросов, предложенных для внесения в повестку дня, не отнесен к компетенции общего собрания акционеров и (или) не соответствует требованиям настоящего Федерального закона и иных правовых актов Российской Федерации;</text:p>
      <text:p text:style-name="s1"><text:bookmark text:name="anchor5574"/>4) предложенный способ принятия общим собранием акционеров решений по вопросам, предложенным для внесения в повестку дня, не соответствует требованиям настоящего Федерального закона.</text:p>
      <text:p text:style-name="s1"><text:bookmark text:name="anchor558"/>8. Решение совета директоров (наблюдательного совета) общества о проведении внеочередного заседания общего собрания акционеров или заочного голосования либо мотивированное решение об отказе в проведении внеочередного заседания общего собрания акционеров или заочного голосования направляется лицам, требующим их проведения, не позднее трех дней со дня принятия такого решения. Если требование о проведении внеочередного заседания общего собрания акционеров или заочного голосования поступило в общество от лиц, которые не зарегистрированы в реестре акционеров общества и дали указание (инструкцию) лицу, осуществляющему учет их прав на акции, указанное решение совета директоров (наблюдательного совета) общества направляется этим лицам не позднее трех дней со дня его принятия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и материалов лицам, осуществляющим права по ценным бумагам.</text:p>
      <text:p text:style-name="s1"><text:bookmark text:name="anchor559"/>9. В случае, если в течение срока, установленного <text:a xlink:type="simple" xlink:href="#anchor5506">пунктом 6</text:a> настоящей статьи, советом директоров (наблюдательным советом) общества не принято решение о проведении внеочередного заседания общего собрания акционеров или заочного голосования либо принято решение об отказе в их проведении, орган общества или лица, требующие проведения внеочередного заседания общего собрания акционеров или заочного голосования, вправе обратиться в суд с требованием о понуждении общества провести внеочередное заседание общего собрания акционеров или заочное голосование.</text:p>
      <text:p text:style-name="s1"><text:bookmark text:name="anchor5510"/>10. В решении суда о понуждении общества провести внеочередное заседание общего собрания акционеров или заочное голосование указываются сроки проведения внеочередного заседания общего собрания акционеров или заочного голосования. Исполнение решения суда возлагается на истца либо по его ходатайству на орган общества или иное лицо при условии их согласия. Таким органом не может быть совет директоров (наблюдательный совет) общества или орган непубличного общества, к компетенции которого в соответствии с его уставом относится решение вопросов о проведении заседания общего собрания акционеров или заочного голосования и об утверждении повестки дня, в случае, если функции совета директоров (наблюдательного совета) общества осуществляет общее собрание акционеров. При этом указанные орган общества или лицо обладает всеми предусмотренными настоящим Федеральным законом полномочиями, необходимыми для подготовки и проведения внеочередного заседания общего собрания акционеров или заочного голосования. В случае, если исполнение решения суда возлагается на истца, расходы на подготовку и проведение внеочередного заседания общего собрания акционеров или заочного голосования могут быть возмещены по решению общего собрания акционеров за счет средств общества.</text:p>
      <text:p text:style-name="s1"><text:bookmark text:name="anchor5511"/>11. В непубличном обществе, в котором в соответствии с настоящим <text:a xlink:type="simple" xlink:href="#anchor6412">Федеральным законом</text:a> функции совета директоров (наблюдательного совета) общества осуществляет общее собрание акционеров, правила, предусмотренные <text:a xlink:type="simple" xlink:href="#anchor5504">пунктами 4</text:a>, <text:a xlink:type="simple" xlink:href="#anchor5506">6 - 9</text:a> настоящей статьи, применяются к органу общества, который определен уставом общества и к компетенции которого относится решение вопросов о проведении заседания общего собрания акционеров или заочного голосования и об утверждении повестки дня. Правила, предусмотренные пунктами 4 - 10 настоящей статьи, применяются также к годовому заседанию общего собрания акционеров, если оно не было проведено в срок, установленный <text:a xlink:type="simple" xlink:href="#anchor4703">пунктом 3 статьи 47</text:a> настоящего Федерального закона.</text:p>
      <text:p text:style-name="s15"><text:bookmark text:name="anchor56"/><text:span text:style-name="s10">Статья 56.</text:span> Счетная комиссия</text:p>
      <text:p text:style-name="s9header">ГАРАНТ:</text:p>
      <text:p text:style-name="s9">См. <text:span text:style-name="s8">Энциклопедии</text:span>, <text:a xlink:type="simple" xlink:href="http://ivo.garant.ru/document/redirect/77530525/0">позиции высших судов</text:a> и другие <text:a xlink:type="simple" xlink:href="http://ivo.garant.ru/document/redirect/77130775/56">комментарии</text:a> к статье 56 настоящего Федерального закона</text:p>
      <text:p text:style-name="s22header">Информация об изменениях:</text:p>
      <text:p text:style-name="s22"><text:bookmark text:name="anchor50000"/><text:a xlink:type="simple" xlink:href="http://ivo.garant.ru/document/redirect/71109716/3038">Федеральным законом</text:a> от 29 июня 2015 г. N 210-ФЗ в пункт 1 статьи 56 настоящего Федерального закона внесены изменения</text:p>
      <text:p text:style-name="s22"><text:a xlink:type="simple" xlink:href="http://ivo.garant.ru/document/redirect/57401788/50000">См. текст пункта в предыдущей редакции</text:a></text:p>
      <text:p text:style-name="s1">1. В обществе с числом акционеров - владельцев голосующих акций общества более ста создается счетная комиссия, количественный и персональный состав которой утверждается общим собранием акционеров.</text:p>
      <text:p text:style-name="s1"><text:bookmark text:name="anchor56012"/>В обществе с числом акционеров - владельцев голосующих акций более 500 функции счетной комиссии выполняет регистратор.</text:p>
      <text:p text:style-name="s22header">Информация об изменениях:</text:p>
      <text:p text:style-name="s22"><text:bookmark text:name="anchor562"/>Пункт 2 изменен с 19 июля 2018 г. - <text:a xlink:type="simple" xlink:href="http://ivo.garant.ru/document/redirect/71992492/115">Федеральный закон</text:a> от 19 июля 2018 г. N 209-ФЗ</text:p>
      <text:p text:style-name="s22"><text:a xlink:type="simple" xlink:href="http://ivo.garant.ru/document/redirect/77663246/562">См. предыдущую редакцию</text:a></text:p>
      <text:p text:style-name="s1">2. В составе счетной комиссии не может быть менее трех человек. В счетную комиссию не могут входить члены совета директоров (наблюдательного совета) общества, члены ревизионной комиссии общества, члены коллегиального исполнительного органа общества, единоличный исполнительный орган общества, а равно управляющая организация или управляющий, а также лица, выдвигаемые кандидатами на эти должности.</text:p>
      <text:p text:style-name="s22header">Информация об изменениях:</text:p>
      <text:p text:style-name="s22"><text:bookmark text:name="anchor5603"/><text:a xlink:type="simple" xlink:href="http://ivo.garant.ru/document/redirect/12123866/172">Федеральным законом</text:a> от 7 августа 2001 г. N 120-ФЗ пункт 3 статьи 56 настоящего Федерального закона изложен в новой редакции, <text:a xlink:type="simple" xlink:href="http://ivo.garant.ru/document/redirect/12123866/2">вступающей в силу</text:a> с 1 января 2002 г.</text:p>
      <text:p text:style-name="s22"><text:a xlink:type="simple" xlink:href="http://ivo.garant.ru/document/redirect/3960792/5603">См. текст пункта в предыдущей редакции</text:a></text:p>
      <text:p text:style-name="s1">3. В случае, если срок полномочий счетной комиссии истек либо количество ее членов стало менее трех, а также в случае явки для исполнения своих обязанностей менее трех членов счетной комиссии для осуществления функций счетной комиссии может быть привлечен регистратор.</text:p>
      <text:p text:style-name="s22header">Информация об изменениях:</text:p>
      <text:p text:style-name="s22"><text:bookmark text:name="anchor5604"/>Пункт 4 изменен с 1 марта 2025 г. - <text:a xlink:type="simple" xlink:href="http://ivo.garant.ru/document/redirect/409495209/133">Федеральный закон</text:a> от 8 августа 2024 г. N 287-ФЗ</text:p>
      <text:p text:style-name="s22"><text:a xlink:type="simple" xlink:href="http://ivo.garant.ru/document/redirect/76839264/5604">См. предыдущую редакцию</text:a></text:p>
      <text:p text:style-name="s1">4. Счетная комиссия проверяет полномочия лиц, участвующих в заседании общего собрания акционеров или заочном голосовании, и регистрирует лиц, участвующих в таком заседании, определяет кворум для принятия решений общим собранием акционеров, разъясняет вопросы, возникающие в связи с реализацией акционерами (их представителями) права голоса по вопросам повестки дня, разъясняет порядок голосования по вопросам, выносимым на голосование, обеспечивает установленный порядок голосования и права акционеров на участие в голосовании, подсчитывает голоса и подводит итоги голосования, составляет протокол об итогах голосования, передает в архив бюллетени для голосования.</text:p>
      <text:p text:style-name="s1"/>
      <text:p text:style-name="s22header">Информация об изменениях:</text:p>
      <text:p text:style-name="s22"><text:bookmark text:name="anchor57"/>Наименование изменено с 1 марта 2025 г. - <text:a xlink:type="simple" xlink:href="http://ivo.garant.ru/document/redirect/409495209/271">Федеральный закон</text:a> от 8 августа 2024 г. N 287-ФЗ</text:p>
      <text:p text:style-name="s22"><text:a xlink:type="simple" xlink:href="http://ivo.garant.ru/document/redirect/76839264/57">См. предыдущую редакцию</text:a></text:p>
      <text:p text:style-name="s15"><text:span text:style-name="s10">Статья 57.</text:span> Порядок участия акционеров в заседании или заочном голосовании</text:p>
      <text:p text:style-name="s9header">ГАРАНТ:</text:p>
      <text:p text:style-name="s9">См. <text:span text:style-name="s8">Энциклопедии</text:span>, <text:a xlink:type="simple" xlink:href="http://ivo.garant.ru/document/redirect/77530527/0">позиции высших судов</text:a> и другие <text:a xlink:type="simple" xlink:href="http://ivo.garant.ru/document/redirect/77130775/57">комментарии</text:a> к статье 57 настоящего Федерального закона</text:p>
      <text:p text:style-name="s22header">Информация об изменениях:</text:p>
      <text:p text:style-name="s22"><text:bookmark text:name="anchor51000"/>Пункт 1 изменен с 1 марта 2025 г. - <text:a xlink:type="simple" xlink:href="http://ivo.garant.ru/document/redirect/409495209/272">Федеральный закон</text:a> от 8 августа 2024 г. N 287-ФЗ</text:p>
      <text:p text:style-name="s22"><text:a xlink:type="simple" xlink:href="http://ivo.garant.ru/document/redirect/76839264/51000">См. предыдущую редакцию</text:a></text:p>
      <text:p text:style-name="s1">1. Право участвовать в заседании общего собрания акционеров или заочном голосовании осуществляется акционером как лично, так и через своего представителя.</text:p>
      <text:p text:style-name="s1"><text:bookmark text:name="anchor57012"/>Представитель акционера действует в соответствии с полномочиями, основанными на указаниях федеральных законов или <text:span text:style-name="s8">актов</text:span> уполномоченных на то государственных органов или органов местного самоуправления либо доверенности, составленной в письменной форме. Доверенность должна содержать сведения о представляемом и представителе. Доверенность должна быть оформлена в соответствии с требованиями <text:a xlink:type="simple" xlink:href="http://ivo.garant.ru/document/redirect/10164072/18513">пунктов 3</text:a> и <text:a xlink:type="simple" xlink:href="http://ivo.garant.ru/document/redirect/10164072/18514">4 статьи 185.1</text:a> Гражданского кодекса Российской Федерации или удостоверена нотариально.</text:p>
      <text:p text:style-name="s1"><text:bookmark text:name="anchor5713"/>Акционер вправе в любое время заменить своего представителя или лично принять участие в заседании или заочном голосовании.</text:p>
      <text:p text:style-name="s22header">Информация об изменениях:</text:p>
      <text:p text:style-name="s22"><text:bookmark text:name="anchor5702"/>Пункт 2 изменен с 1 марта 2025 г. - <text:a xlink:type="simple" xlink:href="http://ivo.garant.ru/document/redirect/409495209/273">Федеральный закон</text:a> от 8 августа 2024 г. N 287-ФЗ</text:p>
      <text:p text:style-name="s22"><text:a xlink:type="simple" xlink:href="http://ivo.garant.ru/document/redirect/76839264/5702">См. предыдущую редакцию</text:a></text:p>
      <text:p text:style-name="s1">2. В случае передачи акций после установленной даты определения (фиксации) лиц, имеющих право голоса при принятии решений общим собранием акционеров, и до даты проведения заседания общего собрания акционеров или направления бюллетеня для голосования при проведении заочного голосования лицо, имеющее право голоса при принятии решений общим собранием акционеров, обязано выдать приобретателю доверенность или голосовать при принятии решений общим собранием акционеров в соответствии с указаниями приобретателя акций, если это предусмотрено договором о передаче акций.</text:p>
      <text:p text:style-name="s22header">Информация об изменениях:</text:p>
      <text:p text:style-name="s22"><text:bookmark text:name="anchor5703"/>Пункт 3 изменен с 1 марта 2025 г. - <text:a xlink:type="simple" xlink:href="http://ivo.garant.ru/document/redirect/409495209/274">Федеральный закон</text:a> от 8 августа 2024 г. N 287-ФЗ</text:p>
      <text:p text:style-name="s22"><text:a xlink:type="simple" xlink:href="http://ivo.garant.ru/document/redirect/76839264/5703">См. предыдущую редакцию</text:a></text:p>
      <text:p text:style-name="s1">3. В случае, если акция общества находится в общей долевой собственности нескольких лиц, то правомочия по участию в заседании или заочном голосовании осуществляются по их усмотрению одним из участников общей долевой собственности либо их общим представителем. Полномочия каждого из указанных лиц должны быть надлежащим образом оформлены.</text:p>
      <text:p text:style-name="s1"/>
      <text:p text:style-name="s22header">Информация об изменениях:</text:p>
      <text:p text:style-name="s22"><text:bookmark text:name="anchor58"/>Статья 58 изменена с 1 марта 2025 г. - <text:a xlink:type="simple" xlink:href="http://ivo.garant.ru/document/redirect/409495209/135">Федеральный закон</text:a> от 8 августа 2024 г. N 287-ФЗ</text:p>
      <text:p text:style-name="s22"><text:a xlink:type="simple" xlink:href="http://ivo.garant.ru/document/redirect/76839264/58">См. предыдущую редакцию</text:a></text:p>
      <text:p text:style-name="s15"><text:span text:style-name="s10">Статья 58.</text:span> Кворум заседания общего собрания акционеров или заочного голосования</text:p>
      <text:p text:style-name="s9header">ГАРАНТ:</text:p>
      <text:p text:style-name="s9">См. <text:span text:style-name="s8">Энциклопедии</text:span>, <text:a xlink:type="simple" xlink:href="http://ivo.garant.ru/document/redirect/77530534/0">позиции высших судов</text:a> и другие <text:a xlink:type="simple" xlink:href="http://ivo.garant.ru/document/redirect/77130775/58">комментарии</text:a> к статье 58 настоящего Федерального закона</text:p>
      <text:p text:style-name="s1"><text:bookmark text:name="anchor52000"/>1. Общее собрание акционеров правомочно принимать решения (кворум заседания или заочного голосования для принятия решений общим собранием акционеров имеется), если в заседании или заочном голосовании приняли участие акционеры, обладающие в совокупности более чем половиной голосов размещенных голосующих акций общества. В случае проведения заседания общего собрания акционеров, голосование на котором совмещается с заочным голосованием, общее собрание акционеров правомочно принимать решения, если акционеры, обладающие в совокупности более чем половиной голосов размещенных голосующих акций общества, приняли участие в заседании и заочном голосовании.</text:p>
      <text:p text:style-name="s1"><text:bookmark text:name="anchor5802"/>2. Принявшими участие в заседании общего собрания акционеров считаются акционеры, зарегистрировавшиеся для участия в нем, в том числе с использованием электронных либо иных технических средств.</text:p>
      <text:p text:style-name="s1"><text:bookmark text:name="anchor5822"/>Принявшими участие в заочном голосовании считаются акционеры, заполненные бюллетени для голосования которых получены обществом не позднее даты окончания приема заполненных бюллетеней для голосования при проведении заочного голосования.</text:p>
      <text:p text:style-name="s1"><text:bookmark text:name="anchor5823"/>Принявшими участие в заочном голосовании считаются также акционеры, которые в соответствии с правилами <text:a xlink:type="simple" xlink:href="http://ivo.garant.ru/document/redirect/10106464/890">законодательства</text:a> Российской Федерации о ценных бумагах дали лицам, осуществляющим учет их прав на акции, указания (инструкции) о голосовании, если сообщения об их волеизъявлении получены не позднее даты окончания приема бюллетеней для голосования при проведении заочного голосования.</text:p>
      <text:p text:style-name="s1"><text:bookmark text:name="anchor5803"/>3. Если повестка дня включает в себя вопросы, голосование по которым осуществляется разным составом голосующих, определение кворума для принятия решений по этим вопросам осуществляется отдельно. При этом отсутствие кворума для принятия решений по вопросам, голосование по которым осуществляется одним составом голосующих, не препятствует принятию решений по вопросам, голосование по которым осуществляется другим составом голосующих, для принятия которых кворум имеется.</text:p>
      <text:p text:style-name="s1"><text:bookmark text:name="anchor5804"/>4. При отсутствии кворума на годовом заседании общего собрания акционеров должно быть проведено повторное заседание с той же повесткой дня. При отсутствии кворума на внеочередном заседании общего собрания акционеров или для принятия решений заочным голосованием может быть проведено повторное внеочередное заседание или повторное заочное голосование с той же повесткой дня.</text:p>
      <text:p text:style-name="s1"><text:bookmark text:name="anchor5842"/>При проведении повторного заседания или повторного заочного голосования общее собрание акционеров правомочно принимать решения, если в повторном заседании или повторном заочном голосовании приняли участие акционеры, обладающие в совокупности не менее чем 30 процентами голосов размещенных голосующих акций общества. При проведении повторного заседания, голосование на котором совмещается с заочным голосованием, общее собрание акционеров правомочно принимать решения, если акционеры, обладающие в совокупности не менее чем 30 процентами голосов размещенных голосующих акций общества, приняли участие в таком заседании и таком заочном голосовании. Уставом общества с числом акционеров более 500 тысяч может быть предусмотрен меньший кворум для проведения повторного заседания или повторного заочного голосования.</text:p>
      <text:p text:style-name="s1"><text:bookmark text:name="anchor5843"/>Сообщение о проведении повторного заседания или повторного заочного голосования должно быть сделано в соответствии с требованиями статьи 52 настоящего Федерального закона. При этом положения <text:a xlink:type="simple" xlink:href="#anchor520102">абзаца второго пункта 1 статьи 52</text:a> настоящего Федерального закона не применяются. Вручение, направление и опубликование бюллетеней для голосования при проведении повторного заседания или повторного заочного голосования осуществляются в соответствии с требованиями <text:a xlink:type="simple" xlink:href="#anchor60">статьи 60</text:a> настоящего Федерального закона.</text:p>
      <text:p text:style-name="s1"><text:bookmark text:name="anchor5805"/>5. Если повторное заседание или повторное заочное голосование проводится менее чем через 40 дней после несостоявшегося заседания или после даты окончания приема бюллетеней для голосования при несостоявшемся заочном голосовании, лица, имеющие право голоса при принятии решений общим собранием акционеров на повторном заседании или при проведении повторного заочного голосования, определяются (фиксируются) на дату, на которую определялись (фиксировались) лица, имевшие право голоса при принятии решений общим собранием акционеров на заседании или при проведении заочного голосования, которые признаны несостоявшимися.</text:p>
      <text:p text:style-name="s1"><text:bookmark text:name="anchor5806"/>6. При отсутствии кворума на годовом заседании общего собрания акционеров, которое проводилось на основании решения суда, не позднее чем через 60 дней после несостоявшегося заседания должно быть проведено повторное заседание общего собрания акционеров с той же повесткой дня. При этом дополнительное обращение в суд не требуется. Подготовка и проведение повторного заседания общего собрания акционеров осуществляется лицом или органом общества, указанными в решении суда. Если указанные лицо или орган не сделали сообщение о проведении годового заседания общего собрания акционеров и (или) не провели такое годовое заседание в указанные решением суда сроки, подготовка и проведение повторного заседания общего собрания акционеров осуществляются другими лицами или органом общества, обратившимися с иском в суд, при условии, что эти лица или орган общества указаны в решении суда.</text:p>
      <text:p text:style-name="s1"><text:bookmark text:name="anchor5862"/>В случае отсутствия кворума при проведении внеочередного заседания общего собрания акционеров или заочного голосования, которые проводились на основании решения суда, повторное заседание или повторное заочное голосование не проводится.</text:p>
      <text:p text:style-name="s1"/>
      <text:p text:style-name="s1"><text:bookmark text:name="anchor59"/><text:span text:style-name="s10">Статья 59.</text:span> Утратила силу с 1 марта 2025 г. - <text:a xlink:type="simple" xlink:href="http://ivo.garant.ru/document/redirect/409495209/136">Федеральный закон</text:a> от 8 августа 2024 г. N 287-ФЗ</text:p>
      <text:p text:style-name="s22header">Информация об изменениях:</text:p>
      <text:p text:style-name="s22"><text:a xlink:type="simple" xlink:href="http://ivo.garant.ru/document/redirect/76839264/59">См. предыдущую редакцию</text:a></text:p>
      <text:p text:style-name="s22"/>
      <text:p text:style-name="s22header">Информация об изменениях:</text:p>
      <text:p text:style-name="s22"><text:bookmark text:name="anchor60"/>Статья 60 изменена с 1 марта 2025 г. - <text:a xlink:type="simple" xlink:href="http://ivo.garant.ru/document/redirect/409495209/137">Федеральный закон</text:a> от 8 августа 2024 г. N 287-ФЗ</text:p>
      <text:p text:style-name="s22"><text:a xlink:type="simple" xlink:href="http://ivo.garant.ru/document/redirect/76839264/60">См. предыдущую редакцию</text:a></text:p>
      <text:p text:style-name="s15"><text:span text:style-name="s10">Статья 60.</text:span> Бюллетень для голосования</text:p>
      <text:p text:style-name="s9header">ГАРАНТ:</text:p>
      <text:p text:style-name="s9">См. <text:span text:style-name="s8">Энциклопедии</text:span>, <text:a xlink:type="simple" xlink:href="http://ivo.garant.ru/document/redirect/77530535/0">позиции высших судов</text:a> и другие <text:a xlink:type="simple" xlink:href="http://ivo.garant.ru/document/redirect/77130775/60">комментарии</text:a> к статье 60 настоящего Федерального закона</text:p>
      <text:p text:style-name="s1"><text:bookmark text:name="anchor53000"/>1. Голосование на заседании общего собрания акционеров может осуществляться бюллетенями для голосования.</text:p>
      <text:p text:style-name="s1"><text:bookmark text:name="anchor6012"/>Голосование бюллетенями для голосования должно осуществляться в случае, если решения общего собрания акционеров принимаются путем проведения заочного голосования, либо на заседании общего собрания акционеров, голосование на котором совмещается с заочным голосованием, либо на заседании общего собрания акционеров с дистанционным участием.</text:p>
      <text:p text:style-name="s1"><text:bookmark text:name="anchor6013"/>К голосованию, осуществляемому бюллетенями для голосования, приравнивается получение регистратором общества сообщений о волеизъявлении лиц, которые имеют право голоса при принятии решений общим собранием акционеров, не зарегистрированы в реестре акционеров общества и в соответствии с требованиями <text:a xlink:type="simple" xlink:href="http://ivo.garant.ru/document/redirect/10106464/890">законодательства</text:a> Российской Федерации о ценных бумагах дали лицам, осуществляющим учет их прав на акции, указания (инструкции) о голосовании.</text:p>
      <text:p text:style-name="s1"><text:bookmark text:name="anchor6002"/>2. Бюллетень для голосования должен быть вручен под роспись каждому лицу, имеющему право голоса при принятии решений общим собранием акционеров (его представителю), зарегистрировавшемуся для участия в заседании общего собрания акционеров, за исключением случаев, предусмотренных настоящей статьей.</text:p>
      <text:p text:style-name="s1"><text:bookmark text:name="anchor6022"/>Бюллетень для голосования должен быть направлен или вручен под роспись каждому лицу, зарегистрированному в реестре акционеров общества и имеющему право голоса при принятии решений общим собранием акционеров, не позднее чем за 20 дней до даты проведения заседания общего собрания акционеров, голосование на котором совмещается с заочным голосованием, или даты окончания приема бюллетеней для голосования при проведении заочного голосования. Направление бюллетеней для голосования в этом случае осуществляется регистрируемым почтовым отправлением, если иной способ их направления, в том числе в виде электронного сообщения по адресу электронной почты, указанному в реестре акционеров общества, не предусмотрен уставом общества.</text:p>
      <text:p text:style-name="s1"><text:bookmark text:name="anchor6023"/>Если предусматривается возможность заполнения и направления бюллетеней для голосования в электронной форме (за исключением направления по адресу электронной почты), электронная форма бюллетеней для голосования должна быть доступна для заполнения и направления с использованием электронных либо иных технических средств в течение срока, который начинается не позднее чем за 20 дней и заканчивается за два дня до даты проведения заседания общего собрания акционеров, голосование на котором совмещается с заочным голосованием, а также во время проведения заседания для лиц, принимающих в нем участие, или в течение не менее 20 дней до даты окончания приема бюллетеней для голосования при проведении заочного голосования.</text:p>
      <text:p text:style-name="s1"><text:bookmark text:name="anchor6003"/>3. Уставом общества с числом акционеров более 500 тысяч может быть предусмотрено опубликование в указанный в <text:a xlink:type="simple" xlink:href="#anchor6002">пункте 2</text:a> настоящей статьи срок бланков бюллетеней для голосования в печатном издании, доступном для всех акционеров общества, определенном уставом общества.</text:p>
      <text:p text:style-name="s1"><text:bookmark text:name="anchor6004"/>4. Уставом общества во время проведения заседания общего собрания акционеров может предусматриваться возможность заполнения и направления лицами, участвующими в заседании, бюллетеней для голосования в электронной форме с использованием электронных либо иных технических средств, включая направление по указанному в сообщении о проведении заседания адресу электронной почты, и (или) возможность направления электронных образов заполненных бюллетеней для голосования по указанному в сообщении о проведении заседания адресу электронной почты. При проведении заседания общего собрания акционеров с дистанционным участием во время его проведения должна предоставляться возможность заполнения и направления бюллетеней для голосования в электронной форме с использованием электронных либо иных технических средств.</text:p>
      <text:p text:style-name="s1"><text:bookmark text:name="anchor60042"/>При проведении заочного голосования направление заполненных бюллетеней для голосования осуществляется по почтовому адресу, указанному в сообщении о проведении заочного голосования. Уставом общества при проведении заочного голосования может предусматриваться возможность заполнения и направления бюллетеней для голосования в электронной форме с использованием электронных либо иных технических средств, включая направление по указанному в сообщении о проведении заочного голосования адресу электронной почты, и (или) возможность направления электронных образов заполненных бюллетеней для голосования по указанному в сообщении о проведении заочного голосования адресу электронной почты.</text:p>
      <text:p text:style-name="s1"><text:bookmark text:name="anchor6005"/>5. При направлении бюллетеней для голосования в электронной форме с использованием электронных либо иных технических средств и электронных образов заполненных бюллетеней для голосования должны фиксироваться дата и время их отправки.</text:p>
      <text:p text:style-name="s1"><text:bookmark text:name="anchor6006"/>6. В бюллетене для голосования должны быть <text:span text:style-name="s8">указаны</text:span>:</text:p>
      <text:p text:style-name="s1"><text:bookmark text:name="anchor6061"/>1) полное фирменное наименование общества и место его нахождения;</text:p>
      <text:p text:style-name="s1"><text:bookmark text:name="anchor6062"/>2) способ принятия решений общим собранием акционеров (заседание или заочное голосование);</text:p>
      <text:p text:style-name="s1"><text:bookmark text:name="anchor6063"/>3) дата и время проведения заседания, а если голосование на заседании совмещается с заочным голосованием, также дата окончания приема бюллетеней для голосования при проведении заочного голосования;</text:p>
      <text:p text:style-name="s1"><text:bookmark text:name="anchor6064"/>4) дата окончания приема бюллетеней для голосования при проведении заочного голосования;</text:p>
      <text:p text:style-name="s1"><text:bookmark text:name="anchor6065"/>5) место проведения заседания или сведения о том, что заседание общего собрания акционеров с дистанционным участием проводится без определения места его проведения;</text:p>
      <text:p text:style-name="s1"><text:bookmark text:name="anchor6066"/>6) формулировки решений по каждому вопросу повестки дня (имя каждого кандидата), голосование по которому осуществляется данным бюллетенем для голосования;</text:p>
      <text:p text:style-name="s1"><text:bookmark text:name="anchor6067"/>7) варианты голосования по каждому вопросу повестки дня, выраженные формулировками "за", "против" или "воздержался", упоминание о том, что бюллетень для голосования должен быть подписан лицом, имеющим право голоса при принятии решений общим собранием акционеров, или его представителем.</text:p>
      <text:p text:style-name="s1"><text:bookmark text:name="anchor6007"/>7. В случае осуществления кумулятивного голосования бюллетень для голосования должен содержать указание на это и разъяснение существа кумулятивного голосования.</text:p>
      <text:p text:style-name="s1"><text:bookmark text:name="anchor6008"/>8. Бюллетень для голосования подписывается лицом, имеющим право голоса при принятии решений общим собранием акционеров, или его представителем собственноручной подписью.</text:p>
      <text:p text:style-name="s9header">ГАРАНТ:</text:p>
      <text:p text:style-name="s9"><text:bookmark text:name="anchor6009"/>Пункт 9 <text:a xlink:type="simple" xlink:href="http://ivo.garant.ru/document/redirect/409495209/84">вступает в силу</text:a> с 1 сентября 2027 г.</text:p>
      <text:p text:style-name="s9"> </text:p>
      <text:p text:style-name="s9">Положения пункта 9 (в редакции <text:a xlink:type="simple" xlink:href="http://ivo.garant.ru/document/redirect/409495209/137">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9. Бюллетень для голосования в электронной форме или электронный образ заполненного бюллетеня для голосования подписывается (заверяется) лицом, имеющим право голоса при принятии решений общим собранием акционеров, или его представителем усиленной квалифицированной <text:a xlink:type="simple" xlink:href="http://ivo.garant.ru/document/redirect/12184522/21">электронной подписью</text:a> при наличии действующего квалифицированного сертификата ключа проверки электронной подписи, в том числе усиленной квалифицированной электронной подписью юридического лица, если подписывающим (заверяющим) лицом является лицо, действующее от имени юридического лица без доверенности, или, если это предусмотрено уставом общества или внутренним документом общества, регулирующим деятельность общего собрания акционеров, может также подписываться (заверяться):</text:p>
      <text:p text:style-name="s25_fi698"><text:bookmark text:name="anchor6091"/>1) одним из видов <text:a xlink:type="simple" xlink:href="http://ivo.garant.ru/document/redirect/12184522/21">электронной подписи</text:a>, предусмотренных <text:a xlink:type="simple" xlink:href="#anchor4921">подпунктами 1</text:a> и <text:a xlink:type="simple" xlink:href="#anchor4922">2 пункта 2 статьи 49.1</text:a> настоящего Федерального закона. При этом вид электронной подписи, предусмотренный подпунктом 1 пункта 2 статьи 49.1 настоящего Федерального закона, не может использоваться физическим лицом, действующим от имени юридического лица без доверенности;</text:p>
      <text:p text:style-name="s25_fi698"><text:bookmark text:name="anchor6092"/>2) простой <text:a xlink:type="simple" xlink:href="http://ivo.garant.ru/document/redirect/12184522/21">электронной подписью</text:a>, ключ которой получен при личной явке в соответствии с <text:a xlink:type="simple" xlink:href="http://ivo.garant.ru/document/redirect/70306198/1000">правилами</text:a> использования простой электронной подписи при обращении за получением государственных и муниципальных услуг в электронной форме, установленными Правительством Российской Федерации, при условии, что подписывающее (заверяющее) лицо устанавливается с использованием способа, предусмотренного <text:a xlink:type="simple" xlink:href="#anchor4923">подпунктом 3 пункта 2 статьи 49.1</text:a> настоящего Федерального закона. <text:a xlink:type="simple" xlink:href="http://ivo.garant.ru/document/redirect/412190820/1000">Требования</text:a> к проверке такой простой электронной подписи при хранении бюллетеня для голосования в электронной форме или электронного образа заполненного бюллетеня для голосования устанавливаются Правительством Российской Федерации.</text:p>
      <text:p text:style-name="s9header">ГАРАНТ:</text:p>
      <text:p text:style-name="s9"><text:bookmark text:name="anchor6010"/>Пункт 10 <text:a xlink:type="simple" xlink:href="http://ivo.garant.ru/document/redirect/409495209/84">вступает в силу</text:a> с 1 сентября 2027 г.</text:p>
      <text:p text:style-name="s9"> </text:p>
      <text:p text:style-name="s9">Положения пункта 10 (в редакции <text:a xlink:type="simple" xlink:href="http://ivo.garant.ru/document/redirect/409495209/137">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10. Полномочия лица, подписавшего (заверившего) бюллетень для голосования в электронной форме или электронный образ заполненного бюллетеня для голосования в качестве представителя лица, имеющего право голоса при принятии решений общим собранием акционеров, основанные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 подтверждаются по правилам, установленным <text:a xlink:type="simple" xlink:href="#anchor493">пунктом 3 статьи 49.1</text:a> настоящего Федерального закона.</text:p>
      <text:p text:style-name="s9header">ГАРАНТ:</text:p>
      <text:p text:style-name="s9"><text:bookmark text:name="anchor6011"/>Пункт 11 <text:a xlink:type="simple" xlink:href="http://ivo.garant.ru/document/redirect/409495209/84">вступает в силу</text:a> с 1 сентября 2027 г.</text:p>
      <text:p text:style-name="s9"> </text:p>
      <text:p text:style-name="s9">Положения пункта 11 (в редакции <text:a xlink:type="simple" xlink:href="http://ivo.garant.ru/document/redirect/409495209/137">Федерального закона</text:a> от 8 августа 2024 г. N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11. Установление лица, подписавшего (заверившего) бюллетень для голосования в электронной форме или электронный образ заполненного бюллетеня для голосования (за исключением лица, указанного в <text:a xlink:type="simple" xlink:href="#anchor6010">пункте 10</text:a> настоящей статьи, и лица, подписавшего (заверившего) бюллетень для голосования в электронной форме или электронный образ заполненного бюллетеня для голосования усиленной квалифицированной <text:a xlink:type="simple" xlink:href="http://ivo.garant.ru/document/redirect/12184522/21">электронной подписью</text:a> юридического лица), осуществляется по правилам, установленным <text:a xlink:type="simple" xlink:href="#anchor494">пунктом 4 статьи 49.1</text:a> настоящего Федерального закона.</text:p>
      <text:p text:style-name="s1"/>
      <text:p text:style-name="s15"><text:bookmark text:name="anchor61"/><text:span text:style-name="s10">Статья 61.</text:span> Подсчет голосов при голосовании, осуществляемом бюллетенями для голосования</text:p>
      <text:p text:style-name="s9header">ГАРАНТ:</text:p>
      <text:p text:style-name="s9">См. <text:a xlink:type="simple" xlink:href="http://ivo.garant.ru/document/redirect/57590073/0">Энциклопедии</text:a> и другие <text:a xlink:type="simple" xlink:href="http://ivo.garant.ru/document/redirect/77130775/61">комментарии</text:a> к статье 61 настоящего Федерального закона</text:p>
      <text:p text:style-name="s1"><text:bookmark text:name="anchor6101"/>При голосовании, осуществляемом бюллетенями для голосования, засчитываются голоса по тем вопросам, по которым голосующим оставлен только один из возможных вариантов голосования. Бюллетени для голосования, заполненные с нарушением вышеуказанного требования, признаются недействительными, и голоса по содержащимся в них вопросам не подсчитываются.</text:p>
      <text:p text:style-name="s1"><text:bookmark text:name="anchor6102"/>В случае, если бюллетень для голосования содержит несколько вопросов, поставленных на голосование, несоблюдение вышеуказанного требования в отношении одного или нескольких вопросов не влечет за собой признания бюллетеня для голосования недействительным в целом.</text:p>
      <text:p text:style-name="s1"/>
      <text:p text:style-name="s22header">Информация об изменениях:</text:p>
      <text:p text:style-name="s22"><text:bookmark text:name="anchor62"/><text:a xlink:type="simple" xlink:href="http://ivo.garant.ru/document/redirect/12123866/174">Федеральным законом</text:a> от 7 августа 2001 г. N 120-ФЗ в наименование статьи 62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62">См. текст наименования в предыдущей редакции</text:a></text:p>
      <text:p text:style-name="s15"><text:span text:style-name="s10">Статья 62.</text:span> Протокол и отчет об итогах голосования</text:p>
      <text:p text:style-name="s9header">ГАРАНТ:</text:p>
      <text:p text:style-name="s9">См. <text:a xlink:type="simple" xlink:href="http://ivo.garant.ru/document/redirect/57590074/0">Энциклопедии</text:a>, <text:a xlink:type="simple" xlink:href="http://ivo.garant.ru/document/redirect/77531271/0">позиции высших судов</text:a> и другие <text:a xlink:type="simple" xlink:href="http://ivo.garant.ru/document/redirect/77130775/62">комментарии</text:a> к статье 62 настоящего Федерального закона</text:p>
      <text:p text:style-name="s22header">Информация об изменениях:</text:p>
      <text:p text:style-name="s22"><text:bookmark text:name="anchor54000"/>Пункт 1 изменен с 1 марта 2025 г. - <text:a xlink:type="simple" xlink:href="http://ivo.garant.ru/document/redirect/409495209/275">Федеральный закон</text:a> от 8 августа 2024 г. N 287-ФЗ</text:p>
      <text:p text:style-name="s22"><text:a xlink:type="simple" xlink:href="http://ivo.garant.ru/document/redirect/76839264/54000">См. предыдущую редакцию</text:a></text:p>
      <text:p text:style-name="s9header">ГАРАНТ:</text:p>
      <text:p text:style-name="s9"><text:a xlink:type="simple" xlink:href="http://ivo.garant.ru/document/redirect/404993267/61">Федеральным законом</text:a> от 14 июля 2022 г. N 292-ФЗ действие второго предложения пункта 1 статьи 62 было приостановлено до 31 декабря 2022 г. включительно</text:p>
      <text:p text:style-name="s9"><text:a xlink:type="simple" xlink:href="http://ivo.garant.ru/document/redirect/74451946/21">Федеральным законом</text:a> от 31 июля 2020 г. N 297-ФЗ действие второго предложения пункта 1 статьи 62 было приостановлено с 31 июля 2020 г. до 31 декабря 2020 г.</text:p>
      <text:p text:style-name="s1">1. По итогам голосования счетная комиссия составляет <text:a xlink:type="simple" xlink:href="http://ivo.garant.ru/document/redirect/72146512/435">протокол</text:a> об итогах голосования, подписываемый членами счетной комиссии или лицом, выполняющим ее функции. Протокол об итогах голосования составляется не позднее трех рабочих дней после закрытия заседания общего собрания акционеров или даты окончания приема бюллетеней для голосования при проведении заочного голосования.</text:p>
      <text:p text:style-name="s22header">Информация об изменениях:</text:p>
      <text:p text:style-name="s22"><text:bookmark text:name="anchor6202"/>Пункт 2 изменен с 1 марта 2025 г. - <text:a xlink:type="simple" xlink:href="http://ivo.garant.ru/document/redirect/409495209/276">Федеральный закон</text:a> от 8 августа 2024 г. N 287-ФЗ</text:p>
      <text:p text:style-name="s22"><text:a xlink:type="simple" xlink:href="http://ivo.garant.ru/document/redirect/76839264/6202">См. предыдущую редакцию</text:a></text:p>
      <text:p text:style-name="s1">2. После составления протокола об итогах проведения заседания или заочного голосования для принятия решений общим собранием акционеров (далее - протокол общего собрания акционеров) и протокола об итогах голосования бюллетени для голосования, составленные на бумажном носителе, опечатываются счетной комиссией и сдаются в архив общества на хранение. Общество должно обеспечить хранение информации о волеизъявлении лиц, которые не зарегистрированы в реестре акционеров общества и в соответствии с требованиями <text:a xlink:type="simple" xlink:href="http://ivo.garant.ru/document/redirect/10106464/890">законодательства</text:a> Российской Федерации о ценных бумагах дали лицам, осуществляющим учет их прав на акции, указания (инструкции) о голосовании, а также полученных бюллетеней для голосования в электронной форме или электронных образов заполненных бюллетеней для голосования.</text:p>
      <text:p text:style-name="s9header">ГАРАНТ:</text:p>
      <text:p text:style-name="s9">См. <text:a xlink:type="simple" xlink:href="http://ivo.garant.ru/document/redirect/12132192/1000">Положение</text:a> о порядке и сроках хранения документов акционерных обществ, утвержденное <text:a xlink:type="simple" xlink:href="http://ivo.garant.ru/document/redirect/12132192/0">постановлением</text:a> ФКЦБ России от 16 июля 2003 г. N 03-33/пс</text:p>
      <text:p text:style-name="s1"><text:bookmark text:name="anchor55000"/>3. Протокол об итогах голосования подлежит приобщению к протоколу общего собрания акционеров.</text:p>
      <text:p text:style-name="s22header">Информация об изменениях:</text:p>
      <text:p text:style-name="s22"><text:bookmark text:name="anchor6204"/>Пункт 4 изменен с 1 марта 2025 г. - <text:a xlink:type="simple" xlink:href="http://ivo.garant.ru/document/redirect/409495209/277">Федеральный закон</text:a> от 8 августа 2024 г. N 287-ФЗ</text:p>
      <text:p text:style-name="s22"><text:a xlink:type="simple" xlink:href="http://ivo.garant.ru/document/redirect/76839264/6204">См. предыдущую редакцию</text:a></text:p>
      <text:p text:style-name="s1">4. Решения, принятые общим собранием акционеров, и итоги голосования могут оглашаться на заседании общего собрания акционеров, в ходе которого проводилось голосование, а также должны доводиться до сведения лиц, имеющих право голоса при принятии решений общим собранием акционеров, в форме отчета об итогах голосования в порядке, предусмотренном для сообщения о проведении заседания или заочного голосования, не позднее четырех рабочих дней после даты закрытия заседания общего собрания акционеров или даты окончания приема бюллетеней для голосования при проведении заочного голосования.</text:p>
      <text:p text:style-name="s1"><text:bookmark text:name="anchor620402"/>Если на дату определения (фиксации) лиц, имеющих право голоса при принятии решений общим собранием акционеров, зарегистрированным в реестре акционеров общества лицом являлся номинальный держатель акций, информация, содержащаяся в отчете об итогах голосования, предоставляется номинальному держателю акций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и материалов лицам, осуществляющим права по ценным бумагам.</text:p>
      <text:p text:style-name="s1"/>
      <text:p text:style-name="s22header">Информация об изменениях:</text:p>
      <text:p text:style-name="s22"><text:bookmark text:name="anchor63"/>Статья 63 изменена с 1 марта 2025 г. - <text:a xlink:type="simple" xlink:href="http://ivo.garant.ru/document/redirect/409495209/139">Федеральный закон</text:a> от 8 августа 2024 г. N 287-ФЗ</text:p>
      <text:p text:style-name="s22"><text:a xlink:type="simple" xlink:href="http://ivo.garant.ru/document/redirect/76839264/63">См. предыдущую редакцию</text:a></text:p>
      <text:p text:style-name="s15"><text:span text:style-name="s10">Статья 63.</text:span> Протокол общего собрания акционеров</text:p>
      <text:p text:style-name="s9header">ГАРАНТ:</text:p>
      <text:p text:style-name="s9">См. <text:span text:style-name="s8">Энциклопедии</text:span> и другие <text:a xlink:type="simple" xlink:href="http://ivo.garant.ru/document/redirect/77130775/63">комментарии</text:a> к статье 63 настоящего Федерального закона</text:p>
      <text:p text:style-name="s1"><text:bookmark text:name="anchor56000"/>1. Проведение заседания общего собрания акционеров и результаты голосования на заседании, в том числе голосование на котором совмещается с заочным голосованием, а также результаты заочного голосования подтверждаются протоколом общего собрания акционеров. Протокол общего собрания акционеров составляется не позднее трех рабочих дней после закрытия заседания общего собрания акционеров или даты окончания приема бюллетеней для голосования при проведении заочного голосования. Протокол общего собрания акционеров может быть составлен на бумажном носителе или с помощью электронных либо иных технических средств. Протокол общего собрания акционеров на бумажном носителе составляется в двух экземплярах. Протокол общего собрания акционеров подписывается лицом, председательствующим на заседании, и секретарем общего собрания акционеров. Протокол общего собрания акционеров, в котором указываются результаты заочного голосования, подписывается председателем совета директоров (наблюдательного совета) общества, а в случае отсутствия совета директоров (наблюдательного совета) непубличного общества лицом, занимающим должность (осуществляющим функции) единоличного исполнительного органа такого общества, и секретарем общего собрания акционеров. Положение об ином порядке подписания протокола общего собрания акционеров может быть предусмотрено уставом непубличного общества при его учреждении или внесено в его устав, изменено и (или) исключено из его устава по решению, принятому общим собранием акционеров единогласно всеми акционерами такого общества. Протокол, составленный с помощью электронных либо иных технических средств, подписывается усиленными квалифицированными <text:a xlink:type="simple" xlink:href="http://ivo.garant.ru/document/redirect/12184522/21">электронными подписями</text:a> соответствующих лиц.</text:p>
      <text:p text:style-name="s1"><text:bookmark text:name="anchor6302"/>2. В протоколе общего собрания акционеров должны быть <text:span text:style-name="s8">указаны</text:span>:</text:p>
      <text:p text:style-name="s1"><text:bookmark text:name="anchor6321"/>1) дата и время проведения заседания общего собрания акционеров, а если голосование на заседании совмещалось с заочным голосованием, также дата окончания приема бюллетеней для голосования при заочном голосовании, место проведения заседания или сведения о том, что заседание с дистанционным участием проводилось без определения места его проведения, либо в случае проведения заочного голосования дата окончания приема бюллетеней для голосования;</text:p>
      <text:p text:style-name="s1"><text:bookmark text:name="anchor6322"/>2) общее количество голосов, которыми обладали акционеры - владельцы голосующих акций общества;</text:p>
      <text:p text:style-name="s1"><text:bookmark text:name="anchor6323"/>3) количество голосов, которыми обладали акционеры, участвовавшие в заседании общего собрания акционеров или заочном голосовании, а также количество голосов, которыми обладали акционеры по каждому вопросу повестки дня;</text:p>
      <text:p text:style-name="s1"><text:bookmark text:name="anchor6324"/>4) повестка дня;</text:p>
      <text:p text:style-name="s1"><text:bookmark text:name="anchor6325"/>5) основные положения выступлений на заседании общего собрания акционеров по вопросам повестки дня;</text:p>
      <text:p text:style-name="s1"><text:bookmark text:name="anchor6326"/>6) результаты (итоги) голосования по каждому вопросу повестки дня, поставленному на голосование, и принятые решения по каждому такому вопросу, а также вопросы повестки дня, которые не ставились на голосование;</text:p>
      <text:p text:style-name="s1"><text:bookmark text:name="anchor6327"/>7) сведения о лицах, проводивших подсчет голосов;</text:p>
      <text:p text:style-name="s1"><text:bookmark text:name="anchor6328"/>8) сведения о лицах, подписавших протокол общего собрания акционеров.</text:p>
      <text:p text:style-name="s1"><text:bookmark text:name="anchor6303"/>3. Если заседание общего собрания акционеров, в том числе с дистанционным участием, или заочное голосование не состоялось (признано несостоявшимся), в протоколе общего собрания акционеров указывается основание, по которому такое заседание или такое заочное голосование не состоялось (признано несостоявшимся), а если этим основанием стали существенные технические неполадки, возникшие при использовании электронных либо иных технических средств, в протоколе общего собрания акционеров указываются также сведения о данных технических неполадках.</text:p>
      <text:h text:outline-level="1" text:style-name="s3"><text:bookmark text:name="anchor800"/>Глава VIII. Совет директоров (наблюдательный совет) общества и исполнительный орган общества</text:h>
      <text:p text:style-name="s9header">ГАРАНТ:</text:p>
      <text:p text:style-name="s9">См. <text:a xlink:type="simple" xlink:href="http://ivo.garant.ru/document/redirect/71493158/1000">Положение</text:a> о совете директоров публичного акционерного общества и <text:span text:style-name="s8">положения</text:span> о комитетах совета директоров публичного акционерного общества, рекомендованные к применению <text:a xlink:type="simple" xlink:href="http://ivo.garant.ru/document/redirect/71493158/0">письмом</text:a> Банка России от 15 сентября 2016 г. N ИН-015-52/66</text:p>
      <text:p text:style-name="s9">См. <text:a xlink:type="simple" xlink:href="http://ivo.garant.ru/document/redirect/70853752/1000">Методические рекомендации</text:a> по организации работы Совета директоров в акционерном обществе, утвержденные <text:a xlink:type="simple" xlink:href="http://ivo.garant.ru/document/redirect/70853752/0">приказом</text:a> Росимущества от 21 ноября 2013 г. N 357</text:p>
      <text:p text:style-name="s9">О наблюдательном совете и генеральном директоре акционерных обществ работников (народных предприятий) см. <text:a xlink:type="simple" xlink:href="http://ivo.garant.ru/document/redirect/12112456/12">Федеральный закон</text:a> от 19 июля 1998 г. N 115-ФЗ</text:p>
      <text:p text:style-name="s9">О невозможности участия юридических лиц в совете директоров АО в качестве его членов см. <text:a xlink:type="simple" xlink:href="http://ivo.garant.ru/document/redirect/12119559/0">письмо</text:a> ФКЦБ России от 31 марта 2000 г. N ИК-04/1608</text:p>
      <text:p text:style-name="s15"><text:bookmark text:name="anchor64"/><text:span text:style-name="s10">Статья 64.</text:span> Совет директоров (наблюдательный совет) общества</text:p>
      <text:p text:style-name="s9header">ГАРАНТ:</text:p>
      <text:p text:style-name="s9">См. <text:span text:style-name="s8">Энциклопедии</text:span>, <text:a xlink:type="simple" xlink:href="http://ivo.garant.ru/document/redirect/77531675/0">позиции высших судов</text:a> и другие <text:a xlink:type="simple" xlink:href="http://ivo.garant.ru/document/redirect/77130775/64">комментарии</text:a> к статье 64 настоящего Федерального закона</text:p>
      <text:p text:style-name="s9">См. <text:a xlink:type="simple" xlink:href="http://ivo.garant.ru/document/redirect/5521092/0">схему</text:a> "Совет директоров (наблюдательный совет)"</text:p>
      <text:p text:style-name="s22header">Информация об изменениях:</text:p>
      <text:p text:style-name="s22"><text:bookmark text:name="anchor57000"/>Пункт 1 изменен с 1 марта 2025 г. - <text:a xlink:type="simple" xlink:href="http://ivo.garant.ru/document/redirect/409495209/140">Федеральный закон</text:a> от 8 августа 2024 г. N 287-ФЗ</text:p>
      <text:p text:style-name="s22"><text:a xlink:type="simple" xlink:href="http://ivo.garant.ru/document/redirect/76839264/57000">См. предыдущую редакцию</text:a></text:p>
      <text:p text:style-name="s1">1. Совет директоров (наблюдательный совет) общества осуществляет общее руководство деятельностью общества, за исключением решения вопросов, отнесенных настоящим <text:a xlink:type="simple" xlink:href="#anchor48">Федеральным законом</text:a> к компетенции общего собрания акционеров.</text:p>
      <text:p text:style-name="s1"><text:bookmark text:name="anchor6412"/>В обществе с числом акционеров - владельцев голосующих акций менее пятидесяти устав общества может предусматривать, что функции совета директоров общества (наблюдательного совета) осуществляет общее собрание акционеров. В этом случае устав общества должен содержать указание об определенном лице или органе общества, к компетенции которого относится решение вопросов, связанных с подготовкой к проведению и проведением заседания или заочного голосования для принятия решений общим собранием акционеров.</text:p>
      <text:p text:style-name="s1"><text:bookmark text:name="anchor642"/>2. По решению общего собрания акционеров членам совета директоров (наблюдательного совета) общества в период исполнения ими своих обязанностей могут выплачиваться вознаграждение и (или) компенсироваться расходы, связанные с исполнением ими функций членов совета директоров (наблюдательного совета) общества. Размеры таких вознаграждений и компенсаций устанавливаются решением общего собрания акционеров.</text:p>
      <text:p text:style-name="s22header">Информация об изменениях:</text:p>
      <text:p text:style-name="s22"><text:bookmark text:name="anchor643"/>Пункт 3 изменен с 1 января 2023 г. - <text:a xlink:type="simple" xlink:href="http://ivo.garant.ru/document/redirect/404488122/114">Федеральный закон</text:a> от 16 апреля 2022 г. N 114-ФЗ</text:p>
      <text:p text:style-name="s22"><text:a xlink:type="simple" xlink:href="http://ivo.garant.ru/document/redirect/76801838/643">См. предыдущую редакцию</text:a></text:p>
      <text:p text:style-name="s1">3. Совет директоров (наблюдательный совет) общества вправе формировать комитеты для предварительного рассмотрения вопросов, относящихся к его компетенции. Компетенция и порядок деятельности комитета определяются внутренним документом общества, который утверждается советом директоров (наблюдательным советом) общества.</text:p>
      <text:p text:style-name="s9header">ГАРАНТ:</text:p>
      <text:p text:style-name="s9"><text:bookmark text:name="anchor6432"/>Абзац второй <text:a xlink:type="simple" xlink:href="http://ivo.garant.ru/document/redirect/71992492/23">вступает в силу</text:a> с 1 января 2021 г.</text:p>
      <text:p text:style-name="s1">Совет директоров (наблюдательный совет) публичного общества формирует комитет по аудиту для предварительного рассмотрения вопросов, связанных с контролем за финансово-хозяйственной деятельностью публичного общества, в том числе с оценкой независимости аудиторской организации публичного общества и отсутствием у нее конфликта интересов, а также с оценкой качества проведения аудита бухгалтерской (финансовой) отчетности общества.</text:p>
      <text:p text:style-name="s1"/>
      <text:p text:style-name="s22header">Информация об изменениях:</text:p>
      <text:p text:style-name="s22"><text:bookmark text:name="anchor65"/><text:a xlink:type="simple" xlink:href="http://ivo.garant.ru/document/redirect/12123866/147">Федеральным законом</text:a> от 7 августа 2001 г. N 120-ФЗ статья 65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65">См. текст статьи в предыдущей редакции</text:a></text:p>
      <text:p text:style-name="s15"><text:span text:style-name="s10">Статья 65.</text:span> Компетенция совета директоров (наблюдательного совета) общества</text:p>
      <text:p text:style-name="s9header">ГАРАНТ:</text:p>
      <text:p text:style-name="s9">См. <text:span text:style-name="s8">Энциклопедии</text:span>, <text:a xlink:type="simple" xlink:href="http://ivo.garant.ru/document/redirect/77531672/0">позиции высших судов</text:a> и другие <text:a xlink:type="simple" xlink:href="http://ivo.garant.ru/document/redirect/77130775/65">комментарии</text:a> к статье 65 настоящего Федерального закона</text:p>
      <text:p text:style-name="s1"><text:bookmark text:name="anchor58000"/>1. В компетенцию совета директоров (наблюдательного совета) общества входит решение вопросов общего руководства деятельностью общества, за исключением вопросов, отнесенных настоящим <text:a xlink:type="simple" xlink:href="#anchor48">Федеральным законом</text:a> к компетенции общего собрания акционеров.</text:p>
      <text:p text:style-name="s9header">ГАРАНТ:</text:p>
      <text:p text:style-name="s9">Согласно <text:a xlink:type="simple" xlink:href="http://ivo.garant.ru/document/redirect/12124999/86">Федеральному закону</text:a> от 29 ноября 2001 г. N 156-ФЗ к исключительной компетенции совета директоров (наблюдательного совета) акционерного инвестиционного фонда наряду с решением вопросов, предусмотренных настоящим Федеральным законом, относится принятие решений о заключении и прекращении соответствующих договоров с управляющей компанией, специализированным депозитарием, регистратором, оценщиком и аудитором</text:p>
      <text:p text:style-name="s1"><text:bookmark text:name="anchor65012"/>К компетенции совета директоров (наблюдательного совета) общества относятся следующие вопросы:</text:p>
      <text:p text:style-name="s1"><text:bookmark text:name="anchor6501"/>1) определение приоритетных направлений деятельности общества;</text:p>
      <text:p text:style-name="s22header">Информация об изменениях:</text:p>
      <text:p text:style-name="s22"><text:bookmark text:name="anchor6502"/>Подпункт 2 изменен с 1 марта 2025 г. - <text:a xlink:type="simple" xlink:href="http://ivo.garant.ru/document/redirect/409495209/728">Федеральный закон</text:a> от 8 августа 2024 г. N 287-ФЗ</text:p>
      <text:p text:style-name="s22"><text:a xlink:type="simple" xlink:href="http://ivo.garant.ru/document/redirect/76839264/6502">См. предыдущую редакцию</text:a></text:p>
      <text:p text:style-name="s1">2) проведение годового и внеочередного заседаний общего собрания акционеров либо заочного голосования, за исключением случаев, предусмотренных <text:a xlink:type="simple" xlink:href="#anchor559">пунктом 9 статьи 55</text:a> настоящего Федерального закона;</text:p>
      <text:p text:style-name="s22header">Информация об изменениях:</text:p>
      <text:p text:style-name="s22"><text:bookmark text:name="anchor6503"/>Подпункт 3 изменен с 1 марта 2025 г. - <text:a xlink:type="simple" xlink:href="http://ivo.garant.ru/document/redirect/409495209/729">Федеральный закон</text:a> от 8 августа 2024 г. N 287-ФЗ</text:p>
      <text:p text:style-name="s22"><text:a xlink:type="simple" xlink:href="http://ivo.garant.ru/document/redirect/76839264/6503">См. предыдущую редакцию</text:a></text:p>
      <text:p text:style-name="s1">3) утверждение повестки дня заседания или заочного голосования для принятия решений общим собранием акционеров;</text:p>
      <text:p text:style-name="s22header">Информация об изменениях:</text:p>
      <text:p text:style-name="s22"><text:bookmark text:name="anchor6504"/>Подпункт 4 изменен с 1 марта 2025 г. - <text:a xlink:type="simple" xlink:href="http://ivo.garant.ru/document/redirect/409495209/730">Федеральный закон</text:a> от 8 августа 2024 г. N 287-ФЗ</text:p>
      <text:p text:style-name="s22"><text:a xlink:type="simple" xlink:href="http://ivo.garant.ru/document/redirect/76839264/6504">См. предыдущую редакцию</text:a></text:p>
      <text:p text:style-name="s1">4) установление даты определения (фиксации) лиц, имеющих право голоса при принятии решений общим собранием акционеров, и другие вопросы, связанные с подготовкой к заседанию или заочному голосованию и принятием решений общим собранием акционеров;</text:p>
      <text:p text:style-name="s1"><text:bookmark text:name="anchor6505"/>5) увеличение уставного капитала общества путем размещения обществом дополнительных акций в пределах количества и категорий (типов) объявленных акций, если уставом общества в соответствии с настоящим <text:a xlink:type="simple" xlink:href="#anchor2822">Федеральным законом</text:a> это отнесено к его компетенции;</text:p>
      <text:p text:style-name="s22header">Информация об изменениях:</text:p>
      <text:p text:style-name="s22"><text:bookmark text:name="anchor6506"/>Подпункт 6 изменен с 1 января 2020 г. - <text:a xlink:type="simple" xlink:href="http://ivo.garant.ru/document/redirect/72139554/4102">Федеральный закон</text:a> от 27 декабря 2018 г. N 514-ФЗ</text:p>
      <text:p text:style-name="s22"><text:a xlink:type="simple" xlink:href="http://ivo.garant.ru/document/redirect/77675599/6506">См. предыдущую редакцию</text:a></text:p>
      <text:p text:style-name="s1">6) размещение обществом дополнительных акций, в которые конвертируются размещенные обществом привилегированные акции определенного типа, конвертируемые в обыкновенные акции или привилегированные акции иных типов, а также размещение обществом облигаций или иных эмиссионных ценных бумаг, за исключением акций;</text:p>
      <text:p text:style-name="s22header">Информация об изменениях:</text:p>
      <text:p text:style-name="s22"><text:bookmark text:name="anchor6507"/><text:a xlink:type="simple" xlink:href="http://ivo.garant.ru/document/redirect/70291394/56">Федеральным законом</text:a> от 29 декабря 2012 г. N 282-ФЗ в подпункт 7 пункта 1 статьи 65 настоящего Федерального закона внесены изменения, <text:a xlink:type="simple" xlink:href="http://ivo.garant.ru/document/redirect/70291394/228">вступающие в силу</text:a> со 2 января 2013 г.</text:p>
      <text:p text:style-name="s22"><text:a xlink:type="simple" xlink:href="http://ivo.garant.ru/document/redirect/58049790/6507">См. текст подпункта в предыдущей редакции</text:a></text:p>
      <text:p text:style-name="s1">7) определение цены (денежной оценки) имущества, цены размещения или порядка ее определения и цены выкупа эмиссионных ценных бумаг в случаях, предусмотренных настоящим <text:a xlink:type="simple" xlink:href="#anchor34">Федеральным законом</text:a>;</text:p>
      <text:p text:style-name="s22header">Информация об изменениях:</text:p>
      <text:p text:style-name="s22"><text:bookmark text:name="anchor65071"/>Пункт 1 дополнен подпунктом 7.1 с 1 января 2020 г. - <text:a xlink:type="simple" xlink:href="http://ivo.garant.ru/document/redirect/72139554/4103">Федеральный закон</text:a> от 27 декабря 2018 г. N 514-ФЗ</text:p>
      <text:p text:style-name="s1">7.1) утверждение решения о выпуске акций общества и эмиссионных ценных бумаг общества, конвертируемых в его акции, утверждение проспекта ценных бумаг общества;</text:p>
      <text:p text:style-name="s22header">Информация об изменениях:</text:p>
      <text:p text:style-name="s22"><text:bookmark text:name="anchor6508"/><text:a xlink:type="simple" xlink:href="http://ivo.garant.ru/document/redirect/70419064/21">Федеральным законом</text:a> от 23 июля 2013 г. N 210-ФЗ в подпункт 8 пункта 1 статьи 65 настоящего Федерального закона внесены изменения, <text:a xlink:type="simple" xlink:href="http://ivo.garant.ru/document/redirect/70419064/41">вступающие в силу</text:a> с 1 июля 2014 г. См. <text:a xlink:type="simple" xlink:href="http://ivo.garant.ru/document/redirect/70419064/43">порядок</text:a> применения изменений</text:p>
      <text:p text:style-name="s22"><text:a xlink:type="simple" xlink:href="http://ivo.garant.ru/document/redirect/57746512/6508">См. текст подпункта в предыдущей редакции</text:a></text:p>
      <text:p text:style-name="s1">8) приобретение размещенных обществом акций, облигаций и иных ценных бумаг в случаях, предусмотренных настоящим <text:a xlink:type="simple" xlink:href="#anchor72">Федеральным законом </text:a>или иными <text:a xlink:type="simple" xlink:href="http://ivo.garant.ru/document/redirect/10106464/172">федеральными законами</text:a>;</text:p>
      <text:p text:style-name="s1"><text:bookmark text:name="anchor6509"/>9) образование исполнительного органа общества и досрочное прекращение его полномочий, если уставом общества это отнесено к его компетенции;</text:p>
      <text:p text:style-name="s22header">Информация об изменениях:</text:p>
      <text:p text:style-name="s22"><text:bookmark text:name="anchor65091"/>Пункт 1 дополнен подпунктом 9.1 с 19 июля 2018 г. - <text:a xlink:type="simple" xlink:href="http://ivo.garant.ru/document/redirect/71992492/830419">Федеральный закон</text:a> от 19 июля 2018 г. N 209-ФЗ</text:p>
      <text:p text:style-name="s1">9.1) формирование комитетов совета директоров (наблюдательного совета) общества, утверждение внутренних документов, которыми определяются их компетенция и порядок деятельности, определение их количественного состава, назначение председателя и членов комитета и прекращение их полномочий;</text:p>
      <text:p text:style-name="s22header">Информация об изменениях:</text:p>
      <text:p text:style-name="s22"><text:bookmark text:name="anchor65092"/>Пункт 1 дополнен подпунктом 9.2 с 19 июля 2018 г. - <text:a xlink:type="simple" xlink:href="http://ivo.garant.ru/document/redirect/71992492/830419">Федеральный закон</text:a> от 19 июля 2018 г. N 209-ФЗ</text:p>
      <text:p text:style-name="s1">9.2) определение принципов и подходов к организации в обществе управления рисками, внутреннего контроля и внутреннего аудита;</text:p>
      <text:p text:style-name="s22header">Информация об изменениях:</text:p>
      <text:p text:style-name="s22"><text:bookmark text:name="anchor65093"/>Пункт 1 дополнен подпунктом 9.3 с 1 сентября 2025 г. - <text:a xlink:type="simple" xlink:href="http://ivo.garant.ru/document/redirect/408275437/21">Федеральный закон</text:a> от 25 декабря 2023 г. N 637-ФЗ</text:p>
      <text:p text:style-name="s1">9.3) определение принципов и подходов к организации в обществе системы управления промышленной безопасностью, проведению ее аудита в случаях, определенных <text:a xlink:type="simple" xlink:href="http://ivo.garant.ru/document/redirect/11900785/0">Федеральным законом</text:a> от 21 июля 1997 года N 116-ФЗ "О промышленной безопасности опасных производственных объектов";</text:p>
      <text:p text:style-name="s22header">Информация об изменениях:</text:p>
      <text:p text:style-name="s22"><text:bookmark text:name="anchor6510"/>Подпункт 10 изменен с 1 января 2023 г. - <text:a xlink:type="simple" xlink:href="http://ivo.garant.ru/document/redirect/404488122/115">Федеральный закон</text:a> от 16 апреля 2022 г. N 114-ФЗ</text:p>
      <text:p text:style-name="s22"><text:a xlink:type="simple" xlink:href="http://ivo.garant.ru/document/redirect/76801838/6510">См. предыдущую редакцию</text:a></text:p>
      <text:p text:style-name="s1">10) определение размера оплаты услуг аудиторской организации (индивидуального аудитора) общества и рекомендации по размеру выплачиваемых членам ревизионной комиссии общества вознаграждений и компенсаций, если в соответствии с уставом общества наличие ревизионной комиссии является обязательным;</text:p>
      <text:p text:style-name="s1"><text:bookmark text:name="anchor6511"/>11) рекомендации по размеру дивиденда по акциям и порядку его выплаты;</text:p>
      <text:p text:style-name="s1"><text:bookmark text:name="anchor6512"/>12) использование резервного фонда и иных фондов общества;</text:p>
      <text:p text:style-name="s1"><text:bookmark text:name="anchor6513"/>13) утверждение внутренних документов общества, за исключением внутренних документов, утверждение которых отнесено настоящим Федеральным законом к компетенции общего собрания акционеров, а также иных внутренних документов общества, утверждение которых отнесено уставом общества к компетенции исполнительных органов общества;</text:p>
      <text:p text:style-name="s22header">Информация об изменениях:</text:p>
      <text:p text:style-name="s22"><text:bookmark text:name="anchor65131"/><text:a xlink:type="simple" xlink:href="http://ivo.garant.ru/document/redirect/71109716/30421">Федеральным законом</text:a> от 29 июня 2015 г. N 210-ФЗ пункт 1 статьи 65 настоящего Федерального закона дополнен подпунктом 13.1</text:p>
      <text:p text:style-name="s1">13.1) утверждение годового отчета, годовой бухгалтерской (финансовой) отчетности общества, если уставом общества это отнесено к его компетенции;</text:p>
      <text:p text:style-name="s22header">Информация об изменениях:</text:p>
      <text:p text:style-name="s22"><text:bookmark text:name="anchor6514"/><text:a xlink:type="simple" xlink:href="http://ivo.garant.ru/document/redirect/71109716/30422">Федеральным законом</text:a> от 29 июня 2015 г. N 210-ФЗ подпункт 14 пункта 1 статьи 65 настоящего Федерального закона изложен в новой редакции</text:p>
      <text:p text:style-name="s22"><text:a xlink:type="simple" xlink:href="http://ivo.garant.ru/document/redirect/57401788/6514">См. текст подпункта в предыдущей редакции</text:a></text:p>
      <text:p text:style-name="s1">14) создание филиалов и открытие представительств общества, если уставом общества это не отнесено к компетенции коллегиального исполнительного органа общества;</text:p>
      <text:p text:style-name="s22header">Информация об изменениях:</text:p>
      <text:p text:style-name="s22"><text:bookmark text:name="anchor6515"/><text:a xlink:type="simple" xlink:href="http://ivo.garant.ru/document/redirect/71435888/1401">Федеральным законом</text:a> от 3 июля 2016 г. N 343-ФЗ подпункт 15 пункта 1 статьи 65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6515">См. текст подпункта в предыдущей редакции</text:a></text:p>
      <text:p text:style-name="s1">15) согласие на совершение или последующее одобрение сделок в случаях, предусмотренных настоящим Федеральным законом;</text:p>
      <text:p text:style-name="s22header">Информация об изменениях:</text:p>
      <text:p text:style-name="s22"><text:bookmark text:name="anchor6516"/><text:a xlink:type="simple" xlink:href="http://ivo.garant.ru/document/redirect/71435888/1402">Федеральным законом</text:a> от 3 июля 2016 г. N 343-ФЗ в подпункт 16 пункта 1 статьи 65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6516">См. текст подпункта в предыдущей редакции</text:a></text:p>
      <text:p text:style-name="s1">16) согласие на совершение или последующее одобрение сделок, предусмотренных <text:a xlink:type="simple" xlink:href="#anchor1100">главой XI</text:a> настоящего Федерального закона;</text:p>
      <text:p text:style-name="s1"><text:bookmark text:name="anchor6517"/>17) утверждение регистратора общества и условий договора с ним, а также расторжение договора с ним;</text:p>
      <text:p text:style-name="s22header">Информация об изменениях:</text:p>
      <text:p text:style-name="s22"><text:bookmark text:name="anchor65171"/>Подпункт 17.1 изменен с 31 июля 2025 г. - <text:a xlink:type="simple" xlink:href="http://ivo.garant.ru/document/redirect/412423848/12">Федеральный закон</text:a> от 31 июля 2025 г. N 312-ФЗ</text:p>
      <text:p text:style-name="s22"><text:a xlink:type="simple" xlink:href="http://ivo.garant.ru/document/redirect/483408600/65171">См. предыдущую редакцию</text:a></text:p>
      <text:p text:style-name="s1">17.1) принятие решений о создании обществом организаций и об участии общества, в том числе о прекращении участия, в организациях, указанных в <text:a xlink:type="simple" xlink:href="#anchor4818">подпункте 18 пункта 1 статьи 48</text:a> настоящего Федерального закона, если уставом общества это отнесено к его компетенции, а также о создании обществом других организаций и об участии общества, в том числе о прекращении участия, в других организациях, если уставом общества принятие таких решений не отнесено к компетенции исполнительного органа общества;</text:p>
      <text:p text:style-name="s22header">Информация об изменениях:</text:p>
      <text:p text:style-name="s22"><text:bookmark text:name="anchor650172"/><text:a xlink:type="simple" xlink:href="http://ivo.garant.ru/document/redirect/70291394/57">Федеральным законом</text:a> от 29 декабря 2012 г. N 282-ФЗ пункт 1 статьи 65 настоящего Федерального закона дополнен подпунктом 17.2, <text:a xlink:type="simple" xlink:href="http://ivo.garant.ru/document/redirect/70291394/233">вступающим в силу</text:a> по истечении двухсот семидесяти дней после дня <text:a xlink:type="simple" xlink:href="http://ivo.garant.ru/document/redirect/70291394/228">вступления в силу</text:a> названного Федерального закона</text:p>
      <text:p text:style-name="s1">17.2) обращение с заявлением о листинге акций общества и (или) эмиссионных ценных бумаг общества, конвертируемых в акции общества, если уставом общества это отнесено к его компетенции;</text:p>
      <text:p text:style-name="s1"><text:bookmark text:name="anchor6518"/>18) иные вопросы, предусмотренные настоящим <text:span text:style-name="s8">Федеральным законом</text:span> и уставом общества.</text:p>
      <text:p text:style-name="s22header">Информация об изменениях:</text:p>
      <text:p text:style-name="s22"><text:bookmark text:name="anchor65022"/>Пункт 2 изменен с 1 марта 2025 г. - <text:a xlink:type="simple" xlink:href="http://ivo.garant.ru/document/redirect/409495209/279">Федеральный закон</text:a> от 8 августа 2024 г. N 287-ФЗ</text:p>
      <text:p text:style-name="s22"><text:a xlink:type="simple" xlink:href="http://ivo.garant.ru/document/redirect/76839264/65022">См. предыдущую редакцию</text:a></text:p>
      <text:p text:style-name="s1">2. Вопросы, отнесенные к компетенции совета директоров (наблюдательного совета) общества, не могут быть переданы на решение исполнительному органу общества, за исключением случая, установленного <text:a xlink:type="simple" xlink:href="#anchor6412">абзацем вторым пункта 1 статьи 64</text:a> настоящего Федерального закона.</text:p>
      <text:p text:style-name="s1"/>
      <text:p text:style-name="s15"><text:bookmark text:name="anchor66"/><text:span text:style-name="s10">Статья 66.</text:span> Избрание совета директоров (наблюдательного совета) общества</text:p>
      <text:p text:style-name="s9header">ГАРАНТ:</text:p>
      <text:p text:style-name="s9">См. <text:span text:style-name="s8">Энциклопедии</text:span>, <text:a xlink:type="simple" xlink:href="http://ivo.garant.ru/document/redirect/77531677/0">позиции высших судов</text:a> и другие <text:span text:style-name="s8">комментарии</text:span> к статье 66 настоящего Федерального закона</text:p>
      <text:p text:style-name="s9">См. <text:a xlink:type="simple" xlink:href="http://ivo.garant.ru/document/redirect/5521092/2">схему</text:a> "Совет директоров (наблюдательный совет). Порядок избрания и принятия решений"</text:p>
      <text:p text:style-name="s22header">Информация об изменениях:</text:p>
      <text:p text:style-name="s22"><text:bookmark text:name="anchor59000"/>Пункт 1 изменен с 1 марта 2025 г. - <text:a xlink:type="simple" xlink:href="http://ivo.garant.ru/document/redirect/409495209/142">Федеральный закон</text:a> от 8 августа 2024 г. N 287-ФЗ</text:p>
      <text:p text:style-name="s22"><text:a xlink:type="simple" xlink:href="http://ivo.garant.ru/document/redirect/76839264/59000">См. предыдущую редакцию</text:a></text:p>
      <text:p text:style-name="s1">1. Члены совета директоров (наблюдательного совета) общества избираются общим собранием акционеров в порядке, предусмотренном настоящим <text:span text:style-name="s8">Федеральным законом</text:span> и уставом общества, на срок до следующего годового заседания общего собрания акционеров. Если годовое заседание общего собрания акционеров не было проведено в сроки, установленные в соответствии с <text:a xlink:type="simple" xlink:href="#anchor4703">пунктом 3 статьи 47</text:a> настоящего Федерального закона, полномочия совета директоров (наблюдательного совета) общества прекращаются, за исключением полномочий по подготовке и проведению годового заседания общего собрания акционеров. Если на годовом заседании общего собрания акционеров решение об избрании членов совета директоров (наблюдательного совета) общества не было принято, полномочия совета директоров (наблюдательного совета) общества прекращаются, за исключением полномочий по подготовке и проведению внеочередного заседания общего собрания акционеров для принятия решения об избрании членов совета директоров (наблюдательного совета) общества.</text:p>
      <text:p text:style-name="s1"><text:bookmark text:name="anchor6612"/>Лица, избранные в состав совета директоров (наблюдательного совета) общества, могут переизбираться неограниченное число раз.</text:p>
      <text:p text:style-name="s1"><text:bookmark text:name="anchor6613"/>По решению общего собрания акционеров полномочия всех членов совета директоров (наблюдательного совета) общества могут быть прекращены досрочно.</text:p>
      <text:p text:style-name="s1"><text:bookmark text:name="anchor6614"/>Абзац четвертый <text:a xlink:type="simple" xlink:href="http://ivo.garant.ru/document/redirect/12134658/3">утратил силу</text:a>.</text:p>
      <text:p text:style-name="s22header">Информация об изменениях:</text:p>
      <text:p text:style-name="s22">См. текст <text:a xlink:type="simple" xlink:href="http://ivo.garant.ru/document/redirect/4092666/6614">абзаца четвертого пункта 1 статьи 66</text:a></text:p>
      <text:p text:style-name="s1"><text:bookmark text:name="anchor59001"/>Избрание членов совета директоров (наблюдательного совета) общества, создаваемого путем реорганизации, осуществляется с учетом особенностей, предусмотренных <text:a xlink:type="simple" xlink:href="#anchor200">главой II</text:a> настоящего Федерального закона.</text:p>
      <text:p text:style-name="s22header">Информация об изменениях:</text:p>
      <text:p text:style-name="s22"><text:bookmark text:name="anchor662"/>Пункт 2 изменен с 8 августа 2024 г. - <text:a xlink:type="simple" xlink:href="http://ivo.garant.ru/document/redirect/409494227/12">Федеральный закон</text:a> от 8 августа 2024 г. N 305-ФЗ</text:p>
      <text:p text:style-name="s22"><text:a xlink:type="simple" xlink:href="http://ivo.garant.ru/document/redirect/76840343/662">См. предыдущую редакцию</text:a></text:p>
      <text:p text:style-name="s1">2. Членом совета директоров (наблюдательного совета) общества может быть только физическое лицо. Член совета директоров (наблюдательного совета) общества может не быть акционером общества.</text:p>
      <text:p text:style-name="s1"><text:bookmark text:name="anchor6622"/>Лица, осуществляющие полномочия единоличного исполнительного органа общества, и члены коллегиального исполнительного органа общества не могут составлять более одной четверти состава совета директоров (наблюдательного совета) общества и не могут занимать должность его председателя.</text:p>
      <text:p text:style-name="s22header">Информация об изменениях:</text:p>
      <text:p text:style-name="s22"><text:bookmark text:name="anchor663"/>Пункт 3 изменен с 25 февраля 2022 г. - <text:a xlink:type="simple" xlink:href="http://ivo.garant.ru/document/redirect/403574336/15">Федеральный закон</text:a> от 25 февраля 2022 г. N 25-ФЗ</text:p>
      <text:p text:style-name="s22"><text:a xlink:type="simple" xlink:href="http://ivo.garant.ru/document/redirect/77321775/663">См. предыдущую редакцию</text:a></text:p>
      <text:p text:style-name="s1">3. Количественный состав совета директоров (наблюдательного совета) публичного общества составляет пять членов, непубличного общества - три члена, если уставом общества или решением общего собрания акционеров не предусмотрен больший количественный состав совета директоров (наблюдательного совета) общества.</text:p>
      <text:p text:style-name="s1"><text:bookmark text:name="anchor6632"/>Количественный состав совета директоров (наблюдательного совета) общества с числом акционеров - владельцев голосующих акций общества более одной тысячи составляет семь членов, общества с числом акционеров - владельцев голосующих акций более десяти тысяч - девять членов, если уставом общества или решением общего собрания акционеров не предусмотрен больший количественный состав совета директоров (наблюдательного совета) общества.</text:p>
      <text:p text:style-name="s9header">ГАРАНТ:</text:p>
      <text:p text:style-name="s9">В непубличном АО устав может предусматривать иное количество членов совета директоров по сравнению с предусмотренным законом (<text:a xlink:type="simple" xlink:href="http://ivo.garant.ru/document/redirect/10164072/66336">пп. 6 п. 3 ст. 66.3</text:a> ГК РФ)</text:p>
      <text:p text:style-name="s22header">Информация об изменениях:</text:p>
      <text:p text:style-name="s22"><text:bookmark text:name="anchor664"/><text:a xlink:type="simple" xlink:href="http://ivo.garant.ru/document/redirect/12134658/8">Федеральным законом</text:a> от 24 февраля 2004 г. N 5-ФЗ в пункт 4 статьи 66 настоящего Федерального закона внесены изменения</text:p>
      <text:p text:style-name="s22"><text:a xlink:type="simple" xlink:href="http://ivo.garant.ru/document/redirect/4092666/664">См. текст пункта в предыдущей редакции</text:a></text:p>
      <text:p text:style-name="s1">4. Выборы членов совета директоров (наблюдательного совета) общества осуществляются кумулятивным голосованием.</text:p>
      <text:p text:style-name="s1"><text:bookmark text:name="anchor6642"/>При кумулятивном голосовании число голосов, принадлежащих каждому акционеру, умножается на число лиц, которые должны быть избраны в совет директоров (наблюдательный совет) общества, и акционер вправе отдать полученные таким образом голоса полностью за одного кандидата или распределить их между двумя и более кандидатами.</text:p>
      <text:p text:style-name="s1"><text:bookmark text:name="anchor6643"/>Избранными в состав совета директоров (наблюдательного совета) общества считаются кандидаты, набравшие наибольшее число голосов.</text:p>
      <text:p text:style-name="s1"/>
      <text:p text:style-name="s15"><text:bookmark text:name="anchor67"/><text:span text:style-name="s10">Статья 67.</text:span> Председатель совета директоров (наблюдательного совета) общества</text:p>
      <text:p text:style-name="s9header">ГАРАНТ:</text:p>
      <text:p text:style-name="s9">См. <text:span text:style-name="s8">Энциклопедии</text:span>, <text:a xlink:type="simple" xlink:href="http://ivo.garant.ru/document/redirect/77530145/0">позиции высших судов</text:a> и другие <text:a xlink:type="simple" xlink:href="http://ivo.garant.ru/document/redirect/77130775/67">комментарии</text:a> к статье 67 настоящего Федерального закона</text:p>
      <text:p text:style-name="s1"><text:bookmark text:name="anchor60000"/>1. Председатель совета директоров (наблюдательного совета) общества избирается членами совета директоров (наблюдательного совета) общества из их числа большинством голосов от общего числа членов совета директоров (наблюдательного совета) общества, если иное не предусмотрено уставом общества.</text:p>
      <text:p text:style-name="s1"><text:bookmark text:name="anchor6702"/>Совет директоров (наблюдательный совет) общества вправе в любое время переизбрать своего председателя большинством голосов от общего числа членов совета директоров (наблюдательного совета), если иное не предусмотрено уставом общества.</text:p>
      <text:p text:style-name="s22header">Информация об изменениях:</text:p>
      <text:p text:style-name="s22"><text:bookmark text:name="anchor672"/>Пункт 2 изменен с 1 марта 2025 г. - <text:a xlink:type="simple" xlink:href="http://ivo.garant.ru/document/redirect/409495209/143">Федеральный закон</text:a> от 8 августа 2024 г. N 287-ФЗ</text:p>
      <text:p text:style-name="s22"><text:a xlink:type="simple" xlink:href="http://ivo.garant.ru/document/redirect/76839264/672">См. предыдущую редакцию</text:a></text:p>
      <text:p text:style-name="s1">2. Председатель совета директоров (наблюдательного совета) общества организует его работу, принимает решение о проведении заседания или заочного голосования для принятия решений советом директоров (наблюдательным советом) общества, председательствует на заседаниях совета директоров (наблюдательного совета) общества, организует составление протокола об итогах проведения заседания или заочного голосования для принятия решений советом директоров (наблюдательным советом) общества (далее - протокол совета директоров (наблюдательного совета) общества), председательствует на заседаниях общего собрания акционеров, если иное не предусмотрено уставом общества.</text:p>
      <text:p text:style-name="s1"><text:bookmark text:name="anchor61000"/>3. В случае отсутствия председателя совета директоров (наблюдательного совета) общества его функции осуществляет один из членов совета директоров (наблюдательного совета) общества по решению совета директоров (наблюдательного совета) общества.</text:p>
      <text:p text:style-name="s1"/>
      <text:p text:style-name="s22header">Информация об изменениях:</text:p>
      <text:p text:style-name="s22"><text:bookmark text:name="anchor68"/>Наименование изменено с 1 марта 2025 г. - <text:a xlink:type="simple" xlink:href="http://ivo.garant.ru/document/redirect/409495209/280">Федеральный закон</text:a> от 8 августа 2024 г. N 287-ФЗ</text:p>
      <text:p text:style-name="s22"><text:a xlink:type="simple" xlink:href="http://ivo.garant.ru/document/redirect/76839264/68">См. предыдущую редакцию</text:a></text:p>
      <text:p text:style-name="s15"><text:span text:style-name="s10">Статья 68.</text:span> Решения совета директоров (наблюдательного совета) общества</text:p>
      <text:p text:style-name="s9header">ГАРАНТ:</text:p>
      <text:p text:style-name="s9">См. <text:span text:style-name="s8">Энциклопедии</text:span>, <text:a xlink:type="simple" xlink:href="http://ivo.garant.ru/document/redirect/77531673/0">позиции высших судов</text:a> и другие <text:a xlink:type="simple" xlink:href="http://ivo.garant.ru/document/redirect/77130775/68">комментарии</text:a> к статье 68 настоящего Федерального закона</text:p>
      <text:p text:style-name="s22header">Информация об изменениях:</text:p>
      <text:p text:style-name="s22"><text:bookmark text:name="anchor62000"/>Пункт 1 изменен с 1 марта 2025 г. - <text:a xlink:type="simple" xlink:href="http://ivo.garant.ru/document/redirect/409495209/281">Федеральный закон</text:a> от 8 августа 2024 г. N 287-ФЗ</text:p>
      <text:p text:style-name="s22"><text:a xlink:type="simple" xlink:href="http://ivo.garant.ru/document/redirect/76839264/62000">См. предыдущую редакцию</text:a></text:p>
      <text:p text:style-name="s1">1. Решения совета директоров (наблюдательного совета) общества могут приниматься на заседаниях или заочным голосованием.</text:p>
      <text:p text:style-name="s1"><text:bookmark text:name="anchor68102"/>При принятии решений советом директоров (наблюдательным советом) общества на заседании голосование на заседании может совмещаться с заочным голосованием, если иное не установлено уставом общества или внутренним документом общества. При совмещении голосования на заседании совета директоров (наблюдательного совета) общества с заочным голосованием прием документов, содержащих сведения о волеизъявлении членов совета директоров (наблюдательного совета) общества, которые голосуют заочно, завершается в указанное в сообщении о проведении заседания время в дату проведения заседания, если более ранняя дата завершения приема документов, содержащих сведения о волеизъявлении членов совета директоров (наблюдательного совета) общества, не указана в сообщении о проведении такого заседания.</text:p>
      <text:p text:style-name="s22header">Информация об изменениях:</text:p>
      <text:p text:style-name="s22"><text:bookmark text:name="anchor6811"/>Статья 68 дополнена пунктом 1.1 с 1 марта 2025 г. - <text:a xlink:type="simple" xlink:href="http://ivo.garant.ru/document/redirect/409495209/282">Федеральный закон</text:a> от 8 августа 2024 г. N 287-ФЗ</text:p>
      <text:p text:style-name="s1">1.1. Участие в заседании совета директоров (наблюдательного совета) общества может осуществляться дистанционно с помощью электронных либо иных технических средств, если при этом используются способы, позволяющие достоверно установить лицо, принимающее дистанционное участие в заседании, и предоставляющие такому лицу возможность участвовать в обсуждении вопросов повестки дня и голосовать по вопросам повестки дня, поставленным на голосование. Заседание совета директоров (наблюдательного совета) общества с дистанционным участием может проводиться с возможностью присутствия в месте его проведения или без определения места его проведения.</text:p>
      <text:p text:style-name="s22header">Информация об изменениях:</text:p>
      <text:p text:style-name="s22"><text:bookmark text:name="anchor6812"/>Статья 68 дополнена пунктом 1.2 с 1 марта 2025 г. - <text:a xlink:type="simple" xlink:href="http://ivo.garant.ru/document/redirect/409495209/282">Федеральный закон</text:a> от 8 августа 2024 г. N 287-ФЗ</text:p>
      <text:p text:style-name="s1">1.2. Решение о проведении заседания или заочного голосования принимается председателем совета директоров (наблюдательного совета) общества по его собственной инициативе, по требованию члена совета директоров (наблюдательного совета), ревизионной комиссии общества, должностного лица, ответственного за организацию и осуществление внутреннего аудита (руководителя структурного подразделения, ответственного за организацию и осуществление внутреннего аудита), или аудиторской организации (индивидуального аудитора) общества, исполнительного органа общества, а также иных лиц, определенных уставом общества. Порядок подготовки и проведения заседания или заочного голосования для принятия решений советом директоров (наблюдательным советом) общества определяется уставом общества или внутренним документом общества.</text:p>
      <text:p text:style-name="s22header">Информация об изменениях:</text:p>
      <text:p text:style-name="s22"><text:bookmark text:name="anchor6802"/>Пункт 2 изменен с 1 марта 2025 г. - <text:a xlink:type="simple" xlink:href="http://ivo.garant.ru/document/redirect/409495209/283">Федеральный закон</text:a> от 8 августа 2024 г. N 287-ФЗ</text:p>
      <text:p text:style-name="s22"><text:a xlink:type="simple" xlink:href="http://ivo.garant.ru/document/redirect/76839264/6802">См. предыдущую редакцию</text:a></text:p>
      <text:p text:style-name="s1">2. Кворум для принятия решений советом директоров (наблюдательным советом) общества составляет не менее половины от числа избранных членов совета директоров (наблюдательного совета) общества, если уставом общества не определен больший кворум. Если количество членов совета директоров (наблюдательного совета) общества становится менее количества, составляющего указанный кворум, совет директоров (наблюдательный совет) общества обязан принять решение о проведении внеочередного заседания общего собрания акционеров для избрания нового состава совета директоров (наблюдательного совета) общества или, если это предусмотрено уставом непубличного общества, содержащим положение об избрании членов совета директоров (наблюдательного совета) непубличного общества не кумулятивным голосованием, для избрания членов совета директоров (наблюдательного совета) непубличного общества взамен выбывших. Оставшиеся члены совета директоров (наблюдательного совета) общества вправе принимать решение только о проведении внеочередного заседания общего собрания акционеров.</text:p>
      <text:p text:style-name="s22header">Информация об изменениях:</text:p>
      <text:p text:style-name="s22"><text:bookmark text:name="anchor6803"/>Пункт 3 изменен с 1 марта 2025 г. - <text:a xlink:type="simple" xlink:href="http://ivo.garant.ru/document/redirect/409495209/284">Федеральный закон</text:a> от 8 августа 2024 г. N 287-ФЗ</text:p>
      <text:p text:style-name="s22"><text:a xlink:type="simple" xlink:href="http://ivo.garant.ru/document/redirect/76839264/6803">См. предыдущую редакцию</text:a></text:p>
      <text:p text:style-name="s1">3. Решения совета директоров (наблюдательного совета) общества принимаются большинством голосов членов совета директоров (наблюдательного совета) общества, участвующих в заседании или заочном голосовании, если настоящим <text:span text:style-name="s8">Федеральным законом</text:span>, уставом общества или его внутренним документом, определяющим порядок деятельности совета директоров (наблюдательного совета) общества, не предусмотрено большее число голосов для принятия соответствующих решений.</text:p>
      <text:p text:style-name="s1"><text:bookmark text:name="anchor68032"/>Передача права голоса членом совета директоров (наблюдательного совета) общества иному лицу, в том числе другому члену совета директоров (наблюдательного совета) общества, не допускается.</text:p>
      <text:p text:style-name="s1"><text:bookmark text:name="anchor68033"/>При принятии решений советом директоров (наблюдательным советом) общества каждый член совета директоров (наблюдательного совета) общества обладает одним голосом. Уставом общества может быть предусмотрено право решающего голоса председателя совета директоров (наблюдательного совета) общества в случае равенства голосов членов совета директоров (наблюдательного совета) общества.</text:p>
      <text:p text:style-name="s22header">Информация об изменениях:</text:p>
      <text:p text:style-name="s22"><text:bookmark text:name="anchor6804"/>Пункт 4 изменен с 1 марта 2025 г. - <text:a xlink:type="simple" xlink:href="http://ivo.garant.ru/document/redirect/409495209/285">Федеральный закон</text:a> от 8 августа 2024 г. N 287-ФЗ</text:p>
      <text:p text:style-name="s22"><text:a xlink:type="simple" xlink:href="http://ivo.garant.ru/document/redirect/76839264/6804">См. предыдущую редакцию</text:a></text:p>
      <text:p text:style-name="s1">4. Проведение заседания совета директоров (наблюдательного совета) общества и результаты голосования на заседании, в том числе голосование на котором совмещается с заочным голосованием, а также результаты заочного голосования подтверждаются протоколом совета директоров (наблюдательного совета) общества.</text:p>
      <text:p text:style-name="s1"><text:bookmark text:name="anchor68042"/>Протокол совета директоров (наблюдательного совета) общества составляется не позднее трех дней после даты проведения заседания или даты окончания приема документов, содержащих сведения о волеизъявлении членов совета директоров (наблюдательного совета) общества, при проведении заочного голосования. Протокол совета директоров (наблюдательного совета) общества подписывается председателем совета директоров (наблюдательного совета) общества, а в случае его отсутствия членом совета директоров (наблюдательного совета) общества, осуществляющим функции председателя совета директоров (наблюдательного совета) общества. Лицо, подписавшее протокол совета директоров (наблюдательного совета) общества, несет ответственность за правильность составления протокола совета директоров (наблюдательного совета) общества.</text:p>
      <text:p text:style-name="s22header">Информация об изменениях:</text:p>
      <text:p text:style-name="s22"><text:bookmark text:name="anchor6841"/>Статья 68 дополнена пунктом 4.1 с 1 марта 2025 г. - <text:a xlink:type="simple" xlink:href="http://ivo.garant.ru/document/redirect/409495209/286">Федеральный закон</text:a> от 8 августа 2024 г. N 287-ФЗ</text:p>
      <text:p text:style-name="s1">4.1. В протоколе совета директоров (наблюдательного совета) общества указываются:</text:p>
      <text:p text:style-name="s1"><text:bookmark text:name="anchor68411"/>1) дата и время проведения заседания, а если голосование на заседании совмещалось с заочным голосованием, также дата окончания приема документов, содержащих сведения о волеизъявлении членов совета директоров (наблюдательного совета) общества, которые голосовали заочно, место проведения заседания или сведения о том, что заседание с дистанционным участием проводилось без определения места его проведения, либо в случае проведения заочного голосования дата окончания приема документов, содержащих сведения о волеизъявлении членов совета директоров (наблюдательного совета) общества;</text:p>
      <text:p text:style-name="s1"><text:bookmark text:name="anchor68412"/>2) лица, принявшие участие в заседании или заочном голосовании;</text:p>
      <text:p text:style-name="s1"><text:bookmark text:name="anchor68413"/>3) повестка дня;</text:p>
      <text:p text:style-name="s1"><text:bookmark text:name="anchor68414"/>4) вопросы повестки дня, поставленные на голосование, и результаты (итоги) голосования по каждому вопросу повестки дня с указанием варианта голосования каждого члена совета директоров (наблюдательного совета) общества либо сведений о том, что он не принял участия в голосовании, принятые решения по каждому вопросу повестки дня;</text:p>
      <text:p text:style-name="s1"><text:bookmark text:name="anchor68415"/>5) вопросы повестки дня, которые не ставились на голосование;</text:p>
      <text:p text:style-name="s1"><text:bookmark text:name="anchor68416"/>6) сведения о лице, подписавшем протокол.</text:p>
      <text:p text:style-name="s22header">Информация об изменениях:</text:p>
      <text:p text:style-name="s22"><text:bookmark text:name="anchor6805"/><text:a xlink:type="simple" xlink:href="http://ivo.garant.ru/document/redirect/12168350/361">Федеральным законом</text:a> от 19 июля 2009 г. N 205-ФЗ в пункт 5 статьи 68 настоящего Федерального закона внесены изменения, <text:a xlink:type="simple" xlink:href="http://ivo.garant.ru/document/redirect/12168350/151">вступающие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22"><text:a xlink:type="simple" xlink:href="http://ivo.garant.ru/document/redirect/5753815/6805">См. текст пункта в предыдущей редакции</text:a></text:p>
      <text:p text:style-name="s1">5. Член совета директоров (наблюдательного совета) общества, не участвовавший в голосовании или голосовавший против решения, принятого советом директоров (наблюдательным советом) общества в нарушение порядка, установленного настоящим Федеральным законом, иными правовыми актами Российской Федерации, уставом общества, вправе обжаловать в суд указанное решение в случае, если этим решением нарушены его права и законные интересы. Такое заявление может быть подано в суд в течение одного месяца со дня, когда член совета директоров (наблюдательного совета) общества узнал или должен был узнать о принятом решении. Суд с учетом всех обстоятельств дела вправе оставить в силе обжалуемое решение, если голосование данного члена совета директоров (наблюдательного совета) общества не могло повлиять на результаты голосования и допущенные нарушения не являются существенными.</text:p>
      <text:p text:style-name="s22header">Информация об изменениях:</text:p>
      <text:p text:style-name="s22"><text:bookmark text:name="anchor6806"/><text:a xlink:type="simple" xlink:href="http://ivo.garant.ru/document/redirect/12168350/362">Федеральным законом</text:a> от 19 июля 2009 г. N 205-ФЗ статья 68 настоящего Федерального закона дополнена пунктом 6, <text:a xlink:type="simple" xlink:href="http://ivo.garant.ru/document/redirect/12168350/151">вступающим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1">6. Акционер вправе обжаловать в суд решение совета директоров (наблюдательного совета) общества, принятое с нарушением требований настоящего Федерального закона, иных нормативных правовых актов Российской Федерации, устава общества, в случае, если указанным решением нарушены права и (или) законные интересы общества или этого акционера. Суд с учетом всех обстоятельств дела вправе оставить в силе обжалуемое решение, если оно не повлекло за собой причинение убытков обществу или акционеру либо возникновение иных неблагоприятных последствий для них и допущенные нарушения не являются существенными.</text:p>
      <text:p text:style-name="s1"><text:bookmark text:name="anchor680602"/>Заявление акционера об обжаловании решения совета директоров (наблюдательного совета) общества может быть подано в суд в течение трех месяцев со дня, когда акционер узнал или должен был узнать о принятом решении и об обстоятельствах, являющихся основанием для признания его недействительным. Предусмотренный настоящим пунктом срок обжалования решения совета директоров (наблюдательного совета) общества в случае его пропуска восстановлению не подлежит, за исключением случая, если акционер не подавал указанное заявление под влиянием насилия или угрозы.</text:p>
      <text:p text:style-name="s22header">Информация об изменениях:</text:p>
      <text:p text:style-name="s22"><text:bookmark text:name="anchor6807"/>Пункт 7 изменен с 1 марта 2025 г. - <text:a xlink:type="simple" xlink:href="http://ivo.garant.ru/document/redirect/409495209/287">Федеральный закон</text:a> от 8 августа 2024 г. N 287-ФЗ</text:p>
      <text:p text:style-name="s22"><text:a xlink:type="simple" xlink:href="http://ivo.garant.ru/document/redirect/76839264/6807">См. предыдущую редакцию</text:a></text:p>
      <text:p text:style-name="s1">7. Признание решения совета директоров (наблюдательного совета) общества о проведении заседания или заочного голосования для принятия решений общим собранием акционеров недействительным не влечет за собой недействительности решений общего собрания акционеров.</text:p>
      <text:p text:style-name="s1"><text:bookmark text:name="anchor68072"/>Нарушения федерального закона и иных нормативных правовых актов Российской Федерации, допущенные при принятии решения о проведении и при подготовке к проведению заседания общего собрания акционеров или заочного голосования, оцениваются судом при рассмотрении иска об обжаловании соответствующего решения общего собрания акционеров.</text:p>
      <text:p text:style-name="s1"><text:bookmark text:name="anchor68073"/>Признание недействительными решений совета директоров (наблюдательного совета) общества о согласии на совершение (последующем одобрении) сделок общества, если такие решения обжалуются отдельно от оспаривания соответствующих сделок общества, не влечет за собой признания соответствующих сделок недействительными.</text:p>
      <text:p text:style-name="s22header">Информация об изменениях:</text:p>
      <text:p text:style-name="s22"><text:bookmark text:name="anchor6808"/>Пункт 8 изменен с 1 марта 2025 г. - <text:a xlink:type="simple" xlink:href="http://ivo.garant.ru/document/redirect/409495209/287">Федеральный закон</text:a> от 8 августа 2024 г. N 287-ФЗ</text:p>
      <text:p text:style-name="s22"><text:a xlink:type="simple" xlink:href="http://ivo.garant.ru/document/redirect/76839264/6808">См. предыдущую редакцию</text:a></text:p>
      <text:p text:style-name="s1">8. Решения совета директоров (наблюдательного совета) общества, принятые с нарушением компетенции совета директоров (наблюдательного совета) общества, при отсутствии кворума для их принятия, если наличие кворума в соответствии с настоящим <text:span text:style-name="s8">Федеральным законом</text:span> является обязательным условием принятия решений советом директоров (наблюдательным советом) общества, или без необходимого для принятия решений большинства голосов членов совета директоров (наблюдательного совета) общества, решения совета директоров (наблюдательного совета) общества, противоречащие основам правопорядка или нравственности, ничтожны.</text:p>
      <text:p text:style-name="s1"/>
      <text:p text:style-name="s15"><text:bookmark text:name="anchor69"/><text:span text:style-name="s10">Статья 69.</text:span> Исполнительный орган общества. Единоличный исполнительный орган общества (директор, генеральный директор)</text:p>
      <text:p text:style-name="s9header">ГАРАНТ:</text:p>
      <text:p text:style-name="s9">См. <text:span text:style-name="s8">Энциклопедии</text:span>, <text:a xlink:type="simple" xlink:href="http://ivo.garant.ru/document/redirect/77531678/0">позиции высших судов</text:a> и другие <text:a xlink:type="simple" xlink:href="http://ivo.garant.ru/document/redirect/77130775/69">комментарии</text:a> к статье 69 настоящего Федерального закона</text:p>
      <text:p text:style-name="s9">См. <text:a xlink:type="simple" xlink:href="http://ivo.garant.ru/document/redirect/5521093/0">схему</text:a> "Исполнительный орган общества"</text:p>
      <text:p text:style-name="s22header">Информация об изменениях:</text:p>
      <text:p text:style-name="s22"><text:bookmark text:name="anchor63000"/><text:a xlink:type="simple" xlink:href="http://ivo.garant.ru/document/redirect/12123866/186">Федеральным законом</text:a> от 7 августа 2001 г. N 120-ФЗ в пункт 1 статьи 69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63000">См. текст пункта в предыдущей редакции</text:a></text:p>
      <text:p text:style-name="s1">1. Руководство текущей деятельностью общества осуществляется единоличным исполнительным органом общества (директором, генеральным директором) или единоличным исполнительным органом общества (директором, генеральным директором) и коллегиальным исполнительным органом общества (правлением, дирекцией). Исполнительные органы подотчетны совету директоров (наблюдательному совету) общества и общему собранию акционеров.</text:p>
      <text:p text:style-name="s1"><text:bookmark text:name="anchor69012"/>Уставом общества, предусматривающим наличие одновременно единоличного и коллегиального исполнительных органов, должна быть определена компетенция коллегиального органа. В этом случае лицо, осуществляющее функции единоличного исполнительного органа общества (директора, генерального директора), осуществляет также функции председателя коллегиального исполнительного органа общества (правления, дирекции).</text:p>
      <text:p text:style-name="s1"><text:bookmark text:name="anchor69013"/>По решению общего собрания акционеров полномочия единоличного исполнительного органа общества могут быть переданы по договору коммерческой организации (управляющей организации) или индивидуальному предпринимателю (управляющему). Решение о передаче полномочий единоличного исполнительного органа общества управляющей организации или управляющему принимается общим собранием акционеров только по предложению совета директоров (наблюдательного совета) общества.</text:p>
      <text:p text:style-name="s22header">Информация об изменениях:</text:p>
      <text:p text:style-name="s22"><text:bookmark text:name="anchor692"/><text:a xlink:type="simple" xlink:href="http://ivo.garant.ru/document/redirect/71435888/16">Федеральным законом</text:a> от 3 июля 2016 г. N 343-ФЗ в пункт 2 статьи 69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692">См. текст пункта в предыдущей редакции</text:a></text:p>
      <text:p text:style-name="s1">2. К компетенции исполнительного органа общества относятся все вопросы руководства текущей деятельностью общества, за исключением вопросов, отнесенных к компетенции общего собрания акционеров или совета директоров (наблюдательного совета) общества.</text:p>
      <text:p text:style-name="s1"><text:bookmark text:name="anchor6922"/>Исполнительный орган общества организует выполнение решений общего собрания акционеров и совета директоров (наблюдательного совета) общества.</text:p>
      <text:p text:style-name="s1"><text:bookmark text:name="anchor6923"/>Единоличный исполнительный орган общества (директор, генеральный директор) без доверенности действует от имени общества, в том числе представляет его интересы, совершает сделки от имени общества, утверждает штаты, издает приказы и дает указания, обязательные для исполнения всеми работниками общества.</text:p>
      <text:p text:style-name="s1"><text:bookmark text:name="anchor6924"/>Уставом общества может быть предусмотрена необходимость получения согласия совета директоров (наблюдательного совета) общества или общего собрания акционеров на совершение определенных сделок. При отсутствии такого согласия или последующего одобрения соответствующей сделки она может быть оспорена лицами, указанными в <text:a xlink:type="simple" xlink:href="#anchor7906">абзаце первом пункта 6 статьи 79</text:a> настоящего Федерального закона, по основаниям, установленным <text:a xlink:type="simple" xlink:href="http://ivo.garant.ru/document/redirect/10164072/1741">пунктом 1 статьи 174</text:a> Гражданского кодекса Российской Федерации.</text:p>
      <text:p text:style-name="s22header">Информация об изменениях:</text:p>
      <text:p text:style-name="s22"><text:bookmark text:name="anchor693"/><text:a xlink:type="simple" xlink:href="http://ivo.garant.ru/document/redirect/71109716/3043">Федеральным законом</text:a> от 29 июня 2015 г. N 210-ФЗ в пункт 3 статьи 69 настоящего Федерального закона внесены изменения</text:p>
      <text:p text:style-name="s22"><text:a xlink:type="simple" xlink:href="http://ivo.garant.ru/document/redirect/57401788/693">См. текст пункта в предыдущей редакции</text:a></text:p>
      <text:p text:style-name="s1">3. Образование исполнительных органов общества и досрочное прекращение их полномочий осуществляются по решению общего собрания акционеров, если уставом общества решение этих вопросов не отнесено к компетенции совета директоров (наблюдательного совета) общества.</text:p>
      <text:p text:style-name="s1"><text:bookmark text:name="anchor6932"/>Права и обязанности единоличного исполнительного органа общества (директора, генерального директора), членов коллегиального исполнительного органа общества (правления, дирекции), управляющей организации или управляющего по осуществлению руководства текущей деятельностью общества определяются настоящим Федеральным законом, иными правовыми актами Российской Федерации и договором, заключаемым каждым из них с обществом. Договор от имени общества подписывается председателем совета директоров (наблюдательного совета) общества или лицом, уполномоченным советом директоров (наблюдательным советом) общества.</text:p>
      <text:p text:style-name="s1"><text:bookmark text:name="anchor6933"/>На отношения между обществом и единоличным исполнительным органом общества (директором, генеральным директором) и (или) членами коллегиального исполнительного органа общества (правления, дирекции) действие <text:a xlink:type="simple" xlink:href="http://ivo.garant.ru/document/redirect/12125268/4043">законодательства</text:a> Российской Федерации о труде распространяется в части, не противоречащей положениям настоящего Федерального закона.</text:p>
      <text:p text:style-name="s1"><text:bookmark text:name="anchor6934"/>Совмещение лицом, осуществляющим функции единоличного исполнительного органа общества (директором, генеральным директором), и членами коллегиального исполнительного органа общества (правления, дирекции) должностей в органах управления других организаций допускается только с согласия совета директоров (наблюдательного совета) общества.</text:p>
      <text:p text:style-name="s1"><text:bookmark text:name="anchor6935"/>Общество, полномочия единоличного исполнительного органа которого переданы управляющей организации или управляющему, приобретает гражданские права и принимает на себя гражданские обязанности через управляющую организацию или управляющего в соответствии с <text:a xlink:type="simple" xlink:href="http://ivo.garant.ru/document/redirect/10164072/5301">абзацем первым пункта 1 статьи 53</text:a> Гражданского кодекса Российской Федерации.</text:p>
      <text:p text:style-name="s1"><text:bookmark text:name="anchor6936"/>Если полномочия исполнительных органов общества ограничены определенным сроком и по истечении такого срока не принято решение об образовании новых исполнительных органов общества или решение о передаче полномочий единоличного исполнительного органа общества управляющей организации либо управляющему, полномочия исполнительных органов общества действуют до принятия указанных решений.</text:p>
      <text:p text:style-name="s22header">Информация об изменениях:</text:p>
      <text:p text:style-name="s22"><text:bookmark text:name="anchor4069"/>Пункт 4 изменен с 1 марта 2025 г. - <text:a xlink:type="simple" xlink:href="http://ivo.garant.ru/document/redirect/409495209/288">Федеральный закон</text:a> от 8 августа 2024 г. N 287-ФЗ</text:p>
      <text:p text:style-name="s22"><text:a xlink:type="simple" xlink:href="http://ivo.garant.ru/document/redirect/76839264/4069">См. предыдущую редакцию</text:a></text:p>
      <text:p text:style-name="s1">4. Общее собрание акционеров, если образование исполнительных органов не отнесено уставом общества к компетенции совета директоров (наблюдательного совета) общества, вправе в любое время принять решение о досрочном прекращении полномочий единоличного исполнительного органа общества (директора, генерального директора), членов коллегиального исполнительного органа общества (правления, дирекции). Общее собрание акционеров вправе в любое время принять решение о досрочном прекращении полномочий управляющей организации или управляющего.</text:p>
      <text:p text:style-name="s9header">ГАРАНТ:</text:p>
      <text:p text:style-name="s9"><text:bookmark text:name="anchor69042"/><text:a xlink:type="simple" xlink:href="http://ivo.garant.ru/document/redirect/12139192/100">Постановлением</text:a> Конституционного Суда РФ от 15 марта 2005 г. N 3-П взаимосвязанные нормативные положения <text:a xlink:type="simple" xlink:href="http://ivo.garant.ru/document/redirect/12125268/2782">пункта 2 статьи 278</text:a> Трудового кодекса РФ и абзаца второго пункта 4 статьи 69 настоящего Федерального закона, допускающие возможность расторжения трудового договора с руководителем организации по решению собственника без указания мотивов принятия такого решения, признаны не противоречащими <text:a xlink:type="simple" xlink:href="http://ivo.garant.ru/document/redirect/10103000/0">Конституции</text:a> РФ</text:p>
      <text:p text:style-name="s1">В случае, если образование исполнительных органов отнесено уставом общества к компетенции совета директоров (наблюдательного совета) общества, он вправе в любое время принять решение о досрочном прекращении полномочий единоличного исполнительного органа общества (директора, генерального директора), членов коллегиального исполнительного органа общества (правления, дирекции) и об образовании новых исполнительных органов.</text:p>
      <text:p text:style-name="s1"><text:bookmark text:name="anchor6943"/>В случае, если образование исполнительных органов осуществляется общим собранием акционеров, уставом общества может быть предусмотрено право совета директоров (наблюдательного совета) общества принять решение о приостановлении полномочий единоличного исполнительного органа общества (директора, генерального директора). Уставом общества может быть предусмотрено право совета директоров (наблюдательного совета) общества принять решение о приостановлении полномочий управляющей организации или управляющего. Одновременно с указанными решениями совет директоров (наблюдательный совет) общества обязан принять решение об образовании временного единоличного исполнительного органа общества (директора, генерального директора) и о проведении внеочередного заседания или заочного голосования для принятия общим собранием акционеров решений по вопросам о досрочном прекращении полномочий единоличного исполнительного органа общества (директора, генерального директора) или управляющей организации (управляющего) и об образовании нового единоличного исполнительного органа общества (директора, генерального директора) или о передаче полномочий единоличного исполнительного органа общества (директора, генерального директора) управляющей организации или управляющему.</text:p>
      <text:p text:style-name="s1"><text:bookmark text:name="anchor6944"/>В случае, если образование исполнительных органов осуществляется общим собранием акционеров и единоличный исполнительный орган общества (директор, генеральный директор) или управляющая организация (управляющий) не могут исполнять свои обязанности, совет директоров (наблюдательный совет) общества вправе принять решение об образовании временного единоличного исполнительного органа общества (директора, генерального директора) и о проведении внеочередного заседания или заочного голосования для принятия общим собранием акционеров решений по вопросам о досрочном прекращении полномочий единоличного исполнительного органа общества (директора, генерального директора) или управляющей организации (управляющего) и об образовании нового исполнительного органа общества или о передаче полномочий единоличного исполнительного органа общества управляющей организации или управляющему.</text:p>
      <text:p text:style-name="s1"><text:bookmark text:name="anchor6945"/>Все указанные в абзацах третьем и четвертом настоящего пункта решения принимаются большинством в три четверти голосов членов совета директоров (наблюдательного совета) общества, при этом не учитываются голоса выбывших членов совета директоров (наблюдательного совета) общества.</text:p>
      <text:p text:style-name="s1"><text:bookmark text:name="anchor6946"/>Временные исполнительные органы общества осуществляют руководство текущей деятельностью общества в пределах компетенции исполнительных органов общества, если компетенция временных исполнительных органов общества не ограничена уставом общества.</text:p>
      <text:p text:style-name="s22header">Информация об изменениях:</text:p>
      <text:p text:style-name="s22"><text:bookmark text:name="anchor695"/>Пункт 5 изменен с 1 марта 2025 г. - <text:a xlink:type="simple" xlink:href="http://ivo.garant.ru/document/redirect/409495209/289">Федеральный закон</text:a> от 8 августа 2024 г. N 287-ФЗ</text:p>
      <text:p text:style-name="s22"><text:a xlink:type="simple" xlink:href="http://ivo.garant.ru/document/redirect/76839264/695">См. предыдущую редакцию</text:a></text:p>
      <text:p text:style-name="s1">5. Если уставом общества решение вопроса об образовании единоличного исполнительного органа общества или о досрочном прекращении его полномочий отнесено к компетенции совета директоров (наблюдательного совета) общества и определенный уставом общества кворум для принятия решений советом директоров (наблюдательным советом) общества составляет более чем половину от числа избранных членов совета директоров (наблюдательного совета) общества и (или) для решения указанного вопроса в соответствии с уставом общества или внутренним документом, регулирующим деятельность совета директоров (наблюдательного совета) общества, необходимо большее число голосов, чем большинство голосов членов совета директоров (наблюдательного совета) общества, участвующих в таком заседании или заочном голосовании, указанный вопрос может быть вынесен на решение общего собрания акционеров в случаях, определенных <text:a xlink:type="simple" xlink:href="#anchor696">пунктами 6</text:a> и <text:a xlink:type="simple" xlink:href="#anchor697">7</text:a> настоящей статьи.</text:p>
      <text:p text:style-name="s1"><text:bookmark text:name="anchor6902"/>Вопрос об образовании единоличного исполнительного органа общества или о досрочном прекращении его полномочий не может быть вынесен на решение общего собрания акционеров, если уставом общества предусмотрены иные последствия, наступающие в случаях, определенных <text:a xlink:type="simple" xlink:href="#anchor696">пунктами 6</text:a> и <text:a xlink:type="simple" xlink:href="#anchor697">7</text:a> настоящей статьи.</text:p>
      <text:p text:style-name="s1"><text:bookmark text:name="anchor6953"/>Если условиями акционерного соглашения, заключенного акционерами общества, предусмотрены иные последствия, наступающие в случаях, определенных <text:a xlink:type="simple" xlink:href="#anchor696">пунктами 6</text:a> и <text:a xlink:type="simple" xlink:href="#anchor697">7</text:a> настоящей статьи, неисполнение или ненадлежащее исполнение соответствующих обязательств по акционерному соглашению не является основанием для освобождения от ответственности или от реализации мер по обеспечению исполнения обязательств, предусмотренных таким соглашением.</text:p>
      <text:p text:style-name="s22header">Информация об изменениях:</text:p>
      <text:p text:style-name="s22"><text:bookmark text:name="anchor696"/>Пункт 6 изменен с 1 марта 2025 г. - <text:a xlink:type="simple" xlink:href="http://ivo.garant.ru/document/redirect/409495209/290">Федеральный закон</text:a> от 8 августа 2024 г. N 287-ФЗ</text:p>
      <text:p text:style-name="s22"><text:a xlink:type="simple" xlink:href="http://ivo.garant.ru/document/redirect/76839264/696">См. предыдущую редакцию</text:a></text:p>
      <text:p text:style-name="s1">6. В случае, если при наличии условий, предусмотренных <text:a xlink:type="simple" xlink:href="#anchor695">абзацем первым пункта 5</text:a> настоящей статьи, решение по вопросу об образовании единоличного исполнительного органа общества не принято советом директоров (наблюдательным советом) общества на двух проведенных подряд заседаниях либо в течение двух месяцев с даты прекращения или истечения срока действия полномочий ранее образованного единоличного исполнительного органа общества, общества, осуществляющие раскрытие информации в соответствии с <text:a xlink:type="simple" xlink:href="http://ivo.garant.ru/document/redirect/10106464/30">законодательством</text:a> Российской Федерации о ценных бумагах, обязаны раскрыть информацию о непринятии такого решения в порядке, предусмотренном законодательством Российской Федерации о ценных бумагах, а иные общества - уведомить о непринятии такого решения акционеров в порядке, предусмотренном настоящим <text:a xlink:type="simple" xlink:href="#anchor5202">Федеральным законом</text:a> для сообщения о проведении заседания или заочного голосования для принятия решений общим собранием акционеров. Такое уведомление направляется акционерам или, если уставом общества определено печатное издание для опубликования сообщений о проведении заседания или заочного голосования для принятия решений общим собранием акционеров, опубликовывается в этом печатном издании не позднее 15 дней с даты проведения второго заседания совета директоров (наблюдательного совета) общества, в повестку дня которого был включен вопрос об образовании единоличного исполнительного органа общества и на котором такой орган не был образован, а если второе заседание не состоялось, по истечении двухмесячного срока с даты прекращения или истечения срока действия полномочий ранее образованного единоличного исполнительного органа общества. Список акционеров общества, которым направляется указанное уведомление, составляется на основании данных реестра владельцев ценных бумаг общества на дату проведения второго заседания совета директоров (наблюдательного совета) общества, на котором не принято решение об образовании единоличного исполнительного органа общества, или в случае, если соответствующее заседание не состоялось, по истечении двухмесячного срока с даты прекращения или истечения срока действия полномочий ранее образованного единоличного исполнительного органа общества. При этом, если в реестре владельцев ценных бумаг общества зарегистрирован номинальный держатель акций, уведомление направляется номинальному держателю акций для направления лицам, в интересах которых он владеет акциями общества.</text:p>
      <text:p text:style-name="s1"><text:bookmark text:name="anchor69026"/>Уведомление в соответствии с настоящим пунктом направляется от имени общества председателем совета директоров (наблюдательного совета) общества. После направления уведомления акционерам или после раскрытия информации в соответствии с <text:a xlink:type="simple" xlink:href="#anchor696">абзацем первым</text:a> настоящего пункта председатель совета директоров (наблюдательного совета) общества действует от имени общества до момента образования временного единоличного исполнительного органа общества.</text:p>
      <text:p text:style-name="s1"><text:bookmark text:name="anchor69027"/>Акционеры или акционер вправе предъявить требование о проведении внеочередного заседания или заочного голосования для принятия общим собранием акционеров решения по вопросу об образовании единоличного исполнительного органа общества в течение 20 дней с момента возникновения обязанности общества осуществлять раскрытие указанной информации.</text:p>
      <text:p text:style-name="s1"><text:bookmark text:name="anchor69028"/>В течение пяти дней с даты окончания срока, предусмотренного настоящим пунктом для предъявления акционерами или акционером требования, указанного в <text:a xlink:type="simple" xlink:href="#anchor69027">абзаце третьем</text:a> настоящего пункта, совет директоров (наблюдательный совет) общества обязан принять решение об образовании временного единоличного исполнительного органа общества, а также о проведении в соответствии со <text:a xlink:type="simple" xlink:href="#anchor55">статьей 55</text:a> настоящего Федерального закона внеочередного заседания или заочного голосования для принятия решений общим собранием акционеров, если к указанной дате получены данные требования от акционеров или акционера, владеющих не менее чем 10 процентами голосующих акций общества. В случае предъявления двух и более требований советом директоров (наблюдательным советом) общества в соответствии с настоящим пунктом принимается решение о проведении одного внеочередного заседания или одного заочного голосования.</text:p>
      <text:p text:style-name="s1"><text:bookmark text:name="anchor6903"/>Решение о проведении внеочередного заседания или заочного голосования для принятия общим собранием акционеров решения по вопросу, указанному в настоящем пункте, и об образовании временного единоличного исполнительного органа общества принимается советом директоров (наблюдательным советом) общества большинством голосов членов совета директоров (наблюдательного совета) общества, участвующих в заседании или заочном голосовании, при наличии кворума, составляющего не менее чем половину от числа избранных членов совета директоров (наблюдательного совета) общества.</text:p>
      <text:p text:style-name="s22header">Информация об изменениях:</text:p>
      <text:p text:style-name="s22"><text:bookmark text:name="anchor697"/>Пункт 7 изменен с 1 марта 2025 г. - <text:a xlink:type="simple" xlink:href="http://ivo.garant.ru/document/redirect/409495209/291">Федеральный закон</text:a> от 8 августа 2024 г. N 287-ФЗ</text:p>
      <text:p text:style-name="s22"><text:a xlink:type="simple" xlink:href="http://ivo.garant.ru/document/redirect/76839264/697">См. предыдущую редакцию</text:a></text:p>
      <text:p text:style-name="s1">7. В случае, если при наличии условий, предусмотренных <text:a xlink:type="simple" xlink:href="#anchor695">абзацем первым пункта 5</text:a> настоящей статьи, решение по вопросу о досрочном прекращении полномочий единоличного исполнительного органа общества не принято советом директоров (наблюдательным советом) общества на двух проведенных подряд заседаниях совета директоров (наблюдательного совета) общества, общества, осуществляющие раскрытие информации в соответствии с <text:a xlink:type="simple" xlink:href="http://ivo.garant.ru/document/redirect/10106464/30">законодательством</text:a> Российской Федерации о ценных бумагах, обязаны раскрыть информацию о непринятии такого решения в порядке, предусмотренном законодательством Российской Федерации о ценных бумагах, а иные общества - уведомить о непринятии такого решения акционеров в порядке, предусмотренном настоящим <text:a xlink:type="simple" xlink:href="#anchor5202">Федеральным законом</text:a> для сообщения о проведении заседания или заочного голосования для принятия решений общим собранием акционеров. Такое уведомление направляется акционерам или, если уставом общества определено печатное издание для опубликования сообщений о проведении заседания или заочного голосования для принятия решений общим собранием акционеров, опубликовывается в этом печатном издании не позднее 15 дней с даты проведения второго заседания совета директоров (наблюдательного совета) общества, в повестку дня которого был включен вопрос о досрочном прекращении полномочий единоличного исполнительного органа общества и на котором решение о досрочном прекращении полномочий такого органа не было принято. Список акционеров общества, которым направляется уведомление, составляется на основании данных реестра владельцев ценных бумаг общества на дату проведения второго заседания совета директоров (наблюдательного совета) общества, на котором не принято решение о досрочном прекращении полномочий единоличного исполнительного органа общества. При этом, если в реестре владельцев ценных бумаг общества зарегистрирован номинальный держатель акций, уведомление направляется номинальному держателю акций для направления лицам, в интересах которых он владеет акциями общества.</text:p>
      <text:p text:style-name="s1"><text:bookmark text:name="anchor6970"/>Акционеры или акционер вправе предъявить требование о проведении внеочередного заседания или заочного голосования для принятия общим собранием акционеров решения по вопросу о досрочном прекращении полномочий единоличного исполнительного органа общества в течение 20 дней с момента возникновения обязанности общества осуществлять раскрытие указанной информации.</text:p>
      <text:p text:style-name="s1"><text:bookmark text:name="anchor6971"/>В течение пяти дней с даты окончания срока, предусмотренного настоящим пунктом для предъявления акционерами или акционером требования, указанного в <text:a xlink:type="simple" xlink:href="#anchor6970">абзаце втором</text:a> настоящего пункта, совет директоров (наблюдательный совет) общества обязан принять решение о проведении в соответствии со <text:a xlink:type="simple" xlink:href="#anchor55">статьей 55</text:a> настоящего Федерального закона внеочередного заседания или заочного голосования для принятия решения общим собранием акционеров, если к указанной дате получены данные требования от акционеров или акционера, владеющих не менее чем 10 процентами голосующих акций общества. В случае предъявления двух и более требований советом директоров (наблюдательным советом) общества в соответствии с настоящим пунктом принимается решение о проведении одного внеочередного заседания или одного заочного голосования.</text:p>
      <text:p text:style-name="s1"><text:bookmark text:name="anchor6972"/>Решение о проведении внеочередного заседания или заочного голосования для принятия решения общим собранием акционеров по вопросу о досрочном прекращении полномочий единоличного исполнительного органа общества принимается советом директоров (наблюдательным советом) общества большинством голосов членов совета директоров (наблюдательного совета) общества, участвующих в принятии указанного решения, и при наличии кворума, составляющего половину от числа избранных членов совета директоров (наблюдательного совета) общества.</text:p>
      <text:p text:style-name="s22header">Информация об изменениях:</text:p>
      <text:p text:style-name="s22"><text:bookmark text:name="anchor698"/>Пункт 8 изменен с 1 марта 2025 г. - <text:a xlink:type="simple" xlink:href="http://ivo.garant.ru/document/redirect/409495209/292">Федеральный закон</text:a> от 8 августа 2024 г. N 287-ФЗ</text:p>
      <text:p text:style-name="s22"><text:a xlink:type="simple" xlink:href="http://ivo.garant.ru/document/redirect/76839264/698">См. предыдущую редакцию</text:a></text:p>
      <text:p text:style-name="s1">8. Проведение внеочередного заседания или заочного голосования для принятия общим собранием акционеров решений, предусмотренных настоящей статьей, по основаниям, указанным в <text:a xlink:type="simple" xlink:href="#anchor696">пунктах 6</text:a> и <text:a xlink:type="simple" xlink:href="#anchor697">7</text:a> настоящей статьи, осуществляется по решению совета директоров (наблюдательного совета) общества в порядке, предусмотренном <text:a xlink:type="simple" xlink:href="#anchor55">статьей 55</text:a> настоящего Федерального закона.</text:p>
      <text:p text:style-name="s1"><text:bookmark text:name="anchor6982"/>Внесение вопросов в повестку дня такого заседания или заочного голосования и выдвижение кандидатов в исполнительные органы общества в данном случае осуществляются в порядке, установленном <text:a xlink:type="simple" xlink:href="#anchor53">статьей 53</text:a> настоящего Федерального закона.</text:p>
      <text:p text:style-name="s1"><text:bookmark text:name="anchor6983"/>Формулировки вопроса, подлежащего включению в повестку дня заседания или заочного голосования по основаниям, указанным в <text:a xlink:type="simple" xlink:href="#anchor696">пунктах 6</text:a> и <text:a xlink:type="simple" xlink:href="#anchor697">7</text:a> настоящей статьи, для принятия решения общим собранием акционеров, и вопроса, ранее включенного в повестку дня заседания или заочного голосования для принятия по нему решения советом директоров (наблюдательным советом) общества, не должны различаться.</text:p>
      <text:p text:style-name="s1"><text:bookmark text:name="anchor6984"/>Если вопрос об образовании единоличного исполнительного органа общества или о досрочном прекращении его полномочий в случаях, предусмотренных <text:a xlink:type="simple" xlink:href="#anchor696">пунктами 6</text:a> и <text:a xlink:type="simple" xlink:href="#anchor697">7</text:a> настоящей статьи, выносится на решение общего собрания акционеров, одновременно в повестку дня заседания или заочного голосования должны быть также включены вопросы о досрочном прекращении полномочий членов совета директоров (наблюдательного совета) общества и об избрании нового состава совета директоров (наблюдательного совета) общества.</text:p>
      <text:p text:style-name="s22header">Информация об изменениях:</text:p>
      <text:p text:style-name="s22"><text:bookmark text:name="anchor699"/>Пункт 9 изменен с 1 марта 2025 г. - <text:a xlink:type="simple" xlink:href="http://ivo.garant.ru/document/redirect/409495209/293">Федеральный закон</text:a> от 8 августа 2024 г. N 287-ФЗ</text:p>
      <text:p text:style-name="s22"><text:a xlink:type="simple" xlink:href="http://ivo.garant.ru/document/redirect/76839264/699">См. предыдущую редакцию</text:a></text:p>
      <text:p text:style-name="s1">9. Если в течение установленного настоящим <text:span text:style-name="s8">Федеральным законом</text:span> срока советом директоров (наблюдательным советом) общества не принято решение о проведении внеочередного заседания или заочного голосования для принятия решений общим собранием акционеров по требованию лиц, указанных в <text:a xlink:type="simple" xlink:href="#anchor696">пунктах 6</text:a> и <text:a xlink:type="simple" xlink:href="#anchor697">7</text:a> настоящей статьи, или принято решение об отказе в его проведении, внеочередное заседание или заочное голосование может быть проведено в соответствии с <text:a xlink:type="simple" xlink:href="#anchor559">пунктом 9 статьи 55</text:a> настоящего Федерального закона.</text:p>
      <text:p text:style-name="s1"/>
      <text:p text:style-name="s15"><text:bookmark text:name="anchor70"/><text:span text:style-name="s10">Статья 70.</text:span> Коллегиальный исполнительный орган общества (правление, дирекция)</text:p>
      <text:p text:style-name="s9header">ГАРАНТ:</text:p>
      <text:p text:style-name="s9">См. <text:span text:style-name="s8">Энциклопедии</text:span>, <text:a xlink:type="simple" xlink:href="http://ivo.garant.ru/document/redirect/77530984/0">позиции высших судов</text:a> и другие <text:a xlink:type="simple" xlink:href="http://ivo.garant.ru/document/redirect/77130775/70">комментарии</text:a> к статье 70 настоящего Федерального закона</text:p>
      <text:p text:style-name="s22header">Информация об изменениях:</text:p>
      <text:p text:style-name="s22"><text:bookmark text:name="anchor64000"/>Пункт 1 изменен с 1 марта 2025 г. - <text:a xlink:type="simple" xlink:href="http://ivo.garant.ru/document/redirect/409495209/294">Федеральный закон</text:a> от 8 августа 2024 г. N 287-ФЗ</text:p>
      <text:p text:style-name="s22"><text:a xlink:type="simple" xlink:href="http://ivo.garant.ru/document/redirect/76839264/64000">См. предыдущую редакцию</text:a></text:p>
      <text:p text:style-name="s1">1. Коллегиальный исполнительный орган общества (правление, дирекция) действует на основании устава общества и внутреннего документа общества, регулирующего деятельность коллегиального исполнительного органа общества (правления, дирекции).</text:p>
      <text:p text:style-name="s22header">Информация об изменениях:</text:p>
      <text:p text:style-name="s22"><text:bookmark text:name="anchor702"/>Пункт 2 изменен с 1 марта 2025 г. - <text:a xlink:type="simple" xlink:href="http://ivo.garant.ru/document/redirect/409495209/295">Федеральный закон</text:a> от 8 августа 2024 г. N 287-ФЗ</text:p>
      <text:p text:style-name="s22"><text:a xlink:type="simple" xlink:href="http://ivo.garant.ru/document/redirect/76839264/702">См. предыдущую редакцию</text:a></text:p>
      <text:p text:style-name="s1">2. Кворум для принятия решений коллегиальным исполнительным органом общества (правлением, дирекцией) составляет не менее половины от числа избранных (назначенных) членов коллегиального исполнительного органа общества (правления, дирекции). Уставом общества или внутренним документом общества может быть определен больший кворум для принятия решений коллегиальным исполнительным органом общества (правлением, дирекцией). В случае, если количество членов коллегиального исполнительного органа общества (правления, дирекции) становится менее количества, составляющего указанный кворум, совет директоров (наблюдательный совет) общества обязан принять решения об образовании временного коллегиального исполнительного органа общества (правления, дирекции) и о проведении заседания или заочного голосования для принятия решения общим собранием акционеров по вопросу об образовании коллегиального исполнительного органа общества (правления, дирекции) либо, если в соответствии с уставом общества это отнесено к его компетенции, образовать коллегиальный исполнительный орган общества (правление, дирекцию).</text:p>
      <text:p text:style-name="s1"><text:bookmark text:name="anchor7002"/>Решения коллегиального исполнительного органа общества (правления, дирекции) могут приниматься на заседаниях или заочным голосованием. Голосование на заседании коллегиального исполнительного органа общества (правления, дирекции) может совмещаться с заочным голосованием, если иное не установлено уставом общества или внутренним документом общества. Участие в заседании коллегиального исполнительного органа общества (правления, дирекции), если иное не установлено уставом общества или внутренним документом общества, может осуществляться дистанционно с помощью электронных либо иных технических средств, если при этом используются способы, позволяющие достоверно установить лицо, принимающее дистанционное участие в заседании, и предоставляющие такому лицу возможность участвовать в обсуждении вопросов повестки дня и голосовать по вопросам повестки дня, поставленным на голосование. Заседание коллегиального исполнительного органа общества (правления, дирекции) с дистанционным участием может проводиться с возможностью присутствия в месте его проведения или без определения места его проведения.</text:p>
      <text:p text:style-name="s1"><text:bookmark text:name="anchor70203"/>Передача права голоса членом коллегиального исполнительного органа общества (правления, дирекции) иному лицу, в том числе другому члену коллегиального исполнительного органа общества (правления, дирекции), не допускается.</text:p>
      <text:p text:style-name="s1"><text:bookmark text:name="anchor7024"/>Проведение заседания коллегиального исполнительного органа общества (правления, дирекции) и результаты голосования на заседании, в том числе голосование на котором совмещается с заочным голосованием, а также результаты заочного голосования подтверждаются протоколом об итогах проведения заседания или заочного голосования для принятия решений коллегиальным исполнительным органом общества (правлением, дирекцией) (далее - протокол коллегиального исполнительного органа общества).</text:p>
      <text:p text:style-name="s1"><text:bookmark text:name="anchor7025"/>Проведение заседания или заочного голосования для принятия решений коллегиальным исполнительным органом общества (правлением, дирекцией) организуется лицом, занимающим должность (осуществляющим функции) единоличного исполнительного органа общества. Протокол коллегиального исполнительного органа общества подписывается лицом, занимающим должность (осуществляющим функции) единоличного исполнительного органа общества, и предоставляется членам совета директоров (наблюдательного совета) общества, ревизионной комиссии общества, должностному лицу, ответственному за организацию и осуществление внутреннего аудита (руководителю структурного подразделения, ответственного за организацию и осуществление внутреннего аудита), аудиторской организации (индивидуальному аудитору) общества по их требованию.</text:p>
      <text:p text:style-name="s22header">Информация об изменениях:</text:p>
      <text:p text:style-name="s22"><text:bookmark text:name="anchor7003"/><text:a xlink:type="simple" xlink:href="http://ivo.garant.ru/document/redirect/12168350/37">Федеральным законом</text:a> от 19 июля 2009 г. N 205-ФЗ статья 70 настоящего Федерального закона дополнена пунктом 3, <text:a xlink:type="simple" xlink:href="http://ivo.garant.ru/document/redirect/12168350/151">вступающим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1">3. Признание решения коллегиального исполнительного органа общества (правления, дирекции) в случае обжалования такого решения отдельно от оспаривания соответствующей сделки общества, совершенной на основании такого решения, недействительным не влечет за собой признания соответствующей сделки недействительной. К условиям и порядку обжалования решения коллегиального исполнительного органа общества (правления, дирекции) применяются положения <text:a xlink:type="simple" xlink:href="#anchor6806">пункта 6 статьи 68</text:a> настоящего Федерального закона.</text:p>
      <text:p text:style-name="s22header">Информация об изменениях:</text:p>
      <text:p text:style-name="s22"><text:bookmark text:name="anchor7004"/>Статья 70 дополнена пунктом 4 с 1 марта 2025 г. - <text:a xlink:type="simple" xlink:href="http://ivo.garant.ru/document/redirect/409495209/296">Федеральный закон</text:a> от 8 августа 2024 г. N 287-ФЗ</text:p>
      <text:p text:style-name="s1">4. В протоколе коллегиального исполнительного органа общества указываются сведения, предусмотренные <text:a xlink:type="simple" xlink:href="#anchor6841">пунктом 4.1 статьи 68</text:a> настоящего Федерального закона.</text:p>
      <text:p text:style-name="s1"/>
      <text:p text:style-name="s15"><text:bookmark text:name="anchor71"/><text:span text:style-name="s10">Статья 71.</text:span> Ответственность членов совета директоров (наблюдательного совета) общества, единоличного исполнительного органа общества (директора, генерального директора) и (или) членов коллегиального исполнительного органа общества (правления, дирекции), управляющей организации или управляющего</text:p>
      <text:p text:style-name="s9header">ГАРАНТ:</text:p>
      <text:p text:style-name="s9">См. <text:span text:style-name="s8">Энциклопедии</text:span>, <text:a xlink:type="simple" xlink:href="http://ivo.garant.ru/document/redirect/77532480/0">позиции высших судов</text:a> и другие <text:span text:style-name="s8">комментарии</text:span> к статье 71 настоящего Федерального закона</text:p>
      <text:p text:style-name="s9">См. <text:a xlink:type="simple" xlink:href="http://ivo.garant.ru/document/redirect/5521094/0">схему</text:a> "Ответственность лиц, входящих в органы управления общества"</text:p>
      <text:p text:style-name="s22header">Информация об изменениях:</text:p>
      <text:p text:style-name="s22"><text:bookmark text:name="anchor65000"/><text:a xlink:type="simple" xlink:href="http://ivo.garant.ru/document/redirect/12123866/192">Федеральным законом</text:a> от 7 августа 2001 г. N 120-ФЗ в пункт 1 статьи 71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65000">См. текст пункта в предыдущей редакции</text:a></text:p>
      <text:p text:style-name="s1">1. Члены совета директоров (наблюдательного совета) общества, единоличный исполнительный орган общества (директор, генеральный директор), временный единоличный исполнительный орган, члены коллегиального исполнительного органа общества (правления, дирекции), а равно управляющая организация или управляющий при осуществлении своих прав и исполнении обязанностей должны действовать в интересах общества, осуществлять свои права и исполнять обязанности в отношении общества добросовестно и разумно.</text:p>
      <text:p text:style-name="s22header">Информация об изменениях:</text:p>
      <text:p text:style-name="s22"><text:bookmark text:name="anchor712"/>Пункт 2 изменен с 1 марта 2025 г. - <text:a xlink:type="simple" xlink:href="http://ivo.garant.ru/document/redirect/409495209/147">Федеральный закон</text:a> от 8 августа 2024 г. N 287-ФЗ</text:p>
      <text:p text:style-name="s22"><text:a xlink:type="simple" xlink:href="http://ivo.garant.ru/document/redirect/76839264/712">См. предыдущую редакцию</text:a></text:p>
      <text:p text:style-name="s1">2. Члены совета директоров (наблюдательного совета) общества, единоличный исполнительный орган общества (директор, генеральный директор), временный единоличный исполнительный орган, члены коллегиального исполнительного органа общества (правления, дирекции), равно как и управляющая организация или управляющий, несут ответственность перед обществом за убытки, причиненные обществу их виновными действиями (бездействием), если иные основания ответственности не установлены федеральными законами.</text:p>
      <text:p text:style-name="s1"><text:bookmark text:name="anchor71202"/>Члены совета директоров (наблюдательного совета) общества, единоличный исполнительный орган общества (директор, генеральный директор), временный единоличный исполнительный орган, члены коллегиального исполнительного органа общества (правления, дирекции), равно как и управляющая организация или управляющий, несут ответственность перед обществом или акционерами за убытки, причиненные их виновными действиями (бездействием), нарушающими порядок приобретения акций общества, предусмотренный <text:a xlink:type="simple" xlink:href="#anchor11100">главой XI.1</text:a> настоящего Федерального закона.</text:p>
      <text:p text:style-name="s1"><text:bookmark text:name="anchor7122"/>При этом в совете директоров (наблюдательном совете) общества, коллегиальном исполнительном органе общества (правлении, дирекции) не несут ответственность члены, голосовавшие против решения, которое повлекло причинение обществу или акционеру убытков, или не участвовавшие в голосовании.</text:p>
      <text:p text:style-name="s1"><text:bookmark text:name="anchor713"/>3. При определении оснований и размера ответственности членов совета директоров (наблюдательного совета), единоличного исполнительного органа общества (директора, генерального директора) и (или) членов коллегиального исполнительного органа общества (правления, дирекции), а равно управляющей организации или управляющего должны быть приняты во внимание обычные условия делового оборота и иные обстоятельства, имеющие значение для дела.</text:p>
      <text:p text:style-name="s22header">Информация об изменениях:</text:p>
      <text:p text:style-name="s22"><text:bookmark text:name="anchor714"/><text:a xlink:type="simple" xlink:href="http://ivo.garant.ru/document/redirect/12144133/9">Федеральным законом</text:a> от 5 января 2006 г. N 7-ФЗ в пункт 4 статьи 71 настоящего Федерального закона внесены изменения, <text:a xlink:type="simple" xlink:href="http://ivo.garant.ru/document/redirect/12144133/81">вступающие в силу</text:a> с 1 июля 2006 г.</text:p>
      <text:p text:style-name="s22"><text:a xlink:type="simple" xlink:href="http://ivo.garant.ru/document/redirect/5220531/714">См. текст пункта в предыдущей редакции</text:a></text:p>
      <text:p text:style-name="s1">4. В случае, если в соответствии с положениями настоящей статьи ответственность несут несколько лиц, их ответственность перед обществом, а в случае, предусмотренном <text:a xlink:type="simple" xlink:href="#anchor71202">абзацем вторым пункта 2</text:a> настоящей статьи, перед акционером является солидарной.</text:p>
      <text:p text:style-name="s22header">Информация об изменениях:</text:p>
      <text:p text:style-name="s22"><text:bookmark text:name="anchor715"/><text:a xlink:type="simple" xlink:href="http://ivo.garant.ru/document/redirect/12144133/122">Федеральным законом</text:a> от 5 января 2006 г. N 7-ФЗ пункт 5 статьи 71 настоящего Федерального закона изложен в новой редакции, <text:a xlink:type="simple" xlink:href="http://ivo.garant.ru/document/redirect/12144133/81">вступающей в силу</text:a> с 1 июля 2006 г.</text:p>
      <text:p text:style-name="s22"><text:a xlink:type="simple" xlink:href="http://ivo.garant.ru/document/redirect/5220531/715">См. текст пункта в предыдущей редакции</text:a></text:p>
      <text:p text:style-name="s1">5. Общество или акционер (акционеры), владеющие в совокупности не менее чем 1 процентом размещенных обыкновенных акций общества, вправе обратиться в суд с иском к члену совета директоров (наблюдательного совета) общества, единоличному исполнительному органу общества (директору, генеральному директору), временному единоличному исполнительному органу общества (директору, генеральному директору), члену коллегиального исполнительного органа общества (правления, дирекции), равно как и к управляющей организации (управляющему) о возмещении причиненных обществу убытков в случае, предусмотренном <text:a xlink:type="simple" xlink:href="#anchor712">абзацем первым пункта 2</text:a> настоящей статьи.</text:p>
      <text:p text:style-name="s1"><text:bookmark text:name="anchor7152"/>Общество или акционер вправе обратиться в суд с иском к члену совета директоров (наблюдательного совета) общества, единоличному исполнительному органу общества (директору, генеральному директору), временному единоличному исполнительному органу общества (директору, генеральному директору), члену коллегиального исполнительного органа общества (правления, дирекции), равно как и к управляющей организации (управляющему) о возмещении причиненных ему убытков в случае, предусмотренном <text:a xlink:type="simple" xlink:href="#anchor71202">абзацем вторым пункта 2</text:a> настоящей статьи.</text:p>
      <text:p text:style-name="s22header">Информация об изменениях:</text:p>
      <text:p text:style-name="s22"><text:bookmark text:name="anchor716"/><text:a xlink:type="simple" xlink:href="http://ivo.garant.ru/document/redirect/71109716/3044">Федеральным законом</text:a> от 29 июня 2015 г. N 210-ФЗ в пункт 6 статьи 71 настоящего Федерального закона внесены изменения</text:p>
      <text:p text:style-name="s22"><text:a xlink:type="simple" xlink:href="http://ivo.garant.ru/document/redirect/57401788/716">См. текст пункта в предыдущей редакции</text:a></text:p>
      <text:p text:style-name="s1">6. Представители государства или муниципального образования в совете директоров (наблюдательном совете) общества несут предусмотренную настоящей статьей ответственность наряду с другими членами совета директоров (наблюдательного совета) общества.</text:p>
      <text:p text:style-name="s1"/>
      <text:h text:outline-level="1" text:style-name="s3"><text:bookmark text:name="anchor900"/>Глава IX. Приобретение и выкуп обществом размещенных акций</text:h>
      <text:p text:style-name="s1"/>
      <text:p text:style-name="s15"><text:bookmark text:name="anchor72"/><text:span text:style-name="s10">Статья 72.</text:span> Приобретение обществом размещенных акций</text:p>
      <text:p text:style-name="s9header">ГАРАНТ:</text:p>
      <text:p text:style-name="s9">См. <text:span text:style-name="s8">Энциклопедии</text:span>, <text:a xlink:type="simple" xlink:href="http://ivo.garant.ru/document/redirect/77530523/0">позиции высших судов</text:a> и другие <text:a xlink:type="simple" xlink:href="http://ivo.garant.ru/document/redirect/77130775/72">комментарии</text:a> к статье 72 настоящего Федерального закона</text:p>
      <text:p text:style-name="s9">См. <text:a xlink:type="simple" xlink:href="http://ivo.garant.ru/document/redirect/5521086/0">схему</text:a> "Приобретение обществом размещенных акций"</text:p>
      <text:p text:style-name="s1"><text:bookmark text:name="anchor66000"/>1. Общество вправе приобретать размещенные им акции по решению общего собрания акционеров об уменьшении уставного капитала общества путем приобретения части размещенных акций в целях сокращения их общего количества, если это предусмотрено уставом общества.</text:p>
      <text:p text:style-name="s1"><text:bookmark text:name="anchor66200"/>Общество не вправе принимать решение об уменьшении уставного капитала общества путем приобретения части размещенных акций в целях сокращения их общего количества, если номинальная стоимость акций, оставшихся в обращении, станет ниже минимального размера уставного капитала, предусмотренного настоящим <text:a xlink:type="simple" xlink:href="#anchor26">Федеральным законом</text:a>.</text:p>
      <text:p text:style-name="s22header">Информация об изменениях:</text:p>
      <text:p text:style-name="s22"><text:bookmark text:name="anchor722"/><text:a xlink:type="simple" xlink:href="http://ivo.garant.ru/document/redirect/12123866/193">Федеральным законом</text:a> от 7 августа 2001 г. N 120-ФЗ в пункт 2 статьи 72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722">См. текст пункта в предыдущей редакции</text:a></text:p>
      <text:p text:style-name="s1">2. Общество, если это предусмотрено его уставом, вправе приобретать размещенные им акции по решению общего собрания акционеров или по решению совета директоров (наблюдательного совета) общества, если в соответствии с уставом общества совету директоров (наблюдательному совету) общества принадлежит право принятия такого решения.</text:p>
      <text:p text:style-name="s1"><text:bookmark text:name="anchor7222"/>Общество не вправе принимать решение о приобретении обществом акций, если номинальная стоимость акций общества, находящихся в обращении, составит менее 90 процентов от уставного капитала общества.</text:p>
      <text:p text:style-name="s22header">Информация об изменениях:</text:p>
      <text:p text:style-name="s22"><text:bookmark text:name="anchor723"/><text:a xlink:type="simple" xlink:href="http://ivo.garant.ru/document/redirect/12148568/10023">Федеральным законом</text:a> от 27 июля 2006 г. N 146-ФЗ в пункт 3 статьи 72 настоящего Федерального закона внесены изменения</text:p>
      <text:p text:style-name="s22"><text:a xlink:type="simple" xlink:href="http://ivo.garant.ru/document/redirect/5220920/723">См. текст пункта в предыдущей редакции</text:a></text:p>
      <text:p text:style-name="s1">3. Акции, приобретенные обществом на основании принятого общим собранием акционеров решения об уменьшении уставного капитала общества путем приобретения акций в целях сокращения их общего количества, погашаются при их приобретении.</text:p>
      <text:p text:style-name="s9header">ГАРАНТ:</text:p>
      <text:p text:style-name="s9"><text:bookmark text:name="anchor7233"/>Требования абзаца второго пункта 3 статьи 72 настоящего Федерального закона в части обязанности акционерного общества не позднее одного года с даты приобретения акционерным обществом собственных акций реализовать их либо принять решение об уменьшении своего уставного капитала <text:a xlink:type="simple" xlink:href="http://ivo.garant.ru/document/redirect/404993267/72">не применяются</text:a> в отношении публичных акционерных обществ, которые приобрели или приобретут собственные акции в 2022 году в соответствии с условиями, предусмотренными <text:a xlink:type="simple" xlink:href="http://ivo.garant.ru/document/redirect/403620528/211">частью 1 статьи 21</text:a> Федерального закона от 8 марта 2022 г. N 46-ФЗ</text:p>
      <text:p text:style-name="s1">Акции, приобретенные обществом в соответствии с <text:a xlink:type="simple" xlink:href="#anchor722">пунктом 2</text:a> настоящей статьи, должны быть реализованы по цене не ниже их рыночной стоимости не позднее одного года с даты их приобретения. В противном случае общее собрание акционеров должно в разумный срок принять решение об уменьшении уставного капитала общества путем погашения указанных акций.</text:p>
      <text:p text:style-name="s22header">Информация об изменениях:</text:p>
      <text:p text:style-name="s22"><text:bookmark text:name="anchor724"/><text:a xlink:type="simple" xlink:href="http://ivo.garant.ru/document/redirect/71109716/30441">Федеральным законом</text:a> от 29 июня 2015 г. N 210-ФЗ пункт 4 статьи 72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724">См. текст пункта в предыдущей редакции</text:a></text:p>
      <text:p text:style-name="s9header">ГАРАНТ:</text:p>
      <text:p text:style-name="s9">Положения пункта 4 <text:a xlink:type="simple" xlink:href="http://ivo.garant.ru/document/redirect/403583298/8">применяются</text:a> к публичным акционерным обществам, осуществляющим приобретение размещенных ими акций, с учетом положений <text:a xlink:type="simple" xlink:href="http://ivo.garant.ru/document/redirect/403583298/6">пунктов 6</text:a> и <text:a xlink:type="simple" xlink:href="http://ivo.garant.ru/document/redirect/403583298/7">7</text:a> Указа Президента РФ от 28 февраля 2022 г. N 79</text:p>
      <text:p text:style-name="s9">Положения пункта 4 <text:a xlink:type="simple" xlink:href="http://ivo.garant.ru/document/redirect/73854562/121">не применяются</text:a> к публичным акционерным обществам, осуществляющим приобретение размещенных ими акций в соответствии с <text:a xlink:type="simple" xlink:href="http://ivo.garant.ru/document/redirect/73854562/125">частями 5</text:a> и <text:a xlink:type="simple" xlink:href="http://ivo.garant.ru/document/redirect/73854562/126">6 статьи 12</text:a> Федерального закона от 7 апреля 2020 г. N 115-ФЗ</text:p>
      <text:p text:style-name="s1">4. Решением о приобретении акций должны быть определены категории (типы) приобретаемых акций, количество приобретаемых обществом акций каждой категории (типа), цена приобретения, форма и срок оплаты, а также срок, в течение которого должны поступить заявления акционеров о продаже обществу принадлежащих им акций или отзыв таких заявлений.</text:p>
      <text:p text:style-name="s1"><text:bookmark text:name="anchor7242"/>Если иное не установлено уставом общества, оплата акций при их приобретении осуществляется деньгами. Срок, в течение которого должны поступить заявления акционеров о продаже обществу принадлежащих им акций или отзыв таких заявлений, не может быть менее чем 30 дней, а срок оплаты обществом приобретаемых им акций не может быть более чем 15 дней с даты истечения срока, предусмотренного для поступления или отзыва указанных заявлений. Цена приобретения обществом акций определяется в соответствии со <text:a xlink:type="simple" xlink:href="#anchor77">статьей 77</text:a> настоящего Федерального закона.</text:p>
      <text:p text:style-name="s1"><text:bookmark text:name="anchor7243"/>Каждый акционер - владелец акций определенных категорий (типов), решение о приобретении которых принято, вправе продать указанные акции, а общество обязано приобрести их. В случае, если общее количество акций, в отношении которых поступили заявления об их продаже обществу, превышает количество акций, которое может быть приобретено обществом с учетом ограничений, установленных настоящей статьей, акции приобретаются у акционеров пропорционально заявленным требованиям.</text:p>
      <text:p text:style-name="s22header">Информация об изменениях:</text:p>
      <text:p text:style-name="s22"><text:bookmark text:name="anchor725"/>Пункт 5 изменен с 1 марта 2025 г. - <text:a xlink:type="simple" xlink:href="http://ivo.garant.ru/document/redirect/409495209/148">Федеральный закон</text:a> от 8 августа 2024 г. N 287-ФЗ</text:p>
      <text:p text:style-name="s22"><text:a xlink:type="simple" xlink:href="http://ivo.garant.ru/document/redirect/76839264/725">См. предыдущую редакцию</text:a></text:p>
      <text:p text:style-name="s9header">ГАРАНТ:</text:p>
      <text:p text:style-name="s9">Положения пункта 5 <text:a xlink:type="simple" xlink:href="http://ivo.garant.ru/document/redirect/403583298/8">применяются</text:a> к публичным акционерным обществам, осуществляющим приобретение размещенных ими акций, с учетом положений <text:a xlink:type="simple" xlink:href="http://ivo.garant.ru/document/redirect/403583298/6">пунктов 6</text:a> и <text:a xlink:type="simple" xlink:href="http://ivo.garant.ru/document/redirect/403583298/7">7</text:a> Указа Президента РФ от 28 февраля 2022 г. N 79</text:p>
      <text:p text:style-name="s9">Положения пункта 5 <text:a xlink:type="simple" xlink:href="http://ivo.garant.ru/document/redirect/73854562/121">не применяются</text:a> к публичным акционерным обществам, осуществляющим приобретение размещенных ими акций в соответствии с <text:a xlink:type="simple" xlink:href="http://ivo.garant.ru/document/redirect/73854562/125">частями 5</text:a> и <text:a xlink:type="simple" xlink:href="http://ivo.garant.ru/document/redirect/73854562/126">6 статьи 12</text:a> Федерального закона от 7 апреля 2020 г. N 115-ФЗ</text:p>
      <text:p text:style-name="s1">5. Не позднее чем за 20 дней до начала срока, в течение которого должны поступить заявления акционеров о продаже принадлежащих им акций или отзыв таких заявлений, общество обязано уведомить акционеров - владельцев акций определенных категорий (типов), решение о приобретении которых принято. Уведомление должно содержать сведения, указанные в <text:a xlink:type="simple" xlink:href="#anchor724">абзаце первом пункта 4</text:a> настоящей статьи. Уведомление доводится до сведения акционеров - владельцев акций определенных категорий (типов), решение о приобретении которых принято, в порядке, установленном для сообщения о проведении заседания или заочного голосования для принятия решений общим собранием акционеров.</text:p>
      <text:p text:style-name="s1"><text:bookmark text:name="anchor726"/>6. <text:a xlink:type="simple" xlink:href="http://ivo.garant.ru/document/redirect/12123866/1539">Исключен</text:a> с 1 января 2002 г.</text:p>
      <text:p text:style-name="s22header">Информация об изменениях:</text:p>
      <text:p text:style-name="s22">См. текст <text:a xlink:type="simple" xlink:href="http://ivo.garant.ru/document/redirect/3960792/726">пункта 6 статьи 72</text:a></text:p>
      <text:p text:style-name="s22header">Информация об изменениях:</text:p>
      <text:p text:style-name="s22"><text:bookmark text:name="anchor727"/><text:a xlink:type="simple" xlink:href="http://ivo.garant.ru/document/redirect/71109716/30443">Федеральным законом</text:a> от 29 июня 2015 г. N 210-ФЗ статья 72 настоящего Федерального закона дополнена пунктом 7, <text:a xlink:type="simple" xlink:href="http://ivo.garant.ru/document/redirect/71109716/2704">вступающим в силу</text:a> с 1 июля 2016 г.</text:p>
      <text:p text:style-name="s9header">ГАРАНТ:</text:p>
      <text:p text:style-name="s9">Положения пункта 7 <text:a xlink:type="simple" xlink:href="http://ivo.garant.ru/document/redirect/403583298/8">применяются</text:a> к публичным акционерным обществам, осуществляющим приобретение размещенных ими акций, с учетом положений <text:a xlink:type="simple" xlink:href="http://ivo.garant.ru/document/redirect/403583298/6">пунктов 6</text:a> и <text:a xlink:type="simple" xlink:href="http://ivo.garant.ru/document/redirect/403583298/7">7</text:a> Указа Президента РФ от 28 февраля 2022 г. N 79</text:p>
      <text:p text:style-name="s9">Положения пункта 7 <text:a xlink:type="simple" xlink:href="http://ivo.garant.ru/document/redirect/73854562/121">не применяются</text:a> к публичным акционерным обществам, осуществляющим приобретение размещенных ими акций в соответствии с <text:a xlink:type="simple" xlink:href="http://ivo.garant.ru/document/redirect/73854562/125">частями 5</text:a> и <text:a xlink:type="simple" xlink:href="http://ivo.garant.ru/document/redirect/73854562/126">6 статьи 12</text:a> Федерального закона от 7 апреля 2020 г. N 115-ФЗ</text:p>
      <text:p text:style-name="s1">7. Совет директоров (наблюдательный совет) общества не позднее чем через пять дней со дня окончания срока, в течение которого должны поступить заявления акционеров о продаже принадлежащих им акций или отзыв таких заявлений, утверждает отчет об итогах предъявления акционерами заявлений о продаже принадлежащих им акций, в котором должны содержаться сведения о количестве акций, в отношении которых поступили заявления об их продаже, и количестве, в котором они могут быть приобретены обществом.</text:p>
      <text:p text:style-name="s22header">Информация об изменениях:</text:p>
      <text:p text:style-name="s22"><text:bookmark text:name="anchor728"/><text:a xlink:type="simple" xlink:href="http://ivo.garant.ru/document/redirect/71109716/30444">Федеральным законом</text:a> от 29 июня 2015 г. N 210-ФЗ статья 72 настоящего Федерального закона дополнена пунктом 8, <text:a xlink:type="simple" xlink:href="http://ivo.garant.ru/document/redirect/71109716/2704">вступающим в силу</text:a> с 1 июля 2016 г.</text:p>
      <text:p text:style-name="s9header">ГАРАНТ:</text:p>
      <text:p text:style-name="s9">Положения пункта 8 <text:a xlink:type="simple" xlink:href="http://ivo.garant.ru/document/redirect/403583298/8">применяются</text:a> к публичным акционерным обществам, осуществляющим приобретение размещенных ими акций, с учетом положений <text:a xlink:type="simple" xlink:href="http://ivo.garant.ru/document/redirect/403583298/6">пунктов 6</text:a> и <text:a xlink:type="simple" xlink:href="http://ivo.garant.ru/document/redirect/403583298/7">7</text:a> Указа Президента РФ от 28 февраля 2022 г. N 79</text:p>
      <text:p text:style-name="s9">Положения пункта 8 <text:a xlink:type="simple" xlink:href="http://ivo.garant.ru/document/redirect/73854562/121">не применяются</text:a> к публичным акционерным обществам, осуществляющим приобретение размещенных ими акций в соответствии с <text:a xlink:type="simple" xlink:href="http://ivo.garant.ru/document/redirect/73854562/125">частями 5</text:a> и <text:a xlink:type="simple" xlink:href="http://ivo.garant.ru/document/redirect/73854562/126">6 статьи 12</text:a> Федерального закона от 7 апреля 2020 г. N 115-ФЗ</text:p>
      <text:p text:style-name="s1">8. В части, не урегулированной настоящей статьей, к отношениям, связанным с приобретением обществом собственных акций и осуществлением акционерами права продать принадлежащие им акции, применяются правила, установленные <text:a xlink:type="simple" xlink:href="#anchor76">статьей 76</text:a> настоящего Федерального закона.</text:p>
      <text:p text:style-name="s1"/>
      <text:p text:style-name="s22header">Информация об изменениях:</text:p>
      <text:p text:style-name="s22"><text:bookmark text:name="anchor721"/>Федеральный закон дополнен статьей 72.1 с 7 октября 2022 г. - <text:a xlink:type="simple" xlink:href="http://ivo.garant.ru/document/redirect/405396487/15">Федеральный закон</text:a> от 7 октября 2022 г. N 381-ФЗ</text:p>
      <text:p text:style-name="s15"><text:span text:style-name="s10">Статья 72.1.</text:span> Приобретение публичным обществом размещенных им акций на организованных торгах</text:p>
      <text:p text:style-name="s1"><text:bookmark text:name="anchor72101"/>1. Общим собранием акционеров или советом директоров (наблюдательным советом) публичного общества, если это отнесено его уставом к компетенции совета директоров (наблюдательного совета) публичного общества, может быть принято решение о приобретении публичным обществом размещенных им акций на организованных торгах для достижения определенной (определенных) таким решением цели (целей) в соответствии с программой приобретения акций, которая утверждается этим же решением.</text:p>
      <text:p text:style-name="s1"><text:bookmark text:name="anchor72102"/>2. Программой приобретения акций должны быть предусмотрены следующие основные условия:</text:p>
      <text:p text:style-name="s1"><text:bookmark text:name="anchor721021"/>1) максимальное количество приобретаемых акций каждой категории (типа) и (или) максимальный размер денежных средств, выделяемых на приобретение акций;</text:p>
      <text:p text:style-name="s1"><text:bookmark text:name="anchor721022"/>2) период действия программы приобретения акций (даты начала и окончания срока приобретения акций и срока использования акций для достижения цели (целей) такой программы или порядок определения этих сроков). Период действия программы приобретения акций не может составлять более трех лет, при этом акции могут приобретаться в течение одного года с даты начала действия такой программы, а приобретенные акции могут находиться в собственности публичного общества и использоваться для достижения цели (целей) такой программы в течение всего периода ее действия;</text:p>
      <text:p text:style-name="s1"><text:bookmark text:name="anchor721023"/>3) цель (цели) программы приобретения акций, для достижения которой (которых) приобретаются акции. Приобретение акций не может осуществляться для их последующей продажи (реализации), за исключением продажи (реализации) в целях поощрения работников и членов органов управления публичного общества и (или) работников и членов органов управления подконтрольных публичному обществу организаций. Отчуждение публичным обществом акций, приобретенных в соответствии с положениями настоящей статьи, после окончания периода действия программы приобретения акций в целях реализации такой программы не допускается;</text:p>
      <text:p text:style-name="s1"><text:bookmark text:name="anchor721024"/>4) порядок отчуждения акций, приобретенных по программе приобретения акций, в том числе цена отчуждения акций и (или) порядок ее определения, в целях поощрения работников и членов органов управления публичного общества и (или) работников и членов органов управления подконтрольных публичному обществу организаций.</text:p>
      <text:p text:style-name="s1"><text:bookmark text:name="anchor72103"/>3. При совершении сделок по приобретению акций по программе приобретения акций должны соблюдаться следующие требования:</text:p>
      <text:p text:style-name="s1"><text:bookmark text:name="anchor721031"/>1) информация о программе приобретения акций и ее основных условиях должна быть раскрыта в порядке и сроки, которые установлены <text:a xlink:type="simple" xlink:href="http://ivo.garant.ru/document/redirect/10106464/30">законодательством</text:a> Российской Федерации о ценных бумагах для раскрытия информации на рынке ценных бумаг в форме сообщений о существенных фактах;</text:p>
      <text:p text:style-name="s1"><text:bookmark text:name="anchor721032"/>2) для совершения сделок с акциями привлекается брокер, который действует от имени публичного общества или от своего имени и за счет публичного общества;</text:p>
      <text:p text:style-name="s1"><text:bookmark text:name="anchor721033"/>3) сделки с акциями должны быть совершены на основании заявок, адресованных неограниченному кругу участников организованных торгов;</text:p>
      <text:p text:style-name="s1"><text:bookmark text:name="anchor721034"/>4) сделки с акциями не могут быть сделками, открывающими организованные торги (первыми совершаемыми сделками), и не должны быть совершены в течение 10 минут до окончания организованных торгов. Указанное требование применяется ко всем торговым сессиям торгового дня;</text:p>
      <text:p text:style-name="s1"><text:bookmark text:name="anchor721035"/>5) заявки, на основании которых совершаются сделки с акциями, на момент их подачи должны предусматривать цену, не превышающую цену, по которой совершена последняя сделка с этими акциями с иным лицом, и наибольшую цену этих акций, указанную в заявке, поданной иным лицом и адресованной неограниченному кругу участников организованных торгов;</text:p>
      <text:p text:style-name="s1"><text:bookmark text:name="anchor721036"/>6) объем совершенных за один торговый день сделок с акциями не должен превышать 10 процентов от среднего ежедневного объема сделок, совершенных с этими акциями на организованных торгах, рассчитанного за последние 20 торговых дней, предшествующих дню совершения сделок;</text:p>
      <text:p text:style-name="s1"><text:bookmark text:name="anchor721037"/>7) информация о совершенных сделках с акциями раскрывается в соответствии с <text:a xlink:type="simple" xlink:href="http://ivo.garant.ru/document/redirect/10106464/0">законодательством</text:a> Российской Федерации о ценных бумагах и с указанием на то, что такие сделки совершены в рамках программы приобретения акций.</text:p>
      <text:p text:style-name="s1"><text:bookmark text:name="anchor72104"/>4. Если акции обращаются на организованных торгах двух и более организаторов торговли, соблюдение требований, предусмотренных <text:a xlink:type="simple" xlink:href="#anchor721032">подпунктами 2 - 6 пункта 3</text:a> настоящей статьи, обеспечивается на организованных торгах у каждого организатора торговли, на организованных торгах которого совершаются указанные в настоящей статье сделки.</text:p>
      <text:p text:style-name="s1"><text:bookmark text:name="anchor72105"/>5. Публичное общество не вправе одновременно осуществлять более одной программы приобретения акций. Период действия новой программы приобретения акций может начинаться только после окончания периода действия предыдущей программы приобретения акций, а если приобретенные акции не были использованы для достижения цели (целей) предыдущей программы приобретения акций, только после продажи (реализации) или погашения таких акций в соответствии с <text:a xlink:type="simple" xlink:href="#anchor72108">пунктом 8</text:a> настоящей статьи.</text:p>
      <text:p text:style-name="s1"><text:bookmark text:name="anchor72106"/>6. Изменения в программу приобретения акций вносятся в порядке, предусмотренном <text:a xlink:type="simple" xlink:href="#anchor72101">пунктом 1</text:a> настоящей статьи. В программу приобретения акций не могут быть внесены изменения в части сокращения периода ее действия, а также уменьшения максимального количества приобретаемых акций каждой категории (типа) и (или) максимального размера денежных средств, выделяемых на приобретение акций.</text:p>
      <text:p text:style-name="s1"><text:bookmark text:name="anchor72107"/>7. Публичное общество не вправе использовать акции, приобретенные по программе приобретения акций, в целях, отличных от целей указанной программы.</text:p>
      <text:p text:style-name="s1"><text:bookmark text:name="anchor72108"/>8. Если акции, приобретенные на организованных торгах по программе приобретения акций, не использованы для достижения цели (целей) указанной программы в течение периода ее действия, публичное общество обязано обеспечить продажу (реализацию) таких акций, а если они не будут проданы (реализованы) в течение трех месяцев с даты окончания периода действия указанной программы, в разумный срок принять решение об уменьшении уставного капитала публичного общества путем погашения таких акций.</text:p>
      <text:p text:style-name="s1"><text:bookmark text:name="anchor72109"/>9. Продажа (реализация) акций, указанных в <text:a xlink:type="simple" xlink:href="#anchor72108">пункте 8</text:a> настоящей статьи, если такие акции допущены к организованным торгам, должна осуществляться публичным обществом на организованных торгах с соблюдением требований, предусмотренных <text:a xlink:type="simple" xlink:href="#anchor721032">подпунктами 2 - 4</text:a> и <text:a xlink:type="simple" xlink:href="#anchor721036">6 пункта 3</text:a> настоящей статьи. В случае, если акции не допущены к организованным торгам, такие акции должны быть проданы (реализованы) по цене не ниже их рыночной стоимости.</text:p>
      <text:p text:style-name="s1"><text:bookmark text:name="anchor72110"/>10. Совет директоров (наблюдательный совет) публичного общества не позднее чем через пять рабочих дней с даты окончания периода действия программы приобретения акций утверждает отчет об итогах реализации указанной программы, в котором должны содержаться сведения о количестве акций каждой категории (типа), приобретенных по программе приобретения акций, а также результаты достижения цели (целей) указанной программы.</text:p>
      <text:p text:style-name="s1"><text:bookmark text:name="anchor72111"/>11. К публичным обществам, осуществляющим приобретение размещенных ими акций на организованных торгах в соответствии с программой приобретения акций, не применяются правила, установленные статьей 72 настоящего Федерального закона, за исключением <text:a xlink:type="simple" xlink:href="#anchor7222">абзаца второго пункта 2</text:a> указанной статьи.</text:p>
      <text:p text:style-name="s1"><text:bookmark text:name="anchor72112"/>12. Банк России вправе установить дополнительные требования к порядку приобретения и продажи (реализации) публичным обществом размещенных им акций на организованных торгах в рамках программы приобретения акций.</text:p>
      <text:p text:style-name="s1"><text:bookmark text:name="anchor72113"/>13. Контроль за соблюдением ограничений и требований, предусмотренных настоящей статьей, осуществляется в публичном обществе в соответствии со <text:a xlink:type="simple" xlink:href="#anchor871">статьей 87<text:span text:style-name="upper"><text:span> 1</text:span></text:span></text:a> настоящего Федерального закона в рамках деятельности по организации управления рисками и внутреннего контроля.</text:p>
      <text:p text:style-name="s1"/>
      <text:p text:style-name="s15"><text:bookmark text:name="anchor73"/><text:span text:style-name="s10">Статья 73.</text:span> Ограничения на приобретение обществом размещенных акций</text:p>
      <text:p text:style-name="s9header">ГАРАНТ:</text:p>
      <text:p text:style-name="s9">См. <text:a xlink:type="simple" xlink:href="http://ivo.garant.ru/document/redirect/57589998/0">Энциклопедии</text:a>, <text:a xlink:type="simple" xlink:href="http://ivo.garant.ru/document/redirect/77530520/0">позиции высших судов</text:a> и другие <text:a xlink:type="simple" xlink:href="http://ivo.garant.ru/document/redirect/77130775/73">комментарии</text:a> к статье 73 настоящего Федерального закона</text:p>
      <text:p text:style-name="s1"><text:bookmark text:name="anchor67000"/>1. Общество не вправе осуществлять приобретение размещенных им обыкновенных акций:</text:p>
      <text:p text:style-name="s1"><text:bookmark text:name="anchor73102"/>до полной оплаты всего уставного капитала общества;</text:p>
      <text:p text:style-name="s1"><text:bookmark text:name="anchor7303"/>если на момент их приобретения общество отвечает признакам несостоятельности (банкротства) в соответствии с <text:span text:style-name="s8">правовыми актами</text:span> Российской Федерации о несостоятельности (банкротстве) предприятий или указанные признаки появятся в результате приобретения этих акций;</text:p>
      <text:p text:style-name="s1"><text:bookmark text:name="anchor7304"/>если на момент их приобретения стоимость чистых активов общества меньше его уставного капитала, резервного фонда и превышения над номинальной стоимостью определенной уставом ликвидационной стоимости размещенных привилегированных акций либо станет меньше их размера в результате приобретения акций.</text:p>
      <text:p text:style-name="s1"><text:bookmark text:name="anchor732"/>2. Общество не вправе осуществлять приобретение размещенных им привилегированных акций определенного типа:</text:p>
      <text:p text:style-name="s1"><text:bookmark text:name="anchor7302"/>до полной оплаты всего уставного капитала общества;</text:p>
      <text:p text:style-name="s1"><text:bookmark text:name="anchor73032"/>если на момент их приобретения общество отвечает признакам несостоятельности (банкротства) в соответствии с <text:span text:style-name="s8">правовыми актами</text:span> Российской Федерации о несостоятельности (банкротстве) предприятий или указанные признаки появятся в результате приобретения этих акций;</text:p>
      <text:p text:style-name="s1"><text:bookmark text:name="anchor73024"/>если на момент их приобретения стоимость чистых активов общества меньше его уставного капитала, резервного фонда и превышения над номинальной стоимостью определенной уставом ликвидационной стоимости размещенных привилегированных акций, владельцы которых обладают преимуществом в очередности выплаты ликвидационной стоимости перед владельцами типов привилегированных акций, подлежащих приобретению, либо станет меньше их размера в результате приобретения акций.</text:p>
      <text:p text:style-name="s1"><text:bookmark text:name="anchor733"/>3. Общество не вправе осуществлять приобретение размещенных акций до выкупа всех акций, требования о выкупе которых предъявлены в соответствии со <text:a xlink:type="simple" xlink:href="#anchor76">статьей 76</text:a> настоящего Федерального закона.</text:p>
      <text:p text:style-name="s1"/>
      <text:p text:style-name="s15"><text:bookmark text:name="anchor74"/><text:span text:style-name="s10">Статья 74.</text:span> Консолидация и дробление акций общества</text:p>
      <text:p text:style-name="s9header">ГАРАНТ:</text:p>
      <text:p text:style-name="s9">См. <text:span text:style-name="s8">Энциклопедии</text:span>, <text:a xlink:type="simple" xlink:href="http://ivo.garant.ru/document/redirect/77530513/0">позиции высших судов</text:a> и другие <text:a xlink:type="simple" xlink:href="http://ivo.garant.ru/document/redirect/77130775/74">комментарии</text:a> к статье 74 настоящего Федерального закона</text:p>
      <text:p text:style-name="s22header">Информация об изменениях:</text:p>
      <text:p text:style-name="s22"><text:bookmark text:name="anchor68000"/>Пункт 1 изменен с 1 января 2020 г. - <text:a xlink:type="simple" xlink:href="http://ivo.garant.ru/document/redirect/72139554/411">Федеральный закон</text:a> от 27 декабря 2018 г. N 514-ФЗ</text:p>
      <text:p text:style-name="s22"><text:a xlink:type="simple" xlink:href="http://ivo.garant.ru/document/redirect/77675599/68000">См. предыдущую редакцию</text:a></text:p>
      <text:p text:style-name="s1">1. По решению общего собрания акционеров общество вправе произвести консолидацию размещенных акций, в результате которой две или более акций общества конвертируются в одну акцию той же категории (типа). При этом в устав общества вносятся соответствующие изменения относительно номинальной стоимости и количества размещенных и объявленных акций общества соответствующей категории (типа).</text:p>
      <text:p text:style-name="s22header">Информация об изменениях:</text:p>
      <text:p text:style-name="s22"><text:bookmark text:name="anchor7402"/><text:a xlink:type="simple" xlink:href="http://ivo.garant.ru/document/redirect/12123866/197">Федеральным законом</text:a> от 7 августа 2001 г. N 120-ФЗ в пункт 2 статьи 74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7402">См. текст пункта в предыдущей редакции</text:a></text:p>
      <text:p text:style-name="s1">2. По решению общего собрания акционеров общество вправе произвести дробление размещенных акций общества, в результате которого одна акция общества конвертируется в две или более акций общества той же категории (типа). При этом в устав общества вносятся соответствующие изменения относительно номинальной стоимости и количества размещенных и объявленных акций общества соответствующей категории (типа).</text:p>
      <text:p text:style-name="s1"/>
      <text:p text:style-name="s15"><text:bookmark text:name="anchor75"/><text:span text:style-name="s10">Статья 75.</text:span> Выкуп акций обществом по требованию акционеров</text:p>
      <text:p text:style-name="s9header">ГАРАНТ:</text:p>
      <text:p text:style-name="s9">См. <text:span text:style-name="s8">Энциклопедии</text:span>, <text:a xlink:type="simple" xlink:href="http://ivo.garant.ru/document/redirect/77531286/0">позиции высших судов</text:a> и другие <text:a xlink:type="simple" xlink:href="http://ivo.garant.ru/document/redirect/77130775/75">комментарии</text:a> к статье 75 настоящего Федерального закона</text:p>
      <text:p text:style-name="s9">См. <text:a xlink:type="simple" xlink:href="http://ivo.garant.ru/document/redirect/5521087/0">схему</text:a> "Выкуп обществом акций"</text:p>
      <text:p text:style-name="s22header">Информация об изменениях:</text:p>
      <text:p text:style-name="s22"><text:bookmark text:name="anchor69000"/>Пункт 1 изменен с 1 марта 2025 г. - <text:a xlink:type="simple" xlink:href="http://ivo.garant.ru/document/redirect/409495209/297">Федеральный закон</text:a> от 8 августа 2024 г. N 287-ФЗ</text:p>
      <text:p text:style-name="s22"><text:a xlink:type="simple" xlink:href="http://ivo.garant.ru/document/redirect/76839264/69000">См. предыдущую редакцию</text:a></text:p>
      <text:p text:style-name="s1">1. Если иное не предусмотрено федеральным законом, акционеры - владельцы голосующих акций вправе требовать выкупа обществом всех или части принадлежащих им акций в случаях:</text:p>
      <text:p text:style-name="s1"><text:bookmark text:name="anchor750102"/>принятия общим собранием акционеров решения о реорганизации общества либо о согласии на совершение или о последующем одобрении крупной сделки, предметом которой является имущество, стоимость которого составляет более 50 процентов балансовой стоимости активов общества, определенной по данным его бухгалтерской (финансовой) отчетности на последнюю отчетную дату (в том числе одновременно являющейся сделкой, в совершении которой имеется заинтересованность), если они голосовали против принятия решения о реорганизации общества или против решения о согласии на совершение или о последующем одобрении указанной сделки либо не участвовали в голосовании по этим вопросам;</text:p>
      <text:p text:style-name="s1"><text:bookmark text:name="anchor750103"/>внесения изменений и дополнений в устав общества (принятия общим собранием акционеров решения, являющегося основанием для внесения изменений и дополнений в устав общества) или утверждения устава общества в новой редакции, ограничивающих их права, если они голосовали против принятия соответствующего решения или не участвовали в голосовании;</text:p>
      <text:p text:style-name="s1"><text:bookmark text:name="anchor750104"/>принятия общим собранием акционеров решения по вопросам, предусмотренным <text:a xlink:type="simple" xlink:href="#anchor7203">пунктом 3 статьи 7.2</text:a> и <text:a xlink:type="simple" xlink:href="#anchor4810192">подпунктом 19.2 пункта 1 статьи 48</text:a> настоящего Федерального закона, а в непубличном обществе с числом акционеров более 500 по вопросу, предусмотренному <text:a xlink:type="simple" xlink:href="#anchor92101">пунктом 1 статьи 92.1</text:a> настоящего Федерального закона, если они голосовали против принятия соответствующего решения или не участвовали в голосовании.</text:p>
      <text:p text:style-name="s22header">Информация об изменениях:</text:p>
      <text:p text:style-name="s22"><text:bookmark text:name="anchor7511"/>Пункт 1.1 изменен с 1 марта 2025 г. - <text:a xlink:type="simple" xlink:href="http://ivo.garant.ru/document/redirect/409495209/298">Федеральный закон</text:a> от 8 августа 2024 г. N 287-ФЗ</text:p>
      <text:p text:style-name="s22"><text:a xlink:type="simple" xlink:href="http://ivo.garant.ru/document/redirect/76839264/7511">См. предыдущую редакцию</text:a></text:p>
      <text:p text:style-name="s1">1.1. Акционеры непубличного общества - владельцы привилегированных акций, указанных в <text:a xlink:type="simple" xlink:href="#anchor326">пункте 6 статьи 32</text:a> настоящего Федерального закона, вправе требовать выкупа обществом всех или части принадлежащих им указанных привилегированных акций в случае принятия общим собранием акционеров решений по вопросам, предусмотренным уставом общества, если они голосовали против принятия соответствующего решения или не участвовали в голосовании.</text:p>
      <text:p text:style-name="s22header">Информация об изменениях:</text:p>
      <text:p text:style-name="s22"><text:bookmark text:name="anchor7512"/>Пункт 1.2 изменен с 1 марта 2025 г. - <text:a xlink:type="simple" xlink:href="http://ivo.garant.ru/document/redirect/409495209/299">Федеральный закон</text:a> от 8 августа 2024 г. N 287-ФЗ</text:p>
      <text:p text:style-name="s22"><text:a xlink:type="simple" xlink:href="http://ivo.garant.ru/document/redirect/76839264/7512">См. предыдущую редакцию</text:a></text:p>
      <text:p text:style-name="s1">1.2. Количество голосующих акций каждой категории (типа), которое акционеры вправе предъявить к выкупу обществу, не должно превышать количество принадлежавших им акций соответствующей категории (типа), определенное на основании данных, содержащихся в списке лиц, имевших право голоса при принятии общим собранием акционеров решений по вопросам, голосование по которым повлекло возникновение права требовать выкупа обществом указанных акций.</text:p>
      <text:p text:style-name="s22header">Информация об изменениях:</text:p>
      <text:p text:style-name="s22"><text:bookmark text:name="anchor7502"/>Пункт 2 изменен с 1 марта 2025 г. - <text:a xlink:type="simple" xlink:href="http://ivo.garant.ru/document/redirect/409495209/300">Федеральный закон</text:a> от 8 августа 2024 г. N 287-ФЗ</text:p>
      <text:p text:style-name="s22"><text:a xlink:type="simple" xlink:href="http://ivo.garant.ru/document/redirect/76839264/7502">См. предыдущую редакцию</text:a></text:p>
      <text:p text:style-name="s1">2. Список акционеров, имеющих право требовать выкупа обществом принадлежащих им акций, составляется на основании данных, содержащихся в списке лиц, имевших право голоса при принятии общим собранием акционеров решений по вопросам, голосование по которым в соответствии с настоящим Федеральным законом повлекло возникновение права требовать выкупа акций, и предъявленных обществу требований акционеров о выкупе обществом принадлежащих им акций (далее - требование о выкупе акций).</text:p>
      <text:p text:style-name="s22header">Информация об изменениях:</text:p>
      <text:p text:style-name="s22"><text:bookmark text:name="anchor7503"/>Пункт 3 изменен с 1 марта 2025 г. - <text:a xlink:type="simple" xlink:href="http://ivo.garant.ru/document/redirect/409495209/301">Федеральный закон</text:a> от 8 августа 2024 г. N 287-ФЗ</text:p>
      <text:p text:style-name="s22"><text:a xlink:type="simple" xlink:href="http://ivo.garant.ru/document/redirect/76839264/7503">См. предыдущую редакцию</text:a></text:p>
      <text:p text:style-name="s1">3. Выкуп акций обществом осуществляется по цене, определенной советом директоров (наблюдательным советом) общества, но не ниже рыночной стоимости, которая должна быть определена оценщиком без учета ее изменения в результате действий общества, повлекших возникновение права требования оценки и выкупа акций.</text:p>
      <text:p text:style-name="s1"><text:bookmark text:name="anchor750302"/>Цена выкупа акций публичного общества, обращающихся на организованных торгах не менее указанного в настоящем абзаце срока, не может быть ниже их средневзвешенной цены, определенной по результатам организованных торгов за шесть месяцев, предшествующих дате принятия решения о проведении заседания или заочного голосования для принятия общим собранием акционеров решений по вопросам, голосование по которым может в соответствии с настоящим Федеральным законом повлечь возникновение права требовать выкупа обществом акций.</text:p>
      <text:p text:style-name="s9header">ГАРАНТ:</text:p>
      <text:p text:style-name="s9">О порядке отчуждения принадлежащих РФ акций в случае возникновения у РФ права требования их выкупа акционерным обществом см. <text:a xlink:type="simple" xlink:href="http://ivo.garant.ru/document/redirect/185578/0">постановление</text:a> Правительства РФ от 27 февраля 2003 г. N 126</text:p>
      <text:p text:style-name="s22header">Информация об изменениях:</text:p>
      <text:p text:style-name="s22"><text:bookmark text:name="anchor7504"/>Статья 75 дополнена пунктом 4 с 30 ноября 2024 г. - <text:a xlink:type="simple" xlink:href="http://ivo.garant.ru/document/redirect/411024128/2">Федеральный закон</text:a> от 30 ноября 2024 г. N 446-ФЗ</text:p>
      <text:p text:style-name="s1">4. Правила, предусмотренные настоящей статьей, не применяются в случае реорганизации общества путем присоединения к нему другого юридического лица, доля участия общества в уставном капитале которого составляет 100 процентов, при условии, что балансовая стоимость активов присоединяемого юридического лица не превышает 2 процентов от балансовой стоимости активов общества, к которому происходит присоединение, и стоимость чистых активов присоединяемого юридического лица не меньше его уставного капитала.</text:p>
      <text:p text:style-name="s1"><text:bookmark text:name="anchor750402"/>Для целей настоящего пункта балансовая стоимость активов общества, к которому осуществляется присоединение, и присоединяемого юридического лица и стоимость чистых активов присоединяемого юридического лица определяются по данным бухгалтерской (финансовой) отчетности на последнюю отчетную дату, предшествующую дате принятия советом директоров (наблюдательным советом) общества, к которому осуществляется присоединение, решения о созыве его общего собрания акционеров, в повестку дня которого включен вопрос о реорганизации в соответствии с условиями, предусмотренными настоящим пунктом.</text:p>
      <text:p text:style-name="s1"/>
      <text:p text:style-name="s15"><text:bookmark text:name="anchor76"/><text:span text:style-name="s10">Статья 76.</text:span> Порядок осуществления акционерами права требовать выкупа обществом принадлежащих им акций</text:p>
      <text:p text:style-name="s9header">ГАРАНТ:</text:p>
      <text:p text:style-name="s9">См. <text:span text:style-name="s8">Энциклопедии</text:span>, <text:a xlink:type="simple" xlink:href="http://ivo.garant.ru/document/redirect/77530526/0">позиции высших судов</text:a> и другие <text:a xlink:type="simple" xlink:href="http://ivo.garant.ru/document/redirect/77130775/76">комментарии</text:a> к статье 76 настоящего Федерального закона</text:p>
      <text:p text:style-name="s22header">Информация об изменениях:</text:p>
      <text:p text:style-name="s22"><text:bookmark text:name="anchor70000"/><text:a xlink:type="simple" xlink:href="http://ivo.garant.ru/document/redirect/71109716/30471">Федеральным законом</text:a> от 29 июня 2015 г. N 210-ФЗ в пункт 1 статьи 76 настоящего Федерального закона внесены изменения, <text:a xlink:type="simple" xlink:href="http://ivo.garant.ru/document/redirect/71109716/2704">вступающие в силу</text:a> с 1 июля 2016 г.</text:p>
      <text:p text:style-name="s22"><text:a xlink:type="simple" xlink:href="http://ivo.garant.ru/document/redirect/57401789/70000">См. текст пункта в предыдущей редакции</text:a></text:p>
      <text:p text:style-name="s1">1. Общество обязано информировать акционеров о наличии у них права требовать выкупа обществом принадлежащих им акций, цене и порядке осуществления выкупа, в том числе об адресе, адресах, по которым могут направляться требования о выкупе акций акционеров, зарегистрированных в реестре акционеров общества.</text:p>
      <text:p text:style-name="s22header">Информация об изменениях:</text:p>
      <text:p text:style-name="s22"><text:bookmark text:name="anchor7602"/>Пункт 2 изменен с 1 марта 2025 г. - <text:a xlink:type="simple" xlink:href="http://ivo.garant.ru/document/redirect/409495209/338">Федеральный закон</text:a> от 8 августа 2024 г. N 287-ФЗ</text:p>
      <text:p text:style-name="s22"><text:a xlink:type="simple" xlink:href="http://ivo.garant.ru/document/redirect/76839264/7602">См. предыдущую редакцию</text:a></text:p>
      <text:p text:style-name="s1">2. Сообщение о проведении заседания или заочного голосования для принятия общим собранием акционеров решений по вопросам, голосование по которым может в соответствии с настоящим <text:a xlink:type="simple" xlink:href="#anchor69000">Федеральным законом</text:a> повлечь возникновение права требовать выкупа обществом акций, должно содержать сведения, указанные в пункте 1 настоящей статьи.</text:p>
      <text:p text:style-name="s22header">Информация об изменениях:</text:p>
      <text:p text:style-name="s22"><text:bookmark text:name="anchor7603"/><text:a xlink:type="simple" xlink:href="http://ivo.garant.ru/document/redirect/71109716/30472">Федеральным законом</text:a> от 29 июня 2015 г. N 210-ФЗ пункт 3 статьи 76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7603">См. текст пункта в предыдущей редакции</text:a></text:p>
      <text:p text:style-name="s1">3. Требование о выкупе акций акционера, зарегистрированного в реестре акционеров общества, или отзыв такого требования предъявляются регистратору общества путем направления по почте либо вручения под роспись документа в письменной форме, подписанного акционером, а если это предусмотрено правилами, в соответствии с которыми регистратор общества осуществляет деятельность по ведению реестра, также путем направления электронного документа, подписанного квалифицированной электронной подписью. Указанными правилами может быть предусмотрена также возможность подписания указанного электронного документа простой или неквалифицированной электронной подписью. В этом случае электронный документ, подписанный простой или неквалифицированной электронной подписью, признается равнозначным документу на бумажном носителе, подписанному собственноручной подписью.</text:p>
      <text:p text:style-name="s1"><text:bookmark text:name="anchor7632"/>Требование о выкупе акций акционера, зарегистрированного в реестре акционеров общества, должно содержать сведения, позволяющие идентифицировать предъявившего его акционера, а также количество акций каждой категории (типа), выкупа которых он требует.</text:p>
      <text:p text:style-name="s1"><text:bookmark text:name="anchor76033"/>Со дня получения регистратором общества требования акционера о выкупе акций и до дня внесения в реестр акционеров общества записи о переходе прав на выкупаемые акции к обществу или до дня получения отзыва акционером такого требования акционер не вправе распоряжаться предъявленными к выкупу акциями, в том числе передавать их в залог или обременять другими способами, о чем регистратор общества без распоряжения акционера вносит запись об установлении такого ограничения по счету, на котором учитываются права на акции акционера, предъявившего такое требование.</text:p>
      <text:p text:style-name="s22header">Информация об изменениях:</text:p>
      <text:p text:style-name="s22"><text:bookmark text:name="anchor7631"/><text:a xlink:type="simple" xlink:href="http://ivo.garant.ru/document/redirect/71109716/30473">Федеральным законом</text:a> от 29 июня 2015 г. N 210-ФЗ статья 76 настоящего Федерального закона дополнена пунктом 3.1, <text:a xlink:type="simple" xlink:href="http://ivo.garant.ru/document/redirect/71109716/2704">вступающим в силу</text:a> с 1 июля 2016 г.</text:p>
      <text:p text:style-name="s1">3.1. Акционер, не зарегистрированный в реестре акционеров общества, осуществляет право требовать выкупа обществом принадлежащих ему акций путем дачи соответствующих указаний (инструкций) лицу, которое осуществляет учет его прав на акции общества. В этом случае такое указание (инструкция) дается в соответствии с правилами <text:a xlink:type="simple" xlink:href="http://ivo.garant.ru/document/redirect/10106464/890">законодательства</text:a> Российской Федерации о ценных бумагах и должно содержать сведения о количестве акций каждой категории (типа), выкупа которых требует акционер.</text:p>
      <text:p text:style-name="s1"><text:bookmark text:name="anchor8101222"/>Со дня получения номинальным держателем акций от акционера указания (инструкции) об осуществлении им права требовать выкупа акций и до дня внесения записи о переходе прав на такие акции к обществу по счету указанного номинального держателя или до дня получения номинальным держателем информации о получении регистратором общества отзыва акционером своего требования акционер не вправе распоряжаться предъявленными к выкупу акциями, в том числе передавать их в залог либо обременять другими способами, о чем номинальный держатель без поручения акционера вносит запись об установлении такого ограничения по счету, на котором учитываются права на акции акционера, предъявившего такое требование.</text:p>
      <text:p text:style-name="s22header">Информация об изменениях:</text:p>
      <text:p text:style-name="s22"><text:bookmark text:name="anchor76032"/><text:a xlink:type="simple" xlink:href="http://ivo.garant.ru/document/redirect/71109716/30474">Федеральным законом</text:a> от 29 июня 2015 г. N 210-ФЗ статья 76 настоящего Федерального закона дополнена пунктом 3.2, <text:a xlink:type="simple" xlink:href="http://ivo.garant.ru/document/redirect/71109716/2704">вступающим в силу</text:a> с 1 июля 2016 г.</text:p>
      <text:p text:style-name="s1">3.2. Требования акционеров о выкупе акций должны быть предъявлены либо отозваны не позднее 45 дней с даты принятия соответствующего решения общим собранием акционеров. Отзыв требования о выкупе акций допускается только в отношении всех предъявленных к выкупу акций общества. Требование о выкупе акций акционера или его отзыв считается предъявленным обществу в день его получения регистратором общества от акционера, зарегистрированного в реестре акционеров общества, либо в день получения регистратором общества от номинального держателя акций, зарегистрированного в реестре акционеров общества, сообщения, содержащего волеизъявление такого акционера.</text:p>
      <text:p text:style-name="s22header">Информация об изменениях:</text:p>
      <text:p text:style-name="s22"><text:bookmark text:name="anchor7633"/><text:a xlink:type="simple" xlink:href="http://ivo.garant.ru/document/redirect/71109716/30475">Федеральным законом</text:a> от 29 июня 2015 г. N 210-ФЗ статья 76 настоящего Федерального закона дополнена пунктом 3.3, <text:a xlink:type="simple" xlink:href="http://ivo.garant.ru/document/redirect/71109716/2704">вступающим в силу</text:a> с 1 июля 2016 г.</text:p>
      <text:p text:style-name="s1">3.3. Запись о снятии ограничений, предусмотренных <text:a xlink:type="simple" xlink:href="#anchor7603">пунктами 3</text:a> и <text:a xlink:type="simple" xlink:href="#anchor7631">3.1</text:a> настоящей статьи, без распоряжения (поручения) лица, по счету которого установлено такое ограничение, вносится:</text:p>
      <text:p text:style-name="s1"><text:bookmark text:name="anchor76331"/>1) одновременно с внесением записи о переходе прав на выкупаемые акции к обществу;</text:p>
      <text:p text:style-name="s1"><text:bookmark text:name="anchor76332"/>2) в день получения от акционера, зарегистрированного в реестре акционеров общества, отзыва своего требования о выкупе обществом принадлежащих ему акций общества;</text:p>
      <text:p text:style-name="s1"><text:bookmark text:name="anchor76333"/>3) в день получения номинальным держателем информации о получении регистратором общества отзыва акционером, не зарегистрированным в реестре акционеров общества, своего требования о выкупе обществом принадлежащих ему акций общества;</text:p>
      <text:p text:style-name="s1"><text:bookmark text:name="anchor76334"/>4) через семь рабочих дней после истечения срока для оплаты выкупаемых обществом акций, если от акционера не поступило распоряжение (поручение) о сохранении действия указанных ограничений;</text:p>
      <text:p text:style-name="s22header">Информация об изменениях:</text:p>
      <text:p text:style-name="s22"><text:bookmark text:name="anchor76335"/>Пункт 3.3. дополнен подпунктом 5 с 28 декабря 2018 г. - <text:a xlink:type="simple" xlink:href="http://ivo.garant.ru/document/redirect/72139554/4131">Федеральный закон</text:a> от 27 декабря 2018 г. N 514-ФЗ</text:p>
      <text:p text:style-name="s1">5) в день получения регистратором общества уведомления общества о том, что выкуп обществом акций не осуществляется по основанию, предусмотренному <text:a xlink:type="simple" xlink:href="#anchor768">пунктом 8</text:a> настоящей статьи.</text:p>
      <text:p text:style-name="s22header">Информация об изменениях:</text:p>
      <text:p text:style-name="s22"><text:bookmark text:name="anchor7604"/>Пункт 4 изменен с 28 декабря 2018 г. - <text:a xlink:type="simple" xlink:href="http://ivo.garant.ru/document/redirect/72139554/4132">Федеральный закон</text:a> от 27 декабря 2018 г. N 514-ФЗ</text:p>
      <text:p text:style-name="s22"><text:a xlink:type="simple" xlink:href="http://ivo.garant.ru/document/redirect/77675598/7604">См. предыдущую редакцию</text:a></text:p>
      <text:p text:style-name="s1">4. По истечении срока, указанного в <text:a xlink:type="simple" xlink:href="#anchor76032">пункте 3.2</text:a> настоящей статьи, общество обязано в течение 30 дней выкупить акции у акционеров, включенных в список лиц, имеющих право требовать выкупа обществом принадлежащих им акций, или в течение пяти рабочих дней направить регистратору общества уведомление о том, что выкуп обществом акций не осуществляется по основанию, предусмотренному <text:a xlink:type="simple" xlink:href="#anchor768">пунктом 8</text:a> настоящей статьи. В случае предъявления требований о выкупе акций лицами, не включенными в указанный список, общество не позднее пяти рабочих дней после истечения срока, указанного в пункте 3.2 настоящей статьи, обязано направить отказ в удовлетворении таких требований.</text:p>
      <text:p text:style-name="s1"><text:bookmark text:name="anchor7642"/>Совет директоров (наблюдательный совет) общества не позднее чем через 50 дней со дня принятия соответствующего решения общим собранием акционеров общества утверждает отчет об итогах предъявления акционерами требований о выкупе принадлежащих им акций, в котором должны содержаться сведения о количестве акций, в отношении которых заявлены требования об их выкупе, и количестве, в котором они могут быть выкуплены обществом, а в случае принятия общим собранием акционеров общества решений, предусмотренных <text:a xlink:type="simple" xlink:href="#anchor750104">абзацем четвертым пункта 1 статьи 75</text:a> настоящего Федерального закона, также сведения о вступлении таких решений в силу. Информация, содержащаяся в выписке из такого отчета или в уведомлении общества о том, что выкуп обществом акций не осуществляется, направляется зарегистрированным в реестре акционеров общества номинальным держателям акций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и материалов лицам, осуществляющим права по ценным бумагам.</text:p>
      <text:p text:style-name="s22header">Информация об изменениях:</text:p>
      <text:p text:style-name="s22"><text:bookmark text:name="anchor7641"/><text:a xlink:type="simple" xlink:href="http://ivo.garant.ru/document/redirect/71109716/4114">Федеральным законом</text:a> от 29 июня 2015 г. N 210-ФЗ статья 76 настоящего Федерального закона дополнена пунктом 4.1, <text:a xlink:type="simple" xlink:href="http://ivo.garant.ru/document/redirect/71109716/2704">вступающим в силу</text:a> с 1 июля 2016 г.</text:p>
      <text:p text:style-name="s1">4.1. Выплата денежных средств в связи с выкупом обществом акций лицам, зарегистрированным в реестре акционеров общества, осуществляется путем их перечисления на банковские счета, реквизиты которых имеются у регистратора общества. Указанная в настоящем пункте обязанность общества считается исполненной с даты поступления денежных средств в кредитную организацию, в которой открыт банковский счет лица, имеющего право на получение таких выплат, а в случае, если таким лицом является кредитная организация, - на ее счет. При отсутствии информации о реквизитах банковского счета или невозможности зачисления денежных средств на банковский счет по обстоятельствам, не зависящим от общества, соответствующие денежные средства за выкупленные обществом акции перечисляются в депозит нотариуса по месту нахождения общества. Регистратор общества вносит записи о переходе прав на выкупаемые акции к обществу, за исключением перехода прав на акции, учет прав на которые осуществляется номинальными держателями, на основании утвержденного советом директоров (наблюдательным советом) общества отчета об итогах предъявления требований акционеров о выкупе акций и документов, подтверждающих исполнение обществом обязанности по выплате денежных средств акционерам, без распоряжения лица, зарегистрированного в реестре акционеров общества.</text:p>
      <text:p text:style-name="s22header">Информация об изменениях:</text:p>
      <text:p text:style-name="s22"><text:bookmark text:name="anchor76042"/><text:a xlink:type="simple" xlink:href="http://ivo.garant.ru/document/redirect/71109716/4115">Федеральным законом</text:a> от 29 июня 2015 г. N 210-ФЗ статья 76 настоящего Федерального закона дополнена пунктом 4.2, <text:a xlink:type="simple" xlink:href="http://ivo.garant.ru/document/redirect/71109716/2704">вступающим в силу</text:a> с 1 июля 2016 г.</text:p>
      <text:p text:style-name="s1">4.2. Выплата денежных средств в связи с выкупом обществом акций лицам, не зарегистрированным в реестре акционеров общества, осуществляется путем их перечисления на банковский счет номинального держателя акций, зарегистрированного в реестре акционеров общества. Указанная в настоящем пункте обязанность общества считается исполненной с даты поступления денежных средств в кредитную организацию, в которой открыт банковский счет такого номинального держателя, а в случае, если номинальным держателем является кредитная организация, - на ее счет.</text:p>
      <text:p text:style-name="s1"><text:bookmark text:name="anchor8101223"/>Внесение записи о переходе прав на выкупаемые акции к обществу осуществляется регистратором общества на основании распоряжения номинального держателя акций, зарегистрированного в реестре акционеров общества, о передаче акций обществу и в соответствии с утвержденным советом директоров (наблюдательным советом) общества отчетом об итогах предъявления требований акционеров о выкупе принадлежащих им акций. Такое распоряжение номинальный держатель акций дает не позднее двух рабочих дней после дня поступления денежных средств за выкупаемые акции на указанный в настоящем пункте банковский счет и предоставления выписки из утвержденного советом директоров (наблюдательным советом) общества отчета об итогах предъявления требований акционеров о выкупе акций. Внесение указанной в настоящем абзаце записи является основанием для внесения номинальным держателем акций соответствующей записи по счетам депо клиента (депонента) без поручения (распоряжения) последнего. Номинальный держатель акций, зарегистрированный в реестре акционеров общества, обязан выплатить своим депонентам денежные средства путем перечисления на их банковские счета не позднее следующего рабочего дня после дня, когда дано такое распоряжение. Номинальный держатель акций, не зарегистрированный в реестре акционеров общества, обязан выплатить своим депонентам денежные средства путем перечисления денежных средств на их банковские счета не позднее следующего рабочего дня после дня поступления денежных средств и получения от депозитария, депонентом которого он является, информации о количестве выкупленных ценных бумаг.</text:p>
      <text:p text:style-name="s22header">Информация об изменениях:</text:p>
      <text:p text:style-name="s22"><text:bookmark text:name="anchor765"/>Пункт 5 изменен с 1 марта 2025 г. - <text:a xlink:type="simple" xlink:href="http://ivo.garant.ru/document/redirect/409495209/339">Федеральный закон</text:a> от 8 августа 2024 г. N 287-ФЗ</text:p>
      <text:p text:style-name="s22"><text:a xlink:type="simple" xlink:href="http://ivo.garant.ru/document/redirect/76839264/765">См. предыдущую редакцию</text:a></text:p>
      <text:p text:style-name="s1">5. Выкуп обществом акций осуществляется по цене, указанной в сообщении о проведении заседания или заочного голосования для принятия решений общим собранием акционеров по вопросам, голосование по которым может в соответствии с настоящим Федеральным законом повлечь возникновение права требовать выкупа обществом акций. Общая сумма средств, направляемых обществом на выкуп акций, не может превышать 10 процентов стоимости чистых активов общества на дату принятия решения, которое повлекло возникновение у акционеров права требовать выкупа обществом принадлежащих им акций. В случае, если общее количество акций, в отношении которых заявлены требования о выкупе, превышает количество акций, которое может быть выкуплено обществом с учетом установленного выше ограничения, акции выкупаются у акционеров пропорционально заявленным требованиям.</text:p>
      <text:p text:style-name="s22header">Информация об изменениях:</text:p>
      <text:p text:style-name="s22"><text:bookmark text:name="anchor766"/>Пункт 6 изменен с 7 октября 2022 г. - <text:a xlink:type="simple" xlink:href="http://ivo.garant.ru/document/redirect/405396487/16">Федеральный закон</text:a> от 7 октября 2022 г. N 381-ФЗ</text:p>
      <text:p text:style-name="s22"><text:a xlink:type="simple" xlink:href="http://ivo.garant.ru/document/redirect/76806146/766">См. предыдущую редакцию</text:a></text:p>
      <text:p text:style-name="s1">6. Акции, выкупленные обществом, поступают в его распоряжение. Указанные акции должны быть реализованы по цене не ниже их рыночной стоимости не позднее одного года со дня перехода права собственности на выкупаемые акции к обществу, в ином случае общее собрание акционеров должно в разумный срок принять решение об уменьшении уставного капитала общества путем погашения указанных акций.</text:p>
      <text:p text:style-name="s22header">Информация об изменениях:</text:p>
      <text:p text:style-name="s22"><text:bookmark text:name="anchor767"/><text:a xlink:type="simple" xlink:href="http://ivo.garant.ru/document/redirect/71109716/4116">Федеральным законом</text:a> от 29 июня 2015 г. N 210-ФЗ статья 76 настоящего Федерального закона дополнена пунктом 7</text:p>
      <text:p text:style-name="s1">7. В непубличном обществе, в котором функции совета директоров (наблюдательного совета) осуществляет общее собрание акционеров, отчет об итогах предъявления требований акционеров о выкупе акций утверждается лицом, осуществляющим функции единоличного исполнительного органа такого общества, если уставом этого общества его утверждение не отнесено к компетенции общего собрания акционеров или коллегиального исполнительного органа общества.</text:p>
      <text:p text:style-name="s22header">Информация об изменениях:</text:p>
      <text:p text:style-name="s22"><text:bookmark text:name="anchor768"/>Статья 76 дополнена пунктом 8 с 28 декабря 2018 г. - <text:a xlink:type="simple" xlink:href="http://ivo.garant.ru/document/redirect/72139554/4133">Федеральный закон</text:a> от 27 декабря 2018 г. N 514-ФЗ</text:p>
      <text:p text:style-name="s1">8. Выкуп обществом акций, в отношении которых заявлены требования об их выкупе в связи с принятием общим собранием акционеров решений по вопросам, предусмотренным <text:a xlink:type="simple" xlink:href="#anchor750104">абзацем четвертым пункта 1 статьи 75</text:a> настоящего Федерального закона, не осуществляется в случае, если указанные решения не вступили в силу.</text:p>
      <text:p text:style-name="s1"/>
      <text:p text:style-name="s22header">Информация об изменениях:</text:p>
      <text:p text:style-name="s22"><text:bookmark text:name="anchor77"/><text:a xlink:type="simple" xlink:href="http://ivo.garant.ru/document/redirect/12148568/10261">Федеральным законом</text:a> от 27 июля 2006 г. N 146-ФЗ наименование статьи 77 настоящего Федерального закона изложено в новой редакции</text:p>
      <text:p text:style-name="s22"><text:a xlink:type="simple" xlink:href="http://ivo.garant.ru/document/redirect/5220920/77">См. текст наименования в предыдущей редакции</text:a></text:p>
      <text:p text:style-name="s15"><text:span text:style-name="s10">Статья 77.</text:span> Определение цены (денежной оценки) имущества</text:p>
      <text:p text:style-name="s9header">ГАРАНТ:</text:p>
      <text:p text:style-name="s9">См. <text:span text:style-name="s8">Энциклопедии</text:span>, <text:a xlink:type="simple" xlink:href="http://ivo.garant.ru/document/redirect/77531312/0">позиции высших судов</text:a> и другие <text:a xlink:type="simple" xlink:href="http://ivo.garant.ru/document/redirect/77130775/77">комментарии</text:a> к статье 77 настоящего Федерального закона</text:p>
      <text:p text:style-name="s9">См. <text:a xlink:type="simple" xlink:href="http://ivo.garant.ru/document/redirect/5521088/0">схему</text:a> "Определение цены (денежной оценки) имущества"</text:p>
      <text:p text:style-name="s22header">Информация об изменениях:</text:p>
      <text:p text:style-name="s22"><text:bookmark text:name="anchor71000"/>Пункт 1 изменен с 1 марта 2025 г. - <text:a xlink:type="simple" xlink:href="http://ivo.garant.ru/document/redirect/409495209/151">Федеральный закон</text:a> от 8 августа 2024 г. N 287-ФЗ</text:p>
      <text:p text:style-name="s22"><text:a xlink:type="simple" xlink:href="http://ivo.garant.ru/document/redirect/76839264/71000">См. предыдущую редакцию</text:a></text:p>
      <text:p text:style-name="s1">1. В случаях, когда в соответствии с настоящим <text:span text:style-name="s8">Федеральным законом</text:span> цена (денежная оценка) имущества, а также цена размещения или порядок ее определения либо цена выкупа эмиссионных ценных бумаг общества определяются решением совета директоров (наблюдательного совета) общества, они должны определяться исходя из их рыночной стоимости.</text:p>
      <text:p text:style-name="s1"><text:bookmark text:name="anchor7711"/>В случае причинения убытков, ущерба обществу, акционерам общества, а также третьим лицам в результате совершения сделки по цене (денежной оценке) имущества, цене размещения или цене выкупа эмиссионных ценных бумаг общества вследствие определения такой цены (денежной оценки) в размере, равном итоговой величине рыночной стоимости, указанной в отчете об оценке, эти убытки, ущерб подлежат возмещению в порядке, установленном <text:a xlink:type="simple" xlink:href="http://ivo.garant.ru/document/redirect/12112509/246">законодательством</text:a> Российской Федерации об оценочной деятельности.</text:p>
      <text:p text:style-name="s1"><text:bookmark text:name="anchor7713"/>Общество, возместившее соответствующие убытки, ущерб, имеет право обратного требования (регресса) к оценщику, осуществившему оценку.</text:p>
      <text:p text:style-name="s1"><text:bookmark text:name="anchor7712"/>Если лицо, заинтересованное в совершении одной или нескольких сделок, при которых цена (денежная оценка) имущества определяется советом директоров (наблюдательным советом) общества, является членом совета директоров (наблюдательного совета) общества, цена (денежная оценка) имущества определяется решением членов совета директоров (наблюдательного совета) общества, не заинтересованных в совершении сделки. В публичном обществе цена (денежная оценка) имущества определяется большинством голосов директоров, не заинтересованных в совершении сделки и соответствующих требованиям, установленным <text:a xlink:type="simple" xlink:href="#anchor8303">пунктом 3 статьи 83</text:a> настоящего Федерального закона, если необходимость большего числа голосов указанных директоров не предусмотрена уставом публичного общества.</text:p>
      <text:p text:style-name="s1"><text:bookmark text:name="anchor77703"/>В случае, если количество директоров, не заинтересованных в совершении сделки, а в публичном обществе количество директоров, не заинтересованных в совершении сделки и отвечающих требованиям, установленным <text:a xlink:type="simple" xlink:href="#anchor8303">пунктом 3 статьи 83</text:a> настоящего Федерального закона, составляет менее определенного уставом кворума для принятия решений советом директоров (наблюдательным советом) общества, цена (денежная оценка) имущества определяется решением совета директоров (наблюдательного совета) общества единогласно всеми членами совета директоров (наблюдательного совета) общества, при этом не учитываются голоса выбывших членов совета директоров (наблюдательного совета) общества, если уставом общества не предусмотрено, что цена (денежная оценка) имущества подлежит определению решением общего собрания акционеров, принятым в порядке, предусмотренном <text:a xlink:type="simple" xlink:href="#anchor8304">пунктом 4 статьи 83</text:a> настоящего Федерального закона.</text:p>
      <text:p text:style-name="s22header">Информация об изменениях:</text:p>
      <text:p text:style-name="s22"><text:bookmark text:name="anchor772"/><text:a xlink:type="simple" xlink:href="http://ivo.garant.ru/document/redirect/71109716/3048">Федеральным законом</text:a> от 29 июня 2015 г. N 210-ФЗ в пункт 2 статьи 77 настоящего Федерального закона внесены изменения</text:p>
      <text:p text:style-name="s22"><text:a xlink:type="simple" xlink:href="http://ivo.garant.ru/document/redirect/57401788/772">См. текст пункта в предыдущей редакции</text:a></text:p>
      <text:p text:style-name="s1">2. Для определения рыночной стоимости имущества может быть привлечен оценщик.</text:p>
      <text:p text:style-name="s1"><text:bookmark text:name="anchor7722"/>Привлечение оценщика для определения рыночной стоимости является обязательным для определения цены выкупа обществом у акционеров принадлежащих им акций в соответствии со <text:a xlink:type="simple" xlink:href="#anchor76">статьей 76</text:a> настоящего Федерального закона, а также в иных случаях, если это прямо предусмотрено настоящим <text:span text:style-name="s8">Федеральным законом</text:span>.</text:p>
      <text:p text:style-name="s1"><text:bookmark text:name="anchor7723"/>В случае определения цены размещения ценных бумаг, цена покупки или цена спроса и цена предложения которых регулярно опубликовываются в печати, привлечение оценщика необязательно, а для определения рыночной стоимости таких ценных бумаг должна быть принята во внимание эта цена покупки или цена спроса и цена предложения.</text:p>
      <text:p text:style-name="s22header">Информация об изменениях:</text:p>
      <text:p text:style-name="s22"><text:bookmark text:name="anchor773"/><text:a xlink:type="simple" xlink:href="http://ivo.garant.ru/document/redirect/71412160/1">Федеральным законом</text:a> от 2 июня 2016 г. N 172-ФЗ в пункт 3 статьи 77 настоящего Федерального закона внесены изменения</text:p>
      <text:p text:style-name="s22"><text:a xlink:type="simple" xlink:href="http://ivo.garant.ru/document/redirect/57412331/773">См. текст пункта в предыдущей редакции</text:a></text:p>
      <text:p text:style-name="s1">3. В случае, если владельцем от 2 до 50 процентов включительно голосующих акций общества являются государство и (или) муниципальное образование и определение цены (денежной оценки) имущества, цены размещения эмиссионных ценных бумаг общества, цены выкупа акций общества (далее - цена объектов) в соответствии с настоящей статьей осуществляется советом директоров (наблюдательным советом) общества, обязательным является уведомление <text:a xlink:type="simple" xlink:href="http://ivo.garant.ru/document/redirect/193405/10012">федерального органа исполнительной власти</text:a>, уполномоченного Правительством Российской Федерации (далее - уполномоченный орган), о принятом советом директоров (наблюдательным советом) общества решении об определении цены объектов.</text:p>
      <text:p text:style-name="s1"><text:bookmark text:name="anchor7732"/>В уполномоченный орган в срок, не превышающий трех рабочих дней с даты принятия советом директоров (наблюдательным советом) общества решения об определении цены объектов, представляются:</text:p>
      <text:p text:style-name="s1">копия решения совета директоров (наблюдательного совета) общества об определении цены объектов;</text:p>
      <text:p text:style-name="s1"><text:bookmark text:name="anchor77034"/>отчет оценщика об оценке в случае, если его привлечение для определения цены объектов в соответствии с настоящим Федеральным законом является обязательным, и в иных случаях, если для определения цены объектов привлекался оценщик;</text:p>
      <text:p text:style-name="s1">иные документы (копии документов), содержащие информацию об определении цены объектов, подготовленную обществом, его акционерами или контрагентом общества, в случае, если в соответствии с настоящим Федеральным законом привлечение оценщика не является обязательным и оценщик не привлекался для определения цены объектов.</text:p>
      <text:p text:style-name="s1"><text:bookmark text:name="anchor7733"/>Уполномоченный орган в срок, не превышающий 20 дней с даты получения указанных документов, вправе направить в общество мотивированное заключение.</text:p>
      <text:p text:style-name="s1"><text:bookmark text:name="anchor7734"/>Уполномоченный орган рассматривает представленные документы и осуществляет проверку на соответствие:</text:p>
      <text:p text:style-name="s1">отчета об оценке, подготовленного оценщиком, стандартам оценки и законодательству об оценочной деятельности;</text:p>
      <text:p text:style-name="s1">решения совета директоров (наблюдательного совета) общества об определении цены объектов сложившимся рыночным ценам на аналогичные объекты в случаях, если в соответствии с настоящим Федеральным законом привлечение оценщика не является обязательным.</text:p>
      <text:p text:style-name="s1"><text:bookmark text:name="anchor7735"/>Мотивированное заключение уполномоченного органа направляется в общество в случае принятия уполномоченным органом решения о несоответствии цены объектов, определенной решением совета директоров (наблюдательного совета) общества в соответствии с настоящей статьей без привлечения оценщика, сложившимся рыночным ценам на аналогичные объекты, а также в случае принятия уполномоченным органом решения о несоответствии отчета об оценке, подготовленного оценщиком, стандартам оценки и <text:a xlink:type="simple" xlink:href="http://ivo.garant.ru/document/redirect/12112509/1">законодательству</text:a> об оценочной деятельности. В случае получения заключения при принятии уполномоченным органом решения о несоответствии цены объектов, определенной решением совета директоров (наблюдательного совета) общества в соответствии с настоящей статьей без привлечения оценщика, совет директоров (наблюдательный совет) общества принимает решение об отказе от совершения сделки или определении цены объектов с обязательным привлечением оценщика и соблюдением порядка, установленного настоящей статьей.</text:p>
      <text:p text:style-name="s1"><text:bookmark text:name="anchor77351"/>абзац одиннадцатый <text:a xlink:type="simple" xlink:href="http://ivo.garant.ru/document/redirect/71412160/12">утратил силу</text:a>;</text:p>
      <text:p text:style-name="s22header">Информация об изменениях:</text:p>
      <text:p text:style-name="s22">См. текст <text:a xlink:type="simple" xlink:href="http://ivo.garant.ru/document/redirect/57412331/77351">абзаца одиннадцатого пункта 3 статьи 77</text:a></text:p>
      <text:p text:style-name="s1"><text:bookmark text:name="anchor77352"/>абзац двенадцатый <text:a xlink:type="simple" xlink:href="http://ivo.garant.ru/document/redirect/71412160/12">утратил силу</text:a>.</text:p>
      <text:p text:style-name="s22header">Информация об изменениях:</text:p>
      <text:p text:style-name="s22">См. текст <text:a xlink:type="simple" xlink:href="http://ivo.garant.ru/document/redirect/57412331/77352">абзаца двенадцатого пункта 3 статьи 77</text:a></text:p>
      <text:p text:style-name="s1"><text:bookmark text:name="anchor7736"/>Заключение уполномоченного органа может быть оспорено в судебном порядке по иску общества.</text:p>
      <text:p text:style-name="s1"><text:bookmark text:name="anchor7737"/>В случае направления в общество заключения уполномоченного органа цена объектов, определенная решением совета директоров (наблюдательного совета) общества в соответствии с настоящей статьей, признается недостоверной.</text:p>
      <text:p text:style-name="s1"><text:bookmark text:name="anchor7738"/>Абзац пятнадцатый <text:a xlink:type="simple" xlink:href="http://ivo.garant.ru/document/redirect/71412160/14">утратил силу</text:a>.</text:p>
      <text:p text:style-name="s22header">Информация об изменениях:</text:p>
      <text:p text:style-name="s22">См. текст <text:a xlink:type="simple" xlink:href="http://ivo.garant.ru/document/redirect/57412331/7738">абзаца пятнадцатого пункта 3 статьи 77</text:a></text:p>
      <text:p text:style-name="s1"><text:bookmark text:name="anchor7739"/>В случае, если уполномоченный орган не направил в общество заключение в установленный настоящей статьей срок, цена объектов признается достоверной и рекомендуемой для совершения сделки.</text:p>
      <text:p text:style-name="s1"><text:bookmark text:name="anchor77310"/>Сделка, которая совершена обществом с нарушением порядка, установленного настоящей статьей, или цена которой является в соответствии с настоящим пунктом недостоверной, может быть признана недействительной по иску уполномоченного органа в течение шести месяцев со дня, когда уполномоченный орган узнал или должен был узнать о совершении сделки.</text:p>
      <text:p text:style-name="s1"><text:bookmark text:name="anchor77311"/>Суд с учетом всех обстоятельств дела вправе отказать в признании сделки недействительной, если обществом будет доказано, что допущенные нарушения не являются существенными и сделка не повлекла за собой причинение убытков обществу, государству и (или) муниципальному образованию.</text:p>
      <text:p text:style-name="s22header">Информация об изменениях:</text:p>
      <text:p text:style-name="s22"><text:bookmark text:name="anchor774"/><text:a xlink:type="simple" xlink:href="http://ivo.garant.ru/document/redirect/71435888/182">Федеральным законом</text:a> от 3 июля 2016 г. N 343-ФЗ в пункт 4 статьи 77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774">См. текст пункта в предыдущей редакции</text:a></text:p>
      <text:p text:style-name="s1">4. Признание решения общего собрания акционеров или решения совета директоров (наблюдательного совета) общества, предусмотренных <text:a xlink:type="simple" xlink:href="#anchor71000">пунктом 1</text:a> настоящей статьи, недействительным не влечет за собой признания сделок общества, совершенных по цене, определенной на основании решения совета директоров (наблюдательного совета) общества, других сделок, решений иных органов общества, выпусков эмиссионных ценных бумаг общества, для совершения, принятия, размещения которых в соответствии с требованиями настоящего <text:span text:style-name="s8">Федерального закона</text:span> необходимо определение цены по правилам, установленным настоящей статьей, недействительными.</text:p>
      <text:p text:style-name="s1"><text:bookmark text:name="anchor77402"/>Лицо, права и (или) законные интересы которого нарушены, при обращении в суд вправе соединить требования о признании сделок общества, решений других органов общества, выпусков эмиссионных ценных бумаг общества, для совершения, принятия, размещения которых в соответствии с требованиями настоящего Федерального закона необходимо определение цены по правилам, установленным настоящей статьей, недействительными с обжалованием решения общего собрания акционеров или решения совета директоров (наблюдательного совета) общества, предусмотренных <text:a xlink:type="simple" xlink:href="#anchor71000">пунктом 1</text:a> настоящей статьи.</text:p>
      <text:p text:style-name="s1"/>
      <text:h text:outline-level="1" text:style-name="s3"><text:bookmark text:name="anchor1000"/>Глава X. Крупные сделки</text:h>
      <text:p text:style-name="s9header">ГАРАНТ:</text:p>
      <text:p text:style-name="s9">Об оспаривании крупных сделок см. <text:a xlink:type="simple" xlink:href="http://ivo.garant.ru/document/redirect/71975334/0">постановление</text:a> Пленума Верховного Суда РФ от 26 июня 2018 г. N 27</text:p>
      <text:p text:style-name="s22header">Информация об изменениях:</text:p>
      <text:p text:style-name="s22"><text:bookmark text:name="anchor78"/><text:a xlink:type="simple" xlink:href="http://ivo.garant.ru/document/redirect/12123866/158">Федеральным законом</text:a> от 7 августа 2001 г. N 120-ФЗ статья 78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78">См. текст статьи в предыдущей редакции</text:a></text:p>
      <text:p text:style-name="s15"><text:span text:style-name="s10">Статья 78.</text:span> Крупная сделка</text:p>
      <text:p text:style-name="s9header">ГАРАНТ:</text:p>
      <text:p text:style-name="s9">См. <text:span text:style-name="s8">Энциклопедии</text:span>, <text:a xlink:type="simple" xlink:href="http://ivo.garant.ru/document/redirect/77531674/0">позиции высших судов</text:a> и другие <text:a xlink:type="simple" xlink:href="http://ivo.garant.ru/document/redirect/77130775/78">комментарии</text:a> к статье 78 настоящего Федерального закона</text:p>
      <text:p text:style-name="s9">См. <text:a xlink:type="simple" xlink:href="http://ivo.garant.ru/document/redirect/5521095/0">схему</text:a> "Крупные сделки"</text:p>
      <text:p text:style-name="s22header">Информация об изменениях:</text:p>
      <text:p text:style-name="s22"><text:bookmark text:name="anchor72000"/><text:a xlink:type="simple" xlink:href="http://ivo.garant.ru/document/redirect/71435888/191">Федеральным законом</text:a> от 3 июля 2016 г. N 343-ФЗ пункт 1 статьи 78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72000">См. текст пункта в предыдущей редакции</text:a></text:p>
      <text:p text:style-name="s1"><text:bookmark text:name="anchor7812"/>1. <text:a xlink:type="simple" xlink:href="http://ivo.garant.ru/document/redirect/70664362/101">Крупной сделкой</text:a> считается сделка (несколько взаимосвязанных сделок), выходящая за пределы обычной хозяйственной деятельности и при этом:</text:p>
      <text:p text:style-name="s1"><text:bookmark text:name="anchor78101"/>1) связанная с приобретением, отчуждением или возможностью отчуждения обществом прямо либо косвенно имущества (в том числе заем, кредит, залог, поручительство, приобретение такого количества акций или иных эмиссионных ценных бумаг, конвертируемых в акции публичного общества, которое повлечет возникновение у общества обязанности направить обязательное предложение в соответствии с <text:a xlink:type="simple" xlink:href="#anchor11100">главой XI.1</text:a> настоящего Федерального закона), цена или балансовая стоимость которого составляет 25 и более процентов балансовой стоимости активов общества, определенной по данным его бухгалтерской (финансовой) отчетности на последнюю отчетную дату;</text:p>
      <text:p text:style-name="s1"><text:bookmark text:name="anchor78102"/>2) предусматривающая обязанность общества передать имущество во временное владение и (или) пользование либо предоставить третьему лицу право использования результата интеллектуальной деятельности или средства индивидуализации на условиях лицензии, если их балансовая стоимость составляет 25 и более процентов балансовой стоимости активов общества, определенной по данным его бухгалтерской (финансовой) отчетности на последнюю отчетную дату.</text:p>
      <text:p text:style-name="s22header">Информация об изменениях:</text:p>
      <text:p text:style-name="s22"><text:bookmark text:name="anchor7811"/><text:a xlink:type="simple" xlink:href="http://ivo.garant.ru/document/redirect/71435888/192">Федеральным законом</text:a> от 3 июля 2016 г. N 343-ФЗ статья 78 настоящего Федерального закона дополнена пунктом 1.1, <text:a xlink:type="simple" xlink:href="http://ivo.garant.ru/document/redirect/71435888/4">вступающим в силу</text:a> с 1 января 2017 г.</text:p>
      <text:p text:style-name="s1">1.1. В случае отчуждения или возникновения возможности отчуждения имущества с балансовой стоимостью активов общества сопоставляется наибольшая из двух величин - балансовая стоимость такого имущества либо цена его отчуждения. В случае приобретения имущества с балансовой стоимостью активов общества сопоставляется цена приобретения такого имущества.</text:p>
      <text:p text:style-name="s1"><text:bookmark text:name="anchor78112"/>В случае передачи имущества общества во временное владение и (или) пользование с балансовой стоимостью активов общества сопоставляется балансовая стоимость передаваемого во временное владение или пользование имущества.</text:p>
      <text:p text:style-name="s1"><text:bookmark text:name="anchor78113"/>В случае совершения обществом сделки или нескольких взаимосвязанных сделок по приобретению акций или иных эмиссионных ценных бумаг, конвертируемых в акции публичного общества, которые повлекут возникновение у общества обязанности по приобретению акций или иных эмиссионных ценных бумаг, конвертируемых в акции публичного общества, в соответствии с <text:a xlink:type="simple" xlink:href="#anchor11100">главой XI.1</text:a> настоящего Федерального закона, с балансовой стоимостью активов общества сопоставляется цена всех акций или иных эмиссионных ценных бумаг, конвертируемых в акции, которые могут быть приобретены обществом по таким сделкам в соответствии с главой XI.1 настоящего Федерального закона.</text:p>
      <text:p text:style-name="s22header">Информация об изменениях:</text:p>
      <text:p text:style-name="s22"><text:bookmark text:name="anchor7802"/>Пункт 2 изменен с 1 марта 2025 г. - <text:a xlink:type="simple" xlink:href="http://ivo.garant.ru/document/redirect/409495209/152">Федеральный закон</text:a> от 8 августа 2024 г. N 287-ФЗ</text:p>
      <text:p text:style-name="s22"><text:a xlink:type="simple" xlink:href="http://ivo.garant.ru/document/redirect/76839264/7802">См. предыдущую редакцию</text:a></text:p>
      <text:p text:style-name="s1">2. Для принятия общим собранием акционеров общества решения о согласии на совершение крупной сделки стоимость имущества или прав на результаты интеллектуальной деятельности, являющихся предметом крупной сделки, определяется советом директоров (наблюдательным советом) общества в соответствии со <text:a xlink:type="simple" xlink:href="#anchor77">статьей 77</text:a> настоящего Федерального закона.</text:p>
      <text:p text:style-name="s1"><text:bookmark text:name="anchor780202"/>Совет директоров (наблюдательный совет) общества утверждает заключение о крупной сделке, в котором должны содержаться в том числе информация о предполагаемых последствиях для деятельности общества в результате совершения крупной сделки и оценка целесообразности совершения крупной сделки. Заключение о крупной сделке включается в информацию (материалы), предоставляемую акционерам при подготовке к проведению заседания или заочного голосования для принятия общим собранием акционеров решения по вопросу о согласии на совершение или о последующем одобрении крупной сделки.</text:p>
      <text:p text:style-name="s1"><text:bookmark text:name="anchor7823"/>При отсутствии совета директоров (наблюдательного совета) в обществе заключение о крупной сделке утверждается единоличным исполнительным органом общества.</text:p>
      <text:p text:style-name="s22header">Информация об изменениях:</text:p>
      <text:p text:style-name="s22"><text:bookmark text:name="anchor7803"/><text:a xlink:type="simple" xlink:href="http://ivo.garant.ru/document/redirect/71435888/194">Федеральным законом</text:a> от 3 июля 2016 г. N 343-ФЗ статья 78 настоящего Федерального закона дополнена пунктом 3, <text:a xlink:type="simple" xlink:href="http://ivo.garant.ru/document/redirect/71435888/4">вступающим в силу</text:a> с 1 января 2017 г.</text:p>
      <text:p text:style-name="s1">3. Положения настоящей главы не применяются:</text:p>
      <text:p text:style-name="s1"><text:bookmark text:name="anchor7831"/>1) к обществам, в которых 100 процентов голосующих акций принадлежит одному лицу, являющемуся одновременно единственным лицом, обладающим полномочиями единоличного исполнительного органа общества;</text:p>
      <text:p text:style-name="s1"><text:bookmark text:name="anchor7832"/>2) к сделкам, связанным с размещением либо оказанием услуг по размещению (публичному предложению) и (или) организации размещения (публичного предложения) акций общества и эмиссионных ценных бумаг, конвертируемых в акции общества (за исключением условий об определении и выплате вознаграждения лицу (лицам), оказывающему услуги, предусмотренные настоящим подпунктом);</text:p>
      <text:p text:style-name="s1"><text:bookmark text:name="anchor7833"/>3) к отношениям, возникающим при переходе прав на имущество в процессе реорганизации общества, в том числе по договорам о слиянии и договорам о присоединении;</text:p>
      <text:p text:style-name="s1"><text:bookmark text:name="anchor7834"/>4) к сделкам, совершение которых обязательно для общества в соответствии с <text:span text:style-name="s8">федеральными законами</text:span> и (или) иными правовыми актами Российской Федерации и расчеты по которым производятся по ценам, определенным в порядке, установленном Правительством Российской Федерации, или по ценам и тарифам, установленным уполномоченным Правительством Российской Федерации федеральным органом исполнительной власти, а также к публичным договорам, заключаемым обществом на условиях, не отличающихся от условий иных заключаемых обществом публичных договоров;</text:p>
      <text:p text:style-name="s1"><text:bookmark text:name="anchor7835"/>5) к сделкам по приобретению акций или иных эмиссионных ценных бумаг, конвертируемых в акции публичного общества, заключенным на условиях, предусмотренных обязательным предложением о приобретении акций или иных эмиссионных ценных бумаг, конвертируемых в акции публичного общества;</text:p>
      <text:p text:style-name="s1"><text:bookmark text:name="anchor7836"/>6) к сделкам, заключенным на тех же условиях, что и предварительный договор, если такой договор содержит все сведения, предусмотренные <text:a xlink:type="simple" xlink:href="#anchor7904">пунктом 4 статьи 79</text:a> настоящего Федерального закона, и получено согласие на его заключение в порядке, предусмотренном настоящей главой.</text:p>
      <text:p text:style-name="s22header">Информация об изменениях:</text:p>
      <text:p text:style-name="s22"><text:bookmark text:name="anchor7804"/><text:a xlink:type="simple" xlink:href="http://ivo.garant.ru/document/redirect/71435888/194">Федеральным законом</text:a> от 3 июля 2016 г. N 343-ФЗ статья 78 настоящего Федерального закона дополнена пунктом 4, <text:a xlink:type="simple" xlink:href="http://ivo.garant.ru/document/redirect/71435888/4">вступающим в силу</text:a> с 1 января 2017 г.</text:p>
      <text:p text:style-name="s1">4. Для целей настоящего Федерального закона под сделками, не выходящими за пределы обычной хозяйственной деятельности, понимаются любые сделки, заключаемые при осуществлении деятельности соответствующим обществом либо иными организациями, осуществляющими аналогичные виды деятельности, независимо от того, совершались ли такие сделки данным обществом ранее, если такие сделки не приводят к прекращению деятельности общества или изменению ее вида либо существенному изменению ее масштабов.</text:p>
      <text:p text:style-name="s1"/>
      <text:p text:style-name="s22header">Информация об изменениях:</text:p>
      <text:p text:style-name="s22"><text:bookmark text:name="anchor79"/><text:a xlink:type="simple" xlink:href="http://ivo.garant.ru/document/redirect/71435888/11001">Федеральным законом</text:a> от 3 июля 2016 г. N 343-ФЗ в наименование статьи 79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79">См. текст наименования в предыдущей редакции</text:a></text:p>
      <text:p text:style-name="s15"><text:span text:style-name="s10">Статья 79.</text:span> Порядок получения согласия на совершение или последующего одобрения крупной сделки</text:p>
      <text:p text:style-name="s9header">ГАРАНТ:</text:p>
      <text:p text:style-name="s9">См. <text:span text:style-name="s8">Энциклопедии</text:span>, <text:a xlink:type="simple" xlink:href="http://ivo.garant.ru/document/redirect/77532206/0">позиции высших судов</text:a> и другие <text:a xlink:type="simple" xlink:href="http://ivo.garant.ru/document/redirect/77130775/79">комментарии</text:a> к статье 79 настоящего Федерального закона</text:p>
      <text:p text:style-name="s22header">Информация об изменениях:</text:p>
      <text:p text:style-name="s22"><text:bookmark text:name="anchor73000"/><text:a xlink:type="simple" xlink:href="http://ivo.garant.ru/document/redirect/71435888/11002">Федеральным законом</text:a> от 3 июля 2016 г. N 343-ФЗ пункт 1 статьи 79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73000">См. текст пункта в предыдущей редакции</text:a></text:p>
      <text:p text:style-name="s1">1. На совершение крупной сделки должно быть получено согласие совета директоров (наблюдательного совета) общества или общего собрания акционеров в соответствии с настоящей статьей.</text:p>
      <text:p text:style-name="s22header">Информация об изменениях:</text:p>
      <text:p text:style-name="s22"><text:bookmark text:name="anchor7902"/>Пункт 2 изменен с 1 марта 2025 г. - <text:a xlink:type="simple" xlink:href="http://ivo.garant.ru/document/redirect/409495209/302">Федеральный закон</text:a> от 8 августа 2024 г. N 287-ФЗ</text:p>
      <text:p text:style-name="s22"><text:a xlink:type="simple" xlink:href="http://ivo.garant.ru/document/redirect/76839264/7902">См. предыдущую редакцию</text:a></text:p>
      <text:p text:style-name="s1"><text:span text:style-name="s8">2.</text:span> Решение о согласии на совершение или о последующем одобрении крупной сделки, предметом которой является имущество, стоимость которого составляет от 25 до 50 процентов балансовой стоимости активов общества, принимается всеми членами совета директоров (наблюдательного совета) общества единогласно, при этом не учитываются голоса выбывших членов совета директоров (наблюдательного совета) общества.</text:p>
      <text:p text:style-name="s1"><text:bookmark text:name="anchor79022"/>В случае, если единогласие совета директоров (наблюдательного совета) общества по вопросу о согласии на совершение или последующем одобрении крупной сделки не достигнуто, по решению совета директоров (наблюдательного совета) общества вопрос о согласии на совершение или последующем одобрении крупной сделки может быть вынесен на решение общего собрания акционеров. В таком случае решение о согласии на совершение или последующем одобрении крупной сделки принимается общим собранием акционеров большинством голосов акционеров - владельцев голосующих акций, участвующих в заседании или заочном голосовании.</text:p>
      <text:p text:style-name="s22header">Информация об изменениях:</text:p>
      <text:p text:style-name="s22"><text:bookmark text:name="anchor7903"/>Пункт 3 изменен с 1 марта 2025 г. - <text:a xlink:type="simple" xlink:href="http://ivo.garant.ru/document/redirect/409495209/303">Федеральный закон</text:a> от 8 августа 2024 г. N 287-ФЗ</text:p>
      <text:p text:style-name="s22"><text:a xlink:type="simple" xlink:href="http://ivo.garant.ru/document/redirect/76839264/7903">См. предыдущую редакцию</text:a></text:p>
      <text:p text:style-name="s1">3. Решение о согласии на совершение или о последующем одобрении крупной сделки, предметом которой является имущество, стоимость которого составляет более 50 процентов балансовой стоимости активов общества, принимается общим собранием акционеров большинством в три четверти голосов акционеров - владельцев голосующих акций, участвующих в заседании или заочном голосовании.</text:p>
      <text:p text:style-name="s22header">Информация об изменениях:</text:p>
      <text:p text:style-name="s22"><text:bookmark text:name="anchor7904"/><text:a xlink:type="simple" xlink:href="http://ivo.garant.ru/document/redirect/71435888/11005">Федеральным законом</text:a> от 3 июля 2016 г. N 343-ФЗ пункт 4 статьи 79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7904">См. текст пункта в предыдущей редакции</text:a></text:p>
      <text:p text:style-name="s1">4. Принятие решения о согласии на совершение или о последующем одобрении крупной сделки, предметом которой является имущество, стоимость которого составляет более 50 процентов балансовой стоимости активов общества, определенной по данным его бухгалтерской (финансовой) отчетности на последнюю отчетную дату, относится к исключительной компетенции общего собрания акционеров и не может быть отнесено уставом общества к компетенции иных органов общества.</text:p>
      <text:p text:style-name="s1"><text:bookmark text:name="anchor7942"/>В решении о согласии на совершение или о последующем одобрении крупной сделки должны быть указаны лицо (лица), являющееся стороной (сторонами) такой сделки, выгодоприобретателем (выгодоприобретателями), цена, предмет крупной сделки и иные ее существенные условия или порядок их определения.</text:p>
      <text:p text:style-name="s1"><text:bookmark text:name="anchor7943"/>В решении о согласии на совершение крупной сделки могут не указываться сторона сделки и выгодоприобретатель, если сделка заключается на торгах, а также в иных случаях, если сторона такой сделки и выгодоприобретатель не могут быть определены к моменту получения согласия на совершение такой сделки.</text:p>
      <text:p text:style-name="s1"><text:bookmark text:name="anchor7944"/>Положения <text:a xlink:type="simple" xlink:href="#anchor7943">абзаца третьего</text:a> настоящего пункта не применяются к сделкам акционерных обществ, включенных в <text:a xlink:type="simple" xlink:href="http://ivo.garant.ru/document/redirect/187281/1000">перечень</text:a> стратегических предприятий и стратегических акционерных обществ, утвержденный указом Президента Российской Федерации об утверждении Перечня стратегических предприятий и стратегических акционерных обществ, а также акционерных обществ, 50 и более процентов акций которых находятся в собственности Российской Федерации и (или) в отношении которых используется специальное право на участие Российской Федерации в управлении этим обществом ("золотая акция").</text:p>
      <text:p text:style-name="s1"><text:bookmark text:name="anchor7945"/>Решение о согласии на совершение крупной сделки может также содержать указание на минимальные и максимальные параметры условий такой сделки (верхний предел стоимости покупки имущества или нижний предел стоимости продажи имущества) или порядок их определения, согласие на совершение ряда аналогичных сделок, альтернативные варианты условий такой сделки, требующей согласия на ее совершение, согласие на совершение крупной сделки при условии совершения нескольких сделок одновременно.</text:p>
      <text:p text:style-name="s1"><text:bookmark text:name="anchor7946"/>В решении о согласии на совершение крупной сделки может быть указан срок, в течение которого действительно такое решение. Если такой срок в решении не указан, согласие считается действующим в течение одного года с даты его принятия, за исключением случаев, если иной срок вытекает из существа и условий крупной сделки, на совершение которой было дано согласие, либо обстоятельств, в которых давалось согласие.</text:p>
      <text:p text:style-name="s1"><text:bookmark text:name="anchor7947"/>Крупная сделка может быть совершена под отлагательным условием получения одобрения на ее совершение в порядке, установленном настоящим Федеральным законом.</text:p>
      <text:p text:style-name="s22header">Информация об изменениях:</text:p>
      <text:p text:style-name="s22"><text:bookmark text:name="anchor7905"/>Пункт 5 изменен с 1 марта 2025 г. - <text:a xlink:type="simple" xlink:href="http://ivo.garant.ru/document/redirect/409495209/304">Федеральный закон</text:a> от 8 августа 2024 г. N 287-ФЗ</text:p>
      <text:p text:style-name="s22"><text:a xlink:type="simple" xlink:href="http://ivo.garant.ru/document/redirect/76839264/7905">См. предыдущую редакцию</text:a></text:p>
      <text:p text:style-name="s1"><text:a xlink:type="simple" xlink:href="http://ivo.garant.ru/document/redirect/12175358/0">5.</text:a> В случае, если крупная сделка, предметом которой является имущество, стоимость которого составляет более 50 процентов балансовой стоимости активов общества, определенной по данным его бухгалтерской (финансовой) отчетности на последнюю отчетную дату, одновременно является сделкой, в совершении которой имеется заинтересованность, и в соответствии с настоящим Федеральным законом вопрос о согласии на совершение крупной сделки вынесен на рассмотрение общего собрания акционеров (<text:a xlink:type="simple" xlink:href="#anchor1100">глава XI</text:a> настоящего Федерального закона), решение о согласии на совершение крупной сделки считается принятым, если за него отдано количество голосов, необходимое в соответствии с <text:a xlink:type="simple" xlink:href="#anchor4904">пунктом 4 статьи 49</text:a> настоящего Федерального закона, и большинство голосов всех не заинтересованных в сделке акционеров - владельцев голосующих акций, участвующих в заседании или заочном голосовании. В случае, если крупная сделка, предметом которой является имущество, стоимость которого составляет от 25 до 50 процентов балансовой стоимости активов общества, определенной по данным его бухгалтерской (финансовой) отчетности на последнюю отчетную дату, одновременно является сделкой, в совершении которой имеется заинтересованность, и в соответствии с настоящим Федеральным законом вопрос о согласии на совершение крупной сделки вынесен на рассмотрение общего собрания акционеров (глава XI настоящего Федерального закона), решение о согласии на совершение крупной сделки принимается в порядке, предусмотренном главой XI настоящего Федерального закона.</text:p>
      <text:p text:style-name="s22header">Информация об изменениях:</text:p>
      <text:p text:style-name="s22"><text:bookmark text:name="anchor7906"/><text:a xlink:type="simple" xlink:href="http://ivo.garant.ru/document/redirect/71435888/11005">Федеральным законом</text:a> от 3 июля 2016 г. N 343-ФЗ пункт 6 статьи 79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7906">См. текст пункта в предыдущей редакции</text:a></text:p>
      <text:p text:style-name="s1"><text:bookmark text:name="anchor790607"/>6. Крупная сделка, совершенная с нарушением порядка получения согласия на ее совершение, может быть признана недействительной (<text:a xlink:type="simple" xlink:href="http://ivo.garant.ru/document/redirect/10164072/1731">статья 173.1</text:a> Гражданского кодекса Российской Федерации) по иску общества, члена совета директоров (наблюдательного совета) общества или его акционеров (акционера), владеющих в совокупности не менее чем одним процентом голосующих акций общества. Срок исковой давности по требованию о признании крупной сделки недействительной в случае его пропуска восстановлению не подлежит.</text:p>
      <text:p text:style-name="s22header">Информация об изменениях:</text:p>
      <text:p text:style-name="s22"><text:bookmark text:name="anchor79061"/><text:a xlink:type="simple" xlink:href="http://ivo.garant.ru/document/redirect/71435888/11006">Федеральным законом</text:a> от 3 июля 2016 г. N 343-ФЗ статья 79 настоящего Федерального закона дополнена пунктом 6.1, <text:a xlink:type="simple" xlink:href="http://ivo.garant.ru/document/redirect/71435888/4">вступающим в силу</text:a> с 1 января 2017 г.</text:p>
      <text:p text:style-name="s1">6.1. Суд отказывает в удовлетворении требований о признании крупной сделки, совершенной в отсутствие надлежащего согласия на ее совершение, недействительной при наличии хотя бы одного из следующих обстоятельств:</text:p>
      <text:p text:style-name="s1"><text:bookmark text:name="anchor79611"/>1) к моменту рассмотрения дела в суде представлены доказательства последующего одобрения совершения данной сделки;</text:p>
      <text:p text:style-name="s1"><text:bookmark text:name="anchor79612"/>2) при рассмотрении дела в суде не доказано, что другая сторона по данной сделке знала или заведомо должна была знать о том, что сделка являлась для общества крупной сделкой, и (или) об отсутствии надлежащего согласия на ее совершение.</text:p>
      <text:p text:style-name="s1"><text:bookmark text:name="anchor797"/>7. <text:a xlink:type="simple" xlink:href="http://ivo.garant.ru/document/redirect/71435888/11007">Утратил силу</text:a> с 1 января 2017 г.</text:p>
      <text:p text:style-name="s22header">Информация об изменениях:</text:p>
      <text:p text:style-name="s22">См. текст <text:a xlink:type="simple" xlink:href="http://ivo.garant.ru/document/redirect/57412626/797">пункта 7 статьи 79</text:a></text:p>
      <text:p text:style-name="s22"/>
      <text:p text:style-name="s15"><text:bookmark text:name="anchor80"/><text:span text:style-name="s10">Статья 80.</text:span> <text:a xlink:type="simple" xlink:href="http://ivo.garant.ru/document/redirect/12144133/13">Утратила силу</text:a> с 1 июля 2006 г.</text:p>
      <text:p text:style-name="s22header">Информация об изменениях:</text:p>
      <text:p text:style-name="s22">См. текст <text:a xlink:type="simple" xlink:href="http://ivo.garant.ru/document/redirect/5220531/80">статьи 80</text:a></text:p>
      <text:p text:style-name="s22"/>
      <text:h text:outline-level="1" text:style-name="s3"><text:bookmark text:name="anchor1100"/>Глава XI. Заинтересованность в совершении обществом сделки</text:h>
      <text:p text:style-name="s9header">ГАРАНТ:</text:p>
      <text:p text:style-name="s9">Об оспаривании сделок, в совершении которых имеется заинтересованность, см. <text:a xlink:type="simple" xlink:href="http://ivo.garant.ru/document/redirect/71975334/0">постановление</text:a> Пленума Верховного Суда РФ от 26 июня 2018 г. N 27</text:p>
      <text:p text:style-name="s22header">Информация об изменениях:</text:p>
      <text:p text:style-name="s22"><text:bookmark text:name="anchor81"/><text:a xlink:type="simple" xlink:href="http://ivo.garant.ru/document/redirect/12123866/158">Федеральным законом</text:a> от 7 августа 2001 г. N 120-ФЗ статья 81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81">См. текст статьи в предыдущей редакции</text:a></text:p>
      <text:p text:style-name="s15"><text:span text:style-name="s10">Статья 81.</text:span> Заинтересованность в совершении обществом сделки</text:p>
      <text:p text:style-name="s9header">ГАРАНТ:</text:p>
      <text:p text:style-name="s9">См. <text:span text:style-name="s8">Энциклопедии</text:span>, <text:a xlink:type="simple" xlink:href="http://ivo.garant.ru/document/redirect/77532194/0">позиции высших судов</text:a> и другие <text:a xlink:type="simple" xlink:href="http://ivo.garant.ru/document/redirect/77130775/81">комментарии</text:a> к статье 81 настоящего Федерального закона</text:p>
      <text:p text:style-name="s9">См. <text:a xlink:type="simple" xlink:href="http://ivo.garant.ru/document/redirect/5521096/0">схему</text:a> "Заинтересованность в совершении обществом сделки"</text:p>
      <text:p text:style-name="s22header">Информация об изменениях:</text:p>
      <text:p text:style-name="s22"><text:bookmark text:name="anchor81012"/>Пункт 1 изменен с 1 марта 2025 г. - <text:a xlink:type="simple" xlink:href="http://ivo.garant.ru/document/redirect/409495209/305">Федеральный закон</text:a> от 8 августа 2024 г. N 287-ФЗ</text:p>
      <text:p text:style-name="s22"><text:a xlink:type="simple" xlink:href="http://ivo.garant.ru/document/redirect/76839264/81012">См. предыдущую редакцию</text:a></text:p>
      <text:p text:style-name="s9header">ГАРАНТ:</text:p>
      <text:p text:style-name="s9">Положения пункта 1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text:bookmark text:name="anchor810106"/><text:a xlink:type="simple" xlink:href="http://ivo.garant.ru/document/redirect/70664362/101">1.</text:a> Сделкой, в совершении которой имеется заинтересованность, признается сделка, в совершении которой имеется заинтересованность члена совета директоров (наблюдательного совета) общества, единоличного исполнительного органа, члена коллегиального исполнительного органа общества или лица, являющегося контролирующим лицом общества, либо лица, имеющего право давать обществу обязательные для него указания.</text:p>
      <text:p text:style-name="s1"><text:bookmark text:name="anchor8101202"/>Указанные лица признаются заинтересованными в совершении обществом сделки в случаях, если они, их супруги, родители, дети, полнородные и неполнородные братья и сестры, усыновители и усыновленные и (или) подконтрольные им лица (подконтрольные организации):</text:p>
      <text:p text:style-name="s1"><text:bookmark text:name="anchor8101203"/>являются стороной, выгодоприобретателем, посредником или представителем в сделке;</text:p>
      <text:p text:style-name="s1"><text:bookmark text:name="anchor810124"/>являются контролирующим лицом юридического лица, являющегося стороной, выгодоприобретателем, посредником или представителем в сделке;</text:p>
      <text:p text:style-name="s1"><text:bookmark text:name="anchor810125"/>занимают должности в органах управления юридического лица, являющегося стороной, выгодоприобретателем, посредником или представителем в сделке, а также должности в органах управления управляющей организации такого юридического лица.</text:p>
      <text:p text:style-name="s1"><text:bookmark text:name="anchor8101232"/>Для целей настоящей главы контролирующим лицом признается лицо, имеющее право прямо или косвенно (через подконтрольных ему лиц) распоряжаться в силу участия в подконтрольной организации и (или) на основании договоров доверительного управления имуществом, и (или) простого товарищества, и (или) поручения, и (или) акционерного соглашения, и (или) иного соглашения, предметом которого является осуществление прав, удостоверенных акциями (долями) подконтрольной организации, более 50 процентами голосов в высшем органе подконтрольной организации либо право назначать (избирать) единоличный исполнительный орган и (или) более 50 процентов состава коллегиального органа управления подконтрольной организации. Подконтрольным лицом (подконтрольной организацией) признается юридическое лицо, находящееся под прямым или косвенным контролем контролирующего лица.</text:p>
      <text:p text:style-name="s1"><text:bookmark text:name="anchor817"/>Для целей настоящей главы Российская Федерация, субъект Российской Федерации, муниципальное образование не признаются контролирующими лицами.</text:p>
      <text:p text:style-name="s1"><text:bookmark text:name="anchor818"/>Заинтересованным лицом в акционерных обществах, включенных в <text:a xlink:type="simple" xlink:href="http://ivo.garant.ru/document/redirect/187281/1000">перечень</text:a> стратегических предприятий и стратегических акционерных обществ, утвержденный указом Президента Российской Федерации об утверждении Перечня стратегических предприятий и стратегических акционерных обществ, а также акционерных обществ, 50 и более процентов акций которых находятся в собственности Российской Федерации и (или) в отношении которых используется специальное право на участие Российской Федерации в управлении этим обществом ("золотая акция"), помимо лиц, указанных в настоящей статье, признается лицо, имеющее право прямо или косвенно (через подконтрольных ему лиц) распоряжаться более 20 процентами голосов в высшем органе подконтрольной организации либо право назначать (избирать) единоличный исполнительный орган и (или) более 20 процентов состава коллегиального органа управления подконтрольной организации.</text:p>
      <text:p text:style-name="s22header">Информация об изменениях:</text:p>
      <text:p text:style-name="s22"><text:bookmark text:name="anchor811"/>Пункт 1.1 изменен с 1 марта 2025 г. - <text:a xlink:type="simple" xlink:href="http://ivo.garant.ru/document/redirect/409495209/306">Федеральный закон</text:a> от 8 августа 2024 г. N 287-ФЗ</text:p>
      <text:p text:style-name="s22"><text:a xlink:type="simple" xlink:href="http://ivo.garant.ru/document/redirect/76839264/811">См. предыдущую редакцию</text:a></text:p>
      <text:p text:style-name="s9header">ГАРАНТ:</text:p>
      <text:p text:style-name="s9">Положения пункта 1.1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1.1. Общество обязано извещать о сделке, в совершении которой имеется заинтересованность, членов совета директоров (наблюдательного совета) общества, членов коллегиального исполнительного органа общества, а в случае, если в совершении такой сделки заинтересованы все члены совета директоров (наблюдательного совета) общества, или в случае, если его формирование не предусмотрено законом или уставом общества, - акционеров в порядке, предусмотренном для сообщения о проведении заседания или заочного голосования для принятия решений общим собранием акционеров, если иной порядок не предусмотрен уставом общества. Уставом общества может быть предусмотрена обязанность извещения акционеров наряду с членами совета директоров (наблюдательного совета) общества.</text:p>
      <text:p text:style-name="s1"><text:bookmark text:name="anchor81102"/>Извещение должно быть направлено не позднее чем за пятнадцать дней до даты совершения сделки, в совершении которой имеется заинтересованность, если иной срок не установлен уставом общества, и в нем должны быть указаны лицо (лица), являющееся ее стороной (сторонами), выгодоприобретателем (выгодоприобретателями), цена, предмет сделки и иные ее существенные условия или порядок их определения, а также лицо (лица), имеющее заинтересованность в совершении сделки, основания, по которым лицо (каждое из лиц), имеющее заинтересованность в совершении сделки, является таковым.</text:p>
      <text:p text:style-name="s1"><text:bookmark text:name="anchor81103"/>При подготовке к проведению годового заседания общего собрания акционеров публичного общества лицам, имеющим право голоса при принятии решений на таком заседании, должен быть предоставлен отчет о заключенных обществом в отчетном году сделках, в совершении которых имеется заинтересованность. Указанный отчет должен быть подписан единоличным исполнительным органом общества и утвержден советом директоров (наблюдательным советом) общества, достоверность содержащихся в нем данных должна быть подтверждена ревизионной комиссией общества, если в соответствии с уставом общества наличие ревизионной комиссии является обязательным.</text:p>
      <text:p text:style-name="s22header">Информация об изменениях:</text:p>
      <text:p text:style-name="s22"><text:bookmark text:name="anchor8102"/><text:a xlink:type="simple" xlink:href="http://ivo.garant.ru/document/redirect/71435888/11103">Федеральным законом</text:a> от 3 июля 2016 г. N 343-ФЗ пункт 2 статьи 81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8102">См. текст пункта в предыдущей редакции</text:a></text:p>
      <text:p text:style-name="s1"><text:bookmark text:name="anchor81029"/><text:a xlink:type="simple" xlink:href="http://ivo.garant.ru/document/redirect/12175358/0">2.</text:a> Положения настоящей главы не применяются:</text:p>
      <text:p text:style-name="s1"><text:bookmark text:name="anchor8121"/>1) к сделкам, совершаемым в процессе обычной хозяйственной деятельности общества, при условии, что обществом неоднократно в течение длительного периода времени на схожих условиях совершаются аналогичные сделки, в совершении которых не имеется заинтересованности, в том числе к сделкам, совершаемым кредитными организациями в соответствии со <text:a xlink:type="simple" xlink:href="http://ivo.garant.ru/document/redirect/10105800/5">статьей 5</text:a> Федерального закона "О банках и банковской деятельности";</text:p>
      <text:p text:style-name="s1"><text:bookmark text:name="anchor81022"/>2) к обществам, в которых 100 процентов голосующих акций принадлежит одному лицу, являющемуся одновременно единственным лицом, обладающим полномочиями единоличного исполнительного органа общества;</text:p>
      <text:p text:style-name="s1"><text:bookmark text:name="anchor810203"/>3) к сделкам, в совершении которых заинтересованы все владельцы голосующих акций общества, при отсутствии заинтересованности иных лиц, за исключением случая, если уставом непубличного общества предусмотрено право акционера потребовать получения согласия на совершение такой сделки до ее совершения;</text:p>
      <text:p text:style-name="s1"><text:bookmark text:name="anchor810204"/>4) к сделкам, связанным с размещением, в том числе посредством подписки, акций общества и эмиссионных ценных бумаг, конвертируемых в акции общества;</text:p>
      <text:p text:style-name="s1"><text:bookmark text:name="anchor8125"/>5) к сделкам по размещению обществом путем открытой подписки облигаций или приобретению обществом размещенных им облигаций;</text:p>
      <text:p text:style-name="s1"><text:bookmark text:name="anchor810205"/>6) к сделкам по приобретению или выкупу обществом размещенных им акций;</text:p>
      <text:p text:style-name="s1"><text:bookmark text:name="anchor810206"/>7) к отношениям, возникающим при переходе прав на имущество в процессе реорганизации общества, в том числе по договорам о слиянии и договорам о присоединении;</text:p>
      <text:p text:style-name="s1"><text:bookmark text:name="anchor810207"/>8) к сделкам, совершение которых обязательно для общества в соответствии с <text:span text:style-name="s8">федеральными законами</text:span> и (или) иными правовыми актами Российской Федерации и расчеты по которым производятся по ценам, определенным в порядке, установленном Правительством Российской Федерации, или по ценам и тарифам, установленным уполномоченным Правительством Российской Федерации федеральным органом исполнительной власти, а также к публичным договорам, заключаемым обществом на условиях, не отличающихся от условий иных заключаемых обществом публичных договоров;</text:p>
      <text:p text:style-name="s1"><text:bookmark text:name="anchor8101206"/>9) к сделкам, совершение которых осуществляется в соответствии с <text:a xlink:type="simple" xlink:href="http://ivo.garant.ru/document/redirect/185656/86">пунктами 6 - 8 статьи 8</text:a> Федерального закона от 26 марта 2003 года N 35-ФЗ "Об электроэнергетике";</text:p>
      <text:p text:style-name="s1"><text:bookmark text:name="anchor81210"/>10) к сделкам, заключенным на тех же условиях, что и предварительный договор, если такой договор содержит все сведения, предусмотренные <text:a xlink:type="simple" xlink:href="#anchor8306">пунктом 6 статьи 83</text:a> настоящего Федерального закона, и было получено согласие на его заключение в порядке, предусмотренном настоящей главой;</text:p>
      <text:p text:style-name="s1"><text:bookmark text:name="anchor81211"/>11) к сделкам, заключаемым на открытых торгах или по результатам открытых торгов, если условия проведения таких торгов или участия в них предварительно утверждены советом директоров общества;</text:p>
      <text:p text:style-name="s22header">Информация об изменениях:</text:p>
      <text:p text:style-name="s22"><text:bookmark text:name="anchor81212"/>Подпункт 12 изменен с 19 июля 2018 г. - <text:a xlink:type="simple" xlink:href="http://ivo.garant.ru/document/redirect/71992492/1202">Федеральный закон</text:a> от 19 июля 2018 г. N 209-ФЗ</text:p>
      <text:p text:style-name="s22"><text:a xlink:type="simple" xlink:href="http://ivo.garant.ru/document/redirect/77663246/81212">См. предыдущую редакцию</text:a></text:p>
      <text:p text:style-name="s1">12) к сделкам, сумма которых либо цена или балансовая стоимость имущества, с приобретением, отчуждением или возможностью отчуждения которого связаны такие сделки, составляет не более 0,1 процента балансовой стоимости активов общества по данным его бухгалтерской (финансовой) отчетности на последнюю отчетную дату, при условии, что размер таких сделок не превышает <text:a xlink:type="simple" xlink:href="http://ivo.garant.ru/document/redirect/71664660/1">предельных значений</text:a>, установленных Банком России.</text:p>
      <text:p text:style-name="s9header">ГАРАНТ:</text:p>
      <text:p text:style-name="s9">О нераспространении требований настоящей главы на отдельные сделки с участием Внешэкономбанка и ЦБР см. <text:a xlink:type="simple" xlink:href="http://ivo.garant.ru/document/redirect/12162765/65">Федеральный закон</text:a> от 13 октября 2008 г. N 173-ФЗ</text:p>
      <text:p text:style-name="s9"/>
      <text:p text:style-name="s22header">Информация об изменениях:</text:p>
      <text:p text:style-name="s22"><text:bookmark text:name="anchor82"/><text:a xlink:type="simple" xlink:href="http://ivo.garant.ru/document/redirect/71435888/112">Федеральным законом</text:a> от 3 июля 2016 г. N 343-ФЗ в статью 82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82">См. текст статьи в предыдущей редакции</text:a></text:p>
      <text:p text:style-name="s9header">ГАРАНТ:</text:p>
      <text:p text:style-name="s9">Положения статьи 82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5"><text:span text:style-name="s10">Статья 82.</text:span> Информация о заинтересованности в совершении обществом сделки</text:p>
      <text:p text:style-name="s9header">ГАРАНТ:</text:p>
      <text:p text:style-name="s9">См. <text:a xlink:type="simple" xlink:href="http://ivo.garant.ru/document/redirect/58078441/0">Энциклопедии</text:a> и другие <text:a xlink:type="simple" xlink:href="http://ivo.garant.ru/document/redirect/77130775/82">комментарии</text:a> к статье 82 настоящего Федерального закона</text:p>
      <text:p text:style-name="s1"><text:bookmark text:name="anchor821"/>1. Лица, указанные в <text:a xlink:type="simple" xlink:href="#anchor81012">абзаце первом пункта 1 статьи 81</text:a> настоящего Федерального закона, в течение двух месяцев со дня, когда они узнали или должны были узнать о наступлении обстоятельств, в силу которых они могут быть признаны заинтересованными в совершении обществом сделок, обязаны <text:a xlink:type="simple" xlink:href="http://ivo.garant.ru/document/redirect/71700652/1000">уведомить</text:a> общество:</text:p>
      <text:p text:style-name="s1"><text:bookmark text:name="anchor8211"/>1) о юридических лицах, в отношении которых они, их супруги, родители, дети, полнородные и неполнородные братья и сестры, усыновители и усыновленные и (или) их подконтрольные организации являются контролирующими лицами или имеют право давать обязательные указания;</text:p>
      <text:p text:style-name="s1"><text:bookmark text:name="anchor8212"/>2) о юридических лицах, в органах управления которых они, их супруги, родители, дети, полнородные и неполнородные братья и сестры, усыновители и усыновленные и (или) их подконтрольные лица занимают должности;</text:p>
      <text:p text:style-name="s1"><text:bookmark text:name="anchor8213"/>3) об известных им совершаемых или предполагаемых сделках, в которых они могут быть признаны заинтересованными лицами.</text:p>
      <text:p text:style-name="s1"><text:bookmark text:name="anchor822"/>2. В случае изменения сведений, указанных в <text:a xlink:type="simple" xlink:href="#anchor8211">подпунктах 1</text:a> и <text:a xlink:type="simple" xlink:href="#anchor8212">2 пункта 1</text:a> настоящей статьи, после получения обществом уведомления, предусмотренного пунктом 1 настоящей статьи, лица, указанные в <text:a xlink:type="simple" xlink:href="#anchor81012">абзаце первом пункта 1 статьи 81</text:a> настоящего Федерального закона, обязаны <text:a xlink:type="simple" xlink:href="http://ivo.garant.ru/document/redirect/71700652/2000">уведомить</text:a> общество об изменении таких сведений в течение 14 дней со дня, когда они узнали или должны были узнать об их изменении.</text:p>
      <text:p text:style-name="s1"><text:bookmark text:name="anchor823"/>3. <text:a xlink:type="simple" xlink:href="http://ivo.garant.ru/document/redirect/71700652/0">Требования</text:a> к порядку направления и форме уведомлений, предусмотренных <text:a xlink:type="simple" xlink:href="#anchor821">пунктами 1</text:a> и <text:a xlink:type="simple" xlink:href="#anchor822">2</text:a> настоящей статьи, устанавливаются Банком России.</text:p>
      <text:p text:style-name="s22header">Информация об изменениях:</text:p>
      <text:p text:style-name="s22"><text:bookmark text:name="anchor824"/>Пункт 4 изменен с 1 января 2023 г. - <text:a xlink:type="simple" xlink:href="http://ivo.garant.ru/document/redirect/404488122/118">Федеральный закон</text:a> от 16 апреля 2022 г. N 114-ФЗ</text:p>
      <text:p text:style-name="s22"><text:a xlink:type="simple" xlink:href="http://ivo.garant.ru/document/redirect/76801838/824">См. предыдущую редакцию</text:a></text:p>
      <text:p text:style-name="s1">4. Общество доводит информацию, содержащуюся в полученных им уведомлениях, предусмотренных <text:a xlink:type="simple" xlink:href="#anchor821">пунктами 1</text:a> и <text:a xlink:type="simple" xlink:href="#anchor822">2</text:a> настоящей статьи, до сведения совета директоров (наблюдательного совета) общества, ревизионной комиссии общества, а также аудиторской организации (индивидуального аудитора) общества по ее (его) требованию.</text:p>
      <text:p text:style-name="s1"/>
      <text:p text:style-name="s22header">Информация об изменениях:</text:p>
      <text:p text:style-name="s22"><text:bookmark text:name="anchor83"/><text:a xlink:type="simple" xlink:href="http://ivo.garant.ru/document/redirect/71435888/11301">Федеральным законом</text:a> от 3 июля 2016 г. N 343-ФЗ в наименование статьи 83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83">См. текст наименования в предыдущей редакции</text:a></text:p>
      <text:p text:style-name="s9header">ГАРАНТ:</text:p>
      <text:p text:style-name="s9">Положения статьи 83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5"><text:span text:style-name="s10">Статья 83.</text:span> Порядок совершения сделки, в совершении которой имеется заинтересованность</text:p>
      <text:p text:style-name="s9header">ГАРАНТ:</text:p>
      <text:p text:style-name="s9">См. <text:span text:style-name="s8">Энциклопедии</text:span>, <text:a xlink:type="simple" xlink:href="http://ivo.garant.ru/document/redirect/77532166/0">позиции высших судов</text:a> и другие <text:a xlink:type="simple" xlink:href="http://ivo.garant.ru/document/redirect/77130775/83">комментарии</text:a> к статье 83 настоящего Федерального закона</text:p>
      <text:p text:style-name="s22header">Информация об изменениях:</text:p>
      <text:p text:style-name="s22"><text:bookmark text:name="anchor75000"/>Пункт 1 изменен с 1 марта 2025 г. - <text:a xlink:type="simple" xlink:href="http://ivo.garant.ru/document/redirect/409495209/307">Федеральный закон</text:a> от 8 августа 2024 г. N 287-ФЗ</text:p>
      <text:p text:style-name="s22"><text:a xlink:type="simple" xlink:href="http://ivo.garant.ru/document/redirect/76839264/75000">См. предыдущую редакцию</text:a></text:p>
      <text:p text:style-name="s1">1. Сделка, в совершении которой имеется заинтересованность, не требует обязательного предварительного согласия на ее совершение.</text:p>
      <text:p text:style-name="s1"><text:bookmark text:name="anchor8312"/>На сделку, в совершении которой имеется заинтересованность, до ее совершения может быть получено согласие совета директоров (наблюдательного совета) общества или общего собрания акционеров в соответствии с настоящей статьей по требованию единоличного исполнительного органа, члена коллегиального исполнительного органа общества, члена совета директоров (наблюдательного совета) общества или акционера (акционеров), обладающего не менее чем одним процентом голосующих акций общества.</text:p>
      <text:p text:style-name="s1"><text:bookmark text:name="anchor8313"/>Требование о проведении заседания или заочного голосования для принятия общим собранием акционеров или советом директоров (наблюдательным советом) общества решения по вопросу о согласии на совершение сделки, в совершении которой имеется заинтересованность, направляется и рассматривается в порядке, предусмотренном <text:a xlink:type="simple" xlink:href="#anchor55">статьей 55</text:a> настоящего Федерального закона. Совет директоров (наблюдательный совет) общества вправе отказать в удовлетворении указанного требования по основаниям, предусмотренным статьей 55 настоящего Федерального закона, а также в случае, если на момент рассмотрения указанного требования уже имеется решение о согласии или об отказе в согласии на совершение соответствующей сделки. Повторное заявление требований возможно не ранее чем через три месяца, если меньший срок не предусмотрен уставом общества.</text:p>
      <text:p text:style-name="s22header">Информация об изменениях:</text:p>
      <text:p text:style-name="s22"><text:bookmark text:name="anchor8302"/>Пункт 2 изменен с 1 марта 2025 г. - <text:a xlink:type="simple" xlink:href="http://ivo.garant.ru/document/redirect/409495209/308">Федеральный закон</text:a> от 8 августа 2024 г. N 287-ФЗ</text:p>
      <text:p text:style-name="s22"><text:a xlink:type="simple" xlink:href="http://ivo.garant.ru/document/redirect/76839264/8302">См. предыдущую редакцию</text:a></text:p>
      <text:p text:style-name="s1">2. В случае, предусмотренном <text:a xlink:type="simple" xlink:href="#anchor75000">пунктом 1</text:a> настоящей статьи, в непубличном обществе решение о согласии на совершение сделки, в совершении которой имеется заинтересованность, принимается советом директоров (наблюдательным советом) общества большинством голосов директоров, если необходимость большего числа голосов не предусмотрена уставом общества, не заинтересованных в ее совершении. Если количество незаинтересованных директоров составляет менее определенного уставом кворума для принятия решений советом директоров (наблюдательным советом) общества, решение по данному вопросу должно приниматься общим собранием акционеров в порядке, предусмотренном <text:a xlink:type="simple" xlink:href="#anchor8304">пунктом 4</text:a> настоящей статьи.</text:p>
      <text:p text:style-name="s22header">Информация об изменениях:</text:p>
      <text:p text:style-name="s22"><text:bookmark text:name="anchor8303"/><text:a xlink:type="simple" xlink:href="http://ivo.garant.ru/document/redirect/71435888/11304">Федеральным законом</text:a> от 3 июля 2016 г. N 343-ФЗ пункт 3 статьи 83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8303">См. текст пункта в предыдущей редакции</text:a></text:p>
      <text:p text:style-name="s1">3. В случае, предусмотренном <text:a xlink:type="simple" xlink:href="#anchor75000">пунктом 1</text:a> настоящей статьи, в публичном обществе решение о согласии на совершение сделки, в совершении которой имеется заинтересованность, принимается советом директоров (наблюдательным советом) общества большинством голосов (если необходимость большего числа голосов не предусмотрена уставом общества) директоров, не заинтересованных в ее совершении, не являющихся и не являвшихся в течение одного года, предшествовавшего принятию решения:</text:p>
      <text:p text:style-name="s1"><text:bookmark text:name="anchor8331"/>1) лицом, осуществляющим функции единоличного исполнительного органа общества, в том числе его управляющим, членом коллегиального исполнительного органа общества, лицом, занимающим должности в органах управления управляющей организации общества;</text:p>
      <text:p text:style-name="s1"><text:bookmark text:name="anchor8332"/>2) лицом, супруг, родители, дети, полнородные и неполнородные братья и сестры, усыновители и усыновленные которого являются лицами, занимающими должности в органах управления управляющей организации общества, управляющей организации общества, либо лицом, являющимся управляющим общества;</text:p>
      <text:p text:style-name="s1"><text:bookmark text:name="anchor8333"/>3) лицом, контролирующим общество или управляющую организацию (управляющего), которой переданы функции единоличного исполнительного органа общества, или имеющим право давать обществу обязательные указания.</text:p>
      <text:p text:style-name="s22header">Информация об изменениях:</text:p>
      <text:p text:style-name="s22"><text:bookmark text:name="anchor83031"/>Пункт 3.1 изменен с 1 марта 2025 г. - <text:a xlink:type="simple" xlink:href="http://ivo.garant.ru/document/redirect/409495209/309">Федеральный закон</text:a> от 8 августа 2024 г. N 287-ФЗ</text:p>
      <text:p text:style-name="s22"><text:a xlink:type="simple" xlink:href="http://ivo.garant.ru/document/redirect/76839264/83031">См. предыдущую редакцию</text:a></text:p>
      <text:p text:style-name="s1">3.1. В случае, если количество директоров, не заинтересованных в совершении сделки и отвечающих требованиям, установленным <text:a xlink:type="simple" xlink:href="#anchor8303">пунктом 3</text:a> настоящей статьи, становится менее двух директоров, если большее количество директоров, составляющее кворум для принятия советом директоров (наблюдательным советом) публичного общества решения по данному вопросу, не предусмотрено уставом публичного общества, такая сделка требует согласия общего собрания акционеров на ее совершение в порядке, предусмотренном <text:a xlink:type="simple" xlink:href="#anchor8304">пунктом 4</text:a> настоящей статьи.</text:p>
      <text:p text:style-name="s22header">Информация об изменениях:</text:p>
      <text:p text:style-name="s22"><text:bookmark text:name="anchor83032"/>Пункт 3.2 изменен с 1 марта 2025 г. - <text:a xlink:type="simple" xlink:href="http://ivo.garant.ru/document/redirect/409495209/327">Федеральный закон</text:a> от 8 августа 2024 г. N 287-ФЗ</text:p>
      <text:p text:style-name="s22"><text:a xlink:type="simple" xlink:href="http://ivo.garant.ru/document/redirect/76839264/83032">См. предыдущую редакцию</text:a></text:p>
      <text:p text:style-name="s1">3.2. Уставом общества может быть предусмотрено, что все или некоторые сделки, в совершении которых имеется заинтересованность и которые не требуют согласия общего собрания акционеров на их совершение в соответствии с <text:a xlink:type="simple" xlink:href="#anchor8304">пунктом 4</text:a> настоящей статьи, требуют в случае, предусмотренном <text:a xlink:type="simple" xlink:href="#anchor75000">пунктом 1</text:a> настоящей статьи, согласия на их совершение директоров, не заинтересованных в совершении сделки и отвечающих как требованиям, установленным <text:a xlink:type="simple" xlink:href="#anchor8303">пунктом 3</text:a> настоящей статьи, так и дополнительным критериям, определенным уставом общества. В таком случае устав общества должен также предусматривать кворум для принятия советом директоров (наблюдательным советом) общества решения по данному вопросу, который не может состоять менее чем из двух директоров.</text:p>
      <text:p text:style-name="s1"><text:bookmark text:name="anchor83322"/>Если количество таких директоров становится менее количества, составляющего кворум, определенный уставом для принятия советом директоров (наблюдательным советом) общества решения по данному вопросу, решение по данному вопросу должно приниматься общим собранием акционеров в порядке, предусмотренном <text:a xlink:type="simple" xlink:href="#anchor8304">пунктом 4</text:a> настоящей статьи.</text:p>
      <text:p text:style-name="s22header">Информация об изменениях:</text:p>
      <text:p text:style-name="s22"><text:bookmark text:name="anchor8304"/>Пункт 4 изменен с 1 марта 2025 г. - <text:a xlink:type="simple" xlink:href="http://ivo.garant.ru/document/redirect/409495209/328">Федеральный закон</text:a> от 8 августа 2024 г. N 287-ФЗ</text:p>
      <text:p text:style-name="s22"><text:a xlink:type="simple" xlink:href="http://ivo.garant.ru/document/redirect/76839264/8304">См. предыдущую редакцию</text:a></text:p>
      <text:p text:style-name="s1"><text:bookmark text:name="anchor830404"/><text:a xlink:type="simple" xlink:href="http://ivo.garant.ru/document/redirect/71975334/23">4.</text:a> Решение о согласии на совершение сделки, в совершении которой имеется заинтересованность, принимается общим собранием акционеров большинством голосов акционеров - владельцев голосующих акций, участвующих в заседании или заочном голосовании и не являющихся заинтересованными в совершении сделки или подконтрольными лицам, заинтересованным в ее совершении, в следующих случаях:</text:p>
      <text:p text:style-name="s1"><text:bookmark text:name="anchor830402"/>если сумма сделки или нескольких взаимосвязанных сделок либо цена или балансовая стоимость имущества, с приобретением, отчуждением или возможностью отчуждения которого связаны такие сделки, составляет 10 и более процентов балансовой стоимости активов общества по данным его бухгалтерской (финансовой) отчетности на последнюю отчетную дату, за исключением сделок, предусмотренных <text:a xlink:type="simple" xlink:href="#anchor830403">абзацами третьим</text:a> и <text:a xlink:type="simple" xlink:href="#anchor8344">четвертым</text:a> настоящего пункта;</text:p>
      <text:p text:style-name="s1"><text:bookmark text:name="anchor830403"/>если сделка или несколько взаимосвязанных сделок являются реализацией обыкновенных акций, составляющих более двух процентов обыкновенных акций, ранее размещенных обществом, и обыкновенных акций, в которые могут быть конвертированы ранее размещенные эмиссионные ценные бумаги, конвертируемые в акции, если уставом общества не предусмотрено меньшее количество акций;</text:p>
      <text:p text:style-name="s1"><text:bookmark text:name="anchor8344"/>если сделка или несколько взаимосвязанных сделок являются реализацией привилегированных акций, составляющих более двух процентов акций, ранее размещенных обществом, и акций, в которые могут быть конвертированы ранее размещенные эмиссионные ценные бумаги, конвертируемые в акции, если уставом общества не предусмотрено меньшее количество акций.</text:p>
      <text:p text:style-name="s1"><text:bookmark text:name="anchor8345"/>Общее собрание акционеров при принятии решения, предусмотренного настоящим пунктом, считается правомочным независимо от числа не заинтересованных в совершении соответствующей сделки акционеров - владельцев голосующих акций общества, участвующих в заседании или заочном голосовании.</text:p>
      <text:p text:style-name="s22header">Информация об изменениях:</text:p>
      <text:p text:style-name="s22"><text:bookmark text:name="anchor83041"/>Пункт 4.1 изменен с 1 марта 2025 г. - <text:a xlink:type="simple" xlink:href="http://ivo.garant.ru/document/redirect/409495209/329">Федеральный закон</text:a> от 8 августа 2024 г. N 287-ФЗ</text:p>
      <text:p text:style-name="s22"><text:a xlink:type="simple" xlink:href="http://ivo.garant.ru/document/redirect/76839264/83041">См. предыдущую редакцию</text:a></text:p>
      <text:p text:style-name="s1">4.1. Если при совершении непубличным обществом сделки, требующей получения согласия на ее совершение в соответствии с <text:a xlink:type="simple" xlink:href="#anchor8304">пунктом 4</text:a> настоящей статьи, все акционеры - владельцы голосующих акций общества признаются заинтересованными и при этом кто-либо из таких акционеров требует получения согласия на ее совершение, при условии, что такое право предоставлено ему уставом общества, это согласие дается большинством голосов всех акционеров - владельцев голосующих акций общества, участвующих в заседании или заочном голосовании.</text:p>
      <text:p text:style-name="s1"><text:bookmark text:name="anchor83412"/>Если при совершении сделки, требующей получения согласия на ее совершение в соответствии с <text:a xlink:type="simple" xlink:href="#anchor8304">пунктом 4</text:a> настоящей статьи, все акционеры - владельцы голосующих акций общества признаются заинтересованными и при этом в совершении такой сделки имеется заинтересованность иного лица (иных лиц) в соответствии с <text:a xlink:type="simple" xlink:href="#anchor81012">пунктом 1 статьи 81</text:a> настоящего Федерального закона, согласие на совершение такой сделки дается большинством голосов всех акционеров - владельцев голосующих акций общества, участвующих в заседании или заочном голосовании.</text:p>
      <text:p text:style-name="s1"><text:bookmark text:name="anchor8305"/>5. <text:a xlink:type="simple" xlink:href="http://ivo.garant.ru/document/redirect/71435888/11308">Утратил силу</text:a> с 1 января 2017 г.</text:p>
      <text:p text:style-name="s22header">Информация об изменениях:</text:p>
      <text:p text:style-name="s22">См. текст <text:a xlink:type="simple" xlink:href="http://ivo.garant.ru/document/redirect/57412626/8305">пункта 5 статьи 83</text:a></text:p>
      <text:p text:style-name="s22header">Информация об изменениях:</text:p>
      <text:p text:style-name="s22"><text:bookmark text:name="anchor8306"/><text:a xlink:type="simple" xlink:href="http://ivo.garant.ru/document/redirect/71435888/11309">Федеральным законом</text:a> от 3 июля 2016 г. N 343-ФЗ пункт 6 статьи 83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8306">См. текст пункта в предыдущей редакции</text:a></text:p>
      <text:p text:style-name="s1"><text:bookmark text:name="anchor830602"/>6. К решению о согласии на совершение сделки, в совершении которой имеется заинтересованность, применяются правила, предусмотренные <text:a xlink:type="simple" xlink:href="#anchor7904">пунктом 4 статьи 79</text:a> настоящего Федерального закона. Кроме того, в решении о согласии на совершение сделки должны быть указаны лицо (лица), имеющее заинтересованность в совершении сделки, основания, по которым лицо (каждое из лиц), имеющее заинтересованность в совершении сделки, является таковым.</text:p>
      <text:p text:style-name="s22header">Информация об изменениях:</text:p>
      <text:p text:style-name="s22"><text:bookmark text:name="anchor8307"/>Пункт 7 изменен с 19 июля 2018 г. - <text:a xlink:type="simple" xlink:href="http://ivo.garant.ru/document/redirect/71992492/1223">Федеральный закон</text:a> от 19 июля 2018 г. N 209-ФЗ</text:p>
      <text:p text:style-name="s22"><text:a xlink:type="simple" xlink:href="http://ivo.garant.ru/document/redirect/77663246/8307">См. предыдущую редакцию</text:a></text:p>
      <text:p text:style-name="s1">7. Для принятия советом директоров (наблюдательным советом) общества и общим собранием акционеров решения о согласии на совершение или о последующем одобрении сделки, в совершении которой имеется заинтересованность, цена отчуждаемых либо приобретаемых имущества или услуг определяется советом директоров (наблюдательным советом) общества в соответствии со <text:a xlink:type="simple" xlink:href="#anchor77">статьей 77</text:a> настоящего Федерального закона.</text:p>
      <text:p text:style-name="s22header">Информация об изменениях:</text:p>
      <text:p text:style-name="s22"><text:bookmark text:name="anchor8308"/>Пункт 8 изменен с 15 ноября 2019 г. - <text:a xlink:type="simple" xlink:href="http://ivo.garant.ru/document/redirect/72950442/12">Федеральный закон</text:a> от 4 ноября 2019 г. N 356-ФЗ</text:p>
      <text:p text:style-name="s22"><text:a xlink:type="simple" xlink:href="http://ivo.garant.ru/document/redirect/77687521/8308">См. предыдущую редакцию</text:a></text:p>
      <text:p text:style-name="s1">8. Уставом непубличного общества может быть установлен отличный от установленного настоящей главой порядок совершения сделок, в совершении которых имеется заинтересованность, либо установлено, что положения главы XI настоящего Федерального закона не применяются к этому обществу. Такие положения могут быть предусмотрены уставом непубличного общества при его учреждении или при внесении изменений в устав общества по решению общего собрания акционеров, принятому всеми акционерами единогласно. Исключение из устава общества указанных положений осуществляется по решению общего собрания акционеров, принятому всеми акционерами единогласно.</text:p>
      <text:p text:style-name="s1"/>
      <text:p text:style-name="s22header">Информация об изменениях:</text:p>
      <text:p text:style-name="s22"><text:bookmark text:name="anchor84"/><text:a xlink:type="simple" xlink:href="http://ivo.garant.ru/document/redirect/71435888/11401">Федеральным законом</text:a> от 3 июля 2016 г. N 343-ФЗ наименование статьи 84 настоящего Федерального закона изложено в новой редакции, <text:a xlink:type="simple" xlink:href="http://ivo.garant.ru/document/redirect/71435888/4">вступающей в силу</text:a> с 1 января 2017 г.</text:p>
      <text:p text:style-name="s22"><text:a xlink:type="simple" xlink:href="http://ivo.garant.ru/document/redirect/57412626/84">См. текст наименования в предыдущей редакции</text:a></text:p>
      <text:p text:style-name="s9header">ГАРАНТ:</text:p>
      <text:p text:style-name="s9">Положения статьи 84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5"><text:span text:style-name="s10">Статья 84.</text:span> Порядок оспаривания сделки, на совершение которой не было получено согласие</text:p>
      <text:p text:style-name="s9header">ГАРАНТ:</text:p>
      <text:p text:style-name="s9">См. <text:span text:style-name="s8">Энциклопедии</text:span>, <text:a xlink:type="simple" xlink:href="http://ivo.garant.ru/document/redirect/77531676/0">позиции высших судов</text:a> и другие <text:a xlink:type="simple" xlink:href="http://ivo.garant.ru/document/redirect/5375447/0">комментарии</text:a> к статье 84 настоящего Федерального закона</text:p>
      <text:p text:style-name="s22header">Информация об изменениях:</text:p>
      <text:p text:style-name="s22"><text:bookmark text:name="anchor8401"/><text:a xlink:type="simple" xlink:href="http://ivo.garant.ru/document/redirect/71435888/11402">Федеральным законом</text:a> от 3 июля 2016 г. N 343-ФЗ пункт 1 статьи 84 настоящего Федерального закона изложен в новой редакции, <text:a xlink:type="simple" xlink:href="http://ivo.garant.ru/document/redirect/71435888/4">вступающей в силу</text:a> с 1 января 2017 г.</text:p>
      <text:p text:style-name="s22"><text:a xlink:type="simple" xlink:href="http://ivo.garant.ru/document/redirect/57412626/8401">См. текст пункта в предыдущей редакции</text:a></text:p>
      <text:p text:style-name="s1"><text:bookmark text:name="anchor84017"/>1. В случае, если сделка, в совершении которой имеется заинтересованность, совершена в отсутствие согласия на ее совершение, член совета директоров (наблюдательного совета) общества или его акционеры (акционер), владеющие в совокупности не менее чем одним процентом голосующих акций общества, вправе обратиться к обществу с требованием предоставить информацию, касающуюся сделки, в том числе документы или иные сведения, подтверждающие, что сделка не нарушает интересы общества (в том числе совершена на условиях, существенно не отличающихся от рыночных). Указанная информация должна быть предоставлена лицу, обратившемуся с требованием о ее предоставлении, в срок, не превышающий 20 дней со дня получения этого требования.</text:p>
      <text:p text:style-name="s1"><text:bookmark text:name="anchor840102"/>Сделка, в совершении которой имеется заинтересованность, может быть признана недействительной (<text:a xlink:type="simple" xlink:href="http://ivo.garant.ru/document/redirect/10164072/1742">пункт 2 статьи 174</text:a> Гражданского кодекса Российской Федерации) по иску общества, члена совета директоров (наблюдательного совета) общества или его акционеров (акционера), владеющих в совокупности не менее чем одним процентом голосующих акций общества, если она совершена в ущерб интересам общества и доказано, что другая сторона сделки знала или заведомо должна была знать о том, что сделка являлась для общества сделкой, в совершении которой имеется заинтересованность, и (или) о том, что согласие на ее совершение отсутствует. При этом отсутствие согласия на совершение сделки само по себе не является основанием для признания такой сделки недействительной.</text:p>
      <text:p text:style-name="s1"><text:bookmark text:name="anchor84013"/>Срок исковой давности по требованию о признании сделки, в совершении которой имеется заинтересованность, недействительной в случае его пропуска восстановлению не подлежит.</text:p>
      <text:p text:style-name="s22header">Информация об изменениях:</text:p>
      <text:p text:style-name="s22"><text:bookmark text:name="anchor84011"/><text:a xlink:type="simple" xlink:href="http://ivo.garant.ru/document/redirect/71435888/11403">Федеральным законом</text:a> от 3 июля 2016 г. N 343-ФЗ статья 84 настоящего Федерального закона дополнена пунктом 1.1, <text:a xlink:type="simple" xlink:href="http://ivo.garant.ru/document/redirect/71435888/4">вступающим в силу</text:a> с 1 января 2017 г.</text:p>
      <text:p text:style-name="s1"><text:a xlink:type="simple" xlink:href="http://ivo.garant.ru/document/redirect/71975334/27">1.1.</text:a> Ущерб интересам общества в результате совершения сделки, в совершении которой имеется заинтересованность, предполагается, если не доказано иное, при наличии совокупности следующих условий:</text:p>
      <text:p text:style-name="s1"><text:bookmark text:name="anchor840111"/>1) отсутствует согласие на совершение или последующее одобрение сделки;</text:p>
      <text:p text:style-name="s1"><text:bookmark text:name="anchor840112"/>2) лицу, обратившемуся с иском о признании сделки недействительной, не была по его требованию предоставлена информация в отношении оспариваемой сделки в соответствии с <text:a xlink:type="simple" xlink:href="#anchor840111">пунктом 1</text:a> настоящей статьи.</text:p>
      <text:p text:style-name="s22header">Информация об изменениях:</text:p>
      <text:p text:style-name="s22"><text:bookmark text:name="anchor8402"/><text:a xlink:type="simple" xlink:href="http://ivo.garant.ru/document/redirect/71435888/11404">Федеральным законом</text:a> от 3 июля 2016 г. N 343-ФЗ в пункт 2 статьи 84 настоящего Федерального закона внесены изменения, <text:a xlink:type="simple" xlink:href="http://ivo.garant.ru/document/redirect/71435888/4">вступающие в силу</text:a> с 1 января 2017 г.</text:p>
      <text:p text:style-name="s22"><text:a xlink:type="simple" xlink:href="http://ivo.garant.ru/document/redirect/57412626/8402">См. текст пункта в предыдущей редакции</text:a></text:p>
      <text:p text:style-name="s1">2. Заинтересованное лицо по иску общества или его акционера несет перед обществом ответственность в размере убытков, причиненных им обществу, независимо от того, была ли признана соответствующая сделка недействительной. В случае, если ответственность несут несколько лиц, их ответственность перед обществом является солидарной.</text:p>
      <text:p text:style-name="s22header">Информация об изменениях:</text:p>
      <text:p text:style-name="s22"><text:bookmark text:name="anchor8403"/><text:a xlink:type="simple" xlink:href="http://ivo.garant.ru/document/redirect/71435888/11405">Федеральным законом</text:a> от 3 июля 2016 г. N 343-ФЗ статья 84 настоящего Федерального закона дополнена пунктом 3, <text:a xlink:type="simple" xlink:href="http://ivo.garant.ru/document/redirect/71435888/4">вступающим в силу</text:a> с 1 января 2017 г.</text:p>
      <text:p text:style-name="s1">3. В случае, если на дату заключения сделки, в совершении которой имеется заинтересованность, лицо, указанное в <text:a xlink:type="simple" xlink:href="#anchor81012">абзаце первом пункта 1 статьи 81</text:a> настоящего Федерального закона, нарушило обязанность по уведомлению общества о наступлении обстоятельств, в силу которых указанное лицо может быть признано заинтересованным в соответствии со <text:a xlink:type="simple" xlink:href="#anchor82">статьей 82</text:a> настоящего Федерального закона, вина указанного лица в причинении обществу такой сделкой убытков предполагается.</text:p>
      <text:p text:style-name="s1"/>
      <text:p text:style-name="s22header">Информация об изменениях:</text:p>
      <text:p text:style-name="s22"><text:bookmark text:name="anchor11100"/><text:a xlink:type="simple" xlink:href="http://ivo.garant.ru/document/redirect/71109716/51">Федеральным законом</text:a> от 29 июня 2015 г. N 210-ФЗ в наименование главы XI.1 настоящего Федерального закона внесены изменения</text:p>
      <text:p text:style-name="s22"><text:a xlink:type="simple" xlink:href="http://ivo.garant.ru/document/redirect/57401788/11100">См. текст наименования в предыдущей редакции</text:a></text:p>
      <text:p text:style-name="s9header">ГАРАНТ:</text:p>
      <text:p text:style-name="s9">Положения Главы XI.1 (в редакции <text:a xlink:type="simple" xlink:href="http://ivo.garant.ru/document/redirect/71109716/51">Федерального закона</text:a> от 29 июня 2015 г. N 210-ФЗ) <text:a xlink:type="simple" xlink:href="http://ivo.garant.ru/document/redirect/71109716/2708">применяются</text:a> к отношениям, связанным с приобретением акций и ценных бумаг, конвертируемых в акции, акционерных обществ, которые на 1 сентября 2014 г. являлись открытыми акционерными обществами</text:p>
      <text:h text:outline-level="1" text:style-name="s3">Глава XI.1. Приобретение более 30 процентов акций публичного общества</text:h>
      <text:p text:style-name="s9header">ГАРАНТ:</text:p>
      <text:p text:style-name="s9">См. <text:a xlink:type="simple" xlink:href="http://ivo.garant.ru/document/redirect/5375447/0">комментарии</text:a> к главе XI.1 настоящего Федерального закона</text:p>
      <text:p text:style-name="s9">См. <text:a xlink:type="simple" xlink:href="http://ivo.garant.ru/document/redirect/5521097/0">схему</text:a> "Приобретение более 30% акций ПАО"</text:p>
      <text:p text:style-name="s9">Об административной ответственности за нарушение правил приобретения более 30 процентов акций ОАО см. <text:a xlink:type="simple" xlink:href="http://ivo.garant.ru/document/redirect/12125267/1528">Кодекс</text:a> РФ об административных правонарушениях</text:p>
      <text:p text:style-name="s22header">Информация об изменениях:</text:p>
      <text:p text:style-name="s22"><text:bookmark text:name="anchor841"/><text:a xlink:type="simple" xlink:href="http://ivo.garant.ru/document/redirect/71109716/3521">Федеральным законом</text:a> от 29 июня 2015 г. N 210-ФЗ в наименование статьи 84.1 настоящего Федерального закона внесены изменения</text:p>
      <text:p text:style-name="s22"><text:a xlink:type="simple" xlink:href="http://ivo.garant.ru/document/redirect/57401788/841">См. текст наименования в предыдущей редакции</text:a></text:p>
      <text:p text:style-name="s15"><text:span text:style-name="s10">Статья 84.1.</text:span> Добровольное предложение о приобретении более 30 процентов акций публичного общества</text:p>
      <text:p text:style-name="s9header">ГАРАНТ:</text:p>
      <text:p text:style-name="s9">См. <text:span text:style-name="s8">Энциклопедии</text:span> и другие <text:a xlink:type="simple" xlink:href="http://ivo.garant.ru/document/redirect/77130775/841">комментарии</text:a> к статье 84.1 настоящего Федерального закона</text:p>
      <text:p text:style-name="s22header">Информация об изменениях:</text:p>
      <text:p text:style-name="s22"><text:bookmark text:name="anchor8411"/><text:a xlink:type="simple" xlink:href="http://ivo.garant.ru/document/redirect/71109716/3522">Федеральным законом</text:a> от 29 июня 2015 г. N 210-ФЗ в пункт 1 статьи 84.1 настоящего Федерального закона внесены изменения</text:p>
      <text:p text:style-name="s22"><text:a xlink:type="simple" xlink:href="http://ivo.garant.ru/document/redirect/57401788/8411">См. текст пункта в предыдущей редакции</text:a></text:p>
      <text:p text:style-name="s1">1. Лицо, которое имеет намерение приобрести более 30 процентов общего количества обыкновенных акций и привилегированных акций публичного общества, предоставляющих право голоса в соответствии с <text:a xlink:type="simple" xlink:href="#anchor324">пунктом 5 статьи 32</text:a> настоящего Федерального закона, с учетом акций, принадлежащих этому лицу и его аффилированным лицам, вправе направить в публичное общество публичную оферту, адресованную акционерам - владельцам акций соответствующих категорий (типов), о приобретении принадлежащих им акций публичного общества (далее также - добровольное предложение).</text:p>
      <text:p text:style-name="s1"><text:bookmark text:name="anchor84112"/>Добровольное предложение также может содержать сделанное владельцам эмиссионных ценных бумаг, конвертируемых в акции, указанные в <text:a xlink:type="simple" xlink:href="#anchor8411">абзаце первом</text:a> настоящего пункта, предложение приобрести у них такие ценные бумаги.</text:p>
      <text:p text:style-name="s1"><text:bookmark text:name="anchor84113"/>Добровольное предложение считается сделанным всем владельцам соответствующих ценных бумаг с момента его поступления в публичное общество.</text:p>
      <text:p text:style-name="s1"><text:bookmark text:name="anchor8412"/>2. В добровольном предложении должны быть указаны:</text:p>
      <text:p text:style-name="s1"><text:bookmark text:name="anchor84102"/>имя или наименование лица, направившего добровольное предложение, и иные сведения, предусмотренные <text:a xlink:type="simple" xlink:href="#anchor8413">пунктом 3</text:a> настоящей статьи, а также информация о его месте жительства или месте нахождения;</text:p>
      <text:p text:style-name="s1"><text:bookmark text:name="anchor84103"/>имя или наименование акционеров публичного общества, являющихся аффилированными лицами лица, направившего добровольное предложение;</text:p>
      <text:p text:style-name="s1"><text:bookmark text:name="anchor84104"/>количество акций публичного общества, принадлежащих лицу, направившему добровольное предложение, и его аффилированным лицам;</text:p>
      <text:p text:style-name="s1"><text:bookmark text:name="anchor84105"/>вид, категория (тип) и количество приобретаемых ценных бумаг;</text:p>
      <text:p text:style-name="s1"><text:bookmark text:name="anchor84126"/>предлагаемая цена приобретаемых ценных бумаг или порядок ее определения. В случае, если в добровольном предложении указан порядок определения цены приобретаемых ценных бумаг, должна обеспечиваться единая цена приобретения ценных бумаг этого вида, категории (типа) для всех их владельцев;</text:p>
      <text:p text:style-name="s1"><text:bookmark text:name="anchor84127"/>срок, порядок и форма оплаты приобретаемых ценных бумаг. Добровольным предложением должна предусматриваться оплата приобретаемых ценных бумаг деньгами. Добровольным предложением может предоставляться возможность выбора формы оплаты приобретаемых ценных бумаг деньгами или другими ценными бумагами владельцам приобретаемых ценных бумаг;</text:p>
      <text:p text:style-name="s1"><text:bookmark text:name="anchor841028"/>срок принятия добровольного предложения (срок, в течение которого заявление о продаже ценных бумаг должно быть получено лицом, направившим добровольное предложение), который не может быть менее чем 70 дней и более чем 90 дней с момента получения добровольного предложения публичным обществом;</text:p>
      <text:p text:style-name="s1"><text:bookmark text:name="anchor84129"/>абзац девятый <text:a xlink:type="simple" xlink:href="http://ivo.garant.ru/document/redirect/71109716/4122">утратил силу</text:a> с 1 июля 2016 г.;</text:p>
      <text:p text:style-name="s22header">Информация об изменениях:</text:p>
      <text:p text:style-name="s22">См. текст <text:a xlink:type="simple" xlink:href="http://ivo.garant.ru/document/redirect/57401789/84129">абзаца девятого пункта 2 статьи 84.1</text:a></text:p>
      <text:p text:style-name="s1"><text:bookmark text:name="anchor841210"/>абзац десятый <text:a xlink:type="simple" xlink:href="http://ivo.garant.ru/document/redirect/71109716/4122">утратил силу</text:a> с 1 июля 2016 г.;</text:p>
      <text:p text:style-name="s22header">Информация об изменениях:</text:p>
      <text:p text:style-name="s22">См. текст <text:a xlink:type="simple" xlink:href="http://ivo.garant.ru/document/redirect/57401789/841210">абзаца десятого пункта 2 статьи 84.1</text:a></text:p>
      <text:p text:style-name="s1">сведения о лице, направившем добровольное предложение, подлежащие указанию в распоряжении о передаче ценных бумаг;</text:p>
      <text:p text:style-name="s1"><text:bookmark text:name="anchor841212"/>сведения о гаранте, предоставившем банковскую гарантию в соответствии с <text:a xlink:type="simple" xlink:href="#anchor8415">пунктом 5</text:a> настоящей статьи, и об условиях банковской гарантии.</text:p>
      <text:p text:style-name="s1"><text:bookmark text:name="anchor841213"/>Если лицо, направившее добровольное предложение, действует в интересах третьих лиц, но от своего имени, в добровольном предложении должно быть указано также имя или наименование лица, в интересах которого действует лицо, направившее добровольное предложение. При этом сведения, предусмотренные <text:a xlink:type="simple" xlink:href="#anchor84102">абзацами вторым - четвертым</text:a> настоящего пункта, указываются также в отношении лица, в интересах которого действует лицо, направившее добровольное предложение.</text:p>
      <text:p text:style-name="s1"><text:bookmark text:name="anchor841214"/>В добровольном предложении, касающемся приобретения ценных бумаг, обращающихся на организованных торгах, должна содержаться сделанная Банком России отметка о дате представления ему предварительного уведомления, предусмотренного <text:a xlink:type="simple" xlink:href="#anchor849">статьей 84.9</text:a> настоящего Федерального закона.</text:p>
      <text:p text:style-name="s22header">Информация об изменениях:</text:p>
      <text:p text:style-name="s22"><text:bookmark text:name="anchor8413"/>Пункт 3 изменен с 1 марта 2025 г. - <text:a xlink:type="simple" xlink:href="http://ivo.garant.ru/document/redirect/409495209/156">Федеральный закон</text:a> от 8 августа 2024 г. N 287-ФЗ</text:p>
      <text:p text:style-name="s22"><text:a xlink:type="simple" xlink:href="http://ivo.garant.ru/document/redirect/76839264/8413">См. предыдущую редакцию</text:a></text:p>
      <text:p text:style-name="s1">3. В случае, если лицом, направившим добровольное предложение, является юридическое лицо, в добровольном предложении дополнительно указываются сведения обо всех лицах, которые:</text:p>
      <text:p text:style-name="s1"><text:bookmark text:name="anchor84132"/>самостоятельно или совместно со своими аффилированными лицами имеют 20 и более процентов голосов в высшем органе этого юридического лица;</text:p>
      <text:p text:style-name="s1"><text:bookmark text:name="anchor84133"/>имеют 10 и более процентов голосов в высшем органе этого юридического лица и зарегистрированы в государствах и на территориях, предоставляющих льготный налоговый режим и (или) не предусматривающих раскрытие и предоставление информации при проведении финансовых операций (оффшорных зонах). При этом представляется также информация о лицах, в интересах которых осуществляется владение акциями (долями) юридического лица, зарегистрированного на территории оффшорной зоны.</text:p>
      <text:p text:style-name="s9header">ГАРАНТ:</text:p>
      <text:p text:style-name="s9">См. <text:a xlink:type="simple" xlink:href="http://ivo.garant.ru/document/redirect/407043582/1000">Перечень</text:a> государств и территорий, предоставляющих льготный режим налогообложения и (или) не предусматривающих раскрытия и предоставления информации при проведении финансовых операций (офшорные зоны), утвержденный <text:a xlink:type="simple" xlink:href="http://ivo.garant.ru/document/redirect/407043582/0">приказом</text:a> Минфина РФ от 13 ноября 2007 г. N 108н, <text:a xlink:type="simple" xlink:href="http://ivo.garant.ru/document/redirect/407043582/0">вступающим в силу</text:a> с 1 января 2008 г.</text:p>
      <text:p text:style-name="s22header">Информация об изменениях:</text:p>
      <text:p text:style-name="s22"><text:bookmark text:name="anchor8414"/><text:a xlink:type="simple" xlink:href="http://ivo.garant.ru/document/redirect/71109716/3524">Федеральным законом</text:a> от 29 июня 2015 г. N 210-ФЗ пункт 4 статьи 84.1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14">См. текст пункта в предыдущей редакции</text:a></text:p>
      <text:p text:style-name="s1">4. В добровольном предложении могут быть указаны иные не предусмотренные <text:a xlink:type="simple" xlink:href="#anchor8412">пунктами 2</text:a> и <text:a xlink:type="simple" xlink:href="#anchor8413">3</text:a> настоящей статьи сведения и условия, в том числе минимальное количество ценных бумаг, в отношении которых должны быть поданы заявления о продаже, планы лица, направившего добровольное предложение, в отношении публичного общества, в том числе планы в отношении его работников.</text:p>
      <text:p text:style-name="s1"><text:bookmark text:name="anchor8415"/>5. К добровольному предложению должна быть приложена банковская гарантия, которая должна предусматривать обязательство гаранта уплатить прежним владельцам ценных бумаг цену проданных ценных бумаг в случае неисполнения лицом, направившим добровольное предложение, обязанности оплатить в срок приобретаемые ценные бумаги. Данная банковская гарантия не может быть отозвана, а также не может содержать указание на представление бенефициарами документов, которые не предусмотрены настоящей главой. При этом срок действия банковской гарантии должен истекать не ранее чем через шесть месяцев после истечения срока оплаты приобретаемых ценных бумаг, указанного в добровольном предложении.</text:p>
      <text:p text:style-name="s22header">Информация об изменениях:</text:p>
      <text:p text:style-name="s22"><text:bookmark text:name="anchor8416"/><text:a xlink:type="simple" xlink:href="http://ivo.garant.ru/document/redirect/71109716/3525">Федеральным законом</text:a> от 29 июня 2015 г. N 210-ФЗ в пункт 6 статьи 84.1 настоящего Федерального закона внесены изменения</text:p>
      <text:p text:style-name="s22"><text:a xlink:type="simple" xlink:href="http://ivo.garant.ru/document/redirect/57401788/8416">См. текст пункта в предыдущей редакции</text:a></text:p>
      <text:p text:style-name="s1">6. Публичная оферта о приобретении акций публичного общества, указанных в <text:a xlink:type="simple" xlink:href="#anchor8411">пункте 1</text:a> настоящей статьи, в результате акцепта которой сделавшее публичную оферту лицо намерено приобрести с учетом акций, принадлежащих этому лицу и его аффилированным лицам, более 30 процентов общего количества таких акций, может быть сделана только в порядке, предусмотренном настоящей главой.</text:p>
      <text:p text:style-name="s1">Приглашение указанного лица делать оферты о приобретении такой доли акций или приглашение делать оферты о приобретении таких акций без указания их количества не допускается.</text:p>
      <text:p text:style-name="s1"><text:bookmark text:name="anchor841063"/>Лицо, направившее добровольное предложение, не вправе приобретать акции, в отношении которых сделано такое предложение, на условиях, отличных от условий добровольного предложения, до истечения срока его принятия.</text:p>
      <text:p text:style-name="s1"><text:bookmark text:name="anchor841064"/>В случае заключения сделок с нарушением требований настоящего пункта наступают последствия, предусмотренные <text:a xlink:type="simple" xlink:href="#anchor8436">пунктом 6 статьи 84.3</text:a> настоящего Федерального закона.</text:p>
      <text:p text:style-name="s22header">Информация об изменениях:</text:p>
      <text:p text:style-name="s22"><text:bookmark text:name="anchor8417"/><text:a xlink:type="simple" xlink:href="http://ivo.garant.ru/document/redirect/70207750/1">Федеральным законом</text:a> от 28 июля 2012 г. N 145-ФЗ пункт 7 статьи 84.1 настоящего Федерального закона изложен в новой редакции</text:p>
      <text:p text:style-name="s22"><text:a xlink:type="simple" xlink:href="http://ivo.garant.ru/document/redirect/58045545/8417">См. текст пункта в предыдущей редакции</text:a></text:p>
      <text:p text:style-name="s1">7. Положения настоящей главы не применяются:</text:p>
      <text:p text:style-name="s1">при приобретении более 30 процентов акций акционерного инвестиционного фонда, созданного в соответствии с <text:a xlink:type="simple" xlink:href="http://ivo.garant.ru/document/redirect/12124999/0">Федеральным законом</text:a> от 29 ноября 2001 года N 156-ФЗ "Об инвестиционных фондах";</text:p>
      <text:p text:style-name="s9header">ГАРАНТ:</text:p>
      <text:p text:style-name="s9"><text:bookmark text:name="anchor84173"/>Положения абзаца третьего пункта 7 статьи 84.1 настоящего Федерального закона (в редакции <text:a xlink:type="simple" xlink:href="http://ivo.garant.ru/document/redirect/70207750/1">Федерального закона</text:a> от 28 июля 2012 г. N 145-ФЗ) <text:a xlink:type="simple" xlink:href="http://ivo.garant.ru/document/redirect/70207750/114">распространяются</text:a> на правоотношения, возникшие из договоров репо, заключенных Центральным банком РФ до дня <text:a xlink:type="simple" xlink:href="http://ivo.garant.ru/document/redirect/70207751/0">вступления в силу</text:a> названного Федерального закона</text:p>
      <text:p text:style-name="s1">при приобретении Банком России акций по договорам репо в соответствии с <text:a xlink:type="simple" xlink:href="http://ivo.garant.ru/document/redirect/12127405/0">Федеральным законом</text:a> от 10 июля 2002 года N 86-ФЗ "О Центральном банке Российской Федерации (Банке России)".</text:p>
      <text:p text:style-name="s1"/>
      <text:p text:style-name="s22header">Информация об изменениях:</text:p>
      <text:p text:style-name="s22"><text:bookmark text:name="anchor842"/><text:a xlink:type="simple" xlink:href="http://ivo.garant.ru/document/redirect/71109716/3531">Федеральным законом</text:a> от 29 июня 2015 г. N 210-ФЗ в наименование статьи 84.2 настоящего Федерального закона внесены изменения</text:p>
      <text:p text:style-name="s22"><text:a xlink:type="simple" xlink:href="http://ivo.garant.ru/document/redirect/57401788/842">См. текст пункта в предыдущей редакции</text:a></text:p>
      <text:p text:style-name="s15"><text:span text:style-name="s10">Статья 84.2.</text:span> Обязательное предложение о приобретении акций публичного общества, а также иных эмиссионных ценных бумаг, конвертируемых в акции публичного общества</text:p>
      <text:p text:style-name="s9header">ГАРАНТ:</text:p>
      <text:p text:style-name="s9">См. <text:span text:style-name="s8">Энциклопедии</text:span>, <text:a xlink:type="simple" xlink:href="http://ivo.garant.ru/document/redirect/77532995/0">позиции высших судов</text:a> и другие <text:a xlink:type="simple" xlink:href="http://ivo.garant.ru/document/redirect/77130775/842">комментарии</text:a> к статье 84.2 настоящего Федерального закона</text:p>
      <text:p text:style-name="s22header">Информация об изменениях:</text:p>
      <text:p text:style-name="s22"><text:bookmark text:name="anchor8421"/><text:a xlink:type="simple" xlink:href="http://ivo.garant.ru/document/redirect/71109716/3532">Федеральным законом</text:a> от 29 июня 2015 г. N 210-ФЗ в пункт 1 статьи 84.2 настоящего Федерального закона внесены изменения</text:p>
      <text:p text:style-name="s22"><text:a xlink:type="simple" xlink:href="http://ivo.garant.ru/document/redirect/57401788/8421">См. текст пункта в предыдущей редакции</text:a></text:p>
      <text:p text:style-name="s1"><text:span text:style-name="s8">1.</text:span> Лицо, которое приобрело более 30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 в течение 35 дней с момента внесения соответствующей приходной записи по лицевому счету (счету депо) или с момента, когда это лицо узнало или должно было узнать о том, что оно самостоятельно или совместно с его аффилированными лицами владеет указанным количеством таких акций, обязано направить акционерам - владельцам остальных акций соответствующих категорий (типов) и владельцам эмиссионных ценных бумаг, конвертируемых в такие акции, публичную оферту о приобретении у них таких ценных бумаг (далее - обязательное предложение).</text:p>
      <text:p text:style-name="s1"><text:bookmark text:name="anchor84212"/>Обязательное предложение считается сделанным всем владельцам соответствующих ценных бумаг с момента его поступления в публичное общество.</text:p>
      <text:p text:style-name="s1"><text:bookmark text:name="anchor84213"/>До истечения срока принятия обязательного предложения лицо, направившее обязательное предложение, не вправе приобретать ценные бумаги, в отношении которых сделано обязательное предложение, на условиях, отличных от условий обязательного предложения.</text:p>
      <text:p text:style-name="s22header">Информация об изменениях:</text:p>
      <text:p text:style-name="s22"><text:bookmark text:name="anchor8422"/><text:a xlink:type="simple" xlink:href="http://ivo.garant.ru/document/redirect/71109716/3533">Федеральным законом</text:a> от 29 июня 2015 г. N 210-ФЗ в пункт 2 статьи 84.2 настоящего Федерального закона внесены изменения, <text:a xlink:type="simple" xlink:href="http://ivo.garant.ru/document/redirect/71109716/2704">вступающие в силу</text:a> с 1 июля 2016 г.</text:p>
      <text:p text:style-name="s22"><text:a xlink:type="simple" xlink:href="http://ivo.garant.ru/document/redirect/57401789/8422">См. текст пункта в предыдущей редакции</text:a></text:p>
      <text:p text:style-name="s1">2. В обязательном предложении должны быть указаны:</text:p>
      <text:p text:style-name="s1"><text:bookmark text:name="anchor84222"/>имя или наименование лица, направившего обязательное предложение, и иные предусмотренные <text:a xlink:type="simple" xlink:href="#anchor8413">пунктом 3 статьи 84.1</text:a> настоящего Федерального закона сведения, а также информация о его месте жительства или месте нахождения;</text:p>
      <text:p text:style-name="s1"><text:bookmark text:name="anchor84223"/>имя или наименование акционеров публичного общества, являющихся аффилированными лицами лица, направившего обязательное предложение;</text:p>
      <text:p text:style-name="s1"><text:bookmark text:name="anchor84224"/>количество акций публичного общества, принадлежащих лицу, направившему обязательное предложение, и его аффилированным лицам;</text:p>
      <text:p text:style-name="s1"><text:bookmark text:name="anchor84225"/>вид, категория (тип) приобретаемых ценных бумаг;</text:p>
      <text:p text:style-name="s1"><text:bookmark text:name="anchor84226"/>предлагаемая цена приобретаемых ценных бумаг или порядок ее определения (с учетом требований <text:a xlink:type="simple" xlink:href="#anchor84126">абзаца шестого пункта 2 статьи 84.1</text:a> настоящего Федерального закона), а также ее обоснование, в том числе сведения о соответствии предлагаемой цены приобретаемых ценных бумаг требованиям <text:a xlink:type="simple" xlink:href="#anchor8424">пункта 4</text:a> настоящей статьи;</text:p>
      <text:p text:style-name="s1"><text:bookmark text:name="anchor842027"/>срок принятия обязательного предложения (срок, в течение которого заявление о продаже ценных бумаг должно быть получено лицом, направившим обязательное предложение), который не может быть менее чем 70 и более чем 80 дней с момента получения обязательного предложения публичным обществом;</text:p>
      <text:p text:style-name="s1"><text:bookmark text:name="anchor84228"/>абзац восьмой <text:a xlink:type="simple" xlink:href="http://ivo.garant.ru/document/redirect/71109716/4128">утратил силу</text:a> с 1 июля 2016 г.;</text:p>
      <text:p text:style-name="s22header">Информация об изменениях:</text:p>
      <text:p text:style-name="s22">См. текст <text:a xlink:type="simple" xlink:href="http://ivo.garant.ru/document/redirect/57401789/84228">абзаца восьмого пункта 2 статьи 84.2</text:a></text:p>
      <text:p text:style-name="s1"><text:bookmark text:name="anchor84229"/>абзац девятый <text:a xlink:type="simple" xlink:href="http://ivo.garant.ru/document/redirect/71109716/4128">утратил силу</text:a> с 1 июля 2016 г.;</text:p>
      <text:p text:style-name="s22header">Информация об изменениях:</text:p>
      <text:p text:style-name="s22">См. текст <text:a xlink:type="simple" xlink:href="http://ivo.garant.ru/document/redirect/57401789/84229">абзаца девятого пункта 2 статьи 84.2</text:a></text:p>
      <text:p text:style-name="s1"><text:bookmark text:name="anchor842210"/>срок оплаты ценных бумаг, который не может быть более чем 17 дней с момента истечения срока принятия обязательного предложения;</text:p>
      <text:p text:style-name="s1"><text:bookmark text:name="anchor842211"/>порядок и форма оплаты ценных бумаг;</text:p>
      <text:p text:style-name="s1"><text:bookmark text:name="anchor842212"/>сведения о лице, направившем обязательное предложение, подлежащие указанию в распоряжении о передаче ценных бумаг;</text:p>
      <text:p text:style-name="s1"><text:bookmark text:name="anchor842213"/>сведения о гаранте, предоставившем банковскую гарантию в соответствии с <text:a xlink:type="simple" xlink:href="#anchor8423">пунктом 3</text:a> настоящей статьи, и об условиях банковской гарантии.</text:p>
      <text:p text:style-name="s1"><text:bookmark text:name="anchor842214"/>В случае определения рыночной стоимости ценных бумаг оценщиком к обязательному предложению, направляемому в публичное общество, должна прилагаться копия отчета оценщика о рыночной стоимости выкупаемых ценных бумаг.</text:p>
      <text:p text:style-name="s1"><text:bookmark text:name="anchor842215"/>В обязательном предложении должна содержаться сделанная Банком России отметка о дате представления ему предварительного уведомления, предусмотренного <text:a xlink:type="simple" xlink:href="#anchor849">статьей 84.9</text:a> настоящего Федерального закона.</text:p>
      <text:p text:style-name="s1"><text:bookmark text:name="anchor842216"/>В обязательном предложении могут быть указаны планы лица, направившего обязательное предложение, в отношении публичного общества, в том числе планы в отношении его работников.</text:p>
      <text:p text:style-name="s1"><text:bookmark text:name="anchor842217"/>Не допускается устанавливать в обязательном предложении условия, не предусмотренные настоящим пунктом.</text:p>
      <text:p text:style-name="s1"><text:bookmark text:name="anchor8423"/>3. К обязательному предложению должна быть приложена банковская гарантия, соответствующая требованиям <text:a xlink:type="simple" xlink:href="#anchor8415">пункта 5 статьи 84.1</text:a> настоящего Федерального закона.</text:p>
      <text:p text:style-name="s22header">Информация об изменениях:</text:p>
      <text:p text:style-name="s22"><text:bookmark text:name="anchor8424"/><text:a xlink:type="simple" xlink:href="http://ivo.garant.ru/document/redirect/71109716/3534">Федеральным законом</text:a> от 29 июня 2015 г. N 210-ФЗ в пункт 4 статьи 84.2 настоящего Федерального закона внесены изменения</text:p>
      <text:p text:style-name="s22"><text:a xlink:type="simple" xlink:href="http://ivo.garant.ru/document/redirect/57401788/8424">См. текст пункта в предыдущей редакции</text:a></text:p>
      <text:p text:style-name="s1">4. Цена приобретаемых ценных бумаг на основании обязательного предложения не может быть ниже их средневзвешенной цены, определенной по результатам организованных торгов за шесть месяцев, предшествующих дате направления обязательного предложения в Банк России в соответствии с <text:a xlink:type="simple" xlink:href="#anchor8491">пунктами 1</text:a> и <text:a xlink:type="simple" xlink:href="#anchor8492">2 статьи 84.9</text:a> настоящего Федерального закона. Если ценные бумаги обращаются на организованных торгах двух и более организаторов торговли, их средневзвешенная цена определяется по результатам организованных торгов всех организаторов торговли, где указанные ценные бумаги обращаются шесть и более месяцев.</text:p>
      <text:p text:style-name="s1"><text:bookmark text:name="anchor84242"/>В случае, если ценные бумаги не обращаются на организованных торгах или обращаются на организованных торгах менее чем шесть месяцев, цена приобретаемых ценных бумаг не может быть ниже их рыночной стоимости, определенной оценщиком. При этом оценивается рыночная стоимость одной соответствующей акции (иной ценной бумаги).</text:p>
      <text:p text:style-name="s1"><text:bookmark text:name="anchor84243"/>Если в течение шести месяцев, предшествующих дате направления в публичное общество обязательного предложения, лицо, направившее обязательное предложение, или его аффилированные лица приобрели либо приняли на себя обязанность приобрести соответствующие ценные бумаги, цена приобретаемых ценных бумаг на основании обязательного предложения не может быть ниже наибольшей цены, по которой указанные лица приобрели или приняли на себя обязанность приобрести эти ценные бумаги.</text:p>
      <text:p text:style-name="s22header">Информация об изменениях:</text:p>
      <text:p text:style-name="s22"><text:bookmark text:name="anchor8425"/><text:a xlink:type="simple" xlink:href="http://ivo.garant.ru/document/redirect/71109716/3535">Федеральным законом</text:a> от 29 июня 2015 г. N 210-ФЗ в пункт 5 статьи 84.2 настоящего Федерального закона внесены изменения</text:p>
      <text:p text:style-name="s22"><text:a xlink:type="simple" xlink:href="http://ivo.garant.ru/document/redirect/57401788/8425">См. текст пункта в предыдущей редакции</text:a></text:p>
      <text:p text:style-name="s1">5. Обязательным предложением должна предусматриваться оплата приобретаемых ценных бумаг деньгами.</text:p>
      <text:p text:style-name="s1"><text:bookmark text:name="anchor84252"/>Обязательным предложением может предоставляться возможность выбора формы оплаты приобретаемых ценных бумаг деньгами или другими ценными бумагами владельцам приобретаемых ценных бумаг.</text:p>
      <text:p text:style-name="s1"><text:bookmark text:name="anchor84253"/>Денежная оценка ценных бумаг, которыми может осуществляться оплата приобретаемых ценных бумаг, должна быть не выше их средневзвешенной цены, определенной по результатам организованных торгов за шесть месяцев, предшествующих дате направления обязательного предложения в публичное общество, а если ценные бумаги не обращаются на организованных торгах или обращаются на организованных торгах менее чем шесть месяцев, - не выше их рыночной стоимости, определенной оценщиком. Документы, подтверждающие денежную оценку указанных ценных бумаг, прилагаются к обязательному предложению.</text:p>
      <text:p text:style-name="s22header">Информация об изменениях:</text:p>
      <text:p text:style-name="s22"><text:bookmark text:name="anchor8426"/><text:a xlink:type="simple" xlink:href="http://ivo.garant.ru/document/redirect/71109716/3536">Федеральным законом</text:a> от 29 июня 2015 г. N 210-ФЗ в пункт 6 статьи 84.2 настоящего Федерального закона внесены изменения</text:p>
      <text:p text:style-name="s22"><text:a xlink:type="simple" xlink:href="http://ivo.garant.ru/document/redirect/57401788/8426">См. текст пункта в предыдущей редакции</text:a></text:p>
      <text:p text:style-name="s1">6. С момента приобретения более 30 процентов общего количества акций публичного общества, указанных в <text:a xlink:type="simple" xlink:href="#anchor8421">пункте 1</text:a> настоящей статьи, и до даты направления в публичное общество обязательного предложения, соответствующего требованиям настоящей статьи, лицо, указанное в <text:a xlink:type="simple" xlink:href="#anchor8421">пункте 1</text:a> настоящей статьи, и его аффилированные лица имеют право голоса только по акциям, составляющим 30 процентов таких акций. При этом остальные акции, принадлежащие этому лицу и его аффилированным лицам, голосующими акциями не считаются и при определении кворума не учитываются.</text:p>
      <text:p text:style-name="s22header">Информация об изменениях:</text:p>
      <text:p text:style-name="s22"><text:bookmark text:name="anchor8427"/><text:a xlink:type="simple" xlink:href="http://ivo.garant.ru/document/redirect/71109716/3637">Федеральным законом</text:a> от 29 июня 2015 г. N 210-ФЗ в пункт 7 статьи 84.2 настоящего Федерального закона внесены изменения</text:p>
      <text:p text:style-name="s22"><text:a xlink:type="simple" xlink:href="http://ivo.garant.ru/document/redirect/57401788/8427">См. текст пункта в предыдущей редакции</text:a></text:p>
      <text:p text:style-name="s1"><text:a xlink:type="simple" xlink:href="http://ivo.garant.ru/document/redirect/12161279/0">7.</text:a> Правила настоящей статьи распространяются на приобретение доли акций публичного общества (указанных в <text:a xlink:type="simple" xlink:href="#anchor8411">пункте 1 статьи 84.1</text:a> настоящего Федерального закона), превышающей 50 и 75 процентов общего количества таких акций публичного общества. В этом случае установленные <text:a xlink:type="simple" xlink:href="#anchor8426">пунктом 6</text:a> настоящей статьи ограничения распространяются только в отношении вновь приобретенных акций, превышающих соответствующую долю.</text:p>
      <text:p text:style-name="s22header">Информация об изменениях:</text:p>
      <text:p text:style-name="s22"><text:bookmark text:name="anchor8428"/><text:a xlink:type="simple" xlink:href="http://ivo.garant.ru/document/redirect/71109716/3538">Федеральным законом</text:a> от 29 июня 2015 г. N 210-ФЗ в пункт 8 статьи 84.2 настоящего Федерального закона внесены изменения</text:p>
      <text:p text:style-name="s22"><text:a xlink:type="simple" xlink:href="http://ivo.garant.ru/document/redirect/57401788/8428">См. текст пункта в предыдущей редакции</text:a></text:p>
      <text:p text:style-name="s1"><text:a xlink:type="simple" xlink:href="http://ivo.garant.ru/document/redirect/12172663/0">8.</text:a> Требования настоящей статьи не применяются при:</text:p>
      <text:p text:style-name="s1"><text:bookmark text:name="anchor84282"/>приобретении акций при учреждении или реорганизации публичного общества, преобразовании негосударственных пенсионных фондов, являющихся некоммерческими организациями, в публичное общество;</text:p>
      <text:p text:style-name="s1"><text:bookmark text:name="anchor84283"/>приобретении акций на основании ранее направленного добровольного предложения о приобретении всех ценных бумаг публичного общества, предусмотренных <text:a xlink:type="simple" xlink:href="#anchor8421">пунктом 1</text:a> настоящей статьи, в случае, если такое добровольное предложение соответствует требованиям <text:a xlink:type="simple" xlink:href="#anchor8422">пунктов 2-5</text:a> настоящей статьи;</text:p>
      <text:p text:style-name="s1">приобретении акций на основании ранее направленного обязательного предложения;</text:p>
      <text:p text:style-name="s1"><text:bookmark text:name="anchor842085"/>передаче акций лицом его аффилированным лицам или передаче акций лицу его аффилированными лицами, а также в результате раздела общего имущества супругов и в порядке наследования;</text:p>
      <text:p text:style-name="s1"><text:bookmark text:name="anchor842086"/>погашении части акций публичным обществом;</text:p>
      <text:p text:style-name="s1">приобретении акций в результате осуществления акционером преимущественного права на приобретение размещаемых дополнительных акций;</text:p>
      <text:p text:style-name="s1">приобретении акций в результате их размещения лицом, указанным в проспекте ценных бумаг в качестве лица, оказывающего услуги по организации размещения и (или) размещению акций, при условии, что срок владения такими ценными бумагами этим лицом составляет не более чем шесть месяцев;</text:p>
      <text:p text:style-name="s1"><text:bookmark text:name="anchor842089"/>направлении в публичное общество уведомления владельцам ценных бумаг о наличии у них права требовать выкупа ценных бумаг в соответствии со <text:a xlink:type="simple" xlink:href="#anchor847">статьей 84.7</text:a> настоящего Федерального закона;</text:p>
      <text:p text:style-name="s1"><text:bookmark text:name="anchor842810"/>направлении в публичное общество требования о выкупе ценных бумаг в соответствии со <text:a xlink:type="simple" xlink:href="#anchor848">статьей 84.8</text:a> настоящего Федерального закона;</text:p>
      <text:p text:style-name="s1"><text:bookmark text:name="anchor842811"/>приобретении акций в целях формирования имущества государственной корпорации, созданной на основании <text:span text:style-name="s8">федерального закона</text:span>, за счет имущественного взноса Российской Федерации;</text:p>
      <text:p text:style-name="s1"><text:bookmark text:name="anchor842812"/>приобретении акций в результате их внесения Российской Федерацией, субъектом Российской Федерации или муниципальным образованием в качестве вклада в уставный капитал публичного акционерного общества, владельцем более 50 процентов обыкновенных акций которого является или становится в результате внесения такого вклада Российская Федерация, субъект Российской Федерации или муниципальное образование;</text:p>
      <text:p text:style-name="s1"><text:bookmark text:name="anchor842813"/>приобретении акций, вносимых в оплату размещаемых путем закрытой подписки дополнительных акций публичного акционерного общества, включенного в <text:a xlink:type="simple" xlink:href="http://ivo.garant.ru/document/redirect/187281/1000">перечень</text:a> стратегических предприятий и стратегических акционерных обществ, утвержденный Президентом Российской Федерации;</text:p>
      <text:p text:style-name="s1"><text:bookmark text:name="anchor842814"/>передаче в порядке, установленном <text:a xlink:type="simple" xlink:href="http://ivo.garant.ru/document/redirect/12136676/154000011">частью 11 статьи 154</text:a> Федерального закона от 22 августа 2004 года N 122-ФЗ "О внесении изменений в законодательные акты Российской Федерации и признании утратившими силу некоторых законодательных актов Российской Федерации в связи с принятием федеральных законов "О внесении изменений и дополнений в Федеральный закон "Об общих принципах организации законодательных (представительных) и исполнительных органов государственной власти субъектов Российской Федерации" и "Об общих принципах организации местного самоуправления в Российской Федерации", акций из федеральной собственности в собственность субъекта Российской Федерации или муниципальную собственность, из собственности субъекта Российской Федерации в федеральную собственность или муниципальную собственность, из муниципальной собственности в федеральную собственность или собственность субъекта Российской Федерации.</text:p>
      <text:p text:style-name="s1"/>
      <text:p text:style-name="s22header">Информация об изменениях:</text:p>
      <text:p text:style-name="s22"><text:bookmark text:name="anchor843"/><text:a xlink:type="simple" xlink:href="http://ivo.garant.ru/document/redirect/71109716/3541">Федеральным законом</text:a> от 29 июня 2015 г. N 210-ФЗ в наименование статьи 84.3 настоящего Федерального закона внесены изменения</text:p>
      <text:p text:style-name="s22"><text:a xlink:type="simple" xlink:href="http://ivo.garant.ru/document/redirect/57401788/843">См. текст наименования в предыдущей редакции</text:a></text:p>
      <text:p text:style-name="s15"><text:span text:style-name="s10">Статья 84.3.</text:span> Обязанности публичного общества после получения добровольного или обязательного предложения. Порядок принятия добровольного или обязательного предложения</text:p>
      <text:p text:style-name="s9header">ГАРАНТ:</text:p>
      <text:p text:style-name="s9">См. <text:a xlink:type="simple" xlink:href="http://ivo.garant.ru/document/redirect/57590047/0">Энциклопедии</text:a>, <text:a xlink:type="simple" xlink:href="http://ivo.garant.ru/document/redirect/77532966/0">позиции высших судов</text:a> и другие <text:a xlink:type="simple" xlink:href="http://ivo.garant.ru/document/redirect/77130775/843">комментарии</text:a> к статье 84.3 настоящего Федерального закона</text:p>
      <text:p text:style-name="s22header">Информация об изменениях:</text:p>
      <text:p text:style-name="s22"><text:bookmark text:name="anchor8431"/><text:a xlink:type="simple" xlink:href="http://ivo.garant.ru/document/redirect/71109716/3542">Федеральным законом</text:a> от 29 июня 2015 г. N 210-ФЗ в пункт 1 статьи 84.3 настоящего Федерального закона внесены изменения</text:p>
      <text:p text:style-name="s22"><text:a xlink:type="simple" xlink:href="http://ivo.garant.ru/document/redirect/57401788/8431">См. текст пункта в предыдущей редакции</text:a></text:p>
      <text:p text:style-name="s1"><text:a xlink:type="simple" xlink:href="http://ivo.garant.ru/document/redirect/12172662/0">1.</text:a> Направление добровольного или обязательного предложения владельцам ценных бумаг, которым оно адресовано, осуществляется через публичное общество.</text:p>
      <text:p text:style-name="s1"><text:bookmark text:name="anchor84312"/>После получения публичным обществом добровольного или обязательного предложения совет директоров (наблюдательный совет) публичного общества обязан принять рекомендации в отношении полученного предложения, включающие оценку предложенной цены приобретаемых ценных бумаг и возможного изменения их рыночной стоимости после приобретения, оценку планов лица, направившего добровольное или обязательное предложение, в отношении публичного общества, в том числе в отношении его работников.</text:p>
      <text:p text:style-name="s1"><text:bookmark text:name="anchor84313"/>Абзац третий <text:a xlink:type="simple" xlink:href="http://ivo.garant.ru/document/redirect/71109716/4153">утратил силу</text:a>.</text:p>
      <text:p text:style-name="s22header">Информация об изменениях:</text:p>
      <text:p text:style-name="s22">См. текст <text:a xlink:type="simple" xlink:href="http://ivo.garant.ru/document/redirect/57401788/84313">абзаца третьего пункта 1 статьи 84.3</text:a></text:p>
      <text:p text:style-name="s22header">Информация об изменениях:</text:p>
      <text:p text:style-name="s22"><text:bookmark text:name="anchor8432"/>Пункт 2 изменен с 1 марта 2025 г. - <text:a xlink:type="simple" xlink:href="http://ivo.garant.ru/document/redirect/409495209/157">Федеральный закон</text:a> от 8 августа 2024 г. N 287-ФЗ</text:p>
      <text:p text:style-name="s22"><text:a xlink:type="simple" xlink:href="http://ivo.garant.ru/document/redirect/76839264/8432">См. предыдущую редакцию</text:a></text:p>
      <text:p text:style-name="s1">2. Публичное общество в течение 15 дней с даты получения добровольного или обязательного предложения обязано направить такое предложение с указанием даты его поступления в общество и рекомендациями совета директоров (наблюдательного совета) публичного общества владельцам ценных бумаг, которым оно адресовано, в порядке, предусмотренном настоящим Федеральным законом для сообщения о проведении заседания или заочного голосования для принятия решений общим собранием акционеров, а в случае приобретения облигаций, конвертируемых в акции, - для сообщения о проведении заседания или заочного голосования для принятия решений общим собранием владельцев таких облигаций.</text:p>
      <text:p text:style-name="s1"><text:bookmark text:name="anchor84322"/>Абзац второй <text:a xlink:type="simple" xlink:href="http://ivo.garant.ru/document/redirect/71109716/4155">утратил силу</text:a> с 1 июля 2016 г.</text:p>
      <text:p text:style-name="s22header">Информация об изменениях:</text:p>
      <text:p text:style-name="s22">См. текст <text:a xlink:type="simple" xlink:href="http://ivo.garant.ru/document/redirect/57401789/84322">абзаца второго пункта 2 статьи 84.3</text:a></text:p>
      <text:p text:style-name="s1"><text:bookmark text:name="anchor84323"/>В случае, если уставом публичного общества определено печатное издание для опубликования сообщений о проведении заседания или заочного голосования для принятия решений общим собранием акционеров, добровольное или обязательное предложение и рекомендации совета директоров (наблюдательного совета) публичного общества должны быть опубликованы публичным обществом в этом печатном издании в течение 15 дней с даты получения добровольного или обязательного предложения.</text:p>
      <text:p text:style-name="s1"><text:bookmark text:name="anchor84324"/>В случае представления лицом, направившим обязательное предложение, отчета оценщика о рыночной стоимости приобретаемых ценных бумаг публичное общество при направлении им обязательного предложения владельцам ценных бумаг прилагает к нему копию резолютивной части отчета оценщика о рыночной стоимости приобретаемых ценных бумаг. Публичное общество обязано предоставить владельцам приобретаемых ценных бумаг доступ к отчету оценщика о рыночной стоимости приобретаемых ценных бумаг в порядке, установленном <text:a xlink:type="simple" xlink:href="#anchor9102">пунктом 2 статьи 91</text:a> настоящего Федерального закона.</text:p>
      <text:p text:style-name="s1"><text:bookmark text:name="anchor84325"/>Одновременно с направлением добровольного или обязательного предложения владельцам ценных бумаг публичное общество обязано направить рекомендации совета директоров (наблюдательного совета) публичного общества лицу, направившему соответствующее предложение.</text:p>
      <text:p text:style-name="s1"><text:bookmark text:name="anchor84326"/>Расходы публичного общества, связанные с исполнением им обязанностей, предусмотренных настоящим пунктом, возмещаются лицом, направившим добровольное или обязательное предложение.</text:p>
      <text:p text:style-name="s1"><text:bookmark text:name="anchor84327"/>Требования настоящего пункта о направлении и об опубликовании рекомендаций совета директоров (наблюдательного совета) публичного общества распространяются на публичные общества, имеющие такой орган управления.</text:p>
      <text:p text:style-name="s22header">Информация об изменениях:</text:p>
      <text:p text:style-name="s22"><text:bookmark text:name="anchor8433"/><text:a xlink:type="simple" xlink:href="http://ivo.garant.ru/document/redirect/71109716/3544">Федеральным законом</text:a> от 29 июня 2015 г. N 210-ФЗ в пункт 3 статьи 84.3 настоящего Федерального закона внесены изменения</text:p>
      <text:p text:style-name="s22"><text:a xlink:type="simple" xlink:href="http://ivo.garant.ru/document/redirect/57401788/8433">См. текст пункта в предыдущей редакции</text:a></text:p>
      <text:p text:style-name="s1">3. После направления в публичное общество добровольного или обязательного предложения лицо, направившее соответствующее предложение, вправе довести информацию об этом предложении до сведения соответствующих владельцев ценных бумаг любым иным способом. При этом объем и содержание такой информации должны соответствовать объему и содержанию сведений, включаемых в добровольное или обязательное предложение.</text:p>
      <text:p text:style-name="s22header">Информация об изменениях:</text:p>
      <text:p text:style-name="s22"><text:bookmark text:name="anchor8434"/><text:a xlink:type="simple" xlink:href="http://ivo.garant.ru/document/redirect/71109716/3545">Федеральным законом</text:a> от 29 июня 2015 г. N 210-ФЗ пункт 4 статьи 84.3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34">См. текст пункта в предыдущей редакции</text:a></text:p>
      <text:p text:style-name="s1"><text:a xlink:type="simple" xlink:href="http://ivo.garant.ru/document/redirect/12161279/0">4.</text:a> Владельцы ценных бумаг, которым адресовано добровольное или обязательное предложение, вправе принять его путем подачи заявления о продаже ценных бумаг в порядке, предусмотренном <text:a xlink:type="simple" xlink:href="#anchor84341">пунктами 4.1</text:a> и <text:a xlink:type="simple" xlink:href="#anchor843042">4.2</text:a> настоящей статьи. В заявлении о продаже ценных бумаг должны быть указаны сведения, позволяющие идентифицировать владельца ценных бумаг, вид, категория (тип) и количество ценных бумаг, которые их владелец согласен продать лицу, направившему добровольное или обязательное предложение, а также выбранная форма их оплаты. В заявлении о продаже акций на основании добровольного предложения может быть также указано минимальное количество акций, которое акционер согласен продать в случае, предусмотренном <text:a xlink:type="simple" xlink:href="#anchor8435">пунктом 5</text:a> настоящей статьи.</text:p>
      <text:p text:style-name="s1"><text:bookmark text:name="anchor84342"/>Владелец продаваемых ценных бумаг или номинальный держатель, зарегистрированные в реестре акционеров публичного общества, сообщают регистратору публичного общества сведения о лицевом счете или счете депо, на который подлежат зачислению вносимые в оплату ценные бумаги, если выбранной формой оплаты продаваемых ценных бумаг являются другие ценные бумаги. Указанные сведения должны быть получены регистратором публичного общества не позднее дня истечения срока принятия добровольного или обязательного предложения.</text:p>
      <text:p text:style-name="s22header">Информация об изменениях:</text:p>
      <text:p text:style-name="s22"><text:bookmark text:name="anchor84341"/><text:a xlink:type="simple" xlink:href="http://ivo.garant.ru/document/redirect/71109716/4162">Федеральным законом</text:a> от 29 июня 2015 г. N 210-ФЗ статья 84.3 настоящего Федерального закона дополнена пунктом 4.1, <text:a xlink:type="simple" xlink:href="http://ivo.garant.ru/document/redirect/71109716/2704">вступающим в силу</text:a> с 1 июля 2016 г.</text:p>
      <text:p text:style-name="s1">4.1. Заявление владельца ценных бумаг, зарегистрированного в реестре акционеров публичного общества, о продаже ценных бумаг подается регистратору публичного общества в порядке, предусмотренном <text:a xlink:type="simple" xlink:href="#anchor7603">пунктом 3 статьи 76</text:a> настоящего Федерального закона для предъявления требования о выкупе акций обществом. Владелец ценных бумаг вправе отозвать заявление о продаже ценных бумаг до истечения срока принятия добровольного или обязательного предложения, в том числе в случае направления им заявления о продаже этих ценных бумаг лицу, направившему конкурирующее предложение, предусмотренное <text:a xlink:type="simple" xlink:href="#anchor845">статьей 84.5</text:a> настоящего Федерального закона. В этом случае отзыв заявления о продаже ценных бумаг осуществляется в порядке, предусмотренном настоящей статьей.</text:p>
      <text:p text:style-name="s1"><text:bookmark text:name="anchor843412"/>Со дня получения регистратором общества заявления владельца ценных бумаг, зарегистрированного в реестре акционеров общества, о продаже ценных бумаг и до дня внесения записи о переходе прав на продаваемые ценные бумаги к лицу, направившему добровольное или обязательное предложение, или до дня получения отзыва такого заявления их владелец не вправе распоряжаться указанными ценными бумагами, в том числе передавать их в залог или обременять другими способами, о чем регистратор общества вносит запись об установлении такого ограничения по счету, на котором учитываются права владельца на ценные бумаги, без распоряжения последнего.</text:p>
      <text:p text:style-name="s22header">Информация об изменениях:</text:p>
      <text:p text:style-name="s22"><text:bookmark text:name="anchor843042"/><text:a xlink:type="simple" xlink:href="http://ivo.garant.ru/document/redirect/71109716/4163">Федеральным законом</text:a> от 29 июня 2015 г. N 210-ФЗ статья 84.3 настоящего Федерального закона дополнена пунктом 4.2, <text:a xlink:type="simple" xlink:href="http://ivo.garant.ru/document/redirect/71109716/2704">вступающим в силу</text:a> с 1 июля 2016 г.</text:p>
      <text:p text:style-name="s1">4.2. Заявление владельца ценных бумаг, не зарегистрированного в реестре акционеров общества, о продаже ценных бумаг или отзыв такого заявления направляется в порядке, предусмотренном <text:a xlink:type="simple" xlink:href="#anchor7631">пунктом 3.1 статьи 76</text:a> настоящего Федерального закона для предъявления требования о выкупе акций обществом.</text:p>
      <text:p text:style-name="s1"><text:bookmark text:name="anchor84304202"/>Со дня получения номинальным держателем от владельца ценных бумаг указания о направлении заявления о продаже ценных бумаг и до дня внесения записи о переходе прав на такие ценные бумаги к лицу, направившему добровольное или обязательное предложение, по счету указанного номинального держателя или до дня получения номинальным держателем информации о получении регистратором общества отзыва такого заявления владелец не вправе распоряжаться указанными ценными бумагами, в том числе передавать их в залог или обременять другими способами, о чем номинальный держатель вносит запись об установлении такого ограничения по счету, на котором учитываются права владельца на ценные бумаги, без распоряжения (поручения) последнего.</text:p>
      <text:p text:style-name="s22header">Информация об изменениях:</text:p>
      <text:p text:style-name="s22"><text:bookmark text:name="anchor843043"/><text:a xlink:type="simple" xlink:href="http://ivo.garant.ru/document/redirect/71109716/4164">Федеральным законом</text:a> от 29 июня 2015 г. N 210-ФЗ статья 84.3 настоящего Федерального закона дополнена пунктом 4.3, <text:a xlink:type="simple" xlink:href="http://ivo.garant.ru/document/redirect/71109716/2704">вступающим в силу</text:a> с 1 июля 2016 г.</text:p>
      <text:p text:style-name="s1">4.3. Запись о снятии ограничений, предусмотренных <text:a xlink:type="simple" xlink:href="#anchor84341">пунктами 4.1</text:a> и <text:a xlink:type="simple" xlink:href="#anchor843042">4.2</text:a> настоящей статьи, без распоряжения (поручения) лица, по счету которого установлено такое ограничение, вносится:</text:p>
      <text:p text:style-name="s1"><text:bookmark text:name="anchor843431"/>1) одновременно с внесением записи о переходе прав на приобретаемые ценные бумаги к лицу, сделавшему добровольное или обязательное предложение;</text:p>
      <text:p text:style-name="s1"><text:bookmark text:name="anchor843432"/>2) в день получения от владельца ценных бумаг, зарегистрированного в реестре акционеров общества, отзыва своего заявления о продаже ценных бумаг;</text:p>
      <text:p text:style-name="s1"><text:bookmark text:name="anchor843433"/>3) в день получения номинальным держателем информации о получении регистратором общества отзыва владельцем ценных бумаг, не зарегистрированным в реестре акционеров общества, своего заявления о продаже ценных бумаг;</text:p>
      <text:p text:style-name="s1"><text:bookmark text:name="anchor843434"/>4) через семь рабочих дней после дня истечения срока для оплаты приобретаемых ценных бумаг, если от владельца ценных бумаг не поступило распоряжение (поручение) о сохранении действия ограничения.</text:p>
      <text:p text:style-name="s22header">Информация об изменениях:</text:p>
      <text:p text:style-name="s22"><text:bookmark text:name="anchor8435"/><text:a xlink:type="simple" xlink:href="http://ivo.garant.ru/document/redirect/71109716/4165">Федеральным законом</text:a> от 29 июня 2015 г. N 210-ФЗ пункт 5 статьи 84.3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35">См. текст пункта в предыдущей редакции</text:a></text:p>
      <text:p text:style-name="s1"><text:a xlink:type="simple" xlink:href="http://ivo.garant.ru/document/redirect/12166875/0">5</text:a>. Все поступившие до истечения срока принятия добровольного или обязательного предложения заявления о продаже ценных бумаг считаются полученными лицом, направившим добровольное или обязательное предложение, в день истечения указанного срока. Заявления о продаже ценных бумаг, полученные регистратором общества до дня истечения срока принятия добровольного или обязательного предложения, передаются лицу, направившему добровольное или обязательное предложение. Указанные заявления должны быть переданы не позднее двух дней со дня истечения срока принятия добровольного или обязательного предложения.</text:p>
      <text:p text:style-name="s1"><text:bookmark text:name="anchor84352"/>В случае, если общее количество акций, в отношении которых поданы заявления об их продаже, превышает количество акций, которые намерено приобрести лицо, направившее добровольное предложение, или если количество акций, в отношении которых поданы заявления об их продаже, превышает количество акций, которые в соответствии с требованиями <text:a xlink:type="simple" xlink:href="http://ivo.garant.ru/document/redirect/12160212/0">Федерального закона</text:a> от 29 апреля 2008 года N 57-ФЗ "О порядке осуществления иностранных инвестиций в хозяйственные общества, имеющие стратегическое значение для обеспечения обороны страны и безопасности государства" вправе приобрести лицо, направившее добровольное или обязательное предложение, акции приобретаются у акционеров в количестве, пропорциональном указанному в заявлениях количеству акций, при условии, что иное не предусмотрено добровольным предложением или заявлением о продаже акций.</text:p>
      <text:p text:style-name="s1"><text:bookmark text:name="anchor84353"/>Информация, содержащаяся в выписке из поступившего в общество отчета, предусмотренного <text:a xlink:type="simple" xlink:href="#anchor8439">пунктом 9</text:a> настоящей статьи, направляется регистратором общества номинальным держателям акций, зарегистрированным в реестре акционеров общества, не позднее трех рабочих дней со дня получения обществом такого отчета в соответствии с правилами <text:a xlink:type="simple" xlink:href="http://ivo.garant.ru/document/redirect/10106464/0">законодательства</text:a> Российской Федерации о ценных бумагах для предоставления информации и материалов лицам, осуществляющим права по ценным бумагам.</text:p>
      <text:p text:style-name="s1"><text:bookmark text:name="anchor8436"/>6. В случае несоответствия добровольного или обязательного предложения либо договора о приобретении ценных бумаг, заключенного на основании добровольного или обязательного предложения, требованиям настоящего Федерального закона прежний владелец ценных бумаг вправе требовать от лица, направившего соответствующее предложение, возмещения причиненных этим убытков.</text:p>
      <text:p text:style-name="s1"><text:bookmark text:name="anchor8437"/>7. Владелец ценных бумаг обязан передать ценные бумаги свободными от любых прав третьих лиц.</text:p>
      <text:p text:style-name="s22header">Информация об изменениях:</text:p>
      <text:p text:style-name="s22"><text:bookmark text:name="anchor84371"/><text:a xlink:type="simple" xlink:href="http://ivo.garant.ru/document/redirect/71109716/4166">Федеральным законом</text:a> от 29 июня 2015 г. N 210-ФЗ статья 84.3 настоящего Федерального закона дополнена пунктом 7.1, <text:a xlink:type="simple" xlink:href="http://ivo.garant.ru/document/redirect/71109716/2704">вступающим в силу</text:a> с 1 июля 2016 г.</text:p>
      <text:p text:style-name="s1"><text:a xlink:type="simple" xlink:href="http://ivo.garant.ru/document/redirect/71495738/0">7.1.</text:a> Выплата денежных средств в связи с продажей ценных бумаг их владельцами, зарегистрированными в реестре акционеров публичного общества, осуществляется путем их перечисления на банковские счета, реквизиты которых имеются у регистратора общества. Указанная в настоящем пункте обязанность лица, направившего добровольное или обязательное предложение, считается исполненной с даты поступления денежных средств в кредитную организацию, в которой открыт банковский счет лица, имеющего право на получение таких выплат, а в случае, если таким лицом является кредитная организация, - на ее счет.</text:p>
      <text:p text:style-name="s1">Регистратор общества вносит записи о переходе прав на продаваемые ценные бумаги к лицу, направившему добровольное или обязательное предложение, на основании отчета, предусмотренного <text:a xlink:type="simple" xlink:href="#anchor8439">пунктом 9</text:a> настоящей статьи, и документов, подтверждающих исполнение лицом, направившим добровольное или обязательное предложение, обязанности по выплате денежных средств или зачислению ценных бумаг продавцу - владельцу ценных бумаг, зарегистрированному в реестре акционеров общества, без представления его распоряжения.</text:p>
      <text:p text:style-name="s22header">Информация об изменениях:</text:p>
      <text:p text:style-name="s22"><text:bookmark text:name="anchor84372"/><text:a xlink:type="simple" xlink:href="http://ivo.garant.ru/document/redirect/71109716/4167">Федеральным законом</text:a> от 29 июня 2015 г. N 210-ФЗ статья 84.3 настоящего Федерального закона дополнена пунктом 7.2, <text:a xlink:type="simple" xlink:href="http://ivo.garant.ru/document/redirect/71109716/2704">вступающим в силу</text:a> с 1 июля 2016 г.</text:p>
      <text:p text:style-name="s1"><text:a xlink:type="simple" xlink:href="http://ivo.garant.ru/document/redirect/71495738/0">7.2.</text:a> Выплата денежных средств в связи с продажей ценных бумаг их владельцами, не зарегистрированными в реестре акционеров публичного общества, осуществляется путем их перечисления на банковский счет номинального держателя акций, зарегистрированного в реестре акционеров публичного общества. Указанная в настоящем пункте обязанность лица, направившего добровольное или обязательное предложение, считается исполненной с даты поступления денежных средств в кредитную организацию, в которой открыт банковский счет такого номинального держателя, а в случае, если номинальным держателем акций является кредитная организация, - на ее счет.</text:p>
      <text:p text:style-name="s1">Внесение записи о переходе прав на продаваемые ценные бумаги к лицу, направившему добровольное или обязательное предложение, осуществляется регистратором общества на основании распоряжения номинального держателя, зарегистрированного в реестре акционеров общества, и выписки из отчета, предусмотренного <text:a xlink:type="simple" xlink:href="#anchor8439">пунктом 9</text:a> настоящей статьи. Такое распоряжение номинальный держатель, зарегистрированный в реестре акционеров общества, дает не позднее двух рабочих дней после дня поступления денежных средств или зачисления ценных бумаг на счет этого номинального держателя и выписки из указанного отчета. Внесение указанной в настоящем абзаце записи является основанием для внесения номинальным держателем соответствующей записи по счетам депо клиента (депонента) без поручения (распоряжения) последнего. Номинальный держатель, зарегистрированный в реестре акционеров общества, обязан выплатить своим депонентам денежные средства путем перечисления на их банковские счета или зачислить своим депонентам ценные бумаги не позднее следующего рабочего дня после дня, когда дано такое распоряжение.</text:p>
      <text:p text:style-name="s1">Номинальный держатель, не зарегистрированный в реестре акционеров общества, обязан выплатить своим депонентам денежные средства путем перечисления на их банковские счета или зачислить своим депонентам ценные бумаги не позднее следующего рабочего дня после дня поступления денежных средств и получения от депозитария, депонентом которого он является, информации о количестве проданных ценных бумаг.</text:p>
      <text:p text:style-name="s22header">Информация об изменениях:</text:p>
      <text:p text:style-name="s22"><text:bookmark text:name="anchor8438"/><text:a xlink:type="simple" xlink:href="http://ivo.garant.ru/document/redirect/71109716/4168">Федеральным законом</text:a> от 29 июня 2015 г. N 210-ФЗ в пункт 8 статьи 84.3 настоящего Федерального закона внесены изменения, <text:a xlink:type="simple" xlink:href="http://ivo.garant.ru/document/redirect/71109716/2704">вступающие в силу</text:a> с 1 июля 2016 г.</text:p>
      <text:p text:style-name="s22"><text:a xlink:type="simple" xlink:href="http://ivo.garant.ru/document/redirect/57401789/8438">См. текст пункта в предыдущей редакции</text:a></text:p>
      <text:p text:style-name="s1">8. В случае, если приобретаемые ценные бумаги не будут зачислены на лицевой счет (счет депо) лица, направившего добровольное или обязательное предложение, в течение срока, предусмотренного соответствующим предложением, лицо, направившее обязательное или добровольное предложение, вправе в одностороннем порядке отказаться от исполнения договора о приобретении ценных бумаг.</text:p>
      <text:p text:style-name="s1"><text:bookmark text:name="anchor84382"/>В случае неисполнения лицом, направившим добровольное или обязательное предложение, обязанности оплатить в срок приобретаемые ценные бумаги владелец ценных бумаг по своему выбору вправе представить гаранту, выдавшему банковскую гарантию, обеспечивающую исполнение обязательств по добровольному или обязательному предложению, требование об оплате цены приобретаемых ценных бумаг с приложением документов, подтверждающих направление заявления о продаже ценных бумаг, и документов, подтверждающих наличие записи об установлении ограничения распоряжения ценными бумагами, в отношении которых подано заявление об их продаже, по счету, на котором учитываются права владельца на ценные бумаги, или по счету иностранного номинального держателя либо в одностороннем порядке расторгнуть договор о приобретении ценных бумаг.</text:p>
      <text:p text:style-name="s22header">Информация об изменениях:</text:p>
      <text:p text:style-name="s22"><text:bookmark text:name="anchor8439"/><text:a xlink:type="simple" xlink:href="http://ivo.garant.ru/document/redirect/71109716/41670">Федеральным законом</text:a> от 29 июня 2015 г. N 210-ФЗ в пункт 9 статьи 84.3 настоящего Федерального закона внесены изменения</text:p>
      <text:p text:style-name="s22"><text:a xlink:type="simple" xlink:href="http://ivo.garant.ru/document/redirect/57401788/8439">См. текст пункта в предыдущей редакции</text:a></text:p>
      <text:p text:style-name="s1">9. Лицо, направившее добровольное или обязательное предложение, не позднее чем через 30 дней с даты истечения срока принятия добровольного или обязательного предложения обязано направить в публичное общество и Банк России <text:a xlink:type="simple" xlink:href="http://ivo.garant.ru/document/redirect/71173954/3000">отчет</text:a> об итогах принятия соответствующего предложения. <text:a xlink:type="simple" xlink:href="http://ivo.garant.ru/document/redirect/71173954/0">Требования</text:a> к отчету об итогах принятия добровольного или обязательного предложения и порядку его представления устанавливаются Банком России.</text:p>
      <text:p text:style-name="s1"/>
      <text:p text:style-name="s15"><text:bookmark text:name="anchor844"/><text:span text:style-name="s10">Статья 84.4.</text:span> Изменение добровольного или обязательного предложения</text:p>
      <text:p text:style-name="s9header">ГАРАНТ:</text:p>
      <text:p text:style-name="s9">См. <text:a xlink:type="simple" xlink:href="http://ivo.garant.ru/document/redirect/77130775/844">комментарии</text:a> к статье 84.4 настоящего Федерального закона</text:p>
      <text:p text:style-name="s22header">Информация об изменениях:</text:p>
      <text:p text:style-name="s22"><text:bookmark text:name="anchor8441"/><text:a xlink:type="simple" xlink:href="http://ivo.garant.ru/document/redirect/71109716/3055">Федеральным законом</text:a> от 29 июня 2015 г. N 210-ФЗ в пункт 1 статьи 84.4 настоящего Федерального закона внесены изменения</text:p>
      <text:p text:style-name="s22"><text:a xlink:type="simple" xlink:href="http://ivo.garant.ru/document/redirect/57401788/8441">См. текст пункта в предыдущей редакции</text:a></text:p>
      <text:p text:style-name="s1">1. Лицо, направившее добровольное или обязательное предложение, вправе внести в предложение изменения об увеличении цены приобретаемых ценных бумаг и (или) о сокращении сроков оплаты приобретаемых ценных бумаг.</text:p>
      <text:p text:style-name="s1"><text:bookmark text:name="anchor84412"/>В случае увеличения цены приобретаемых ценных бумаг на основании добровольного или обязательного предложения вместе с соответствующими изменениями к добровольному или обязательному предложению представляется банковская гарантия, обеспечивающая исполнение обязательств по такому предложению в полном объеме с учетом увеличения цены приобретаемых ценных бумаг.</text:p>
      <text:p text:style-name="s1"><text:bookmark text:name="anchor84413"/>В случае поступления в публичное общество конкурирующего предложения, предусмотренного <text:a xlink:type="simple" xlink:href="#anchor845">статьей 84.5</text:a> настоящего Федерального закона, лицо, направившее добровольное или обязательное предложение, вправе продлить срок его принятия не более чем до момента истечения срока принятия последнего конкурирующего предложения.</text:p>
      <text:p text:style-name="s1"><text:bookmark text:name="anchor84414"/>Вносимые в добровольное или обязательное предложение изменения имеют силу для всех владельцев ценных бумаг, в том числе для владельцев ценных бумаг, направивших заявления о продаже ценных бумаг до изменения соответствующего предложения.</text:p>
      <text:p text:style-name="s22header">Информация об изменениях:</text:p>
      <text:p text:style-name="s22"><text:bookmark text:name="anchor8442"/><text:a xlink:type="simple" xlink:href="http://ivo.garant.ru/document/redirect/12154871/16">Федеральным законом</text:a> от 24 июля 2007 г. N 220-ФЗ в пункт 2 статьи 84.4 настоящего Федерального закона внесены изменения</text:p>
      <text:p text:style-name="s22"><text:a xlink:type="simple" xlink:href="http://ivo.garant.ru/document/redirect/5227590/8442">См. текст пункта в предыдущей редакции</text:a></text:p>
      <text:p text:style-name="s1">2. В случае увеличения или уменьшения до истечения срока принятия добровольного или обязательного предложения более чем на 10 процентов доли ценных бумаг, в отношении которых направлено соответствующее предложение, лица, направившего соответствующее предложение, с учетом ценных бумаг, принадлежащих его аффилированным лицам, а также в случае изменения подлежащих указанию в распоряжении о передаче ценных бумаг сведений о лице, направившем добровольное или обязательное предложение, это лицо обязано внести в добровольное или обязательное предложение соответствующие изменения.</text:p>
      <text:p text:style-name="s1"><text:bookmark text:name="anchor84422"/>В случае внесения изменений в добровольное или обязательное предложение менее чем за 25 дней до истечения срока принятия соответствующего предложения этот срок продлевается до 25 дней.</text:p>
      <text:p text:style-name="s1"><text:bookmark text:name="anchor8443"/>3. Изменения, внесенные в добровольное или обязательное предложение, доводятся до сведения владельцев ценных бумаг и лица, направившего предусмотренное <text:a xlink:type="simple" xlink:href="#anchor845">статьей 84.5</text:a> настоящего Федерального закона конкурирующее предложение, в порядке, установленном <text:a xlink:type="simple" xlink:href="#anchor8432">пунктом 2 статьи 84.3</text:a> настоящего Федерального закона.</text:p>
      <text:p text:style-name="s1"/>
      <text:p text:style-name="s15"><text:bookmark text:name="anchor845"/><text:span text:style-name="s10">Статья 84.5.</text:span> Конкурирующее предложение</text:p>
      <text:p text:style-name="s9header">ГАРАНТ:</text:p>
      <text:p text:style-name="s9">См. <text:a xlink:type="simple" xlink:href="http://ivo.garant.ru/document/redirect/57589841/0">Энциклопедии</text:a> и другие <text:a xlink:type="simple" xlink:href="http://ivo.garant.ru/document/redirect/77130775/845">комментарии</text:a> к статье 84.5 настоящего Федерального закона</text:p>
      <text:p text:style-name="s22header">Информация об изменениях:</text:p>
      <text:p text:style-name="s22"><text:bookmark text:name="anchor8451"/><text:a xlink:type="simple" xlink:href="http://ivo.garant.ru/document/redirect/71109716/3561">Федеральным законом</text:a> от 29 июня 2015 г. N 210-ФЗ в пункт 1 статьи 84.5 настоящего Федерального закона внесены изменения</text:p>
      <text:p text:style-name="s22"><text:a xlink:type="simple" xlink:href="http://ivo.garant.ru/document/redirect/57401788/8451">См. текст пункта в предыдущей редакции</text:a></text:p>
      <text:p text:style-name="s1">1. После поступления в публичное общество добровольного или обязательного предложения любое лицо вправе направить другое добровольное предложение в отношении соответствующих ценных бумаг (далее - конкурирующее предложение). Конкурирующее предложение должно быть направлено в публичное общество не позднее чем за 25 дней до истечения срока принятия последнего из ранее полученных публичным обществом предложений.</text:p>
      <text:p text:style-name="s1"><text:bookmark text:name="anchor8452"/>2. Цена приобретаемых ценных бумаг, указанная в конкурирующем предложении, не может быть ниже цены приобретаемых ценных бумаг, указанной в направленном ранее добровольном или обязательном предложении. Количество приобретаемых ценных бумаг, указанное в конкурирующем предложении, не может быть меньше количества приобретаемых ценных бумаг, указанного в направленном ранее добровольном или обязательном предложении, либо в конкурирующем предложении должно предусматриваться приобретение всех ценных бумаг соответствующих вида, категории (типа).</text:p>
      <text:p text:style-name="s22header">Информация об изменениях:</text:p>
      <text:p text:style-name="s22"><text:bookmark text:name="anchor8453"/><text:a xlink:type="simple" xlink:href="http://ivo.garant.ru/document/redirect/71109716/3562">Федеральным законом</text:a> от 29 июня 2015 г. N 210-ФЗ в пункт 3 статьи 84.5 настоящего Федерального закона внесены изменения</text:p>
      <text:p text:style-name="s22"><text:a xlink:type="simple" xlink:href="http://ivo.garant.ru/document/redirect/57401788/8453">См. текст пункта в предыдущей редакции</text:a></text:p>
      <text:p text:style-name="s1">3. На конкурирующее предложение, направляемое до истечения срока принятия добровольного предложения, распространяются требования <text:a xlink:type="simple" xlink:href="#anchor841">статьи 84.1</text:a> настоящего Федерального закона, на конкурирующее предложение, направляемое до истечения срока принятия обязательного предложения, - требования <text:a xlink:type="simple" xlink:href="#anchor842">статьи 84.2</text:a> настоящего Федерального закона. При этом одновременно с направлением конкурирующего предложения владельцам ценных бумаг публичное общество обязано направить его также лицам, ранее направившим добровольное или обязательное предложение, в отношении которого полученное публичным обществом соответствующее предложение является конкурирующим.</text:p>
      <text:p text:style-name="s1"/>
      <text:p text:style-name="s22header">Информация об изменениях:</text:p>
      <text:p text:style-name="s22"><text:bookmark text:name="anchor846"/>Наименование изменено с 1 марта 2025 г. - <text:a xlink:type="simple" xlink:href="http://ivo.garant.ru/document/redirect/409495209/334">Федеральный закон</text:a> от 8 августа 2024 г. N 287-ФЗ</text:p>
      <text:p text:style-name="s22"><text:a xlink:type="simple" xlink:href="http://ivo.garant.ru/document/redirect/76839264/846">См. предыдущую редакцию</text:a></text:p>
      <text:p text:style-name="s15"><text:span text:style-name="s10">Статья 84.6.</text:span> Порядок принятия решений органами публичного общества после получения добровольного или обязательного предложения</text:p>
      <text:p text:style-name="s9header">ГАРАНТ:</text:p>
      <text:p text:style-name="s9">См. <text:a xlink:type="simple" xlink:href="http://ivo.garant.ru/document/redirect/77130775/846">комментарии</text:a> к статье 84.6 настоящего Федерального закона</text:p>
      <text:p text:style-name="s22header">Информация об изменениях:</text:p>
      <text:p text:style-name="s22"><text:bookmark text:name="anchor8461"/>Пункт 1 изменен с 1 марта 2025 г. - <text:a xlink:type="simple" xlink:href="http://ivo.garant.ru/document/redirect/409495209/335">Федеральный закон</text:a> от 8 августа 2024 г. N 287-ФЗ</text:p>
      <text:p text:style-name="s22"><text:a xlink:type="simple" xlink:href="http://ivo.garant.ru/document/redirect/76839264/8461">См. предыдущую редакцию</text:a></text:p>
      <text:p text:style-name="s1">1. После получения публичным обществом добровольного или обязательного предложения решения по следующим вопросам принимаются только общим собранием акционеров публичного общества:</text:p>
      <text:p text:style-name="s1"><text:bookmark text:name="anchor84612"/>увеличение уставного капитала публичного общества путем размещения дополнительных акций в пределах количества и категорий (типов) объявленных акций;</text:p>
      <text:p text:style-name="s1"><text:bookmark text:name="anchor84613"/>размещение публичным обществом ценных бумаг, конвертируемых в акции, в том числе опционов публичного общества;</text:p>
      <text:p text:style-name="s1"><text:bookmark text:name="anchor84614"/>согласие на совершение или последующее одобрение сделки или нескольких взаимосвязанных сделок, связанных с приобретением, отчуждением либо возможностью отчуждения публичным обществом прямо или косвенно имущества, стоимость которого составляет 10 и более процентов балансовой стоимости активов публичного общества, определенной по данным его бухгалтерской (финансовой) отчетности на последнюю отчетную дату, если только такие сделки не совершаются в процессе обычной хозяйственной деятельности публичного общества либо не были совершены до получения публичным обществом добровольного или обязательного предложения, а в случае получения публичным обществом добровольного или обязательного предложения о приобретении публично обращаемых ценных бумаг - до момента раскрытия информации о направлении соответствующего предложения в публичное общество;</text:p>
      <text:p text:style-name="s1"><text:bookmark text:name="anchor84615"/>согласие на совершение или последующее одобрение сделок, в совершении которых имеется заинтересованность;</text:p>
      <text:p text:style-name="s1"><text:bookmark text:name="anchor84616"/>приобретение публичным обществом размещенных акций в случаях, предусмотренных настоящим <text:span text:style-name="s8">Федеральным законом</text:span>;</text:p>
      <text:p text:style-name="s1"><text:bookmark text:name="anchor84617"/>увеличение вознаграждения лицам, занимающим должности в органах управления публичного общества, установление условий прекращения их полномочий, в том числе установление или увеличение компенсаций, выплачиваемых этим лицам, в случае прекращения их полномочий.</text:p>
      <text:p text:style-name="s1"><text:bookmark text:name="anchor846018"/>Действие ограничений, устанавливаемых настоящим пунктом, прекращается по истечении 20 дней после окончания срока принятия добровольного или обязательного предложения. В случае, если до этого момента лицо, которое по итогам принятия добровольного или обязательного предложения приобрело более 30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 потребует проведения заседания или заочного голосования для принятия решения общим собранием акционеров по вопросу об избрании членов совета директоров (наблюдательного совета) публичного общества, ограничения, устанавливаемые настоящим пунктом, действуют до подведения итогов голосования по указанному вопросу.</text:p>
      <text:p text:style-name="s22header">Информация об изменениях:</text:p>
      <text:p text:style-name="s22"><text:bookmark text:name="anchor8462"/><text:a xlink:type="simple" xlink:href="http://ivo.garant.ru/document/redirect/71109716/3565">Федеральным законом</text:a> от 29 июня 2015 г. N 210-ФЗ в пункт 2 статьи 84.6 настоящего Федерального закона внесены изменения</text:p>
      <text:p text:style-name="s22"><text:a xlink:type="simple" xlink:href="http://ivo.garant.ru/document/redirect/57401788/8462">См. текст пункта в предыдущей редакции</text:a></text:p>
      <text:p text:style-name="s1">2. Сделка, совершенная публичным обществом с нарушением требований <text:a xlink:type="simple" xlink:href="#anchor8461">пункта 1</text:a> настоящей статьи, может быть признана недействительной по иску публичного общества, акционера либо направившего добровольное или обязательное предложение лица.</text:p>
      <text:p text:style-name="s1"/>
      <text:p text:style-name="s22header">Информация об изменениях:</text:p>
      <text:p text:style-name="s22"><text:bookmark text:name="anchor847"/><text:a xlink:type="simple" xlink:href="http://ivo.garant.ru/document/redirect/71109716/3581">Федеральным законом</text:a> от 29 июня 2015 г. N 210-ФЗ в наименование статьи 84.7 настоящего Федерального закона внесены изменения</text:p>
      <text:p text:style-name="s22"><text:a xlink:type="simple" xlink:href="http://ivo.garant.ru/document/redirect/57401788/847">См. текст наименования в предыдущей редакции</text:a></text:p>
      <text:p text:style-name="s15"><text:span text:style-name="s10">Статья 84.7.</text:span> Выкуп лицом, которое приобрело более 95 процентов акций публичного общества, ценных бумаг публичного общества по требованию их владельцев</text:p>
      <text:p text:style-name="s9header">ГАРАНТ:</text:p>
      <text:p text:style-name="s9">См. <text:span text:style-name="s8">Энциклопедии</text:span>, <text:a xlink:type="simple" xlink:href="http://ivo.garant.ru/document/redirect/77530478/0">позиции высших судов</text:a> и другие <text:a xlink:type="simple" xlink:href="http://ivo.garant.ru/document/redirect/77130775/847">комментарии</text:a> к статье 84.7 настоящего Федерального закона</text:p>
      <text:p text:style-name="s9"><text:a xlink:type="simple" xlink:href="http://ivo.garant.ru/document/redirect/12144133/7">Федеральным законом</text:a> от 5 января 2006 г. N 7-ФЗ установлены особенности выкупа ценных бумаг, осуществляемого в соответствии со статьей 84.7 настоящего Федерального закона</text:p>
      <text:p text:style-name="s22header">Информация об изменениях:</text:p>
      <text:p text:style-name="s22"><text:bookmark text:name="anchor8471"/><text:a xlink:type="simple" xlink:href="http://ivo.garant.ru/document/redirect/71109716/3582">Федеральным законом</text:a> от 29 июня 2015 г. N 210-ФЗ в пункт 1 статьи 84.7 настоящего Федерального закона внесены изменения</text:p>
      <text:p text:style-name="s22"><text:a xlink:type="simple" xlink:href="http://ivo.garant.ru/document/redirect/57401788/8471">См. текст пункта в предыдущей редакции</text:a></text:p>
      <text:p text:style-name="s1"><text:a xlink:type="simple" xlink:href="http://ivo.garant.ru/document/redirect/12172663/0">1.</text:a> Лицо, которое в результате добровольного предложения о приобретении всех ценных бумаг публичного общества, предусмотренных <text:a xlink:type="simple" xlink:href="#anchor8421">пунктом 1 статьи 84.2</text:a> настоящего Федерального закона, или обязательного предложения стало владельцем более 95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 обязано выкупить принадлежащие иным лицам остальные акции публичного общества, а также эмиссионные ценные бумаги, конвертируемые в такие акции публичного общества, по требованию их владельцев.</text:p>
      <text:p text:style-name="s22header">Информация об изменениях:</text:p>
      <text:p text:style-name="s22"><text:bookmark text:name="anchor8472"/><text:a xlink:type="simple" xlink:href="http://ivo.garant.ru/document/redirect/71109716/35830">Федеральным законом</text:a> от 29 июня 2015 г. N 210-ФЗ в пункт 2 статьи 84.7 настоящего Федерального закона внесены изменения</text:p>
      <text:p text:style-name="s22"><text:a xlink:type="simple" xlink:href="http://ivo.garant.ru/document/redirect/57401788/8472">См. текст пункта в предыдущей редакции</text:a></text:p>
      <text:p text:style-name="s1">2. Лицо, указанное в <text:a xlink:type="simple" xlink:href="#anchor8471">пункте 1</text:a> настоящей статьи, в течение 35 дней с даты приобретения соответствующей доли ценных бумаг обязано направить владельцам ценных бумаг, имеющим право требовать выкупа ценных бумаг, уведомление о наличии у них такого права.</text:p>
      <text:p text:style-name="s1"><text:bookmark text:name="anchor84722"/>В уведомлении о праве требовать выкупа ценных бумаг должны быть указаны:</text:p>
      <text:p text:style-name="s1">имя или наименование лица, указанного в <text:a xlink:type="simple" xlink:href="#anchor8471">пункте 1</text:a> настоящей статьи, и иные сведения, предусмотренные <text:a xlink:type="simple" xlink:href="#anchor8413">пунктом 3 статьи 84.1</text:a> настоящего Федерального закона, а также информация о его месте жительства или месте нахождения;</text:p>
      <text:p text:style-name="s1"><text:bookmark text:name="anchor84724"/>имя или наименование акционеров публичного общества, являющихся аффилированными лицами лица, указанного в <text:a xlink:type="simple" xlink:href="#anchor8471">пункте 1</text:a> настоящей статьи;</text:p>
      <text:p text:style-name="s1"><text:bookmark text:name="anchor84725"/>количество акций публичного общества, принадлежащих лицу, указанному в <text:a xlink:type="simple" xlink:href="#anchor8471">пункте 1</text:a> настоящей статьи, и его аффилированным лицам;</text:p>
      <text:p text:style-name="s1"><text:bookmark text:name="anchor847225"/>цена выкупаемых ценных бумаг или порядок ее определения (с учетом требований <text:a xlink:type="simple" xlink:href="#anchor84126">абзаца шестого пункта 2 статьи 84.1</text:a> настоящего Федерального закона), а также ее обоснование, в том числе сведения о соответствии предлагаемой цены выкупаемых ценных бумаг требованиям <text:a xlink:type="simple" xlink:href="#anchor8476">пункта 6</text:a> настоящей статьи;</text:p>
      <text:p text:style-name="s1"><text:bookmark text:name="anchor847226"/>порядок оплаты приобретаемых ценных бумаг;</text:p>
      <text:p text:style-name="s1"><text:bookmark text:name="anchor84728"/>абзац восьмой <text:a xlink:type="simple" xlink:href="http://ivo.garant.ru/document/redirect/71109716/9010">утратил силу</text:a> с 1 июля 2016 г.;</text:p>
      <text:p text:style-name="s22header">Информация об изменениях:</text:p>
      <text:p text:style-name="s22">См. текст <text:a xlink:type="simple" xlink:href="http://ivo.garant.ru/document/redirect/57401789/84728">абзаца восьмого пункта 2 статьи 84.7</text:a></text:p>
      <text:p text:style-name="s1">сведения о лице, указанном в <text:a xlink:type="simple" xlink:href="#anchor8471">пункте 1</text:a> настоящей статьи, подлежащие указанию в распоряжении о передаче ценных бумаг;</text:p>
      <text:p text:style-name="s1">сведения о гаранте, предоставившем банковскую гарантию в соответствии с <text:a xlink:type="simple" xlink:href="#anchor8473">пунктом 3</text:a> настоящей статьи, и условия банковской гарантии.</text:p>
      <text:p text:style-name="s1"><text:bookmark text:name="anchor847211"/>В случае определения рыночной стоимости выкупаемых ценных бумаг оценщиком к уведомлению о праве требовать выкупа ценных бумаг, направляемому в публичное общество, должна прилагаться копия отчета оценщика о рыночной стоимости выкупаемых ценных бумаг.</text:p>
      <text:p text:style-name="s1"><text:bookmark text:name="anchor847212"/>Уведомление о праве требовать выкупа ценных бумаг должно предусматривать оплату выкупаемых ценных бумаг деньгами.</text:p>
      <text:p text:style-name="s1"><text:bookmark text:name="anchor847213"/>В уведомлении о праве требовать выкупа ценных бумаг должна содержаться сделанная Банком России отметка о дате представления ему уведомления, предусмотренного <text:a xlink:type="simple" xlink:href="#anchor849">статьей 84.9</text:a> настоящего Федерального закона.</text:p>
      <text:p text:style-name="s1"><text:bookmark text:name="anchor847216"/>Направление уведомления о праве требовать выкупа ценных бумаг осуществляется через общество. Полученное уведомление публичным обществом направляется владельцам ценных бумаг в порядке, установленном <text:a xlink:type="simple" xlink:href="#anchor8432">пунктом 2 статьи 84.3</text:a> настоящего Федерального закона.</text:p>
      <text:p text:style-name="s1"><text:bookmark text:name="anchor8473"/>3. К уведомлению должна быть приложена банковская гарантия, соответствующая требованиям <text:a xlink:type="simple" xlink:href="#anchor8415">пункта 5 статьи 84.1</text:a> настоящего Федерального закона.</text:p>
      <text:p text:style-name="s22header">Информация об изменениях:</text:p>
      <text:p text:style-name="s22"><text:bookmark text:name="anchor8474"/><text:a xlink:type="simple" xlink:href="http://ivo.garant.ru/document/redirect/71109716/3584">Федеральным законом</text:a> от 29 июня 2015 г. N 210-ФЗ в пункт 4 статьи 84.7 настоящего Федерального закона внесены изменения</text:p>
      <text:p text:style-name="s22"><text:a xlink:type="simple" xlink:href="http://ivo.garant.ru/document/redirect/57401788/8474">См. текст пункта в предыдущей редакции</text:a></text:p>
      <text:p text:style-name="s1">4. Требования владельцев о выкупе принадлежащих им ценных бумаг могут быть предъявлены не позднее чем через шесть месяцев со дня направления им уведомлений о праве требовать выкупа ценных бумаг публичным обществом.</text:p>
      <text:p text:style-name="s1"><text:bookmark text:name="anchor84742"/>Требования владельцев о выкупе принадлежащих им ценных бумаг направляются владельцами этих ценных бумаг лицу, указанному в <text:a xlink:type="simple" xlink:href="#anchor8471">пункте 1</text:a> настоящей статьи, с приложением документов, подтверждающих списание выкупаемых ценных бумаг с лицевого счета (счета депо) владельца ценных бумаг для последующего зачисления их на лицевой счет (счет депо) лица, указанного в <text:a xlink:type="simple" xlink:href="#anchor8471">пункте 1</text:a> настоящей статьи.</text:p>
      <text:p text:style-name="s1"><text:bookmark text:name="anchor84743"/>В требованиях владельцев о выкупе принадлежащих им ценных бумаг должны быть указаны вид, категория (тип) и количество ценных бумаг, подлежащих выкупу.</text:p>
      <text:p text:style-name="s1"><text:bookmark text:name="anchor84744"/>Владелец ценных бумаг обязан передать ценные бумаги свободными от любых прав третьих лиц.</text:p>
      <text:p text:style-name="s1"><text:bookmark text:name="anchor8475"/>5. Лицо, указанное в <text:a xlink:type="simple" xlink:href="#anchor8471">пункте 1</text:a> настоящей статьи, обязано оплатить выкупаемые в соответствии с настоящей статьей ценные бумаги в течение 15 дней с даты получения документов, предусмотренных <text:a xlink:type="simple" xlink:href="#anchor8474">пунктом 4</text:a> настоящей статьи.</text:p>
      <text:p text:style-name="s22header">Информация об изменениях:</text:p>
      <text:p text:style-name="s22"><text:bookmark text:name="anchor8476"/><text:a xlink:type="simple" xlink:href="http://ivo.garant.ru/document/redirect/71109716/3585">Федеральным законом</text:a> от 29 июня 2015 г. N 210-ФЗ в пункт 6 статьи 84.7 настоящего Федерального закона внесены изменения</text:p>
      <text:p text:style-name="s22"><text:a xlink:type="simple" xlink:href="http://ivo.garant.ru/document/redirect/57401788/8476">См. текст пункта в предыдущей редакции</text:a></text:p>
      <text:p text:style-name="s1">6. Выкуп ценных бумаг осуществляется по цене, определенной в порядке, предусмотренном <text:a xlink:type="simple" xlink:href="#anchor8424">пунктом 4 статьи 84.2</text:a> настоящего Федерального закона. При этом указанная цена не может быть ниже:</text:p>
      <text:p text:style-name="s1"><text:bookmark text:name="anchor84842"/>цены, по которой такие ценные бумаги приобретались на основании добровольного или обязательного предложения, в результате которого лицо, указанное в <text:a xlink:type="simple" xlink:href="#anchor8471">пункте 1</text:a> настоящей статьи, стало владельцем более 95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text:p>
      <text:p text:style-name="s1"><text:bookmark text:name="anchor84843"/>наибольшей цены, по которой лицо, указанное в <text:a xlink:type="simple" xlink:href="#anchor8471">пункте 1</text:a> настоящей статьи, или его аффилированные лица приобрели либо обязались приобрести эти ценные бумаги после истечения срока принятия добровольного или обязательного предложения, в результате которого лицо, указанное в <text:a xlink:type="simple" xlink:href="#anchor8471">пункте 1</text:a> настоящей статьи, стало владельцем более 95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text:p>
      <text:p text:style-name="s22header">Информация об изменениях:</text:p>
      <text:p text:style-name="s22"><text:bookmark text:name="anchor8477"/><text:a xlink:type="simple" xlink:href="http://ivo.garant.ru/document/redirect/71109716/3087">Федеральным законом</text:a> от 29 июня 2015 г. N 210-ФЗ пункт 7 статьи 84.7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77">См. текст пункта в предыдущей редакции</text:a></text:p>
      <text:p text:style-name="s1">7. В случае неисполнения лицом, указанным в <text:a xlink:type="simple" xlink:href="#anchor8471">пункте 1</text:a> настоящей статьи, обязанности оплатить в срок выкупаемые ценные бумаги владелец ценных бумаг по своему выбору вправе представить гаранту, выдавшему банковскую гарантию согласно <text:a xlink:type="simple" xlink:href="#anchor8473">пункту 3</text:a> настоящей статьи, требование об оплате цены выкупаемых ценных бумаг с приложением документов, подтверждающих направление в соответствии с правилами настоящей статьи требования о выкупе принадлежащих ему ценных бумаг, и документов, подтверждающих наличие записи об установлении ограничения распоряжения ценными бумагами, в отношении которых подано требование об их выкупе, по счету, на котором учитываются права владельца на ценные бумаги, или по счету иностранного номинального держателя.</text:p>
      <text:p text:style-name="s22header">Информация об изменениях:</text:p>
      <text:p text:style-name="s22"><text:bookmark text:name="anchor8478"/><text:a xlink:type="simple" xlink:href="http://ivo.garant.ru/document/redirect/71109716/3085">Федеральным законом</text:a> от 29 июня 2015 г. N 210-ФЗ в пункт 8 статьи 84.7 настоящего Федерального закона внесены изменения, <text:a xlink:type="simple" xlink:href="http://ivo.garant.ru/document/redirect/71109716/2704">вступающие в силу</text:a> с 1 июля 2016 г.</text:p>
      <text:p text:style-name="s22"><text:a xlink:type="simple" xlink:href="http://ivo.garant.ru/document/redirect/57401789/8478">См. текст пункта в предыдущей редакции</text:a></text:p>
      <text:p text:style-name="s1">8. В случае неисполнения лицом, указанным в <text:a xlink:type="simple" xlink:href="#anchor8471">пункте 1</text:a> настоящей статьи, обязанности направить уведомление о праве требовать выкупа ценных бумаг в соответствии с <text:a xlink:type="simple" xlink:href="#anchor8472">пунктом 2</text:a> настоящей статьи, владелец ценных бумаг, подлежащих выкупу, вправе предъявить требование о выкупе принадлежащих ему ценных бумаг с приложением копии представленного держателю реестра владельцев ценных бумаг распоряжения о передаче выкупаемых ценных бумаг лицу, указанному в пункте 1 настоящей статьи. Такое требование может быть предъявлено в течение одного года со дня, когда владелец ценных бумаг узнал о возникновении у него права требовать выкупа ценных бумаг, но не ранее истечения срока, указанного в пункте 2 настоящей статьи.</text:p>
      <text:p text:style-name="s1"><text:bookmark text:name="anchor84782"/>Со дня получения регистратором общества указанного распоряжения владельца ценных бумаг, зарегистрированного в реестре акционеров общества, регистратор общества вносит запись об ограничении операций, связанных с распоряжением ценными бумагами, в том числе передачей их в залог или обременением другими способами, по счету, на котором учитываются его права на ценные бумаги.</text:p>
      <text:p text:style-name="s1"><text:bookmark text:name="anchor84783"/>Лицо, указанное в <text:a xlink:type="simple" xlink:href="#anchor8471">пункте 1</text:a> настоящей статьи, обязано оплатить выкупаемые ценные бумаги в течение 17 дней со дня получения требования о выкупе ценных бумаг.</text:p>
      <text:p text:style-name="s1"><text:bookmark text:name="anchor84784"/>В течение трех дней после представления лицом, указанным в <text:a xlink:type="simple" xlink:href="#anchor8471">пункте 1</text:a> настоящей статьи, документов об оплате выкупаемых ценных бумаг регистратор обязан списать выкупаемые ценные бумаги с лицевого счета владельца ценных бумаг без его распоряжения и зачислить их на лицевой счет лица, указанного в пункте 1 настоящей статьи.</text:p>
      <text:p text:style-name="s1"><text:bookmark text:name="anchor84785"/>Ограничения распоряжения владельцем указанными ценными бумагами снимаются, если лицо, указанное в <text:a xlink:type="simple" xlink:href="#anchor8471">пункте 1</text:a> настоящей статьи, не представило регистратору общества документы, подтверждающие оплату выкупаемых ценных бумаг в порядке, предусмотренном настоящей статьей.</text:p>
      <text:p text:style-name="s22header">Информация об изменениях:</text:p>
      <text:p text:style-name="s22"><text:bookmark text:name="anchor8479"/><text:a xlink:type="simple" xlink:href="http://ivo.garant.ru/document/redirect/71109716/3086">Федеральным законом</text:a> от 29 июня 2015 г. N 210-ФЗ в пункт 9 статьи 84.7 настоящего Федерального закона внесены изменения</text:p>
      <text:p text:style-name="s22"><text:a xlink:type="simple" xlink:href="http://ivo.garant.ru/document/redirect/57401788/8479">См. текст пункта в предыдущей редакции</text:a></text:p>
      <text:p text:style-name="s1">9. Лицо, указанное в <text:a xlink:type="simple" xlink:href="#anchor8471">пункте 1</text:a> настоящей статьи, вместо исполнения обязанностей, указанных в <text:a xlink:type="simple" xlink:href="#anchor8471">пунктах 1-7</text:a> настоящей статьи, вправе направить в публичное общество требование о выкупе ценных бумаг в соответствии со <text:a xlink:type="simple" xlink:href="#anchor848">статьей 84.8</text:a> настоящего Федерального закона. При этом лицо, указанное в пункте 1 настоящей статьи, обязано выполнить требования владельцев ценных бумаг о выкупе принадлежащих им ценных бумаг, предъявленные в соответствии с <text:a xlink:type="simple" xlink:href="#anchor8478">пунктом 8</text:a> настоящей статьи до направления лицом, указанным в пункте 1 настоящей статьи, в публичное общество требования о выкупе ценных бумаг в соответствии со статьей 84.8 настоящего Федерального закона.</text:p>
      <text:p text:style-name="s1"/>
      <text:p text:style-name="s9header">ГАРАНТ:</text:p>
      <text:p text:style-name="s9"><text:bookmark text:name="anchor848"/>О конституционно-правовом смысле положений статьи 84.8 настоящего Федерального закона см. Определения Конституционного Суда РФ <text:a xlink:type="simple" xlink:href="http://ivo.garant.ru/document/redirect/12157010/11">от 3 июля 2007 г. N 681-О-П</text:a>, <text:a xlink:type="simple" xlink:href="http://ivo.garant.ru/document/redirect/1784897/11">от 3 июля 2007 г. N 714-О-П</text:a>, <text:a xlink:type="simple" xlink:href="http://ivo.garant.ru/document/redirect/1784898/11">от 3 июля 2007 г. N 713-О-П</text:a></text:p>
      <text:p text:style-name="s22header">Информация об изменениях:</text:p>
      <text:p text:style-name="s22"><text:a xlink:type="simple" xlink:href="http://ivo.garant.ru/document/redirect/71109716/3591">Федеральным законом</text:a> от 29 июня 2015 г. N 210-ФЗ в наименование статьи 84.8 настоящего Федерального закона внесены изменения</text:p>
      <text:p text:style-name="s22"><text:a xlink:type="simple" xlink:href="http://ivo.garant.ru/document/redirect/57401788/848">См. текст наименования в предыдущей редакции</text:a></text:p>
      <text:p text:style-name="s15"><text:span text:style-name="s10">Статья 84.8.</text:span> Выкуп ценных бумаг публичного общества по требованию лица, которое приобрело более 95 процентов акций публичного общества</text:p>
      <text:p text:style-name="s9header">ГАРАНТ:</text:p>
      <text:p text:style-name="s9">См. <text:span text:style-name="s8">Энциклопедии</text:span>, <text:a xlink:type="simple" xlink:href="http://ivo.garant.ru/document/redirect/77532161/0">позиции высших судов</text:a> и другие <text:a xlink:type="simple" xlink:href="http://ivo.garant.ru/document/redirect/77130775/848">комментарии</text:a> к статье 84.8 настоящего Федерального закона</text:p>
      <text:p text:style-name="s22header">Информация об изменениях:</text:p>
      <text:p text:style-name="s22"><text:bookmark text:name="anchor8481"/><text:a xlink:type="simple" xlink:href="http://ivo.garant.ru/document/redirect/71109716/3592">Федеральным законом</text:a> от 29 июня 2015 г. N 210-ФЗ в пункт 1 статьи 84.8 настоящего Федерального закона внесены изменения</text:p>
      <text:p text:style-name="s22"><text:a xlink:type="simple" xlink:href="http://ivo.garant.ru/document/redirect/57401788/8481">См. текст пункта в предыдущей редакции</text:a></text:p>
      <text:p text:style-name="s1"><text:span text:style-name="s8">1.</text:span> Лицо, указанное в <text:a xlink:type="simple" xlink:href="#anchor8471">пункте 1 статьи 84.7</text:a> настоящего Федерального закона, вправе выкупить у акционеров - владельцев акций публичного общества, указанных в <text:a xlink:type="simple" xlink:href="#anchor8411">пункте 1 статьи 84.1</text:a> настоящего Федерального закона, а также у владельцев эмиссионных ценных бумаг, конвертируемых в такие акции публичного общества, указанные ценные бумаги.</text:p>
      <text:p text:style-name="s1"><text:bookmark text:name="anchor84812"/>Лицо, указанное в <text:a xlink:type="simple" xlink:href="#anchor8471">пункте 1 статьи 84.7</text:a> настоящего Федерального закона, вправе направить в публичное общество требование о выкупе указанных ценных бумаг в течение шести месяцев с момента истечения срока принятия добровольного предложения о приобретении всех ценных бумаг публичного общества, предусмотренных <text:a xlink:type="simple" xlink:href="#anchor8421">пунктом 1 статьи 84.2</text:a> настоящего Федерального закона, или обязательного предложения, если в результате принятия соответствующего добровольного предложения или обязательного предложения было приобретено не менее чем 10 процентов общего количества акций публичного общества, указанных в <text:a xlink:type="simple" xlink:href="#anchor8411">пункте 1 статьи 84.1</text:a> настоящего Федерального закона.</text:p>
      <text:p text:style-name="s1"><text:bookmark text:name="anchor84813"/>Требование о выкупе ценных бумаг направляется владельцам выкупаемых ценных бумаг через публичное общество.</text:p>
      <text:p text:style-name="s22header">Информация об изменениях:</text:p>
      <text:p text:style-name="s22"><text:bookmark text:name="anchor84811"/><text:a xlink:type="simple" xlink:href="http://ivo.garant.ru/document/redirect/71435490/121">Федеральным законом</text:a> от 3 июля 2016 г. N 338-ФЗ статья 84.8 настоящего Федерального закона дополнена пунктом 1.1</text:p>
      <text:p text:style-name="s1">1.1. Лицо, которое являлось единственным акционером реорганизуемого в форме слияния либо присоединения публичного общества и в результате реорганизации стало владельцем более 95 процентов акций публичного общества, созданного путем реорганизации в форме слияния, или публичного общества, реорганизованного в форме присоединения, с учетом акций, принадлежащих этому лицу и его аффилированным лицам, в течение пяти лет с момента такой реорганизации вправе направить в публичное общество добровольное предложение о приобретении ценных бумаг публичного общества, предусмотренных <text:a xlink:type="simple" xlink:href="#anchor8411">пунктом 1 статьи 84.1</text:a> настоящего Федерального закона.</text:p>
      <text:p text:style-name="s1"><text:bookmark text:name="anchor848112"/>Это лицо вправе направить в публичное общество требование о выкупе таких ценных бумаг в течение шести месяцев с момента истечения срока принятия указанного в <text:a xlink:type="simple" xlink:href="#anchor84811">абзаце первом</text:a> настоящего пункта добровольного предложения, если в результате его принятия было приобретено не менее чем 50 процентов от общего количества акций публичного общества, указанных в <text:a xlink:type="simple" xlink:href="#anchor8411">пункте 1 статьи 84.1</text:a> настоящего Федерального закона, не принадлежащих этому лицу и его аффилированным лицам.</text:p>
      <text:p text:style-name="s22header">Информация об изменениях:</text:p>
      <text:p text:style-name="s22"><text:bookmark text:name="anchor8482"/><text:a xlink:type="simple" xlink:href="http://ivo.garant.ru/document/redirect/71109716/3593">Федеральным законом</text:a> от 29 июня 2015 г. N 210-ФЗ пункт 2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2">См. текст пункта в предыдущей редакции</text:a></text:p>
      <text:p text:style-name="s1">2. В требовании о выкупе ценных бумаг должны быть указаны:</text:p>
      <text:p text:style-name="s1"><text:bookmark text:name="anchor84822"/>имя или наименование лица, указанного в <text:a xlink:type="simple" xlink:href="#anchor8481">пункте 1</text:a> настоящей статьи, и иные предусмотренные <text:a xlink:type="simple" xlink:href="#anchor8413">пунктом 3 статьи 84.1</text:a> настоящего Федерального закона сведения, а также сведения о его месте жительства либо месте нахождения;</text:p>
      <text:p text:style-name="s1"><text:bookmark text:name="anchor84823"/>имя или наименование акционеров публичного общества, являющихся аффилированными лицами лица, указанного в <text:a xlink:type="simple" xlink:href="#anchor8481">пункте 1</text:a> настоящей статьи;</text:p>
      <text:p text:style-name="s1"><text:bookmark text:name="anchor84824"/>количество акций публичного общества, принадлежащих лицу, указанному в <text:a xlink:type="simple" xlink:href="#anchor8481">пункте 1</text:a> настоящей статьи, и его аффилированным лицам;</text:p>
      <text:p text:style-name="s1"><text:bookmark text:name="anchor84825"/>вид, категория (тип) выкупаемых ценных бумаг;</text:p>
      <text:p text:style-name="s1"><text:bookmark text:name="anchor84826"/>цена выкупаемых ценных бумаг и сведения о соответствии предлагаемой цены требованиям <text:a xlink:type="simple" xlink:href="#anchor8484">пункта 4</text:a> настоящей статьи;</text:p>
      <text:p text:style-name="s1"><text:bookmark text:name="anchor84827"/>дата, на которую определяются (фиксируются) владельцы выкупаемых ценных бумаг и которая не может быть установлена ранее чем через 45 дней и позднее чем через 60 дней после направления требования о выкупе ценных бумаг в публичное общество;</text:p>
      <text:p text:style-name="s1"><text:bookmark text:name="anchor84828"/>срок оплаты выкупаемых ценных бумаг, который не может быть более чем 25 дней со дня, на который определяются (фиксируются) владельцы выкупаемых ценных бумаг. В случае, если на выкупаемые ценные бумаги установлено ограничение в связи с наложением на них ареста, указанный срок исчисляется со дня, когда лицо, заявившее требование о выкупе, узнало или должно было узнать об отмене либо о снятии ареста в отношении таких ценных бумаг;</text:p>
      <text:p text:style-name="s1"><text:bookmark text:name="anchor84829"/>сведения о нотариусе, в депозит которого будут перечислены средства в случаях, предусмотренных <text:a xlink:type="simple" xlink:href="#anchor8487">пунктами 7</text:a> и <text:a xlink:type="simple" xlink:href="#anchor84871">7.1</text:a> настоящей статьи.</text:p>
      <text:p text:style-name="s1"><text:bookmark text:name="anchor848210"/>В требовании о выкупе ценных бумаг должна содержаться сделанная Банком России отметка о дате представления ему предварительного уведомления, предусмотренного <text:a xlink:type="simple" xlink:href="#anchor849">статьей 84.9</text:a> настоящего Федерального закона.</text:p>
      <text:p text:style-name="s1"><text:bookmark text:name="anchor842113"/>К требованию о выкупе ценных бумаг, направляемому в публичное общество, должна прилагаться копия отчета оценщика о рыночной стоимости выкупаемых ценных бумаг.</text:p>
      <text:p text:style-name="s22header">Информация об изменениях:</text:p>
      <text:p text:style-name="s22"><text:bookmark text:name="anchor8483"/><text:a xlink:type="simple" xlink:href="http://ivo.garant.ru/document/redirect/71109716/3594">Федеральным законом</text:a> от 29 июня 2015 г. N 210-ФЗ пункт 3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3">См. текст пункта в предыдущей редакции</text:a></text:p>
      <text:p text:style-name="s1">3. Полученное требование о выкупе ценных бумаг направляется публичным обществом владельцам выкупаемых ценных бумаг в порядке, предусмотренном <text:a xlink:type="simple" xlink:href="#anchor8432">пунктом 2 статьи 84.3</text:a> настоящего Федерального закона. В случае, если выкупаемые ценные бумаги являлись предметом залога или иного обременения, требование о выкупе ценных бумаг также направляется залогодержателю либо лицу, в интересах которого установлено обременение.</text:p>
      <text:p text:style-name="s22header">Информация об изменениях:</text:p>
      <text:p text:style-name="s22"><text:bookmark text:name="anchor8484"/><text:a xlink:type="simple" xlink:href="http://ivo.garant.ru/document/redirect/71435490/122">Федеральным законом</text:a> от 3 июля 2016 г. N 338-ФЗ в пункт 4 статьи 84.8 настоящего Федерального закона внесены изменения</text:p>
      <text:p text:style-name="s22"><text:a xlink:type="simple" xlink:href="http://ivo.garant.ru/document/redirect/57409749/8484">См. текст пункта в предыдущей редакции</text:a></text:p>
      <text:p text:style-name="s1">4. Выкуп ценных бумаг осуществляется по цене не ниже рыночной стоимости выкупаемых ценных бумаг, которая должна быть определена оценщиком. При этом указанная цена не может быть ниже:</text:p>
      <text:p text:style-name="s1"><text:bookmark text:name="anchor848402"/>цены, по которой ценные бумаги приобретались на основании добровольного или обязательного предложения, в результате которого лицо, указанное в <text:a xlink:type="simple" xlink:href="#anchor8471">пункте 1 статьи 84.7</text:a> настоящего Федерального закона, стало владельцем более 95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text:p>
      <text:p text:style-name="s1"><text:bookmark text:name="anchor848403"/>наибольшей цены, по которой лицо, указанное в <text:a xlink:type="simple" xlink:href="#anchor8481">пункте 1</text:a> настоящей статьи, или его аффилированные лица приобрели либо обязались приобрести эти ценные бумаги после истечения срока принятия добровольного или обязательного предложения, в результате которого лицо, указанное в <text:a xlink:type="simple" xlink:href="#anchor8471">пункте 1 статьи 84.7</text:a> настоящего Федерального закона, стало владельцем более 95 процентов общего количества акций публичного общества, указанных в <text:a xlink:type="simple" xlink:href="#anchor8411">пункте 1 статьи 84.1</text:a> настоящего Федерального закона, с учетом акций, принадлежащих этому лицу и его аффилированным лицам;</text:p>
      <text:p text:style-name="s1"><text:bookmark text:name="anchor848404"/>цены, по которой ценные бумаги приобретались на основании добровольного предложения в соответствии с положениями <text:a xlink:type="simple" xlink:href="#anchor84811">пункта 1.1</text:a> настоящей статьи, в случае осуществления выкупа лицом, указанным в пункте 1.1 настоящей статьи.</text:p>
      <text:p text:style-name="s1"><text:bookmark text:name="anchor84844"/>Оплата выкупаемых ценных бумаг осуществляется только деньгами.</text:p>
      <text:p text:style-name="s1"><text:bookmark text:name="anchor84845"/>Владелец ценных бумаг, не согласившийся с ценой выкупаемых ценных бумаг, вправе обратиться в арбитражный суд с иском о возмещении убытков, причиненных в связи с ненадлежащим определением цены выкупаемых ценных бумаг. Указанный иск может быть предъявлен в течение шести месяцев со дня, когда такой владелец ценных бумаг узнал о списании с его лицевого счета (счета депо) выкупаемых ценных бумаг. Предъявление владельцем ценных бумаг указанного иска в арбитражный суд не является основанием для приостановления выкупа ценных бумаг или признания его недействительным.</text:p>
      <text:p text:style-name="s22header">Информация об изменениях:</text:p>
      <text:p text:style-name="s22"><text:bookmark text:name="anchor8485"/><text:a xlink:type="simple" xlink:href="http://ivo.garant.ru/document/redirect/71109716/926">Федеральным законом</text:a> от 29 июня 2015 г. N 210-ФЗ пункт 5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5">См. текст пункта в предыдущей редакции</text:a></text:p>
      <text:p text:style-name="s1">5. На конец операционного дня даты, на которую определяются (фиксируются) владельцы выкупаемых ценных бумаг, регистратор общества и номинальные держатели акций вносят по лицевым счетам (счетам депо) запись об установлении ограничения по распоряжению выкупаемыми ценными бумагами без распоряжения (поручения) лица, которому открыт лицевой счет (счет депо).</text:p>
      <text:p text:style-name="s1">Ограничение по распоряжению выкупаемыми ценными бумагами снимается в случае, если лицо, указанное в <text:a xlink:type="simple" xlink:href="#anchor8481">пункте 1</text:a> настоящей статьи, не представило регистратору общества документы, подтверждающие оплату выкупаемых ценных бумаг в порядке, предусмотренном настоящей статьей.</text:p>
      <text:p text:style-name="s22header">Информация об изменениях:</text:p>
      <text:p text:style-name="s22"><text:bookmark text:name="anchor8486"/><text:a xlink:type="simple" xlink:href="http://ivo.garant.ru/document/redirect/71109716/927">Федеральным законом</text:a> от 29 июня 2015 г. N 210-ФЗ пункт 6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6">См. текст пункта в предыдущей редакции</text:a></text:p>
      <text:p text:style-name="s1">6. Лицо, указанное в <text:a xlink:type="simple" xlink:href="#anchor8481">пункте 1</text:a> настоящей статьи, если оно не зарегистрировано в реестре акционеров общества, обязано направить регистратору общества сведения, позволяющие идентифицировать его и его аффилированных лиц, с указанием количества ценных бумаг, учитываемых на счетах депо, в соответствии с правилами, установленными <text:a xlink:type="simple" xlink:href="http://ivo.garant.ru/document/redirect/10106464/890">законодательством</text:a> Российской Федерации о ценных бумагах для осуществления прав по ценным бумагам лицами, права которых учитываются номинальным держателем.</text:p>
      <text:p text:style-name="s22header">Информация об изменениях:</text:p>
      <text:p text:style-name="s22"><text:bookmark text:name="anchor84861"/><text:a xlink:type="simple" xlink:href="http://ivo.garant.ru/document/redirect/71109716/928">Федеральным законом</text:a> от 29 июня 2015 г. N 210-ФЗ статья 84.8 настоящего Федерального закона дополнена пунктом 6.1, <text:a xlink:type="simple" xlink:href="http://ivo.garant.ru/document/redirect/71109716/2704">вступающим в силу</text:a> с 1 июля 2016 г.</text:p>
      <text:p text:style-name="s1">6.1. Владелец выкупаемых ценных бумаг, зарегистрированный в реестре акционеров общества, вправе направить регистратору общества заявление, которое содержит реквизиты его счета в банке, на который должны быть перечислены денежные средства за выкупаемые ценные бумаги. При этом заявление считается направленным в срок, если оно получено регистратором общества не позднее даты, на которую определяются (фиксируются) владельцы выкупаемых ценных бумаг и которая указывается в требовании о выкупе ценных бумаг.</text:p>
      <text:p text:style-name="s22header">Информация об изменениях:</text:p>
      <text:p text:style-name="s22"><text:bookmark text:name="anchor8487"/><text:a xlink:type="simple" xlink:href="http://ivo.garant.ru/document/redirect/71109716/3088">Федеральным законом</text:a> от 29 июня 2015 г. N 210-ФЗ пункт 7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7">См. текст пункта в предыдущей редакции</text:a></text:p>
      <text:p text:style-name="s1">7. Регистратор общества передает лицу, указанному в <text:a xlink:type="simple" xlink:href="#anchor8481">пункте 1</text:a> настоящей статьи, информацию о банковских счетах зарегистрированных в реестре акционеров общества владельцев выкупаемых ценных бумаг, реквизиты которых имеются у регистратора общества.</text:p>
      <text:p text:style-name="s1"><text:bookmark text:name="anchor848722"/>Лицо, указанное в <text:a xlink:type="simple" xlink:href="#anchor8481">пункте 1</text:a> настоящей статьи, выплачивает денежные средства в связи с выкупом ценных бумаг путем их перечисления на банковские счета в соответствии с информацией, полученной от регистратора общества. При отсутствии такой информации лицо, указанное в пункте 1 настоящей статьи, обязано перечислить денежные средства за выкупаемые ценные бумаги в депозит нотариуса по месту нахождения публичного общества. Обязанность лица, указанного в пункте 1 настоящей статьи, по выплате денежных средств за выкупаемые ценные бумаги считается исполненной с даты поступления денежных средств в кредитную организацию, в которой открыт банковский счет лица, имеющего право на получение таких выплат, или в которой открыт банковский счет нотариуса, а в случае, если лицом, имеющим право на получение таких выплат, является кредитная организация, - на ее счет.</text:p>
      <text:p text:style-name="s22header">Информация об изменениях:</text:p>
      <text:p text:style-name="s22"><text:bookmark text:name="anchor84871"/><text:a xlink:type="simple" xlink:href="http://ivo.garant.ru/document/redirect/71109716/3089">Федеральным законом</text:a> от 29 июня 2015 г. N 210-ФЗ статья 84.8 настоящего Федерального закона дополнена пунктом 7.1, <text:a xlink:type="simple" xlink:href="http://ivo.garant.ru/document/redirect/71109716/2704">вступающим в силу</text:a> с 1 июля 2016 г.</text:p>
      <text:p text:style-name="s1">7.1. Регистратор общества передает лицу, указанному в <text:a xlink:type="simple" xlink:href="#anchor8481">пункте 1</text:a> настоящей статьи, информацию о реквизитах банковских счетов номинальных держателей, которые зарегистрированы в реестре акционеров общества, а в случае, если такие номинальные держатели являются кредитными организациями, - информацию о реквизитах их счетов.</text:p>
      <text:p text:style-name="s1"><text:bookmark text:name="anchor848712"/>Лицо, указанное в <text:a xlink:type="simple" xlink:href="#anchor8481">пункте 1</text:a> настоящей статьи, выплачивает денежные средства в связи с выкупом ценных бумаг у владельцев, не зарегистрированных в реестре акционеров общества, номинальным держателям путем перечисления денежных средств на банковские счета в соответствии с информацией, полученной от регистратора общества. При отсутствии такой информации лицо, указанное в пункте 1 настоящей статьи, обязано перечислить денежные средства за выкупаемые ценные бумаги в депозит нотариуса по месту нахождения публичного общества.</text:p>
      <text:p text:style-name="s1">Обязанность лица, указанного в <text:a xlink:type="simple" xlink:href="#anchor8481">пункте 1</text:a> настоящей статьи, по выплате денежных средств за выкупаемые ценные бумаги считается исполненной с даты поступления денежных средств в кредитную организацию, в которой открыт банковский счет номинального держателя или банковский счет нотариуса, а в случае, если номинальным держателем акций является кредитная организация, - на ее счет.</text:p>
      <text:p text:style-name="s1">Номинальные держатели обязаны выплатить своим депонентам денежные средства в связи с выкупом ценных бумаг в соответствии с правилами, установленными <text:a xlink:type="simple" xlink:href="#anchor84372">пунктом 7.2 статьи 84.3</text:a> настоящего Федерального закона.</text:p>
      <text:p text:style-name="s22header">Информация об изменениях:</text:p>
      <text:p text:style-name="s22"><text:bookmark text:name="anchor8488"/><text:a xlink:type="simple" xlink:href="http://ivo.garant.ru/document/redirect/71109716/3090">Федеральным законом</text:a> от 29 июня 2015 г. N 210-ФЗ пункт 8 статьи 84.8 настоящего Федерального закона изложен в новой редакции, <text:a xlink:type="simple" xlink:href="http://ivo.garant.ru/document/redirect/71109716/2704">вступающей в силу</text:a> с 1 июля 2016 г.</text:p>
      <text:p text:style-name="s22"><text:a xlink:type="simple" xlink:href="http://ivo.garant.ru/document/redirect/57401789/8488">См. текст пункта в предыдущей редакции</text:a></text:p>
      <text:p text:style-name="s1">8. В течение трех дней после представления лицом, указанным в <text:a xlink:type="simple" xlink:href="#anchor8481">пункте 1</text:a> настоящей статьи, документов, подтверждающих оплату им выкупаемых ценных бумаг, и сведений о лицевых счетах (счетах депо), на которых учитываются права на ценные бумаги такого лица и его аффилированных лиц, регистратор общества списывает выкупаемые ценные бумаги с лицевых счетов их владельцев, с лицевых счетов номинальных держателей акций и зачисляет их на лицевой счет лица, указанного в пункте 1 настоящей статьи.</text:p>
      <text:p text:style-name="s1">Указанное списание производится регистратором общества без распоряжения лиц, зарегистрированных в реестре акционеров публичного общества. Списание выкупаемых ценных бумаг с лицевого счета номинального держателя акций в порядке, установленном настоящей статьей, является основанием для осуществления номинальным держателем записи о прекращении прав на соответствующие ценные бумаги по счетам депо клиента (депонента) без поручения (распоряжения) последнего.</text:p>
      <text:p text:style-name="s1"><text:bookmark text:name="anchor84883"/>В случае, если по лицевому счету (счету депо) на выкупаемые ценные бумаги установлено ограничение в связи с наложением на них ареста, списание ценных бумаг производится после снятия ареста.</text:p>
      <text:p text:style-name="s22header">Информация об изменениях:</text:p>
      <text:p text:style-name="s22"><text:bookmark text:name="anchor8489"/><text:a xlink:type="simple" xlink:href="http://ivo.garant.ru/document/redirect/71109716/390">Федеральным законом</text:a> от 29 июня 2015 г. N 210-ФЗ статья 84.8 настоящего Федерального закона дополнена пунктом 9, <text:a xlink:type="simple" xlink:href="http://ivo.garant.ru/document/redirect/71109716/2704">вступающим в силу</text:a> с 1 июля 2016 г.</text:p>
      <text:p text:style-name="s1">9. Одновременно со списанием с лицевого счета (счета депо) выкупаемых ценных бумаг, которые являлись предметом залога или иного обременения, такие залог или обременение прекращаются.</text:p>
      <text:p text:style-name="s1"/>
      <text:p text:style-name="s22header">Информация об изменениях:</text:p>
      <text:p text:style-name="s22"><text:bookmark text:name="anchor849"/><text:a xlink:type="simple" xlink:href="http://ivo.garant.ru/document/redirect/71109716/3601">Федеральным законом</text:a> от 29 июня 2015 г. N 210-ФЗ в наименование статьи 84.9 настоящего Федерального закона внесены изменения</text:p>
      <text:p text:style-name="s22"><text:a xlink:type="simple" xlink:href="http://ivo.garant.ru/document/redirect/57401788/849">См. текст наименования в предыдущей редакции</text:a></text:p>
      <text:p text:style-name="s15"><text:span text:style-name="s10">Статья 84.9.</text:span> Государственный контроль за приобретением акций публичного общества</text:p>
      <text:p text:style-name="s9header">ГАРАНТ:</text:p>
      <text:p text:style-name="s9">См. <text:a xlink:type="simple" xlink:href="http://ivo.garant.ru/document/redirect/57589791/0">Энциклопедии</text:a>, <text:a xlink:type="simple" xlink:href="http://ivo.garant.ru/document/redirect/77532038/0">позиции высших судов</text:a> и другие <text:a xlink:type="simple" xlink:href="http://ivo.garant.ru/document/redirect/77130775/849">комментарии</text:a> к статье 84.9 настоящего Федерального закона</text:p>
      <text:p text:style-name="s9">Об осуществлении государственного контроля за приобретением акций акционерного общества см. <text:a xlink:type="simple" xlink:href="http://ivo.garant.ru/document/redirect/71173954/0">Положение</text:a> Банка России от 5 июля 2015 г. N 477-П</text:p>
      <text:p text:style-name="s9"/>
      <text:p text:style-name="s22header">Информация об изменениях:</text:p>
      <text:p text:style-name="s22"><text:bookmark text:name="anchor8491"/><text:a xlink:type="simple" xlink:href="http://ivo.garant.ru/document/redirect/71109716/3602">Федеральным законом</text:a> от 29 июня 2015 г. N 210-ФЗ в пункт 1 статьи 84.9 настоящего Федерального закона внесены изменения</text:p>
      <text:p text:style-name="s22"><text:a xlink:type="simple" xlink:href="http://ivo.garant.ru/document/redirect/57401788/8491">См. текст пункта в предыдущей редакции</text:a></text:p>
      <text:p text:style-name="s1">1. Добровольное или обязательное предложение, касающееся приобретения ценных бумаг, <text:a xlink:type="simple" xlink:href="http://ivo.garant.ru/document/redirect/71173954/4000">уведомление</text:a> о праве требовать выкупа ценных бумаг, предусмотренное <text:a xlink:type="simple" xlink:href="#anchor847">статьей 84.7</text:a> настоящего Федерального закона, и <text:a xlink:type="simple" xlink:href="http://ivo.garant.ru/document/redirect/71173954/5000">требование</text:a> о выкупе ценных бумаг, предусмотренное <text:a xlink:type="simple" xlink:href="#anchor848">статьей 84.8</text:a> настоящего Федерального закона, до направления их в публичное общество представляются в Банк России (далее - предварительное уведомление).</text:p>
      <text:p text:style-name="s1"><text:bookmark text:name="anchor84912"/>В момент представления указанных документов Банк России обязан сделать отметку о дате представления ему предварительного уведомления на экземпляре соответствующего документа, остающемся у лица, представившего указанные документы.</text:p>
      <text:p text:style-name="s1"><text:bookmark text:name="anchor84913"/>По истечении 15 дней с момента представления в Банк России предварительного уведомления лицо, которое имеет намерение подать добровольное или обязательное предложение, уведомление о праве требовать выкупа ценных бумаг, предусмотренное <text:a xlink:type="simple" xlink:href="#anchor847">статьей 84.7</text:a> настоящего Федерального закона, либо требование о выкупе ценных бумаг, предусмотренное <text:a xlink:type="simple" xlink:href="#anchor848">статьей 84.8</text:a> настоящего Федерального закона, вправе направить соответствующее предложение, указанные уведомление или требование в публичное общество, если до истечения этого срока Банк России не направит предписание о приведении соответствующего предложения, указанных уведомления или требования в соответствие с требованиями настоящего Федерального закона по основаниям, указанным в <text:a xlink:type="simple" xlink:href="#anchor8494">пункте 4</text:a> настоящей статьи.</text:p>
      <text:p text:style-name="s1"><text:bookmark text:name="anchor8492"/>2. <text:a xlink:type="simple" xlink:href="http://ivo.garant.ru/document/redirect/71109716/3603">Утратил силу</text:a>.</text:p>
      <text:p text:style-name="s22header">Информация об изменениях:</text:p>
      <text:p text:style-name="s22">См. текст <text:a xlink:type="simple" xlink:href="http://ivo.garant.ru/document/redirect/57401788/8492">пункта 2 статьи 84.9</text:a></text:p>
      <text:p text:style-name="s22header">Информация об изменениях:</text:p>
      <text:p text:style-name="s22"><text:bookmark text:name="anchor8493"/><text:a xlink:type="simple" xlink:href="http://ivo.garant.ru/document/redirect/70419190/3113">Федеральным законом</text:a> от 23 июля 2013 г. N 251-ФЗ в пункт 3 статьи 84.9 настоящего Федерального закона внесены изменения, <text:a xlink:type="simple" xlink:href="http://ivo.garant.ru/document/redirect/70419190/50001">вступающие в силу</text:a> с 1 сентября 2013 г.</text:p>
      <text:p text:style-name="s22"><text:a xlink:type="simple" xlink:href="http://ivo.garant.ru/document/redirect/58053421/8493">См. текст пункта в предыдущей редакции</text:a></text:p>
      <text:p text:style-name="s1">3. В Банк России вместе с добровольным или обязательным предложением, уведомлением о праве требовать выкупа ценных бумаг, предусмотренным <text:a xlink:type="simple" xlink:href="#anchor847">статьей 84.7</text:a> настоящего Федерального закона, либо требованием о выкупе ценных бумаг, предусмотренным <text:a xlink:type="simple" xlink:href="#anchor848">статьей 84.8</text:a> настоящего Федерального закона, представляются нотариально удостоверенные копии документов, прилагаемых к соответствующему предложению, указанным уведомлению или требованию в соответствии с требованиями настоящего Федерального закона.</text:p>
      <text:p text:style-name="s22header">Информация об изменениях:</text:p>
      <text:p text:style-name="s22"><text:bookmark text:name="anchor8494"/><text:a xlink:type="simple" xlink:href="http://ivo.garant.ru/document/redirect/71109716/3604">Федеральным законом</text:a> от 29 июня 2015 г. N 210-ФЗ в пункт 4 статьи 84.9 настоящего Федерального закона внесены изменения</text:p>
      <text:p text:style-name="s22"><text:a xlink:type="simple" xlink:href="http://ivo.garant.ru/document/redirect/57401788/8494">См. текст пункта в предыдущей редакции</text:a></text:p>
      <text:p text:style-name="s1">4. Банк России направляет лицу, представившему добровольное или обязательное предложение, уведомление о праве требовать выкупа ценных бумаг, предусмотренное <text:a xlink:type="simple" xlink:href="#anchor847">статьей 84.7</text:a> настоящего Федерального закона, либо требование о выкупе ценных бумаг, предусмотренное <text:a xlink:type="simple" xlink:href="#anchor848">статьей 84.8</text:a> настоящего Федерального закона, предписание о приведении соответствующего предложения, указанных уведомления или требования в соответствие с требованиями настоящего Федерального закона в следующих случаях:</text:p>
      <text:p text:style-name="s1"><text:bookmark text:name="anchor849402"/>непредставление документов, необходимых в соответствии с настоящим Федеральным законом для направления в публичное общество соответствующего предложения, указанных уведомления или требования;</text:p>
      <text:p text:style-name="s1">отсутствие в соответствующем предложении, указанных уведомлении или требовании всех сведений и условий, предусмотренных настоящей главой;</text:p>
      <text:p text:style-name="s1"><text:bookmark text:name="anchor84944"/>несоответствие порядка определения цены приобретаемых или выкупаемых ценных бумаг требованиям настоящего Федерального закона, в том числе в случае обнаружения в течение шести месяцев, предшествующих дате представления документов в Банк России, факта манипулирования ценами в отношении приобретаемых или выкупаемых ценных бумаг, который привел к занижению цены приобретаемых или выкупаемых ценных бумаг.</text:p>
      <text:p text:style-name="s1"><text:bookmark text:name="anchor84942"/>Предписание Банка России о приведении соответствующего предложения, указанных уведомления или требования в соответствие с настоящим Федеральным законом может быть обжаловано в арбитражный суд.</text:p>
      <text:p text:style-name="s22header">Информация об изменениях:</text:p>
      <text:p text:style-name="s22"><text:bookmark text:name="anchor8495"/><text:a xlink:type="simple" xlink:href="http://ivo.garant.ru/document/redirect/71109716/3605">Федеральным законом</text:a> от 29 июня 2015 г. N 210-ФЗ в пункт 5 статьи 84.9 настоящего Федерального закона внесены изменения</text:p>
      <text:p text:style-name="s22"><text:a xlink:type="simple" xlink:href="http://ivo.garant.ru/document/redirect/57401788/8495">См. текст пункта в предыдущей редакции</text:a></text:p>
      <text:p text:style-name="s1">5. Банк России в случае пропуска срока направления им предписания вправе обратиться в арбитражный суд по месту нахождения публичного общества с иском о приведении соответствующего предложения, указанных уведомления или требования в соответствие с требованиями настоящего Федерального закона по основаниям, указанным в <text:a xlink:type="simple" xlink:href="#anchor8494">пункте 4</text:a> настоящей статьи.</text:p>
      <text:p text:style-name="s22header">Информация об изменениях:</text:p>
      <text:p text:style-name="s22"><text:bookmark text:name="anchor8496"/><text:a xlink:type="simple" xlink:href="http://ivo.garant.ru/document/redirect/71109716/30910">Федеральным законом</text:a> от 29 июня 2015 г. N 210-ФЗ в пункт 6 статьи 84.9 настоящего Федерального закона внесены изменения</text:p>
      <text:p text:style-name="s22"><text:a xlink:type="simple" xlink:href="http://ivo.garant.ru/document/redirect/57401788/8496">См. текст пункта в предыдущей редакции</text:a></text:p>
      <text:p text:style-name="s1">6. Изменения, внесенные в добровольное или обязательное предложение в соответствии со <text:a xlink:type="simple" xlink:href="#anchor844">статьей 84.4</text:a> настоящего Федерального закона, представляются в Банк России лицом, которое вносит указанные изменения, не позднее даты направления соответствующих изменений в публичное общество.</text:p>
      <text:p text:style-name="s22header">Информация об изменениях:</text:p>
      <text:p text:style-name="s22"><text:bookmark text:name="anchor8497"/><text:a xlink:type="simple" xlink:href="http://ivo.garant.ru/document/redirect/70419190/3117">Федеральным законом</text:a> от 23 июля 2013 г. N 251-ФЗ в пункт 7 статьи 84.9 настоящего Федерального закона внесены изменения, <text:a xlink:type="simple" xlink:href="http://ivo.garant.ru/document/redirect/70419190/50001">вступающие в силу</text:a> с 1 сентября 2013 г.</text:p>
      <text:p text:style-name="s22"><text:a xlink:type="simple" xlink:href="http://ivo.garant.ru/document/redirect/58053421/8497">См. текст пункта в предыдущей редакции</text:a></text:p>
      <text:p text:style-name="s1">7. Банком России устанавливаются <text:a xlink:type="simple" xlink:href="http://ivo.garant.ru/document/redirect/71173954/0">требования</text:a> к порядку представления в Банк России добровольного или обязательного предложения, <text:a xlink:type="simple" xlink:href="http://ivo.garant.ru/document/redirect/71173954/4000">уведомления</text:a> о праве требовать выкупа ценных бумаг, предусмотренного <text:a xlink:type="simple" xlink:href="#anchor847">статьей 84.7</text:a> настоящего Федерального закона, и <text:a xlink:type="simple" xlink:href="http://ivo.garant.ru/document/redirect/71173954/5000">требования</text:a> о выкупе ценных бумаг, предусмотренного <text:a xlink:type="simple" xlink:href="#anchor848">статьей 84.8</text:a> настоящего Федерального закона.</text:p>
      <text:p text:style-name="s1"/>
      <text:p text:style-name="s15"><text:bookmark text:name="anchor8410"/><text:span text:style-name="s10">Статья 84.10.</text:span> <text:a xlink:type="simple" xlink:href="http://ivo.garant.ru/document/redirect/71109716/3061">Утратила силу</text:a>.</text:p>
      <text:p text:style-name="s22header">Информация об изменениях:</text:p>
      <text:p text:style-name="s22">См. текст <text:a xlink:type="simple" xlink:href="http://ivo.garant.ru/document/redirect/57401788/8410">статьи 84.10</text:a></text:p>
      <text:p text:style-name="s22"/>
      <text:h text:outline-level="1" text:style-name="s3"><text:bookmark text:name="anchor1200"/>Глава XII. Контроль за финансово-хозяйственной деятельностью общества</text:h>
      <text:p text:style-name="s9header">ГАРАНТ:</text:p>
      <text:p text:style-name="s9">См. <text:a xlink:type="simple" xlink:href="http://ivo.garant.ru/document/redirect/5521098/0">схему</text:a> "Учет и отчетность АО"</text:p>
      <text:p text:style-name="s22header">Информация об изменениях:</text:p>
      <text:p text:style-name="s22"><text:bookmark text:name="anchor85"/>Наименование изменено с 19 июля 2018 г. - <text:a xlink:type="simple" xlink:href="http://ivo.garant.ru/document/redirect/71992492/123">Федеральный закон</text:a> от 19 июля 2018 г. N 209-ФЗ</text:p>
      <text:p text:style-name="s22"><text:a xlink:type="simple" xlink:href="http://ivo.garant.ru/document/redirect/77663246/85">См. предыдущую редакцию</text:a></text:p>
      <text:p text:style-name="s15"><text:span text:style-name="s10">Статья 85.</text:span> Ревизионная комиссия общества</text:p>
      <text:p text:style-name="s9header">ГАРАНТ:</text:p>
      <text:p text:style-name="s9">См. <text:span text:style-name="s8">Энциклопедии,</text:span> <text:a xlink:type="simple" xlink:href="http://ivo.garant.ru/document/redirect/77532704/0">позиции высших судов</text:a> и другие <text:a xlink:type="simple" xlink:href="http://ivo.garant.ru/document/redirect/77130775/85">комментарии</text:a> к статье 85 настоящего Федерального закона</text:p>
      <text:p text:style-name="s22header">Информация об изменениях:</text:p>
      <text:p text:style-name="s22"><text:bookmark text:name="anchor76000"/>Пункт 1 изменен с 19 июля 2018 г. - <text:a xlink:type="simple" xlink:href="http://ivo.garant.ru/document/redirect/71992492/1232">Федеральный закон</text:a> от 19 июля 2018 г. N 209-ФЗ</text:p>
      <text:p text:style-name="s22"><text:a xlink:type="simple" xlink:href="http://ivo.garant.ru/document/redirect/77663246/76000">См. предыдущую редакцию</text:a></text:p>
      <text:p text:style-name="s1">1. Для осуществления контроля за финансово-хозяйственной деятельностью непубличного общества в таком обществе создается ревизионная комиссия, за исключением случая, если уставом непубличного общества предусмотрено ее отсутствие. В публичном обществе ревизионная комиссия создается в случае, если ее наличие предусмотрено уставом публичного общества. Избрание членов ревизионной комиссии создаваемого общества осуществляется с учетом особенностей, предусмотренных <text:a xlink:type="simple" xlink:href="#anchor200">главой II</text:a> настоящего Федерального закона.</text:p>
      <text:p text:style-name="s1"><text:bookmark text:name="anchor850102"/>По решению общего собрания акционеров членам ревизионной комиссии общества в период исполнения ими своих обязанностей могут выплачиваться вознаграждения и (или) компенсироваться расходы, связанные с исполнением ими своих обязанностей. Размеры таких вознаграждений и компенсаций устанавливаются решением общего собрания акционеров.</text:p>
      <text:p text:style-name="s9header">ГАРАНТ:</text:p>
      <text:p text:style-name="s9">См. <text:a xlink:type="simple" xlink:href="http://ivo.garant.ru/document/redirect/70853754/22">Методические рекомендации</text:a> по формированию Положения о вознаграждениях и компенсациях членов ревизионной комиссии акционерного общества с участием РФ, утвержденные <text:a xlink:type="simple" xlink:href="http://ivo.garant.ru/document/redirect/70853754/0">приказом</text:a> Росимущества от 9 июля 2014 г. N 253</text:p>
      <text:p text:style-name="s22header">Информация об изменениях:</text:p>
      <text:p text:style-name="s22"><text:bookmark text:name="anchor8511"/>Статья 85 дополнена пунктом 1.1 с 19 июля 2018 г. - <text:a xlink:type="simple" xlink:href="http://ivo.garant.ru/document/redirect/71992492/1233">Федеральный закон</text:a> от 19 июля 2018 г. N 209-ФЗ</text:p>
      <text:p text:style-name="s1">1.1. Положения устава непубличного общества об отсутствии ревизионной комиссии или о ее создании исключительно в случаях, предусмотренных уставом такого общества, могут быть предусмотрены при его учреждении либо внесены в его устав, изменены и (или) исключены из его устава по решению, принятому общим собранием акционеров единогласно всеми акционерами этого общества.</text:p>
      <text:p text:style-name="s22header">Информация об изменениях:</text:p>
      <text:p text:style-name="s22"><text:bookmark text:name="anchor852"/>Пункт 2 изменен с 19 июля 2018 г. - <text:a xlink:type="simple" xlink:href="http://ivo.garant.ru/document/redirect/71992492/1234">Федеральный закон</text:a> от 19 июля 2018 г. N 209-ФЗ</text:p>
      <text:p text:style-name="s22"><text:a xlink:type="simple" xlink:href="http://ivo.garant.ru/document/redirect/77663246/852">См. предыдущую редакцию</text:a></text:p>
      <text:p text:style-name="s1">2. <text:a xlink:type="simple" xlink:href="http://ivo.garant.ru/document/redirect/70474594/1000">Компетенция</text:a> ревизионной комиссии общества по вопросам, не предусмотренным настоящим Федеральным законом, определяется уставом общества.</text:p>
      <text:p text:style-name="s1"><text:bookmark text:name="anchor850202"/>Порядок деятельности ревизионной комиссии общества определяется внутренним документом общества, утверждаемым общим собранием акционеров.</text:p>
      <text:p text:style-name="s9header">ГАРАНТ:</text:p>
      <text:p text:style-name="s9">См. <text:a xlink:type="simple" xlink:href="http://ivo.garant.ru/document/redirect/70748408/1000">Методические рекомендации</text:a> по формированию Положения о Ревизионной комиссии акционерного общества с участием РФ, утвержденные <text:a xlink:type="simple" xlink:href="http://ivo.garant.ru/document/redirect/70748408/0">приказом</text:a> Росимущества от 16 сентября 2014 г. N 350</text:p>
      <text:p text:style-name="s22header">Информация об изменениях:</text:p>
      <text:p text:style-name="s22"><text:bookmark text:name="anchor853"/>Пункт 3 изменен с 19 июля 2018 г. - <text:a xlink:type="simple" xlink:href="http://ivo.garant.ru/document/redirect/71992492/1235">Федеральный закон</text:a> от 19 июля 2018 г. N 209-ФЗ</text:p>
      <text:p text:style-name="s22"><text:a xlink:type="simple" xlink:href="http://ivo.garant.ru/document/redirect/77663246/853">См. предыдущую редакцию</text:a></text:p>
      <text:p text:style-name="s1">3. Проверка (ревизия) финансово-хозяйственной деятельности общества осуществляется по итогам деятельности общества за год, а также во всякое время по инициативе ревизионной комиссии общества, решению общего собрания акционеров, совета директоров (наблюдательного совета) общества или по требованию акционера (акционеров) общества, владеющего в совокупности не менее чем 10 процентами голосующих акций общества.</text:p>
      <text:p text:style-name="s22header">Информация об изменениях:</text:p>
      <text:p text:style-name="s22"><text:bookmark text:name="anchor854"/>Пункт 4 изменен с 19 июля 2018 г. - <text:a xlink:type="simple" xlink:href="http://ivo.garant.ru/document/redirect/71992492/1236">Федеральный закон</text:a> от 19 июля 2018 г. N 209-ФЗ</text:p>
      <text:p text:style-name="s22"><text:a xlink:type="simple" xlink:href="http://ivo.garant.ru/document/redirect/77663246/854">См. предыдущую редакцию</text:a></text:p>
      <text:p text:style-name="s1">4. По требованию ревизионной комиссии общества лица, занимающие должности в органах управления общества, обязаны представить документы о финансово-хозяйственной деятельности общества.</text:p>
      <text:p text:style-name="s22header">Информация об изменениях:</text:p>
      <text:p text:style-name="s22"><text:bookmark text:name="anchor8505"/>Пункт 5 изменен с 1 марта 2025 г. - <text:a xlink:type="simple" xlink:href="http://ivo.garant.ru/document/redirect/409495209/159">Федеральный закон</text:a> от 8 августа 2024 г. N 287-ФЗ</text:p>
      <text:p text:style-name="s22"><text:a xlink:type="simple" xlink:href="http://ivo.garant.ru/document/redirect/76839264/8505">См. предыдущую редакцию</text:a></text:p>
      <text:p text:style-name="s1">5. Ревизионная комиссия общества вправе потребовать проведения в соответствии со <text:a xlink:type="simple" xlink:href="#anchor55">статьей 55</text:a> настоящего Федерального закона заседания или заочного голосования для принятия решений общим собранием акционеров.</text:p>
      <text:p text:style-name="s22header">Информация об изменениях:</text:p>
      <text:p text:style-name="s22"><text:bookmark text:name="anchor8561"/>Пункт 6 изменен с 19 июля 2018 г. - <text:a xlink:type="simple" xlink:href="http://ivo.garant.ru/document/redirect/71992492/1238">Федеральный закон</text:a> от 19 июля 2018 г. N 209-ФЗ</text:p>
      <text:p text:style-name="s22"><text:a xlink:type="simple" xlink:href="http://ivo.garant.ru/document/redirect/77663246/8561">См. предыдущую редакцию</text:a></text:p>
      <text:p text:style-name="s1">6. Члены ревизионной комиссии общества не могут одновременно являться членами совета директоров (наблюдательного совета) общества, а также занимать иные должности в органах управления общества.</text:p>
      <text:p text:style-name="s1"><text:bookmark text:name="anchor8562"/>Акции, принадлежащие членам совета директоров (наблюдательного совета) общества или лицам, занимающим должности в органах управления общества, не могут участвовать в голосовании при избрании членов ревизионной комиссии общества.</text:p>
      <text:p text:style-name="s1"/>
      <text:p text:style-name="s22header">Информация об изменениях:</text:p>
      <text:p text:style-name="s22"><text:bookmark text:name="anchor86"/>Статья 86 изменена с 1 января 2023 г. - <text:a xlink:type="simple" xlink:href="http://ivo.garant.ru/document/redirect/404488122/119">Федеральный закон</text:a> от 16 апреля 2022 г. N 114-ФЗ</text:p>
      <text:p text:style-name="s22"><text:a xlink:type="simple" xlink:href="http://ivo.garant.ru/document/redirect/76801838/86">См. предыдущую редакцию</text:a></text:p>
      <text:p text:style-name="s15"><text:span text:style-name="s10">Статья 86.</text:span> Аудиторская организация (индивидуальный аудитор) общества</text:p>
      <text:p text:style-name="s9header">ГАРАНТ:</text:p>
      <text:p text:style-name="s9">См. <text:span text:style-name="s8">Энциклопедии</text:span>, <text:a xlink:type="simple" xlink:href="http://ivo.garant.ru/document/redirect/77532992/0">позиции высших судов</text:a> и другие <text:a xlink:type="simple" xlink:href="http://ivo.garant.ru/document/redirect/77130775/86">комментарии</text:a> к статье 86 настоящего Федерального закона</text:p>
      <text:p text:style-name="s1"><text:bookmark text:name="anchor77000"/>1. Аудиторская организация (индивидуальный аудитор) общества проводит аудит годовой бухгалтерской (финансовой) отчетности общества в соответствии с <text:a xlink:type="simple" xlink:href="http://ivo.garant.ru/document/redirect/12164283/0">правовыми актами</text:a> Российской Федерации на основании заключаемого с ней (ним) договора.</text:p>
      <text:p text:style-name="s1"><text:bookmark text:name="anchor78000"/>2. Общее собрание акционеров в случае наличия обязанности по проведению аудита годовой бухгалтерской (финансовой) отчетности общества назначает аудиторскую организацию общества, а в случае, предусмотренном <text:a xlink:type="simple" xlink:href="#anchor5403">пунктом 3 статьи 54</text:a> настоящего Федерального закона, назначает аудиторскую организацию (индивидуального аудитора) общества, которая должна быть независима (который должен быть независим) в соответствии с <text:a xlink:type="simple" xlink:href="http://ivo.garant.ru/document/redirect/12164283/8">Федеральным законом</text:a> от 30 декабря 2008 года N 307-ФЗ "Об аудиторской деятельности".</text:p>
      <text:p text:style-name="s1"><text:bookmark text:name="anchor780002"/>Размер оплаты услуг аудиторской организации (индивидуального аудитора) общества определяется советом директоров (наблюдательным советом) общества.</text:p>
      <text:p text:style-name="s22header">Информация об изменениях:</text:p>
      <text:p text:style-name="s22"><text:bookmark text:name="anchor87"/>Статья 87 изменена с 1 января 2023 г. - <text:a xlink:type="simple" xlink:href="http://ivo.garant.ru/document/redirect/404488122/120">Федеральный закон</text:a> от 16 апреля 2022 г. N 114-ФЗ</text:p>
      <text:p text:style-name="s22"><text:a xlink:type="simple" xlink:href="http://ivo.garant.ru/document/redirect/76801838/87">См. предыдущую редакцию</text:a></text:p>
      <text:p text:style-name="s15"><text:span text:style-name="s10">Статья 87.</text:span> Заключение ревизионной комиссии общества</text:p>
      <text:p text:style-name="s9header">ГАРАНТ:</text:p>
      <text:p text:style-name="s9">См. <text:a xlink:type="simple" xlink:href="http://ivo.garant.ru/document/redirect/77130775/87">комментарии</text:a> к статье 87 настоящего Федерального закона</text:p>
      <text:p text:style-name="s1"><text:bookmark text:name="anchor8701"/>По итогам проверки финансово-хозяйственной деятельности общества ревизионная комиссия общества, если в соответствии с уставом общества наличие ревизионной комиссии общества является обязательным, составляет заключение, в котором должны содержаться:</text:p>
      <text:p text:style-name="s1"><text:bookmark text:name="anchor8702"/>подтверждение достоверности данных, содержащихся в отчетах, и иных финансовых документов общества;</text:p>
      <text:p text:style-name="s1"><text:bookmark text:name="anchor8703"/>информация о фактах нарушения установленных правовыми актами Российской Федерации порядка ведения бухгалтерского учета и представления бухгалтерской (финансовой) отчетности, а также правовых актов Российской Федерации при осуществлении финансово-хозяйственной деятельности.</text:p>
      <text:p text:style-name="s1"/>
      <text:p text:style-name="s22header">Информация об изменениях:</text:p>
      <text:p text:style-name="s22"><text:bookmark text:name="anchor871"/>Глава XII дополнена статьей 87.1 с <text:span>1 сентября</text:span> 2018 г. - <text:a xlink:type="simple" xlink:href="http://ivo.garant.ru/document/redirect/71992492/125">Федеральный закон</text:a> от 19 июля 2018 г. N 209-ФЗ (в редакции <text:a xlink:type="simple" xlink:href="http://ivo.garant.ru/document/redirect/73854562/10">Федерального закона</text:a> от 7 апреля 2020 г. N 115-ФЗ)</text:p>
      <text:p text:style-name="s15"><text:span text:style-name="s10">Статья 87.1. </text:span>Управление рисками, внутренний контроль и внутренний аудит в публичном обществе</text:p>
      <text:p text:style-name="s9header">ГАРАНТ:</text:p>
      <text:p text:style-name="s9">См. <text:a xlink:type="simple" xlink:href="http://ivo.garant.ru/document/redirect/77130775/871">комментарии</text:a> к статье 87.1 настоящего Федерального закона</text:p>
      <text:p text:style-name="s1"><text:bookmark text:name="anchor8711"/>1. В публичном обществе должны быть организованы управление рисками и внутренний контроль.</text:p>
      <text:p text:style-name="s1"><text:bookmark text:name="anchor87112"/>Совет директоров (наблюдательный совет) публичного общества утверждает внутренние документы общества, определяющие политику общества в области организации управления рисками и внутреннего контроля.</text:p>
      <text:p text:style-name="s9header">ГАРАНТ:</text:p>
      <text:p text:style-name="s9"><text:bookmark text:name="anchor8712"/>Пункт 2 <text:a xlink:type="simple" xlink:href="http://ivo.garant.ru/document/redirect/71992492/23">вступает в силу</text:a> с 1 января 2021 г.</text:p>
      <text:p text:style-name="s1">2. Для оценки надежности и эффективности управления рисками и внутреннего контроля в публичном обществе должен осуществляться внутренний аудит. Совет директоров (наблюдательный совет) публичного общества утверждает внутренние документы общества, определяющие политику общества в области организации и осуществления внутреннего аудита. Должностное лицо, ответственное за организацию и осуществление внутреннего аудита (руководитель структурного подразделения, ответственного за организацию и осуществление внутреннего аудита), назначается на должность и освобождается от должности на основании решения совета директоров (наблюдательного совета) публичного общества. Условия трудового договора с указанными лицами утверждаются советом директоров (наблюдательным советом) публичного общества. В случае, если внутренними документами публичного общества, указанными в настоящем пункте, предусмотрена возможность осуществления внутреннего аудита иным юридическим лицом, определение такого лица и условий договора с ним, в том числе размера его вознаграждения, осуществляется советом директоров (наблюдательным советом) публичного общества.</text:p>
      <text:p text:style-name="s1"/>
      <text:h text:outline-level="1" text:style-name="s3"><text:bookmark text:name="anchor1300"/>Глава XIII. Учет и отчетность, документы общества. Информация об обществе</text:h>
      <text:p text:style-name="s1"/>
      <text:p text:style-name="s22header">Информация об изменениях:</text:p>
      <text:p text:style-name="s22"><text:bookmark text:name="anchor88"/><text:a xlink:type="simple" xlink:href="http://ivo.garant.ru/document/redirect/71109716/3631">Федеральным законом</text:a> от 29 июня 2015 г. N 210-ФЗ наименование статьи 88 настоящего Федерального закона изложено в новой редакции</text:p>
      <text:p text:style-name="s22"><text:a xlink:type="simple" xlink:href="http://ivo.garant.ru/document/redirect/57401788/88">См. текст наименования в предыдущей редакции</text:a></text:p>
      <text:p text:style-name="s15"><text:span text:style-name="s10">Статья 88.</text:span> Бухгалтерский учет и бухгалтерская (финансовая) отчетность общества</text:p>
      <text:p text:style-name="s9header">ГАРАНТ:</text:p>
      <text:p text:style-name="s9">См. <text:a xlink:type="simple" xlink:href="http://ivo.garant.ru/document/redirect/57591279/0">Энциклопедии</text:a>, <text:a xlink:type="simple" xlink:href="http://ivo.garant.ru/document/redirect/77530096/0">позиции высших судов</text:a> и другие <text:a xlink:type="simple" xlink:href="http://ivo.garant.ru/document/redirect/77130775/88">комментарии</text:a> к статье 88 настоящего Федерального закона</text:p>
      <text:p text:style-name="s22header">Информация об изменениях:</text:p>
      <text:p text:style-name="s22"><text:bookmark text:name="anchor79000"/><text:a xlink:type="simple" xlink:href="http://ivo.garant.ru/document/redirect/71109716/3632">Федеральным законом</text:a> от 29 июня 2015 г. N 210-ФЗ в пункт 1 статьи 88 настоящего Федерального закона внесены изменения</text:p>
      <text:p text:style-name="s22"><text:a xlink:type="simple" xlink:href="http://ivo.garant.ru/document/redirect/57401788/79000">См. текст пункта в предыдущей редакции</text:a></text:p>
      <text:p text:style-name="s1">1. Общество обязано вести бухгалтерский учет и представлять бухгалтерскую (финансовую) отчетность в порядке, установленном настоящим Федеральным законом и иными <text:span text:style-name="s8">правовыми актами</text:span> Российской Федерации.</text:p>
      <text:p text:style-name="s22header">Информация об изменениях:</text:p>
      <text:p text:style-name="s22"><text:bookmark text:name="anchor8802"/><text:a xlink:type="simple" xlink:href="http://ivo.garant.ru/document/redirect/71109716/3633">Федеральным законом</text:a> от 29 июня 2015 г. N 210-ФЗ пункт 2 статьи 88 настоящего Федерального закона изложен в новой редакции</text:p>
      <text:p text:style-name="s22"><text:a xlink:type="simple" xlink:href="http://ivo.garant.ru/document/redirect/57401788/8802">См. текст пункта в предыдущей редакции</text:a></text:p>
      <text:p text:style-name="s1">2. Ответственность за организацию, состояние и достоверность бухгалтерского учета в обществе, своевременное представление бухгалтерской (финансовой) отчетности в соответствующие органы, а также сведений о деятельности общества, представляемых акционерам, кредиторам и в средства массовой информации, несет исполнительный орган общества в соответствии с настоящим Федеральным законом, иными <text:span text:style-name="s8">правовыми актами</text:span> Российской Федерации, уставом общества.</text:p>
      <text:p text:style-name="s22header">Информация об изменениях:</text:p>
      <text:p text:style-name="s22"><text:bookmark text:name="anchor8803"/>Пункт 3 изменен с 19 июля 2018 г. - <text:a xlink:type="simple" xlink:href="http://ivo.garant.ru/document/redirect/71992492/1261">Федеральный закон</text:a> от 19 июля 2018 г. N 209-ФЗ</text:p>
      <text:p text:style-name="s22"><text:a xlink:type="simple" xlink:href="http://ivo.garant.ru/document/redirect/77663246/8803">См. предыдущую редакцию</text:a></text:p>
      <text:p text:style-name="s1"><text:bookmark text:name="anchor8832"/>3. Достоверность данных, содержащихся в годовом отчете и годовой бухгалтерской (финансовой) отчетности общества, должна быть подтверждена ревизионной комиссией общества, если в соответствии с уставом общества наличие ревизионной комиссии общества является обязательным либо избрание ревизионной комиссии непубличного общества осуществляется исключительно в случаях, предусмотренных уставом этого общества, и такие случаи предусматривают подтверждение (проверку) достоверности данных, содержащихся в годовом отчете и годовой бухгалтерской (финансовой) отчетности этого общества.</text:p>
      <text:p text:style-name="s1"><text:bookmark text:name="anchor88328"/>Абзац утратил силу с 1 января 2023 г. - <text:a xlink:type="simple" xlink:href="http://ivo.garant.ru/document/redirect/404488122/1211">Федеральный закон</text:a> от 16 апреля 2022 г. N 114-ФЗ</text:p>
      <text:p text:style-name="s22header">Информация об изменениях:</text:p>
      <text:p text:style-name="s22"><text:a xlink:type="simple" xlink:href="http://ivo.garant.ru/document/redirect/76801838/88328">См. предыдущую редакцию</text:a></text:p>
      <text:p text:style-name="s22header">Информация об изменениях:</text:p>
      <text:p text:style-name="s22"><text:bookmark text:name="anchor88031"/>Статья 88 дополнена пунктом 3.1 с 1 января 2023 г. - <text:a xlink:type="simple" xlink:href="http://ivo.garant.ru/document/redirect/404488122/1212">Федеральный закон</text:a> от 16 апреля 2022 г. N 114-ФЗ</text:p>
      <text:p text:style-name="s1">3.1. Публичное общество для аудита годовой бухгалтерской (финансовой) отчетности обязано привлечь аудиторскую организацию.</text:p>
      <text:p text:style-name="s1">Непубличное общество в соответствии с <text:a xlink:type="simple" xlink:href="#anchor5403">пунктом 3 статьи 54</text:a> настоящего Федерального закона вправе привлечь аудиторскую организацию (индивидуального аудитора) общества для аудита годовой бухгалтерской (финансовой) отчетности, а в случае наличия обязанности по проведению аудита годовой бухгалтерской (финансовой) отчетности обязано привлечь аудиторскую организацию.</text:p>
      <text:p text:style-name="s22header">Информация об изменениях:</text:p>
      <text:p text:style-name="s22"><text:bookmark text:name="anchor8804"/>Пункт 4 изменен с 1 марта 2025 г. - <text:a xlink:type="simple" xlink:href="http://ivo.garant.ru/document/redirect/409495209/160">Федеральный закон</text:a> от 8 августа 2024 г. N 287-ФЗ</text:p>
      <text:p text:style-name="s22"><text:a xlink:type="simple" xlink:href="http://ivo.garant.ru/document/redirect/76839264/8804">См. предыдущую редакцию</text:a></text:p>
      <text:p text:style-name="s1">4. Годовой отчет общества, если уставом общества решение вопроса о его утверждении не отнесено к компетенции совета директоров (наблюдательного совета) общества, подлежит предварительному утверждению советом директоров (наблюдательным советом) общества, а в случае отсутствия в обществе совета директоров (наблюдательного совета) общества - лицом, осуществляющим функции единоличного исполнительного органа общества, не позднее чем за 30 дней до даты проведения годового заседания общего собрания акционеров.</text:p>
      <text:p text:style-name="s1"><text:bookmark text:name="anchor12623"/>В случае, если решение вопроса об утверждении годового отчета общества уставом общества отнесено к компетенции совета директоров (наблюдательного совета) общества, годовой отчет общества подлежит утверждению советом директоров (наблюдательным советом) общества не позднее чем за 30 дней до даты проведения годового заседания общего собрания акционеров.</text:p>
      <text:p text:style-name="s1"/>
      <text:p text:style-name="s22header">Информация об изменениях:</text:p>
      <text:p text:style-name="s22"><text:bookmark text:name="anchor89"/><text:a xlink:type="simple" xlink:href="http://ivo.garant.ru/document/redirect/12123866/163">Федеральным законом</text:a> от 7 августа 2001 г. N 120-ФЗ статья 89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89">См. текст статьи в предыдущей редакции</text:a></text:p>
      <text:p text:style-name="s15"><text:span text:style-name="s10">Статья 89.</text:span> Хранение документов общества</text:p>
      <text:p text:style-name="s9header">ГАРАНТ:</text:p>
      <text:p text:style-name="s9">См. <text:span text:style-name="s8">Энциклопедии</text:span>, <text:a xlink:type="simple" xlink:href="http://ivo.garant.ru/document/redirect/77532777/0">позиции высших судов</text:a> и другие <text:a xlink:type="simple" xlink:href="http://ivo.garant.ru/document/redirect/77130775/89">комментарии</text:a> к статье 89 настоящего Федерального закона</text:p>
      <text:p text:style-name="s22header">Информация об изменениях:</text:p>
      <text:p text:style-name="s22"><text:bookmark text:name="anchor891"/>Пункт 1 изменен с 30 июля 2017 г. - <text:a xlink:type="simple" xlink:href="http://ivo.garant.ru/document/redirect/71732838/91116">Федеральный закон</text:a> от 29 июля 2017 г. N 233-ФЗ</text:p>
      <text:p text:style-name="s22"><text:a xlink:type="simple" xlink:href="http://ivo.garant.ru/document/redirect/57422615/891">См. предыдущую редакцию</text:a></text:p>
      <text:p text:style-name="s1">1. Общество обязано хранить документы, предусмотренные настоящим Федеральным законом, уставом общества, внутренними документами общества, решениями общего собрания акционеров, совета директоров (наблюдательного совета) общества, органов управления общества, а также документы, предусмотренные нормативными правовыми актами Российской Федерации.</text:p>
      <text:p text:style-name="s22header">Информация об изменениях:</text:p>
      <text:p text:style-name="s22"><text:bookmark text:name="anchor892"/><text:a xlink:type="simple" xlink:href="http://ivo.garant.ru/document/redirect/70419190/312">Федеральным законом</text:a> от 23 июля 2013 г. N 251-ФЗ в пункт 2 статьи 89 настоящего Федерального закона внесены изменения, <text:a xlink:type="simple" xlink:href="http://ivo.garant.ru/document/redirect/70419190/50001">вступающие в силу</text:a> с 1 сентября 2013 г.</text:p>
      <text:p text:style-name="s22"><text:a xlink:type="simple" xlink:href="http://ivo.garant.ru/document/redirect/58053421/892">См. текст пункта в предыдущей редакции</text:a></text:p>
      <text:p text:style-name="s1">2. Общество хранит документы, предусмотренные <text:a xlink:type="simple" xlink:href="#anchor89">пунктом 1</text:a> настоящей статьи, по месту нахождения его исполнительного органа в порядке и в течение сроков, которые установлены Банком России.</text:p>
      <text:p text:style-name="s9header">ГАРАНТ:</text:p>
      <text:p text:style-name="s9">О <text:a xlink:type="simple" xlink:href="http://ivo.garant.ru/document/redirect/12132192/300">порядке</text:a> и <text:a xlink:type="simple" xlink:href="http://ivo.garant.ru/document/redirect/12132192/200">сроках</text:a> хранения документов акционерных обществ см. <text:a xlink:type="simple" xlink:href="http://ivo.garant.ru/document/redirect/12132192/1000">постановление</text:a> ФКЦБ России от 16 июля 2003 г. N 03-33/пс</text:p>
      <text:p text:style-name="s9">О сроках хранения бюллетеней для голосования на общих собраниях акционеров акционерных обществ см. <text:a xlink:type="simple" xlink:href="http://ivo.garant.ru/document/redirect/12121391/0">письмо</text:a> ФКЦБ России от 28 ноября 2000 г. N ИК-07/6364</text:p>
      <text:p text:style-name="s9"/>
      <text:p text:style-name="s15"><text:bookmark text:name="anchor90"/><text:span text:style-name="s10">Статья 90.</text:span> Предоставление обществом информации</text:p>
      <text:p text:style-name="s9header">ГАРАНТ:</text:p>
      <text:p text:style-name="s9">См. <text:a xlink:type="simple" xlink:href="http://ivo.garant.ru/document/redirect/57593655/0">Энциклопедии</text:a>, <text:a xlink:type="simple" xlink:href="http://ivo.garant.ru/document/redirect/77533002/0">позиции высших судов</text:a> и другие <text:a xlink:type="simple" xlink:href="http://ivo.garant.ru/document/redirect/77130775/90">комментарии</text:a> к статье 90 настоящего Федерального закона</text:p>
      <text:p text:style-name="s1">Информация об обществе предоставляется им в соответствии с требованиями настоящего Федерального закона и иных правовых актов Российской Федерации.</text:p>
      <text:p text:style-name="s9header">ГАРАНТ:</text:p>
      <text:p text:style-name="s9">См. <text:a xlink:type="simple" xlink:href="http://ivo.garant.ru/document/redirect/12119430/1000">Методические рекомендации</text:a> по раскрытию информации о прибыли, приходящейся на одну акцию, утвержденные <text:a xlink:type="simple" xlink:href="http://ivo.garant.ru/document/redirect/12119430/0">приказом</text:a> Минфина РФ от 21 марта 2000 г. N 29н</text:p>
      <text:p text:style-name="s9"/>
      <text:p text:style-name="s22header">Информация об изменениях:</text:p>
      <text:p text:style-name="s22"><text:bookmark text:name="anchor91"/>Статья 91 изменена с 30 июля 2017 г. - <text:a xlink:type="simple" xlink:href="http://ivo.garant.ru/document/redirect/71732838/91117">Федеральный закон</text:a> от 29 июля 2017 г. N 233-ФЗ</text:p>
      <text:p text:style-name="s22"><text:a xlink:type="simple" xlink:href="http://ivo.garant.ru/document/redirect/57422615/91">См. предыдущую редакцию</text:a></text:p>
      <text:p text:style-name="s15"><text:span text:style-name="s10">Статья 91.</text:span> Предоставление обществом информации акционерам</text:p>
      <text:p text:style-name="s9header">ГАРАНТ:</text:p>
      <text:p text:style-name="s9">См. <text:span text:style-name="s8">Энциклопедии</text:span>, <text:a xlink:type="simple" xlink:href="http://ivo.garant.ru/document/redirect/77531681/0">позиции высших судов</text:a> и другие <text:a xlink:type="simple" xlink:href="http://ivo.garant.ru/document/redirect/77130775/91">комментарии</text:a> к статье 91 настоящего Федерального закона</text:p>
      <text:p text:style-name="s1"><text:bookmark text:name="anchor80000"/>1. Общество обязано обеспечить акционерам доступ по их требованию к следующим документам:</text:p>
      <text:p text:style-name="s1"><text:bookmark text:name="anchor9111"/>1) договор о создании общества, за исключением случая учреждения общества одним лицом, решение об учреждении общества, устав общества, а также внесенные в устав общества и зарегистрированные в установленном порядке изменения и дополнения;</text:p>
      <text:p text:style-name="s1"><text:bookmark text:name="anchor91102"/>2) документ, подтверждающий государственную регистрацию общества;</text:p>
      <text:p text:style-name="s1"><text:bookmark text:name="anchor9113"/>3) решение о выпуске (дополнительном выпуске) ценных бумаг, изменения в решение о выпуске (дополнительном выпуске) ценных бумаг, отчет об итогах выпуска (дополнительного выпуска) ценных бумаг, уведомление об итогах выпуска (дополнительного выпуска) ценных бумаг;</text:p>
      <text:p text:style-name="s1"><text:bookmark text:name="anchor9114"/>4) утвержденные общим собранием акционеров внутренние документы общества, регулирующие деятельность его органов;</text:p>
      <text:p text:style-name="s1"><text:bookmark text:name="anchor9115"/>5) положение о филиале или представительстве общества;</text:p>
      <text:p text:style-name="s1"><text:bookmark text:name="anchor9116"/>6) годовые отчеты;</text:p>
      <text:p text:style-name="s1"><text:bookmark text:name="anchor9117"/>7) годовая бухгалтерская (финансовая) отчетность и аудиторское заключение о ней;</text:p>
      <text:p text:style-name="s1"><text:bookmark text:name="anchor9118"/>8) формируемые в соответствии с требованиями настоящего Федерального закона отчеты оценщиков в случаях выкупа акций обществом по требованию акционера;</text:p>
      <text:p text:style-name="s1"><text:bookmark text:name="anchor9119"/>9) документы, полученные обществом в соответствии с <text:a xlink:type="simple" xlink:href="#anchor11100">главой XI.1</text:a> настоящего Федерального закона;</text:p>
      <text:p text:style-name="s1"><text:bookmark text:name="anchor91110"/>10) протоколы общих собраний акционеров;</text:p>
      <text:p text:style-name="s1"><text:bookmark text:name="anchor91111"/>11) списки аффилированных лиц общества;</text:p>
      <text:p text:style-name="s22header">Информация об изменениях:</text:p>
      <text:p text:style-name="s22"><text:bookmark text:name="anchor91112"/>Подпункт 12 изменен с 19 июля 2018 г. - <text:a xlink:type="simple" xlink:href="http://ivo.garant.ru/document/redirect/71992492/127">Федеральный закон</text:a> от 19 июля 2018 г. N 209-ФЗ</text:p>
      <text:p text:style-name="s22"><text:a xlink:type="simple" xlink:href="http://ivo.garant.ru/document/redirect/77663246/91112">См. предыдущую редакцию</text:a></text:p>
      <text:p text:style-name="s1">12) заключения ревизионной комиссии общества;</text:p>
      <text:p text:style-name="s22header">Информация об изменениях:</text:p>
      <text:p text:style-name="s22"><text:bookmark text:name="anchor91113"/>Подпункт 13 изменен с 31 июля 2020 г. - <text:a xlink:type="simple" xlink:href="http://ivo.garant.ru/document/redirect/74451964/2">Федеральный закон</text:a> от 31 июля 2020 г. N 306-ФЗ</text:p>
      <text:p text:style-name="s22"><text:a xlink:type="simple" xlink:href="http://ivo.garant.ru/document/redirect/77699064/91113">См. предыдущую редакцию</text:a></text:p>
      <text:p text:style-name="s1">13) проспекты ценных бумаг, отчеты эмитента и иные документы, содержащие информацию, подлежащую опубликованию или раскрытию иным способом в соответствии с настоящим Федеральным законом и другими федеральными законами;</text:p>
      <text:p text:style-name="s1"><text:bookmark text:name="anchor91114"/>14) уведомления о заключении акционерных соглашений, направленные обществу, а также списки лиц, заключивших такие соглашения;</text:p>
      <text:p text:style-name="s1"><text:bookmark text:name="anchor91115"/>15) судебные решения и постановления по спорам, связанным с созданием общества, управлением им или участием в нем, а также судебные акты по таким спорам, в том числе определения о возбуждении арбитражным судом производства по делу и принятии искового заявления либо заявления об изменении основания или предмета ранее заявленного иска.</text:p>
      <text:p text:style-name="s1"><text:bookmark text:name="anchor9102"/>2. По требованию акционера (акционеров), владеющего не менее чем одним процентом голосующих акций общества, публичное общество обязано обеспечить доступ к следующим информации и документам:</text:p>
      <text:p text:style-name="s1"><text:bookmark text:name="anchor91021"/>1) информация, касающаяся сделок (односторонних сделок), являющихся в соответствии с настоящим Федеральным законом крупными сделками и (или) сделками, в совершении которых имеется заинтересованность, в том числе вид, предмет, содержание и размер таких сделок, дата их совершения и срок исполнения обязательств по ним, сведения о принятии решения о получении согласия на совершение или о последующем одобрении таких сделок;</text:p>
      <text:p text:style-name="s22header">Информация об изменениях:</text:p>
      <text:p text:style-name="s22"><text:bookmark text:name="anchor91022"/>Подпункт 2 изменен с 1 марта 2025 г. - <text:a xlink:type="simple" xlink:href="http://ivo.garant.ru/document/redirect/409495209/760">Федеральный закон</text:a> от 8 августа 2024 г. N 287-ФЗ</text:p>
      <text:p text:style-name="s22"><text:a xlink:type="simple" xlink:href="http://ivo.garant.ru/document/redirect/76839264/91022">См. предыдущую редакцию</text:a></text:p>
      <text:p text:style-name="s1">2) протоколы совета директоров (наблюдательного совета) общества;</text:p>
      <text:p text:style-name="s1"><text:bookmark text:name="anchor91023"/>3) отчеты оценщиков об оценке имущества, в отношении которого обществом совершались сделки, которые в соответствии с настоящим Федеральным законом являются крупными сделками и (или) сделками, в совершении которых имеется заинтересованность;</text:p>
      <text:p text:style-name="s22header">Информация об изменениях:</text:p>
      <text:p text:style-name="s22"><text:bookmark text:name="anchor91024"/>Пункт 2 дополнен подпунктом 4 с 1 сентября 2025 г. - <text:a xlink:type="simple" xlink:href="http://ivo.garant.ru/document/redirect/408275437/22">Федеральный закон</text:a> от 25 декабря 2023 г. N 637-ФЗ</text:p>
      <text:p text:style-name="s1">4) сведения о результатах аудита системы управления промышленной безопасностью, проводимого в случаях, определенных <text:a xlink:type="simple" xlink:href="http://ivo.garant.ru/document/redirect/11900785/0">Федеральным законом</text:a> от 21 июля 1997 года N 116-ФЗ "О промышленной безопасности опасных производственных объектов";</text:p>
      <text:p text:style-name="s22header">Информация об изменениях:</text:p>
      <text:p text:style-name="s22"><text:bookmark text:name="anchor91025"/>Пункт 2 дополнен подпунктом 5 с 1 марта 2025 г. - <text:a xlink:type="simple" xlink:href="http://ivo.garant.ru/document/redirect/409495209/761">Федеральный закон</text:a> от 8 августа 2024 г. N 287-ФЗ</text:p>
      <text:p text:style-name="s1">5) запись трансляции заседания общего собрания акционеров общества с дистанционным участием.</text:p>
      <text:p text:style-name="s1"><text:bookmark text:name="anchor9103"/>3. По требованию акционера (акционеров), владеющего не менее чем одним процентом голосующих акций общества, непубличное общество помимо доступа к информации и документам, предусмотренным <text:a xlink:type="simple" xlink:href="#anchor9102">пунктом 2</text:a> настоящей статьи, если иное не предусмотрено уставом общества или акционерным соглашением, сторонами которого являются все акционеры общества, обязано обеспечить такому акционеру (акционерам) доступ к иным документам, обязанность хранения которых предусмотрена <text:a xlink:type="simple" xlink:href="#anchor891">пунктом 1 статьи 89</text:a> настоящего Федерального закона, за исключением документов, указанных в <text:a xlink:type="simple" xlink:href="#anchor9105">пункте 5</text:a> настоящей статьи. Указанные в настоящем пункте положения могут быть предусмотрены уставом непубличного общества при его учреждении или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text:bookmark text:name="anchor9104"/>4. В требовании акционера (акционеров), владеющего менее чем 25 процентами голосующих акций общества, о предоставлении документов и информации, предусмотренных <text:a xlink:type="simple" xlink:href="#anchor9102">пунктами 2</text:a> и <text:a xlink:type="simple" xlink:href="#anchor9103">3</text:a> настоящей статьи, должна быть указана деловая цель, с которой запрашиваются документы.</text:p>
      <text:p text:style-name="s1"><text:bookmark text:name="anchor9105"/>5. По требованию акционера (акционеров), владеющего не менее чем 25 процентами голосующих акций общества, общество обязано обеспечить доступ к следующим документам:</text:p>
      <text:p text:style-name="s22header">Информация об изменениях:</text:p>
      <text:p text:style-name="s22"><text:bookmark text:name="anchor91051"/>Подпункт 1 изменен с 1 марта 2025 г. - <text:a xlink:type="simple" xlink:href="http://ivo.garant.ru/document/redirect/409495209/324">Федеральный закон</text:a> от 8 августа 2024 г. N 287-ФЗ</text:p>
      <text:p text:style-name="s22"><text:a xlink:type="simple" xlink:href="http://ivo.garant.ru/document/redirect/76839264/91051">См. предыдущую редакцию</text:a></text:p>
      <text:p text:style-name="s1">1) протоколы коллегиального исполнительного органа общества;</text:p>
      <text:p text:style-name="s1"><text:bookmark text:name="anchor91052"/>2) документы бухгалтерского учета.</text:p>
      <text:p text:style-name="s1"><text:bookmark text:name="anchor9106"/>6. Уставом общества может быть предусмотрено меньшее количество акций, необходимых для доступа к указанным в <text:a xlink:type="simple" xlink:href="#anchor9105">пункте 5</text:a> настоящей статьи документам.</text:p>
      <text:p text:style-name="s1"><text:bookmark text:name="anchor9107"/>7. Под деловой целью понимается законный интерес акционера в получении сведений и документов, которые объективно необходимы и достаточны для надлежащей реализации прав акционера, предусмотренных настоящим Федеральным законом. Деловая цель не может считаться разумной, в частности если:</text:p>
      <text:p text:style-name="s1"><text:bookmark text:name="anchor91071"/>1) общество обладает сведениями о фактических обстоятельствах, свидетельствующих о недобросовестности акционера;</text:p>
      <text:p text:style-name="s1"><text:bookmark text:name="anchor91072"/>2) имеет место необоснованный интерес в получении акционером документов или информации;</text:p>
      <text:p text:style-name="s1"><text:bookmark text:name="anchor91073"/>3) акционер является конкурентом общества либо аффилированным лицом конкурента и запрашиваемый им документ содержит конфиденциальную информацию, относящуюся к конкурентной сфере, и ее распространение может причинить вред коммерческим интересам общества.</text:p>
      <text:p text:style-name="s1"><text:bookmark text:name="anchor9108"/>8. Общество вправе отказать в доступе к документам и информации при наличии хотя бы одного из следующих условий:</text:p>
      <text:p text:style-name="s1"><text:bookmark text:name="anchor91081"/>1) электронная версия запрашиваемого документа на момент предъявления акционером (акционерами) требования размещена на сайте общества в информационно-телекоммуникационной сети "Интернет" в свободном доступе либо раскрыта в порядке, предусмотренном законодательством Российской Федерации о ценных бумагах для раскрытия информации;</text:p>
      <text:p text:style-name="s1"><text:bookmark text:name="anchor91082"/>2) документ запрашивается повторно в течение трех лет при условии, что первое требование о его предоставлении было надлежащим образом исполнено обществом;</text:p>
      <text:p text:style-name="s1"><text:bookmark text:name="anchor91083"/>3) документ относится к прошлым периодам деятельности общества (более трех лет до момента обращения с требованием), за исключением информации о сделках, исполнение по которым осуществляется на момент обращения акционера с требованием;</text:p>
      <text:p text:style-name="s1"><text:bookmark text:name="anchor91084"/>4) в требовании акционера (акционеров) о предоставлении документов не указана деловая цель, с которой запрашивается документ, если указание такой цели требуется в соответствии с настоящим Федеральным законом, либо указанная цель не является разумной, либо состав и содержание запрошенных документов явно не соответствуют указанной в запросе цели;</text:p>
      <text:p text:style-name="s1"><text:bookmark text:name="anchor91085"/>5) лицо, обратившееся с требованием о предоставлении доступа к документам не обладает правом доступа к соответствующей категории документов в соответствии с условиями, определенными в <text:a xlink:type="simple" xlink:href="#anchor80000">пунктах 1 - 6</text:a> настоящей статьи;</text:p>
      <text:p text:style-name="s1"><text:bookmark text:name="anchor91086"/>6) документ относится к периодам, не относящимся к периоду владения акционером акциями общества, подтвержденному этим акционером соответствующей справкой по его лицевому счету, открытому в реестре акционеров общества, или счету депо, открытому в депозитарии, за исключением информации о сделках, исполнение по которым осуществляется в период владения акционером акциями общества.</text:p>
      <text:p text:style-name="s1"><text:bookmark text:name="anchor9109"/>9. При отказе в доступе к документам должны быть исчерпывающим образом указаны основания для такого отказа.</text:p>
      <text:p text:style-name="s1"><text:bookmark text:name="anchor9110"/>10. В случае использования в отношении общества специального права на участие Российской Федерации, субъекта Российской Федерации или муниципального образования в управлении указанным обществом ("золотая акция") такое общество обеспечивает представителям Российской Федерации, субъекта Российской Федерации или муниципального образования доступ ко всем своим документам.</text:p>
      <text:p text:style-name="s1"><text:bookmark text:name="anchor91011"/>11. Документы, предусмотренные <text:a xlink:type="simple" xlink:href="#anchor80000">пунктами 1 - 3</text:a> и <text:a xlink:type="simple" xlink:href="#anchor9105">5</text:a> настоящей статьи, должны быть предоставлены обществом в течение семи рабочих дней со дня предъявления соответствующего требования для ознакомления в помещении исполнительного органа общества, если иное место не определено уставом общества либо внутренним документом, утвержденным общим собранием или советом директоров (наблюдательным советом) общества и опубликованным на его сайте в информационно-телекоммуникационной сети "Интернет". По требованию акционеров, имеющих право доступа к документам, предусмотренным пунктами 1 - 3 и 5 настоящей статьи, общество обязано предоставить им копии указанных документов. Плата, взимаемая обществом за предоставление данных копий, не может превышать затраты на их изготовление и, если в требовании указано на необходимость их отправки по адресу, указанному акционером, соответствующие расходы на пересылку.</text:p>
      <text:p text:style-name="s1"><text:bookmark text:name="anchor910112"/>Уставом общества либо внутренним документом, утвержденным общим собранием или советом директоров (наблюдательным советом) общества, может быть установлена необходимость предварительной оплаты акционером указанных в абзаце первом настоящего пункта расходов. Включение в устав общества положения о необходимости предварительной оплаты не может рассматриваться в качестве основания для выкупа обществом принадлежащих акционерам акций в соответствии с положениями <text:a xlink:type="simple" xlink:href="#anchor750103">абзаца третьего пункта 1 статьи 75</text:a> настоящего Федерального закона. При наличии в уставе общества либо во внутреннем документе положений, указанных в настоящем абзаце, общество обязано в течение семи рабочих дней с момента обращения акционера с требованием о предоставлении копий документов сообщить ему стоимость их изготовления и в соответствующих случаях размер расходов на пересылку.</text:p>
      <text:p text:style-name="s1"><text:bookmark text:name="anchor910113"/>Публичное общество обязано разместить на своем сайте в информационно-телекоммуникационной сети "Интернет" стоимость изготовления копий документов.</text:p>
      <text:p text:style-name="s1"><text:bookmark text:name="anchor911104"/>Дополнительные требования к процедурам предоставления документов или копий документов, указанных в настоящем пункте, устанавливаются <text:a xlink:type="simple" xlink:href="http://ivo.garant.ru/document/redirect/413325170/0">нормативными актами</text:a> Банка России.</text:p>
      <text:p text:style-name="s1"><text:bookmark text:name="anchor91012"/>12. Срок исполнения обязанности по предоставлению документов, содержащих конфиденциальную информацию, исчисляется не ранее чем с момента подписания между обществом и обратившимся с требованием о предоставлении доступа к документам акционером договора о нераспространении информации (соглашения о конфиденциальности). Условия договора о нераспространении информации (соглашения о конфиденциальности) могут определяться обществом в формуляре или в иной стандартной форме и должны быть едиными для всех акционеров общества. Публичное общество обязано разместить на своем сайте в информационно-телекоммуникационной сети "Интернет" условия данного договора. В случае группового обращения акционеров данный договор должен быть подписан каждым из них, а при предоставлении доступа к документам представителю акционера по доверенности как самим акционером, так и его представителем.</text:p>
      <text:p text:style-name="s1"><text:bookmark text:name="anchor91013"/>13. Правила, предусмотренные настоящей статьей, применяются к отношениям, связанным с предоставлением доступа акционерам непубличного общества к его документам, если иные условия и (или) порядок предоставления такого доступа, в том числе сроки и минимальное количество акций, необходимое для получения всех или определенной категории документов, не предусмотрены уставом непубличного общества. Указанные положения могут быть предусмотрены уставом непубличного общества при его учреждении или внесены в его устав, изменены и (или) исключены из его устава по решению, принятому общим собранием акционеров единогласно всеми акционерами общества.</text:p>
      <text:p text:style-name="s1"/>
      <text:p text:style-name="s22header">Информация об изменениях:</text:p>
      <text:p text:style-name="s22"><text:bookmark text:name="anchor92"/><text:a xlink:type="simple" xlink:href="http://ivo.garant.ru/document/redirect/12123866/164">Федеральным законом</text:a> от 7 августа 2001 г. N 120-ФЗ статья 92 настоящего Федерального закона изложена в новой редакции, <text:a xlink:type="simple" xlink:href="http://ivo.garant.ru/document/redirect/12123866/2">вступающей в силу</text:a> с 1 января 2002 г.</text:p>
      <text:p text:style-name="s22"><text:a xlink:type="simple" xlink:href="http://ivo.garant.ru/document/redirect/3960792/92">См. текст статьи в предыдущей редакции</text:a></text:p>
      <text:p text:style-name="s15"><text:span text:style-name="s10">Статья 92.</text:span> Обязательное раскрытие обществом информации</text:p>
      <text:p text:style-name="s9header">ГАРАНТ:</text:p>
      <text:p text:style-name="s9">См. <text:span text:style-name="s8">Энциклопедии</text:span>, <text:a xlink:type="simple" xlink:href="http://ivo.garant.ru/document/redirect/77530986/0">позиции высших судов</text:a> и другие <text:a xlink:type="simple" xlink:href="http://ivo.garant.ru/document/redirect/77130775/92">комментарии</text:a> к статье 92 настоящего Федерального закона</text:p>
      <text:p text:style-name="s9"> </text:p>
      <text:p text:style-name="s9">О временном порядке раскрытия и предоставления информации некоторыми российскими хозяйственными обществами см. <text:a xlink:type="simple" xlink:href="http://ivo.garant.ru/document/redirect/408078915/0">Указ</text:a> Президента РФ от 27 ноября 2023 г. N 903</text:p>
      <text:p text:style-name="s22header">Информация об изменениях:</text:p>
      <text:p text:style-name="s22"><text:bookmark text:name="anchor81000"/>Пункт 1 изменен с 1 марта 2025 г. - <text:a xlink:type="simple" xlink:href="http://ivo.garant.ru/document/redirect/409495209/162">Федеральный закон</text:a> от 8 августа 2024 г. N 287-ФЗ</text:p>
      <text:p text:style-name="s22"><text:a xlink:type="simple" xlink:href="http://ivo.garant.ru/document/redirect/76839264/81000">См. предыдущую редакцию</text:a></text:p>
      <text:p text:style-name="s1">1. Публичное общество обязано раскрывать:</text:p>
      <text:p text:style-name="s1"><text:bookmark text:name="anchor9212"/>годовой отчет общества, годовую бухгалтерскую (финансовую) отчетность;</text:p>
      <text:p text:style-name="s9header">ГАРАНТ:</text:p>
      <text:p text:style-name="s9">О порядке публикации консолидированной финансовой отчетности см. <text:a xlink:type="simple" xlink:href="http://ivo.garant.ru/document/redirect/12177506/7">Федеральный закон</text:a> от 27 июля 2010 г. N 208-ФЗ</text:p>
      <text:p text:style-name="s1"><text:bookmark text:name="anchor9213"/>проспект ценных бумаг общества в случаях, предусмотренных правовыми актами Российской Федерации;</text:p>
      <text:p text:style-name="s1"><text:bookmark text:name="anchor9214"/>сообщение о проведении заседания или заочного голосования для принятия решений общим собранием акционеров в порядке, предусмотренном настоящим Федеральным законом;</text:p>
      <text:p text:style-name="s1"><text:bookmark text:name="anchor9215"/>иные сведения, определяемые Банком России.</text:p>
      <text:p text:style-name="s22header">Информация об изменениях:</text:p>
      <text:p text:style-name="s22"><text:bookmark text:name="anchor9211"/><text:a xlink:type="simple" xlink:href="http://ivo.garant.ru/document/redirect/71109716/3662">Федеральным законом</text:a> от 29 июня 2015 г. N 210-ФЗ статья 92 настоящего Федерального закона дополнена пунктом 1.1</text:p>
      <text:p text:style-name="s1">1.1. Непубличное общество с числом акционеров более пятидесяти обязано раскрывать годовой отчет общества, годовую бухгалтерскую (финансовую) отчетность в порядке, предусмотренном <text:a xlink:type="simple" xlink:href="http://ivo.garant.ru/document/redirect/10106464/30">законодательством</text:a> Российской Федерации о ценных бумагах для раскрытия информации на рынке ценных бумаг.</text:p>
      <text:p text:style-name="s22header">Информация об изменениях:</text:p>
      <text:p text:style-name="s22"><text:bookmark text:name="anchor922"/><text:a xlink:type="simple" xlink:href="http://ivo.garant.ru/document/redirect/71109716/3663">Федеральным законом</text:a> от 29 июня 2015 г. N 210-ФЗ в пункт 2 статьи 92 настоящего Федерального закона внесены изменения</text:p>
      <text:p text:style-name="s22"><text:a xlink:type="simple" xlink:href="http://ivo.garant.ru/document/redirect/57401788/922">См. текст пункта в предыдущей редакции</text:a></text:p>
      <text:p text:style-name="s1">2. Обязательное раскрытие информации обществом, включая непубличное общество, в случае публичного размещения им облигаций или иных ценных бумаг осуществляется обществом в объеме и <text:a xlink:type="simple" xlink:href="http://ivo.garant.ru/document/redirect/74010469/800">порядке</text:a>, которые установлены Банком России.</text:p>
      <text:p text:style-name="s1"/>
      <text:p text:style-name="s22header">Информация об изменениях:</text:p>
      <text:p text:style-name="s22"><text:bookmark text:name="anchor921"/><text:a xlink:type="simple" xlink:href="http://ivo.garant.ru/document/redirect/12179163/205">Федеральным законом</text:a> от 4 октября 2010 г. N 264-ФЗ настоящий Федеральный закон дополнен статьей 92.1, <text:a xlink:type="simple" xlink:href="http://ivo.garant.ru/document/redirect/12179163/602">вступающей в силу</text:a> с 1 января 2011 г.</text:p>
      <text:p text:style-name="s15"><text:span text:style-name="s10">Статья 92.1.</text:span> Освобождение от обязанности раскрывать или предоставлять информацию, предусмотренную законодательством Российской Федерации о ценных бумагах</text:p>
      <text:p text:style-name="s9header">ГАРАНТ:</text:p>
      <text:p text:style-name="s9">См. <text:a xlink:type="simple" xlink:href="http://ivo.garant.ru/document/redirect/58078412/0">Энциклопедии</text:a> и другие <text:a xlink:type="simple" xlink:href="http://ivo.garant.ru/document/redirect/77130775/921">комментарии</text:a> к статье 92.1 настоящего Федерального закона</text:p>
      <text:p text:style-name="s22header">Информация об изменениях:</text:p>
      <text:p text:style-name="s22"><text:bookmark text:name="anchor92101"/><text:a xlink:type="simple" xlink:href="http://ivo.garant.ru/document/redirect/70419190/315">Федеральным законом</text:a> от 23 июля 2013 г. N 251-ФЗ в пункт 1 статьи 92.1 настоящего Федерального закона внесены изменения, <text:a xlink:type="simple" xlink:href="http://ivo.garant.ru/document/redirect/70419190/50001">вступающие в силу</text:a> с 1 сентября 2013 г.</text:p>
      <text:p text:style-name="s22"><text:a xlink:type="simple" xlink:href="http://ivo.garant.ru/document/redirect/58053421/92101">См. текст пункта в предыдущей редакции</text:a></text:p>
      <text:p text:style-name="s1">1. Общество по решению общего собрания акционеров вправе в соответствии с <text:a xlink:type="simple" xlink:href="http://ivo.garant.ru/document/redirect/10106464/30100">законодательством</text:a> Российской Федерации о ценных бумагах обратиться в Банк России с <text:a xlink:type="simple" xlink:href="http://ivo.garant.ru/document/redirect/72887770/1000">заявлением</text:a> об освобождении его от обязанности осуществлять раскрытие или предоставление информации, предусмотренной законодательством Российской Федерации о ценных бумагах.</text:p>
      <text:p text:style-name="s22header">Информация об изменениях:</text:p>
      <text:p text:style-name="s22"><text:bookmark text:name="anchor92102"/>Пункт 2 изменен с 1 марта 2025 г. - <text:a xlink:type="simple" xlink:href="http://ivo.garant.ru/document/redirect/409495209/325">Федеральный закон</text:a> от 8 августа 2024 г. N 287-ФЗ</text:p>
      <text:p text:style-name="s22"><text:a xlink:type="simple" xlink:href="http://ivo.garant.ru/document/redirect/76839264/92102">См. предыдущую редакцию</text:a></text:p>
      <text:p text:style-name="s1">2. Решение по вопросу, предусмотренному <text:a xlink:type="simple" xlink:href="#anchor92101">пунктом 1</text:a> настоящей статьи, принимается в непубличном обществе общим собранием акционеров большинством в три четверти голосов акционеров - владельцев голосующих акций, участвующих в заседании или заочном голосовании, а в публичном обществе в порядке, предусмотренном <text:a xlink:type="simple" xlink:href="#anchor7203">пунктом 3 статьи 7.2</text:a> настоящего Федерального закона.</text:p>
      <text:p text:style-name="s22header">Информация об изменениях:</text:p>
      <text:p text:style-name="s22"><text:bookmark text:name="anchor92103"/>Пункт 3 изменен с 1 марта 2025 г. - <text:a xlink:type="simple" xlink:href="http://ivo.garant.ru/document/redirect/409495209/326">Федеральный закон</text:a> от 8 августа 2024 г. N 287-ФЗ</text:p>
      <text:p text:style-name="s22"><text:a xlink:type="simple" xlink:href="http://ivo.garant.ru/document/redirect/76839264/92103">См. предыдущую редакцию</text:a></text:p>
      <text:p text:style-name="s1">3. В непубличном обществе с числом акционеров более 500 акционеры, голосовавшие против или не участвовавшие в голосовании по вопросу, указанному в <text:a xlink:type="simple" xlink:href="#anchor92101">пункте 1</text:a> настоящей статьи, вправе требовать выкупа таким обществом принадлежащих им акций в соответствии с правилами, установленными <text:a xlink:type="simple" xlink:href="#anchor75">статьями 75</text:a> и 76 настоящего Федерального закона. Решение по указанному вопросу вступает в силу в таком обществе при условии, что общее количество акций, в отношении которых заявлены требования о выкупе, не превышает количество акций, которое может быть выкуплено обществом с учетом ограничения, установленного <text:a xlink:type="simple" xlink:href="#anchor765">пунктом 5 статьи 76</text:a> настоящего Федерального закона.</text:p>
      <text:p text:style-name="s1"/>
      <text:p text:style-name="s15"><text:bookmark text:name="anchor9220"/><text:span text:style-name="s10">Статья 92.2.</text:span> Освобождение от обязанности раскрывать и (или) предоставлять отдельную информацию</text:p>
      <text:p text:style-name="s9header">ГАРАНТ:</text:p>
      <text:p text:style-name="s9">См. <text:a xlink:type="simple" xlink:href="http://ivo.garant.ru/document/redirect/77130775/9220">комментарии</text:a> к статье 92.2 настоящего Федерального закона</text:p>
      <text:p text:style-name="s22header">Информация об изменениях:</text:p>
      <text:p text:style-name="s22"><text:bookmark text:name="anchor9221"/>Пункт 1 изменен с 15 августа 2023 г. - <text:a xlink:type="simple" xlink:href="http://ivo.garant.ru/document/redirect/407484173/1">Федеральный закон</text:a> от 4 августа 2023 г. N 456-ФЗ</text:p>
      <text:p text:style-name="s22"><text:a xlink:type="simple" xlink:href="http://ivo.garant.ru/document/redirect/76823269/9221">См. предыдущую редакцию</text:a></text:p>
      <text:p text:style-name="s1">1. Правительство Российской Федерации вправе определить <text:a xlink:type="simple" xlink:href="http://ivo.garant.ru/document/redirect/407339598/1">случаи</text:a>, в которых общество вправе осуществлять раскрытие и (или) предоставление информации, подлежащей раскрытию и (или) предоставлению в соответствии с требованиями настоящего Федерального закона, в ограниченных составе и (или) объеме, определить <text:a xlink:type="simple" xlink:href="http://ivo.garant.ru/document/redirect/407339598/1000">перечень</text:a> информации, которую общество вправе не раскрывать и (или) не предоставлять, а также лиц, информация о которых может не раскрываться и (или) не предоставляться. В случае, если общество раскрывает и (или) предоставляет в ограниченных составе и (или) объеме информацию, подлежащую раскрытию и (или) предоставлению в соответствии с требованиями настоящего Федерального закона, такое общество обязано направить в Банк России уведомление, содержащее информацию, которая не раскрывается и (или) не предоставляется, в форме электронного документа в сроки, установленные для ее раскрытия и (или) предоставления. <text:a xlink:type="simple" xlink:href="http://ivo.garant.ru/document/redirect/408356133/1000">Форма</text:a> (формат) указанного уведомления и <text:a xlink:type="simple" xlink:href="http://ivo.garant.ru/document/redirect/408356133/0">порядок</text:a> его направления устанавливаются нормативными актами Банка России.</text:p>
      <text:p text:style-name="s22header">Информация об изменениях:</text:p>
      <text:p text:style-name="s22"><text:bookmark text:name="anchor92202"/>Пункт 2 изменен с 25 декабря 2023 г. - <text:a xlink:type="simple" xlink:href="http://ivo.garant.ru/document/redirect/408274391/2">Федеральный закон</text:a> от 25 декабря 2023 г. N 631-ФЗ</text:p>
      <text:p text:style-name="s22"><text:a xlink:type="simple" xlink:href="http://ivo.garant.ru/document/redirect/76828234/92202">См. предыдущую редакцию</text:a></text:p>
      <text:p text:style-name="s1">2. Документы, полученные Банком России в соответствии с <text:a xlink:type="simple" xlink:href="#anchor9221">пунктом 1</text:a> настоящей статьи, в том числе содержащие информацию, в отношении которой установлены требования, обеспечивающие ее конфиденциальность, предоставляются Банком России Министерству финансов Российской Федерации, Счетной палате Российской Федерации по их мотивированным запросам в электронной форме с использованием единой системы межведомственного электронного взаимодействия или информационных ресурсов, размещенных на <text:a xlink:type="simple" xlink:href="http://www.cbr.ru">официальном сайте</text:a> Банка России в информационно-телекоммуникационной сети "Интернет", с применением организационных и технических мер, сертифицированных средств криптографической защиты информации, обеспечивающих конфиденциальность информации, согласованных федеральным органом исполнительной власти в области обеспечения безопасности, путем предоставления доступа к личному кабинету, ведение которого осуществляется Банком России в установленном им порядке.</text:p>
      <text:p text:style-name="s1"/>
      <text:p text:style-name="s15"><text:bookmark text:name="anchor93"/><text:span text:style-name="s10">Статья 93.</text:span> Информация об аффилированных лицах общества</text:p>
      <text:p text:style-name="s9header">ГАРАНТ:</text:p>
      <text:p text:style-name="s9">См. <text:span text:style-name="s8">Энциклопедии</text:span>, <text:a xlink:type="simple" xlink:href="http://ivo.garant.ru/document/redirect/77531064/0">позиции высших судов</text:a> и другие <text:a xlink:type="simple" xlink:href="http://ivo.garant.ru/document/redirect/77130775/88">комментарии</text:a> к статье 88 настоящего Федерального закона</text:p>
      <text:p text:style-name="s22header">Информация об изменениях:</text:p>
      <text:p text:style-name="s22"><text:bookmark text:name="anchor82000"/><text:a xlink:type="simple" xlink:href="http://ivo.garant.ru/document/redirect/12123866/165">Федеральным законом</text:a> от 7 августа 2001 г. N 120-ФЗ в пункт 1 статьи 93 настоящего Федерального закона внесены изменения, <text:a xlink:type="simple" xlink:href="http://ivo.garant.ru/document/redirect/12123866/2">вступающие в силу</text:a> с 1 января 2002 г.</text:p>
      <text:p text:style-name="s22"><text:a xlink:type="simple" xlink:href="http://ivo.garant.ru/document/redirect/3960792/82000">См. текст пункта в предыдущей редакции</text:a></text:p>
      <text:p text:style-name="s1">1. Лицо признается <text:a xlink:type="simple" xlink:href="http://ivo.garant.ru/document/redirect/105108/4023">аффилированным</text:a> в соответствии с требованиями законодательства Российской Федерации.</text:p>
      <text:p text:style-name="s1"><text:bookmark text:name="anchor932"/>2. Аффилированные лица общества обязаны в письменной форме уведомить общество о принадлежащих им акциях общества с указанием их количества и категорий (типов) не позднее 10 дней с даты приобретения акций.</text:p>
      <text:p text:style-name="s1"><text:bookmark text:name="anchor933"/>3. В случае, если в результате непредставления по вине аффилированного лица указанной информации или несвоевременного ее представления обществу причинен имущественный ущерб, аффилированное лицо несет перед обществом ответственность в размере причиненного ущерба.</text:p>
      <text:p text:style-name="s1"><text:bookmark text:name="anchor934"/>4. Общество обязано вести учет его аффилированных лиц и представлять отчетность о них в соответствии с требованиями законодательства Российской Федерации.</text:p>
      <text:p text:style-name="s1"/>
      <text:p text:style-name="s22header">Информация об изменениях:</text:p>
      <text:p text:style-name="s22"><text:bookmark text:name="anchor9310"/><text:a xlink:type="simple" xlink:href="http://ivo.garant.ru/document/redirect/71109716/3068">Федеральным законом</text:a> от 29 июня 2015 г. N 210-ФЗ глава XIII настоящего Федерального закона дополнена статьей 93.1</text:p>
      <text:p text:style-name="s15"><text:span text:style-name="s10">Статья 93.1.</text:span> Уведомление общества о намерении обратиться в суд с требованиями к обществу или иным лицам</text:p>
      <text:p text:style-name="s9header">ГАРАНТ:</text:p>
      <text:p text:style-name="s9">См. <text:span text:style-name="s8">Энциклопедии</text:span> и другие <text:a xlink:type="simple" xlink:href="http://ivo.garant.ru/document/redirect/77130775/9310">комментарии</text:a> к статье 93.1 настоящего Федерального закона</text:p>
      <text:p text:style-name="s1"><text:bookmark text:name="anchor9311"/>1. Акционер, оспаривающий решение общего собрания акционеров общества, а также акционер или член совета директоров (наблюдательного совета) общества, требующие возмещения причиненных обществу убытков либо признания сделки общества недействительной или применения последствий недействительности сделки, должны заблаговременно уведомить других акционеров общества о намерении обратиться с соответствующим иском в суд путем направления в общество уведомления в письменной форме, которое должно поступить в общество не менее чем за пять дней до дня обращения в суд. Уведомление должно содержать наименование общества, наименование (имя) лица, которое намерено обратиться с иском, требование такого лица, краткое описание обстоятельств, на которых основаны исковые требования, наименование суда, в который такое лицо намерено обратиться с иском. К уведомлению могут прилагаться документы, содержащие информацию, имеющую отношение к делу.</text:p>
      <text:p text:style-name="s1"><text:bookmark text:name="anchor93112"/>В случае, если зарегистрированным в реестре акционеров общества лицом является номинальный держатель акций, уведомление, указанное в настоящем пункте, и все прилагаемые к нему документы предоставляются в соответствии с правилами <text:a xlink:type="simple" xlink:href="http://ivo.garant.ru/document/redirect/10106464/7000">законодательства</text:a> Российской Федерации о ценных бумагах для предоставления информации и материалов лицам, осуществляющим права по ценным бумагам. Указанное уведомление и все прилагаемые к нему документы предоставляются не позднее трех дней со дня получения подтверждения о принятии судом к производству соответствующего иска.</text:p>
      <text:p text:style-name="s22header">Информация об изменениях:</text:p>
      <text:p text:style-name="s22"><text:bookmark text:name="anchor9312"/>Пункт 2 изменен с 1 марта 2025 г. - <text:a xlink:type="simple" xlink:href="http://ivo.garant.ru/document/redirect/409495209/164">Федеральный закон</text:a> от 8 августа 2024 г. N 287-ФЗ</text:p>
      <text:p text:style-name="s22"><text:a xlink:type="simple" xlink:href="http://ivo.garant.ru/document/redirect/76839264/9312">См. предыдущую редакцию</text:a></text:p>
      <text:p text:style-name="s1">2. Непубличное общество не позднее трех дней со дня получения подтверждения о принятии судом к производству иска, указанного в <text:a xlink:type="simple" xlink:href="#anchor9311">пункте 1</text:a> настоящей статьи, обязано довести до сведения акционеров общества, зарегистрированных в реестре акционеров общества, полученные уведомление, указанное в пункте 1 настоящей статьи, и прилагаемые к нему документы в порядке, предусмотренном для сообщения о проведении заседания или заочного голосования для принятия решений общим собранием акционеров, если иной порядок не предусмотрен уставом непубличного общества.</text:p>
      <text:p text:style-name="s1"><text:bookmark text:name="anchor9313"/>3. Публичное общество не позднее трех дней со дня получения подтверждения о принятии судом к производству иска, указанного в <text:a xlink:type="simple" xlink:href="#anchor9311">пункте 1</text:a> настоящей статьи, если более короткий срок не предусмотрен уставом общества, обязано разместить уведомление, указанное в пункте 1 настоящей статьи, и все прилагаемые к нему документы на сайте в информационно-телекоммуникационной сети "Интернет", используемом обществом для раскрытия информации, а также раскрыть информацию о принятии судом указанного иска к производству в порядке, установленном <text:a xlink:type="simple" xlink:href="http://ivo.garant.ru/document/redirect/10106464/30140">законодательством</text:a> Российской Федерации о ценных бумагах для раскрытия сообщений о существенных фактах.</text:p>
      <text:p text:style-name="s1"/>
      <text:h text:outline-level="1" text:style-name="s3"><text:bookmark text:name="anchor1400"/>Глава XIV. Заключительные положения</text:h>
      <text:p text:style-name="s1"/>
      <text:p text:style-name="s15"><text:bookmark text:name="anchor94"/><text:span text:style-name="s10">Статья 94.</text:span> Введение в действие настоящего Федерального закона</text:p>
      <text:p text:style-name="s9header">ГАРАНТ:</text:p>
      <text:p text:style-name="s9">См. <text:a xlink:type="simple" xlink:href="http://ivo.garant.ru/document/redirect/77130775/94">комментарии</text:a> к статье 94 настоящего Федерального закона</text:p>
      <text:p text:style-name="s1"><text:bookmark text:name="anchor83000"/>1. Настоящий Федеральный закон вводится в действие с 1 января 1996 года.</text:p>
      <text:p text:style-name="s1"><text:bookmark text:name="anchor9402"/>2. С момента введения в действие настоящего Федерального закона правовые акты, действующие на территории Российской Федерации, до приведения их в соответствие с настоящим Федеральным законом применяются в части, не противоречащей настоящему Федеральному закону.</text:p>
      <text:p text:style-name="s22header">Информация об изменениях:</text:p>
      <text:p text:style-name="s22"><text:bookmark text:name="anchor943"/>Пункт 3 изменен с 2 июля 2021 г. - <text:a xlink:type="simple" xlink:href="http://ivo.garant.ru/document/redirect/401422444/100">Федеральный закон</text:a> от 2 июля 2021 г. N 351-ФЗ</text:p>
      <text:p text:style-name="s22"><text:a xlink:type="simple" xlink:href="http://ivo.garant.ru/document/redirect/77311754/943">См. предыдущую редакцию</text:a></text:p>
      <text:p text:style-name="s1">3. Учредительные документы обществ, не соответствующие нормам настоящего Федерального закона, с момента введения в действие настоящего Федерального закона применяются в части, не противоречащей указанным нормам.</text:p>
      <text:p text:style-name="s1"><text:bookmark text:name="anchor9432"/>Абзац второй <text:a xlink:type="simple" xlink:href="http://ivo.garant.ru/document/redirect/12123866/1666">исключен</text:a> с 1 января 2002 г.</text:p>
      <text:p text:style-name="s22header">Информация об изменениях:</text:p>
      <text:p text:style-name="s22">См. текст <text:a xlink:type="simple" xlink:href="http://ivo.garant.ru/document/redirect/3960792/9403">абзаца второго пункта 3 статьи 94</text:a></text:p>
      <text:p text:style-name="s1"><text:bookmark text:name="anchor94302"/>От имени Российской Федерации, субъектов Российской Федерации, муниципальных образований права акционеров в отношении акционерных обществ, акции которых находятся в собственности указанных публичных образований, осуществляют соответствующие комитеты по управлению имуществом, фонды имущества либо иные уполномоченные <text:span text:style-name="s8">государственные органы</text:span>, органы публичной власти федеральной территории или органы местного самоуправления, за исключением случаев, когда акции указанных акционерных обществ принадлежат на праве хозяйственного ведения либо оперативного управления унитарным предприятиям, учреждениям, переданы в доверительное управление, а также когда управление акциями указанных акционерных обществ в соответствии с федеральными законами осуществляется <text:span text:style-name="s8">государственными корпорациями</text:span>.</text:p>
      <text:p text:style-name="s1"><text:bookmark text:name="anchor9404"/>4. <text:a xlink:type="simple" xlink:href="http://ivo.garant.ru/document/redirect/71109716/3069">Утратил силу</text:a>.</text:p>
      <text:p text:style-name="s22header">Информация об изменениях:</text:p>
      <text:p text:style-name="s22">См. текст <text:a xlink:type="simple" xlink:href="http://ivo.garant.ru/document/redirect/57401788/9404">пункта 4 статьи 94</text:a></text:p>
      <text:p text:style-name="s1"><text:bookmark text:name="anchor9405"/>5. Впредь до введения в действие соответствующих федеральных законов перечисленные в <text:a xlink:type="simple" xlink:href="#anchor104">пункте 4 статьи 1</text:a> настоящего Федерального закона общества действуют на основании правовых актов Российской Федерации, принятых до введения в действие настоящего Федерального закона.</text:p>
      <text:p text:style-name="s1"><text:bookmark text:name="anchor84000"/>6. Предложить Президенту Российской Федерации в срок до 1 марта 1996 года привести в соответствие с настоящим Федеральным законом изданные им правовые акты.</text:p>
      <text:p text:style-name="s1"><text:bookmark text:name="anchor85000"/>7. Поручить Правительству Российской Федерации в срок до 1 марта 1996 года:</text:p>
      <text:p text:style-name="s1">привести в соответствие с настоящим Федеральным законом изданные им правовые акты;</text:p>
      <text:p text:style-name="s1">принять правовые акты, обеспечивающие реализацию настоящего Федерального закона.</text:p>
      <text:p text:style-name="s1"/>
      <table:table table:name="10206" table:style-name="10206">
        <table:table-column table:style-name="6804"/>
        <table:table-column table:style-name="3402"/>
        <table:table-row>
          <table:table-cell>
            <text:p text:style-name="s16_fi0">Президент Российской Федерации</text:p>
          </table:table-cell>
          <table:table-cell>
            <text:p text:style-name="s1_right_fi0">Б. Ельцин</text:p>
          </table:table-cell>
        </table:table-row>
      </table:table>
      <text:p text:style-name="s1"/>
      <text:p text:style-name="s16_fi0">Москва, Кремль</text:p>
      <text:p text:style-name="s16_fi0">26 декабря 1995 г.</text:p>
      <text:p text:style-name="s16_fi0">N 208-ФЗ</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Федеральный закон от 26 декабря 1995 г. N 208-ФЗ "Об акционерных обществах" (с изменениями и допо...</text:p>
      </style:header>
      <style:footer>
        <table:table>
          <table:table-column table:number-columns-repeated="3"/>
          <table:table-row>
            <table:table-cell>
              <text:p text:style-name="footer_left">
							<text:date style:data-style-name="date" text:fixed="true" text:date-value="2026-4-7"/>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